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8.78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8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ynchbench_epcc_20_08_20" table:style-name="ta1">
        <table:shapes>
          <draw:frame draw:z-index="0" draw:style-name="gr1" draw:text-style-name="P1" svg:width="175.63mm" svg:height="72.78mm" svg:x="246.75mm" svg:y="87.92mm">
            <loext:p draw:notify-on-update-of-ranges="synchbench_epcc_20_08_20.B10:synchbench_epcc_20_08_20.BM10 synchbench_epcc_20_08_20.A11:synchbench_epcc_20_08_20.A11 synchbench_epcc_20_08_20.B11:synchbench_epcc_20_08_20.BM11 synchbench_epcc_20_08_20.A12:synchbench_epcc_20_08_20.A12 synchbench_epcc_20_08_20.B12:synchbench_epcc_20_08_20.BM12 synchbench_epcc_20_08_20.A15:synchbench_epcc_20_08_20.A15 synchbench_epcc_20_08_20.B15:synchbench_epcc_20_08_20.BM15 synchbench_epcc_20_08_20.A16:synchbench_epcc_20_08_20.A16 synchbench_epcc_20_08_20.B16:synchbench_epcc_20_08_20.BM16 synchbench_epcc_20_08_20.A14:synchbench_epcc_20_08_20.A14 synchbench_epcc_20_08_20.B14:synchbench_epcc_20_08_20.BM14 synchbench_epcc_20_08_20.A2:synchbench_epcc_20_08_20.A2 synchbench_epcc_20_08_20.B2:synchbench_epcc_20_08_20.BM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3mm" svg:height="89.99mm" svg:x="580.51mm" svg:y="81.92mm">
            <loext:p draw:notify-on-update-of-ranges="synchbench_epcc_20_08_20.A11:synchbench_epcc_20_08_20.A11 synchbench_epcc_20_08_20.A12:synchbench_epcc_20_08_20.A12 synchbench_epcc_20_08_20.A15:synchbench_epcc_20_08_20.A15 synchbench_epcc_20_08_20.A16:synchbench_epcc_20_08_20.A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39.44mm" svg:height="80.15mm" svg:x="767.48mm" svg:y="86.36mm">
            <loext:p draw:notify-on-update-of-ranges="synchbench_epcc_20_08_20.A11:synchbench_epcc_20_08_20.A11 synchbench_epcc_20_08_20.A15:synchbench_epcc_20_08_20.A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32.3mm" svg:height="73.38mm" svg:x="921.74mm" svg:y="90.31mm">
            <loext:p draw:notify-on-update-of-ranges="synchbench_epcc_20_08_20.A12:synchbench_epcc_20_08_20.A12 synchbench_epcc_20_08_20.A16:synchbench_epcc_20_08_20.A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63.47mm" svg:height="171.94mm" svg:x="235.03mm" svg:y="180.62mm">
            <loext:p draw:notify-on-update-of-ranges="synchbench_epcc_20_08_20.C1:synchbench_epcc_20_08_20.BM1 synchbench_epcc_20_08_20.A2:synchbench_epcc_20_08_20.A2 synchbench_epcc_20_08_20.C2:synchbench_epcc_20_08_20.BM2 synchbench_epcc_20_08_20.A3:synchbench_epcc_20_08_20.A3 synchbench_epcc_20_08_20.C3:synchbench_epcc_20_08_20.BM3 synchbench_epcc_20_08_20.A4:synchbench_epcc_20_08_20.A4 synchbench_epcc_20_08_20.C4:synchbench_epcc_20_08_20.BM4 synchbench_epcc_20_08_20.A5:synchbench_epcc_20_08_20.A5 synchbench_epcc_20_08_20.C5:synchbench_epcc_20_08_20.BM5 synchbench_epcc_20_08_20.A6:synchbench_epcc_20_08_20.A6 synchbench_epcc_20_08_20.C6:synchbench_epcc_20_08_20.BM6 synchbench_epcc_20_08_20.A7:synchbench_epcc_20_08_20.A7 synchbench_epcc_20_08_20.C7:synchbench_epcc_20_08_20.BM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0mm" svg:height="89.96mm" svg:x="512.2mm" svg:y="189.66mm">
            <loext:p draw:notify-on-update-of-ranges="synchbench_epcc_20_08_20.B10:synchbench_epcc_20_08_20.BM10 synchbench_epcc_20_08_20.A12:synchbench_epcc_20_08_20.A12 synchbench_epcc_20_08_20.B12:synchbench_epcc_20_08_20.BM12 synchbench_epcc_20_08_20.A13:synchbench_epcc_20_08_20.A13 synchbench_epcc_20_08_20.B13:synchbench_epcc_20_08_20.BM13 synchbench_epcc_20_08_20.A14:synchbench_epcc_20_08_20.A14 synchbench_epcc_20_08_20.B14:synchbench_epcc_20_08_20.BM1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8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OMP n thre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ARRIER overhead</text:p>
          </table:table-cell>
          <table:table-cell office:value-type="float" office:value="0.146542" calcext:value-type="float">
            <text:p>0,146542</text:p>
          </table:table-cell>
          <table:table-cell office:value-type="float" office:value="0.185303" calcext:value-type="float">
            <text:p>0,185303</text:p>
          </table:table-cell>
          <table:table-cell office:value-type="float" office:value="0.184716" calcext:value-type="float">
            <text:p>0,184716</text:p>
          </table:table-cell>
          <table:table-cell office:value-type="float" office:value="0.195884" calcext:value-type="float">
            <text:p>0,195884</text:p>
          </table:table-cell>
          <table:table-cell office:value-type="float" office:value="0.336348" calcext:value-type="float">
            <text:p>0,336348</text:p>
          </table:table-cell>
          <table:table-cell office:value-type="float" office:value="0.401563" calcext:value-type="float">
            <text:p>0,401563</text:p>
          </table:table-cell>
          <table:table-cell office:value-type="float" office:value="0.425834" calcext:value-type="float">
            <text:p>0,425834</text:p>
          </table:table-cell>
          <table:table-cell office:value-type="float" office:value="0.429058" calcext:value-type="float">
            <text:p>0,429058</text:p>
          </table:table-cell>
          <table:table-cell office:value-type="float" office:value="0.516772" calcext:value-type="float">
            <text:p>0,516772</text:p>
          </table:table-cell>
          <table:table-cell office:value-type="float" office:value="0.52807" calcext:value-type="float">
            <text:p>0,52807</text:p>
          </table:table-cell>
          <table:table-cell office:value-type="float" office:value="0.554144" calcext:value-type="float">
            <text:p>0,554144</text:p>
          </table:table-cell>
          <table:table-cell office:value-type="float" office:value="0.561206" calcext:value-type="float">
            <text:p>0,561206</text:p>
          </table:table-cell>
          <table:table-cell office:value-type="float" office:value="0.663812" calcext:value-type="float">
            <text:p>0,663812</text:p>
          </table:table-cell>
          <table:table-cell office:value-type="float" office:value="0.651886" calcext:value-type="float">
            <text:p>0,651886</text:p>
          </table:table-cell>
          <table:table-cell office:value-type="float" office:value="0.659965" calcext:value-type="float">
            <text:p>0,659965</text:p>
          </table:table-cell>
          <table:table-cell office:value-type="float" office:value="0.671125" calcext:value-type="float">
            <text:p>0,671125</text:p>
          </table:table-cell>
          <table:table-cell office:value-type="float" office:value="0.766826" calcext:value-type="float">
            <text:p>0,766826</text:p>
          </table:table-cell>
          <table:table-cell office:value-type="float" office:value="0.767243" calcext:value-type="float">
            <text:p>0,767243</text:p>
          </table:table-cell>
          <table:table-cell office:value-type="float" office:value="0.77339" calcext:value-type="float">
            <text:p>0,77339</text:p>
          </table:table-cell>
          <table:table-cell office:value-type="float" office:value="0.792647" calcext:value-type="float">
            <text:p>0,792647</text:p>
          </table:table-cell>
          <table:table-cell office:value-type="float" office:value="0.880375" calcext:value-type="float">
            <text:p>0,880375</text:p>
          </table:table-cell>
          <table:table-cell office:value-type="float" office:value="0.885019" calcext:value-type="float">
            <text:p>0,885019</text:p>
          </table:table-cell>
          <table:table-cell office:value-type="float" office:value="0.893305" calcext:value-type="float">
            <text:p>0,893305</text:p>
          </table:table-cell>
          <table:table-cell office:value-type="float" office:value="0.928086" calcext:value-type="float">
            <text:p>0,928086</text:p>
          </table:table-cell>
          <table:table-cell office:value-type="float" office:value="1.014668" calcext:value-type="float">
            <text:p>1,014668</text:p>
          </table:table-cell>
          <table:table-cell office:value-type="float" office:value="1.007592" calcext:value-type="float">
            <text:p>1,007592</text:p>
          </table:table-cell>
          <table:table-cell office:value-type="float" office:value="1.013714" calcext:value-type="float">
            <text:p>1,013714</text:p>
          </table:table-cell>
          <table:table-cell office:value-type="float" office:value="1.034315" calcext:value-type="float">
            <text:p>1,034315</text:p>
          </table:table-cell>
          <table:table-cell office:value-type="float" office:value="1.139963" calcext:value-type="float">
            <text:p>1,139963</text:p>
          </table:table-cell>
          <table:table-cell office:value-type="float" office:value="1.129009" calcext:value-type="float">
            <text:p>1,129009</text:p>
          </table:table-cell>
          <table:table-cell office:value-type="float" office:value="1.132232" calcext:value-type="float">
            <text:p>1,132232</text:p>
          </table:table-cell>
          <table:table-cell office:value-type="float" office:value="1.158416" calcext:value-type="float">
            <text:p>1,158416</text:p>
          </table:table-cell>
          <table:table-cell office:value-type="float" office:value="1.326007" calcext:value-type="float">
            <text:p>1,326007</text:p>
          </table:table-cell>
          <table:table-cell office:value-type="float" office:value="1.304682" calcext:value-type="float">
            <text:p>1,304682</text:p>
          </table:table-cell>
          <table:table-cell office:value-type="float" office:value="1.309308" calcext:value-type="float">
            <text:p>1,309308</text:p>
          </table:table-cell>
          <table:table-cell office:value-type="float" office:value="1.319647" calcext:value-type="float">
            <text:p>1,319647</text:p>
          </table:table-cell>
          <table:table-cell office:value-type="float" office:value="1.456576" calcext:value-type="float">
            <text:p>1,456576</text:p>
          </table:table-cell>
          <table:table-cell office:value-type="float" office:value="1.43748" calcext:value-type="float">
            <text:p>1,43748</text:p>
          </table:table-cell>
          <table:table-cell office:value-type="float" office:value="1.439562" calcext:value-type="float">
            <text:p>1,439562</text:p>
          </table:table-cell>
          <table:table-cell office:value-type="float" office:value="1.453193" calcext:value-type="float">
            <text:p>1,453193</text:p>
          </table:table-cell>
          <table:table-cell office:value-type="float" office:value="1.56482" calcext:value-type="float">
            <text:p>1,56482</text:p>
          </table:table-cell>
          <table:table-cell office:value-type="float" office:value="1.554211" calcext:value-type="float">
            <text:p>1,554211</text:p>
          </table:table-cell>
          <table:table-cell office:value-type="float" office:value="1.556647" calcext:value-type="float">
            <text:p>1,556647</text:p>
          </table:table-cell>
          <table:table-cell office:value-type="float" office:value="1.56724" calcext:value-type="float">
            <text:p>1,56724</text:p>
          </table:table-cell>
          <table:table-cell office:value-type="float" office:value="1.678645" calcext:value-type="float">
            <text:p>1,678645</text:p>
          </table:table-cell>
          <table:table-cell office:value-type="float" office:value="1.668852" calcext:value-type="float">
            <text:p>1,668852</text:p>
          </table:table-cell>
          <table:table-cell office:value-type="float" office:value="1.671497" calcext:value-type="float">
            <text:p>1,671497</text:p>
          </table:table-cell>
          <table:table-cell office:value-type="float" office:value="1.679514" calcext:value-type="float">
            <text:p>1,679514</text:p>
          </table:table-cell>
          <table:table-cell office:value-type="float" office:value="1.809098" calcext:value-type="float">
            <text:p>1,809098</text:p>
          </table:table-cell>
          <table:table-cell office:value-type="float" office:value="1.790587" calcext:value-type="float">
            <text:p>1,790587</text:p>
          </table:table-cell>
          <table:table-cell office:value-type="float" office:value="1.79517" calcext:value-type="float">
            <text:p>1,79517</text:p>
          </table:table-cell>
          <table:table-cell office:value-type="float" office:value="1.808866" calcext:value-type="float">
            <text:p>1,808866</text:p>
          </table:table-cell>
          <table:table-cell office:value-type="float" office:value="1.928513" calcext:value-type="float">
            <text:p>1,928513</text:p>
          </table:table-cell>
          <table:table-cell office:value-type="float" office:value="1.906219" calcext:value-type="float">
            <text:p>1,906219</text:p>
          </table:table-cell>
          <table:table-cell office:value-type="float" office:value="1.907728" calcext:value-type="float">
            <text:p>1,907728</text:p>
          </table:table-cell>
          <table:table-cell office:value-type="float" office:value="1.914687" calcext:value-type="float">
            <text:p>1,914687</text:p>
          </table:table-cell>
          <table:table-cell office:value-type="float" office:value="2.035029" calcext:value-type="float">
            <text:p>2,035029</text:p>
          </table:table-cell>
          <table:table-cell office:value-type="float" office:value="2.020053" calcext:value-type="float">
            <text:p>2,020053</text:p>
          </table:table-cell>
          <table:table-cell office:value-type="float" office:value="2.022694" calcext:value-type="float">
            <text:p>2,022694</text:p>
          </table:table-cell>
          <table:table-cell office:value-type="float" office:value="2.040876" calcext:value-type="float">
            <text:p>2,040876</text:p>
          </table:table-cell>
          <table:table-cell office:value-type="float" office:value="2.149161" calcext:value-type="float">
            <text:p>2,149161</text:p>
          </table:table-cell>
          <table:table-cell office:value-type="float" office:value="2.136764" calcext:value-type="float">
            <text:p>2,136764</text:p>
          </table:table-cell>
          <table:table-cell office:value-type="float" office:value="2.14152" calcext:value-type="float">
            <text:p>2,14152</text:p>
          </table:table-cell>
          <table:table-cell office:value-type="float" office:value="2.143004" calcext:value-type="float">
            <text:p>2,143004</text:p>
          </table:table-cell>
        </table:table-row>
        <table:table-row table:style-name="ro1">
          <table:table-cell office:value-type="string" calcext:value-type="string">
            <text:p>CENTRALIZED BARRIER overhead</text:p>
          </table:table-cell>
          <table:table-cell office:value-type="float" office:value="-0.001126" calcext:value-type="float">
            <text:p>-0,001126</text:p>
          </table:table-cell>
          <table:table-cell office:value-type="float" office:value="0.071858" calcext:value-type="float">
            <text:p>0,071858</text:p>
          </table:table-cell>
          <table:table-cell office:value-type="float" office:value="0.144672" calcext:value-type="float">
            <text:p>0,144672</text:p>
          </table:table-cell>
          <table:table-cell office:value-type="float" office:value="0.174551" calcext:value-type="float">
            <text:p>0,174551</text:p>
          </table:table-cell>
          <table:table-cell office:value-type="float" office:value="0.337902" calcext:value-type="float">
            <text:p>0,337902</text:p>
          </table:table-cell>
          <table:table-cell office:value-type="float" office:value="0.37382" calcext:value-type="float">
            <text:p>0,37382</text:p>
          </table:table-cell>
          <table:table-cell office:value-type="float" office:value="0.421911" calcext:value-type="float">
            <text:p>0,421911</text:p>
          </table:table-cell>
          <table:table-cell office:value-type="float" office:value="0.456864" calcext:value-type="float">
            <text:p>0,456864</text:p>
          </table:table-cell>
          <table:table-cell office:value-type="float" office:value="0.50808" calcext:value-type="float">
            <text:p>0,50808</text:p>
          </table:table-cell>
          <table:table-cell office:value-type="float" office:value="0.530312" calcext:value-type="float">
            <text:p>0,530312</text:p>
          </table:table-cell>
          <table:table-cell office:value-type="float" office:value="0.542886" calcext:value-type="float">
            <text:p>0,542886</text:p>
          </table:table-cell>
          <table:table-cell office:value-type="float" office:value="0.55926" calcext:value-type="float">
            <text:p>0,55926</text:p>
          </table:table-cell>
          <table:table-cell office:value-type="float" office:value="0.652958" calcext:value-type="float">
            <text:p>0,652958</text:p>
          </table:table-cell>
          <table:table-cell office:value-type="float" office:value="0.644358" calcext:value-type="float">
            <text:p>0,644358</text:p>
          </table:table-cell>
          <table:table-cell office:value-type="float" office:value="0.652937" calcext:value-type="float">
            <text:p>0,652937</text:p>
          </table:table-cell>
          <table:table-cell office:value-type="float" office:value="0.670395" calcext:value-type="float">
            <text:p>0,670395</text:p>
          </table:table-cell>
          <table:table-cell office:value-type="float" office:value="0.762827" calcext:value-type="float">
            <text:p>0,762827</text:p>
          </table:table-cell>
          <table:table-cell office:value-type="float" office:value="0.762765" calcext:value-type="float">
            <text:p>0,762765</text:p>
          </table:table-cell>
          <table:table-cell office:value-type="float" office:value="0.77277" calcext:value-type="float">
            <text:p>0,77277</text:p>
          </table:table-cell>
          <table:table-cell office:value-type="float" office:value="0.794849" calcext:value-type="float">
            <text:p>0,794849</text:p>
          </table:table-cell>
          <table:table-cell office:value-type="float" office:value="0.878361" calcext:value-type="float">
            <text:p>0,878361</text:p>
          </table:table-cell>
          <table:table-cell office:value-type="float" office:value="0.88843" calcext:value-type="float">
            <text:p>0,88843</text:p>
          </table:table-cell>
          <table:table-cell office:value-type="float" office:value="0.895089" calcext:value-type="float">
            <text:p>0,895089</text:p>
          </table:table-cell>
          <table:table-cell office:value-type="float" office:value="0.918812" calcext:value-type="float">
            <text:p>0,918812</text:p>
          </table:table-cell>
          <table:table-cell office:value-type="float" office:value="1.004441" calcext:value-type="float">
            <text:p>1,004441</text:p>
          </table:table-cell>
          <table:table-cell office:value-type="float" office:value="1.014644" calcext:value-type="float">
            <text:p>1,014644</text:p>
          </table:table-cell>
          <table:table-cell office:value-type="float" office:value="1.018488" calcext:value-type="float">
            <text:p>1,018488</text:p>
          </table:table-cell>
          <table:table-cell office:value-type="float" office:value="1.044436" calcext:value-type="float">
            <text:p>1,044436</text:p>
          </table:table-cell>
          <table:table-cell office:value-type="float" office:value="1.127525" calcext:value-type="float">
            <text:p>1,127525</text:p>
          </table:table-cell>
          <table:table-cell office:value-type="float" office:value="1.138206" calcext:value-type="float">
            <text:p>1,138206</text:p>
          </table:table-cell>
          <table:table-cell office:value-type="float" office:value="1.13798" calcext:value-type="float">
            <text:p>1,13798</text:p>
          </table:table-cell>
          <table:table-cell office:value-type="float" office:value="1.158284" calcext:value-type="float">
            <text:p>1,158284</text:p>
          </table:table-cell>
          <table:table-cell office:value-type="float" office:value="1.284654" calcext:value-type="float">
            <text:p>1,284654</text:p>
          </table:table-cell>
          <table:table-cell office:value-type="float" office:value="1.29775" calcext:value-type="float">
            <text:p>1,29775</text:p>
          </table:table-cell>
          <table:table-cell office:value-type="float" office:value="1.314691" calcext:value-type="float">
            <text:p>1,314691</text:p>
          </table:table-cell>
          <table:table-cell office:value-type="float" office:value="1.32786" calcext:value-type="float">
            <text:p>1,32786</text:p>
          </table:table-cell>
          <table:table-cell office:value-type="float" office:value="1.448459" calcext:value-type="float">
            <text:p>1,448459</text:p>
          </table:table-cell>
          <table:table-cell office:value-type="float" office:value="1.457647" calcext:value-type="float">
            <text:p>1,457647</text:p>
          </table:table-cell>
          <table:table-cell office:value-type="float" office:value="1.45567" calcext:value-type="float">
            <text:p>1,45567</text:p>
          </table:table-cell>
          <table:table-cell office:value-type="float" office:value="1.484591" calcext:value-type="float">
            <text:p>1,484591</text:p>
          </table:table-cell>
          <table:table-cell office:value-type="float" office:value="1.569323" calcext:value-type="float">
            <text:p>1,569323</text:p>
          </table:table-cell>
          <table:table-cell office:value-type="float" office:value="1.590077" calcext:value-type="float">
            <text:p>1,590077</text:p>
          </table:table-cell>
          <table:table-cell office:value-type="float" office:value="1.595867" calcext:value-type="float">
            <text:p>1,595867</text:p>
          </table:table-cell>
          <table:table-cell office:value-type="float" office:value="1.610983" calcext:value-type="float">
            <text:p>1,610983</text:p>
          </table:table-cell>
          <table:table-cell office:value-type="float" office:value="1.70072" calcext:value-type="float">
            <text:p>1,70072</text:p>
          </table:table-cell>
          <table:table-cell office:value-type="float" office:value="1.718132" calcext:value-type="float">
            <text:p>1,718132</text:p>
          </table:table-cell>
          <table:table-cell office:value-type="float" office:value="1.717746" calcext:value-type="float">
            <text:p>1,717746</text:p>
          </table:table-cell>
          <table:table-cell office:value-type="float" office:value="1.724418" calcext:value-type="float">
            <text:p>1,724418</text:p>
          </table:table-cell>
          <table:table-cell office:value-type="float" office:value="1.823406" calcext:value-type="float">
            <text:p>1,823406</text:p>
          </table:table-cell>
          <table:table-cell office:value-type="float" office:value="1.84295" calcext:value-type="float">
            <text:p>1,84295</text:p>
          </table:table-cell>
          <table:table-cell office:value-type="float" office:value="1.853271" calcext:value-type="float">
            <text:p>1,853271</text:p>
          </table:table-cell>
          <table:table-cell office:value-type="float" office:value="1.867528" calcext:value-type="float">
            <text:p>1,867528</text:p>
          </table:table-cell>
          <table:table-cell office:value-type="float" office:value="1.959613" calcext:value-type="float">
            <text:p>1,959613</text:p>
          </table:table-cell>
          <table:table-cell office:value-type="float" office:value="1.985103" calcext:value-type="float">
            <text:p>1,985103</text:p>
          </table:table-cell>
          <table:table-cell office:value-type="float" office:value="1.98274" calcext:value-type="float">
            <text:p>1,98274</text:p>
          </table:table-cell>
          <table:table-cell office:value-type="float" office:value="1.995782" calcext:value-type="float">
            <text:p>1,995782</text:p>
          </table:table-cell>
          <table:table-cell office:value-type="float" office:value="2.082916" calcext:value-type="float">
            <text:p>2,082916</text:p>
          </table:table-cell>
          <table:table-cell office:value-type="float" office:value="2.109986" calcext:value-type="float">
            <text:p>2,109986</text:p>
          </table:table-cell>
          <table:table-cell office:value-type="float" office:value="2.106288" calcext:value-type="float">
            <text:p>2,106288</text:p>
          </table:table-cell>
          <table:table-cell office:value-type="float" office:value="2.113799" calcext:value-type="float">
            <text:p>2,113799</text:p>
          </table:table-cell>
          <table:table-cell office:value-type="float" office:value="2.205765" calcext:value-type="float">
            <text:p>2,205765</text:p>
          </table:table-cell>
          <table:table-cell office:value-type="float" office:value="2.232729" calcext:value-type="float">
            <text:p>2,232729</text:p>
          </table:table-cell>
          <table:table-cell office:value-type="float" office:value="2.233056" calcext:value-type="float">
            <text:p>2,233056</text:p>
          </table:table-cell>
          <table:table-cell office:value-type="float" office:value="2.236432" calcext:value-type="float">
            <text:p>2,236432</text:p>
          </table:table-cell>
        </table:table-row>
        <table:table-row table:style-name="ro1">
          <table:table-cell office:value-type="string" calcext:value-type="string">
            <text:p>COMBINING TREE BARRIER overhead</text:p>
          </table:table-cell>
          <table:table-cell office:value-type="float" office:value="-0.000218" calcext:value-type="float">
            <text:p>-0,000218</text:p>
          </table:table-cell>
          <table:table-cell office:value-type="float" office:value="0.067004" calcext:value-type="float">
            <text:p>0,067004</text:p>
          </table:table-cell>
          <table:table-cell office:value-type="float" office:value="0.121486" calcext:value-type="float">
            <text:p>0,121486</text:p>
          </table:table-cell>
          <table:table-cell office:value-type="float" office:value="0.158823" calcext:value-type="float">
            <text:p>0,158823</text:p>
          </table:table-cell>
          <table:table-cell office:value-type="float" office:value="0.404998" calcext:value-type="float">
            <text:p>0,404998</text:p>
          </table:table-cell>
          <table:table-cell office:value-type="float" office:value="0.456609" calcext:value-type="float">
            <text:p>0,456609</text:p>
          </table:table-cell>
          <table:table-cell office:value-type="float" office:value="0.653601" calcext:value-type="float">
            <text:p>0,653601</text:p>
          </table:table-cell>
          <table:table-cell office:value-type="float" office:value="0.682783" calcext:value-type="float">
            <text:p>0,682783</text:p>
          </table:table-cell>
          <table:table-cell office:value-type="float" office:value="0.592446" calcext:value-type="float">
            <text:p>0,592446</text:p>
          </table:table-cell>
          <table:table-cell office:value-type="float" office:value="0.581756" calcext:value-type="float">
            <text:p>0,581756</text:p>
          </table:table-cell>
          <table:table-cell office:value-type="float" office:value="0.696962" calcext:value-type="float">
            <text:p>0,696962</text:p>
          </table:table-cell>
          <table:table-cell office:value-type="float" office:value="0.723489" calcext:value-type="float">
            <text:p>0,723489</text:p>
          </table:table-cell>
          <table:table-cell office:value-type="float" office:value="0.858251" calcext:value-type="float">
            <text:p>0,858251</text:p>
          </table:table-cell>
          <table:table-cell office:value-type="float" office:value="0.882356" calcext:value-type="float">
            <text:p>0,882356</text:p>
          </table:table-cell>
          <table:table-cell office:value-type="float" office:value="0.960442" calcext:value-type="float">
            <text:p>0,960442</text:p>
          </table:table-cell>
          <table:table-cell office:value-type="float" office:value="0.966839" calcext:value-type="float">
            <text:p>0,966839</text:p>
          </table:table-cell>
          <table:table-cell office:value-type="float" office:value="0.849853" calcext:value-type="float">
            <text:p>0,849853</text:p>
          </table:table-cell>
          <table:table-cell office:value-type="float" office:value="0.835471" calcext:value-type="float">
            <text:p>0,835471</text:p>
          </table:table-cell>
          <table:table-cell office:value-type="float" office:value="0.847961" calcext:value-type="float">
            <text:p>0,847961</text:p>
          </table:table-cell>
          <table:table-cell office:value-type="float" office:value="0.845453" calcext:value-type="float">
            <text:p>0,845453</text:p>
          </table:table-cell>
          <table:table-cell office:value-type="float" office:value="0.955816" calcext:value-type="float">
            <text:p>0,955816</text:p>
          </table:table-cell>
          <table:table-cell office:value-type="float" office:value="0.987772" calcext:value-type="float">
            <text:p>0,987772</text:p>
          </table:table-cell>
          <table:table-cell office:value-type="float" office:value="1.046916" calcext:value-type="float">
            <text:p>1,046916</text:p>
          </table:table-cell>
          <table:table-cell office:value-type="float" office:value="1.063313" calcext:value-type="float">
            <text:p>1,063313</text:p>
          </table:table-cell>
          <table:table-cell office:value-type="float" office:value="1.154738" calcext:value-type="float">
            <text:p>1,154738</text:p>
          </table:table-cell>
          <table:table-cell office:value-type="float" office:value="1.131957" calcext:value-type="float">
            <text:p>1,131957</text:p>
          </table:table-cell>
          <table:table-cell office:value-type="float" office:value="1.1913" calcext:value-type="float">
            <text:p>1,1913</text:p>
          </table:table-cell>
          <table:table-cell office:value-type="float" office:value="1.198675" calcext:value-type="float">
            <text:p>1,198675</text:p>
          </table:table-cell>
          <table:table-cell office:value-type="float" office:value="1.293137" calcext:value-type="float">
            <text:p>1,293137</text:p>
          </table:table-cell>
          <table:table-cell office:value-type="float" office:value="1.316425" calcext:value-type="float">
            <text:p>1,316425</text:p>
          </table:table-cell>
          <table:table-cell office:value-type="float" office:value="1.336817" calcext:value-type="float">
            <text:p>1,336817</text:p>
          </table:table-cell>
          <table:table-cell office:value-type="float" office:value="1.344194" calcext:value-type="float">
            <text:p>1,344194</text:p>
          </table:table-cell>
          <table:table-cell office:value-type="float" office:value="1.293789" calcext:value-type="float">
            <text:p>1,293789</text:p>
          </table:table-cell>
          <table:table-cell office:value-type="float" office:value="1.235553" calcext:value-type="float">
            <text:p>1,235553</text:p>
          </table:table-cell>
          <table:table-cell office:value-type="float" office:value="1.291631" calcext:value-type="float">
            <text:p>1,291631</text:p>
          </table:table-cell>
          <table:table-cell office:value-type="float" office:value="1.272282" calcext:value-type="float">
            <text:p>1,272282</text:p>
          </table:table-cell>
          <table:table-cell office:value-type="float" office:value="1.301572" calcext:value-type="float">
            <text:p>1,301572</text:p>
          </table:table-cell>
          <table:table-cell office:value-type="float" office:value="1.324009" calcext:value-type="float">
            <text:p>1,324009</text:p>
          </table:table-cell>
          <table:table-cell office:value-type="float" office:value="1.352486" calcext:value-type="float">
            <text:p>1,352486</text:p>
          </table:table-cell>
          <table:table-cell office:value-type="float" office:value="1.324406" calcext:value-type="float">
            <text:p>1,324406</text:p>
          </table:table-cell>
          <table:table-cell office:value-type="float" office:value="1.405691" calcext:value-type="float">
            <text:p>1,405691</text:p>
          </table:table-cell>
          <table:table-cell office:value-type="float" office:value="1.385164" calcext:value-type="float">
            <text:p>1,385164</text:p>
          </table:table-cell>
          <table:table-cell office:value-type="float" office:value="1.441739" calcext:value-type="float">
            <text:p>1,441739</text:p>
          </table:table-cell>
          <table:table-cell office:value-type="float" office:value="1.455012" calcext:value-type="float">
            <text:p>1,455012</text:p>
          </table:table-cell>
          <table:table-cell office:value-type="float" office:value="1.501146" calcext:value-type="float">
            <text:p>1,501146</text:p>
          </table:table-cell>
          <table:table-cell office:value-type="float" office:value="1.517633" calcext:value-type="float">
            <text:p>1,517633</text:p>
          </table:table-cell>
          <table:table-cell office:value-type="float" office:value="1.545906" calcext:value-type="float">
            <text:p>1,545906</text:p>
          </table:table-cell>
          <table:table-cell office:value-type="float" office:value="1.602373" calcext:value-type="float">
            <text:p>1,602373</text:p>
          </table:table-cell>
          <table:table-cell office:value-type="float" office:value="1.702281" calcext:value-type="float">
            <text:p>1,702281</text:p>
          </table:table-cell>
          <table:table-cell office:value-type="float" office:value="1.624427" calcext:value-type="float">
            <text:p>1,624427</text:p>
          </table:table-cell>
          <table:table-cell office:value-type="float" office:value="1.669557" calcext:value-type="float">
            <text:p>1,669557</text:p>
          </table:table-cell>
          <table:table-cell office:value-type="float" office:value="1.660648" calcext:value-type="float">
            <text:p>1,660648</text:p>
          </table:table-cell>
          <table:table-cell office:value-type="float" office:value="1.671179" calcext:value-type="float">
            <text:p>1,671179</text:p>
          </table:table-cell>
          <table:table-cell office:value-type="float" office:value="1.69454" calcext:value-type="float">
            <text:p>1,69454</text:p>
          </table:table-cell>
          <table:table-cell office:value-type="float" office:value="1.750077" calcext:value-type="float">
            <text:p>1,750077</text:p>
          </table:table-cell>
          <table:table-cell office:value-type="float" office:value="1.732626" calcext:value-type="float">
            <text:p>1,732626</text:p>
          </table:table-cell>
          <table:table-cell office:value-type="float" office:value="1.839464" calcext:value-type="float">
            <text:p>1,839464</text:p>
          </table:table-cell>
          <table:table-cell office:value-type="float" office:value="1.820086" calcext:value-type="float">
            <text:p>1,820086</text:p>
          </table:table-cell>
          <table:table-cell office:value-type="float" office:value="1.885712" calcext:value-type="float">
            <text:p>1,885712</text:p>
          </table:table-cell>
          <table:table-cell office:value-type="float" office:value="1.867716" calcext:value-type="float">
            <text:p>1,867716</text:p>
          </table:table-cell>
          <table:table-cell office:value-type="float" office:value="1.918378" calcext:value-type="float">
            <text:p>1,918378</text:p>
          </table:table-cell>
          <table:table-cell office:value-type="float" office:value="1.924245" calcext:value-type="float">
            <text:p>1,924245</text:p>
          </table:table-cell>
          <table:table-cell office:value-type="float" office:value="1.951287" calcext:value-type="float">
            <text:p>1,951287</text:p>
          </table:table-cell>
          <table:table-cell office:value-type="float" office:value="1.939548" calcext:value-type="float">
            <text:p>1,939548</text:p>
          </table:table-cell>
        </table:table-row>
        <table:table-row table:style-name="ro1">
          <table:table-cell office:value-type="string" calcext:value-type="string">
            <text:p>DISSEMINATION BARRIER overhead</text:p>
          </table:table-cell>
          <table:table-cell office:value-type="float" office:value="-0.000216" calcext:value-type="float">
            <text:p>-0,000216</text:p>
          </table:table-cell>
          <table:table-cell office:value-type="float" office:value="0.048297" calcext:value-type="float">
            <text:p>0,048297</text:p>
          </table:table-cell>
          <table:table-cell office:value-type="float" office:value="0.127478" calcext:value-type="float">
            <text:p>0,127478</text:p>
          </table:table-cell>
          <table:table-cell office:value-type="float" office:value="0.132363" calcext:value-type="float">
            <text:p>0,132363</text:p>
          </table:table-cell>
          <table:table-cell office:value-type="float" office:value="0.411367" calcext:value-type="float">
            <text:p>0,411367</text:p>
          </table:table-cell>
          <table:table-cell office:value-type="float" office:value="0.428512" calcext:value-type="float">
            <text:p>0,428512</text:p>
          </table:table-cell>
          <table:table-cell office:value-type="float" office:value="0.436698" calcext:value-type="float">
            <text:p>0,436698</text:p>
          </table:table-cell>
          <table:table-cell office:value-type="float" office:value="0.435168" calcext:value-type="float">
            <text:p>0,435168</text:p>
          </table:table-cell>
          <table:table-cell office:value-type="float" office:value="0.628865" calcext:value-type="float">
            <text:p>0,628865</text:p>
          </table:table-cell>
          <table:table-cell office:value-type="float" office:value="0.671606" calcext:value-type="float">
            <text:p>0,671606</text:p>
          </table:table-cell>
          <table:table-cell office:value-type="float" office:value="0.664342" calcext:value-type="float">
            <text:p>0,664342</text:p>
          </table:table-cell>
          <table:table-cell office:value-type="float" office:value="0.666232" calcext:value-type="float">
            <text:p>0,666232</text:p>
          </table:table-cell>
          <table:table-cell office:value-type="float" office:value="0.701868" calcext:value-type="float">
            <text:p>0,701868</text:p>
          </table:table-cell>
          <table:table-cell office:value-type="float" office:value="0.701685" calcext:value-type="float">
            <text:p>0,701685</text:p>
          </table:table-cell>
          <table:table-cell office:value-type="float" office:value="0.709326" calcext:value-type="float">
            <text:p>0,709326</text:p>
          </table:table-cell>
          <table:table-cell office:value-type="float" office:value="0.699041" calcext:value-type="float">
            <text:p>0,699041</text:p>
          </table:table-cell>
          <table:table-cell office:value-type="float" office:value="0.866313" calcext:value-type="float">
            <text:p>0,866313</text:p>
          </table:table-cell>
          <table:table-cell office:value-type="float" office:value="0.916664" calcext:value-type="float">
            <text:p>0,916664</text:p>
          </table:table-cell>
          <table:table-cell office:value-type="float" office:value="0.935568" calcext:value-type="float">
            <text:p>0,935568</text:p>
          </table:table-cell>
          <table:table-cell office:value-type="float" office:value="0.951095" calcext:value-type="float">
            <text:p>0,951095</text:p>
          </table:table-cell>
          <table:table-cell office:value-type="float" office:value="0.96077" calcext:value-type="float">
            <text:p>0,96077</text:p>
          </table:table-cell>
          <table:table-cell office:value-type="float" office:value="0.986164" calcext:value-type="float">
            <text:p>0,986164</text:p>
          </table:table-cell>
          <table:table-cell office:value-type="float" office:value="0.983304" calcext:value-type="float">
            <text:p>0,983304</text:p>
          </table:table-cell>
          <table:table-cell office:value-type="float" office:value="0.967157" calcext:value-type="float">
            <text:p>0,967157</text:p>
          </table:table-cell>
          <table:table-cell office:value-type="float" office:value="0.98617" calcext:value-type="float">
            <text:p>0,98617</text:p>
          </table:table-cell>
          <table:table-cell office:value-type="float" office:value="0.992718" calcext:value-type="float">
            <text:p>0,992718</text:p>
          </table:table-cell>
          <table:table-cell office:value-type="float" office:value="1.006083" calcext:value-type="float">
            <text:p>1,006083</text:p>
          </table:table-cell>
          <table:table-cell office:value-type="float" office:value="0.988299" calcext:value-type="float">
            <text:p>0,988299</text:p>
          </table:table-cell>
          <table:table-cell office:value-type="float" office:value="1.020878" calcext:value-type="float">
            <text:p>1,020878</text:p>
          </table:table-cell>
          <table:table-cell office:value-type="float" office:value="1.012555" calcext:value-type="float">
            <text:p>1,012555</text:p>
          </table:table-cell>
          <table:table-cell office:value-type="float" office:value="1.033535" calcext:value-type="float">
            <text:p>1,033535</text:p>
          </table:table-cell>
          <table:table-cell office:value-type="float" office:value="1.020146" calcext:value-type="float">
            <text:p>1,020146</text:p>
          </table:table-cell>
          <table:table-cell office:value-type="float" office:value="1.208742" calcext:value-type="float">
            <text:p>1,208742</text:p>
          </table:table-cell>
          <table:table-cell office:value-type="float" office:value="1.266853" calcext:value-type="float">
            <text:p>1,266853</text:p>
          </table:table-cell>
          <table:table-cell office:value-type="float" office:value="1.329798" calcext:value-type="float">
            <text:p>1,329798</text:p>
          </table:table-cell>
          <table:table-cell office:value-type="float" office:value="1.345741" calcext:value-type="float">
            <text:p>1,345741</text:p>
          </table:table-cell>
          <table:table-cell office:value-type="float" office:value="1.380517" calcext:value-type="float">
            <text:p>1,380517</text:p>
          </table:table-cell>
          <table:table-cell office:value-type="float" office:value="1.403426" calcext:value-type="float">
            <text:p>1,403426</text:p>
          </table:table-cell>
          <table:table-cell office:value-type="float" office:value="1.408518" calcext:value-type="float">
            <text:p>1,408518</text:p>
          </table:table-cell>
          <table:table-cell office:value-type="float" office:value="1.410079" calcext:value-type="float">
            <text:p>1,410079</text:p>
          </table:table-cell>
          <table:table-cell office:value-type="float" office:value="1.448202" calcext:value-type="float">
            <text:p>1,448202</text:p>
          </table:table-cell>
          <table:table-cell office:value-type="float" office:value="1.470859" calcext:value-type="float">
            <text:p>1,470859</text:p>
          </table:table-cell>
          <table:table-cell office:value-type="float" office:value="1.477731" calcext:value-type="float">
            <text:p>1,477731</text:p>
          </table:table-cell>
          <table:table-cell office:value-type="float" office:value="1.46605" calcext:value-type="float">
            <text:p>1,46605</text:p>
          </table:table-cell>
          <table:table-cell office:value-type="float" office:value="1.498306" calcext:value-type="float">
            <text:p>1,498306</text:p>
          </table:table-cell>
          <table:table-cell office:value-type="float" office:value="1.518808" calcext:value-type="float">
            <text:p>1,518808</text:p>
          </table:table-cell>
          <table:table-cell office:value-type="float" office:value="1.525016" calcext:value-type="float">
            <text:p>1,525016</text:p>
          </table:table-cell>
          <table:table-cell office:value-type="float" office:value="1.522119" calcext:value-type="float">
            <text:p>1,522119</text:p>
          </table:table-cell>
          <table:table-cell office:value-type="float" office:value="1.563682" calcext:value-type="float">
            <text:p>1,563682</text:p>
          </table:table-cell>
          <table:table-cell office:value-type="float" office:value="1.575297" calcext:value-type="float">
            <text:p>1,575297</text:p>
          </table:table-cell>
          <table:table-cell office:value-type="float" office:value="1.588962" calcext:value-type="float">
            <text:p>1,588962</text:p>
          </table:table-cell>
          <table:table-cell office:value-type="float" office:value="1.584065" calcext:value-type="float">
            <text:p>1,584065</text:p>
          </table:table-cell>
          <table:table-cell office:value-type="float" office:value="1.625339" calcext:value-type="float">
            <text:p>1,625339</text:p>
          </table:table-cell>
          <table:table-cell office:value-type="float" office:value="1.632783" calcext:value-type="float">
            <text:p>1,632783</text:p>
          </table:table-cell>
          <table:table-cell office:value-type="float" office:value="1.635529" calcext:value-type="float">
            <text:p>1,635529</text:p>
          </table:table-cell>
          <table:table-cell office:value-type="float" office:value="1.639288" calcext:value-type="float">
            <text:p>1,639288</text:p>
          </table:table-cell>
          <table:table-cell office:value-type="float" office:value="1.66678" calcext:value-type="float">
            <text:p>1,66678</text:p>
          </table:table-cell>
          <table:table-cell office:value-type="float" office:value="1.684948" calcext:value-type="float">
            <text:p>1,684948</text:p>
          </table:table-cell>
          <table:table-cell office:value-type="float" office:value="1.673781" calcext:value-type="float">
            <text:p>1,673781</text:p>
          </table:table-cell>
          <table:table-cell office:value-type="float" office:value="1.688048" calcext:value-type="float">
            <text:p>1,688048</text:p>
          </table:table-cell>
          <table:table-cell office:value-type="float" office:value="1.710595" calcext:value-type="float">
            <text:p>1,710595</text:p>
          </table:table-cell>
          <table:table-cell office:value-type="float" office:value="1.716947" calcext:value-type="float">
            <text:p>1,716947</text:p>
          </table:table-cell>
          <table:table-cell office:value-type="float" office:value="1.704327" calcext:value-type="float">
            <text:p>1,704327</text:p>
          </table:table-cell>
          <table:table-cell office:value-type="float" office:value="1.720101" calcext:value-type="float">
            <text:p>1,720101</text:p>
          </table:table-cell>
        </table:table-row>
        <table:table-row table:style-name="ro1">
          <table:table-cell office:value-type="string" calcext:value-type="string">
            <text:p>LINEAR CENTRALIZED BARRIER overhead</text:p>
          </table:table-cell>
          <table:table-cell office:value-type="float" office:value="0.000178" calcext:value-type="float">
            <text:p>0,000178</text:p>
          </table:table-cell>
          <table:table-cell office:value-type="float" office:value="0.081238" calcext:value-type="float">
            <text:p>0,081238</text:p>
          </table:table-cell>
          <table:table-cell office:value-type="float" office:value="0.127389" calcext:value-type="float">
            <text:p>0,127389</text:p>
          </table:table-cell>
          <table:table-cell office:value-type="float" office:value="0.13343" calcext:value-type="float">
            <text:p>0,13343</text:p>
          </table:table-cell>
          <table:table-cell office:value-type="float" office:value="0.258883" calcext:value-type="float">
            <text:p>0,258883</text:p>
          </table:table-cell>
          <table:table-cell office:value-type="float" office:value="0.459065" calcext:value-type="float">
            <text:p>0,459065</text:p>
          </table:table-cell>
          <table:table-cell office:value-type="float" office:value="0.493108" calcext:value-type="float">
            <text:p>0,493108</text:p>
          </table:table-cell>
          <table:table-cell office:value-type="float" office:value="0.511849" calcext:value-type="float">
            <text:p>0,511849</text:p>
          </table:table-cell>
          <table:table-cell office:value-type="float" office:value="0.545074" calcext:value-type="float">
            <text:p>0,545074</text:p>
          </table:table-cell>
          <table:table-cell office:value-type="float" office:value="0.564672" calcext:value-type="float">
            <text:p>0,564672</text:p>
          </table:table-cell>
          <table:table-cell office:value-type="float" office:value="0.573048" calcext:value-type="float">
            <text:p>0,573048</text:p>
          </table:table-cell>
          <table:table-cell office:value-type="float" office:value="0.572653" calcext:value-type="float">
            <text:p>0,572653</text:p>
          </table:table-cell>
          <table:table-cell office:value-type="float" office:value="0.591546" calcext:value-type="float">
            <text:p>0,591546</text:p>
          </table:table-cell>
          <table:table-cell office:value-type="float" office:value="0.6026" calcext:value-type="float">
            <text:p>0,6026</text:p>
          </table:table-cell>
          <table:table-cell office:value-type="float" office:value="0.61562" calcext:value-type="float">
            <text:p>0,61562</text:p>
          </table:table-cell>
          <table:table-cell office:value-type="float" office:value="0.666744" calcext:value-type="float">
            <text:p>0,666744</text:p>
          </table:table-cell>
          <table:table-cell office:value-type="float" office:value="0.66828" calcext:value-type="float">
            <text:p>0,66828</text:p>
          </table:table-cell>
          <table:table-cell office:value-type="float" office:value="0.679046" calcext:value-type="float">
            <text:p>0,679046</text:p>
          </table:table-cell>
          <table:table-cell office:value-type="float" office:value="0.697099" calcext:value-type="float">
            <text:p>0,697099</text:p>
          </table:table-cell>
          <table:table-cell office:value-type="float" office:value="0.733486" calcext:value-type="float">
            <text:p>0,733486</text:p>
          </table:table-cell>
          <table:table-cell office:value-type="float" office:value="0.759551" calcext:value-type="float">
            <text:p>0,759551</text:p>
          </table:table-cell>
          <table:table-cell office:value-type="float" office:value="0.788855" calcext:value-type="float">
            <text:p>0,788855</text:p>
          </table:table-cell>
          <table:table-cell office:value-type="float" office:value="0.815095" calcext:value-type="float">
            <text:p>0,815095</text:p>
          </table:table-cell>
          <table:table-cell office:value-type="float" office:value="0.845677" calcext:value-type="float">
            <text:p>0,845677</text:p>
          </table:table-cell>
          <table:table-cell office:value-type="float" office:value="0.871168" calcext:value-type="float">
            <text:p>0,871168</text:p>
          </table:table-cell>
          <table:table-cell office:value-type="float" office:value="0.891249" calcext:value-type="float">
            <text:p>0,891249</text:p>
          </table:table-cell>
          <table:table-cell office:value-type="float" office:value="0.903178" calcext:value-type="float">
            <text:p>0,903178</text:p>
          </table:table-cell>
          <table:table-cell office:value-type="float" office:value="0.910744" calcext:value-type="float">
            <text:p>0,910744</text:p>
          </table:table-cell>
          <table:table-cell office:value-type="float" office:value="0.933261" calcext:value-type="float">
            <text:p>0,933261</text:p>
          </table:table-cell>
          <table:table-cell office:value-type="float" office:value="0.952088" calcext:value-type="float">
            <text:p>0,952088</text:p>
          </table:table-cell>
          <table:table-cell office:value-type="float" office:value="0.998234" calcext:value-type="float">
            <text:p>0,998234</text:p>
          </table:table-cell>
          <table:table-cell office:value-type="float" office:value="1.062236" calcext:value-type="float">
            <text:p>1,062236</text:p>
          </table:table-cell>
          <table:table-cell office:value-type="float" office:value="1.056898" calcext:value-type="float">
            <text:p>1,056898</text:p>
          </table:table-cell>
          <table:table-cell office:value-type="float" office:value="1.044541" calcext:value-type="float">
            <text:p>1,044541</text:p>
          </table:table-cell>
          <table:table-cell office:value-type="float" office:value="1.049333" calcext:value-type="float">
            <text:p>1,049333</text:p>
          </table:table-cell>
          <table:table-cell office:value-type="float" office:value="1.063422" calcext:value-type="float">
            <text:p>1,063422</text:p>
          </table:table-cell>
          <table:table-cell office:value-type="float" office:value="1.064856" calcext:value-type="float">
            <text:p>1,064856</text:p>
          </table:table-cell>
          <table:table-cell office:value-type="float" office:value="1.052197" calcext:value-type="float">
            <text:p>1,052197</text:p>
          </table:table-cell>
          <table:table-cell office:value-type="float" office:value="1.091259" calcext:value-type="float">
            <text:p>1,091259</text:p>
          </table:table-cell>
          <table:table-cell office:value-type="float" office:value="1.146168" calcext:value-type="float">
            <text:p>1,146168</text:p>
          </table:table-cell>
          <table:table-cell office:value-type="float" office:value="1.141365" calcext:value-type="float">
            <text:p>1,141365</text:p>
          </table:table-cell>
          <table:table-cell office:value-type="float" office:value="1.035496" calcext:value-type="float">
            <text:p>1,035496</text:p>
          </table:table-cell>
          <table:table-cell office:value-type="float" office:value="1.050377" calcext:value-type="float">
            <text:p>1,050377</text:p>
          </table:table-cell>
          <table:table-cell office:value-type="float" office:value="1.071605" calcext:value-type="float">
            <text:p>1,071605</text:p>
          </table:table-cell>
          <table:table-cell office:value-type="float" office:value="1.135323" calcext:value-type="float">
            <text:p>1,135323</text:p>
          </table:table-cell>
          <table:table-cell office:value-type="float" office:value="1.277125" calcext:value-type="float">
            <text:p>1,277125</text:p>
          </table:table-cell>
          <table:table-cell office:value-type="float" office:value="1.41875" calcext:value-type="float">
            <text:p>1,41875</text:p>
          </table:table-cell>
          <table:table-cell office:value-type="float" office:value="1.385737" calcext:value-type="float">
            <text:p>1,385737</text:p>
          </table:table-cell>
          <table:table-cell office:value-type="float" office:value="1.392087" calcext:value-type="float">
            <text:p>1,392087</text:p>
          </table:table-cell>
          <table:table-cell office:value-type="float" office:value="1.363856" calcext:value-type="float">
            <text:p>1,363856</text:p>
          </table:table-cell>
          <table:table-cell office:value-type="float" office:value="1.39931" calcext:value-type="float">
            <text:p>1,39931</text:p>
          </table:table-cell>
          <table:table-cell office:value-type="float" office:value="1.44293" calcext:value-type="float">
            <text:p>1,44293</text:p>
          </table:table-cell>
          <table:table-cell office:value-type="float" office:value="1.451374" calcext:value-type="float">
            <text:p>1,451374</text:p>
          </table:table-cell>
          <table:table-cell office:value-type="float" office:value="1.484051" calcext:value-type="float">
            <text:p>1,484051</text:p>
          </table:table-cell>
          <table:table-cell office:value-type="float" office:value="1.561756" calcext:value-type="float">
            <text:p>1,561756</text:p>
          </table:table-cell>
          <table:table-cell office:value-type="float" office:value="1.561246" calcext:value-type="float">
            <text:p>1,561246</text:p>
          </table:table-cell>
          <table:table-cell office:value-type="float" office:value="1.403491" calcext:value-type="float">
            <text:p>1,403491</text:p>
          </table:table-cell>
          <table:table-cell office:value-type="float" office:value="1.225975" calcext:value-type="float">
            <text:p>1,225975</text:p>
          </table:table-cell>
          <table:table-cell office:value-type="float" office:value="1.104586" calcext:value-type="float">
            <text:p>1,104586</text:p>
          </table:table-cell>
          <table:table-cell office:value-type="float" office:value="1.047506" calcext:value-type="float">
            <text:p>1,047506</text:p>
          </table:table-cell>
          <table:table-cell office:value-type="float" office:value="1.164086" calcext:value-type="float">
            <text:p>1,164086</text:p>
          </table:table-cell>
          <table:table-cell office:value-type="float" office:value="1.410926" calcext:value-type="float">
            <text:p>1,410926</text:p>
          </table:table-cell>
          <table:table-cell office:value-type="float" office:value="1.695456" calcext:value-type="float">
            <text:p>1,695456</text:p>
          </table:table-cell>
          <table:table-cell office:value-type="float" office:value="1.872134" calcext:value-type="float">
            <text:p>1,872134</text:p>
          </table:table-cell>
        </table:table-row>
        <table:table-row table:style-name="ro1">
          <table:table-cell office:value-type="string" calcext:value-type="string">
            <text:p>HYBRID BARRIER overhead</text:p>
          </table:table-cell>
          <table:table-cell office:value-type="float" office:value="-0.000249" calcext:value-type="float">
            <text:p>-0,000249</text:p>
          </table:table-cell>
          <table:table-cell office:value-type="float" office:value="0.065725" calcext:value-type="float">
            <text:p>0,065725</text:p>
          </table:table-cell>
          <table:table-cell office:value-type="float" office:value="0.132791" calcext:value-type="float">
            <text:p>0,132791</text:p>
          </table:table-cell>
          <table:table-cell office:value-type="float" office:value="0.133545" calcext:value-type="float">
            <text:p>0,133545</text:p>
          </table:table-cell>
          <table:table-cell office:value-type="float" office:value="0.304192" calcext:value-type="float">
            <text:p>0,304192</text:p>
          </table:table-cell>
          <table:table-cell office:value-type="float" office:value="0.338286" calcext:value-type="float">
            <text:p>0,338286</text:p>
          </table:table-cell>
          <table:table-cell office:value-type="float" office:value="0.388381" calcext:value-type="float">
            <text:p>0,388381</text:p>
          </table:table-cell>
          <table:table-cell office:value-type="float" office:value="0.342467" calcext:value-type="float">
            <text:p>0,342467</text:p>
          </table:table-cell>
          <table:table-cell office:value-type="float" office:value="0.496026" calcext:value-type="float">
            <text:p>0,496026</text:p>
          </table:table-cell>
          <table:table-cell office:value-type="float" office:value="0.488615" calcext:value-type="float">
            <text:p>0,488615</text:p>
          </table:table-cell>
          <table:table-cell office:value-type="float" office:value="0.570198" calcext:value-type="float">
            <text:p>0,570198</text:p>
          </table:table-cell>
          <table:table-cell office:value-type="float" office:value="0.495456" calcext:value-type="float">
            <text:p>0,495456</text:p>
          </table:table-cell>
          <table:table-cell office:value-type="float" office:value="0.610892" calcext:value-type="float">
            <text:p>0,610892</text:p>
          </table:table-cell>
          <table:table-cell office:value-type="float" office:value="0.574692" calcext:value-type="float">
            <text:p>0,574692</text:p>
          </table:table-cell>
          <table:table-cell office:value-type="float" office:value="0.623943" calcext:value-type="float">
            <text:p>0,623943</text:p>
          </table:table-cell>
          <table:table-cell office:value-type="float" office:value="0.620828" calcext:value-type="float">
            <text:p>0,620828</text:p>
          </table:table-cell>
          <table:table-cell office:value-type="float" office:value="0.763151" calcext:value-type="float">
            <text:p>0,763151</text:p>
          </table:table-cell>
          <table:table-cell office:value-type="float" office:value="0.759285" calcext:value-type="float">
            <text:p>0,759285</text:p>
          </table:table-cell>
          <table:table-cell office:value-type="float" office:value="0.825176" calcext:value-type="float">
            <text:p>0,825176</text:p>
          </table:table-cell>
          <table:table-cell office:value-type="float" office:value="0.720381" calcext:value-type="float">
            <text:p>0,720381</text:p>
          </table:table-cell>
          <table:table-cell office:value-type="float" office:value="0.842511" calcext:value-type="float">
            <text:p>0,842511</text:p>
          </table:table-cell>
          <table:table-cell office:value-type="float" office:value="0.834092" calcext:value-type="float">
            <text:p>0,834092</text:p>
          </table:table-cell>
          <table:table-cell office:value-type="float" office:value="0.882372" calcext:value-type="float">
            <text:p>0,882372</text:p>
          </table:table-cell>
          <table:table-cell office:value-type="float" office:value="0.797125" calcext:value-type="float">
            <text:p>0,797125</text:p>
          </table:table-cell>
          <table:table-cell office:value-type="float" office:value="0.895353" calcext:value-type="float">
            <text:p>0,895353</text:p>
          </table:table-cell>
          <table:table-cell office:value-type="float" office:value="0.855463" calcext:value-type="float">
            <text:p>0,855463</text:p>
          </table:table-cell>
          <table:table-cell office:value-type="float" office:value="0.895299" calcext:value-type="float">
            <text:p>0,895299</text:p>
          </table:table-cell>
          <table:table-cell office:value-type="float" office:value="0.874286" calcext:value-type="float">
            <text:p>0,874286</text:p>
          </table:table-cell>
          <table:table-cell office:value-type="float" office:value="0.920739" calcext:value-type="float">
            <text:p>0,920739</text:p>
          </table:table-cell>
          <table:table-cell office:value-type="float" office:value="0.90754" calcext:value-type="float">
            <text:p>0,90754</text:p>
          </table:table-cell>
          <table:table-cell office:value-type="float" office:value="0.918892" calcext:value-type="float">
            <text:p>0,918892</text:p>
          </table:table-cell>
          <table:table-cell office:value-type="float" office:value="0.924576" calcext:value-type="float">
            <text:p>0,924576</text:p>
          </table:table-cell>
          <table:table-cell office:value-type="float" office:value="1.134896" calcext:value-type="float">
            <text:p>1,134896</text:p>
          </table:table-cell>
          <table:table-cell office:value-type="float" office:value="1.114071" calcext:value-type="float">
            <text:p>1,114071</text:p>
          </table:table-cell>
          <table:table-cell office:value-type="float" office:value="1.171556" calcext:value-type="float">
            <text:p>1,171556</text:p>
          </table:table-cell>
          <table:table-cell office:value-type="float" office:value="1.006052" calcext:value-type="float">
            <text:p>1,006052</text:p>
          </table:table-cell>
          <table:table-cell office:value-type="float" office:value="1.201333" calcext:value-type="float">
            <text:p>1,201333</text:p>
          </table:table-cell>
          <table:table-cell office:value-type="float" office:value="1.17422" calcext:value-type="float">
            <text:p>1,17422</text:p>
          </table:table-cell>
          <table:table-cell office:value-type="float" office:value="1.238768" calcext:value-type="float">
            <text:p>1,238768</text:p>
          </table:table-cell>
          <table:table-cell office:value-type="float" office:value="1.078319" calcext:value-type="float">
            <text:p>1,078319</text:p>
          </table:table-cell>
          <table:table-cell office:value-type="float" office:value="1.2474" calcext:value-type="float">
            <text:p>1,2474</text:p>
          </table:table-cell>
          <table:table-cell office:value-type="float" office:value="1.206775" calcext:value-type="float">
            <text:p>1,206775</text:p>
          </table:table-cell>
          <table:table-cell office:value-type="float" office:value="1.267446" calcext:value-type="float">
            <text:p>1,267446</text:p>
          </table:table-cell>
          <table:table-cell office:value-type="float" office:value="1.122356" calcext:value-type="float">
            <text:p>1,122356</text:p>
          </table:table-cell>
          <table:table-cell office:value-type="float" office:value="1.277402" calcext:value-type="float">
            <text:p>1,277402</text:p>
          </table:table-cell>
          <table:table-cell office:value-type="float" office:value="1.240388" calcext:value-type="float">
            <text:p>1,240388</text:p>
          </table:table-cell>
          <table:table-cell office:value-type="float" office:value="1.291254" calcext:value-type="float">
            <text:p>1,291254</text:p>
          </table:table-cell>
          <table:table-cell office:value-type="float" office:value="1.157572" calcext:value-type="float">
            <text:p>1,157572</text:p>
          </table:table-cell>
          <table:table-cell office:value-type="float" office:value="1.296392" calcext:value-type="float">
            <text:p>1,296392</text:p>
          </table:table-cell>
          <table:table-cell office:value-type="float" office:value="1.2457" calcext:value-type="float">
            <text:p>1,2457</text:p>
          </table:table-cell>
          <table:table-cell office:value-type="float" office:value="1.299839" calcext:value-type="float">
            <text:p>1,299839</text:p>
          </table:table-cell>
          <table:table-cell office:value-type="float" office:value="1.233234" calcext:value-type="float">
            <text:p>1,233234</text:p>
          </table:table-cell>
          <table:table-cell office:value-type="float" office:value="1.312145" calcext:value-type="float">
            <text:p>1,312145</text:p>
          </table:table-cell>
          <table:table-cell office:value-type="float" office:value="1.282123" calcext:value-type="float">
            <text:p>1,282123</text:p>
          </table:table-cell>
          <table:table-cell office:value-type="float" office:value="1.30677" calcext:value-type="float">
            <text:p>1,30677</text:p>
          </table:table-cell>
          <table:table-cell office:value-type="float" office:value="1.281821" calcext:value-type="float">
            <text:p>1,281821</text:p>
          </table:table-cell>
          <table:table-cell office:value-type="float" office:value="1.312574" calcext:value-type="float">
            <text:p>1,312574</text:p>
          </table:table-cell>
          <table:table-cell office:value-type="float" office:value="1.302879" calcext:value-type="float">
            <text:p>1,302879</text:p>
          </table:table-cell>
          <table:table-cell office:value-type="float" office:value="1.316419" calcext:value-type="float">
            <text:p>1,316419</text:p>
          </table:table-cell>
          <table:table-cell office:value-type="float" office:value="1.308081" calcext:value-type="float">
            <text:p>1,308081</text:p>
          </table:table-cell>
          <table:table-cell office:value-type="float" office:value="1.32454" calcext:value-type="float">
            <text:p>1,32454</text:p>
          </table:table-cell>
          <table:table-cell office:value-type="float" office:value="1.319107" calcext:value-type="float">
            <text:p>1,319107</text:p>
          </table:table-cell>
          <table:table-cell office:value-type="float" office:value="1.32331" calcext:value-type="float">
            <text:p>1,32331</text:p>
          </table:table-cell>
          <table:table-cell office:value-type="float" office:value="1.566599" calcext:value-type="float">
            <text:p>1,566599</text:p>
          </table:table-cell>
        </table:table-row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OMP REDUCTION overhead</text:p>
          </table:table-cell>
          <table:table-cell office:value-type="float" office:value="0.261248" calcext:value-type="float">
            <text:p>0,261248</text:p>
          </table:table-cell>
          <table:table-cell office:value-type="float" office:value="0.488267" calcext:value-type="float">
            <text:p>0,488267</text:p>
          </table:table-cell>
          <table:table-cell office:value-type="float" office:value="0.526961" calcext:value-type="float">
            <text:p>0,526961</text:p>
          </table:table-cell>
          <table:table-cell office:value-type="float" office:value="0.581321" calcext:value-type="float">
            <text:p>0,581321</text:p>
          </table:table-cell>
          <table:table-cell office:value-type="float" office:value="1.191955" calcext:value-type="float">
            <text:p>1,191955</text:p>
          </table:table-cell>
          <table:table-cell office:value-type="float" office:value="1.411546" calcext:value-type="float">
            <text:p>1,411546</text:p>
          </table:table-cell>
          <table:table-cell office:value-type="float" office:value="1.558877" calcext:value-type="float">
            <text:p>1,558877</text:p>
          </table:table-cell>
          <table:table-cell office:value-type="float" office:value="1.696152" calcext:value-type="float">
            <text:p>1,696152</text:p>
          </table:table-cell>
          <table:table-cell office:value-type="float" office:value="1.960624" calcext:value-type="float">
            <text:p>1,960624</text:p>
          </table:table-cell>
          <table:table-cell office:value-type="float" office:value="2.118746" calcext:value-type="float">
            <text:p>2,118746</text:p>
          </table:table-cell>
          <table:table-cell office:value-type="float" office:value="2.25424" calcext:value-type="float">
            <text:p>2,25424</text:p>
          </table:table-cell>
          <table:table-cell office:value-type="float" office:value="2.376604" calcext:value-type="float">
            <text:p>2,376604</text:p>
          </table:table-cell>
          <table:table-cell office:value-type="float" office:value="2.642259" calcext:value-type="float">
            <text:p>2,642259</text:p>
          </table:table-cell>
          <table:table-cell office:value-type="float" office:value="2.836256" calcext:value-type="float">
            <text:p>2,836256</text:p>
          </table:table-cell>
          <table:table-cell office:value-type="float" office:value="2.942609" calcext:value-type="float">
            <text:p>2,942609</text:p>
          </table:table-cell>
          <table:table-cell office:value-type="float" office:value="3.008613" calcext:value-type="float">
            <text:p>3,008613</text:p>
          </table:table-cell>
          <table:table-cell office:value-type="float" office:value="3.319738" calcext:value-type="float">
            <text:p>3,319738</text:p>
          </table:table-cell>
          <table:table-cell office:value-type="float" office:value="3.483429" calcext:value-type="float">
            <text:p>3,483429</text:p>
          </table:table-cell>
          <table:table-cell office:value-type="float" office:value="3.570964" calcext:value-type="float">
            <text:p>3,570964</text:p>
          </table:table-cell>
          <table:table-cell office:value-type="float" office:value="3.724113" calcext:value-type="float">
            <text:p>3,724113</text:p>
          </table:table-cell>
          <table:table-cell office:value-type="float" office:value="4.190646" calcext:value-type="float">
            <text:p>4,190646</text:p>
          </table:table-cell>
          <table:table-cell office:value-type="float" office:value="4.331707" calcext:value-type="float">
            <text:p>4,331707</text:p>
          </table:table-cell>
          <table:table-cell office:value-type="float" office:value="4.680209" calcext:value-type="float">
            <text:p>4,680209</text:p>
          </table:table-cell>
          <table:table-cell office:value-type="float" office:value="4.503894" calcext:value-type="float">
            <text:p>4,503894</text:p>
          </table:table-cell>
          <table:table-cell office:value-type="float" office:value="5.126509" calcext:value-type="float">
            <text:p>5,126509</text:p>
          </table:table-cell>
          <table:table-cell office:value-type="float" office:value="4.884912" calcext:value-type="float">
            <text:p>4,884912</text:p>
          </table:table-cell>
          <table:table-cell office:value-type="float" office:value="5.067197" calcext:value-type="float">
            <text:p>5,067197</text:p>
          </table:table-cell>
          <table:table-cell office:value-type="float" office:value="5.460482" calcext:value-type="float">
            <text:p>5,460482</text:p>
          </table:table-cell>
          <table:table-cell office:value-type="float" office:value="5.406855" calcext:value-type="float">
            <text:p>5,406855</text:p>
          </table:table-cell>
          <table:table-cell office:value-type="float" office:value="5.889027" calcext:value-type="float">
            <text:p>5,889027</text:p>
          </table:table-cell>
          <table:table-cell office:value-type="float" office:value="5.861963" calcext:value-type="float">
            <text:p>5,861963</text:p>
          </table:table-cell>
          <table:table-cell office:value-type="float" office:value="5.868595" calcext:value-type="float">
            <text:p>5,868595</text:p>
          </table:table-cell>
          <table:table-cell office:value-type="float" office:value="6.226009" calcext:value-type="float">
            <text:p>6,226009</text:p>
          </table:table-cell>
          <table:table-cell office:value-type="float" office:value="6.341788" calcext:value-type="float">
            <text:p>6,341788</text:p>
          </table:table-cell>
          <table:table-cell office:value-type="float" office:value="6.616769" calcext:value-type="float">
            <text:p>6,616769</text:p>
          </table:table-cell>
          <table:table-cell office:value-type="float" office:value="6.633599" calcext:value-type="float">
            <text:p>6,633599</text:p>
          </table:table-cell>
          <table:table-cell office:value-type="float" office:value="7.01951" calcext:value-type="float">
            <text:p>7,01951</text:p>
          </table:table-cell>
          <table:table-cell office:value-type="float" office:value="7.151578" calcext:value-type="float">
            <text:p>7,151578</text:p>
          </table:table-cell>
          <table:table-cell office:value-type="float" office:value="7.55839" calcext:value-type="float">
            <text:p>7,55839</text:p>
          </table:table-cell>
          <table:table-cell office:value-type="float" office:value="7.472765" calcext:value-type="float">
            <text:p>7,472765</text:p>
          </table:table-cell>
          <table:table-cell office:value-type="float" office:value="7.713283" calcext:value-type="float">
            <text:p>7,713283</text:p>
          </table:table-cell>
          <table:table-cell office:value-type="float" office:value="8.068485" calcext:value-type="float">
            <text:p>8,068485</text:p>
          </table:table-cell>
          <table:table-cell office:value-type="float" office:value="8.031855" calcext:value-type="float">
            <text:p>8,031855</text:p>
          </table:table-cell>
          <table:table-cell office:value-type="float" office:value="8.299967" calcext:value-type="float">
            <text:p>8,299967</text:p>
          </table:table-cell>
          <table:table-cell office:value-type="float" office:value="8.602575" calcext:value-type="float">
            <text:p>8,602575</text:p>
          </table:table-cell>
          <table:table-cell office:value-type="float" office:value="8.791666" calcext:value-type="float">
            <text:p>8,791666</text:p>
          </table:table-cell>
          <table:table-cell office:value-type="float" office:value="9.113243" calcext:value-type="float">
            <text:p>9,113243</text:p>
          </table:table-cell>
          <table:table-cell office:value-type="float" office:value="9.0926" calcext:value-type="float">
            <text:p>9,0926</text:p>
          </table:table-cell>
          <table:table-cell office:value-type="float" office:value="9.32143" calcext:value-type="float">
            <text:p>9,32143</text:p>
          </table:table-cell>
          <table:table-cell office:value-type="float" office:value="9.563153" calcext:value-type="float">
            <text:p>9,563153</text:p>
          </table:table-cell>
          <table:table-cell office:value-type="float" office:value="9.72836" calcext:value-type="float">
            <text:p>9,72836</text:p>
          </table:table-cell>
          <table:table-cell office:value-type="float" office:value="9.934577" calcext:value-type="float">
            <text:p>9,934577</text:p>
          </table:table-cell>
          <table:table-cell office:value-type="float" office:value="10.080761" calcext:value-type="float">
            <text:p>10,080761</text:p>
          </table:table-cell>
          <table:table-cell office:value-type="float" office:value="10.275477" calcext:value-type="float">
            <text:p>10,275477</text:p>
          </table:table-cell>
          <table:table-cell office:value-type="float" office:value="10.569715" calcext:value-type="float">
            <text:p>10,569715</text:p>
          </table:table-cell>
          <table:table-cell office:value-type="float" office:value="10.397675" calcext:value-type="float">
            <text:p>10,397675</text:p>
          </table:table-cell>
          <table:table-cell office:value-type="float" office:value="10.628231" calcext:value-type="float">
            <text:p>10,628231</text:p>
          </table:table-cell>
          <table:table-cell office:value-type="float" office:value="11.255702" calcext:value-type="float">
            <text:p>11,255702</text:p>
          </table:table-cell>
          <table:table-cell office:value-type="float" office:value="11.623913" calcext:value-type="float">
            <text:p>11,623913</text:p>
          </table:table-cell>
          <table:table-cell office:value-type="float" office:value="11.062024" calcext:value-type="float">
            <text:p>11,062024</text:p>
          </table:table-cell>
          <table:table-cell office:value-type="float" office:value="11.377546" calcext:value-type="float">
            <text:p>11,377546</text:p>
          </table:table-cell>
          <table:table-cell office:value-type="float" office:value="11.559115" calcext:value-type="float">
            <text:p>11,559115</text:p>
          </table:table-cell>
          <table:table-cell office:value-type="float" office:value="11.852603" calcext:value-type="float">
            <text:p>11,852603</text:p>
          </table:table-cell>
          <table:table-cell office:value-type="float" office:value="12.196272" calcext:value-type="float">
            <text:p>12,196272</text:p>
          </table:table-cell>
        </table:table-row>
        <table:table-row table:style-name="ro1">
          <table:table-cell office:value-type="string" calcext:value-type="string">
            <text:p>OMP FOR REDUCTION overhead</text:p>
          </table:table-cell>
          <table:table-cell office:value-type="float" office:value="0.15272" calcext:value-type="float">
            <text:p>0,15272</text:p>
          </table:table-cell>
          <table:table-cell office:value-type="float" office:value="0.19064" calcext:value-type="float">
            <text:p>0,19064</text:p>
          </table:table-cell>
          <table:table-cell office:value-type="float" office:value="0.207472" calcext:value-type="float">
            <text:p>0,207472</text:p>
          </table:table-cell>
          <table:table-cell office:value-type="float" office:value="0.241198" calcext:value-type="float">
            <text:p>0,241198</text:p>
          </table:table-cell>
          <table:table-cell office:value-type="float" office:value="0.458352" calcext:value-type="float">
            <text:p>0,458352</text:p>
          </table:table-cell>
          <table:table-cell office:value-type="float" office:value="0.487481" calcext:value-type="float">
            <text:p>0,487481</text:p>
          </table:table-cell>
          <table:table-cell office:value-type="float" office:value="0.520172" calcext:value-type="float">
            <text:p>0,520172</text:p>
          </table:table-cell>
          <table:table-cell office:value-type="float" office:value="0.524173" calcext:value-type="float">
            <text:p>0,524173</text:p>
          </table:table-cell>
          <table:table-cell office:value-type="float" office:value="0.605617" calcext:value-type="float">
            <text:p>0,605617</text:p>
          </table:table-cell>
          <table:table-cell office:value-type="float" office:value="0.618937" calcext:value-type="float">
            <text:p>0,618937</text:p>
          </table:table-cell>
          <table:table-cell office:value-type="float" office:value="0.63557" calcext:value-type="float">
            <text:p>0,63557</text:p>
          </table:table-cell>
          <table:table-cell office:value-type="float" office:value="0.644013" calcext:value-type="float">
            <text:p>0,644013</text:p>
          </table:table-cell>
          <table:table-cell office:value-type="float" office:value="0.720297" calcext:value-type="float">
            <text:p>0,720297</text:p>
          </table:table-cell>
          <table:table-cell office:value-type="float" office:value="0.710838" calcext:value-type="float">
            <text:p>0,710838</text:p>
          </table:table-cell>
          <table:table-cell office:value-type="float" office:value="0.737452" calcext:value-type="float">
            <text:p>0,737452</text:p>
          </table:table-cell>
          <table:table-cell office:value-type="float" office:value="0.754985" calcext:value-type="float">
            <text:p>0,754985</text:p>
          </table:table-cell>
          <table:table-cell office:value-type="float" office:value="0.859092" calcext:value-type="float">
            <text:p>0,859092</text:p>
          </table:table-cell>
          <table:table-cell office:value-type="float" office:value="0.836335" calcext:value-type="float">
            <text:p>0,836335</text:p>
          </table:table-cell>
          <table:table-cell office:value-type="float" office:value="0.86101" calcext:value-type="float">
            <text:p>0,86101</text:p>
          </table:table-cell>
          <table:table-cell office:value-type="float" office:value="0.875284" calcext:value-type="float">
            <text:p>0,875284</text:p>
          </table:table-cell>
          <table:table-cell office:value-type="float" office:value="0.969812" calcext:value-type="float">
            <text:p>0,969812</text:p>
          </table:table-cell>
          <table:table-cell office:value-type="float" office:value="0.968511" calcext:value-type="float">
            <text:p>0,968511</text:p>
          </table:table-cell>
          <table:table-cell office:value-type="float" office:value="0.981419" calcext:value-type="float">
            <text:p>0,981419</text:p>
          </table:table-cell>
          <table:table-cell office:value-type="float" office:value="1.00084" calcext:value-type="float">
            <text:p>1,00084</text:p>
          </table:table-cell>
          <table:table-cell office:value-type="float" office:value="1.11564" calcext:value-type="float">
            <text:p>1,11564</text:p>
          </table:table-cell>
          <table:table-cell office:value-type="float" office:value="1.091102" calcext:value-type="float">
            <text:p>1,091102</text:p>
          </table:table-cell>
          <table:table-cell office:value-type="float" office:value="1.120305" calcext:value-type="float">
            <text:p>1,120305</text:p>
          </table:table-cell>
          <table:table-cell office:value-type="float" office:value="1.131795" calcext:value-type="float">
            <text:p>1,131795</text:p>
          </table:table-cell>
          <table:table-cell office:value-type="float" office:value="1.235425" calcext:value-type="float">
            <text:p>1,235425</text:p>
          </table:table-cell>
          <table:table-cell office:value-type="float" office:value="1.23074" calcext:value-type="float">
            <text:p>1,23074</text:p>
          </table:table-cell>
          <table:table-cell office:value-type="float" office:value="1.259881" calcext:value-type="float">
            <text:p>1,259881</text:p>
          </table:table-cell>
          <table:table-cell office:value-type="float" office:value="1.281967" calcext:value-type="float">
            <text:p>1,281967</text:p>
          </table:table-cell>
          <table:table-cell office:value-type="float" office:value="1.4814" calcext:value-type="float">
            <text:p>1,4814</text:p>
          </table:table-cell>
          <table:table-cell office:value-type="float" office:value="1.462696" calcext:value-type="float">
            <text:p>1,462696</text:p>
          </table:table-cell>
          <table:table-cell office:value-type="float" office:value="1.507474" calcext:value-type="float">
            <text:p>1,507474</text:p>
          </table:table-cell>
          <table:table-cell office:value-type="float" office:value="1.476673" calcext:value-type="float">
            <text:p>1,476673</text:p>
          </table:table-cell>
          <table:table-cell office:value-type="float" office:value="1.608169" calcext:value-type="float">
            <text:p>1,608169</text:p>
          </table:table-cell>
          <table:table-cell office:value-type="float" office:value="1.594057" calcext:value-type="float">
            <text:p>1,594057</text:p>
          </table:table-cell>
          <table:table-cell office:value-type="float" office:value="1.646077" calcext:value-type="float">
            <text:p>1,646077</text:p>
          </table:table-cell>
          <table:table-cell office:value-type="float" office:value="1.606457" calcext:value-type="float">
            <text:p>1,606457</text:p>
          </table:table-cell>
          <table:table-cell office:value-type="float" office:value="1.713501" calcext:value-type="float">
            <text:p>1,713501</text:p>
          </table:table-cell>
          <table:table-cell office:value-type="float" office:value="1.73296" calcext:value-type="float">
            <text:p>1,73296</text:p>
          </table:table-cell>
          <table:table-cell office:value-type="float" office:value="1.734498" calcext:value-type="float">
            <text:p>1,734498</text:p>
          </table:table-cell>
          <table:table-cell office:value-type="float" office:value="1.770632" calcext:value-type="float">
            <text:p>1,770632</text:p>
          </table:table-cell>
          <table:table-cell office:value-type="float" office:value="1.835281" calcext:value-type="float">
            <text:p>1,835281</text:p>
          </table:table-cell>
          <table:table-cell office:value-type="float" office:value="1.872209" calcext:value-type="float">
            <text:p>1,872209</text:p>
          </table:table-cell>
          <table:table-cell office:value-type="float" office:value="1.875695" calcext:value-type="float">
            <text:p>1,875695</text:p>
          </table:table-cell>
          <table:table-cell office:value-type="float" office:value="1.840718" calcext:value-type="float">
            <text:p>1,840718</text:p>
          </table:table-cell>
          <table:table-cell office:value-type="float" office:value="1.985128" calcext:value-type="float">
            <text:p>1,985128</text:p>
          </table:table-cell>
          <table:table-cell office:value-type="float" office:value="1.951158" calcext:value-type="float">
            <text:p>1,951158</text:p>
          </table:table-cell>
          <table:table-cell office:value-type="float" office:value="1.955409" calcext:value-type="float">
            <text:p>1,955409</text:p>
          </table:table-cell>
          <table:table-cell office:value-type="float" office:value="1.987855" calcext:value-type="float">
            <text:p>1,987855</text:p>
          </table:table-cell>
          <table:table-cell office:value-type="float" office:value="2.075663" calcext:value-type="float">
            <text:p>2,075663</text:p>
          </table:table-cell>
          <table:table-cell office:value-type="float" office:value="2.102791" calcext:value-type="float">
            <text:p>2,102791</text:p>
          </table:table-cell>
          <table:table-cell office:value-type="float" office:value="2.120595" calcext:value-type="float">
            <text:p>2,120595</text:p>
          </table:table-cell>
          <table:table-cell office:value-type="float" office:value="2.09413" calcext:value-type="float">
            <text:p>2,09413</text:p>
          </table:table-cell>
          <table:table-cell office:value-type="float" office:value="2.260675" calcext:value-type="float">
            <text:p>2,260675</text:p>
          </table:table-cell>
          <table:table-cell office:value-type="float" office:value="2.287082" calcext:value-type="float">
            <text:p>2,287082</text:p>
          </table:table-cell>
          <table:table-cell office:value-type="float" office:value="2.241737" calcext:value-type="float">
            <text:p>2,241737</text:p>
          </table:table-cell>
          <table:table-cell office:value-type="float" office:value="2.242941" calcext:value-type="float">
            <text:p>2,242941</text:p>
          </table:table-cell>
          <table:table-cell office:value-type="float" office:value="2.382277" calcext:value-type="float">
            <text:p>2,382277</text:p>
          </table:table-cell>
          <table:table-cell office:value-type="float" office:value="2.373761" calcext:value-type="float">
            <text:p>2,373761</text:p>
          </table:table-cell>
          <table:table-cell office:value-type="float" office:value="2.389609" calcext:value-type="float">
            <text:p>2,389609</text:p>
          </table:table-cell>
          <table:table-cell office:value-type="float" office:value="2.37657" calcext:value-type="float">
            <text:p>2,37657</text:p>
          </table:table-cell>
        </table:table-row>
        <table:table-row table:style-name="ro1">
          <table:table-cell office:value-type="string" calcext:value-type="string">
            <text:p>LINEAR CENTRALIZED REDUCTION overhead</text:p>
          </table:table-cell>
          <table:table-cell office:value-type="float" office:value="0.001217" calcext:value-type="float">
            <text:p>0,001217</text:p>
          </table:table-cell>
          <table:table-cell office:value-type="float" office:value="0.112095" calcext:value-type="float">
            <text:p>0,112095</text:p>
          </table:table-cell>
          <table:table-cell office:value-type="float" office:value="0.16967" calcext:value-type="float">
            <text:p>0,16967</text:p>
          </table:table-cell>
          <table:table-cell office:value-type="float" office:value="0.180177" calcext:value-type="float">
            <text:p>0,180177</text:p>
          </table:table-cell>
          <table:table-cell office:value-type="float" office:value="0.280655" calcext:value-type="float">
            <text:p>0,280655</text:p>
          </table:table-cell>
          <table:table-cell office:value-type="float" office:value="0.287409" calcext:value-type="float">
            <text:p>0,287409</text:p>
          </table:table-cell>
          <table:table-cell office:value-type="float" office:value="0.515574" calcext:value-type="float">
            <text:p>0,515574</text:p>
          </table:table-cell>
          <table:table-cell office:value-type="float" office:value="0.545309" calcext:value-type="float">
            <text:p>0,545309</text:p>
          </table:table-cell>
          <table:table-cell office:value-type="float" office:value="0.550103" calcext:value-type="float">
            <text:p>0,550103</text:p>
          </table:table-cell>
          <table:table-cell office:value-type="float" office:value="0.575711" calcext:value-type="float">
            <text:p>0,575711</text:p>
          </table:table-cell>
          <table:table-cell office:value-type="float" office:value="0.591705" calcext:value-type="float">
            <text:p>0,591705</text:p>
          </table:table-cell>
          <table:table-cell office:value-type="float" office:value="0.621411" calcext:value-type="float">
            <text:p>0,621411</text:p>
          </table:table-cell>
          <table:table-cell office:value-type="float" office:value="0.627038" calcext:value-type="float">
            <text:p>0,627038</text:p>
          </table:table-cell>
          <table:table-cell office:value-type="float" office:value="0.644757" calcext:value-type="float">
            <text:p>0,644757</text:p>
          </table:table-cell>
          <table:table-cell office:value-type="float" office:value="0.635032" calcext:value-type="float">
            <text:p>0,635032</text:p>
          </table:table-cell>
          <table:table-cell office:value-type="float" office:value="0.612479" calcext:value-type="float">
            <text:p>0,612479</text:p>
          </table:table-cell>
          <table:table-cell office:value-type="float" office:value="0.617134" calcext:value-type="float">
            <text:p>0,617134</text:p>
          </table:table-cell>
          <table:table-cell office:value-type="float" office:value="0.63169" calcext:value-type="float">
            <text:p>0,63169</text:p>
          </table:table-cell>
          <table:table-cell office:value-type="float" office:value="0.65483" calcext:value-type="float">
            <text:p>0,65483</text:p>
          </table:table-cell>
          <table:table-cell office:value-type="float" office:value="0.685824" calcext:value-type="float">
            <text:p>0,685824</text:p>
          </table:table-cell>
          <table:table-cell office:value-type="float" office:value="0.681213" calcext:value-type="float">
            <text:p>0,681213</text:p>
          </table:table-cell>
          <table:table-cell office:value-type="float" office:value="0.726595" calcext:value-type="float">
            <text:p>0,726595</text:p>
          </table:table-cell>
          <table:table-cell office:value-type="float" office:value="0.769025" calcext:value-type="float">
            <text:p>0,769025</text:p>
          </table:table-cell>
          <table:table-cell office:value-type="float" office:value="0.800261" calcext:value-type="float">
            <text:p>0,800261</text:p>
          </table:table-cell>
          <table:table-cell office:value-type="float" office:value="0.82931" calcext:value-type="float">
            <text:p>0,82931</text:p>
          </table:table-cell>
          <table:table-cell office:value-type="float" office:value="0.847724" calcext:value-type="float">
            <text:p>0,847724</text:p>
          </table:table-cell>
          <table:table-cell office:value-type="float" office:value="0.87241" calcext:value-type="float">
            <text:p>0,87241</text:p>
          </table:table-cell>
          <table:table-cell office:value-type="float" office:value="0.902858" calcext:value-type="float">
            <text:p>0,902858</text:p>
          </table:table-cell>
          <table:table-cell office:value-type="float" office:value="0.941069" calcext:value-type="float">
            <text:p>0,941069</text:p>
          </table:table-cell>
          <table:table-cell office:value-type="float" office:value="0.991677" calcext:value-type="float">
            <text:p>0,991677</text:p>
          </table:table-cell>
          <table:table-cell office:value-type="float" office:value="1.021869" calcext:value-type="float">
            <text:p>1,021869</text:p>
          </table:table-cell>
          <table:table-cell office:value-type="float" office:value="1.047126" calcext:value-type="float">
            <text:p>1,047126</text:p>
          </table:table-cell>
          <table:table-cell office:value-type="float" office:value="1.078102" calcext:value-type="float">
            <text:p>1,078102</text:p>
          </table:table-cell>
          <table:table-cell office:value-type="float" office:value="1.082602" calcext:value-type="float">
            <text:p>1,082602</text:p>
          </table:table-cell>
          <table:table-cell office:value-type="float" office:value="1.099593" calcext:value-type="float">
            <text:p>1,099593</text:p>
          </table:table-cell>
          <table:table-cell office:value-type="float" office:value="1.118336" calcext:value-type="float">
            <text:p>1,118336</text:p>
          </table:table-cell>
          <table:table-cell office:value-type="float" office:value="1.156748" calcext:value-type="float">
            <text:p>1,156748</text:p>
          </table:table-cell>
          <table:table-cell office:value-type="float" office:value="1.17463" calcext:value-type="float">
            <text:p>1,17463</text:p>
          </table:table-cell>
          <table:table-cell office:value-type="float" office:value="1.215191" calcext:value-type="float">
            <text:p>1,215191</text:p>
          </table:table-cell>
          <table:table-cell office:value-type="float" office:value="1.23969" calcext:value-type="float">
            <text:p>1,23969</text:p>
          </table:table-cell>
          <table:table-cell office:value-type="float" office:value="1.257162" calcext:value-type="float">
            <text:p>1,257162</text:p>
          </table:table-cell>
          <table:table-cell office:value-type="float" office:value="1.272883" calcext:value-type="float">
            <text:p>1,272883</text:p>
          </table:table-cell>
          <table:table-cell office:value-type="float" office:value="1.218364" calcext:value-type="float">
            <text:p>1,218364</text:p>
          </table:table-cell>
          <table:table-cell office:value-type="float" office:value="1.2283" calcext:value-type="float">
            <text:p>1,2283</text:p>
          </table:table-cell>
          <table:table-cell office:value-type="float" office:value="1.195554" calcext:value-type="float">
            <text:p>1,195554</text:p>
          </table:table-cell>
          <table:table-cell office:value-type="float" office:value="1.182753" calcext:value-type="float">
            <text:p>1,182753</text:p>
          </table:table-cell>
          <table:table-cell office:value-type="float" office:value="1.252683" calcext:value-type="float">
            <text:p>1,252683</text:p>
          </table:table-cell>
          <table:table-cell office:value-type="float" office:value="1.343492" calcext:value-type="float">
            <text:p>1,343492</text:p>
          </table:table-cell>
          <table:table-cell office:value-type="float" office:value="1.372256" calcext:value-type="float">
            <text:p>1,372256</text:p>
          </table:table-cell>
          <table:table-cell office:value-type="float" office:value="1.379344" calcext:value-type="float">
            <text:p>1,379344</text:p>
          </table:table-cell>
          <table:table-cell office:value-type="float" office:value="1.404325" calcext:value-type="float">
            <text:p>1,404325</text:p>
          </table:table-cell>
          <table:table-cell office:value-type="float" office:value="1.261712" calcext:value-type="float">
            <text:p>1,261712</text:p>
          </table:table-cell>
          <table:table-cell office:value-type="float" office:value="1.321455" calcext:value-type="float">
            <text:p>1,321455</text:p>
          </table:table-cell>
          <table:table-cell office:value-type="float" office:value="1.343278" calcext:value-type="float">
            <text:p>1,343278</text:p>
          </table:table-cell>
          <table:table-cell office:value-type="float" office:value="1.389514" calcext:value-type="float">
            <text:p>1,389514</text:p>
          </table:table-cell>
          <table:table-cell office:value-type="float" office:value="1.453525" calcext:value-type="float">
            <text:p>1,453525</text:p>
          </table:table-cell>
          <table:table-cell office:value-type="float" office:value="1.470602" calcext:value-type="float">
            <text:p>1,470602</text:p>
          </table:table-cell>
          <table:table-cell office:value-type="float" office:value="1.449473" calcext:value-type="float">
            <text:p>1,449473</text:p>
          </table:table-cell>
          <table:table-cell office:value-type="float" office:value="1.494454" calcext:value-type="float">
            <text:p>1,494454</text:p>
          </table:table-cell>
          <table:table-cell office:value-type="float" office:value="1.49464" calcext:value-type="float">
            <text:p>1,49464</text:p>
          </table:table-cell>
          <table:table-cell office:value-type="float" office:value="1.548526" calcext:value-type="float">
            <text:p>1,548526</text:p>
          </table:table-cell>
          <table:table-cell office:value-type="float" office:value="1.595542" calcext:value-type="float">
            <text:p>1,595542</text:p>
          </table:table-cell>
          <table:table-cell office:value-type="float" office:value="1.663879" calcext:value-type="float">
            <text:p>1,663879</text:p>
          </table:table-cell>
          <table:table-cell office:value-type="float" office:value="1.778499" calcext:value-type="float">
            <text:p>1,778499</text:p>
          </table:table-cell>
        </table:table-row>
        <table:table-row table:style-name="ro1">
          <table:table-cell office:value-type="string" calcext:value-type="string">
            <text:p>HYBRID REDUCTION overhead</text:p>
          </table:table-cell>
          <table:table-cell office:value-type="float" office:value="0.002432" calcext:value-type="float">
            <text:p>0,002432</text:p>
          </table:table-cell>
          <table:table-cell office:value-type="float" office:value="0.093433" calcext:value-type="float">
            <text:p>0,093433</text:p>
          </table:table-cell>
          <table:table-cell office:value-type="float" office:value="0.173784" calcext:value-type="float">
            <text:p>0,173784</text:p>
          </table:table-cell>
          <table:table-cell office:value-type="float" office:value="0.188648" calcext:value-type="float">
            <text:p>0,188648</text:p>
          </table:table-cell>
          <table:table-cell office:value-type="float" office:value="0.359668" calcext:value-type="float">
            <text:p>0,359668</text:p>
          </table:table-cell>
          <table:table-cell office:value-type="float" office:value="0.389065" calcext:value-type="float">
            <text:p>0,389065</text:p>
          </table:table-cell>
          <table:table-cell office:value-type="float" office:value="0.454246" calcext:value-type="float">
            <text:p>0,454246</text:p>
          </table:table-cell>
          <table:table-cell office:value-type="float" office:value="0.407651" calcext:value-type="float">
            <text:p>0,407651</text:p>
          </table:table-cell>
          <table:table-cell office:value-type="float" office:value="0.562508" calcext:value-type="float">
            <text:p>0,562508</text:p>
          </table:table-cell>
          <table:table-cell office:value-type="float" office:value="0.553799" calcext:value-type="float">
            <text:p>0,553799</text:p>
          </table:table-cell>
          <table:table-cell office:value-type="float" office:value="0.64293" calcext:value-type="float">
            <text:p>0,64293</text:p>
          </table:table-cell>
          <table:table-cell office:value-type="float" office:value="0.585259" calcext:value-type="float">
            <text:p>0,585259</text:p>
          </table:table-cell>
          <table:table-cell office:value-type="float" office:value="0.659669" calcext:value-type="float">
            <text:p>0,659669</text:p>
          </table:table-cell>
          <table:table-cell office:value-type="float" office:value="0.643273" calcext:value-type="float">
            <text:p>0,643273</text:p>
          </table:table-cell>
          <table:table-cell office:value-type="float" office:value="0.691508" calcext:value-type="float">
            <text:p>0,691508</text:p>
          </table:table-cell>
          <table:table-cell office:value-type="float" office:value="0.715904" calcext:value-type="float">
            <text:p>0,715904</text:p>
          </table:table-cell>
          <table:table-cell office:value-type="float" office:value="0.838541" calcext:value-type="float">
            <text:p>0,838541</text:p>
          </table:table-cell>
          <table:table-cell office:value-type="float" office:value="0.849712" calcext:value-type="float">
            <text:p>0,849712</text:p>
          </table:table-cell>
          <table:table-cell office:value-type="float" office:value="0.892676" calcext:value-type="float">
            <text:p>0,892676</text:p>
          </table:table-cell>
          <table:table-cell office:value-type="float" office:value="0.824876" calcext:value-type="float">
            <text:p>0,824876</text:p>
          </table:table-cell>
          <table:table-cell office:value-type="float" office:value="0.921901" calcext:value-type="float">
            <text:p>0,921901</text:p>
          </table:table-cell>
          <table:table-cell office:value-type="float" office:value="0.919" calcext:value-type="float">
            <text:p>0,919</text:p>
          </table:table-cell>
          <table:table-cell office:value-type="float" office:value="0.954225" calcext:value-type="float">
            <text:p>0,954225</text:p>
          </table:table-cell>
          <table:table-cell office:value-type="float" office:value="0.872749" calcext:value-type="float">
            <text:p>0,872749</text:p>
          </table:table-cell>
          <table:table-cell office:value-type="float" office:value="0.956682" calcext:value-type="float">
            <text:p>0,956682</text:p>
          </table:table-cell>
          <table:table-cell office:value-type="float" office:value="0.929921" calcext:value-type="float">
            <text:p>0,929921</text:p>
          </table:table-cell>
          <table:table-cell office:value-type="float" office:value="0.967373" calcext:value-type="float">
            <text:p>0,967373</text:p>
          </table:table-cell>
          <table:table-cell office:value-type="float" office:value="0.963944" calcext:value-type="float">
            <text:p>0,963944</text:p>
          </table:table-cell>
          <table:table-cell office:value-type="float" office:value="0.99082" calcext:value-type="float">
            <text:p>0,99082</text:p>
          </table:table-cell>
          <table:table-cell office:value-type="float" office:value="0.984663" calcext:value-type="float">
            <text:p>0,984663</text:p>
          </table:table-cell>
          <table:table-cell office:value-type="float" office:value="0.997932" calcext:value-type="float">
            <text:p>0,997932</text:p>
          </table:table-cell>
          <table:table-cell office:value-type="float" office:value="1.022341" calcext:value-type="float">
            <text:p>1,022341</text:p>
          </table:table-cell>
          <table:table-cell office:value-type="float" office:value="1.190656" calcext:value-type="float">
            <text:p>1,190656</text:p>
          </table:table-cell>
          <table:table-cell office:value-type="float" office:value="1.199817" calcext:value-type="float">
            <text:p>1,199817</text:p>
          </table:table-cell>
          <table:table-cell office:value-type="float" office:value="1.267137" calcext:value-type="float">
            <text:p>1,267137</text:p>
          </table:table-cell>
          <table:table-cell office:value-type="float" office:value="1.125272" calcext:value-type="float">
            <text:p>1,125272</text:p>
          </table:table-cell>
          <table:table-cell office:value-type="float" office:value="1.276468" calcext:value-type="float">
            <text:p>1,276468</text:p>
          </table:table-cell>
          <table:table-cell office:value-type="float" office:value="1.265047" calcext:value-type="float">
            <text:p>1,265047</text:p>
          </table:table-cell>
          <table:table-cell office:value-type="float" office:value="1.313616" calcext:value-type="float">
            <text:p>1,313616</text:p>
          </table:table-cell>
          <table:table-cell office:value-type="float" office:value="1.18731" calcext:value-type="float">
            <text:p>1,18731</text:p>
          </table:table-cell>
          <table:table-cell office:value-type="float" office:value="1.318246" calcext:value-type="float">
            <text:p>1,318246</text:p>
          </table:table-cell>
          <table:table-cell office:value-type="float" office:value="1.299166" calcext:value-type="float">
            <text:p>1,299166</text:p>
          </table:table-cell>
          <table:table-cell office:value-type="float" office:value="1.334527" calcext:value-type="float">
            <text:p>1,334527</text:p>
          </table:table-cell>
          <table:table-cell office:value-type="float" office:value="1.245533" calcext:value-type="float">
            <text:p>1,245533</text:p>
          </table:table-cell>
          <table:table-cell office:value-type="float" office:value="1.340681" calcext:value-type="float">
            <text:p>1,340681</text:p>
          </table:table-cell>
          <table:table-cell office:value-type="float" office:value="1.320833" calcext:value-type="float">
            <text:p>1,320833</text:p>
          </table:table-cell>
          <table:table-cell office:value-type="float" office:value="1.356961" calcext:value-type="float">
            <text:p>1,356961</text:p>
          </table:table-cell>
          <table:table-cell office:value-type="float" office:value="1.232568" calcext:value-type="float">
            <text:p>1,232568</text:p>
          </table:table-cell>
          <table:table-cell office:value-type="float" office:value="1.36317" calcext:value-type="float">
            <text:p>1,36317</text:p>
          </table:table-cell>
          <table:table-cell office:value-type="float" office:value="1.322931" calcext:value-type="float">
            <text:p>1,322931</text:p>
          </table:table-cell>
          <table:table-cell office:value-type="float" office:value="1.366552" calcext:value-type="float">
            <text:p>1,366552</text:p>
          </table:table-cell>
          <table:table-cell office:value-type="float" office:value="1.326148" calcext:value-type="float">
            <text:p>1,326148</text:p>
          </table:table-cell>
          <table:table-cell office:value-type="float" office:value="1.374649" calcext:value-type="float">
            <text:p>1,374649</text:p>
          </table:table-cell>
          <table:table-cell office:value-type="float" office:value="1.357514" calcext:value-type="float">
            <text:p>1,357514</text:p>
          </table:table-cell>
          <table:table-cell office:value-type="float" office:value="1.371604" calcext:value-type="float">
            <text:p>1,371604</text:p>
          </table:table-cell>
          <table:table-cell office:value-type="float" office:value="1.358353" calcext:value-type="float">
            <text:p>1,358353</text:p>
          </table:table-cell>
          <table:table-cell office:value-type="float" office:value="1.379182" calcext:value-type="float">
            <text:p>1,379182</text:p>
          </table:table-cell>
          <table:table-cell office:value-type="float" office:value="1.373487" calcext:value-type="float">
            <text:p>1,373487</text:p>
          </table:table-cell>
          <table:table-cell office:value-type="float" office:value="1.381534" calcext:value-type="float">
            <text:p>1,381534</text:p>
          </table:table-cell>
          <table:table-cell office:value-type="float" office:value="1.374758" calcext:value-type="float">
            <text:p>1,374758</text:p>
          </table:table-cell>
          <table:table-cell office:value-type="float" office:value="1.391233" calcext:value-type="float">
            <text:p>1,391233</text:p>
          </table:table-cell>
          <table:table-cell office:value-type="float" office:value="1.385" calcext:value-type="float">
            <text:p>1,385</text:p>
          </table:table-cell>
          <table:table-cell office:value-type="float" office:value="1.391436" calcext:value-type="float">
            <text:p>1,391436</text:p>
          </table:table-cell>
          <table:table-cell office:value-type="float" office:value="1.64075" calcext:value-type="float">
            <text:p>1,64075</text:p>
          </table:table-cell>
        </table:table-row>
        <table:table-row table:style-name="ro1">
          <table:table-cell office:value-type="string" calcext:value-type="string">
            <text:p>OMP PARALLEL overhead</text:p>
          </table:table-cell>
          <table:table-cell office:value-type="float" office:value="0.268282" calcext:value-type="float">
            <text:p>0,268282</text:p>
          </table:table-cell>
          <table:table-cell office:value-type="float" office:value="0.501621" calcext:value-type="float">
            <text:p>0,501621</text:p>
          </table:table-cell>
          <table:table-cell office:value-type="float" office:value="0.542148" calcext:value-type="float">
            <text:p>0,542148</text:p>
          </table:table-cell>
          <table:table-cell office:value-type="float" office:value="0.577217" calcext:value-type="float">
            <text:p>0,577217</text:p>
          </table:table-cell>
          <table:table-cell office:value-type="float" office:value="1.102017" calcext:value-type="float">
            <text:p>1,102017</text:p>
          </table:table-cell>
          <table:table-cell office:value-type="float" office:value="1.347494" calcext:value-type="float">
            <text:p>1,347494</text:p>
          </table:table-cell>
          <table:table-cell office:value-type="float" office:value="1.502087" calcext:value-type="float">
            <text:p>1,502087</text:p>
          </table:table-cell>
          <table:table-cell office:value-type="float" office:value="1.686524" calcext:value-type="float">
            <text:p>1,686524</text:p>
          </table:table-cell>
          <table:table-cell office:value-type="float" office:value="1.960789" calcext:value-type="float">
            <text:p>1,960789</text:p>
          </table:table-cell>
          <table:table-cell office:value-type="float" office:value="2.105252" calcext:value-type="float">
            <text:p>2,105252</text:p>
          </table:table-cell>
          <table:table-cell office:value-type="float" office:value="2.249249" calcext:value-type="float">
            <text:p>2,249249</text:p>
          </table:table-cell>
          <table:table-cell office:value-type="float" office:value="2.441778" calcext:value-type="float">
            <text:p>2,441778</text:p>
          </table:table-cell>
          <table:table-cell office:value-type="float" office:value="2.657909" calcext:value-type="float">
            <text:p>2,657909</text:p>
          </table:table-cell>
          <table:table-cell office:value-type="float" office:value="2.781377" calcext:value-type="float">
            <text:p>2,781377</text:p>
          </table:table-cell>
          <table:table-cell office:value-type="float" office:value="2.905173" calcext:value-type="float">
            <text:p>2,905173</text:p>
          </table:table-cell>
          <table:table-cell office:value-type="float" office:value="3.052578" calcext:value-type="float">
            <text:p>3,052578</text:p>
          </table:table-cell>
          <table:table-cell office:value-type="float" office:value="3.236307" calcext:value-type="float">
            <text:p>3,236307</text:p>
          </table:table-cell>
          <table:table-cell office:value-type="float" office:value="3.392595" calcext:value-type="float">
            <text:p>3,392595</text:p>
          </table:table-cell>
          <table:table-cell office:value-type="float" office:value="3.545814" calcext:value-type="float">
            <text:p>3,545814</text:p>
          </table:table-cell>
          <table:table-cell office:value-type="float" office:value="3.738235" calcext:value-type="float">
            <text:p>3,738235</text:p>
          </table:table-cell>
          <table:table-cell office:value-type="float" office:value="4.063514" calcext:value-type="float">
            <text:p>4,063514</text:p>
          </table:table-cell>
          <table:table-cell office:value-type="float" office:value="4.095792" calcext:value-type="float">
            <text:p>4,095792</text:p>
          </table:table-cell>
          <table:table-cell office:value-type="float" office:value="4.26332" calcext:value-type="float">
            <text:p>4,26332</text:p>
          </table:table-cell>
          <table:table-cell office:value-type="float" office:value="4.477425" calcext:value-type="float">
            <text:p>4,477425</text:p>
          </table:table-cell>
          <table:table-cell office:value-type="float" office:value="4.706712" calcext:value-type="float">
            <text:p>4,706712</text:p>
          </table:table-cell>
          <table:table-cell office:value-type="float" office:value="4.856715" calcext:value-type="float">
            <text:p>4,856715</text:p>
          </table:table-cell>
          <table:table-cell office:value-type="float" office:value="5.0096" calcext:value-type="float">
            <text:p>5,0096</text:p>
          </table:table-cell>
          <table:table-cell office:value-type="float" office:value="5.168148" calcext:value-type="float">
            <text:p>5,168148</text:p>
          </table:table-cell>
          <table:table-cell office:value-type="float" office:value="5.377051" calcext:value-type="float">
            <text:p>5,377051</text:p>
          </table:table-cell>
          <table:table-cell office:value-type="float" office:value="5.528662" calcext:value-type="float">
            <text:p>5,528662</text:p>
          </table:table-cell>
          <table:table-cell office:value-type="float" office:value="5.669714" calcext:value-type="float">
            <text:p>5,669714</text:p>
          </table:table-cell>
          <table:table-cell office:value-type="float" office:value="5.833367" calcext:value-type="float">
            <text:p>5,833367</text:p>
          </table:table-cell>
          <table:table-cell office:value-type="float" office:value="6.162968" calcext:value-type="float">
            <text:p>6,162968</text:p>
          </table:table-cell>
          <table:table-cell office:value-type="float" office:value="6.280051" calcext:value-type="float">
            <text:p>6,280051</text:p>
          </table:table-cell>
          <table:table-cell office:value-type="float" office:value="6.455192" calcext:value-type="float">
            <text:p>6,455192</text:p>
          </table:table-cell>
          <table:table-cell office:value-type="float" office:value="6.615536" calcext:value-type="float">
            <text:p>6,615536</text:p>
          </table:table-cell>
          <table:table-cell office:value-type="float" office:value="6.859812" calcext:value-type="float">
            <text:p>6,859812</text:p>
          </table:table-cell>
          <table:table-cell office:value-type="float" office:value="7.035044" calcext:value-type="float">
            <text:p>7,035044</text:p>
          </table:table-cell>
          <table:table-cell office:value-type="float" office:value="7.171961" calcext:value-type="float">
            <text:p>7,171961</text:p>
          </table:table-cell>
          <table:table-cell office:value-type="float" office:value="7.339996" calcext:value-type="float">
            <text:p>7,339996</text:p>
          </table:table-cell>
          <table:table-cell office:value-type="float" office:value="7.6502" calcext:value-type="float">
            <text:p>7,6502</text:p>
          </table:table-cell>
          <table:table-cell office:value-type="float" office:value="7.891987" calcext:value-type="float">
            <text:p>7,891987</text:p>
          </table:table-cell>
          <table:table-cell office:value-type="float" office:value="8.087822" calcext:value-type="float">
            <text:p>8,087822</text:p>
          </table:table-cell>
          <table:table-cell office:value-type="float" office:value="8.219523" calcext:value-type="float">
            <text:p>8,219523</text:p>
          </table:table-cell>
          <table:table-cell office:value-type="float" office:value="8.461935" calcext:value-type="float">
            <text:p>8,461935</text:p>
          </table:table-cell>
          <table:table-cell office:value-type="float" office:value="8.622958" calcext:value-type="float">
            <text:p>8,622958</text:p>
          </table:table-cell>
          <table:table-cell office:value-type="float" office:value="8.881107" calcext:value-type="float">
            <text:p>8,881107</text:p>
          </table:table-cell>
          <table:table-cell office:value-type="float" office:value="8.931326" calcext:value-type="float">
            <text:p>8,931326</text:p>
          </table:table-cell>
          <table:table-cell office:value-type="float" office:value="9.245167" calcext:value-type="float">
            <text:p>9,245167</text:p>
          </table:table-cell>
          <table:table-cell office:value-type="float" office:value="9.42052" calcext:value-type="float">
            <text:p>9,42052</text:p>
          </table:table-cell>
          <table:table-cell office:value-type="float" office:value="9.602462" calcext:value-type="float">
            <text:p>9,602462</text:p>
          </table:table-cell>
          <table:table-cell office:value-type="float" office:value="9.777387" calcext:value-type="float">
            <text:p>9,777387</text:p>
          </table:table-cell>
          <table:table-cell office:value-type="float" office:value="10.018071" calcext:value-type="float">
            <text:p>10,018071</text:p>
          </table:table-cell>
          <table:table-cell office:value-type="float" office:value="10.222654" calcext:value-type="float">
            <text:p>10,222654</text:p>
          </table:table-cell>
          <table:table-cell office:value-type="float" office:value="10.448288" calcext:value-type="float">
            <text:p>10,448288</text:p>
          </table:table-cell>
          <table:table-cell office:value-type="float" office:value="10.582354" calcext:value-type="float">
            <text:p>10,582354</text:p>
          </table:table-cell>
          <table:table-cell office:value-type="float" office:value="10.909565" calcext:value-type="float">
            <text:p>10,909565</text:p>
          </table:table-cell>
          <table:table-cell office:value-type="float" office:value="10.99078" calcext:value-type="float">
            <text:p>10,99078</text:p>
          </table:table-cell>
          <table:table-cell office:value-type="float" office:value="11.168028" calcext:value-type="float">
            <text:p>11,168028</text:p>
          </table:table-cell>
          <table:table-cell office:value-type="float" office:value="11.238276" calcext:value-type="float">
            <text:p>11,238276</text:p>
          </table:table-cell>
          <table:table-cell office:value-type="float" office:value="11.628417" calcext:value-type="float">
            <text:p>11,628417</text:p>
          </table:table-cell>
          <table:table-cell office:value-type="float" office:value="11.845447" calcext:value-type="float">
            <text:p>11,845447</text:p>
          </table:table-cell>
          <table:table-cell office:value-type="float" office:value="11.932869" calcext:value-type="float">
            <text:p>11,932869</text:p>
          </table:table-cell>
          <table:table-cell office:value-type="float" office:value="12.171574" calcext:value-type="float">
            <text:p>12,171574</text:p>
          </table:table-cell>
        </table:table-row>
        <table:table-row table:style-name="ro1">
          <table:table-cell office:value-type="string" calcext:value-type="string">
            <text:p>OMP FOR overhead</text:p>
          </table:table-cell>
          <table:table-cell office:value-type="float" office:value="0.147215" calcext:value-type="float">
            <text:p>0,147215</text:p>
          </table:table-cell>
          <table:table-cell office:value-type="float" office:value="0.184111" calcext:value-type="float">
            <text:p>0,184111</text:p>
          </table:table-cell>
          <table:table-cell office:value-type="float" office:value="0.183968" calcext:value-type="float">
            <text:p>0,183968</text:p>
          </table:table-cell>
          <table:table-cell office:value-type="float" office:value="0.196669" calcext:value-type="float">
            <text:p>0,196669</text:p>
          </table:table-cell>
          <table:table-cell office:value-type="float" office:value="0.334645" calcext:value-type="float">
            <text:p>0,334645</text:p>
          </table:table-cell>
          <table:table-cell office:value-type="float" office:value="0.402824" calcext:value-type="float">
            <text:p>0,402824</text:p>
          </table:table-cell>
          <table:table-cell office:value-type="float" office:value="0.42729" calcext:value-type="float">
            <text:p>0,42729</text:p>
          </table:table-cell>
          <table:table-cell office:value-type="float" office:value="0.429474" calcext:value-type="float">
            <text:p>0,429474</text:p>
          </table:table-cell>
          <table:table-cell office:value-type="float" office:value="0.51502" calcext:value-type="float">
            <text:p>0,51502</text:p>
          </table:table-cell>
          <table:table-cell office:value-type="float" office:value="0.527446" calcext:value-type="float">
            <text:p>0,527446</text:p>
          </table:table-cell>
          <table:table-cell office:value-type="float" office:value="0.553156" calcext:value-type="float">
            <text:p>0,553156</text:p>
          </table:table-cell>
          <table:table-cell office:value-type="float" office:value="0.562674" calcext:value-type="float">
            <text:p>0,562674</text:p>
          </table:table-cell>
          <table:table-cell office:value-type="float" office:value="0.658" calcext:value-type="float">
            <text:p>0,658</text:p>
          </table:table-cell>
          <table:table-cell office:value-type="float" office:value="0.652056" calcext:value-type="float">
            <text:p>0,652056</text:p>
          </table:table-cell>
          <table:table-cell office:value-type="float" office:value="0.660016" calcext:value-type="float">
            <text:p>0,660016</text:p>
          </table:table-cell>
          <table:table-cell office:value-type="float" office:value="0.670382" calcext:value-type="float">
            <text:p>0,670382</text:p>
          </table:table-cell>
          <table:table-cell office:value-type="float" office:value="0.766867" calcext:value-type="float">
            <text:p>0,766867</text:p>
          </table:table-cell>
          <table:table-cell office:value-type="float" office:value="0.767215" calcext:value-type="float">
            <text:p>0,767215</text:p>
          </table:table-cell>
          <table:table-cell office:value-type="float" office:value="0.772609" calcext:value-type="float">
            <text:p>0,772609</text:p>
          </table:table-cell>
          <table:table-cell office:value-type="float" office:value="0.79203" calcext:value-type="float">
            <text:p>0,79203</text:p>
          </table:table-cell>
          <table:table-cell office:value-type="float" office:value="0.880791" calcext:value-type="float">
            <text:p>0,880791</text:p>
          </table:table-cell>
          <table:table-cell office:value-type="float" office:value="0.884898" calcext:value-type="float">
            <text:p>0,884898</text:p>
          </table:table-cell>
          <table:table-cell office:value-type="float" office:value="0.893911" calcext:value-type="float">
            <text:p>0,893911</text:p>
          </table:table-cell>
          <table:table-cell office:value-type="float" office:value="0.9136" calcext:value-type="float">
            <text:p>0,9136</text:p>
          </table:table-cell>
          <table:table-cell office:value-type="float" office:value="1.015432" calcext:value-type="float">
            <text:p>1,015432</text:p>
          </table:table-cell>
          <table:table-cell office:value-type="float" office:value="1.008949" calcext:value-type="float">
            <text:p>1,008949</text:p>
          </table:table-cell>
          <table:table-cell office:value-type="float" office:value="1.01439" calcext:value-type="float">
            <text:p>1,01439</text:p>
          </table:table-cell>
          <table:table-cell office:value-type="float" office:value="1.035566" calcext:value-type="float">
            <text:p>1,035566</text:p>
          </table:table-cell>
          <table:table-cell office:value-type="float" office:value="1.141839" calcext:value-type="float">
            <text:p>1,141839</text:p>
          </table:table-cell>
          <table:table-cell office:value-type="float" office:value="1.131229" calcext:value-type="float">
            <text:p>1,131229</text:p>
          </table:table-cell>
          <table:table-cell office:value-type="float" office:value="1.133905" calcext:value-type="float">
            <text:p>1,133905</text:p>
          </table:table-cell>
          <table:table-cell office:value-type="float" office:value="1.160271" calcext:value-type="float">
            <text:p>1,160271</text:p>
          </table:table-cell>
          <table:table-cell office:value-type="float" office:value="1.324545" calcext:value-type="float">
            <text:p>1,324545</text:p>
          </table:table-cell>
          <table:table-cell office:value-type="float" office:value="1.30589" calcext:value-type="float">
            <text:p>1,30589</text:p>
          </table:table-cell>
          <table:table-cell office:value-type="float" office:value="1.311794" calcext:value-type="float">
            <text:p>1,311794</text:p>
          </table:table-cell>
          <table:table-cell office:value-type="float" office:value="1.321942" calcext:value-type="float">
            <text:p>1,321942</text:p>
          </table:table-cell>
          <table:table-cell office:value-type="float" office:value="1.456363" calcext:value-type="float">
            <text:p>1,456363</text:p>
          </table:table-cell>
          <table:table-cell office:value-type="float" office:value="1.437899" calcext:value-type="float">
            <text:p>1,437899</text:p>
          </table:table-cell>
          <table:table-cell office:value-type="float" office:value="1.440693" calcext:value-type="float">
            <text:p>1,440693</text:p>
          </table:table-cell>
          <table:table-cell office:value-type="float" office:value="1.453345" calcext:value-type="float">
            <text:p>1,453345</text:p>
          </table:table-cell>
          <table:table-cell office:value-type="float" office:value="1.565617" calcext:value-type="float">
            <text:p>1,565617</text:p>
          </table:table-cell>
          <table:table-cell office:value-type="float" office:value="1.554656" calcext:value-type="float">
            <text:p>1,554656</text:p>
          </table:table-cell>
          <table:table-cell office:value-type="float" office:value="1.558101" calcext:value-type="float">
            <text:p>1,558101</text:p>
          </table:table-cell>
          <table:table-cell office:value-type="float" office:value="1.567952" calcext:value-type="float">
            <text:p>1,567952</text:p>
          </table:table-cell>
          <table:table-cell office:value-type="float" office:value="1.678993" calcext:value-type="float">
            <text:p>1,678993</text:p>
          </table:table-cell>
          <table:table-cell office:value-type="float" office:value="1.669728" calcext:value-type="float">
            <text:p>1,669728</text:p>
          </table:table-cell>
          <table:table-cell office:value-type="float" office:value="1.671399" calcext:value-type="float">
            <text:p>1,671399</text:p>
          </table:table-cell>
          <table:table-cell office:value-type="float" office:value="1.682154" calcext:value-type="float">
            <text:p>1,682154</text:p>
          </table:table-cell>
          <table:table-cell office:value-type="float" office:value="1.822342" calcext:value-type="float">
            <text:p>1,822342</text:p>
          </table:table-cell>
          <table:table-cell office:value-type="float" office:value="1.792349" calcext:value-type="float">
            <text:p>1,792349</text:p>
          </table:table-cell>
          <table:table-cell office:value-type="float" office:value="1.795009" calcext:value-type="float">
            <text:p>1,795009</text:p>
          </table:table-cell>
          <table:table-cell office:value-type="float" office:value="1.801751" calcext:value-type="float">
            <text:p>1,801751</text:p>
          </table:table-cell>
          <table:table-cell office:value-type="float" office:value="1.922183" calcext:value-type="float">
            <text:p>1,922183</text:p>
          </table:table-cell>
          <table:table-cell office:value-type="float" office:value="1.907035" calcext:value-type="float">
            <text:p>1,907035</text:p>
          </table:table-cell>
          <table:table-cell office:value-type="float" office:value="1.909668" calcext:value-type="float">
            <text:p>1,909668</text:p>
          </table:table-cell>
          <table:table-cell office:value-type="float" office:value="1.914363" calcext:value-type="float">
            <text:p>1,914363</text:p>
          </table:table-cell>
          <table:table-cell office:value-type="float" office:value="2.035518" calcext:value-type="float">
            <text:p>2,035518</text:p>
          </table:table-cell>
          <table:table-cell office:value-type="float" office:value="2.022834" calcext:value-type="float">
            <text:p>2,022834</text:p>
          </table:table-cell>
          <table:table-cell office:value-type="float" office:value="2.024894" calcext:value-type="float">
            <text:p>2,024894</text:p>
          </table:table-cell>
          <table:table-cell office:value-type="float" office:value="2.030175" calcext:value-type="float">
            <text:p>2,030175</text:p>
          </table:table-cell>
          <table:table-cell office:value-type="float" office:value="2.152435" calcext:value-type="float">
            <text:p>2,152435</text:p>
          </table:table-cell>
          <table:table-cell office:value-type="float" office:value="2.138417" calcext:value-type="float">
            <text:p>2,138417</text:p>
          </table:table-cell>
          <table:table-cell office:value-type="float" office:value="2.141265" calcext:value-type="float">
            <text:p>2,141265</text:p>
          </table:table-cell>
          <table:table-cell office:value-type="float" office:value="2.142169" calcext:value-type="float">
            <text:p>2,142169</text:p>
          </table:table-cell>
        </table:table-row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BARRIER time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247978" calcext:value-type="float">
            <text:p>0,247978</text:p>
          </table:table-cell>
          <table:table-cell office:value-type="float" office:value="0.24723" calcext:value-type="float">
            <text:p>0,24723</text:p>
          </table:table-cell>
          <table:table-cell office:value-type="float" office:value="0.256442" calcext:value-type="float">
            <text:p>0,256442</text:p>
          </table:table-cell>
          <table:table-cell office:value-type="float" office:value="0.000607" calcext:value-type="float">
            <text:p>0,000607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286346" calcext:value-type="float">
            <text:p>0,286346</text:p>
          </table:table-cell>
          <table:table-cell office:value-type="float" office:value="0.283689" calcext:value-type="float">
            <text:p>0,283689</text:p>
          </table:table-cell>
          <table:table-cell office:value-type="float" office:value="0.295282" calcext:value-type="float">
            <text:p>0,295282</text:p>
          </table:table-cell>
          <table:table-cell office:value-type="float" office:value="0.001347" calcext:value-type="float">
            <text:p>0,001347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285518" calcext:value-type="float">
            <text:p>0,285518</text:p>
          </table:table-cell>
          <table:table-cell office:value-type="float" office:value="0.284274" calcext:value-type="float">
            <text:p>0,284274</text:p>
          </table:table-cell>
          <table:table-cell office:value-type="float" office:value="0.295143" calcext:value-type="float">
            <text:p>0,295143</text:p>
          </table:table-cell>
          <table:table-cell office:value-type="float" office:value="0.001218" calcext:value-type="float">
            <text:p>0,001218</text:p>
          </table:table-cell>
          <table:table-cell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296848" calcext:value-type="float">
            <text:p>0,296848</text:p>
          </table:table-cell>
          <table:table-cell office:value-type="float" office:value="0.293165" calcext:value-type="float">
            <text:p>0,293165</text:p>
          </table:table-cell>
          <table:table-cell office:value-type="float" office:value="0.317807" calcext:value-type="float">
            <text:p>0,317807</text:p>
          </table:table-cell>
          <table:table-cell office:value-type="float" office:value="0.00167" calcext:value-type="float">
            <text:p>0,00167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437401" calcext:value-type="float">
            <text:p>0,437401</text:p>
          </table:table-cell>
          <table:table-cell office:value-type="float" office:value="0.434245" calcext:value-type="float">
            <text:p>0,434245</text:p>
          </table:table-cell>
          <table:table-cell office:value-type="float" office:value="0.450572" calcext:value-type="float">
            <text:p>0,450572</text:p>
          </table:table-cell>
          <table:table-cell office:value-type="float" office:value="0.001438" calcext:value-type="float">
            <text:p>0,001438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502477" calcext:value-type="float">
            <text:p>0,502477</text:p>
          </table:table-cell>
          <table:table-cell office:value-type="float" office:value="0.49774" calcext:value-type="float">
            <text:p>0,49774</text:p>
          </table:table-cell>
          <table:table-cell office:value-type="float" office:value="0.516682" calcext:value-type="float">
            <text:p>0,516682</text:p>
          </table:table-cell>
          <table:table-cell office:value-type="float" office:value="0.002161" calcext:value-type="float">
            <text:p>0,002161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527037" calcext:value-type="float">
            <text:p>0,527037</text:p>
          </table:table-cell>
          <table:table-cell office:value-type="float" office:value="0.52076" calcext:value-type="float">
            <text:p>0,52076</text:p>
          </table:table-cell>
          <table:table-cell office:value-type="float" office:value="0.54441" calcext:value-type="float">
            <text:p>0,54441</text:p>
          </table:table-cell>
          <table:table-cell office:value-type="float" office:value="0.003274" calcext:value-type="float">
            <text:p>0,003274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530314" calcext:value-type="float">
            <text:p>0,530314</text:p>
          </table:table-cell>
          <table:table-cell office:value-type="float" office:value="0.524867" calcext:value-type="float">
            <text:p>0,524867</text:p>
          </table:table-cell>
          <table:table-cell office:value-type="float" office:value="0.554674" calcext:value-type="float">
            <text:p>0,554674</text:p>
          </table:table-cell>
          <table:table-cell office:value-type="float" office:value="0.003594" calcext:value-type="float">
            <text:p>0,00359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617668" calcext:value-type="float">
            <text:p>0,617668</text:p>
          </table:table-cell>
          <table:table-cell office:value-type="float" office:value="0.61217" calcext:value-type="float">
            <text:p>0,61217</text:p>
          </table:table-cell>
          <table:table-cell office:value-type="float" office:value="0.643574" calcext:value-type="float">
            <text:p>0,643574</text:p>
          </table:table-cell>
          <table:table-cell office:value-type="float" office:value="0.002149" calcext:value-type="float">
            <text:p>0,00214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628903" calcext:value-type="float">
            <text:p>0,628903</text:p>
          </table:table-cell>
          <table:table-cell office:value-type="float" office:value="0.623847" calcext:value-type="float">
            <text:p>0,623847</text:p>
          </table:table-cell>
          <table:table-cell office:value-type="float" office:value="0.660636" calcext:value-type="float">
            <text:p>0,660636</text:p>
          </table:table-cell>
          <table:table-cell office:value-type="float" office:value="0.002179" calcext:value-type="float">
            <text:p>0,002179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65502" calcext:value-type="float">
            <text:p>0,65502</text:p>
          </table:table-cell>
          <table:table-cell office:value-type="float" office:value="0.651355" calcext:value-type="float">
            <text:p>0,651355</text:p>
          </table:table-cell>
          <table:table-cell office:value-type="float" office:value="0.686435" calcext:value-type="float">
            <text:p>0,686435</text:p>
          </table:table-cell>
          <table:table-cell office:value-type="float" office:value="0.001907" calcext:value-type="float">
            <text:p>0,00190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662174" calcext:value-type="float">
            <text:p>0,662174</text:p>
          </table:table-cell>
          <table:table-cell office:value-type="float" office:value="0.658468" calcext:value-type="float">
            <text:p>0,658468</text:p>
          </table:table-cell>
          <table:table-cell office:value-type="float" office:value="0.69503" calcext:value-type="float">
            <text:p>0,69503</text:p>
          </table:table-cell>
          <table:table-cell office:value-type="float" office:value="0.001814" calcext:value-type="float">
            <text:p>0,001814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.752005" calcext:value-type="float">
            <text:p>0,752005</text:p>
          </table:table-cell>
          <table:table-cell office:value-type="float" office:value="0.745114" calcext:value-type="float">
            <text:p>0,745114</text:p>
          </table:table-cell>
          <table:table-cell office:value-type="float" office:value="0.757524" calcext:value-type="float">
            <text:p>0,757524</text:p>
          </table:table-cell>
          <table:table-cell office:value-type="float" office:value="0.001844" calcext:value-type="float">
            <text:p>0,001844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.752783" calcext:value-type="float">
            <text:p>0,752783</text:p>
          </table:table-cell>
          <table:table-cell office:value-type="float" office:value="0.748712" calcext:value-type="float">
            <text:p>0,748712</text:p>
          </table:table-cell>
          <table:table-cell office:value-type="float" office:value="0.756901" calcext:value-type="float">
            <text:p>0,756901</text:p>
          </table:table-cell>
          <table:table-cell office:value-type="float" office:value="0.001529" calcext:value-type="float">
            <text:p>0,001529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.760996" calcext:value-type="float">
            <text:p>0,760996</text:p>
          </table:table-cell>
          <table:table-cell office:value-type="float" office:value="0.757575" calcext:value-type="float">
            <text:p>0,757575</text:p>
          </table:table-cell>
          <table:table-cell office:value-type="float" office:value="0.794256" calcext:value-type="float">
            <text:p>0,794256</text:p>
          </table:table-cell>
          <table:table-cell office:value-type="float" office:value="0.002027" calcext:value-type="float">
            <text:p>0,002027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.772063" calcext:value-type="float">
            <text:p>0,772063</text:p>
          </table:table-cell>
          <table:table-cell office:value-type="float" office:value="0.769243" calcext:value-type="float">
            <text:p>0,769243</text:p>
          </table:table-cell>
          <table:table-cell office:value-type="float" office:value="0.811075" calcext:value-type="float">
            <text:p>0,811075</text:p>
          </table:table-cell>
          <table:table-cell office:value-type="float" office:value="0.002039" calcext:value-type="float">
            <text:p>0,00203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0.867768" calcext:value-type="float">
            <text:p>0,867768</text:p>
          </table:table-cell>
          <table:table-cell office:value-type="float" office:value="0.863278" calcext:value-type="float">
            <text:p>0,863278</text:p>
          </table:table-cell>
          <table:table-cell office:value-type="float" office:value="0.941914" calcext:value-type="float">
            <text:p>0,941914</text:p>
          </table:table-cell>
          <table:table-cell office:value-type="float" office:value="0.00388" calcext:value-type="float">
            <text:p>0,00388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0.868183" calcext:value-type="float">
            <text:p>0,868183</text:p>
          </table:table-cell>
          <table:table-cell office:value-type="float" office:value="0.864992" calcext:value-type="float">
            <text:p>0,864992</text:p>
          </table:table-cell>
          <table:table-cell office:value-type="float" office:value="0.874579" calcext:value-type="float">
            <text:p>0,874579</text:p>
          </table:table-cell>
          <table:table-cell office:value-type="float" office:value="0.001531" calcext:value-type="float">
            <text:p>0,001531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0.874345" calcext:value-type="float">
            <text:p>0,874345</text:p>
          </table:table-cell>
          <table:table-cell office:value-type="float" office:value="0.87075" calcext:value-type="float">
            <text:p>0,87075</text:p>
          </table:table-cell>
          <table:table-cell office:value-type="float" office:value="0.886039" calcext:value-type="float">
            <text:p>0,886039</text:p>
          </table:table-cell>
          <table:table-cell office:value-type="float" office:value="0.001901" calcext:value-type="float">
            <text:p>0,001901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.893604" calcext:value-type="float">
            <text:p>0,893604</text:p>
          </table:table-cell>
          <table:table-cell office:value-type="float" office:value="0.89009" calcext:value-type="float">
            <text:p>0,89009</text:p>
          </table:table-cell>
          <table:table-cell office:value-type="float" office:value="0.90023" calcext:value-type="float">
            <text:p>0,90023</text:p>
          </table:table-cell>
          <table:table-cell office:value-type="float" office:value="0.001706" calcext:value-type="float">
            <text:p>0,001706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0.981451" calcext:value-type="float">
            <text:p>0,981451</text:p>
          </table:table-cell>
          <table:table-cell office:value-type="float" office:value="0.977164" calcext:value-type="float">
            <text:p>0,977164</text:p>
          </table:table-cell>
          <table:table-cell office:value-type="float" office:value="0.986902" calcext:value-type="float">
            <text:p>0,986902</text:p>
          </table:table-cell>
          <table:table-cell office:value-type="float" office:value="0.001666" calcext:value-type="float">
            <text:p>0,001666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0.986068" calcext:value-type="float">
            <text:p>0,986068</text:p>
          </table:table-cell>
          <table:table-cell office:value-type="float" office:value="0.982738" calcext:value-type="float">
            <text:p>0,982738</text:p>
          </table:table-cell>
          <table:table-cell office:value-type="float" office:value="0.991554" calcext:value-type="float">
            <text:p>0,991554</text:p>
          </table:table-cell>
          <table:table-cell office:value-type="float" office:value="0.001532" calcext:value-type="float">
            <text:p>0,001532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0.994301" calcext:value-type="float">
            <text:p>0,994301</text:p>
          </table:table-cell>
          <table:table-cell office:value-type="float" office:value="0.989875" calcext:value-type="float">
            <text:p>0,989875</text:p>
          </table:table-cell>
          <table:table-cell office:value-type="float" office:value="1.005144" calcext:value-type="float">
            <text:p>1,005144</text:p>
          </table:table-cell>
          <table:table-cell office:value-type="float" office:value="0.001946" calcext:value-type="float">
            <text:p>0,001946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1.029011" calcext:value-type="float">
            <text:p>1,029011</text:p>
          </table:table-cell>
          <table:table-cell office:value-type="float" office:value="1.010117" calcext:value-type="float">
            <text:p>1,010117</text:p>
          </table:table-cell>
          <table:table-cell office:value-type="float" office:value="1.344623" calcext:value-type="float">
            <text:p>1,344623</text:p>
          </table:table-cell>
          <table:table-cell office:value-type="float" office:value="0.036456" calcext:value-type="float">
            <text:p>0,036456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.11576" calcext:value-type="float">
            <text:p>1,11576</text:p>
          </table:table-cell>
          <table:table-cell office:value-type="float" office:value="1.111167" calcext:value-type="float">
            <text:p>1,111167</text:p>
          </table:table-cell>
          <table:table-cell office:value-type="float" office:value="1.12203" calcext:value-type="float">
            <text:p>1,12203</text:p>
          </table:table-cell>
          <table:table-cell office:value-type="float" office:value="0.001644" calcext:value-type="float">
            <text:p>0,001644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1.108582" calcext:value-type="float">
            <text:p>1,108582</text:p>
          </table:table-cell>
          <table:table-cell office:value-type="float" office:value="1.104527" calcext:value-type="float">
            <text:p>1,104527</text:p>
          </table:table-cell>
          <table:table-cell office:value-type="float" office:value="1.113831" calcext:value-type="float">
            <text:p>1,113831</text:p>
          </table:table-cell>
          <table:table-cell office:value-type="float" office:value="0.00134" calcext:value-type="float">
            <text:p>0,00134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1.114634" calcext:value-type="float">
            <text:p>1,114634</text:p>
          </table:table-cell>
          <table:table-cell office:value-type="float" office:value="1.110296" calcext:value-type="float">
            <text:p>1,110296</text:p>
          </table:table-cell>
          <table:table-cell office:value-type="float" office:value="1.120191" calcext:value-type="float">
            <text:p>1,120191</text:p>
          </table:table-cell>
          <table:table-cell office:value-type="float" office:value="0.001305" calcext:value-type="float">
            <text:p>0,001305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1.135452" calcext:value-type="float">
            <text:p>1,135452</text:p>
          </table:table-cell>
          <table:table-cell office:value-type="float" office:value="1.131298" calcext:value-type="float">
            <text:p>1,131298</text:p>
          </table:table-cell>
          <table:table-cell office:value-type="float" office:value="1.14059" calcext:value-type="float">
            <text:p>1,14059</text:p>
          </table:table-cell>
          <table:table-cell office:value-type="float" office:value="0.001501" calcext:value-type="float">
            <text:p>0,001501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1.240976" calcext:value-type="float">
            <text:p>1,240976</text:p>
          </table:table-cell>
          <table:table-cell office:value-type="float" office:value="1.237223" calcext:value-type="float">
            <text:p>1,237223</text:p>
          </table:table-cell>
          <table:table-cell office:value-type="float" office:value="1.263473" calcext:value-type="float">
            <text:p>1,263473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.230062" calcext:value-type="float">
            <text:p>1,230062</text:p>
          </table:table-cell>
          <table:table-cell office:value-type="float" office:value="1.226231" calcext:value-type="float">
            <text:p>1,226231</text:p>
          </table:table-cell>
          <table:table-cell office:value-type="float" office:value="1.237821" calcext:value-type="float">
            <text:p>1,237821</text:p>
          </table:table-cell>
          <table:table-cell office:value-type="float" office:value="0.001829" calcext:value-type="float">
            <text:p>0,001829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1.233272" calcext:value-type="float">
            <text:p>1,233272</text:p>
          </table:table-cell>
          <table:table-cell office:value-type="float" office:value="1.229867" calcext:value-type="float">
            <text:p>1,229867</text:p>
          </table:table-cell>
          <table:table-cell office:value-type="float" office:value="1.253574" calcext:value-type="float">
            <text:p>1,253574</text:p>
          </table:table-cell>
          <table:table-cell office:value-type="float" office:value="0.001692" calcext:value-type="float">
            <text:p>0,001692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.259484" calcext:value-type="float">
            <text:p>1,259484</text:p>
          </table:table-cell>
          <table:table-cell office:value-type="float" office:value="1.256301" calcext:value-type="float">
            <text:p>1,256301</text:p>
          </table:table-cell>
          <table:table-cell office:value-type="float" office:value="1.265809" calcext:value-type="float">
            <text:p>1,265809</text:p>
          </table:table-cell>
          <table:table-cell office:value-type="float" office:value="0.001332" calcext:value-type="float">
            <text:p>0,001332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1.41435" calcext:value-type="float">
            <text:p>1,41435</text:p>
          </table:table-cell>
          <table:table-cell office:value-type="float" office:value="1.409382" calcext:value-type="float">
            <text:p>1,409382</text:p>
          </table:table-cell>
          <table:table-cell office:value-type="float" office:value="1.423086" calcext:value-type="float">
            <text:p>1,423086</text:p>
          </table:table-cell>
          <table:table-cell office:value-type="float" office:value="0.001878" calcext:value-type="float">
            <text:p>0,001878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1.393002" calcext:value-type="float">
            <text:p>1,393002</text:p>
          </table:table-cell>
          <table:table-cell office:value-type="float" office:value="1.388921" calcext:value-type="float">
            <text:p>1,388921</text:p>
          </table:table-cell>
          <table:table-cell office:value-type="float" office:value="1.400609" calcext:value-type="float">
            <text:p>1,400609</text:p>
          </table:table-cell>
          <table:table-cell office:value-type="float" office:value="0.001537" calcext:value-type="float">
            <text:p>0,001537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.410398" calcext:value-type="float">
            <text:p>1,410398</text:p>
          </table:table-cell>
          <table:table-cell office:value-type="float" office:value="1.406655" calcext:value-type="float">
            <text:p>1,406655</text:p>
          </table:table-cell>
          <table:table-cell office:value-type="float" office:value="1.435937" calcext:value-type="float">
            <text:p>1,435937</text:p>
          </table:table-cell>
          <table:table-cell office:value-type="float" office:value="0.002135" calcext:value-type="float">
            <text:p>0,002135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1.420769" calcext:value-type="float">
            <text:p>1,420769</text:p>
          </table:table-cell>
          <table:table-cell office:value-type="float" office:value="1.416562" calcext:value-type="float">
            <text:p>1,416562</text:p>
          </table:table-cell>
          <table:table-cell office:value-type="float" office:value="1.42705" calcext:value-type="float">
            <text:p>1,42705</text:p>
          </table:table-cell>
          <table:table-cell office:value-type="float" office:value="0.001689" calcext:value-type="float">
            <text:p>0,001689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1.557697" calcext:value-type="float">
            <text:p>1,557697</text:p>
          </table:table-cell>
          <table:table-cell office:value-type="float" office:value="1.551041" calcext:value-type="float">
            <text:p>1,551041</text:p>
          </table:table-cell>
          <table:table-cell office:value-type="float" office:value="1.881197" calcext:value-type="float">
            <text:p>1,881197</text:p>
          </table:table-cell>
          <table:table-cell office:value-type="float" office:value="0.014712" calcext:value-type="float">
            <text:p>0,01471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1.538582" calcext:value-type="float">
            <text:p>1,538582</text:p>
          </table:table-cell>
          <table:table-cell office:value-type="float" office:value="1.532737" calcext:value-type="float">
            <text:p>1,532737</text:p>
          </table:table-cell>
          <table:table-cell office:value-type="float" office:value="1.635667" calcext:value-type="float">
            <text:p>1,635667</text:p>
          </table:table-cell>
          <table:table-cell office:value-type="float" office:value="0.004582" calcext:value-type="float">
            <text:p>0,00458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1.540723" calcext:value-type="float">
            <text:p>1,540723</text:p>
          </table:table-cell>
          <table:table-cell office:value-type="float" office:value="1.53669" calcext:value-type="float">
            <text:p>1,53669</text:p>
          </table:table-cell>
          <table:table-cell office:value-type="float" office:value="1.546644" calcext:value-type="float">
            <text:p>1,546644</text:p>
          </table:table-cell>
          <table:table-cell office:value-type="float" office:value="0.001389" calcext:value-type="float">
            <text:p>0,001389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.554302" calcext:value-type="float">
            <text:p>1,554302</text:p>
          </table:table-cell>
          <table:table-cell office:value-type="float" office:value="1.548284" calcext:value-type="float">
            <text:p>1,548284</text:p>
          </table:table-cell>
          <table:table-cell office:value-type="float" office:value="1.577855" calcext:value-type="float">
            <text:p>1,577855</text:p>
          </table:table-cell>
          <table:table-cell office:value-type="float" office:value="0.002252" calcext:value-type="float">
            <text:p>0,002252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1.665976" calcext:value-type="float">
            <text:p>1,665976</text:p>
          </table:table-cell>
          <table:table-cell office:value-type="float" office:value="1.660284" calcext:value-type="float">
            <text:p>1,660284</text:p>
          </table:table-cell>
          <table:table-cell office:value-type="float" office:value="1.678416" calcext:value-type="float">
            <text:p>1,678416</text:p>
          </table:table-cell>
          <table:table-cell office:value-type="float" office:value="0.002482" calcext:value-type="float">
            <text:p>0,002482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1.655274" calcext:value-type="float">
            <text:p>1,655274</text:p>
          </table:table-cell>
          <table:table-cell office:value-type="float" office:value="1.649534" calcext:value-type="float">
            <text:p>1,649534</text:p>
          </table:table-cell>
          <table:table-cell office:value-type="float" office:value="1.673409" calcext:value-type="float">
            <text:p>1,673409</text:p>
          </table:table-cell>
          <table:table-cell office:value-type="float" office:value="0.002662" calcext:value-type="float">
            <text:p>0,002662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1.657757" calcext:value-type="float">
            <text:p>1,657757</text:p>
          </table:table-cell>
          <table:table-cell office:value-type="float" office:value="1.652096" calcext:value-type="float">
            <text:p>1,652096</text:p>
          </table:table-cell>
          <table:table-cell office:value-type="float" office:value="1.668057" calcext:value-type="float">
            <text:p>1,668057</text:p>
          </table:table-cell>
          <table:table-cell office:value-type="float" office:value="0.002201" calcext:value-type="float">
            <text:p>0,002201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1.668294" calcext:value-type="float">
            <text:p>1,668294</text:p>
          </table:table-cell>
          <table:table-cell office:value-type="float" office:value="1.663799" calcext:value-type="float">
            <text:p>1,663799</text:p>
          </table:table-cell>
          <table:table-cell office:value-type="float" office:value="1.688002" calcext:value-type="float">
            <text:p>1,688002</text:p>
          </table:table-cell>
          <table:table-cell office:value-type="float" office:value="0.002442" calcext:value-type="float">
            <text:p>0,002442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1.779726" calcext:value-type="float">
            <text:p>1,779726</text:p>
          </table:table-cell>
          <table:table-cell office:value-type="float" office:value="1.773119" calcext:value-type="float">
            <text:p>1,773119</text:p>
          </table:table-cell>
          <table:table-cell office:value-type="float" office:value="1.831478" calcext:value-type="float">
            <text:p>1,831478</text:p>
          </table:table-cell>
          <table:table-cell office:value-type="float" office:value="0.003781" calcext:value-type="float">
            <text:p>0,003781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1.769969" calcext:value-type="float">
            <text:p>1,769969</text:p>
          </table:table-cell>
          <table:table-cell office:value-type="float" office:value="1.763697" calcext:value-type="float">
            <text:p>1,763697</text:p>
          </table:table-cell>
          <table:table-cell office:value-type="float" office:value="1.786298" calcext:value-type="float">
            <text:p>1,786298</text:p>
          </table:table-cell>
          <table:table-cell office:value-type="float" office:value="0.002811" calcext:value-type="float">
            <text:p>0,002811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1.772685" calcext:value-type="float">
            <text:p>1,772685</text:p>
          </table:table-cell>
          <table:table-cell office:value-type="float" office:value="1.766439" calcext:value-type="float">
            <text:p>1,766439</text:p>
          </table:table-cell>
          <table:table-cell office:value-type="float" office:value="1.785268" calcext:value-type="float">
            <text:p>1,785268</text:p>
          </table:table-cell>
          <table:table-cell office:value-type="float" office:value="0.002686" calcext:value-type="float">
            <text:p>0,002686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1.780632" calcext:value-type="float">
            <text:p>1,780632</text:p>
          </table:table-cell>
          <table:table-cell office:value-type="float" office:value="1.774916" calcext:value-type="float">
            <text:p>1,774916</text:p>
          </table:table-cell>
          <table:table-cell office:value-type="float" office:value="1.803416" calcext:value-type="float">
            <text:p>1,803416</text:p>
          </table:table-cell>
          <table:table-cell office:value-type="float" office:value="0.003055" calcext:value-type="float">
            <text:p>0,003055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1.91022" calcext:value-type="float">
            <text:p>1,91022</text:p>
          </table:table-cell>
          <table:table-cell office:value-type="float" office:value="1.903368" calcext:value-type="float">
            <text:p>1,903368</text:p>
          </table:table-cell>
          <table:table-cell office:value-type="float" office:value="1.946079" calcext:value-type="float">
            <text:p>1,946079</text:p>
          </table:table-cell>
          <table:table-cell office:value-type="float" office:value="0.00366" calcext:value-type="float">
            <text:p>0,00366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.891665" calcext:value-type="float">
            <text:p>1,891665</text:p>
          </table:table-cell>
          <table:table-cell office:value-type="float" office:value="1.88414" calcext:value-type="float">
            <text:p>1,88414</text:p>
          </table:table-cell>
          <table:table-cell office:value-type="float" office:value="1.926546" calcext:value-type="float">
            <text:p>1,926546</text:p>
          </table:table-cell>
          <table:table-cell office:value-type="float" office:value="0.002979" calcext:value-type="float">
            <text:p>0,002979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1.896312" calcext:value-type="float">
            <text:p>1,896312</text:p>
          </table:table-cell>
          <table:table-cell office:value-type="float" office:value="1.887944" calcext:value-type="float">
            <text:p>1,887944</text:p>
          </table:table-cell>
          <table:table-cell office:value-type="float" office:value="2.191865" calcext:value-type="float">
            <text:p>2,191865</text:p>
          </table:table-cell>
          <table:table-cell office:value-type="float" office:value="0.01356" calcext:value-type="float">
            <text:p>0,01356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1.909919" calcext:value-type="float">
            <text:p>1,909919</text:p>
          </table:table-cell>
          <table:table-cell office:value-type="float" office:value="1.892843" calcext:value-type="float">
            <text:p>1,892843</text:p>
          </table:table-cell>
          <table:table-cell office:value-type="float" office:value="2.188373" calcext:value-type="float">
            <text:p>2,188373</text:p>
          </table:table-cell>
          <table:table-cell office:value-type="float" office:value="0.031615" calcext:value-type="float">
            <text:p>0,031615</text:p>
          </table:table-cell>
          <table:table-cell office:value-type="float" office:value="26" calcext:value-type="float">
            <text:p>26</text:p>
          </table:table-cell>
          <table:table-cell table:number-columns-repeated="5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2.029741" calcext:value-type="float">
            <text:p>2,029741</text:p>
          </table:table-cell>
          <table:table-cell office:value-type="float" office:value="2.014959" calcext:value-type="float">
            <text:p>2,014959</text:p>
          </table:table-cell>
          <table:table-cell office:value-type="float" office:value="2.172685" calcext:value-type="float">
            <text:p>2,172685</text:p>
          </table:table-cell>
          <table:table-cell office:value-type="float" office:value="0.02484" calcext:value-type="float">
            <text:p>0,02484</text:p>
          </table:table-cell>
          <table:table-cell office:value-type="float" office:value="27" calcext:value-type="float">
            <text:p>27</text:p>
          </table:table-cell>
          <table:table-cell table:number-columns-repeated="5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2.007313" calcext:value-type="float">
            <text:p>2,007313</text:p>
          </table:table-cell>
          <table:table-cell office:value-type="float" office:value="2.000373" calcext:value-type="float">
            <text:p>2,000373</text:p>
          </table:table-cell>
          <table:table-cell office:value-type="float" office:value="2.059162" calcext:value-type="float">
            <text:p>2,059162</text:p>
          </table:table-cell>
          <table:table-cell office:value-type="float" office:value="0.004659" calcext:value-type="float">
            <text:p>0,004659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2.008895" calcext:value-type="float">
            <text:p>2,008895</text:p>
          </table:table-cell>
          <table:table-cell office:value-type="float" office:value="2.000053" calcext:value-type="float">
            <text:p>2,000053</text:p>
          </table:table-cell>
          <table:table-cell office:value-type="float" office:value="2.02378" calcext:value-type="float">
            <text:p>2,02378</text:p>
          </table:table-cell>
          <table:table-cell office:value-type="float" office:value="0.003183" calcext:value-type="float">
            <text:p>0,003183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2.003171" calcext:value-type="float">
            <text:p>2,003171</text:p>
          </table:table-cell>
          <table:table-cell office:value-type="float" office:value="1.996241" calcext:value-type="float">
            <text:p>1,996241</text:p>
          </table:table-cell>
          <table:table-cell office:value-type="float" office:value="2.13474" calcext:value-type="float">
            <text:p>2,13474</text:p>
          </table:table-cell>
          <table:table-cell office:value-type="float" office:value="0.007124" calcext:value-type="float">
            <text:p>0,007124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2.136181" calcext:value-type="float">
            <text:p>2,136181</text:p>
          </table:table-cell>
          <table:table-cell office:value-type="float" office:value="2.127513" calcext:value-type="float">
            <text:p>2,127513</text:p>
          </table:table-cell>
          <table:table-cell office:value-type="float" office:value="2.153599" calcext:value-type="float">
            <text:p>2,153599</text:p>
          </table:table-cell>
          <table:table-cell office:value-type="float" office:value="0.003283" calcext:value-type="float">
            <text:p>0,003283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2.121164" calcext:value-type="float">
            <text:p>2,121164</text:p>
          </table:table-cell>
          <table:table-cell office:value-type="float" office:value="2.114186" calcext:value-type="float">
            <text:p>2,114186</text:p>
          </table:table-cell>
          <table:table-cell office:value-type="float" office:value="2.152013" calcext:value-type="float">
            <text:p>2,152013</text:p>
          </table:table-cell>
          <table:table-cell office:value-type="float" office:value="0.003248" calcext:value-type="float">
            <text:p>0,003248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2.123932" calcext:value-type="float">
            <text:p>2,123932</text:p>
          </table:table-cell>
          <table:table-cell office:value-type="float" office:value="2.115459" calcext:value-type="float">
            <text:p>2,115459</text:p>
          </table:table-cell>
          <table:table-cell office:value-type="float" office:value="2.145685" calcext:value-type="float">
            <text:p>2,145685</text:p>
          </table:table-cell>
          <table:table-cell office:value-type="float" office:value="0.00346" calcext:value-type="float">
            <text:p>0,00346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2.14208" calcext:value-type="float">
            <text:p>2,14208</text:p>
          </table:table-cell>
          <table:table-cell office:value-type="float" office:value="2.12256" calcext:value-type="float">
            <text:p>2,12256</text:p>
          </table:table-cell>
          <table:table-cell office:value-type="float" office:value="2.362341" calcext:value-type="float">
            <text:p>2,362341</text:p>
          </table:table-cell>
          <table:table-cell office:value-type="float" office:value="0.033041" calcext:value-type="float">
            <text:p>0,033041</text:p>
          </table:table-cell>
          <table:table-cell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2.250397" calcext:value-type="float">
            <text:p>2,250397</text:p>
          </table:table-cell>
          <table:table-cell office:value-type="float" office:value="2.24181" calcext:value-type="float">
            <text:p>2,24181</text:p>
          </table:table-cell>
          <table:table-cell office:value-type="float" office:value="2.315232" calcext:value-type="float">
            <text:p>2,315232</text:p>
          </table:table-cell>
          <table:table-cell office:value-type="float" office:value="0.004215" calcext:value-type="float">
            <text:p>0,004215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2.238013" calcext:value-type="float">
            <text:p>2,238013</text:p>
          </table:table-cell>
          <table:table-cell office:value-type="float" office:value="2.229662" calcext:value-type="float">
            <text:p>2,229662</text:p>
          </table:table-cell>
          <table:table-cell office:value-type="float" office:value="2.283145" calcext:value-type="float">
            <text:p>2,283145</text:p>
          </table:table-cell>
          <table:table-cell office:value-type="float" office:value="0.003894" calcext:value-type="float">
            <text:p>0,003894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2.242692" calcext:value-type="float">
            <text:p>2,242692</text:p>
          </table:table-cell>
          <table:table-cell office:value-type="float" office:value="2.232935" calcext:value-type="float">
            <text:p>2,232935</text:p>
          </table:table-cell>
          <table:table-cell office:value-type="float" office:value="2.263263" calcext:value-type="float">
            <text:p>2,263263</text:p>
          </table:table-cell>
          <table:table-cell office:value-type="float" office:value="0.003782" calcext:value-type="float">
            <text:p>0,003782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.244209" calcext:value-type="float">
            <text:p>2,244209</text:p>
          </table:table-cell>
          <table:table-cell office:value-type="float" office:value="2.235403" calcext:value-type="float">
            <text:p>2,235403</text:p>
          </table:table-cell>
          <table:table-cell office:value-type="float" office:value="2.267701" calcext:value-type="float">
            <text:p>2,267701</text:p>
          </table:table-cell>
          <table:table-cell office:value-type="float" office:value="0.00314" calcext:value-type="float">
            <text:p>0,00314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REDUCTION time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362014" calcext:value-type="float">
            <text:p>0,362014</text:p>
          </table:table-cell>
          <table:table-cell office:value-type="float" office:value="0.358845" calcext:value-type="float">
            <text:p>0,358845</text:p>
          </table:table-cell>
          <table:table-cell office:value-type="float" office:value="0.383607" calcext:value-type="float">
            <text:p>0,383607</text:p>
          </table:table-cell>
          <table:table-cell office:value-type="float" office:value="0.002035" calcext:value-type="float">
            <text:p>0,002035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589154" calcext:value-type="float">
            <text:p>0,589154</text:p>
          </table:table-cell>
          <table:table-cell office:value-type="float" office:value="0.558744" calcext:value-type="float">
            <text:p>0,558744</text:p>
          </table:table-cell>
          <table:table-cell office:value-type="float" office:value="0.605685" calcext:value-type="float">
            <text:p>0,605685</text:p>
          </table:table-cell>
          <table:table-cell office:value-type="float" office:value="0.003164" calcext:value-type="float">
            <text:p>0,003164</text:p>
          </table:table-cell>
          <table:table-cell office:value-type="float" office:value="14" calcext:value-type="float">
            <text:p>14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627733" calcext:value-type="float">
            <text:p>0,627733</text:p>
          </table:table-cell>
          <table:table-cell office:value-type="float" office:value="0.620967" calcext:value-type="float">
            <text:p>0,620967</text:p>
          </table:table-cell>
          <table:table-cell office:value-type="float" office:value="0.648004" calcext:value-type="float">
            <text:p>0,648004</text:p>
          </table:table-cell>
          <table:table-cell office:value-type="float" office:value="0.002511" calcext:value-type="float">
            <text:p>0,002511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682288" calcext:value-type="float">
            <text:p>0,682288</text:p>
          </table:table-cell>
          <table:table-cell office:value-type="float" office:value="0.668413" calcext:value-type="float">
            <text:p>0,668413</text:p>
          </table:table-cell>
          <table:table-cell office:value-type="float" office:value="0.700587" calcext:value-type="float">
            <text:p>0,700587</text:p>
          </table:table-cell>
          <table:table-cell office:value-type="float" office:value="0.005727" calcext:value-type="float">
            <text:p>0,00572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.292957" calcext:value-type="float">
            <text:p>1,292957</text:p>
          </table:table-cell>
          <table:table-cell office:value-type="float" office:value="1.179589" calcext:value-type="float">
            <text:p>1,179589</text:p>
          </table:table-cell>
          <table:table-cell office:value-type="float" office:value="1.31437" calcext:value-type="float">
            <text:p>1,31437</text:p>
          </table:table-cell>
          <table:table-cell office:value-type="float" office:value="0.014549" calcext:value-type="float">
            <text:p>0,014549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.512525" calcext:value-type="float">
            <text:p>1,512525</text:p>
          </table:table-cell>
          <table:table-cell office:value-type="float" office:value="1.504592" calcext:value-type="float">
            <text:p>1,504592</text:p>
          </table:table-cell>
          <table:table-cell office:value-type="float" office:value="1.534361" calcext:value-type="float">
            <text:p>1,534361</text:p>
          </table:table-cell>
          <table:table-cell office:value-type="float" office:value="0.003935" calcext:value-type="float">
            <text:p>0,003935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.659769" calcext:value-type="float">
            <text:p>1,659769</text:p>
          </table:table-cell>
          <table:table-cell office:value-type="float" office:value="1.621596" calcext:value-type="float">
            <text:p>1,621596</text:p>
          </table:table-cell>
          <table:table-cell office:value-type="float" office:value="1.694002" calcext:value-type="float">
            <text:p>1,694002</text:p>
          </table:table-cell>
          <table:table-cell office:value-type="float" office:value="0.010651" calcext:value-type="float">
            <text:p>0,01065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.797236" calcext:value-type="float">
            <text:p>1,797236</text:p>
          </table:table-cell>
          <table:table-cell office:value-type="float" office:value="1.731244" calcext:value-type="float">
            <text:p>1,731244</text:p>
          </table:table-cell>
          <table:table-cell office:value-type="float" office:value="1.864056" calcext:value-type="float">
            <text:p>1,864056</text:p>
          </table:table-cell>
          <table:table-cell office:value-type="float" office:value="0.010978" calcext:value-type="float">
            <text:p>0,010978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2.061508" calcext:value-type="float">
            <text:p>2,061508</text:p>
          </table:table-cell>
          <table:table-cell office:value-type="float" office:value="2.010844" calcext:value-type="float">
            <text:p>2,010844</text:p>
          </table:table-cell>
          <table:table-cell office:value-type="float" office:value="2.087023" calcext:value-type="float">
            <text:p>2,087023</text:p>
          </table:table-cell>
          <table:table-cell office:value-type="float" office:value="0.019064" calcext:value-type="float">
            <text:p>0,01906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2.219667" calcext:value-type="float">
            <text:p>2,219667</text:p>
          </table:table-cell>
          <table:table-cell office:value-type="float" office:value="2.211609" calcext:value-type="float">
            <text:p>2,211609</text:p>
          </table:table-cell>
          <table:table-cell office:value-type="float" office:value="2.232741" calcext:value-type="float">
            <text:p>2,232741</text:p>
          </table:table-cell>
          <table:table-cell office:value-type="float" office:value="0.003462" calcext:value-type="float">
            <text:p>0,003462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2.355185" calcext:value-type="float">
            <text:p>2,355185</text:p>
          </table:table-cell>
          <table:table-cell office:value-type="float" office:value="2.31085" calcext:value-type="float">
            <text:p>2,31085</text:p>
          </table:table-cell>
          <table:table-cell office:value-type="float" office:value="2.452038" calcext:value-type="float">
            <text:p>2,452038</text:p>
          </table:table-cell>
          <table:table-cell office:value-type="float" office:value="0.013936" calcext:value-type="float">
            <text:p>0,013936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2.477538" calcext:value-type="float">
            <text:p>2,477538</text:p>
          </table:table-cell>
          <table:table-cell office:value-type="float" office:value="2.460662" calcext:value-type="float">
            <text:p>2,460662</text:p>
          </table:table-cell>
          <table:table-cell office:value-type="float" office:value="2.623724" calcext:value-type="float">
            <text:p>2,623724</text:p>
          </table:table-cell>
          <table:table-cell office:value-type="float" office:value="0.009321" calcext:value-type="float">
            <text:p>0,00932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2.730529" calcext:value-type="float">
            <text:p>2,730529</text:p>
          </table:table-cell>
          <table:table-cell office:value-type="float" office:value="2.714231" calcext:value-type="float">
            <text:p>2,714231</text:p>
          </table:table-cell>
          <table:table-cell office:value-type="float" office:value="2.749677" calcext:value-type="float">
            <text:p>2,749677</text:p>
          </table:table-cell>
          <table:table-cell office:value-type="float" office:value="0.005532" calcext:value-type="float">
            <text:p>0,00553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2.937145" calcext:value-type="float">
            <text:p>2,937145</text:p>
          </table:table-cell>
          <table:table-cell office:value-type="float" office:value="2.861677" calcext:value-type="float">
            <text:p>2,861677</text:p>
          </table:table-cell>
          <table:table-cell office:value-type="float" office:value="4.213578" calcext:value-type="float">
            <text:p>4,213578</text:p>
          </table:table-cell>
          <table:table-cell office:value-type="float" office:value="0.193195" calcext:value-type="float">
            <text:p>0,193195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3.043612" calcext:value-type="float">
            <text:p>3,043612</text:p>
          </table:table-cell>
          <table:table-cell office:value-type="float" office:value="2.974786" calcext:value-type="float">
            <text:p>2,974786</text:p>
          </table:table-cell>
          <table:table-cell office:value-type="float" office:value="4.491092" calcext:value-type="float">
            <text:p>4,491092</text:p>
          </table:table-cell>
          <table:table-cell office:value-type="float" office:value="0.210847" calcext:value-type="float">
            <text:p>0,210847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3.109505" calcext:value-type="float">
            <text:p>3,109505</text:p>
          </table:table-cell>
          <table:table-cell office:value-type="float" office:value="3.087159" calcext:value-type="float">
            <text:p>3,087159</text:p>
          </table:table-cell>
          <table:table-cell office:value-type="float" office:value="3.141925" calcext:value-type="float">
            <text:p>3,141925</text:p>
          </table:table-cell>
          <table:table-cell office:value-type="float" office:value="0.012123" calcext:value-type="float">
            <text:p>0,012123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3.420876" calcext:value-type="float">
            <text:p>3,420876</text:p>
          </table:table-cell>
          <table:table-cell office:value-type="float" office:value="3.385783" calcext:value-type="float">
            <text:p>3,385783</text:p>
          </table:table-cell>
          <table:table-cell office:value-type="float" office:value="3.476564" calcext:value-type="float">
            <text:p>3,476564</text:p>
          </table:table-cell>
          <table:table-cell office:value-type="float" office:value="0.012125" calcext:value-type="float">
            <text:p>0,012125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3.584402" calcext:value-type="float">
            <text:p>3,584402</text:p>
          </table:table-cell>
          <table:table-cell office:value-type="float" office:value="3.50272" calcext:value-type="float">
            <text:p>3,50272</text:p>
          </table:table-cell>
          <table:table-cell office:value-type="float" office:value="5.57343" calcext:value-type="float">
            <text:p>5,57343</text:p>
          </table:table-cell>
          <table:table-cell office:value-type="float" office:value="0.255454" calcext:value-type="float">
            <text:p>0,255454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3.671926" calcext:value-type="float">
            <text:p>3,671926</text:p>
          </table:table-cell>
          <table:table-cell office:value-type="float" office:value="3.642359" calcext:value-type="float">
            <text:p>3,642359</text:p>
          </table:table-cell>
          <table:table-cell office:value-type="float" office:value="4.046045" calcext:value-type="float">
            <text:p>4,046045</text:p>
          </table:table-cell>
          <table:table-cell office:value-type="float" office:value="0.02034" calcext:value-type="float">
            <text:p>0,0203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3.825099" calcext:value-type="float">
            <text:p>3,825099</text:p>
          </table:table-cell>
          <table:table-cell office:value-type="float" office:value="3.799656" calcext:value-type="float">
            <text:p>3,799656</text:p>
          </table:table-cell>
          <table:table-cell office:value-type="float" office:value="4.517589" calcext:value-type="float">
            <text:p>4,517589</text:p>
          </table:table-cell>
          <table:table-cell office:value-type="float" office:value="0.037244" calcext:value-type="float">
            <text:p>0,037244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4.291582" calcext:value-type="float">
            <text:p>4,291582</text:p>
          </table:table-cell>
          <table:table-cell office:value-type="float" office:value="4.049575" calcext:value-type="float">
            <text:p>4,049575</text:p>
          </table:table-cell>
          <table:table-cell office:value-type="float" office:value="6.551659" calcext:value-type="float">
            <text:p>6,551659</text:p>
          </table:table-cell>
          <table:table-cell office:value-type="float" office:value="0.531042" calcext:value-type="float">
            <text:p>0,531042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4.43275" calcext:value-type="float">
            <text:p>4,43275</text:p>
          </table:table-cell>
          <table:table-cell office:value-type="float" office:value="4.178731" calcext:value-type="float">
            <text:p>4,178731</text:p>
          </table:table-cell>
          <table:table-cell office:value-type="float" office:value="6.864188" calcext:value-type="float">
            <text:p>6,864188</text:p>
          </table:table-cell>
          <table:table-cell office:value-type="float" office:value="0.580967" calcext:value-type="float">
            <text:p>0,580967</text:p>
          </table:table-cell>
          <table:table-cell office:value-type="float" office:value="21" calcext:value-type="float">
            <text:p>21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4.781236" calcext:value-type="float">
            <text:p>4,781236</text:p>
          </table:table-cell>
          <table:table-cell office:value-type="float" office:value="4.356513" calcext:value-type="float">
            <text:p>4,356513</text:p>
          </table:table-cell>
          <table:table-cell office:value-type="float" office:value="7.168875" calcext:value-type="float">
            <text:p>7,168875</text:p>
          </table:table-cell>
          <table:table-cell office:value-type="float" office:value="0.802988" calcext:value-type="float">
            <text:p>0,802988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4.60482" calcext:value-type="float">
            <text:p>4,60482</text:p>
          </table:table-cell>
          <table:table-cell office:value-type="float" office:value="4.521669" calcext:value-type="float">
            <text:p>4,521669</text:p>
          </table:table-cell>
          <table:table-cell office:value-type="float" office:value="5.172744" calcext:value-type="float">
            <text:p>5,172744</text:p>
          </table:table-cell>
          <table:table-cell office:value-type="float" office:value="0.055751" calcext:value-type="float">
            <text:p>0,05575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5.227524" calcext:value-type="float">
            <text:p>5,227524</text:p>
          </table:table-cell>
          <table:table-cell office:value-type="float" office:value="4.864228" calcext:value-type="float">
            <text:p>4,864228</text:p>
          </table:table-cell>
          <table:table-cell office:value-type="float" office:value="7.968903" calcext:value-type="float">
            <text:p>7,968903</text:p>
          </table:table-cell>
          <table:table-cell office:value-type="float" office:value="0.744394" calcext:value-type="float">
            <text:p>0,744394</text:p>
          </table:table-cell>
          <table:table-cell office:value-type="float" office:value="33" calcext:value-type="float">
            <text:p>33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4.985848" calcext:value-type="float">
            <text:p>4,985848</text:p>
          </table:table-cell>
          <table:table-cell office:value-type="float" office:value="4.945947" calcext:value-type="float">
            <text:p>4,945947</text:p>
          </table:table-cell>
          <table:table-cell office:value-type="float" office:value="5.069853" calcext:value-type="float">
            <text:p>5,069853</text:p>
          </table:table-cell>
          <table:table-cell office:value-type="float" office:value="0.027104" calcext:value-type="float">
            <text:p>0,02710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5.168275" calcext:value-type="float">
            <text:p>5,168275</text:p>
          </table:table-cell>
          <table:table-cell office:value-type="float" office:value="5.114298" calcext:value-type="float">
            <text:p>5,114298</text:p>
          </table:table-cell>
          <table:table-cell office:value-type="float" office:value="5.744639" calcext:value-type="float">
            <text:p>5,744639</text:p>
          </table:table-cell>
          <table:table-cell office:value-type="float" office:value="0.031757" calcext:value-type="float">
            <text:p>0,03175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5.561547" calcext:value-type="float">
            <text:p>5,561547</text:p>
          </table:table-cell>
          <table:table-cell office:value-type="float" office:value="5.254953" calcext:value-type="float">
            <text:p>5,254953</text:p>
          </table:table-cell>
          <table:table-cell office:value-type="float" office:value="8.632319" calcext:value-type="float">
            <text:p>8,632319</text:p>
          </table:table-cell>
          <table:table-cell office:value-type="float" office:value="0.675107" calcext:value-type="float">
            <text:p>0,675107</text:p>
          </table:table-cell>
          <table:table-cell office:value-type="float" office:value="16" calcext:value-type="float">
            <text:p>16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5.507854" calcext:value-type="float">
            <text:p>5,507854</text:p>
          </table:table-cell>
          <table:table-cell office:value-type="float" office:value="5.450217" calcext:value-type="float">
            <text:p>5,450217</text:p>
          </table:table-cell>
          <table:table-cell office:value-type="float" office:value="5.551734" calcext:value-type="float">
            <text:p>5,551734</text:p>
          </table:table-cell>
          <table:table-cell office:value-type="float" office:value="0.016964" calcext:value-type="float">
            <text:p>0,016964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5.990093" calcext:value-type="float">
            <text:p>5,990093</text:p>
          </table:table-cell>
          <table:table-cell office:value-type="float" office:value="5.708575" calcext:value-type="float">
            <text:p>5,708575</text:p>
          </table:table-cell>
          <table:table-cell office:value-type="float" office:value="9.42866" calcext:value-type="float">
            <text:p>9,42866</text:p>
          </table:table-cell>
          <table:table-cell office:value-type="float" office:value="0.644141" calcext:value-type="float">
            <text:p>0,64414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5.963049" calcext:value-type="float">
            <text:p>5,963049</text:p>
          </table:table-cell>
          <table:table-cell office:value-type="float" office:value="5.799484" calcext:value-type="float">
            <text:p>5,799484</text:p>
          </table:table-cell>
          <table:table-cell office:value-type="float" office:value="7.519259" calcext:value-type="float">
            <text:p>7,519259</text:p>
          </table:table-cell>
          <table:table-cell office:value-type="float" office:value="0.369405" calcext:value-type="float">
            <text:p>0,369405</text:p>
          </table:table-cell>
          <table:table-cell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5.969699" calcext:value-type="float">
            <text:p>5,969699</text:p>
          </table:table-cell>
          <table:table-cell office:value-type="float" office:value="5.936466" calcext:value-type="float">
            <text:p>5,936466</text:p>
          </table:table-cell>
          <table:table-cell office:value-type="float" office:value="6.098653" calcext:value-type="float">
            <text:p>6,098653</text:p>
          </table:table-cell>
          <table:table-cell office:value-type="float" office:value="0.016072" calcext:value-type="float">
            <text:p>0,016072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6.314389" calcext:value-type="float">
            <text:p>6,314389</text:p>
          </table:table-cell>
          <table:table-cell office:value-type="float" office:value="6.256791" calcext:value-type="float">
            <text:p>6,256791</text:p>
          </table:table-cell>
          <table:table-cell office:value-type="float" office:value="6.362919" calcext:value-type="float">
            <text:p>6,362919</text:p>
          </table:table-cell>
          <table:table-cell office:value-type="float" office:value="0.016497" calcext:value-type="float">
            <text:p>0,016497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6.430188" calcext:value-type="float">
            <text:p>6,430188</text:p>
          </table:table-cell>
          <table:table-cell office:value-type="float" office:value="6.3687" calcext:value-type="float">
            <text:p>6,3687</text:p>
          </table:table-cell>
          <table:table-cell office:value-type="float" office:value="7.647603" calcext:value-type="float">
            <text:p>7,647603</text:p>
          </table:table-cell>
          <table:table-cell office:value-type="float" office:value="0.068566" calcext:value-type="float">
            <text:p>0,068566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6.71784" calcext:value-type="float">
            <text:p>6,71784</text:p>
          </table:table-cell>
          <table:table-cell office:value-type="float" office:value="6.584791" calcext:value-type="float">
            <text:p>6,584791</text:p>
          </table:table-cell>
          <table:table-cell office:value-type="float" office:value="7.146728" calcext:value-type="float">
            <text:p>7,146728</text:p>
          </table:table-cell>
          <table:table-cell office:value-type="float" office:value="0.115141" calcext:value-type="float">
            <text:p>0,115141</text:p>
          </table:table-cell>
          <table:table-cell office:value-type="float" office:value="26" calcext:value-type="float">
            <text:p>26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6.734599" calcext:value-type="float">
            <text:p>6,734599</text:p>
          </table:table-cell>
          <table:table-cell office:value-type="float" office:value="6.676978" calcext:value-type="float">
            <text:p>6,676978</text:p>
          </table:table-cell>
          <table:table-cell office:value-type="float" office:value="6.834322" calcext:value-type="float">
            <text:p>6,834322</text:p>
          </table:table-cell>
          <table:table-cell office:value-type="float" office:value="0.023544" calcext:value-type="float">
            <text:p>0,023544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7.12067" calcext:value-type="float">
            <text:p>7,12067</text:p>
          </table:table-cell>
          <table:table-cell office:value-type="float" office:value="7.032569" calcext:value-type="float">
            <text:p>7,032569</text:p>
          </table:table-cell>
          <table:table-cell office:value-type="float" office:value="8.730594" calcext:value-type="float">
            <text:p>8,730594</text:p>
          </table:table-cell>
          <table:table-cell office:value-type="float" office:value="0.077609" calcext:value-type="float">
            <text:p>0,07760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7.25271" calcext:value-type="float">
            <text:p>7,25271</text:p>
          </table:table-cell>
          <table:table-cell office:value-type="float" office:value="7.196103" calcext:value-type="float">
            <text:p>7,196103</text:p>
          </table:table-cell>
          <table:table-cell office:value-type="float" office:value="7.371509" calcext:value-type="float">
            <text:p>7,371509</text:p>
          </table:table-cell>
          <table:table-cell office:value-type="float" office:value="0.021633" calcext:value-type="float">
            <text:p>0,021633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7.659493" calcext:value-type="float">
            <text:p>7,659493</text:p>
          </table:table-cell>
          <table:table-cell office:value-type="float" office:value="7.418135" calcext:value-type="float">
            <text:p>7,418135</text:p>
          </table:table-cell>
          <table:table-cell office:value-type="float" office:value="9.492191" calcext:value-type="float">
            <text:p>9,492191</text:p>
          </table:table-cell>
          <table:table-cell office:value-type="float" office:value="0.52764" calcext:value-type="float">
            <text:p>0,52764</text:p>
          </table:table-cell>
          <table:table-cell office:value-type="float" office:value="38" calcext:value-type="float">
            <text:p>38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7.573881" calcext:value-type="float">
            <text:p>7,573881</text:p>
          </table:table-cell>
          <table:table-cell office:value-type="float" office:value="7.513069" calcext:value-type="float">
            <text:p>7,513069</text:p>
          </table:table-cell>
          <table:table-cell office:value-type="float" office:value="7.680756" calcext:value-type="float">
            <text:p>7,680756</text:p>
          </table:table-cell>
          <table:table-cell office:value-type="float" office:value="0.018266" calcext:value-type="float">
            <text:p>0,018266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7.814499" calcext:value-type="float">
            <text:p>7,814499</text:p>
          </table:table-cell>
          <table:table-cell office:value-type="float" office:value="7.746194" calcext:value-type="float">
            <text:p>7,746194</text:p>
          </table:table-cell>
          <table:table-cell office:value-type="float" office:value="7.965631" calcext:value-type="float">
            <text:p>7,965631</text:p>
          </table:table-cell>
          <table:table-cell office:value-type="float" office:value="0.02418" calcext:value-type="float">
            <text:p>0,02418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8.169653" calcext:value-type="float">
            <text:p>8,169653</text:p>
          </table:table-cell>
          <table:table-cell office:value-type="float" office:value="8.085663" calcext:value-type="float">
            <text:p>8,085663</text:p>
          </table:table-cell>
          <table:table-cell office:value-type="float" office:value="8.259069" calcext:value-type="float">
            <text:p>8,259069</text:p>
          </table:table-cell>
          <table:table-cell office:value-type="float" office:value="0.026913" calcext:value-type="float">
            <text:p>0,026913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8.133017" calcext:value-type="float">
            <text:p>8,133017</text:p>
          </table:table-cell>
          <table:table-cell office:value-type="float" office:value="8.065097" calcext:value-type="float">
            <text:p>8,065097</text:p>
          </table:table-cell>
          <table:table-cell office:value-type="float" office:value="8.223941" calcext:value-type="float">
            <text:p>8,223941</text:p>
          </table:table-cell>
          <table:table-cell office:value-type="float" office:value="0.02673" calcext:value-type="float">
            <text:p>0,02673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8.401036" calcext:value-type="float">
            <text:p>8,401036</text:p>
          </table:table-cell>
          <table:table-cell office:value-type="float" office:value="8.308725" calcext:value-type="float">
            <text:p>8,308725</text:p>
          </table:table-cell>
          <table:table-cell office:value-type="float" office:value="8.474816" calcext:value-type="float">
            <text:p>8,474816</text:p>
          </table:table-cell>
          <table:table-cell office:value-type="float" office:value="0.025779" calcext:value-type="float">
            <text:p>0,025779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8.7038" calcext:value-type="float">
            <text:p>8,7038</text:p>
          </table:table-cell>
          <table:table-cell office:value-type="float" office:value="8.637688" calcext:value-type="float">
            <text:p>8,637688</text:p>
          </table:table-cell>
          <table:table-cell office:value-type="float" office:value="9.221094" calcext:value-type="float">
            <text:p>9,221094</text:p>
          </table:table-cell>
          <table:table-cell office:value-type="float" office:value="0.071582" calcext:value-type="float">
            <text:p>0,071582</text:p>
          </table:table-cell>
          <table:table-cell office:value-type="float" office:value="14" calcext:value-type="float">
            <text:p>14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8.892874" calcext:value-type="float">
            <text:p>8,892874</text:p>
          </table:table-cell>
          <table:table-cell office:value-type="float" office:value="8.813969" calcext:value-type="float">
            <text:p>8,813969</text:p>
          </table:table-cell>
          <table:table-cell office:value-type="float" office:value="9.038816" calcext:value-type="float">
            <text:p>9,038816</text:p>
          </table:table-cell>
          <table:table-cell office:value-type="float" office:value="0.045804" calcext:value-type="float">
            <text:p>0,04580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9.214455" calcext:value-type="float">
            <text:p>9,214455</text:p>
          </table:table-cell>
          <table:table-cell office:value-type="float" office:value="9.112375" calcext:value-type="float">
            <text:p>9,112375</text:p>
          </table:table-cell>
          <table:table-cell office:value-type="float" office:value="9.37706" calcext:value-type="float">
            <text:p>9,37706</text:p>
          </table:table-cell>
          <table:table-cell office:value-type="float" office:value="0.031807" calcext:value-type="float">
            <text:p>0,031807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9.193815" calcext:value-type="float">
            <text:p>9,193815</text:p>
          </table:table-cell>
          <table:table-cell office:value-type="float" office:value="9.052781" calcext:value-type="float">
            <text:p>9,052781</text:p>
          </table:table-cell>
          <table:table-cell office:value-type="float" office:value="9.330716" calcext:value-type="float">
            <text:p>9,330716</text:p>
          </table:table-cell>
          <table:table-cell office:value-type="float" office:value="0.027922" calcext:value-type="float">
            <text:p>0,027922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9.42262" calcext:value-type="float">
            <text:p>9,42262</text:p>
          </table:table-cell>
          <table:table-cell office:value-type="float" office:value="9.331778" calcext:value-type="float">
            <text:p>9,331778</text:p>
          </table:table-cell>
          <table:table-cell office:value-type="float" office:value="9.556935" calcext:value-type="float">
            <text:p>9,556935</text:p>
          </table:table-cell>
          <table:table-cell office:value-type="float" office:value="0.032617" calcext:value-type="float">
            <text:p>0,03261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9.664382" calcext:value-type="float">
            <text:p>9,664382</text:p>
          </table:table-cell>
          <table:table-cell office:value-type="float" office:value="9.523175" calcext:value-type="float">
            <text:p>9,523175</text:p>
          </table:table-cell>
          <table:table-cell office:value-type="float" office:value="10.36789" calcext:value-type="float">
            <text:p>10,36789</text:p>
          </table:table-cell>
          <table:table-cell office:value-type="float" office:value="0.148233" calcext:value-type="float">
            <text:p>0,148233</text:p>
          </table:table-cell>
          <table:table-cell office:value-type="float" office:value="26" calcext:value-type="float">
            <text:p>26</text:p>
          </table:table-cell>
          <table:table-cell table:number-columns-repeated="5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9.829472" calcext:value-type="float">
            <text:p>9,829472</text:p>
          </table:table-cell>
          <table:table-cell office:value-type="float" office:value="9.756175" calcext:value-type="float">
            <text:p>9,756175</text:p>
          </table:table-cell>
          <table:table-cell office:value-type="float" office:value="9.951206" calcext:value-type="float">
            <text:p>9,951206</text:p>
          </table:table-cell>
          <table:table-cell office:value-type="float" office:value="0.042008" calcext:value-type="float">
            <text:p>0,042008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10.035804" calcext:value-type="float">
            <text:p>10,035804</text:p>
          </table:table-cell>
          <table:table-cell office:value-type="float" office:value="9.97205" calcext:value-type="float">
            <text:p>9,97205</text:p>
          </table:table-cell>
          <table:table-cell office:value-type="float" office:value="10.170359" calcext:value-type="float">
            <text:p>10,170359</text:p>
          </table:table-cell>
          <table:table-cell office:value-type="float" office:value="0.031272" calcext:value-type="float">
            <text:p>0,031272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10.181962" calcext:value-type="float">
            <text:p>10,181962</text:p>
          </table:table-cell>
          <table:table-cell office:value-type="float" office:value="10.019578" calcext:value-type="float">
            <text:p>10,019578</text:p>
          </table:table-cell>
          <table:table-cell office:value-type="float" office:value="12.702038" calcext:value-type="float">
            <text:p>12,702038</text:p>
          </table:table-cell>
          <table:table-cell office:value-type="float" office:value="0.149935" calcext:value-type="float">
            <text:p>0,149935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10.376714" calcext:value-type="float">
            <text:p>10,376714</text:p>
          </table:table-cell>
          <table:table-cell office:value-type="float" office:value="10.311984" calcext:value-type="float">
            <text:p>10,311984</text:p>
          </table:table-cell>
          <table:table-cell office:value-type="float" office:value="10.480012" calcext:value-type="float">
            <text:p>10,480012</text:p>
          </table:table-cell>
          <table:table-cell office:value-type="float" office:value="0.021696" calcext:value-type="float">
            <text:p>0,021696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10.670956" calcext:value-type="float">
            <text:p>10,670956</text:p>
          </table:table-cell>
          <table:table-cell office:value-type="float" office:value="10.578422" calcext:value-type="float">
            <text:p>10,578422</text:p>
          </table:table-cell>
          <table:table-cell office:value-type="float" office:value="13.122722" calcext:value-type="float">
            <text:p>13,122722</text:p>
          </table:table-cell>
          <table:table-cell office:value-type="float" office:value="0.122728" calcext:value-type="float">
            <text:p>0,12272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10.486146" calcext:value-type="float">
            <text:p>10,486146</text:p>
          </table:table-cell>
          <table:table-cell office:value-type="float" office:value="10.398328" calcext:value-type="float">
            <text:p>10,398328</text:p>
          </table:table-cell>
          <table:table-cell office:value-type="float" office:value="13.224535" calcext:value-type="float">
            <text:p>13,224535</text:p>
          </table:table-cell>
          <table:table-cell office:value-type="float" office:value="0.125889" calcext:value-type="float">
            <text:p>0,12588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10.729477" calcext:value-type="float">
            <text:p>10,729477</text:p>
          </table:table-cell>
          <table:table-cell office:value-type="float" office:value="10.6357" calcext:value-type="float">
            <text:p>10,6357</text:p>
          </table:table-cell>
          <table:table-cell office:value-type="float" office:value="10.988294" calcext:value-type="float">
            <text:p>10,988294</text:p>
          </table:table-cell>
          <table:table-cell office:value-type="float" office:value="0.045493" calcext:value-type="float">
            <text:p>0,045493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1.35697" calcext:value-type="float">
            <text:p>11,35697</text:p>
          </table:table-cell>
          <table:table-cell office:value-type="float" office:value="11.279263" calcext:value-type="float">
            <text:p>11,279263</text:p>
          </table:table-cell>
          <table:table-cell office:value-type="float" office:value="11.510197" calcext:value-type="float">
            <text:p>11,510197</text:p>
          </table:table-cell>
          <table:table-cell office:value-type="float" office:value="0.038731" calcext:value-type="float">
            <text:p>0,038731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11.725094" calcext:value-type="float">
            <text:p>11,725094</text:p>
          </table:table-cell>
          <table:table-cell office:value-type="float" office:value="11.598009" calcext:value-type="float">
            <text:p>11,598009</text:p>
          </table:table-cell>
          <table:table-cell office:value-type="float" office:value="15.446994" calcext:value-type="float">
            <text:p>15,446994</text:p>
          </table:table-cell>
          <table:table-cell office:value-type="float" office:value="0.181397" calcext:value-type="float">
            <text:p>0,18139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1.163262" calcext:value-type="float">
            <text:p>11,163262</text:p>
          </table:table-cell>
          <table:table-cell office:value-type="float" office:value="11.059919" calcext:value-type="float">
            <text:p>11,059919</text:p>
          </table:table-cell>
          <table:table-cell office:value-type="float" office:value="11.318481" calcext:value-type="float">
            <text:p>11,318481</text:p>
          </table:table-cell>
          <table:table-cell office:value-type="float" office:value="0.05179" calcext:value-type="float">
            <text:p>0,05179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1.478704" calcext:value-type="float">
            <text:p>11,478704</text:p>
          </table:table-cell>
          <table:table-cell office:value-type="float" office:value="11.352728" calcext:value-type="float">
            <text:p>11,352728</text:p>
          </table:table-cell>
          <table:table-cell office:value-type="float" office:value="11.677947" calcext:value-type="float">
            <text:p>11,677947</text:p>
          </table:table-cell>
          <table:table-cell office:value-type="float" office:value="0.060727" calcext:value-type="float">
            <text:p>0,06072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1.660333" calcext:value-type="float">
            <text:p>11,660333</text:p>
          </table:table-cell>
          <table:table-cell office:value-type="float" office:value="11.499353" calcext:value-type="float">
            <text:p>11,499353</text:p>
          </table:table-cell>
          <table:table-cell office:value-type="float" office:value="11.901288" calcext:value-type="float">
            <text:p>11,901288</text:p>
          </table:table-cell>
          <table:table-cell office:value-type="float" office:value="0.064643" calcext:value-type="float">
            <text:p>0,064643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1.953868" calcext:value-type="float">
            <text:p>11,953868</text:p>
          </table:table-cell>
          <table:table-cell office:value-type="float" office:value="11.871009" calcext:value-type="float">
            <text:p>11,871009</text:p>
          </table:table-cell>
          <table:table-cell office:value-type="float" office:value="12.206975" calcext:value-type="float">
            <text:p>12,206975</text:p>
          </table:table-cell>
          <table:table-cell office:value-type="float" office:value="0.042616" calcext:value-type="float">
            <text:p>0,042616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2.297448" calcext:value-type="float">
            <text:p>12,297448</text:p>
          </table:table-cell>
          <table:table-cell office:value-type="float" office:value="12.233722" calcext:value-type="float">
            <text:p>12,233722</text:p>
          </table:table-cell>
          <table:table-cell office:value-type="float" office:value="12.375163" calcext:value-type="float">
            <text:p>12,375163</text:p>
          </table:table-cell>
          <table:table-cell office:value-type="float" office:value="0.021007" calcext:value-type="float">
            <text:p>0,021007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_FOR REDUCTION time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253486" calcext:value-type="float">
            <text:p>0,253486</text:p>
          </table:table-cell>
          <table:table-cell office:value-type="float" office:value="0.252389" calcext:value-type="float">
            <text:p>0,252389</text:p>
          </table:table-cell>
          <table:table-cell office:value-type="float" office:value="0.266168" calcext:value-type="float">
            <text:p>0,266168</text:p>
          </table:table-cell>
          <table:table-cell office:value-type="float" office:value="0.00128" calcext:value-type="float">
            <text:p>0,00128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291528" calcext:value-type="float">
            <text:p>0,291528</text:p>
          </table:table-cell>
          <table:table-cell office:value-type="float" office:value="0.289525" calcext:value-type="float">
            <text:p>0,289525</text:p>
          </table:table-cell>
          <table:table-cell office:value-type="float" office:value="0.29942" calcext:value-type="float">
            <text:p>0,29942</text:p>
          </table:table-cell>
          <table:table-cell office:value-type="float" office:value="0.001338" calcext:value-type="float">
            <text:p>0,001338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308244" calcext:value-type="float">
            <text:p>0,308244</text:p>
          </table:table-cell>
          <table:table-cell office:value-type="float" office:value="0.296581" calcext:value-type="float">
            <text:p>0,296581</text:p>
          </table:table-cell>
          <table:table-cell office:value-type="float" office:value="0.318739" calcext:value-type="float">
            <text:p>0,318739</text:p>
          </table:table-cell>
          <table:table-cell office:value-type="float" office:value="0.002823" calcext:value-type="float">
            <text:p>0,002823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342165" calcext:value-type="float">
            <text:p>0,342165</text:p>
          </table:table-cell>
          <table:table-cell office:value-type="float" office:value="0.335746" calcext:value-type="float">
            <text:p>0,335746</text:p>
          </table:table-cell>
          <table:table-cell office:value-type="float" office:value="0.351973" calcext:value-type="float">
            <text:p>0,351973</text:p>
          </table:table-cell>
          <table:table-cell office:value-type="float" office:value="0.004666" calcext:value-type="float">
            <text:p>0,004666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559355" calcext:value-type="float">
            <text:p>0,559355</text:p>
          </table:table-cell>
          <table:table-cell office:value-type="float" office:value="0.54741" calcext:value-type="float">
            <text:p>0,54741</text:p>
          </table:table-cell>
          <table:table-cell office:value-type="float" office:value="0.584154" calcext:value-type="float">
            <text:p>0,584154</text:p>
          </table:table-cell>
          <table:table-cell office:value-type="float" office:value="0.003755" calcext:value-type="float">
            <text:p>0,003755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58846" calcext:value-type="float">
            <text:p>0,58846</text:p>
          </table:table-cell>
          <table:table-cell office:value-type="float" office:value="0.58323" calcext:value-type="float">
            <text:p>0,58323</text:p>
          </table:table-cell>
          <table:table-cell office:value-type="float" office:value="0.605615" calcext:value-type="float">
            <text:p>0,605615</text:p>
          </table:table-cell>
          <table:table-cell office:value-type="float" office:value="0.002789" calcext:value-type="float">
            <text:p>0,002789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621064" calcext:value-type="float">
            <text:p>0,621064</text:p>
          </table:table-cell>
          <table:table-cell office:value-type="float" office:value="0.615164" calcext:value-type="float">
            <text:p>0,615164</text:p>
          </table:table-cell>
          <table:table-cell office:value-type="float" office:value="0.636398" calcext:value-type="float">
            <text:p>0,636398</text:p>
          </table:table-cell>
          <table:table-cell office:value-type="float" office:value="0.003095" calcext:value-type="float">
            <text:p>0,003095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625256" calcext:value-type="float">
            <text:p>0,625256</text:p>
          </table:table-cell>
          <table:table-cell office:value-type="float" office:value="0.620806" calcext:value-type="float">
            <text:p>0,620806</text:p>
          </table:table-cell>
          <table:table-cell office:value-type="float" office:value="0.681761" calcext:value-type="float">
            <text:p>0,681761</text:p>
          </table:table-cell>
          <table:table-cell office:value-type="float" office:value="0.003769" calcext:value-type="float">
            <text:p>0,003769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706501" calcext:value-type="float">
            <text:p>0,706501</text:p>
          </table:table-cell>
          <table:table-cell office:value-type="float" office:value="0.687619" calcext:value-type="float">
            <text:p>0,687619</text:p>
          </table:table-cell>
          <table:table-cell office:value-type="float" office:value="0.735743" calcext:value-type="float">
            <text:p>0,735743</text:p>
          </table:table-cell>
          <table:table-cell office:value-type="float" office:value="0.002781" calcext:value-type="float">
            <text:p>0,002781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719858" calcext:value-type="float">
            <text:p>0,719858</text:p>
          </table:table-cell>
          <table:table-cell office:value-type="float" office:value="0.715407" calcext:value-type="float">
            <text:p>0,715407</text:p>
          </table:table-cell>
          <table:table-cell office:value-type="float" office:value="0.749835" calcext:value-type="float">
            <text:p>0,749835</text:p>
          </table:table-cell>
          <table:table-cell office:value-type="float" office:value="0.001951" calcext:value-type="float">
            <text:p>0,00195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736515" calcext:value-type="float">
            <text:p>0,736515</text:p>
          </table:table-cell>
          <table:table-cell office:value-type="float" office:value="0.732169" calcext:value-type="float">
            <text:p>0,732169</text:p>
          </table:table-cell>
          <table:table-cell office:value-type="float" office:value="0.770349" calcext:value-type="float">
            <text:p>0,770349</text:p>
          </table:table-cell>
          <table:table-cell office:value-type="float" office:value="0.002399" calcext:value-type="float">
            <text:p>0,00239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744947" calcext:value-type="float">
            <text:p>0,744947</text:p>
          </table:table-cell>
          <table:table-cell office:value-type="float" office:value="0.741798" calcext:value-type="float">
            <text:p>0,741798</text:p>
          </table:table-cell>
          <table:table-cell office:value-type="float" office:value="0.748995" calcext:value-type="float">
            <text:p>0,748995</text:p>
          </table:table-cell>
          <table:table-cell office:value-type="float" office:value="0.001157" calcext:value-type="float">
            <text:p>0,001157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.808566" calcext:value-type="float">
            <text:p>0,808566</text:p>
          </table:table-cell>
          <table:table-cell office:value-type="float" office:value="0.802126" calcext:value-type="float">
            <text:p>0,802126</text:p>
          </table:table-cell>
          <table:table-cell office:value-type="float" office:value="0.943164" calcext:value-type="float">
            <text:p>0,943164</text:p>
          </table:table-cell>
          <table:table-cell office:value-type="float" office:value="0.006519" calcext:value-type="float">
            <text:p>0,00651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.811726" calcext:value-type="float">
            <text:p>0,811726</text:p>
          </table:table-cell>
          <table:table-cell office:value-type="float" office:value="0.805891" calcext:value-type="float">
            <text:p>0,805891</text:p>
          </table:table-cell>
          <table:table-cell office:value-type="float" office:value="0.843469" calcext:value-type="float">
            <text:p>0,843469</text:p>
          </table:table-cell>
          <table:table-cell office:value-type="float" office:value="0.003121" calcext:value-type="float">
            <text:p>0,003121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.838455" calcext:value-type="float">
            <text:p>0,838455</text:p>
          </table:table-cell>
          <table:table-cell office:value-type="float" office:value="0.833704" calcext:value-type="float">
            <text:p>0,833704</text:p>
          </table:table-cell>
          <table:table-cell office:value-type="float" office:value="0.887766" calcext:value-type="float">
            <text:p>0,887766</text:p>
          </table:table-cell>
          <table:table-cell office:value-type="float" office:value="0.003057" calcext:value-type="float">
            <text:p>0,00305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.855877" calcext:value-type="float">
            <text:p>0,855877</text:p>
          </table:table-cell>
          <table:table-cell office:value-type="float" office:value="0.851762" calcext:value-type="float">
            <text:p>0,851762</text:p>
          </table:table-cell>
          <table:table-cell office:value-type="float" office:value="0.94118" calcext:value-type="float">
            <text:p>0,94118</text:p>
          </table:table-cell>
          <table:table-cell office:value-type="float" office:value="0.004207" calcext:value-type="float">
            <text:p>0,00420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0.960231" calcext:value-type="float">
            <text:p>0,960231</text:p>
          </table:table-cell>
          <table:table-cell office:value-type="float" office:value="0.951891" calcext:value-type="float">
            <text:p>0,951891</text:p>
          </table:table-cell>
          <table:table-cell office:value-type="float" office:value="0.97527" calcext:value-type="float">
            <text:p>0,97527</text:p>
          </table:table-cell>
          <table:table-cell office:value-type="float" office:value="0.002637" calcext:value-type="float">
            <text:p>0,002637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0.937308" calcext:value-type="float">
            <text:p>0,937308</text:p>
          </table:table-cell>
          <table:table-cell office:value-type="float" office:value="0.930699" calcext:value-type="float">
            <text:p>0,930699</text:p>
          </table:table-cell>
          <table:table-cell office:value-type="float" office:value="0.945086" calcext:value-type="float">
            <text:p>0,945086</text:p>
          </table:table-cell>
          <table:table-cell office:value-type="float" office:value="0.002369" calcext:value-type="float">
            <text:p>0,002369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0.961972" calcext:value-type="float">
            <text:p>0,961972</text:p>
          </table:table-cell>
          <table:table-cell office:value-type="float" office:value="0.954461" calcext:value-type="float">
            <text:p>0,954461</text:p>
          </table:table-cell>
          <table:table-cell office:value-type="float" office:value="0.97157" calcext:value-type="float">
            <text:p>0,97157</text:p>
          </table:table-cell>
          <table:table-cell office:value-type="float" office:value="0.002588" calcext:value-type="float">
            <text:p>0,002588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.97627" calcext:value-type="float">
            <text:p>0,97627</text:p>
          </table:table-cell>
          <table:table-cell office:value-type="float" office:value="0.970984" calcext:value-type="float">
            <text:p>0,970984</text:p>
          </table:table-cell>
          <table:table-cell office:value-type="float" office:value="0.983933" calcext:value-type="float">
            <text:p>0,983933</text:p>
          </table:table-cell>
          <table:table-cell office:value-type="float" office:value="0.002201" calcext:value-type="float">
            <text:p>0,002201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.070748" calcext:value-type="float">
            <text:p>1,070748</text:p>
          </table:table-cell>
          <table:table-cell office:value-type="float" office:value="1.059121" calcext:value-type="float">
            <text:p>1,059121</text:p>
          </table:table-cell>
          <table:table-cell office:value-type="float" office:value="1.191757" calcext:value-type="float">
            <text:p>1,191757</text:p>
          </table:table-cell>
          <table:table-cell office:value-type="float" office:value="0.0063" calcext:value-type="float">
            <text:p>0,0063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1.069553" calcext:value-type="float">
            <text:p>1,069553</text:p>
          </table:table-cell>
          <table:table-cell office:value-type="float" office:value="1.061163" calcext:value-type="float">
            <text:p>1,061163</text:p>
          </table:table-cell>
          <table:table-cell office:value-type="float" office:value="1.187218" calcext:value-type="float">
            <text:p>1,187218</text:p>
          </table:table-cell>
          <table:table-cell office:value-type="float" office:value="0.006061" calcext:value-type="float">
            <text:p>0,00606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1.082446" calcext:value-type="float">
            <text:p>1,082446</text:p>
          </table:table-cell>
          <table:table-cell office:value-type="float" office:value="1.074234" calcext:value-type="float">
            <text:p>1,074234</text:p>
          </table:table-cell>
          <table:table-cell office:value-type="float" office:value="1.105921" calcext:value-type="float">
            <text:p>1,105921</text:p>
          </table:table-cell>
          <table:table-cell office:value-type="float" office:value="0.004458" calcext:value-type="float">
            <text:p>0,004458</text:p>
          </table:table-cell>
          <table:table-cell office:value-type="float" office:value="21" calcext:value-type="float">
            <text:p>21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1.101766" calcext:value-type="float">
            <text:p>1,101766</text:p>
          </table:table-cell>
          <table:table-cell office:value-type="float" office:value="1.094839" calcext:value-type="float">
            <text:p>1,094839</text:p>
          </table:table-cell>
          <table:table-cell office:value-type="float" office:value="1.109503" calcext:value-type="float">
            <text:p>1,109503</text:p>
          </table:table-cell>
          <table:table-cell office:value-type="float" office:value="0.002508" calcext:value-type="float">
            <text:p>0,002508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.216656" calcext:value-type="float">
            <text:p>1,216656</text:p>
          </table:table-cell>
          <table:table-cell office:value-type="float" office:value="1.184343" calcext:value-type="float">
            <text:p>1,184343</text:p>
          </table:table-cell>
          <table:table-cell office:value-type="float" office:value="1.546005" calcext:value-type="float">
            <text:p>1,546005</text:p>
          </table:table-cell>
          <table:table-cell office:value-type="float" office:value="0.046121" calcext:value-type="float">
            <text:p>0,046121</text:p>
          </table:table-cell>
          <table:table-cell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1.192038" calcext:value-type="float">
            <text:p>1,192038</text:p>
          </table:table-cell>
          <table:table-cell office:value-type="float" office:value="1.185327" calcext:value-type="float">
            <text:p>1,185327</text:p>
          </table:table-cell>
          <table:table-cell office:value-type="float" office:value="1.31153" calcext:value-type="float">
            <text:p>1,31153</text:p>
          </table:table-cell>
          <table:table-cell office:value-type="float" office:value="0.005757" calcext:value-type="float">
            <text:p>0,00575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1.221383" calcext:value-type="float">
            <text:p>1,221383</text:p>
          </table:table-cell>
          <table:table-cell office:value-type="float" office:value="1.213993" calcext:value-type="float">
            <text:p>1,213993</text:p>
          </table:table-cell>
          <table:table-cell office:value-type="float" office:value="1.229918" calcext:value-type="float">
            <text:p>1,229918</text:p>
          </table:table-cell>
          <table:table-cell office:value-type="float" office:value="0.002224" calcext:value-type="float">
            <text:p>0,002224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1.23286" calcext:value-type="float">
            <text:p>1,23286</text:p>
          </table:table-cell>
          <table:table-cell office:value-type="float" office:value="1.22495" calcext:value-type="float">
            <text:p>1,22495</text:p>
          </table:table-cell>
          <table:table-cell office:value-type="float" office:value="1.244582" calcext:value-type="float">
            <text:p>1,244582</text:p>
          </table:table-cell>
          <table:table-cell office:value-type="float" office:value="0.003018" calcext:value-type="float">
            <text:p>0,003018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1.336424" calcext:value-type="float">
            <text:p>1,336424</text:p>
          </table:table-cell>
          <table:table-cell office:value-type="float" office:value="1.330434" calcext:value-type="float">
            <text:p>1,330434</text:p>
          </table:table-cell>
          <table:table-cell office:value-type="float" office:value="1.483964" calcext:value-type="float">
            <text:p>1,483964</text:p>
          </table:table-cell>
          <table:table-cell office:value-type="float" office:value="0.006987" calcext:value-type="float">
            <text:p>0,00698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.331806" calcext:value-type="float">
            <text:p>1,331806</text:p>
          </table:table-cell>
          <table:table-cell office:value-type="float" office:value="1.324004" calcext:value-type="float">
            <text:p>1,324004</text:p>
          </table:table-cell>
          <table:table-cell office:value-type="float" office:value="1.495402" calcext:value-type="float">
            <text:p>1,495402</text:p>
          </table:table-cell>
          <table:table-cell office:value-type="float" office:value="0.007956" calcext:value-type="float">
            <text:p>0,007956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1.360967" calcext:value-type="float">
            <text:p>1,360967</text:p>
          </table:table-cell>
          <table:table-cell office:value-type="float" office:value="1.353718" calcext:value-type="float">
            <text:p>1,353718</text:p>
          </table:table-cell>
          <table:table-cell office:value-type="float" office:value="1.369187" calcext:value-type="float">
            <text:p>1,369187</text:p>
          </table:table-cell>
          <table:table-cell office:value-type="float" office:value="0.002621" calcext:value-type="float">
            <text:p>0,00262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.383071" calcext:value-type="float">
            <text:p>1,383071</text:p>
          </table:table-cell>
          <table:table-cell office:value-type="float" office:value="1.376324" calcext:value-type="float">
            <text:p>1,376324</text:p>
          </table:table-cell>
          <table:table-cell office:value-type="float" office:value="1.537698" calcext:value-type="float">
            <text:p>1,537698</text:p>
          </table:table-cell>
          <table:table-cell office:value-type="float" office:value="0.007394" calcext:value-type="float">
            <text:p>0,00739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1.569781" calcext:value-type="float">
            <text:p>1,569781</text:p>
          </table:table-cell>
          <table:table-cell office:value-type="float" office:value="1.559956" calcext:value-type="float">
            <text:p>1,559956</text:p>
          </table:table-cell>
          <table:table-cell office:value-type="float" office:value="1.581738" calcext:value-type="float">
            <text:p>1,581738</text:p>
          </table:table-cell>
          <table:table-cell office:value-type="float" office:value="0.003985" calcext:value-type="float">
            <text:p>0,003985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1.551096" calcext:value-type="float">
            <text:p>1,551096</text:p>
          </table:table-cell>
          <table:table-cell office:value-type="float" office:value="1.541581" calcext:value-type="float">
            <text:p>1,541581</text:p>
          </table:table-cell>
          <table:table-cell office:value-type="float" office:value="1.583183" calcext:value-type="float">
            <text:p>1,583183</text:p>
          </table:table-cell>
          <table:table-cell office:value-type="float" office:value="0.003744" calcext:value-type="float">
            <text:p>0,003744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.608546" calcext:value-type="float">
            <text:p>1,608546</text:p>
          </table:table-cell>
          <table:table-cell office:value-type="float" office:value="1.59412" calcext:value-type="float">
            <text:p>1,59412</text:p>
          </table:table-cell>
          <table:table-cell office:value-type="float" office:value="1.624144" calcext:value-type="float">
            <text:p>1,624144</text:p>
          </table:table-cell>
          <table:table-cell office:value-type="float" office:value="0.005422" calcext:value-type="float">
            <text:p>0,005422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1.577673" calcext:value-type="float">
            <text:p>1,577673</text:p>
          </table:table-cell>
          <table:table-cell office:value-type="float" office:value="1.568073" calcext:value-type="float">
            <text:p>1,568073</text:p>
          </table:table-cell>
          <table:table-cell office:value-type="float" office:value="1.597776" calcext:value-type="float">
            <text:p>1,597776</text:p>
          </table:table-cell>
          <table:table-cell office:value-type="float" office:value="0.003669" calcext:value-type="float">
            <text:p>0,003669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1.709329" calcext:value-type="float">
            <text:p>1,709329</text:p>
          </table:table-cell>
          <table:table-cell office:value-type="float" office:value="1.690049" calcext:value-type="float">
            <text:p>1,690049</text:p>
          </table:table-cell>
          <table:table-cell office:value-type="float" office:value="1.904611" calcext:value-type="float">
            <text:p>1,904611</text:p>
          </table:table-cell>
          <table:table-cell office:value-type="float" office:value="0.034475" calcext:value-type="float">
            <text:p>0,034475</text:p>
          </table:table-cell>
          <table:table-cell office:value-type="float" office:value="27" calcext:value-type="float">
            <text:p>27</text:p>
          </table:table-cell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1.695188" calcext:value-type="float">
            <text:p>1,695188</text:p>
          </table:table-cell>
          <table:table-cell office:value-type="float" office:value="1.684284" calcext:value-type="float">
            <text:p>1,684284</text:p>
          </table:table-cell>
          <table:table-cell office:value-type="float" office:value="1.727128" calcext:value-type="float">
            <text:p>1,727128</text:p>
          </table:table-cell>
          <table:table-cell office:value-type="float" office:value="0.004201" calcext:value-type="float">
            <text:p>0,00420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1.74718" calcext:value-type="float">
            <text:p>1,74718</text:p>
          </table:table-cell>
          <table:table-cell office:value-type="float" office:value="1.719737" calcext:value-type="float">
            <text:p>1,719737</text:p>
          </table:table-cell>
          <table:table-cell office:value-type="float" office:value="1.910213" calcext:value-type="float">
            <text:p>1,910213</text:p>
          </table:table-cell>
          <table:table-cell office:value-type="float" office:value="0.028422" calcext:value-type="float">
            <text:p>0,028422</text:p>
          </table:table-cell>
          <table:table-cell office:value-type="float" office:value="19" calcext:value-type="float">
            <text:p>19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.707573" calcext:value-type="float">
            <text:p>1,707573</text:p>
          </table:table-cell>
          <table:table-cell office:value-type="float" office:value="1.698651" calcext:value-type="float">
            <text:p>1,698651</text:p>
          </table:table-cell>
          <table:table-cell office:value-type="float" office:value="1.721487" calcext:value-type="float">
            <text:p>1,721487</text:p>
          </table:table-cell>
          <table:table-cell office:value-type="float" office:value="0.003701" calcext:value-type="float">
            <text:p>0,00370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1.814718" calcext:value-type="float">
            <text:p>1,814718</text:p>
          </table:table-cell>
          <table:table-cell office:value-type="float" office:value="1.800291" calcext:value-type="float">
            <text:p>1,800291</text:p>
          </table:table-cell>
          <table:table-cell office:value-type="float" office:value="1.848752" calcext:value-type="float">
            <text:p>1,848752</text:p>
          </table:table-cell>
          <table:table-cell office:value-type="float" office:value="0.005954" calcext:value-type="float">
            <text:p>0,005954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1.834128" calcext:value-type="float">
            <text:p>1,834128</text:p>
          </table:table-cell>
          <table:table-cell office:value-type="float" office:value="1.82201" calcext:value-type="float">
            <text:p>1,82201</text:p>
          </table:table-cell>
          <table:table-cell office:value-type="float" office:value="1.855064" calcext:value-type="float">
            <text:p>1,855064</text:p>
          </table:table-cell>
          <table:table-cell office:value-type="float" office:value="0.004924" calcext:value-type="float">
            <text:p>0,004924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1.83566" calcext:value-type="float">
            <text:p>1,83566</text:p>
          </table:table-cell>
          <table:table-cell office:value-type="float" office:value="1.822948" calcext:value-type="float">
            <text:p>1,822948</text:p>
          </table:table-cell>
          <table:table-cell office:value-type="float" office:value="2.152399" calcext:value-type="float">
            <text:p>2,152399</text:p>
          </table:table-cell>
          <table:table-cell office:value-type="float" office:value="0.014878" calcext:value-type="float">
            <text:p>0,014878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1.871702" calcext:value-type="float">
            <text:p>1,871702</text:p>
          </table:table-cell>
          <table:table-cell office:value-type="float" office:value="1.854752" calcext:value-type="float">
            <text:p>1,854752</text:p>
          </table:table-cell>
          <table:table-cell office:value-type="float" office:value="2.337375" calcext:value-type="float">
            <text:p>2,337375</text:p>
          </table:table-cell>
          <table:table-cell office:value-type="float" office:value="0.021807" calcext:value-type="float">
            <text:p>0,02180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1.936505" calcext:value-type="float">
            <text:p>1,936505</text:p>
          </table:table-cell>
          <table:table-cell office:value-type="float" office:value="1.924056" calcext:value-type="float">
            <text:p>1,924056</text:p>
          </table:table-cell>
          <table:table-cell office:value-type="float" office:value="2.052587" calcext:value-type="float">
            <text:p>2,052587</text:p>
          </table:table-cell>
          <table:table-cell office:value-type="float" office:value="0.007392" calcext:value-type="float">
            <text:p>0,007392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1.973417" calcext:value-type="float">
            <text:p>1,973417</text:p>
          </table:table-cell>
          <table:table-cell office:value-type="float" office:value="1.949384" calcext:value-type="float">
            <text:p>1,949384</text:p>
          </table:table-cell>
          <table:table-cell office:value-type="float" office:value="2.058712" calcext:value-type="float">
            <text:p>2,058712</text:p>
          </table:table-cell>
          <table:table-cell office:value-type="float" office:value="0.009095" calcext:value-type="float">
            <text:p>0,009095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1.976907" calcext:value-type="float">
            <text:p>1,976907</text:p>
          </table:table-cell>
          <table:table-cell office:value-type="float" office:value="1.953377" calcext:value-type="float">
            <text:p>1,953377</text:p>
          </table:table-cell>
          <table:table-cell office:value-type="float" office:value="1.994813" calcext:value-type="float">
            <text:p>1,994813</text:p>
          </table:table-cell>
          <table:table-cell office:value-type="float" office:value="0.0071" calcext:value-type="float">
            <text:p>0,0071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1.941933" calcext:value-type="float">
            <text:p>1,941933</text:p>
          </table:table-cell>
          <table:table-cell office:value-type="float" office:value="1.927235" calcext:value-type="float">
            <text:p>1,927235</text:p>
          </table:table-cell>
          <table:table-cell office:value-type="float" office:value="1.955502" calcext:value-type="float">
            <text:p>1,955502</text:p>
          </table:table-cell>
          <table:table-cell office:value-type="float" office:value="0.004776" calcext:value-type="float">
            <text:p>0,004776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2.086318" calcext:value-type="float">
            <text:p>2,086318</text:p>
          </table:table-cell>
          <table:table-cell office:value-type="float" office:value="2.069516" calcext:value-type="float">
            <text:p>2,069516</text:p>
          </table:table-cell>
          <table:table-cell office:value-type="float" office:value="2.654912" calcext:value-type="float">
            <text:p>2,654912</text:p>
          </table:table-cell>
          <table:table-cell office:value-type="float" office:value="0.027196" calcext:value-type="float">
            <text:p>0,027196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.052387" calcext:value-type="float">
            <text:p>2,052387</text:p>
          </table:table-cell>
          <table:table-cell office:value-type="float" office:value="2.038303" calcext:value-type="float">
            <text:p>2,038303</text:p>
          </table:table-cell>
          <table:table-cell office:value-type="float" office:value="2.649168" calcext:value-type="float">
            <text:p>2,649168</text:p>
          </table:table-cell>
          <table:table-cell office:value-type="float" office:value="0.027852" calcext:value-type="float">
            <text:p>0,02785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2.056521" calcext:value-type="float">
            <text:p>2,056521</text:p>
          </table:table-cell>
          <table:table-cell office:value-type="float" office:value="2.041147" calcext:value-type="float">
            <text:p>2,041147</text:p>
          </table:table-cell>
          <table:table-cell office:value-type="float" office:value="2.0786" calcext:value-type="float">
            <text:p>2,0786</text:p>
          </table:table-cell>
          <table:table-cell office:value-type="float" office:value="0.006121" calcext:value-type="float">
            <text:p>0,006121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2.089083" calcext:value-type="float">
            <text:p>2,089083</text:p>
          </table:table-cell>
          <table:table-cell office:value-type="float" office:value="2.072093" calcext:value-type="float">
            <text:p>2,072093</text:p>
          </table:table-cell>
          <table:table-cell office:value-type="float" office:value="2.697339" calcext:value-type="float">
            <text:p>2,697339</text:p>
          </table:table-cell>
          <table:table-cell office:value-type="float" office:value="0.028053" calcext:value-type="float">
            <text:p>0,028053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2.176864" calcext:value-type="float">
            <text:p>2,176864</text:p>
          </table:table-cell>
          <table:table-cell office:value-type="float" office:value="2.150044" calcext:value-type="float">
            <text:p>2,150044</text:p>
          </table:table-cell>
          <table:table-cell office:value-type="float" office:value="2.221264" calcext:value-type="float">
            <text:p>2,221264</text:p>
          </table:table-cell>
          <table:table-cell office:value-type="float" office:value="0.015517" calcext:value-type="float">
            <text:p>0,015517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2.204028" calcext:value-type="float">
            <text:p>2,204028</text:p>
          </table:table-cell>
          <table:table-cell office:value-type="float" office:value="2.18181" calcext:value-type="float">
            <text:p>2,18181</text:p>
          </table:table-cell>
          <table:table-cell office:value-type="float" office:value="2.221724" calcext:value-type="float">
            <text:p>2,221724</text:p>
          </table:table-cell>
          <table:table-cell office:value-type="float" office:value="0.008366" calcext:value-type="float">
            <text:p>0,008366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2.221835" calcext:value-type="float">
            <text:p>2,221835</text:p>
          </table:table-cell>
          <table:table-cell office:value-type="float" office:value="2.195607" calcext:value-type="float">
            <text:p>2,195607</text:p>
          </table:table-cell>
          <table:table-cell office:value-type="float" office:value="2.275959" calcext:value-type="float">
            <text:p>2,275959</text:p>
          </table:table-cell>
          <table:table-cell office:value-type="float" office:value="0.009789" calcext:value-type="float">
            <text:p>0,009789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2.182602" calcext:value-type="float">
            <text:p>2,182602</text:p>
          </table:table-cell>
          <table:table-cell office:value-type="float" office:value="2.169568" calcext:value-type="float">
            <text:p>2,169568</text:p>
          </table:table-cell>
          <table:table-cell office:value-type="float" office:value="2.20274" calcext:value-type="float">
            <text:p>2,20274</text:p>
          </table:table-cell>
          <table:table-cell office:value-type="float" office:value="0.004999" calcext:value-type="float">
            <text:p>0,004999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2.361921" calcext:value-type="float">
            <text:p>2,361921</text:p>
          </table:table-cell>
          <table:table-cell office:value-type="float" office:value="2.31349" calcext:value-type="float">
            <text:p>2,31349</text:p>
          </table:table-cell>
          <table:table-cell office:value-type="float" office:value="3.054947" calcext:value-type="float">
            <text:p>3,054947</text:p>
          </table:table-cell>
          <table:table-cell office:value-type="float" office:value="0.035244" calcext:value-type="float">
            <text:p>0,03524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2.388349" calcext:value-type="float">
            <text:p>2,388349</text:p>
          </table:table-cell>
          <table:table-cell office:value-type="float" office:value="2.36638" calcext:value-type="float">
            <text:p>2,36638</text:p>
          </table:table-cell>
          <table:table-cell office:value-type="float" office:value="3.401305" calcext:value-type="float">
            <text:p>3,401305</text:p>
          </table:table-cell>
          <table:table-cell office:value-type="float" office:value="0.046108" calcext:value-type="float">
            <text:p>0,046108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2.342918" calcext:value-type="float">
            <text:p>2,342918</text:p>
          </table:table-cell>
          <table:table-cell office:value-type="float" office:value="2.311872" calcext:value-type="float">
            <text:p>2,311872</text:p>
          </table:table-cell>
          <table:table-cell office:value-type="float" office:value="2.403169" calcext:value-type="float">
            <text:p>2,403169</text:p>
          </table:table-cell>
          <table:table-cell office:value-type="float" office:value="0.011111" calcext:value-type="float">
            <text:p>0,011111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2.344179" calcext:value-type="float">
            <text:p>2,344179</text:p>
          </table:table-cell>
          <table:table-cell office:value-type="float" office:value="2.304372" calcext:value-type="float">
            <text:p>2,304372</text:p>
          </table:table-cell>
          <table:table-cell office:value-type="float" office:value="2.979838" calcext:value-type="float">
            <text:p>2,979838</text:p>
          </table:table-cell>
          <table:table-cell office:value-type="float" office:value="0.030948" calcext:value-type="float">
            <text:p>0,030948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2.483435" calcext:value-type="float">
            <text:p>2,483435</text:p>
          </table:table-cell>
          <table:table-cell office:value-type="float" office:value="2.449387" calcext:value-type="float">
            <text:p>2,449387</text:p>
          </table:table-cell>
          <table:table-cell office:value-type="float" office:value="3.273727" calcext:value-type="float">
            <text:p>3,273727</text:p>
          </table:table-cell>
          <table:table-cell office:value-type="float" office:value="0.043375" calcext:value-type="float">
            <text:p>0,043375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2.474978" calcext:value-type="float">
            <text:p>2,474978</text:p>
          </table:table-cell>
          <table:table-cell office:value-type="float" office:value="2.445013" calcext:value-type="float">
            <text:p>2,445013</text:p>
          </table:table-cell>
          <table:table-cell office:value-type="float" office:value="3.291438" calcext:value-type="float">
            <text:p>3,291438</text:p>
          </table:table-cell>
          <table:table-cell office:value-type="float" office:value="0.039971" calcext:value-type="float">
            <text:p>0,03997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2.490874" calcext:value-type="float">
            <text:p>2,490874</text:p>
          </table:table-cell>
          <table:table-cell office:value-type="float" office:value="2.462067" calcext:value-type="float">
            <text:p>2,462067</text:p>
          </table:table-cell>
          <table:table-cell office:value-type="float" office:value="3.206009" calcext:value-type="float">
            <text:p>3,206009</text:p>
          </table:table-cell>
          <table:table-cell office:value-type="float" office:value="0.033222" calcext:value-type="float">
            <text:p>0,03322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.477746" calcext:value-type="float">
            <text:p>2,477746</text:p>
          </table:table-cell>
          <table:table-cell office:value-type="float" office:value="2.450708" calcext:value-type="float">
            <text:p>2,450708</text:p>
          </table:table-cell>
          <table:table-cell office:value-type="float" office:value="2.684698" calcext:value-type="float">
            <text:p>2,684698</text:p>
          </table:table-cell>
          <table:table-cell office:value-type="float" office:value="0.018393" calcext:value-type="float">
            <text:p>0,018393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_CENTRALIZED BARRIER time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99693" calcext:value-type="float">
            <text:p>0,099693</text:p>
          </table:table-cell>
          <table:table-cell office:value-type="float" office:value="0.099538" calcext:value-type="float">
            <text:p>0,099538</text:p>
          </table:table-cell>
          <table:table-cell office:value-type="float" office:value="0.104222" calcext:value-type="float">
            <text:p>0,104222</text:p>
          </table:table-cell>
          <table:table-cell office:value-type="float" office:value="0.000419" calcext:value-type="float">
            <text:p>0,000419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72735" calcext:value-type="float">
            <text:p>0,172735</text:p>
          </table:table-cell>
          <table:table-cell office:value-type="float" office:value="0.172319" calcext:value-type="float">
            <text:p>0,172319</text:p>
          </table:table-cell>
          <table:table-cell office:value-type="float" office:value="0.183069" calcext:value-type="float">
            <text:p>0,183069</text:p>
          </table:table-cell>
          <table:table-cell office:value-type="float" office:value="0.001159" calcext:value-type="float">
            <text:p>0,001159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245459" calcext:value-type="float">
            <text:p>0,245459</text:p>
          </table:table-cell>
          <table:table-cell office:value-type="float" office:value="0.244445" calcext:value-type="float">
            <text:p>0,244445</text:p>
          </table:table-cell>
          <table:table-cell office:value-type="float" office:value="0.270315" calcext:value-type="float">
            <text:p>0,270315</text:p>
          </table:table-cell>
          <table:table-cell office:value-type="float" office:value="0.001435" calcext:value-type="float">
            <text:p>0,001435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275499" calcext:value-type="float">
            <text:p>0,275499</text:p>
          </table:table-cell>
          <table:table-cell office:value-type="float" office:value="0.27444" calcext:value-type="float">
            <text:p>0,27444</text:p>
          </table:table-cell>
          <table:table-cell office:value-type="float" office:value="0.2916" calcext:value-type="float">
            <text:p>0,2916</text:p>
          </table:table-cell>
          <table:table-cell office:value-type="float" office:value="0.001126" calcext:value-type="float">
            <text:p>0,001126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438937" calcext:value-type="float">
            <text:p>0,438937</text:p>
          </table:table-cell>
          <table:table-cell office:value-type="float" office:value="0.407212" calcext:value-type="float">
            <text:p>0,407212</text:p>
          </table:table-cell>
          <table:table-cell office:value-type="float" office:value="0.570365" calcext:value-type="float">
            <text:p>0,570365</text:p>
          </table:table-cell>
          <table:table-cell office:value-type="float" office:value="0.014616" calcext:value-type="float">
            <text:p>0,014616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474737" calcext:value-type="float">
            <text:p>0,474737</text:p>
          </table:table-cell>
          <table:table-cell office:value-type="float" office:value="0.444192" calcext:value-type="float">
            <text:p>0,444192</text:p>
          </table:table-cell>
          <table:table-cell office:value-type="float" office:value="0.507354" calcext:value-type="float">
            <text:p>0,507354</text:p>
          </table:table-cell>
          <table:table-cell office:value-type="float" office:value="0.011103" calcext:value-type="float">
            <text:p>0,011103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523328" calcext:value-type="float">
            <text:p>0,523328</text:p>
          </table:table-cell>
          <table:table-cell office:value-type="float" office:value="0.490789" calcext:value-type="float">
            <text:p>0,490789</text:p>
          </table:table-cell>
          <table:table-cell office:value-type="float" office:value="0.544752" calcext:value-type="float">
            <text:p>0,544752</text:p>
          </table:table-cell>
          <table:table-cell office:value-type="float" office:value="0.012687" calcext:value-type="float">
            <text:p>0,012687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557892" calcext:value-type="float">
            <text:p>0,557892</text:p>
          </table:table-cell>
          <table:table-cell office:value-type="float" office:value="0.52615" calcext:value-type="float">
            <text:p>0,52615</text:p>
          </table:table-cell>
          <table:table-cell office:value-type="float" office:value="0.566715" calcext:value-type="float">
            <text:p>0,566715</text:p>
          </table:table-cell>
          <table:table-cell office:value-type="float" office:value="0.011877" calcext:value-type="float">
            <text:p>0,011877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608976" calcext:value-type="float">
            <text:p>0,608976</text:p>
          </table:table-cell>
          <table:table-cell office:value-type="float" office:value="0.599545" calcext:value-type="float">
            <text:p>0,599545</text:p>
          </table:table-cell>
          <table:table-cell office:value-type="float" office:value="0.866612" calcext:value-type="float">
            <text:p>0,866612</text:p>
          </table:table-cell>
          <table:table-cell office:value-type="float" office:value="0.011974" calcext:value-type="float">
            <text:p>0,01197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631233" calcext:value-type="float">
            <text:p>0,631233</text:p>
          </table:table-cell>
          <table:table-cell office:value-type="float" office:value="0.626531" calcext:value-type="float">
            <text:p>0,626531</text:p>
          </table:table-cell>
          <table:table-cell office:value-type="float" office:value="0.831997" calcext:value-type="float">
            <text:p>0,831997</text:p>
          </table:table-cell>
          <table:table-cell office:value-type="float" office:value="0.009194" calcext:value-type="float">
            <text:p>0,00919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643854" calcext:value-type="float">
            <text:p>0,643854</text:p>
          </table:table-cell>
          <table:table-cell office:value-type="float" office:value="0.639984" calcext:value-type="float">
            <text:p>0,639984</text:p>
          </table:table-cell>
          <table:table-cell office:value-type="float" office:value="0.80379" calcext:value-type="float">
            <text:p>0,80379</text:p>
          </table:table-cell>
          <table:table-cell office:value-type="float" office:value="0.007277" calcext:value-type="float">
            <text:p>0,00727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647484" calcext:value-type="float">
            <text:p>0,647484</text:p>
          </table:table-cell>
          <table:table-cell office:value-type="float" office:value="0.643671" calcext:value-type="float">
            <text:p>0,643671</text:p>
          </table:table-cell>
          <table:table-cell office:value-type="float" office:value="0.655587" calcext:value-type="float">
            <text:p>0,655587</text:p>
          </table:table-cell>
          <table:table-cell office:value-type="float" office:value="0.001716" calcext:value-type="float">
            <text:p>0,001716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.753949" calcext:value-type="float">
            <text:p>0,753949</text:p>
          </table:table-cell>
          <table:table-cell office:value-type="float" office:value="0.750202" calcext:value-type="float">
            <text:p>0,750202</text:p>
          </table:table-cell>
          <table:table-cell office:value-type="float" office:value="0.77897" calcext:value-type="float">
            <text:p>0,77897</text:p>
          </table:table-cell>
          <table:table-cell office:value-type="float" office:value="0.001891" calcext:value-type="float">
            <text:p>0,001891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.745268" calcext:value-type="float">
            <text:p>0,745268</text:p>
          </table:table-cell>
          <table:table-cell office:value-type="float" office:value="0.74188" calcext:value-type="float">
            <text:p>0,74188</text:p>
          </table:table-cell>
          <table:table-cell office:value-type="float" office:value="0.751485" calcext:value-type="float">
            <text:p>0,751485</text:p>
          </table:table-cell>
          <table:table-cell office:value-type="float" office:value="0.001595" calcext:value-type="float">
            <text:p>0,001595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.753849" calcext:value-type="float">
            <text:p>0,753849</text:p>
          </table:table-cell>
          <table:table-cell office:value-type="float" office:value="0.751021" calcext:value-type="float">
            <text:p>0,751021</text:p>
          </table:table-cell>
          <table:table-cell office:value-type="float" office:value="0.768907" calcext:value-type="float">
            <text:p>0,768907</text:p>
          </table:table-cell>
          <table:table-cell office:value-type="float" office:value="0.00149" calcext:value-type="float">
            <text:p>0,00149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.771389" calcext:value-type="float">
            <text:p>0,771389</text:p>
          </table:table-cell>
          <table:table-cell office:value-type="float" office:value="0.768272" calcext:value-type="float">
            <text:p>0,768272</text:p>
          </table:table-cell>
          <table:table-cell office:value-type="float" office:value="1.142116" calcext:value-type="float">
            <text:p>1,142116</text:p>
          </table:table-cell>
          <table:table-cell office:value-type="float" office:value="0.016658" calcext:value-type="float">
            <text:p>0,016658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0.863754" calcext:value-type="float">
            <text:p>0,863754</text:p>
          </table:table-cell>
          <table:table-cell office:value-type="float" office:value="0.860204" calcext:value-type="float">
            <text:p>0,860204</text:p>
          </table:table-cell>
          <table:table-cell office:value-type="float" office:value="0.98055" calcext:value-type="float">
            <text:p>0,98055</text:p>
          </table:table-cell>
          <table:table-cell office:value-type="float" office:value="0.005497" calcext:value-type="float">
            <text:p>0,00549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0.863742" calcext:value-type="float">
            <text:p>0,863742</text:p>
          </table:table-cell>
          <table:table-cell office:value-type="float" office:value="0.86068" calcext:value-type="float">
            <text:p>0,86068</text:p>
          </table:table-cell>
          <table:table-cell office:value-type="float" office:value="0.871762" calcext:value-type="float">
            <text:p>0,871762</text:p>
          </table:table-cell>
          <table:table-cell office:value-type="float" office:value="0.001472" calcext:value-type="float">
            <text:p>0,001472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0.873812" calcext:value-type="float">
            <text:p>0,873812</text:p>
          </table:table-cell>
          <table:table-cell office:value-type="float" office:value="0.868098" calcext:value-type="float">
            <text:p>0,868098</text:p>
          </table:table-cell>
          <table:table-cell office:value-type="float" office:value="0.906605" calcext:value-type="float">
            <text:p>0,906605</text:p>
          </table:table-cell>
          <table:table-cell office:value-type="float" office:value="0.002592" calcext:value-type="float">
            <text:p>0,002592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.895912" calcext:value-type="float">
            <text:p>0,895912</text:p>
          </table:table-cell>
          <table:table-cell office:value-type="float" office:value="0.89261" calcext:value-type="float">
            <text:p>0,89261</text:p>
          </table:table-cell>
          <table:table-cell office:value-type="float" office:value="0.928508" calcext:value-type="float">
            <text:p>0,928508</text:p>
          </table:table-cell>
          <table:table-cell office:value-type="float" office:value="0.002289" calcext:value-type="float">
            <text:p>0,002289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0.979439" calcext:value-type="float">
            <text:p>0,979439</text:p>
          </table:table-cell>
          <table:table-cell office:value-type="float" office:value="0.97441" calcext:value-type="float">
            <text:p>0,97441</text:p>
          </table:table-cell>
          <table:table-cell office:value-type="float" office:value="0.985808" calcext:value-type="float">
            <text:p>0,985808</text:p>
          </table:table-cell>
          <table:table-cell office:value-type="float" office:value="0.002042" calcext:value-type="float">
            <text:p>0,002042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0.9895" calcext:value-type="float">
            <text:p>0,9895</text:p>
          </table:table-cell>
          <table:table-cell office:value-type="float" office:value="0.984812" calcext:value-type="float">
            <text:p>0,984812</text:p>
          </table:table-cell>
          <table:table-cell office:value-type="float" office:value="0.997171" calcext:value-type="float">
            <text:p>0,997171</text:p>
          </table:table-cell>
          <table:table-cell office:value-type="float" office:value="0.00212" calcext:value-type="float">
            <text:p>0,00212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0.996105" calcext:value-type="float">
            <text:p>0,996105</text:p>
          </table:table-cell>
          <table:table-cell office:value-type="float" office:value="0.991879" calcext:value-type="float">
            <text:p>0,991879</text:p>
          </table:table-cell>
          <table:table-cell office:value-type="float" office:value="1.029875" calcext:value-type="float">
            <text:p>1,029875</text:p>
          </table:table-cell>
          <table:table-cell office:value-type="float" office:value="0.002671" calcext:value-type="float">
            <text:p>0,002671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1.019856" calcext:value-type="float">
            <text:p>1,019856</text:p>
          </table:table-cell>
          <table:table-cell office:value-type="float" office:value="1.015386" calcext:value-type="float">
            <text:p>1,015386</text:p>
          </table:table-cell>
          <table:table-cell office:value-type="float" office:value="1.039273" calcext:value-type="float">
            <text:p>1,039273</text:p>
          </table:table-cell>
          <table:table-cell office:value-type="float" office:value="0.002437" calcext:value-type="float">
            <text:p>0,002437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.105527" calcext:value-type="float">
            <text:p>1,105527</text:p>
          </table:table-cell>
          <table:table-cell office:value-type="float" office:value="1.098777" calcext:value-type="float">
            <text:p>1,098777</text:p>
          </table:table-cell>
          <table:table-cell office:value-type="float" office:value="1.120183" calcext:value-type="float">
            <text:p>1,120183</text:p>
          </table:table-cell>
          <table:table-cell office:value-type="float" office:value="0.004416" calcext:value-type="float">
            <text:p>0,004416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1.115645" calcext:value-type="float">
            <text:p>1,115645</text:p>
          </table:table-cell>
          <table:table-cell office:value-type="float" office:value="1.109472" calcext:value-type="float">
            <text:p>1,109472</text:p>
          </table:table-cell>
          <table:table-cell office:value-type="float" office:value="1.172796" calcext:value-type="float">
            <text:p>1,172796</text:p>
          </table:table-cell>
          <table:table-cell office:value-type="float" office:value="0.004405" calcext:value-type="float">
            <text:p>0,004405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1.119528" calcext:value-type="float">
            <text:p>1,119528</text:p>
          </table:table-cell>
          <table:table-cell office:value-type="float" office:value="1.115923" calcext:value-type="float">
            <text:p>1,115923</text:p>
          </table:table-cell>
          <table:table-cell office:value-type="float" office:value="1.127977" calcext:value-type="float">
            <text:p>1,127977</text:p>
          </table:table-cell>
          <table:table-cell office:value-type="float" office:value="0.001401" calcext:value-type="float">
            <text:p>0,001401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1.145756" calcext:value-type="float">
            <text:p>1,145756</text:p>
          </table:table-cell>
          <table:table-cell office:value-type="float" office:value="1.138301" calcext:value-type="float">
            <text:p>1,138301</text:p>
          </table:table-cell>
          <table:table-cell office:value-type="float" office:value="1.160059" calcext:value-type="float">
            <text:p>1,160059</text:p>
          </table:table-cell>
          <table:table-cell office:value-type="float" office:value="0.004949" calcext:value-type="float">
            <text:p>0,004949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1.228466" calcext:value-type="float">
            <text:p>1,228466</text:p>
          </table:table-cell>
          <table:table-cell office:value-type="float" office:value="1.219559" calcext:value-type="float">
            <text:p>1,219559</text:p>
          </table:table-cell>
          <table:table-cell office:value-type="float" office:value="1.255527" calcext:value-type="float">
            <text:p>1,255527</text:p>
          </table:table-cell>
          <table:table-cell office:value-type="float" office:value="0.007239" calcext:value-type="float">
            <text:p>0,00723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.239186" calcext:value-type="float">
            <text:p>1,239186</text:p>
          </table:table-cell>
          <table:table-cell office:value-type="float" office:value="1.228793" calcext:value-type="float">
            <text:p>1,228793</text:p>
          </table:table-cell>
          <table:table-cell office:value-type="float" office:value="1.262836" calcext:value-type="float">
            <text:p>1,262836</text:p>
          </table:table-cell>
          <table:table-cell office:value-type="float" office:value="0.006866" calcext:value-type="float">
            <text:p>0,006866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1.239089" calcext:value-type="float">
            <text:p>1,239089</text:p>
          </table:table-cell>
          <table:table-cell office:value-type="float" office:value="1.235313" calcext:value-type="float">
            <text:p>1,235313</text:p>
          </table:table-cell>
          <table:table-cell office:value-type="float" office:value="1.387" calcext:value-type="float">
            <text:p>1,387</text:p>
          </table:table-cell>
          <table:table-cell office:value-type="float" office:value="0.007379" calcext:value-type="float">
            <text:p>0,007379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.259387" calcext:value-type="float">
            <text:p>1,259387</text:p>
          </table:table-cell>
          <table:table-cell office:value-type="float" office:value="1.256473" calcext:value-type="float">
            <text:p>1,256473</text:p>
          </table:table-cell>
          <table:table-cell office:value-type="float" office:value="1.267602" calcext:value-type="float">
            <text:p>1,267602</text:p>
          </table:table-cell>
          <table:table-cell office:value-type="float" office:value="0.0015" calcext:value-type="float">
            <text:p>0,0015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1.385668" calcext:value-type="float">
            <text:p>1,385668</text:p>
          </table:table-cell>
          <table:table-cell office:value-type="float" office:value="1.37423" calcext:value-type="float">
            <text:p>1,37423</text:p>
          </table:table-cell>
          <table:table-cell office:value-type="float" office:value="1.476109" calcext:value-type="float">
            <text:p>1,476109</text:p>
          </table:table-cell>
          <table:table-cell office:value-type="float" office:value="0.00889" calcext:value-type="float">
            <text:p>0,00889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1.398812" calcext:value-type="float">
            <text:p>1,398812</text:p>
          </table:table-cell>
          <table:table-cell office:value-type="float" office:value="1.387269" calcext:value-type="float">
            <text:p>1,387269</text:p>
          </table:table-cell>
          <table:table-cell office:value-type="float" office:value="1.480101" calcext:value-type="float">
            <text:p>1,480101</text:p>
          </table:table-cell>
          <table:table-cell office:value-type="float" office:value="0.008088" calcext:value-type="float">
            <text:p>0,008088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.415822" calcext:value-type="float">
            <text:p>1,415822</text:p>
          </table:table-cell>
          <table:table-cell office:value-type="float" office:value="1.410191" calcext:value-type="float">
            <text:p>1,410191</text:p>
          </table:table-cell>
          <table:table-cell office:value-type="float" office:value="1.519929" calcext:value-type="float">
            <text:p>1,519929</text:p>
          </table:table-cell>
          <table:table-cell office:value-type="float" office:value="0.005149" calcext:value-type="float">
            <text:p>0,005149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1.428951" calcext:value-type="float">
            <text:p>1,428951</text:p>
          </table:table-cell>
          <table:table-cell office:value-type="float" office:value="1.414593" calcext:value-type="float">
            <text:p>1,414593</text:p>
          </table:table-cell>
          <table:table-cell office:value-type="float" office:value="1.436417" calcext:value-type="float">
            <text:p>1,436417</text:p>
          </table:table-cell>
          <table:table-cell office:value-type="float" office:value="0.001864" calcext:value-type="float">
            <text:p>0,001864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1.549571" calcext:value-type="float">
            <text:p>1,549571</text:p>
          </table:table-cell>
          <table:table-cell office:value-type="float" office:value="1.541018" calcext:value-type="float">
            <text:p>1,541018</text:p>
          </table:table-cell>
          <table:table-cell office:value-type="float" office:value="1.608612" calcext:value-type="float">
            <text:p>1,608612</text:p>
          </table:table-cell>
          <table:table-cell office:value-type="float" office:value="0.004394" calcext:value-type="float">
            <text:p>0,004394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1.558805" calcext:value-type="float">
            <text:p>1,558805</text:p>
          </table:table-cell>
          <table:table-cell office:value-type="float" office:value="1.553011" calcext:value-type="float">
            <text:p>1,553011</text:p>
          </table:table-cell>
          <table:table-cell office:value-type="float" office:value="1.570456" calcext:value-type="float">
            <text:p>1,570456</text:p>
          </table:table-cell>
          <table:table-cell office:value-type="float" office:value="0.002362" calcext:value-type="float">
            <text:p>0,002362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1.556819" calcext:value-type="float">
            <text:p>1,556819</text:p>
          </table:table-cell>
          <table:table-cell office:value-type="float" office:value="1.52562" calcext:value-type="float">
            <text:p>1,52562</text:p>
          </table:table-cell>
          <table:table-cell office:value-type="float" office:value="1.634541" calcext:value-type="float">
            <text:p>1,634541</text:p>
          </table:table-cell>
          <table:table-cell office:value-type="float" office:value="0.024542" calcext:value-type="float">
            <text:p>0,02454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.585766" calcext:value-type="float">
            <text:p>1,585766</text:p>
          </table:table-cell>
          <table:table-cell office:value-type="float" office:value="1.576198" calcext:value-type="float">
            <text:p>1,576198</text:p>
          </table:table-cell>
          <table:table-cell office:value-type="float" office:value="1.642776" calcext:value-type="float">
            <text:p>1,642776</text:p>
          </table:table-cell>
          <table:table-cell office:value-type="float" office:value="0.004096" calcext:value-type="float">
            <text:p>0,004096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1.670461" calcext:value-type="float">
            <text:p>1,670461</text:p>
          </table:table-cell>
          <table:table-cell office:value-type="float" office:value="1.66376" calcext:value-type="float">
            <text:p>1,66376</text:p>
          </table:table-cell>
          <table:table-cell office:value-type="float" office:value="1.681737" calcext:value-type="float">
            <text:p>1,681737</text:p>
          </table:table-cell>
          <table:table-cell office:value-type="float" office:value="0.002856" calcext:value-type="float">
            <text:p>0,002856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1.691138" calcext:value-type="float">
            <text:p>1,691138</text:p>
          </table:table-cell>
          <table:table-cell office:value-type="float" office:value="1.643096" calcext:value-type="float">
            <text:p>1,643096</text:p>
          </table:table-cell>
          <table:table-cell office:value-type="float" office:value="1.832995" calcext:value-type="float">
            <text:p>1,832995</text:p>
          </table:table-cell>
          <table:table-cell office:value-type="float" office:value="0.043392" calcext:value-type="float">
            <text:p>0,04339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1.696997" calcext:value-type="float">
            <text:p>1,696997</text:p>
          </table:table-cell>
          <table:table-cell office:value-type="float" office:value="1.645557" calcext:value-type="float">
            <text:p>1,645557</text:p>
          </table:table-cell>
          <table:table-cell office:value-type="float" office:value="1.810697" calcext:value-type="float">
            <text:p>1,810697</text:p>
          </table:table-cell>
          <table:table-cell office:value-type="float" office:value="0.044343" calcext:value-type="float">
            <text:p>0,044343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1.712059" calcext:value-type="float">
            <text:p>1,712059</text:p>
          </table:table-cell>
          <table:table-cell office:value-type="float" office:value="1.657205" calcext:value-type="float">
            <text:p>1,657205</text:p>
          </table:table-cell>
          <table:table-cell office:value-type="float" office:value="1.827705" calcext:value-type="float">
            <text:p>1,827705</text:p>
          </table:table-cell>
          <table:table-cell office:value-type="float" office:value="0.045499" calcext:value-type="float">
            <text:p>0,045499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1.801742" calcext:value-type="float">
            <text:p>1,801742</text:p>
          </table:table-cell>
          <table:table-cell office:value-type="float" office:value="1.746697" calcext:value-type="float">
            <text:p>1,746697</text:p>
          </table:table-cell>
          <table:table-cell office:value-type="float" office:value="2.102657" calcext:value-type="float">
            <text:p>2,102657</text:p>
          </table:table-cell>
          <table:table-cell office:value-type="float" office:value="0.047602" calcext:value-type="float">
            <text:p>0,04760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1.819233" calcext:value-type="float">
            <text:p>1,819233</text:p>
          </table:table-cell>
          <table:table-cell office:value-type="float" office:value="1.759994" calcext:value-type="float">
            <text:p>1,759994</text:p>
          </table:table-cell>
          <table:table-cell office:value-type="float" office:value="1.956072" calcext:value-type="float">
            <text:p>1,956072</text:p>
          </table:table-cell>
          <table:table-cell office:value-type="float" office:value="0.050654" calcext:value-type="float">
            <text:p>0,05065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1.818833" calcext:value-type="float">
            <text:p>1,818833</text:p>
          </table:table-cell>
          <table:table-cell office:value-type="float" office:value="1.761798" calcext:value-type="float">
            <text:p>1,761798</text:p>
          </table:table-cell>
          <table:table-cell office:value-type="float" office:value="1.953033" calcext:value-type="float">
            <text:p>1,953033</text:p>
          </table:table-cell>
          <table:table-cell office:value-type="float" office:value="0.0495" calcext:value-type="float">
            <text:p>0,0495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1.812841" calcext:value-type="float">
            <text:p>1,812841</text:p>
          </table:table-cell>
          <table:table-cell office:value-type="float" office:value="1.759119" calcext:value-type="float">
            <text:p>1,759119</text:p>
          </table:table-cell>
          <table:table-cell office:value-type="float" office:value="1.961188" calcext:value-type="float">
            <text:p>1,961188</text:p>
          </table:table-cell>
          <table:table-cell office:value-type="float" office:value="0.047028" calcext:value-type="float">
            <text:p>0,047028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1.924626" calcext:value-type="float">
            <text:p>1,924626</text:p>
          </table:table-cell>
          <table:table-cell office:value-type="float" office:value="1.866009" calcext:value-type="float">
            <text:p>1,866009</text:p>
          </table:table-cell>
          <table:table-cell office:value-type="float" office:value="2.064594" calcext:value-type="float">
            <text:p>2,064594</text:p>
          </table:table-cell>
          <table:table-cell office:value-type="float" office:value="0.052547" calcext:value-type="float">
            <text:p>0,052547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.944055" calcext:value-type="float">
            <text:p>1,944055</text:p>
          </table:table-cell>
          <table:table-cell office:value-type="float" office:value="1.877124" calcext:value-type="float">
            <text:p>1,877124</text:p>
          </table:table-cell>
          <table:table-cell office:value-type="float" office:value="2.07642" calcext:value-type="float">
            <text:p>2,07642</text:p>
          </table:table-cell>
          <table:table-cell office:value-type="float" office:value="0.054217" calcext:value-type="float">
            <text:p>0,054217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1.95451" calcext:value-type="float">
            <text:p>1,95451</text:p>
          </table:table-cell>
          <table:table-cell office:value-type="float" office:value="1.882484" calcext:value-type="float">
            <text:p>1,882484</text:p>
          </table:table-cell>
          <table:table-cell office:value-type="float" office:value="2.100849" calcext:value-type="float">
            <text:p>2,100849</text:p>
          </table:table-cell>
          <table:table-cell office:value-type="float" office:value="0.056494" calcext:value-type="float">
            <text:p>0,05649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1.968602" calcext:value-type="float">
            <text:p>1,968602</text:p>
          </table:table-cell>
          <table:table-cell office:value-type="float" office:value="1.891765" calcext:value-type="float">
            <text:p>1,891765</text:p>
          </table:table-cell>
          <table:table-cell office:value-type="float" office:value="2.119803" calcext:value-type="float">
            <text:p>2,119803</text:p>
          </table:table-cell>
          <table:table-cell office:value-type="float" office:value="0.059455" calcext:value-type="float">
            <text:p>0,059455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2.060742" calcext:value-type="float">
            <text:p>2,060742</text:p>
          </table:table-cell>
          <table:table-cell office:value-type="float" office:value="1.987984" calcext:value-type="float">
            <text:p>1,987984</text:p>
          </table:table-cell>
          <table:table-cell office:value-type="float" office:value="2.202248" calcext:value-type="float">
            <text:p>2,202248</text:p>
          </table:table-cell>
          <table:table-cell office:value-type="float" office:value="0.060611" calcext:value-type="float">
            <text:p>0,060611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2.086295" calcext:value-type="float">
            <text:p>2,086295</text:p>
          </table:table-cell>
          <table:table-cell office:value-type="float" office:value="1.999765" calcext:value-type="float">
            <text:p>1,999765</text:p>
          </table:table-cell>
          <table:table-cell office:value-type="float" office:value="2.267966" calcext:value-type="float">
            <text:p>2,267966</text:p>
          </table:table-cell>
          <table:table-cell office:value-type="float" office:value="0.062277" calcext:value-type="float">
            <text:p>0,062277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2.083911" calcext:value-type="float">
            <text:p>2,083911</text:p>
          </table:table-cell>
          <table:table-cell office:value-type="float" office:value="2.003569" calcext:value-type="float">
            <text:p>2,003569</text:p>
          </table:table-cell>
          <table:table-cell office:value-type="float" office:value="2.229482" calcext:value-type="float">
            <text:p>2,229482</text:p>
          </table:table-cell>
          <table:table-cell office:value-type="float" office:value="0.058443" calcext:value-type="float">
            <text:p>0,058443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2.096949" calcext:value-type="float">
            <text:p>2,096949</text:p>
          </table:table-cell>
          <table:table-cell office:value-type="float" office:value="2.010812" calcext:value-type="float">
            <text:p>2,010812</text:p>
          </table:table-cell>
          <table:table-cell office:value-type="float" office:value="2.244873" calcext:value-type="float">
            <text:p>2,244873</text:p>
          </table:table-cell>
          <table:table-cell office:value-type="float" office:value="0.061095" calcext:value-type="float">
            <text:p>0,061095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2.184093" calcext:value-type="float">
            <text:p>2,184093</text:p>
          </table:table-cell>
          <table:table-cell office:value-type="float" office:value="2.107538" calcext:value-type="float">
            <text:p>2,107538</text:p>
          </table:table-cell>
          <table:table-cell office:value-type="float" office:value="2.328778" calcext:value-type="float">
            <text:p>2,328778</text:p>
          </table:table-cell>
          <table:table-cell office:value-type="float" office:value="0.063724" calcext:value-type="float">
            <text:p>0,06372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2.211221" calcext:value-type="float">
            <text:p>2,211221</text:p>
          </table:table-cell>
          <table:table-cell office:value-type="float" office:value="2.116701" calcext:value-type="float">
            <text:p>2,116701</text:p>
          </table:table-cell>
          <table:table-cell office:value-type="float" office:value="2.357575" calcext:value-type="float">
            <text:p>2,357575</text:p>
          </table:table-cell>
          <table:table-cell office:value-type="float" office:value="0.060584" calcext:value-type="float">
            <text:p>0,06058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2.207523" calcext:value-type="float">
            <text:p>2,207523</text:p>
          </table:table-cell>
          <table:table-cell office:value-type="float" office:value="2.117991" calcext:value-type="float">
            <text:p>2,117991</text:p>
          </table:table-cell>
          <table:table-cell office:value-type="float" office:value="2.351536" calcext:value-type="float">
            <text:p>2,351536</text:p>
          </table:table-cell>
          <table:table-cell office:value-type="float" office:value="0.057496" calcext:value-type="float">
            <text:p>0,057496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2.215059" calcext:value-type="float">
            <text:p>2,215059</text:p>
          </table:table-cell>
          <table:table-cell office:value-type="float" office:value="2.123772" calcext:value-type="float">
            <text:p>2,123772</text:p>
          </table:table-cell>
          <table:table-cell office:value-type="float" office:value="2.354153" calcext:value-type="float">
            <text:p>2,354153</text:p>
          </table:table-cell>
          <table:table-cell office:value-type="float" office:value="0.060954" calcext:value-type="float">
            <text:p>0,06095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2.306931" calcext:value-type="float">
            <text:p>2,306931</text:p>
          </table:table-cell>
          <table:table-cell office:value-type="float" office:value="2.222755" calcext:value-type="float">
            <text:p>2,222755</text:p>
          </table:table-cell>
          <table:table-cell office:value-type="float" office:value="2.468161" calcext:value-type="float">
            <text:p>2,468161</text:p>
          </table:table-cell>
          <table:table-cell office:value-type="float" office:value="0.064783" calcext:value-type="float">
            <text:p>0,064783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2.333959" calcext:value-type="float">
            <text:p>2,333959</text:p>
          </table:table-cell>
          <table:table-cell office:value-type="float" office:value="2.230466" calcext:value-type="float">
            <text:p>2,230466</text:p>
          </table:table-cell>
          <table:table-cell office:value-type="float" office:value="2.520715" calcext:value-type="float">
            <text:p>2,520715</text:p>
          </table:table-cell>
          <table:table-cell office:value-type="float" office:value="0.063516" calcext:value-type="float">
            <text:p>0,063516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2.334169" calcext:value-type="float">
            <text:p>2,334169</text:p>
          </table:table-cell>
          <table:table-cell office:value-type="float" office:value="2.232771" calcext:value-type="float">
            <text:p>2,232771</text:p>
          </table:table-cell>
          <table:table-cell office:value-type="float" office:value="2.598824" calcext:value-type="float">
            <text:p>2,598824</text:p>
          </table:table-cell>
          <table:table-cell office:value-type="float" office:value="0.066907" calcext:value-type="float">
            <text:p>0,066907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.337663" calcext:value-type="float">
            <text:p>2,337663</text:p>
          </table:table-cell>
          <table:table-cell office:value-type="float" office:value="2.23988" calcext:value-type="float">
            <text:p>2,23988</text:p>
          </table:table-cell>
          <table:table-cell office:value-type="float" office:value="2.471552" calcext:value-type="float">
            <text:p>2,471552</text:p>
          </table:table-cell>
          <table:table-cell office:value-type="float" office:value="0.062276" calcext:value-type="float">
            <text:p>0,062276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COMBINING TREE BARRIER time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00601" calcext:value-type="float">
            <text:p>0,100601</text:p>
          </table:table-cell>
          <table:table-cell office:value-type="float" office:value="0.099565" calcext:value-type="float">
            <text:p>0,099565</text:p>
          </table:table-cell>
          <table:table-cell office:value-type="float" office:value="0.111542" calcext:value-type="float">
            <text:p>0,111542</text:p>
          </table:table-cell>
          <table:table-cell office:value-type="float" office:value="0.000917" calcext:value-type="float">
            <text:p>0,000917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6788" calcext:value-type="float">
            <text:p>0,16788</text:p>
          </table:table-cell>
          <table:table-cell office:value-type="float" office:value="0.163361" calcext:value-type="float">
            <text:p>0,163361</text:p>
          </table:table-cell>
          <table:table-cell office:value-type="float" office:value="0.20696" calcext:value-type="float">
            <text:p>0,20696</text:p>
          </table:table-cell>
          <table:table-cell office:value-type="float" office:value="0.003439" calcext:value-type="float">
            <text:p>0,00343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222273" calcext:value-type="float">
            <text:p>0,222273</text:p>
          </table:table-cell>
          <table:table-cell office:value-type="float" office:value="0.215216" calcext:value-type="float">
            <text:p>0,215216</text:p>
          </table:table-cell>
          <table:table-cell office:value-type="float" office:value="0.235544" calcext:value-type="float">
            <text:p>0,235544</text:p>
          </table:table-cell>
          <table:table-cell office:value-type="float" office:value="0.002816" calcext:value-type="float">
            <text:p>0,002816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259771" calcext:value-type="float">
            <text:p>0,259771</text:p>
          </table:table-cell>
          <table:table-cell office:value-type="float" office:value="0.256837" calcext:value-type="float">
            <text:p>0,256837</text:p>
          </table:table-cell>
          <table:table-cell office:value-type="float" office:value="0.267828" calcext:value-type="float">
            <text:p>0,267828</text:p>
          </table:table-cell>
          <table:table-cell office:value-type="float" office:value="0.001257" calcext:value-type="float">
            <text:p>0,001257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506033" calcext:value-type="float">
            <text:p>0,506033</text:p>
          </table:table-cell>
          <table:table-cell office:value-type="float" office:value="0.480066" calcext:value-type="float">
            <text:p>0,480066</text:p>
          </table:table-cell>
          <table:table-cell office:value-type="float" office:value="0.555953" calcext:value-type="float">
            <text:p>0,555953</text:p>
          </table:table-cell>
          <table:table-cell office:value-type="float" office:value="0.013011" calcext:value-type="float">
            <text:p>0,01301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557526" calcext:value-type="float">
            <text:p>0,557526</text:p>
          </table:table-cell>
          <table:table-cell office:value-type="float" office:value="0.531709" calcext:value-type="float">
            <text:p>0,531709</text:p>
          </table:table-cell>
          <table:table-cell office:value-type="float" office:value="0.66299" calcext:value-type="float">
            <text:p>0,66299</text:p>
          </table:table-cell>
          <table:table-cell office:value-type="float" office:value="0.022319" calcext:value-type="float">
            <text:p>0,022319</text:p>
          </table:table-cell>
          <table:table-cell office:value-type="float" office:value="14" calcext:value-type="float">
            <text:p>14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755018" calcext:value-type="float">
            <text:p>0,755018</text:p>
          </table:table-cell>
          <table:table-cell office:value-type="float" office:value="0.679056" calcext:value-type="float">
            <text:p>0,679056</text:p>
          </table:table-cell>
          <table:table-cell office:value-type="float" office:value="1.503576" calcext:value-type="float">
            <text:p>1,503576</text:p>
          </table:table-cell>
          <table:table-cell office:value-type="float" office:value="0.046504" calcext:value-type="float">
            <text:p>0,04650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78381" calcext:value-type="float">
            <text:p>0,78381</text:p>
          </table:table-cell>
          <table:table-cell office:value-type="float" office:value="0.68573" calcext:value-type="float">
            <text:p>0,68573</text:p>
          </table:table-cell>
          <table:table-cell office:value-type="float" office:value="1.119716" calcext:value-type="float">
            <text:p>1,119716</text:p>
          </table:table-cell>
          <table:table-cell office:value-type="float" office:value="0.046622" calcext:value-type="float">
            <text:p>0,04662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693341" calcext:value-type="float">
            <text:p>0,693341</text:p>
          </table:table-cell>
          <table:table-cell office:value-type="float" office:value="0.679146" calcext:value-type="float">
            <text:p>0,679146</text:p>
          </table:table-cell>
          <table:table-cell office:value-type="float" office:value="0.705376" calcext:value-type="float">
            <text:p>0,705376</text:p>
          </table:table-cell>
          <table:table-cell office:value-type="float" office:value="0.00485" calcext:value-type="float">
            <text:p>0,00485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682677" calcext:value-type="float">
            <text:p>0,682677</text:p>
          </table:table-cell>
          <table:table-cell office:value-type="float" office:value="0.660769" calcext:value-type="float">
            <text:p>0,660769</text:p>
          </table:table-cell>
          <table:table-cell office:value-type="float" office:value="0.729372" calcext:value-type="float">
            <text:p>0,729372</text:p>
          </table:table-cell>
          <table:table-cell office:value-type="float" office:value="0.014331" calcext:value-type="float">
            <text:p>0,014331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797929" calcext:value-type="float">
            <text:p>0,797929</text:p>
          </table:table-cell>
          <table:table-cell office:value-type="float" office:value="0.744153" calcext:value-type="float">
            <text:p>0,744153</text:p>
          </table:table-cell>
          <table:table-cell office:value-type="float" office:value="0.88554" calcext:value-type="float">
            <text:p>0,88554</text:p>
          </table:table-cell>
          <table:table-cell office:value-type="float" office:value="0.036338" calcext:value-type="float">
            <text:p>0,036338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811712" calcext:value-type="float">
            <text:p>0,811712</text:p>
          </table:table-cell>
          <table:table-cell office:value-type="float" office:value="0.751487" calcext:value-type="float">
            <text:p>0,751487</text:p>
          </table:table-cell>
          <table:table-cell office:value-type="float" office:value="0.961633" calcext:value-type="float">
            <text:p>0,961633</text:p>
          </table:table-cell>
          <table:table-cell office:value-type="float" office:value="0.049232" calcext:value-type="float">
            <text:p>0,049232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.959241" calcext:value-type="float">
            <text:p>0,959241</text:p>
          </table:table-cell>
          <table:table-cell office:value-type="float" office:value="0.926879" calcext:value-type="float">
            <text:p>0,926879</text:p>
          </table:table-cell>
          <table:table-cell office:value-type="float" office:value="1.030476" calcext:value-type="float">
            <text:p>1,030476</text:p>
          </table:table-cell>
          <table:table-cell office:value-type="float" office:value="0.019133" calcext:value-type="float">
            <text:p>0,019133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.983266" calcext:value-type="float">
            <text:p>0,983266</text:p>
          </table:table-cell>
          <table:table-cell office:value-type="float" office:value="0.947172" calcext:value-type="float">
            <text:p>0,947172</text:p>
          </table:table-cell>
          <table:table-cell office:value-type="float" office:value="1.086574" calcext:value-type="float">
            <text:p>1,086574</text:p>
          </table:table-cell>
          <table:table-cell office:value-type="float" office:value="0.030165" calcext:value-type="float">
            <text:p>0,030165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.061354" calcext:value-type="float">
            <text:p>1,061354</text:p>
          </table:table-cell>
          <table:table-cell office:value-type="float" office:value="1.004457" calcext:value-type="float">
            <text:p>1,004457</text:p>
          </table:table-cell>
          <table:table-cell office:value-type="float" office:value="1.165972" calcext:value-type="float">
            <text:p>1,165972</text:p>
          </table:table-cell>
          <table:table-cell office:value-type="float" office:value="0.038521" calcext:value-type="float">
            <text:p>0,038521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.067833" calcext:value-type="float">
            <text:p>1,067833</text:p>
          </table:table-cell>
          <table:table-cell office:value-type="float" office:value="1.005719" calcext:value-type="float">
            <text:p>1,005719</text:p>
          </table:table-cell>
          <table:table-cell office:value-type="float" office:value="1.194542" calcext:value-type="float">
            <text:p>1,194542</text:p>
          </table:table-cell>
          <table:table-cell office:value-type="float" office:value="0.043009" calcext:value-type="float">
            <text:p>0,043009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0.95078" calcext:value-type="float">
            <text:p>0,95078</text:p>
          </table:table-cell>
          <table:table-cell office:value-type="float" office:value="0.924238" calcext:value-type="float">
            <text:p>0,924238</text:p>
          </table:table-cell>
          <table:table-cell office:value-type="float" office:value="1.019906" calcext:value-type="float">
            <text:p>1,019906</text:p>
          </table:table-cell>
          <table:table-cell office:value-type="float" office:value="0.016164" calcext:value-type="float">
            <text:p>0,01616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0.936449" calcext:value-type="float">
            <text:p>0,936449</text:p>
          </table:table-cell>
          <table:table-cell office:value-type="float" office:value="0.906746" calcext:value-type="float">
            <text:p>0,906746</text:p>
          </table:table-cell>
          <table:table-cell office:value-type="float" office:value="0.965055" calcext:value-type="float">
            <text:p>0,965055</text:p>
          </table:table-cell>
          <table:table-cell office:value-type="float" office:value="0.009239" calcext:value-type="float">
            <text:p>0,009239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0.949003" calcext:value-type="float">
            <text:p>0,949003</text:p>
          </table:table-cell>
          <table:table-cell office:value-type="float" office:value="0.892453" calcext:value-type="float">
            <text:p>0,892453</text:p>
          </table:table-cell>
          <table:table-cell office:value-type="float" office:value="1.048629" calcext:value-type="float">
            <text:p>1,048629</text:p>
          </table:table-cell>
          <table:table-cell office:value-type="float" office:value="0.032102" calcext:value-type="float">
            <text:p>0,03210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.946516" calcext:value-type="float">
            <text:p>0,946516</text:p>
          </table:table-cell>
          <table:table-cell office:value-type="float" office:value="0.902305" calcext:value-type="float">
            <text:p>0,902305</text:p>
          </table:table-cell>
          <table:table-cell office:value-type="float" office:value="1.069359" calcext:value-type="float">
            <text:p>1,069359</text:p>
          </table:table-cell>
          <table:table-cell office:value-type="float" office:value="0.026711" calcext:value-type="float">
            <text:p>0,026711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.056894" calcext:value-type="float">
            <text:p>1,056894</text:p>
          </table:table-cell>
          <table:table-cell office:value-type="float" office:value="1.011453" calcext:value-type="float">
            <text:p>1,011453</text:p>
          </table:table-cell>
          <table:table-cell office:value-type="float" office:value="1.177932" calcext:value-type="float">
            <text:p>1,177932</text:p>
          </table:table-cell>
          <table:table-cell office:value-type="float" office:value="0.026367" calcext:value-type="float">
            <text:p>0,026367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1.088842" calcext:value-type="float">
            <text:p>1,088842</text:p>
          </table:table-cell>
          <table:table-cell office:value-type="float" office:value="1.03241" calcext:value-type="float">
            <text:p>1,03241</text:p>
          </table:table-cell>
          <table:table-cell office:value-type="float" office:value="1.222678" calcext:value-type="float">
            <text:p>1,222678</text:p>
          </table:table-cell>
          <table:table-cell office:value-type="float" office:value="0.038802" calcext:value-type="float">
            <text:p>0,03880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1.147932" calcext:value-type="float">
            <text:p>1,147932</text:p>
          </table:table-cell>
          <table:table-cell office:value-type="float" office:value="1.087722" calcext:value-type="float">
            <text:p>1,087722</text:p>
          </table:table-cell>
          <table:table-cell office:value-type="float" office:value="1.282424" calcext:value-type="float">
            <text:p>1,282424</text:p>
          </table:table-cell>
          <table:table-cell office:value-type="float" office:value="0.047974" calcext:value-type="float">
            <text:p>0,04797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1.164357" calcext:value-type="float">
            <text:p>1,164357</text:p>
          </table:table-cell>
          <table:table-cell office:value-type="float" office:value="1.091245" calcext:value-type="float">
            <text:p>1,091245</text:p>
          </table:table-cell>
          <table:table-cell office:value-type="float" office:value="1.319682" calcext:value-type="float">
            <text:p>1,319682</text:p>
          </table:table-cell>
          <table:table-cell office:value-type="float" office:value="0.052619" calcext:value-type="float">
            <text:p>0,052619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.255824" calcext:value-type="float">
            <text:p>1,255824</text:p>
          </table:table-cell>
          <table:table-cell office:value-type="float" office:value="1.189319" calcext:value-type="float">
            <text:p>1,189319</text:p>
          </table:table-cell>
          <table:table-cell office:value-type="float" office:value="1.350416" calcext:value-type="float">
            <text:p>1,350416</text:p>
          </table:table-cell>
          <table:table-cell office:value-type="float" office:value="0.024043" calcext:value-type="float">
            <text:p>0,024043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1.232958" calcext:value-type="float">
            <text:p>1,232958</text:p>
          </table:table-cell>
          <table:table-cell office:value-type="float" office:value="1.158421" calcext:value-type="float">
            <text:p>1,158421</text:p>
          </table:table-cell>
          <table:table-cell office:value-type="float" office:value="2.67525" calcext:value-type="float">
            <text:p>2,67525</text:p>
          </table:table-cell>
          <table:table-cell office:value-type="float" office:value="0.07304" calcext:value-type="float">
            <text:p>0,07304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1.292341" calcext:value-type="float">
            <text:p>1,292341</text:p>
          </table:table-cell>
          <table:table-cell office:value-type="float" office:value="1.219582" calcext:value-type="float">
            <text:p>1,219582</text:p>
          </table:table-cell>
          <table:table-cell office:value-type="float" office:value="2.4917" calcext:value-type="float">
            <text:p>2,4917</text:p>
          </table:table-cell>
          <table:table-cell office:value-type="float" office:value="0.063723" calcext:value-type="float">
            <text:p>0,063723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1.299995" calcext:value-type="float">
            <text:p>1,299995</text:p>
          </table:table-cell>
          <table:table-cell office:value-type="float" office:value="1.217516" calcext:value-type="float">
            <text:p>1,217516</text:p>
          </table:table-cell>
          <table:table-cell office:value-type="float" office:value="2.611137" calcext:value-type="float">
            <text:p>2,611137</text:p>
          </table:table-cell>
          <table:table-cell office:value-type="float" office:value="0.074713" calcext:value-type="float">
            <text:p>0,074713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1.394078" calcext:value-type="float">
            <text:p>1,394078</text:p>
          </table:table-cell>
          <table:table-cell office:value-type="float" office:value="1.324" calcext:value-type="float">
            <text:p>1,324</text:p>
          </table:table-cell>
          <table:table-cell office:value-type="float" office:value="2.671504" calcext:value-type="float">
            <text:p>2,671504</text:p>
          </table:table-cell>
          <table:table-cell office:value-type="float" office:value="0.063695" calcext:value-type="float">
            <text:p>0,063695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.417404" calcext:value-type="float">
            <text:p>1,417404</text:p>
          </table:table-cell>
          <table:table-cell office:value-type="float" office:value="1.352465" calcext:value-type="float">
            <text:p>1,352465</text:p>
          </table:table-cell>
          <table:table-cell office:value-type="float" office:value="2.835808" calcext:value-type="float">
            <text:p>2,835808</text:p>
          </table:table-cell>
          <table:table-cell office:value-type="float" office:value="0.072123" calcext:value-type="float">
            <text:p>0,072123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1.437925" calcext:value-type="float">
            <text:p>1,437925</text:p>
          </table:table-cell>
          <table:table-cell office:value-type="float" office:value="1.345593" calcext:value-type="float">
            <text:p>1,345593</text:p>
          </table:table-cell>
          <table:table-cell office:value-type="float" office:value="2.920534" calcext:value-type="float">
            <text:p>2,920534</text:p>
          </table:table-cell>
          <table:table-cell office:value-type="float" office:value="0.073289" calcext:value-type="float">
            <text:p>0,07328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.445297" calcext:value-type="float">
            <text:p>1,445297</text:p>
          </table:table-cell>
          <table:table-cell office:value-type="float" office:value="1.375371" calcext:value-type="float">
            <text:p>1,375371</text:p>
          </table:table-cell>
          <table:table-cell office:value-type="float" office:value="2.604246" calcext:value-type="float">
            <text:p>2,604246</text:p>
          </table:table-cell>
          <table:table-cell office:value-type="float" office:value="0.061546" calcext:value-type="float">
            <text:p>0,061546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1.394803" calcext:value-type="float">
            <text:p>1,394803</text:p>
          </table:table-cell>
          <table:table-cell office:value-type="float" office:value="1.33341" calcext:value-type="float">
            <text:p>1,33341</text:p>
          </table:table-cell>
          <table:table-cell office:value-type="float" office:value="2.769604" calcext:value-type="float">
            <text:p>2,769604</text:p>
          </table:table-cell>
          <table:table-cell office:value-type="float" office:value="0.063413" calcext:value-type="float">
            <text:p>0,063413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1.336615" calcext:value-type="float">
            <text:p>1,336615</text:p>
          </table:table-cell>
          <table:table-cell office:value-type="float" office:value="1.29932" calcext:value-type="float">
            <text:p>1,29932</text:p>
          </table:table-cell>
          <table:table-cell office:value-type="float" office:value="2.664441" calcext:value-type="float">
            <text:p>2,664441</text:p>
          </table:table-cell>
          <table:table-cell office:value-type="float" office:value="0.060626" calcext:value-type="float">
            <text:p>0,060626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.392763" calcext:value-type="float">
            <text:p>1,392763</text:p>
          </table:table-cell>
          <table:table-cell office:value-type="float" office:value="1.295859" calcext:value-type="float">
            <text:p>1,295859</text:p>
          </table:table-cell>
          <table:table-cell office:value-type="float" office:value="2.786991" calcext:value-type="float">
            <text:p>2,786991</text:p>
          </table:table-cell>
          <table:table-cell office:value-type="float" office:value="0.072386" calcext:value-type="float">
            <text:p>0,072386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1.373373" calcext:value-type="float">
            <text:p>1,373373</text:p>
          </table:table-cell>
          <table:table-cell office:value-type="float" office:value="1.321183" calcext:value-type="float">
            <text:p>1,321183</text:p>
          </table:table-cell>
          <table:table-cell office:value-type="float" office:value="1.4978" calcext:value-type="float">
            <text:p>1,4978</text:p>
          </table:table-cell>
          <table:table-cell office:value-type="float" office:value="0.022216" calcext:value-type="float">
            <text:p>0,022216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1.402685" calcext:value-type="float">
            <text:p>1,402685</text:p>
          </table:table-cell>
          <table:table-cell office:value-type="float" office:value="1.34964" calcext:value-type="float">
            <text:p>1,34964</text:p>
          </table:table-cell>
          <table:table-cell office:value-type="float" office:value="1.481057" calcext:value-type="float">
            <text:p>1,481057</text:p>
          </table:table-cell>
          <table:table-cell office:value-type="float" office:value="0.021196" calcext:value-type="float">
            <text:p>0,021196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1.425168" calcext:value-type="float">
            <text:p>1,425168</text:p>
          </table:table-cell>
          <table:table-cell office:value-type="float" office:value="1.371613" calcext:value-type="float">
            <text:p>1,371613</text:p>
          </table:table-cell>
          <table:table-cell office:value-type="float" office:value="1.509097" calcext:value-type="float">
            <text:p>1,509097</text:p>
          </table:table-cell>
          <table:table-cell office:value-type="float" office:value="0.02301" calcext:value-type="float">
            <text:p>0,02301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1.453634" calcext:value-type="float">
            <text:p>1,453634</text:p>
          </table:table-cell>
          <table:table-cell office:value-type="float" office:value="1.374117" calcext:value-type="float">
            <text:p>1,374117</text:p>
          </table:table-cell>
          <table:table-cell office:value-type="float" office:value="2.812913" calcext:value-type="float">
            <text:p>2,812913</text:p>
          </table:table-cell>
          <table:table-cell office:value-type="float" office:value="0.064437" calcext:value-type="float">
            <text:p>0,06443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.425581" calcext:value-type="float">
            <text:p>1,425581</text:p>
          </table:table-cell>
          <table:table-cell office:value-type="float" office:value="1.370941" calcext:value-type="float">
            <text:p>1,370941</text:p>
          </table:table-cell>
          <table:table-cell office:value-type="float" office:value="1.534085" calcext:value-type="float">
            <text:p>1,534085</text:p>
          </table:table-cell>
          <table:table-cell office:value-type="float" office:value="0.022715" calcext:value-type="float">
            <text:p>0,022715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1.506829" calcext:value-type="float">
            <text:p>1,506829</text:p>
          </table:table-cell>
          <table:table-cell office:value-type="float" office:value="1.463816" calcext:value-type="float">
            <text:p>1,463816</text:p>
          </table:table-cell>
          <table:table-cell office:value-type="float" office:value="1.624987" calcext:value-type="float">
            <text:p>1,624987</text:p>
          </table:table-cell>
          <table:table-cell office:value-type="float" office:value="0.018423" calcext:value-type="float">
            <text:p>0,018423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1.486225" calcext:value-type="float">
            <text:p>1,486225</text:p>
          </table:table-cell>
          <table:table-cell office:value-type="float" office:value="1.435058" calcext:value-type="float">
            <text:p>1,435058</text:p>
          </table:table-cell>
          <table:table-cell office:value-type="float" office:value="1.666026" calcext:value-type="float">
            <text:p>1,666026</text:p>
          </table:table-cell>
          <table:table-cell office:value-type="float" office:value="0.021292" calcext:value-type="float">
            <text:p>0,021292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1.542869" calcext:value-type="float">
            <text:p>1,542869</text:p>
          </table:table-cell>
          <table:table-cell office:value-type="float" office:value="1.487585" calcext:value-type="float">
            <text:p>1,487585</text:p>
          </table:table-cell>
          <table:table-cell office:value-type="float" office:value="1.651674" calcext:value-type="float">
            <text:p>1,651674</text:p>
          </table:table-cell>
          <table:table-cell office:value-type="float" office:value="0.030095" calcext:value-type="float">
            <text:p>0,030095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1.556087" calcext:value-type="float">
            <text:p>1,556087</text:p>
          </table:table-cell>
          <table:table-cell office:value-type="float" office:value="1.495925" calcext:value-type="float">
            <text:p>1,495925</text:p>
          </table:table-cell>
          <table:table-cell office:value-type="float" office:value="1.810232" calcext:value-type="float">
            <text:p>1,810232</text:p>
          </table:table-cell>
          <table:table-cell office:value-type="float" office:value="0.033328" calcext:value-type="float">
            <text:p>0,033328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1.602168" calcext:value-type="float">
            <text:p>1,602168</text:p>
          </table:table-cell>
          <table:table-cell office:value-type="float" office:value="1.512526" calcext:value-type="float">
            <text:p>1,512526</text:p>
          </table:table-cell>
          <table:table-cell office:value-type="float" office:value="1.854009" calcext:value-type="float">
            <text:p>1,854009</text:p>
          </table:table-cell>
          <table:table-cell office:value-type="float" office:value="0.034397" calcext:value-type="float">
            <text:p>0,034397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1.618734" calcext:value-type="float">
            <text:p>1,618734</text:p>
          </table:table-cell>
          <table:table-cell office:value-type="float" office:value="1.535674" calcext:value-type="float">
            <text:p>1,535674</text:p>
          </table:table-cell>
          <table:table-cell office:value-type="float" office:value="1.831923" calcext:value-type="float">
            <text:p>1,831923</text:p>
          </table:table-cell>
          <table:table-cell office:value-type="float" office:value="0.036595" calcext:value-type="float">
            <text:p>0,036595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1.646993" calcext:value-type="float">
            <text:p>1,646993</text:p>
          </table:table-cell>
          <table:table-cell office:value-type="float" office:value="1.569057" calcext:value-type="float">
            <text:p>1,569057</text:p>
          </table:table-cell>
          <table:table-cell office:value-type="float" office:value="2.12025" calcext:value-type="float">
            <text:p>2,12025</text:p>
          </table:table-cell>
          <table:table-cell office:value-type="float" office:value="0.040904" calcext:value-type="float">
            <text:p>0,040904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1.690796" calcext:value-type="float">
            <text:p>1,690796</text:p>
          </table:table-cell>
          <table:table-cell office:value-type="float" office:value="1.613331" calcext:value-type="float">
            <text:p>1,613331</text:p>
          </table:table-cell>
          <table:table-cell office:value-type="float" office:value="4.707241" calcext:value-type="float">
            <text:p>4,707241</text:p>
          </table:table-cell>
          <table:table-cell office:value-type="float" office:value="0.140467" calcext:value-type="float">
            <text:p>0,14046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1.803501" calcext:value-type="float">
            <text:p>1,803501</text:p>
          </table:table-cell>
          <table:table-cell office:value-type="float" office:value="1.732072" calcext:value-type="float">
            <text:p>1,732072</text:p>
          </table:table-cell>
          <table:table-cell office:value-type="float" office:value="2.01825" calcext:value-type="float">
            <text:p>2,01825</text:p>
          </table:table-cell>
          <table:table-cell office:value-type="float" office:value="0.026331" calcext:value-type="float">
            <text:p>0,026331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.725531" calcext:value-type="float">
            <text:p>1,725531</text:p>
          </table:table-cell>
          <table:table-cell office:value-type="float" office:value="1.640743" calcext:value-type="float">
            <text:p>1,640743</text:p>
          </table:table-cell>
          <table:table-cell office:value-type="float" office:value="1.902429" calcext:value-type="float">
            <text:p>1,902429</text:p>
          </table:table-cell>
          <table:table-cell office:value-type="float" office:value="0.033042" calcext:value-type="float">
            <text:p>0,033042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1.770796" calcext:value-type="float">
            <text:p>1,770796</text:p>
          </table:table-cell>
          <table:table-cell office:value-type="float" office:value="1.685031" calcext:value-type="float">
            <text:p>1,685031</text:p>
          </table:table-cell>
          <table:table-cell office:value-type="float" office:value="1.91757" calcext:value-type="float">
            <text:p>1,91757</text:p>
          </table:table-cell>
          <table:table-cell office:value-type="float" office:value="0.039452" calcext:value-type="float">
            <text:p>0,039452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1.761721" calcext:value-type="float">
            <text:p>1,761721</text:p>
          </table:table-cell>
          <table:table-cell office:value-type="float" office:value="1.660641" calcext:value-type="float">
            <text:p>1,660641</text:p>
          </table:table-cell>
          <table:table-cell office:value-type="float" office:value="2.128818" calcext:value-type="float">
            <text:p>2,128818</text:p>
          </table:table-cell>
          <table:table-cell office:value-type="float" office:value="0.032055" calcext:value-type="float">
            <text:p>0,032055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1.772309" calcext:value-type="float">
            <text:p>1,772309</text:p>
          </table:table-cell>
          <table:table-cell office:value-type="float" office:value="1.710461" calcext:value-type="float">
            <text:p>1,710461</text:p>
          </table:table-cell>
          <table:table-cell office:value-type="float" office:value="2.524105" calcext:value-type="float">
            <text:p>2,524105</text:p>
          </table:table-cell>
          <table:table-cell office:value-type="float" office:value="0.044575" calcext:value-type="float">
            <text:p>0,044575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1.795732" calcext:value-type="float">
            <text:p>1,795732</text:p>
          </table:table-cell>
          <table:table-cell office:value-type="float" office:value="1.724242" calcext:value-type="float">
            <text:p>1,724242</text:p>
          </table:table-cell>
          <table:table-cell office:value-type="float" office:value="4.798384" calcext:value-type="float">
            <text:p>4,798384</text:p>
          </table:table-cell>
          <table:table-cell office:value-type="float" office:value="0.140911" calcext:value-type="float">
            <text:p>0,14091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1.851248" calcext:value-type="float">
            <text:p>1,851248</text:p>
          </table:table-cell>
          <table:table-cell office:value-type="float" office:value="1.754328" calcext:value-type="float">
            <text:p>1,754328</text:p>
          </table:table-cell>
          <table:table-cell office:value-type="float" office:value="4.542385" calcext:value-type="float">
            <text:p>4,542385</text:p>
          </table:table-cell>
          <table:table-cell office:value-type="float" office:value="0.127379" calcext:value-type="float">
            <text:p>0,12737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1.833793" calcext:value-type="float">
            <text:p>1,833793</text:p>
          </table:table-cell>
          <table:table-cell office:value-type="float" office:value="1.744718" calcext:value-type="float">
            <text:p>1,744718</text:p>
          </table:table-cell>
          <table:table-cell office:value-type="float" office:value="2.334334" calcext:value-type="float">
            <text:p>2,334334</text:p>
          </table:table-cell>
          <table:table-cell office:value-type="float" office:value="0.052877" calcext:value-type="float">
            <text:p>0,052877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1.940641" calcext:value-type="float">
            <text:p>1,940641</text:p>
          </table:table-cell>
          <table:table-cell office:value-type="float" office:value="1.846937" calcext:value-type="float">
            <text:p>1,846937</text:p>
          </table:table-cell>
          <table:table-cell office:value-type="float" office:value="4.733455" calcext:value-type="float">
            <text:p>4,733455</text:p>
          </table:table-cell>
          <table:table-cell office:value-type="float" office:value="0.131245" calcext:value-type="float">
            <text:p>0,131245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.92132" calcext:value-type="float">
            <text:p>1,92132</text:p>
          </table:table-cell>
          <table:table-cell office:value-type="float" office:value="1.839804" calcext:value-type="float">
            <text:p>1,839804</text:p>
          </table:table-cell>
          <table:table-cell office:value-type="float" office:value="2.233998" calcext:value-type="float">
            <text:p>2,233998</text:p>
          </table:table-cell>
          <table:table-cell office:value-type="float" office:value="0.037986" calcext:value-type="float">
            <text:p>0,037986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1.986947" calcext:value-type="float">
            <text:p>1,986947</text:p>
          </table:table-cell>
          <table:table-cell office:value-type="float" office:value="1.90996" calcext:value-type="float">
            <text:p>1,90996</text:p>
          </table:table-cell>
          <table:table-cell office:value-type="float" office:value="4.941681" calcext:value-type="float">
            <text:p>4,941681</text:p>
          </table:table-cell>
          <table:table-cell office:value-type="float" office:value="0.136485" calcext:value-type="float">
            <text:p>0,136485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.968976" calcext:value-type="float">
            <text:p>1,968976</text:p>
          </table:table-cell>
          <table:table-cell office:value-type="float" office:value="1.890398" calcext:value-type="float">
            <text:p>1,890398</text:p>
          </table:table-cell>
          <table:table-cell office:value-type="float" office:value="4.853985" calcext:value-type="float">
            <text:p>4,853985</text:p>
          </table:table-cell>
          <table:table-cell office:value-type="float" office:value="0.134089" calcext:value-type="float">
            <text:p>0,13408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2.019544" calcext:value-type="float">
            <text:p>2,019544</text:p>
          </table:table-cell>
          <table:table-cell office:value-type="float" office:value="1.921866" calcext:value-type="float">
            <text:p>1,921866</text:p>
          </table:table-cell>
          <table:table-cell office:value-type="float" office:value="4.753946" calcext:value-type="float">
            <text:p>4,753946</text:p>
          </table:table-cell>
          <table:table-cell office:value-type="float" office:value="0.12675" calcext:value-type="float">
            <text:p>0,12675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2.025475" calcext:value-type="float">
            <text:p>2,025475</text:p>
          </table:table-cell>
          <table:table-cell office:value-type="float" office:value="1.963538" calcext:value-type="float">
            <text:p>1,963538</text:p>
          </table:table-cell>
          <table:table-cell office:value-type="float" office:value="4.828423" calcext:value-type="float">
            <text:p>4,828423</text:p>
          </table:table-cell>
          <table:table-cell office:value-type="float" office:value="0.129834" calcext:value-type="float">
            <text:p>0,12983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2.052399" calcext:value-type="float">
            <text:p>2,052399</text:p>
          </table:table-cell>
          <table:table-cell office:value-type="float" office:value="1.967233" calcext:value-type="float">
            <text:p>1,967233</text:p>
          </table:table-cell>
          <table:table-cell office:value-type="float" office:value="4.434511" calcext:value-type="float">
            <text:p>4,434511</text:p>
          </table:table-cell>
          <table:table-cell office:value-type="float" office:value="0.11323" calcext:value-type="float">
            <text:p>0,11323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.040779" calcext:value-type="float">
            <text:p>2,040779</text:p>
          </table:table-cell>
          <table:table-cell office:value-type="float" office:value="1.949116" calcext:value-type="float">
            <text:p>1,949116</text:p>
          </table:table-cell>
          <table:table-cell office:value-type="float" office:value="2.288716" calcext:value-type="float">
            <text:p>2,288716</text:p>
          </table:table-cell>
          <table:table-cell office:value-type="float" office:value="0.038914" calcext:value-type="float">
            <text:p>0,038914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DISSEMINATION BARRIER time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00603" calcext:value-type="float">
            <text:p>0,100603</text:p>
          </table:table-cell>
          <table:table-cell office:value-type="float" office:value="0.100423" calcext:value-type="float">
            <text:p>0,100423</text:p>
          </table:table-cell>
          <table:table-cell office:value-type="float" office:value="0.105192" calcext:value-type="float">
            <text:p>0,105192</text:p>
          </table:table-cell>
          <table:table-cell office:value-type="float" office:value="0.000474" calcext:value-type="float">
            <text:p>0,000474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49173" calcext:value-type="float">
            <text:p>0,149173</text:p>
          </table:table-cell>
          <table:table-cell office:value-type="float" office:value="0.143289" calcext:value-type="float">
            <text:p>0,143289</text:p>
          </table:table-cell>
          <table:table-cell office:value-type="float" office:value="0.1727" calcext:value-type="float">
            <text:p>0,1727</text:p>
          </table:table-cell>
          <table:table-cell office:value-type="float" office:value="0.005955" calcext:value-type="float">
            <text:p>0,005955</text:p>
          </table:table-cell>
          <table:table-cell office:value-type="float" office:value="21" calcext:value-type="float">
            <text:p>21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228265" calcext:value-type="float">
            <text:p>0,228265</text:p>
          </table:table-cell>
          <table:table-cell office:value-type="float" office:value="0.207716" calcext:value-type="float">
            <text:p>0,207716</text:p>
          </table:table-cell>
          <table:table-cell office:value-type="float" office:value="0.239798" calcext:value-type="float">
            <text:p>0,239798</text:p>
          </table:table-cell>
          <table:table-cell office:value-type="float" office:value="0.002638" calcext:value-type="float">
            <text:p>0,002638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233311" calcext:value-type="float">
            <text:p>0,233311</text:p>
          </table:table-cell>
          <table:table-cell office:value-type="float" office:value="0.219715" calcext:value-type="float">
            <text:p>0,219715</text:p>
          </table:table-cell>
          <table:table-cell office:value-type="float" office:value="0.25359" calcext:value-type="float">
            <text:p>0,25359</text:p>
          </table:table-cell>
          <table:table-cell office:value-type="float" office:value="0.007367" calcext:value-type="float">
            <text:p>0,007367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512402" calcext:value-type="float">
            <text:p>0,512402</text:p>
          </table:table-cell>
          <table:table-cell office:value-type="float" office:value="0.500105" calcext:value-type="float">
            <text:p>0,500105</text:p>
          </table:table-cell>
          <table:table-cell office:value-type="float" office:value="0.565732" calcext:value-type="float">
            <text:p>0,565732</text:p>
          </table:table-cell>
          <table:table-cell office:value-type="float" office:value="0.00573" calcext:value-type="float">
            <text:p>0,00573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529429" calcext:value-type="float">
            <text:p>0,529429</text:p>
          </table:table-cell>
          <table:table-cell office:value-type="float" office:value="0.512896" calcext:value-type="float">
            <text:p>0,512896</text:p>
          </table:table-cell>
          <table:table-cell office:value-type="float" office:value="0.687855" calcext:value-type="float">
            <text:p>0,687855</text:p>
          </table:table-cell>
          <table:table-cell office:value-type="float" office:value="0.011256" calcext:value-type="float">
            <text:p>0,011256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538115" calcext:value-type="float">
            <text:p>0,538115</text:p>
          </table:table-cell>
          <table:table-cell office:value-type="float" office:value="0.527949" calcext:value-type="float">
            <text:p>0,527949</text:p>
          </table:table-cell>
          <table:table-cell office:value-type="float" office:value="0.669675" calcext:value-type="float">
            <text:p>0,669675</text:p>
          </table:table-cell>
          <table:table-cell office:value-type="float" office:value="0.007903" calcext:value-type="float">
            <text:p>0,007903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536195" calcext:value-type="float">
            <text:p>0,536195</text:p>
          </table:table-cell>
          <table:table-cell office:value-type="float" office:value="0.523184" calcext:value-type="float">
            <text:p>0,523184</text:p>
          </table:table-cell>
          <table:table-cell office:value-type="float" office:value="0.667619" calcext:value-type="float">
            <text:p>0,667619</text:p>
          </table:table-cell>
          <table:table-cell office:value-type="float" office:value="0.00806" calcext:value-type="float">
            <text:p>0,00806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72976" calcext:value-type="float">
            <text:p>0,72976</text:p>
          </table:table-cell>
          <table:table-cell office:value-type="float" office:value="0.711515" calcext:value-type="float">
            <text:p>0,711515</text:p>
          </table:table-cell>
          <table:table-cell office:value-type="float" office:value="0.910063" calcext:value-type="float">
            <text:p>0,910063</text:p>
          </table:table-cell>
          <table:table-cell office:value-type="float" office:value="0.012004" calcext:value-type="float">
            <text:p>0,012004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772527" calcext:value-type="float">
            <text:p>0,772527</text:p>
          </table:table-cell>
          <table:table-cell office:value-type="float" office:value="0.752665" calcext:value-type="float">
            <text:p>0,752665</text:p>
          </table:table-cell>
          <table:table-cell office:value-type="float" office:value="0.866989" calcext:value-type="float">
            <text:p>0,866989</text:p>
          </table:table-cell>
          <table:table-cell office:value-type="float" office:value="0.009248" calcext:value-type="float">
            <text:p>0,009248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765309" calcext:value-type="float">
            <text:p>0,765309</text:p>
          </table:table-cell>
          <table:table-cell office:value-type="float" office:value="0.751731" calcext:value-type="float">
            <text:p>0,751731</text:p>
          </table:table-cell>
          <table:table-cell office:value-type="float" office:value="0.856307" calcext:value-type="float">
            <text:p>0,856307</text:p>
          </table:table-cell>
          <table:table-cell office:value-type="float" office:value="0.00787" calcext:value-type="float">
            <text:p>0,00787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754455" calcext:value-type="float">
            <text:p>0,754455</text:p>
          </table:table-cell>
          <table:table-cell office:value-type="float" office:value="0.73629" calcext:value-type="float">
            <text:p>0,73629</text:p>
          </table:table-cell>
          <table:table-cell office:value-type="float" office:value="1.275499" calcext:value-type="float">
            <text:p>1,275499</text:p>
          </table:table-cell>
          <table:table-cell office:value-type="float" office:value="0.026852" calcext:value-type="float">
            <text:p>0,026852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.802858" calcext:value-type="float">
            <text:p>0,802858</text:p>
          </table:table-cell>
          <table:table-cell office:value-type="float" office:value="0.783434" calcext:value-type="float">
            <text:p>0,783434</text:p>
          </table:table-cell>
          <table:table-cell office:value-type="float" office:value="0.87868" calcext:value-type="float">
            <text:p>0,87868</text:p>
          </table:table-cell>
          <table:table-cell office:value-type="float" office:value="0.008591" calcext:value-type="float">
            <text:p>0,008591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.802594" calcext:value-type="float">
            <text:p>0,802594</text:p>
          </table:table-cell>
          <table:table-cell office:value-type="float" office:value="0.785458" calcext:value-type="float">
            <text:p>0,785458</text:p>
          </table:table-cell>
          <table:table-cell office:value-type="float" office:value="0.942012" calcext:value-type="float">
            <text:p>0,942012</text:p>
          </table:table-cell>
          <table:table-cell office:value-type="float" office:value="0.011239" calcext:value-type="float">
            <text:p>0,011239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.810238" calcext:value-type="float">
            <text:p>0,810238</text:p>
          </table:table-cell>
          <table:table-cell office:value-type="float" office:value="0.793692" calcext:value-type="float">
            <text:p>0,793692</text:p>
          </table:table-cell>
          <table:table-cell office:value-type="float" office:value="0.931762" calcext:value-type="float">
            <text:p>0,931762</text:p>
          </table:table-cell>
          <table:table-cell office:value-type="float" office:value="0.009608" calcext:value-type="float">
            <text:p>0,009608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.800035" calcext:value-type="float">
            <text:p>0,800035</text:p>
          </table:table-cell>
          <table:table-cell office:value-type="float" office:value="0.779837" calcext:value-type="float">
            <text:p>0,779837</text:p>
          </table:table-cell>
          <table:table-cell office:value-type="float" office:value="0.901598" calcext:value-type="float">
            <text:p>0,901598</text:p>
          </table:table-cell>
          <table:table-cell office:value-type="float" office:value="0.008071" calcext:value-type="float">
            <text:p>0,008071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0.96724" calcext:value-type="float">
            <text:p>0,96724</text:p>
          </table:table-cell>
          <table:table-cell office:value-type="float" office:value="0.946582" calcext:value-type="float">
            <text:p>0,946582</text:p>
          </table:table-cell>
          <table:table-cell office:value-type="float" office:value="1.04789" calcext:value-type="float">
            <text:p>1,04789</text:p>
          </table:table-cell>
          <table:table-cell office:value-type="float" office:value="0.011653" calcext:value-type="float">
            <text:p>0,011653</text:p>
          </table:table-cell>
          <table:table-cell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1.017641" calcext:value-type="float">
            <text:p>1,017641</text:p>
          </table:table-cell>
          <table:table-cell office:value-type="float" office:value="0.992961" calcext:value-type="float">
            <text:p>0,992961</text:p>
          </table:table-cell>
          <table:table-cell office:value-type="float" office:value="1.104691" calcext:value-type="float">
            <text:p>1,104691</text:p>
          </table:table-cell>
          <table:table-cell office:value-type="float" office:value="0.013015" calcext:value-type="float">
            <text:p>0,013015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1.03661" calcext:value-type="float">
            <text:p>1,03661</text:p>
          </table:table-cell>
          <table:table-cell office:value-type="float" office:value="1.016597" calcext:value-type="float">
            <text:p>1,016597</text:p>
          </table:table-cell>
          <table:table-cell office:value-type="float" office:value="1.144093" calcext:value-type="float">
            <text:p>1,144093</text:p>
          </table:table-cell>
          <table:table-cell office:value-type="float" office:value="0.012821" calcext:value-type="float">
            <text:p>0,012821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.052158" calcext:value-type="float">
            <text:p>1,052158</text:p>
          </table:table-cell>
          <table:table-cell office:value-type="float" office:value="1.025929" calcext:value-type="float">
            <text:p>1,025929</text:p>
          </table:table-cell>
          <table:table-cell office:value-type="float" office:value="2.51745" calcext:value-type="float">
            <text:p>2,51745</text:p>
          </table:table-cell>
          <table:table-cell office:value-type="float" office:value="0.067968" calcext:value-type="float">
            <text:p>0,067968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.061847" calcext:value-type="float">
            <text:p>1,061847</text:p>
          </table:table-cell>
          <table:table-cell office:value-type="float" office:value="1.0405" calcext:value-type="float">
            <text:p>1,0405</text:p>
          </table:table-cell>
          <table:table-cell office:value-type="float" office:value="1.194147" calcext:value-type="float">
            <text:p>1,194147</text:p>
          </table:table-cell>
          <table:table-cell office:value-type="float" office:value="0.012242" calcext:value-type="float">
            <text:p>0,012242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1.087234" calcext:value-type="float">
            <text:p>1,087234</text:p>
          </table:table-cell>
          <table:table-cell office:value-type="float" office:value="1.058961" calcext:value-type="float">
            <text:p>1,058961</text:p>
          </table:table-cell>
          <table:table-cell office:value-type="float" office:value="2.597864" calcext:value-type="float">
            <text:p>2,597864</text:p>
          </table:table-cell>
          <table:table-cell office:value-type="float" office:value="0.070324" calcext:value-type="float">
            <text:p>0,07032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1.08432" calcext:value-type="float">
            <text:p>1,08432</text:p>
          </table:table-cell>
          <table:table-cell office:value-type="float" office:value="1.053507" calcext:value-type="float">
            <text:p>1,053507</text:p>
          </table:table-cell>
          <table:table-cell office:value-type="float" office:value="2.47456" calcext:value-type="float">
            <text:p>2,47456</text:p>
          </table:table-cell>
          <table:table-cell office:value-type="float" office:value="0.066443" calcext:value-type="float">
            <text:p>0,066443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1.068201" calcext:value-type="float">
            <text:p>1,068201</text:p>
          </table:table-cell>
          <table:table-cell office:value-type="float" office:value="1.037894" calcext:value-type="float">
            <text:p>1,037894</text:p>
          </table:table-cell>
          <table:table-cell office:value-type="float" office:value="2.557095" calcext:value-type="float">
            <text:p>2,557095</text:p>
          </table:table-cell>
          <table:table-cell office:value-type="float" office:value="0.069339" calcext:value-type="float">
            <text:p>0,06933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.087256" calcext:value-type="float">
            <text:p>1,087256</text:p>
          </table:table-cell>
          <table:table-cell office:value-type="float" office:value="1.054511" calcext:value-type="float">
            <text:p>1,054511</text:p>
          </table:table-cell>
          <table:table-cell office:value-type="float" office:value="1.306924" calcext:value-type="float">
            <text:p>1,306924</text:p>
          </table:table-cell>
          <table:table-cell office:value-type="float" office:value="0.022784" calcext:value-type="float">
            <text:p>0,022784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1.093719" calcext:value-type="float">
            <text:p>1,093719</text:p>
          </table:table-cell>
          <table:table-cell office:value-type="float" office:value="1.061183" calcext:value-type="float">
            <text:p>1,061183</text:p>
          </table:table-cell>
          <table:table-cell office:value-type="float" office:value="1.892316" calcext:value-type="float">
            <text:p>1,892316</text:p>
          </table:table-cell>
          <table:table-cell office:value-type="float" office:value="0.042357" calcext:value-type="float">
            <text:p>0,042357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1.107123" calcext:value-type="float">
            <text:p>1,107123</text:p>
          </table:table-cell>
          <table:table-cell office:value-type="float" office:value="1.074212" calcext:value-type="float">
            <text:p>1,074212</text:p>
          </table:table-cell>
          <table:table-cell office:value-type="float" office:value="1.297305" calcext:value-type="float">
            <text:p>1,297305</text:p>
          </table:table-cell>
          <table:table-cell office:value-type="float" office:value="0.020574" calcext:value-type="float">
            <text:p>0,020574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1.089619" calcext:value-type="float">
            <text:p>1,089619</text:p>
          </table:table-cell>
          <table:table-cell office:value-type="float" office:value="1.049114" calcext:value-type="float">
            <text:p>1,049114</text:p>
          </table:table-cell>
          <table:table-cell office:value-type="float" office:value="1.331727" calcext:value-type="float">
            <text:p>1,331727</text:p>
          </table:table-cell>
          <table:table-cell office:value-type="float" office:value="0.026805" calcext:value-type="float">
            <text:p>0,026805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1.121819" calcext:value-type="float">
            <text:p>1,121819</text:p>
          </table:table-cell>
          <table:table-cell office:value-type="float" office:value="1.073641" calcext:value-type="float">
            <text:p>1,073641</text:p>
          </table:table-cell>
          <table:table-cell office:value-type="float" office:value="1.313941" calcext:value-type="float">
            <text:p>1,313941</text:p>
          </table:table-cell>
          <table:table-cell office:value-type="float" office:value="0.029015" calcext:value-type="float">
            <text:p>0,029015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.113535" calcext:value-type="float">
            <text:p>1,113535</text:p>
          </table:table-cell>
          <table:table-cell office:value-type="float" office:value="1.059712" calcext:value-type="float">
            <text:p>1,059712</text:p>
          </table:table-cell>
          <table:table-cell office:value-type="float" office:value="1.890455" calcext:value-type="float">
            <text:p>1,890455</text:p>
          </table:table-cell>
          <table:table-cell office:value-type="float" office:value="0.044257" calcext:value-type="float">
            <text:p>0,044257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1.134643" calcext:value-type="float">
            <text:p>1,134643</text:p>
          </table:table-cell>
          <table:table-cell office:value-type="float" office:value="1.081524" calcext:value-type="float">
            <text:p>1,081524</text:p>
          </table:table-cell>
          <table:table-cell office:value-type="float" office:value="2.087459" calcext:value-type="float">
            <text:p>2,087459</text:p>
          </table:table-cell>
          <table:table-cell office:value-type="float" office:value="0.052366" calcext:value-type="float">
            <text:p>0,052366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.121249" calcext:value-type="float">
            <text:p>1,121249</text:p>
          </table:table-cell>
          <table:table-cell office:value-type="float" office:value="1.063528" calcext:value-type="float">
            <text:p>1,063528</text:p>
          </table:table-cell>
          <table:table-cell office:value-type="float" office:value="1.964025" calcext:value-type="float">
            <text:p>1,964025</text:p>
          </table:table-cell>
          <table:table-cell office:value-type="float" office:value="0.049764" calcext:value-type="float">
            <text:p>0,049764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1.309756" calcext:value-type="float">
            <text:p>1,309756</text:p>
          </table:table-cell>
          <table:table-cell office:value-type="float" office:value="1.22643" calcext:value-type="float">
            <text:p>1,22643</text:p>
          </table:table-cell>
          <table:table-cell office:value-type="float" office:value="1.531925" calcext:value-type="float">
            <text:p>1,531925</text:p>
          </table:table-cell>
          <table:table-cell office:value-type="float" office:value="0.044515" calcext:value-type="float">
            <text:p>0,044515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1.367914" calcext:value-type="float">
            <text:p>1,367914</text:p>
          </table:table-cell>
          <table:table-cell office:value-type="float" office:value="1.291789" calcext:value-type="float">
            <text:p>1,291789</text:p>
          </table:table-cell>
          <table:table-cell office:value-type="float" office:value="1.63919" calcext:value-type="float">
            <text:p>1,63919</text:p>
          </table:table-cell>
          <table:table-cell office:value-type="float" office:value="0.044388" calcext:value-type="float">
            <text:p>0,04438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.43093" calcext:value-type="float">
            <text:p>1,43093</text:p>
          </table:table-cell>
          <table:table-cell office:value-type="float" office:value="1.319855" calcext:value-type="float">
            <text:p>1,319855</text:p>
          </table:table-cell>
          <table:table-cell office:value-type="float" office:value="1.654256" calcext:value-type="float">
            <text:p>1,654256</text:p>
          </table:table-cell>
          <table:table-cell office:value-type="float" office:value="0.062047" calcext:value-type="float">
            <text:p>0,062047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1.446831" calcext:value-type="float">
            <text:p>1,446831</text:p>
          </table:table-cell>
          <table:table-cell office:value-type="float" office:value="1.336035" calcext:value-type="float">
            <text:p>1,336035</text:p>
          </table:table-cell>
          <table:table-cell office:value-type="float" office:value="1.661452" calcext:value-type="float">
            <text:p>1,661452</text:p>
          </table:table-cell>
          <table:table-cell office:value-type="float" office:value="0.065197" calcext:value-type="float">
            <text:p>0,06519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1.48163" calcext:value-type="float">
            <text:p>1,48163</text:p>
          </table:table-cell>
          <table:table-cell office:value-type="float" office:value="1.352968" calcext:value-type="float">
            <text:p>1,352968</text:p>
          </table:table-cell>
          <table:table-cell office:value-type="float" office:value="3.014537" calcext:value-type="float">
            <text:p>3,014537</text:p>
          </table:table-cell>
          <table:table-cell office:value-type="float" office:value="0.103954" calcext:value-type="float">
            <text:p>0,10395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1.504584" calcext:value-type="float">
            <text:p>1,504584</text:p>
          </table:table-cell>
          <table:table-cell office:value-type="float" office:value="1.367581" calcext:value-type="float">
            <text:p>1,367581</text:p>
          </table:table-cell>
          <table:table-cell office:value-type="float" office:value="4.402181" calcext:value-type="float">
            <text:p>4,402181</text:p>
          </table:table-cell>
          <table:table-cell office:value-type="float" office:value="0.15053" calcext:value-type="float">
            <text:p>0,15053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1.509666" calcext:value-type="float">
            <text:p>1,509666</text:p>
          </table:table-cell>
          <table:table-cell office:value-type="float" office:value="1.373449" calcext:value-type="float">
            <text:p>1,373449</text:p>
          </table:table-cell>
          <table:table-cell office:value-type="float" office:value="1.789963" calcext:value-type="float">
            <text:p>1,789963</text:p>
          </table:table-cell>
          <table:table-cell office:value-type="float" office:value="0.090084" calcext:value-type="float">
            <text:p>0,09008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.511254" calcext:value-type="float">
            <text:p>1,511254</text:p>
          </table:table-cell>
          <table:table-cell office:value-type="float" office:value="1.359836" calcext:value-type="float">
            <text:p>1,359836</text:p>
          </table:table-cell>
          <table:table-cell office:value-type="float" office:value="3.064084" calcext:value-type="float">
            <text:p>3,064084</text:p>
          </table:table-cell>
          <table:table-cell office:value-type="float" office:value="0.117165" calcext:value-type="float">
            <text:p>0,117165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1.54934" calcext:value-type="float">
            <text:p>1,54934</text:p>
          </table:table-cell>
          <table:table-cell office:value-type="float" office:value="1.381456" calcext:value-type="float">
            <text:p>1,381456</text:p>
          </table:table-cell>
          <table:table-cell office:value-type="float" office:value="4.257745" calcext:value-type="float">
            <text:p>4,257745</text:p>
          </table:table-cell>
          <table:table-cell office:value-type="float" office:value="0.16078" calcext:value-type="float">
            <text:p>0,16078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1.57192" calcext:value-type="float">
            <text:p>1,57192</text:p>
          </table:table-cell>
          <table:table-cell office:value-type="float" office:value="1.410995" calcext:value-type="float">
            <text:p>1,410995</text:p>
          </table:table-cell>
          <table:table-cell office:value-type="float" office:value="4.230229" calcext:value-type="float">
            <text:p>4,230229</text:p>
          </table:table-cell>
          <table:table-cell office:value-type="float" office:value="0.154478" calcext:value-type="float">
            <text:p>0,154478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1.578862" calcext:value-type="float">
            <text:p>1,578862</text:p>
          </table:table-cell>
          <table:table-cell office:value-type="float" office:value="1.397839" calcext:value-type="float">
            <text:p>1,397839</text:p>
          </table:table-cell>
          <table:table-cell office:value-type="float" office:value="4.386399" calcext:value-type="float">
            <text:p>4,386399</text:p>
          </table:table-cell>
          <table:table-cell office:value-type="float" office:value="0.172769" calcext:value-type="float">
            <text:p>0,17276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1.567125" calcext:value-type="float">
            <text:p>1,567125</text:p>
          </table:table-cell>
          <table:table-cell office:value-type="float" office:value="1.374906" calcext:value-type="float">
            <text:p>1,374906</text:p>
          </table:table-cell>
          <table:table-cell office:value-type="float" office:value="3.137552" calcext:value-type="float">
            <text:p>3,137552</text:p>
          </table:table-cell>
          <table:table-cell office:value-type="float" office:value="0.146125" calcext:value-type="float">
            <text:p>0,146125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1.599328" calcext:value-type="float">
            <text:p>1,599328</text:p>
          </table:table-cell>
          <table:table-cell office:value-type="float" office:value="1.401394" calcext:value-type="float">
            <text:p>1,401394</text:p>
          </table:table-cell>
          <table:table-cell office:value-type="float" office:value="2.051712" calcext:value-type="float">
            <text:p>2,051712</text:p>
          </table:table-cell>
          <table:table-cell office:value-type="float" office:value="0.138639" calcext:value-type="float">
            <text:p>0,13863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1.619909" calcext:value-type="float">
            <text:p>1,619909</text:p>
          </table:table-cell>
          <table:table-cell office:value-type="float" office:value="1.416456" calcext:value-type="float">
            <text:p>1,416456</text:p>
          </table:table-cell>
          <table:table-cell office:value-type="float" office:value="1.893548" calcext:value-type="float">
            <text:p>1,893548</text:p>
          </table:table-cell>
          <table:table-cell office:value-type="float" office:value="0.142432" calcext:value-type="float">
            <text:p>0,142432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1.626103" calcext:value-type="float">
            <text:p>1,626103</text:p>
          </table:table-cell>
          <table:table-cell office:value-type="float" office:value="1.414581" calcext:value-type="float">
            <text:p>1,414581</text:p>
          </table:table-cell>
          <table:table-cell office:value-type="float" office:value="2.899818" calcext:value-type="float">
            <text:p>2,899818</text:p>
          </table:table-cell>
          <table:table-cell office:value-type="float" office:value="0.153045" calcext:value-type="float">
            <text:p>0,153045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1.610542" calcext:value-type="float">
            <text:p>1,610542</text:p>
          </table:table-cell>
          <table:table-cell office:value-type="float" office:value="1.380749" calcext:value-type="float">
            <text:p>1,380749</text:p>
          </table:table-cell>
          <table:table-cell office:value-type="float" office:value="1.8912" calcext:value-type="float">
            <text:p>1,8912</text:p>
          </table:table-cell>
          <table:table-cell office:value-type="float" office:value="0.160034" calcext:value-type="float">
            <text:p>0,16003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1.664902" calcext:value-type="float">
            <text:p>1,664902</text:p>
          </table:table-cell>
          <table:table-cell office:value-type="float" office:value="1.422597" calcext:value-type="float">
            <text:p>1,422597</text:p>
          </table:table-cell>
          <table:table-cell office:value-type="float" office:value="2.014774" calcext:value-type="float">
            <text:p>2,014774</text:p>
          </table:table-cell>
          <table:table-cell office:value-type="float" office:value="0.166063" calcext:value-type="float">
            <text:p>0,166063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.676402" calcext:value-type="float">
            <text:p>1,676402</text:p>
          </table:table-cell>
          <table:table-cell office:value-type="float" office:value="1.421982" calcext:value-type="float">
            <text:p>1,421982</text:p>
          </table:table-cell>
          <table:table-cell office:value-type="float" office:value="3.388215" calcext:value-type="float">
            <text:p>3,388215</text:p>
          </table:table-cell>
          <table:table-cell office:value-type="float" office:value="0.189743" calcext:value-type="float">
            <text:p>0,189743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1.6902" calcext:value-type="float">
            <text:p>1,6902</text:p>
          </table:table-cell>
          <table:table-cell office:value-type="float" office:value="1.444759" calcext:value-type="float">
            <text:p>1,444759</text:p>
          </table:table-cell>
          <table:table-cell office:value-type="float" office:value="4.388918" calcext:value-type="float">
            <text:p>4,388918</text:p>
          </table:table-cell>
          <table:table-cell office:value-type="float" office:value="0.209273" calcext:value-type="float">
            <text:p>0,209273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1.685139" calcext:value-type="float">
            <text:p>1,685139</text:p>
          </table:table-cell>
          <table:table-cell office:value-type="float" office:value="1.41988" calcext:value-type="float">
            <text:p>1,41988</text:p>
          </table:table-cell>
          <table:table-cell office:value-type="float" office:value="2.016631" calcext:value-type="float">
            <text:p>2,016631</text:p>
          </table:table-cell>
          <table:table-cell office:value-type="float" office:value="0.190527" calcext:value-type="float">
            <text:p>0,190527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1.726468" calcext:value-type="float">
            <text:p>1,726468</text:p>
          </table:table-cell>
          <table:table-cell office:value-type="float" office:value="1.445157" calcext:value-type="float">
            <text:p>1,445157</text:p>
          </table:table-cell>
          <table:table-cell office:value-type="float" office:value="4.62051" calcext:value-type="float">
            <text:p>4,62051</text:p>
          </table:table-cell>
          <table:table-cell office:value-type="float" office:value="0.229672" calcext:value-type="float">
            <text:p>0,22967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1.733975" calcext:value-type="float">
            <text:p>1,733975</text:p>
          </table:table-cell>
          <table:table-cell office:value-type="float" office:value="1.444947" calcext:value-type="float">
            <text:p>1,444947</text:p>
          </table:table-cell>
          <table:table-cell office:value-type="float" office:value="2.127177" calcext:value-type="float">
            <text:p>2,127177</text:p>
          </table:table-cell>
          <table:table-cell office:value-type="float" office:value="0.203582" calcext:value-type="float">
            <text:p>0,203582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1.7367" calcext:value-type="float">
            <text:p>1,7367</text:p>
          </table:table-cell>
          <table:table-cell office:value-type="float" office:value="1.462947" calcext:value-type="float">
            <text:p>1,462947</text:p>
          </table:table-cell>
          <table:table-cell office:value-type="float" office:value="2.121678" calcext:value-type="float">
            <text:p>2,121678</text:p>
          </table:table-cell>
          <table:table-cell office:value-type="float" office:value="0.189851" calcext:value-type="float">
            <text:p>0,189851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1.740455" calcext:value-type="float">
            <text:p>1,740455</text:p>
          </table:table-cell>
          <table:table-cell office:value-type="float" office:value="1.431681" calcext:value-type="float">
            <text:p>1,431681</text:p>
          </table:table-cell>
          <table:table-cell office:value-type="float" office:value="2.981096" calcext:value-type="float">
            <text:p>2,981096</text:p>
          </table:table-cell>
          <table:table-cell office:value-type="float" office:value="0.219917" calcext:value-type="float">
            <text:p>0,21991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1.767957" calcext:value-type="float">
            <text:p>1,767957</text:p>
          </table:table-cell>
          <table:table-cell office:value-type="float" office:value="1.468188" calcext:value-type="float">
            <text:p>1,468188</text:p>
          </table:table-cell>
          <table:table-cell office:value-type="float" office:value="2.176045" calcext:value-type="float">
            <text:p>2,176045</text:p>
          </table:table-cell>
          <table:table-cell office:value-type="float" office:value="0.20577" calcext:value-type="float">
            <text:p>0,20577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.786183" calcext:value-type="float">
            <text:p>1,786183</text:p>
          </table:table-cell>
          <table:table-cell office:value-type="float" office:value="1.466681" calcext:value-type="float">
            <text:p>1,466681</text:p>
          </table:table-cell>
          <table:table-cell office:value-type="float" office:value="2.22642" calcext:value-type="float">
            <text:p>2,22642</text:p>
          </table:table-cell>
          <table:table-cell office:value-type="float" office:value="0.225292" calcext:value-type="float">
            <text:p>0,225292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1.775016" calcext:value-type="float">
            <text:p>1,775016</text:p>
          </table:table-cell>
          <table:table-cell office:value-type="float" office:value="1.49383" calcext:value-type="float">
            <text:p>1,49383</text:p>
          </table:table-cell>
          <table:table-cell office:value-type="float" office:value="2.200302" calcext:value-type="float">
            <text:p>2,200302</text:p>
          </table:table-cell>
          <table:table-cell office:value-type="float" office:value="0.203594" calcext:value-type="float">
            <text:p>0,20359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.789307" calcext:value-type="float">
            <text:p>1,789307</text:p>
          </table:table-cell>
          <table:table-cell office:value-type="float" office:value="1.46804" calcext:value-type="float">
            <text:p>1,46804</text:p>
          </table:table-cell>
          <table:table-cell office:value-type="float" office:value="2.271473" calcext:value-type="float">
            <text:p>2,271473</text:p>
          </table:table-cell>
          <table:table-cell office:value-type="float" office:value="0.225512" calcext:value-type="float">
            <text:p>0,225512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.811762" calcext:value-type="float">
            <text:p>1,811762</text:p>
          </table:table-cell>
          <table:table-cell office:value-type="float" office:value="1.493876" calcext:value-type="float">
            <text:p>1,493876</text:p>
          </table:table-cell>
          <table:table-cell office:value-type="float" office:value="2.277591" calcext:value-type="float">
            <text:p>2,277591</text:p>
          </table:table-cell>
          <table:table-cell office:value-type="float" office:value="0.221208" calcext:value-type="float">
            <text:p>0,221208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.818176" calcext:value-type="float">
            <text:p>1,818176</text:p>
          </table:table-cell>
          <table:table-cell office:value-type="float" office:value="1.477841" calcext:value-type="float">
            <text:p>1,477841</text:p>
          </table:table-cell>
          <table:table-cell office:value-type="float" office:value="2.564566" calcext:value-type="float">
            <text:p>2,564566</text:p>
          </table:table-cell>
          <table:table-cell office:value-type="float" office:value="0.247072" calcext:value-type="float">
            <text:p>0,24707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.80544" calcext:value-type="float">
            <text:p>1,80544</text:p>
          </table:table-cell>
          <table:table-cell office:value-type="float" office:value="1.509805" calcext:value-type="float">
            <text:p>1,509805</text:p>
          </table:table-cell>
          <table:table-cell office:value-type="float" office:value="2.322255" calcext:value-type="float">
            <text:p>2,322255</text:p>
          </table:table-cell>
          <table:table-cell office:value-type="float" office:value="0.213727" calcext:value-type="float">
            <text:p>0,213727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.821332" calcext:value-type="float">
            <text:p>1,821332</text:p>
          </table:table-cell>
          <table:table-cell office:value-type="float" office:value="1.4847" calcext:value-type="float">
            <text:p>1,4847</text:p>
          </table:table-cell>
          <table:table-cell office:value-type="float" office:value="2.315857" calcext:value-type="float">
            <text:p>2,315857</text:p>
          </table:table-cell>
          <table:table-cell office:value-type="float" office:value="0.247973" calcext:value-type="float">
            <text:p>0,247973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LINEAR CENTRALIZED BARRIER time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00997" calcext:value-type="float">
            <text:p>0,100997</text:p>
          </table:table-cell>
          <table:table-cell office:value-type="float" office:value="0.099633" calcext:value-type="float">
            <text:p>0,099633</text:p>
          </table:table-cell>
          <table:table-cell office:value-type="float" office:value="0.105931" calcext:value-type="float">
            <text:p>0,105931</text:p>
          </table:table-cell>
          <table:table-cell office:value-type="float" office:value="0.000558" calcext:value-type="float">
            <text:p>0,000558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82114" calcext:value-type="float">
            <text:p>0,182114</text:p>
          </table:table-cell>
          <table:table-cell office:value-type="float" office:value="0.181583" calcext:value-type="float">
            <text:p>0,181583</text:p>
          </table:table-cell>
          <table:table-cell office:value-type="float" office:value="0.189001" calcext:value-type="float">
            <text:p>0,189001</text:p>
          </table:table-cell>
          <table:table-cell office:value-type="float" office:value="0.00091" calcext:value-type="float">
            <text:p>0,0009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228176" calcext:value-type="float">
            <text:p>0,228176</text:p>
          </table:table-cell>
          <table:table-cell office:value-type="float" office:value="0.226456" calcext:value-type="float">
            <text:p>0,226456</text:p>
          </table:table-cell>
          <table:table-cell office:value-type="float" office:value="0.236589" calcext:value-type="float">
            <text:p>0,236589</text:p>
          </table:table-cell>
          <table:table-cell office:value-type="float" office:value="0.001064" calcext:value-type="float">
            <text:p>0,001064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234377" calcext:value-type="float">
            <text:p>0,234377</text:p>
          </table:table-cell>
          <table:table-cell office:value-type="float" office:value="0.232889" calcext:value-type="float">
            <text:p>0,232889</text:p>
          </table:table-cell>
          <table:table-cell office:value-type="float" office:value="0.242505" calcext:value-type="float">
            <text:p>0,242505</text:p>
          </table:table-cell>
          <table:table-cell office:value-type="float" office:value="0.000782" calcext:value-type="float">
            <text:p>0,000782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359918" calcext:value-type="float">
            <text:p>0,359918</text:p>
          </table:table-cell>
          <table:table-cell office:value-type="float" office:value="0.350793" calcext:value-type="float">
            <text:p>0,350793</text:p>
          </table:table-cell>
          <table:table-cell office:value-type="float" office:value="0.371551" calcext:value-type="float">
            <text:p>0,371551</text:p>
          </table:table-cell>
          <table:table-cell office:value-type="float" office:value="0.003099" calcext:value-type="float">
            <text:p>0,003099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559982" calcext:value-type="float">
            <text:p>0,559982</text:p>
          </table:table-cell>
          <table:table-cell office:value-type="float" office:value="0.552633" calcext:value-type="float">
            <text:p>0,552633</text:p>
          </table:table-cell>
          <table:table-cell office:value-type="float" office:value="0.569881" calcext:value-type="float">
            <text:p>0,569881</text:p>
          </table:table-cell>
          <table:table-cell office:value-type="float" office:value="0.002409" calcext:value-type="float">
            <text:p>0,002409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594525" calcext:value-type="float">
            <text:p>0,594525</text:p>
          </table:table-cell>
          <table:table-cell office:value-type="float" office:value="0.573554" calcext:value-type="float">
            <text:p>0,573554</text:p>
          </table:table-cell>
          <table:table-cell office:value-type="float" office:value="0.608769" calcext:value-type="float">
            <text:p>0,608769</text:p>
          </table:table-cell>
          <table:table-cell office:value-type="float" office:value="0.004379" calcext:value-type="float">
            <text:p>0,004379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612877" calcext:value-type="float">
            <text:p>0,612877</text:p>
          </table:table-cell>
          <table:table-cell office:value-type="float" office:value="0.602638" calcext:value-type="float">
            <text:p>0,602638</text:p>
          </table:table-cell>
          <table:table-cell office:value-type="float" office:value="0.620529" calcext:value-type="float">
            <text:p>0,620529</text:p>
          </table:table-cell>
          <table:table-cell office:value-type="float" office:value="0.003079" calcext:value-type="float">
            <text:p>0,00307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645969" calcext:value-type="float">
            <text:p>0,645969</text:p>
          </table:table-cell>
          <table:table-cell office:value-type="float" office:value="0.627136" calcext:value-type="float">
            <text:p>0,627136</text:p>
          </table:table-cell>
          <table:table-cell office:value-type="float" office:value="1.347344" calcext:value-type="float">
            <text:p>1,347344</text:p>
          </table:table-cell>
          <table:table-cell office:value-type="float" office:value="0.031748" calcext:value-type="float">
            <text:p>0,031748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665593" calcext:value-type="float">
            <text:p>0,665593</text:p>
          </table:table-cell>
          <table:table-cell office:value-type="float" office:value="0.655712" calcext:value-type="float">
            <text:p>0,655712</text:p>
          </table:table-cell>
          <table:table-cell office:value-type="float" office:value="0.676788" calcext:value-type="float">
            <text:p>0,676788</text:p>
          </table:table-cell>
          <table:table-cell office:value-type="float" office:value="0.003374" calcext:value-type="float">
            <text:p>0,00337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674016" calcext:value-type="float">
            <text:p>0,674016</text:p>
          </table:table-cell>
          <table:table-cell office:value-type="float" office:value="0.663226" calcext:value-type="float">
            <text:p>0,663226</text:p>
          </table:table-cell>
          <table:table-cell office:value-type="float" office:value="1.397127" calcext:value-type="float">
            <text:p>1,397127</text:p>
          </table:table-cell>
          <table:table-cell office:value-type="float" office:value="0.032583" calcext:value-type="float">
            <text:p>0,032583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660877" calcext:value-type="float">
            <text:p>0,660877</text:p>
          </table:table-cell>
          <table:table-cell office:value-type="float" office:value="0.651619" calcext:value-type="float">
            <text:p>0,651619</text:p>
          </table:table-cell>
          <table:table-cell office:value-type="float" office:value="0.669907" calcext:value-type="float">
            <text:p>0,669907</text:p>
          </table:table-cell>
          <table:table-cell office:value-type="float" office:value="0.003003" calcext:value-type="float">
            <text:p>0,003003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.692536" calcext:value-type="float">
            <text:p>0,692536</text:p>
          </table:table-cell>
          <table:table-cell office:value-type="float" office:value="0.680232" calcext:value-type="float">
            <text:p>0,680232</text:p>
          </table:table-cell>
          <table:table-cell office:value-type="float" office:value="1.27137" calcext:value-type="float">
            <text:p>1,27137</text:p>
          </table:table-cell>
          <table:table-cell office:value-type="float" office:value="0.026202" calcext:value-type="float">
            <text:p>0,02620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.703509" calcext:value-type="float">
            <text:p>0,703509</text:p>
          </table:table-cell>
          <table:table-cell office:value-type="float" office:value="0.692769" calcext:value-type="float">
            <text:p>0,692769</text:p>
          </table:table-cell>
          <table:table-cell office:value-type="float" office:value="1.205236" calcext:value-type="float">
            <text:p>1,205236</text:p>
          </table:table-cell>
          <table:table-cell office:value-type="float" office:value="0.022769" calcext:value-type="float">
            <text:p>0,02276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.716532" calcext:value-type="float">
            <text:p>0,716532</text:p>
          </table:table-cell>
          <table:table-cell office:value-type="float" office:value="0.706903" calcext:value-type="float">
            <text:p>0,706903</text:p>
          </table:table-cell>
          <table:table-cell office:value-type="float" office:value="1.440027" calcext:value-type="float">
            <text:p>1,440027</text:p>
          </table:table-cell>
          <table:table-cell office:value-type="float" office:value="0.032629" calcext:value-type="float">
            <text:p>0,03262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.767738" calcext:value-type="float">
            <text:p>0,767738</text:p>
          </table:table-cell>
          <table:table-cell office:value-type="float" office:value="0.754149" calcext:value-type="float">
            <text:p>0,754149</text:p>
          </table:table-cell>
          <table:table-cell office:value-type="float" office:value="0.77877" calcext:value-type="float">
            <text:p>0,77877</text:p>
          </table:table-cell>
          <table:table-cell office:value-type="float" office:value="0.00419" calcext:value-type="float">
            <text:p>0,0041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0.769207" calcext:value-type="float">
            <text:p>0,769207</text:p>
          </table:table-cell>
          <table:table-cell office:value-type="float" office:value="0.755432" calcext:value-type="float">
            <text:p>0,755432</text:p>
          </table:table-cell>
          <table:table-cell office:value-type="float" office:value="1.509431" calcext:value-type="float">
            <text:p>1,509431</text:p>
          </table:table-cell>
          <table:table-cell office:value-type="float" office:value="0.033342" calcext:value-type="float">
            <text:p>0,03334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0.780024" calcext:value-type="float">
            <text:p>0,780024</text:p>
          </table:table-cell>
          <table:table-cell office:value-type="float" office:value="0.766735" calcext:value-type="float">
            <text:p>0,766735</text:p>
          </table:table-cell>
          <table:table-cell office:value-type="float" office:value="1.54331" calcext:value-type="float">
            <text:p>1,54331</text:p>
          </table:table-cell>
          <table:table-cell office:value-type="float" office:value="0.03439" calcext:value-type="float">
            <text:p>0,0343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0.798141" calcext:value-type="float">
            <text:p>0,798141</text:p>
          </table:table-cell>
          <table:table-cell office:value-type="float" office:value="0.783829" calcext:value-type="float">
            <text:p>0,783829</text:p>
          </table:table-cell>
          <table:table-cell office:value-type="float" office:value="0.813805" calcext:value-type="float">
            <text:p>0,813805</text:p>
          </table:table-cell>
          <table:table-cell office:value-type="float" office:value="0.005013" calcext:value-type="float">
            <text:p>0,005013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.834549" calcext:value-type="float">
            <text:p>0,834549</text:p>
          </table:table-cell>
          <table:table-cell office:value-type="float" office:value="0.817508" calcext:value-type="float">
            <text:p>0,817508</text:p>
          </table:table-cell>
          <table:table-cell office:value-type="float" office:value="1.701297" calcext:value-type="float">
            <text:p>1,701297</text:p>
          </table:table-cell>
          <table:table-cell office:value-type="float" office:value="0.039215" calcext:value-type="float">
            <text:p>0,039215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0.860629" calcext:value-type="float">
            <text:p>0,860629</text:p>
          </table:table-cell>
          <table:table-cell office:value-type="float" office:value="0.840016" calcext:value-type="float">
            <text:p>0,840016</text:p>
          </table:table-cell>
          <table:table-cell office:value-type="float" office:value="1.989761" calcext:value-type="float">
            <text:p>1,989761</text:p>
          </table:table-cell>
          <table:table-cell office:value-type="float" office:value="0.050941" calcext:value-type="float">
            <text:p>0,05094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0.889925" calcext:value-type="float">
            <text:p>0,889925</text:p>
          </table:table-cell>
          <table:table-cell office:value-type="float" office:value="0.873938" calcext:value-type="float">
            <text:p>0,873938</text:p>
          </table:table-cell>
          <table:table-cell office:value-type="float" office:value="0.910672" calcext:value-type="float">
            <text:p>0,910672</text:p>
          </table:table-cell>
          <table:table-cell office:value-type="float" office:value="0.005636" calcext:value-type="float">
            <text:p>0,005636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0.916111" calcext:value-type="float">
            <text:p>0,916111</text:p>
          </table:table-cell>
          <table:table-cell office:value-type="float" office:value="0.898992" calcext:value-type="float">
            <text:p>0,898992</text:p>
          </table:table-cell>
          <table:table-cell office:value-type="float" office:value="0.933054" calcext:value-type="float">
            <text:p>0,933054</text:p>
          </table:table-cell>
          <table:table-cell office:value-type="float" office:value="0.005474" calcext:value-type="float">
            <text:p>0,005474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0.94672" calcext:value-type="float">
            <text:p>0,94672</text:p>
          </table:table-cell>
          <table:table-cell office:value-type="float" office:value="0.926563" calcext:value-type="float">
            <text:p>0,926563</text:p>
          </table:table-cell>
          <table:table-cell office:value-type="float" office:value="0.96525" calcext:value-type="float">
            <text:p>0,96525</text:p>
          </table:table-cell>
          <table:table-cell office:value-type="float" office:value="0.005822" calcext:value-type="float">
            <text:p>0,005822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0.972254" calcext:value-type="float">
            <text:p>0,972254</text:p>
          </table:table-cell>
          <table:table-cell office:value-type="float" office:value="0.955972" calcext:value-type="float">
            <text:p>0,955972</text:p>
          </table:table-cell>
          <table:table-cell office:value-type="float" office:value="1.929347" calcext:value-type="float">
            <text:p>1,929347</text:p>
          </table:table-cell>
          <table:table-cell office:value-type="float" office:value="0.043156" calcext:value-type="float">
            <text:p>0,043156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0.99225" calcext:value-type="float">
            <text:p>0,99225</text:p>
          </table:table-cell>
          <table:table-cell office:value-type="float" office:value="0.981113" calcext:value-type="float">
            <text:p>0,981113</text:p>
          </table:table-cell>
          <table:table-cell office:value-type="float" office:value="1.350209" calcext:value-type="float">
            <text:p>1,350209</text:p>
          </table:table-cell>
          <table:table-cell office:value-type="float" office:value="0.016772" calcext:value-type="float">
            <text:p>0,01677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1.004218" calcext:value-type="float">
            <text:p>1,004218</text:p>
          </table:table-cell>
          <table:table-cell office:value-type="float" office:value="0.957587" calcext:value-type="float">
            <text:p>0,957587</text:p>
          </table:table-cell>
          <table:table-cell office:value-type="float" office:value="1.986916" calcext:value-type="float">
            <text:p>1,986916</text:p>
          </table:table-cell>
          <table:table-cell office:value-type="float" office:value="0.044369" calcext:value-type="float">
            <text:p>0,04436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1.012064" calcext:value-type="float">
            <text:p>1,012064</text:p>
          </table:table-cell>
          <table:table-cell office:value-type="float" office:value="0.998275" calcext:value-type="float">
            <text:p>0,998275</text:p>
          </table:table-cell>
          <table:table-cell office:value-type="float" office:value="1.861491" calcext:value-type="float">
            <text:p>1,861491</text:p>
          </table:table-cell>
          <table:table-cell office:value-type="float" office:value="0.038381" calcext:value-type="float">
            <text:p>0,03838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1.034202" calcext:value-type="float">
            <text:p>1,034202</text:p>
          </table:table-cell>
          <table:table-cell office:value-type="float" office:value="1.016356" calcext:value-type="float">
            <text:p>1,016356</text:p>
          </table:table-cell>
          <table:table-cell office:value-type="float" office:value="1.9916" calcext:value-type="float">
            <text:p>1,9916</text:p>
          </table:table-cell>
          <table:table-cell office:value-type="float" office:value="0.043206" calcext:value-type="float">
            <text:p>0,043206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.053067" calcext:value-type="float">
            <text:p>1,053067</text:p>
          </table:table-cell>
          <table:table-cell office:value-type="float" office:value="1.03886" calcext:value-type="float">
            <text:p>1,03886</text:p>
          </table:table-cell>
          <table:table-cell office:value-type="float" office:value="1.06795" calcext:value-type="float">
            <text:p>1,06795</text:p>
          </table:table-cell>
          <table:table-cell office:value-type="float" office:value="0.005319" calcext:value-type="float">
            <text:p>0,005319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1.099342" calcext:value-type="float">
            <text:p>1,099342</text:p>
          </table:table-cell>
          <table:table-cell office:value-type="float" office:value="1.028587" calcext:value-type="float">
            <text:p>1,028587</text:p>
          </table:table-cell>
          <table:table-cell office:value-type="float" office:value="1.119298" calcext:value-type="float">
            <text:p>1,119298</text:p>
          </table:table-cell>
          <table:table-cell office:value-type="float" office:value="0.008751" calcext:value-type="float">
            <text:p>0,008751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.163339" calcext:value-type="float">
            <text:p>1,163339</text:p>
          </table:table-cell>
          <table:table-cell office:value-type="float" office:value="1.145981" calcext:value-type="float">
            <text:p>1,145981</text:p>
          </table:table-cell>
          <table:table-cell office:value-type="float" office:value="1.191579" calcext:value-type="float">
            <text:p>1,191579</text:p>
          </table:table-cell>
          <table:table-cell office:value-type="float" office:value="0.006487" calcext:value-type="float">
            <text:p>0,006487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1.157912" calcext:value-type="float">
            <text:p>1,157912</text:p>
          </table:table-cell>
          <table:table-cell office:value-type="float" office:value="1.135227" calcext:value-type="float">
            <text:p>1,135227</text:p>
          </table:table-cell>
          <table:table-cell office:value-type="float" office:value="2.061009" calcext:value-type="float">
            <text:p>2,061009</text:p>
          </table:table-cell>
          <table:table-cell office:value-type="float" office:value="0.041103" calcext:value-type="float">
            <text:p>0,041103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1.145603" calcext:value-type="float">
            <text:p>1,145603</text:p>
          </table:table-cell>
          <table:table-cell office:value-type="float" office:value="1.118434" calcext:value-type="float">
            <text:p>1,118434</text:p>
          </table:table-cell>
          <table:table-cell office:value-type="float" office:value="1.993767" calcext:value-type="float">
            <text:p>1,993767</text:p>
          </table:table-cell>
          <table:table-cell office:value-type="float" office:value="0.038916" calcext:value-type="float">
            <text:p>0,038916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.150464" calcext:value-type="float">
            <text:p>1,150464</text:p>
          </table:table-cell>
          <table:table-cell office:value-type="float" office:value="1.122735" calcext:value-type="float">
            <text:p>1,122735</text:p>
          </table:table-cell>
          <table:table-cell office:value-type="float" office:value="2.079603" calcext:value-type="float">
            <text:p>2,079603</text:p>
          </table:table-cell>
          <table:table-cell office:value-type="float" office:value="0.042501" calcext:value-type="float">
            <text:p>0,04250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1.164513" calcext:value-type="float">
            <text:p>1,164513</text:p>
          </table:table-cell>
          <table:table-cell office:value-type="float" office:value="1.052434" calcext:value-type="float">
            <text:p>1,052434</text:p>
          </table:table-cell>
          <table:table-cell office:value-type="float" office:value="1.96656" calcext:value-type="float">
            <text:p>1,96656</text:p>
          </table:table-cell>
          <table:table-cell office:value-type="float" office:value="0.037749" calcext:value-type="float">
            <text:p>0,03774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1.165968" calcext:value-type="float">
            <text:p>1,165968</text:p>
          </table:table-cell>
          <table:table-cell office:value-type="float" office:value="1.13491" calcext:value-type="float">
            <text:p>1,13491</text:p>
          </table:table-cell>
          <table:table-cell office:value-type="float" office:value="1.3278" calcext:value-type="float">
            <text:p>1,3278</text:p>
          </table:table-cell>
          <table:table-cell office:value-type="float" office:value="0.013011" calcext:value-type="float">
            <text:p>0,01301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1.153355" calcext:value-type="float">
            <text:p>1,153355</text:p>
          </table:table-cell>
          <table:table-cell office:value-type="float" office:value="1.073411" calcext:value-type="float">
            <text:p>1,073411</text:p>
          </table:table-cell>
          <table:table-cell office:value-type="float" office:value="1.195602" calcext:value-type="float">
            <text:p>1,195602</text:p>
          </table:table-cell>
          <table:table-cell office:value-type="float" office:value="0.011709" calcext:value-type="float">
            <text:p>0,011709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1.192407" calcext:value-type="float">
            <text:p>1,192407</text:p>
          </table:table-cell>
          <table:table-cell office:value-type="float" office:value="1.156715" calcext:value-type="float">
            <text:p>1,156715</text:p>
          </table:table-cell>
          <table:table-cell office:value-type="float" office:value="1.242687" calcext:value-type="float">
            <text:p>1,242687</text:p>
          </table:table-cell>
          <table:table-cell office:value-type="float" office:value="0.0143" calcext:value-type="float">
            <text:p>0,0143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.247343" calcext:value-type="float">
            <text:p>1,247343</text:p>
          </table:table-cell>
          <table:table-cell office:value-type="float" office:value="1.201176" calcext:value-type="float">
            <text:p>1,201176</text:p>
          </table:table-cell>
          <table:table-cell office:value-type="float" office:value="1.302238" calcext:value-type="float">
            <text:p>1,302238</text:p>
          </table:table-cell>
          <table:table-cell office:value-type="float" office:value="0.015867" calcext:value-type="float">
            <text:p>0,015867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1.242503" calcext:value-type="float">
            <text:p>1,242503</text:p>
          </table:table-cell>
          <table:table-cell office:value-type="float" office:value="1.201637" calcext:value-type="float">
            <text:p>1,201637</text:p>
          </table:table-cell>
          <table:table-cell office:value-type="float" office:value="1.282765" calcext:value-type="float">
            <text:p>1,282765</text:p>
          </table:table-cell>
          <table:table-cell office:value-type="float" office:value="0.01444" calcext:value-type="float">
            <text:p>0,0144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1.136557" calcext:value-type="float">
            <text:p>1,136557</text:p>
          </table:table-cell>
          <table:table-cell office:value-type="float" office:value="1.099711" calcext:value-type="float">
            <text:p>1,099711</text:p>
          </table:table-cell>
          <table:table-cell office:value-type="float" office:value="1.179492" calcext:value-type="float">
            <text:p>1,179492</text:p>
          </table:table-cell>
          <table:table-cell office:value-type="float" office:value="0.013438" calcext:value-type="float">
            <text:p>0,013438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1.151507" calcext:value-type="float">
            <text:p>1,151507</text:p>
          </table:table-cell>
          <table:table-cell office:value-type="float" office:value="1.114566" calcext:value-type="float">
            <text:p>1,114566</text:p>
          </table:table-cell>
          <table:table-cell office:value-type="float" office:value="1.190402" calcext:value-type="float">
            <text:p>1,190402</text:p>
          </table:table-cell>
          <table:table-cell office:value-type="float" office:value="0.013342" calcext:value-type="float">
            <text:p>0,013342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1.172681" calcext:value-type="float">
            <text:p>1,172681</text:p>
          </table:table-cell>
          <table:table-cell office:value-type="float" office:value="1.139117" calcext:value-type="float">
            <text:p>1,139117</text:p>
          </table:table-cell>
          <table:table-cell office:value-type="float" office:value="1.907228" calcext:value-type="float">
            <text:p>1,907228</text:p>
          </table:table-cell>
          <table:table-cell office:value-type="float" office:value="0.035105" calcext:value-type="float">
            <text:p>0,035105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1.236345" calcext:value-type="float">
            <text:p>1,236345</text:p>
          </table:table-cell>
          <table:table-cell office:value-type="float" office:value="1.199425" calcext:value-type="float">
            <text:p>1,199425</text:p>
          </table:table-cell>
          <table:table-cell office:value-type="float" office:value="2.513112" calcext:value-type="float">
            <text:p>2,513112</text:p>
          </table:table-cell>
          <table:table-cell office:value-type="float" office:value="0.059217" calcext:value-type="float">
            <text:p>0,05921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1.378226" calcext:value-type="float">
            <text:p>1,378226</text:p>
          </table:table-cell>
          <table:table-cell office:value-type="float" office:value="1.334148" calcext:value-type="float">
            <text:p>1,334148</text:p>
          </table:table-cell>
          <table:table-cell office:value-type="float" office:value="1.461511" calcext:value-type="float">
            <text:p>1,461511</text:p>
          </table:table-cell>
          <table:table-cell office:value-type="float" office:value="0.015058" calcext:value-type="float">
            <text:p>0,015058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1.519837" calcext:value-type="float">
            <text:p>1,519837</text:p>
          </table:table-cell>
          <table:table-cell office:value-type="float" office:value="1.441679" calcext:value-type="float">
            <text:p>1,441679</text:p>
          </table:table-cell>
          <table:table-cell office:value-type="float" office:value="2.474023" calcext:value-type="float">
            <text:p>2,474023</text:p>
          </table:table-cell>
          <table:table-cell office:value-type="float" office:value="0.04495" calcext:value-type="float">
            <text:p>0,04495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1.47416" calcext:value-type="float">
            <text:p>1,47416</text:p>
          </table:table-cell>
          <table:table-cell office:value-type="float" office:value="1.28505" calcext:value-type="float">
            <text:p>1,28505</text:p>
          </table:table-cell>
          <table:table-cell office:value-type="float" office:value="2.357254" calcext:value-type="float">
            <text:p>2,357254</text:p>
          </table:table-cell>
          <table:table-cell office:value-type="float" office:value="0.043395" calcext:value-type="float">
            <text:p>0,043395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1.493308" calcext:value-type="float">
            <text:p>1,493308</text:p>
          </table:table-cell>
          <table:table-cell office:value-type="float" office:value="1.434112" calcext:value-type="float">
            <text:p>1,434112</text:p>
          </table:table-cell>
          <table:table-cell office:value-type="float" office:value="1.549404" calcext:value-type="float">
            <text:p>1,549404</text:p>
          </table:table-cell>
          <table:table-cell office:value-type="float" office:value="0.016701" calcext:value-type="float">
            <text:p>0,016701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.464961" calcext:value-type="float">
            <text:p>1,464961</text:p>
          </table:table-cell>
          <table:table-cell office:value-type="float" office:value="1.414002" calcext:value-type="float">
            <text:p>1,414002</text:p>
          </table:table-cell>
          <table:table-cell office:value-type="float" office:value="2.269634" calcext:value-type="float">
            <text:p>2,269634</text:p>
          </table:table-cell>
          <table:table-cell office:value-type="float" office:value="0.040877" calcext:value-type="float">
            <text:p>0,04087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1.500548" calcext:value-type="float">
            <text:p>1,500548</text:p>
          </table:table-cell>
          <table:table-cell office:value-type="float" office:value="1.446954" calcext:value-type="float">
            <text:p>1,446954</text:p>
          </table:table-cell>
          <table:table-cell office:value-type="float" office:value="2.423106" calcext:value-type="float">
            <text:p>2,423106</text:p>
          </table:table-cell>
          <table:table-cell office:value-type="float" office:value="0.045756" calcext:value-type="float">
            <text:p>0,045756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1.544004" calcext:value-type="float">
            <text:p>1,544004</text:p>
          </table:table-cell>
          <table:table-cell office:value-type="float" office:value="1.484923" calcext:value-type="float">
            <text:p>1,484923</text:p>
          </table:table-cell>
          <table:table-cell office:value-type="float" office:value="1.607109" calcext:value-type="float">
            <text:p>1,607109</text:p>
          </table:table-cell>
          <table:table-cell office:value-type="float" office:value="0.021428" calcext:value-type="float">
            <text:p>0,021428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1.552503" calcext:value-type="float">
            <text:p>1,552503</text:p>
          </table:table-cell>
          <table:table-cell office:value-type="float" office:value="1.496962" calcext:value-type="float">
            <text:p>1,496962</text:p>
          </table:table-cell>
          <table:table-cell office:value-type="float" office:value="2.338236" calcext:value-type="float">
            <text:p>2,338236</text:p>
          </table:table-cell>
          <table:table-cell office:value-type="float" office:value="0.040039" calcext:value-type="float">
            <text:p>0,04003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1.585243" calcext:value-type="float">
            <text:p>1,585243</text:p>
          </table:table-cell>
          <table:table-cell office:value-type="float" office:value="1.478805" calcext:value-type="float">
            <text:p>1,478805</text:p>
          </table:table-cell>
          <table:table-cell office:value-type="float" office:value="1.665992" calcext:value-type="float">
            <text:p>1,665992</text:p>
          </table:table-cell>
          <table:table-cell office:value-type="float" office:value="0.027828" calcext:value-type="float">
            <text:p>0,027828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1.662927" calcext:value-type="float">
            <text:p>1,662927</text:p>
          </table:table-cell>
          <table:table-cell office:value-type="float" office:value="1.578985" calcext:value-type="float">
            <text:p>1,578985</text:p>
          </table:table-cell>
          <table:table-cell office:value-type="float" office:value="1.749766" calcext:value-type="float">
            <text:p>1,749766</text:p>
          </table:table-cell>
          <table:table-cell office:value-type="float" office:value="0.028562" calcext:value-type="float">
            <text:p>0,02856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1.662414" calcext:value-type="float">
            <text:p>1,662414</text:p>
          </table:table-cell>
          <table:table-cell office:value-type="float" office:value="1.367393" calcext:value-type="float">
            <text:p>1,367393</text:p>
          </table:table-cell>
          <table:table-cell office:value-type="float" office:value="3.166157" calcext:value-type="float">
            <text:p>3,166157</text:p>
          </table:table-cell>
          <table:table-cell office:value-type="float" office:value="0.074542" calcext:value-type="float">
            <text:p>0,074542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1.504668" calcext:value-type="float">
            <text:p>1,504668</text:p>
          </table:table-cell>
          <table:table-cell office:value-type="float" office:value="1.353619" calcext:value-type="float">
            <text:p>1,353619</text:p>
          </table:table-cell>
          <table:table-cell office:value-type="float" office:value="1.582195" calcext:value-type="float">
            <text:p>1,582195</text:p>
          </table:table-cell>
          <table:table-cell office:value-type="float" office:value="0.027186" calcext:value-type="float">
            <text:p>0,027186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.327209" calcext:value-type="float">
            <text:p>1,327209</text:p>
          </table:table-cell>
          <table:table-cell office:value-type="float" office:value="1.281334" calcext:value-type="float">
            <text:p>1,281334</text:p>
          </table:table-cell>
          <table:table-cell office:value-type="float" office:value="2.164173" calcext:value-type="float">
            <text:p>2,164173</text:p>
          </table:table-cell>
          <table:table-cell office:value-type="float" office:value="0.041016" calcext:value-type="float">
            <text:p>0,041016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1.205821" calcext:value-type="float">
            <text:p>1,205821</text:p>
          </table:table-cell>
          <table:table-cell office:value-type="float" office:value="1.172077" calcext:value-type="float">
            <text:p>1,172077</text:p>
          </table:table-cell>
          <table:table-cell office:value-type="float" office:value="2.149377" calcext:value-type="float">
            <text:p>2,149377</text:p>
          </table:table-cell>
          <table:table-cell office:value-type="float" office:value="0.044019" calcext:value-type="float">
            <text:p>0,04401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.148765" calcext:value-type="float">
            <text:p>1,148765</text:p>
          </table:table-cell>
          <table:table-cell office:value-type="float" office:value="1.125405" calcext:value-type="float">
            <text:p>1,125405</text:p>
          </table:table-cell>
          <table:table-cell office:value-type="float" office:value="1.963854" calcext:value-type="float">
            <text:p>1,963854</text:p>
          </table:table-cell>
          <table:table-cell office:value-type="float" office:value="0.037502" calcext:value-type="float">
            <text:p>0,03750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.265253" calcext:value-type="float">
            <text:p>1,265253</text:p>
          </table:table-cell>
          <table:table-cell office:value-type="float" office:value="1.226573" calcext:value-type="float">
            <text:p>1,226573</text:p>
          </table:table-cell>
          <table:table-cell office:value-type="float" office:value="2.363544" calcext:value-type="float">
            <text:p>2,363544</text:p>
          </table:table-cell>
          <table:table-cell office:value-type="float" office:value="0.051365" calcext:value-type="float">
            <text:p>0,051365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.512156" calcext:value-type="float">
            <text:p>1,512156</text:p>
          </table:table-cell>
          <table:table-cell office:value-type="float" office:value="1.453329" calcext:value-type="float">
            <text:p>1,453329</text:p>
          </table:table-cell>
          <table:table-cell office:value-type="float" office:value="1.807449" calcext:value-type="float">
            <text:p>1,807449</text:p>
          </table:table-cell>
          <table:table-cell office:value-type="float" office:value="0.025117" calcext:value-type="float">
            <text:p>0,02511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.796569" calcext:value-type="float">
            <text:p>1,796569</text:p>
          </table:table-cell>
          <table:table-cell office:value-type="float" office:value="1.556352" calcext:value-type="float">
            <text:p>1,556352</text:p>
          </table:table-cell>
          <table:table-cell office:value-type="float" office:value="3.29761" calcext:value-type="float">
            <text:p>3,29761</text:p>
          </table:table-cell>
          <table:table-cell office:value-type="float" office:value="0.076606" calcext:value-type="float">
            <text:p>0,076606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.973365" calcext:value-type="float">
            <text:p>1,973365</text:p>
          </table:table-cell>
          <table:table-cell office:value-type="float" office:value="1.549423" calcext:value-type="float">
            <text:p>1,549423</text:p>
          </table:table-cell>
          <table:table-cell office:value-type="float" office:value="3.527288" calcext:value-type="float">
            <text:p>3,527288</text:p>
          </table:table-cell>
          <table:table-cell office:value-type="float" office:value="0.093088" calcext:value-type="float">
            <text:p>0,093088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HYBRID BARRIER time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0057" calcext:value-type="float">
            <text:p>0,10057</text:p>
          </table:table-cell>
          <table:table-cell office:value-type="float" office:value="0.100134" calcext:value-type="float">
            <text:p>0,100134</text:p>
          </table:table-cell>
          <table:table-cell office:value-type="float" office:value="0.130828" calcext:value-type="float">
            <text:p>0,130828</text:p>
          </table:table-cell>
          <table:table-cell office:value-type="float" office:value="0.001408" calcext:value-type="float">
            <text:p>0,001408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66601" calcext:value-type="float">
            <text:p>0,166601</text:p>
          </table:table-cell>
          <table:table-cell office:value-type="float" office:value="0.150993" calcext:value-type="float">
            <text:p>0,150993</text:p>
          </table:table-cell>
          <table:table-cell office:value-type="float" office:value="0.241917" calcext:value-type="float">
            <text:p>0,241917</text:p>
          </table:table-cell>
          <table:table-cell office:value-type="float" office:value="0.003733" calcext:value-type="float">
            <text:p>0,003733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233578" calcext:value-type="float">
            <text:p>0,233578</text:p>
          </table:table-cell>
          <table:table-cell office:value-type="float" office:value="0.204173" calcext:value-type="float">
            <text:p>0,204173</text:p>
          </table:table-cell>
          <table:table-cell office:value-type="float" office:value="0.535146" calcext:value-type="float">
            <text:p>0,535146</text:p>
          </table:table-cell>
          <table:table-cell office:value-type="float" office:value="0.01438" calcext:value-type="float">
            <text:p>0,01438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234493" calcext:value-type="float">
            <text:p>0,234493</text:p>
          </table:table-cell>
          <table:table-cell office:value-type="float" office:value="0.217564" calcext:value-type="float">
            <text:p>0,217564</text:p>
          </table:table-cell>
          <table:table-cell office:value-type="float" office:value="0.24747" calcext:value-type="float">
            <text:p>0,24747</text:p>
          </table:table-cell>
          <table:table-cell office:value-type="float" office:value="0.002371" calcext:value-type="float">
            <text:p>0,002371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405226" calcext:value-type="float">
            <text:p>0,405226</text:p>
          </table:table-cell>
          <table:table-cell office:value-type="float" office:value="0.38925" calcext:value-type="float">
            <text:p>0,38925</text:p>
          </table:table-cell>
          <table:table-cell office:value-type="float" office:value="0.748032" calcext:value-type="float">
            <text:p>0,748032</text:p>
          </table:table-cell>
          <table:table-cell office:value-type="float" office:value="0.015983" calcext:value-type="float">
            <text:p>0,015983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439203" calcext:value-type="float">
            <text:p>0,439203</text:p>
          </table:table-cell>
          <table:table-cell office:value-type="float" office:value="0.426897" calcext:value-type="float">
            <text:p>0,426897</text:p>
          </table:table-cell>
          <table:table-cell office:value-type="float" office:value="0.939018" calcext:value-type="float">
            <text:p>0,939018</text:p>
          </table:table-cell>
          <table:table-cell office:value-type="float" office:value="0.022599" calcext:value-type="float">
            <text:p>0,02259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489798" calcext:value-type="float">
            <text:p>0,489798</text:p>
          </table:table-cell>
          <table:table-cell office:value-type="float" office:value="0.48" calcext:value-type="float">
            <text:p>0,48</text:p>
          </table:table-cell>
          <table:table-cell office:value-type="float" office:value="0.533115" calcext:value-type="float">
            <text:p>0,533115</text:p>
          </table:table-cell>
          <table:table-cell office:value-type="float" office:value="0.004767" calcext:value-type="float">
            <text:p>0,004767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443494" calcext:value-type="float">
            <text:p>0,443494</text:p>
          </table:table-cell>
          <table:table-cell office:value-type="float" office:value="0.431279" calcext:value-type="float">
            <text:p>0,431279</text:p>
          </table:table-cell>
          <table:table-cell office:value-type="float" office:value="1.091582" calcext:value-type="float">
            <text:p>1,091582</text:p>
          </table:table-cell>
          <table:table-cell office:value-type="float" office:value="0.029381" calcext:value-type="float">
            <text:p>0,02938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596921" calcext:value-type="float">
            <text:p>0,596921</text:p>
          </table:table-cell>
          <table:table-cell office:value-type="float" office:value="0.581578" calcext:value-type="float">
            <text:p>0,581578</text:p>
          </table:table-cell>
          <table:table-cell office:value-type="float" office:value="0.653214" calcext:value-type="float">
            <text:p>0,653214</text:p>
          </table:table-cell>
          <table:table-cell office:value-type="float" office:value="0.005248" calcext:value-type="float">
            <text:p>0,00524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589536" calcext:value-type="float">
            <text:p>0,589536</text:p>
          </table:table-cell>
          <table:table-cell office:value-type="float" office:value="0.567949" calcext:value-type="float">
            <text:p>0,567949</text:p>
          </table:table-cell>
          <table:table-cell office:value-type="float" office:value="1.065777" calcext:value-type="float">
            <text:p>1,065777</text:p>
          </table:table-cell>
          <table:table-cell office:value-type="float" office:value="0.02336" calcext:value-type="float">
            <text:p>0,02336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671165" calcext:value-type="float">
            <text:p>0,671165</text:p>
          </table:table-cell>
          <table:table-cell office:value-type="float" office:value="0.663462" calcext:value-type="float">
            <text:p>0,663462</text:p>
          </table:table-cell>
          <table:table-cell office:value-type="float" office:value="0.723821" calcext:value-type="float">
            <text:p>0,723821</text:p>
          </table:table-cell>
          <table:table-cell office:value-type="float" office:value="0.004629" calcext:value-type="float">
            <text:p>0,004629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583679" calcext:value-type="float">
            <text:p>0,583679</text:p>
          </table:table-cell>
          <table:table-cell office:value-type="float" office:value="0.573826" calcext:value-type="float">
            <text:p>0,573826</text:p>
          </table:table-cell>
          <table:table-cell office:value-type="float" office:value="0.652597" calcext:value-type="float">
            <text:p>0,652597</text:p>
          </table:table-cell>
          <table:table-cell office:value-type="float" office:value="0.004486" calcext:value-type="float">
            <text:p>0,004486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.711882" calcext:value-type="float">
            <text:p>0,711882</text:p>
          </table:table-cell>
          <table:table-cell office:value-type="float" office:value="0.703026" calcext:value-type="float">
            <text:p>0,703026</text:p>
          </table:table-cell>
          <table:table-cell office:value-type="float" office:value="0.796417" calcext:value-type="float">
            <text:p>0,796417</text:p>
          </table:table-cell>
          <table:table-cell office:value-type="float" office:value="0.004517" calcext:value-type="float">
            <text:p>0,00451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.675601" calcext:value-type="float">
            <text:p>0,675601</text:p>
          </table:table-cell>
          <table:table-cell office:value-type="float" office:value="0.666183" calcext:value-type="float">
            <text:p>0,666183</text:p>
          </table:table-cell>
          <table:table-cell office:value-type="float" office:value="0.717372" calcext:value-type="float">
            <text:p>0,717372</text:p>
          </table:table-cell>
          <table:table-cell office:value-type="float" office:value="0.003711" calcext:value-type="float">
            <text:p>0,003711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.724855" calcext:value-type="float">
            <text:p>0,724855</text:p>
          </table:table-cell>
          <table:table-cell office:value-type="float" office:value="0.718175" calcext:value-type="float">
            <text:p>0,718175</text:p>
          </table:table-cell>
          <table:table-cell office:value-type="float" office:value="0.755675" calcext:value-type="float">
            <text:p>0,755675</text:p>
          </table:table-cell>
          <table:table-cell office:value-type="float" office:value="0.002809" calcext:value-type="float">
            <text:p>0,002809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.721822" calcext:value-type="float">
            <text:p>0,721822</text:p>
          </table:table-cell>
          <table:table-cell office:value-type="float" office:value="0.703167" calcext:value-type="float">
            <text:p>0,703167</text:p>
          </table:table-cell>
          <table:table-cell office:value-type="float" office:value="0.888602" calcext:value-type="float">
            <text:p>0,888602</text:p>
          </table:table-cell>
          <table:table-cell office:value-type="float" office:value="0.010128" calcext:value-type="float">
            <text:p>0,010128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0.864078" calcext:value-type="float">
            <text:p>0,864078</text:p>
          </table:table-cell>
          <table:table-cell office:value-type="float" office:value="0.847032" calcext:value-type="float">
            <text:p>0,847032</text:p>
          </table:table-cell>
          <table:table-cell office:value-type="float" office:value="1.0165" calcext:value-type="float">
            <text:p>1,0165</text:p>
          </table:table-cell>
          <table:table-cell office:value-type="float" office:value="0.009974" calcext:value-type="float">
            <text:p>0,009974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0.860262" calcext:value-type="float">
            <text:p>0,860262</text:p>
          </table:table-cell>
          <table:table-cell office:value-type="float" office:value="0.838344" calcext:value-type="float">
            <text:p>0,838344</text:p>
          </table:table-cell>
          <table:table-cell office:value-type="float" office:value="1.022554" calcext:value-type="float">
            <text:p>1,022554</text:p>
          </table:table-cell>
          <table:table-cell office:value-type="float" office:value="0.010835" calcext:value-type="float">
            <text:p>0,010835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0.926218" calcext:value-type="float">
            <text:p>0,926218</text:p>
          </table:table-cell>
          <table:table-cell office:value-type="float" office:value="0.900137" calcext:value-type="float">
            <text:p>0,900137</text:p>
          </table:table-cell>
          <table:table-cell office:value-type="float" office:value="2.409299" calcext:value-type="float">
            <text:p>2,409299</text:p>
          </table:table-cell>
          <table:table-cell office:value-type="float" office:value="0.066837" calcext:value-type="float">
            <text:p>0,06683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.821444" calcext:value-type="float">
            <text:p>0,821444</text:p>
          </table:table-cell>
          <table:table-cell office:value-type="float" office:value="0.797188" calcext:value-type="float">
            <text:p>0,797188</text:p>
          </table:table-cell>
          <table:table-cell office:value-type="float" office:value="0.895157" calcext:value-type="float">
            <text:p>0,895157</text:p>
          </table:table-cell>
          <table:table-cell office:value-type="float" office:value="0.00644" calcext:value-type="float">
            <text:p>0,00644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0.943588" calcext:value-type="float">
            <text:p>0,943588</text:p>
          </table:table-cell>
          <table:table-cell office:value-type="float" office:value="0.92423" calcext:value-type="float">
            <text:p>0,92423</text:p>
          </table:table-cell>
          <table:table-cell office:value-type="float" office:value="1.072941" calcext:value-type="float">
            <text:p>1,072941</text:p>
          </table:table-cell>
          <table:table-cell office:value-type="float" office:value="0.011008" calcext:value-type="float">
            <text:p>0,011008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0.935161" calcext:value-type="float">
            <text:p>0,935161</text:p>
          </table:table-cell>
          <table:table-cell office:value-type="float" office:value="0.913156" calcext:value-type="float">
            <text:p>0,913156</text:p>
          </table:table-cell>
          <table:table-cell office:value-type="float" office:value="1.779711" calcext:value-type="float">
            <text:p>1,779711</text:p>
          </table:table-cell>
          <table:table-cell office:value-type="float" office:value="0.038412" calcext:value-type="float">
            <text:p>0,03841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0.983388" calcext:value-type="float">
            <text:p>0,983388</text:p>
          </table:table-cell>
          <table:table-cell office:value-type="float" office:value="0.954164" calcext:value-type="float">
            <text:p>0,954164</text:p>
          </table:table-cell>
          <table:table-cell office:value-type="float" office:value="1.868965" calcext:value-type="float">
            <text:p>1,868965</text:p>
          </table:table-cell>
          <table:table-cell office:value-type="float" office:value="0.040292" calcext:value-type="float">
            <text:p>0,04029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0.898168" calcext:value-type="float">
            <text:p>0,898168</text:p>
          </table:table-cell>
          <table:table-cell office:value-type="float" office:value="0.861477" calcext:value-type="float">
            <text:p>0,861477</text:p>
          </table:table-cell>
          <table:table-cell office:value-type="float" office:value="1.980241" calcext:value-type="float">
            <text:p>1,980241</text:p>
          </table:table-cell>
          <table:table-cell office:value-type="float" office:value="0.048916" calcext:value-type="float">
            <text:p>0,048916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0.996438" calcext:value-type="float">
            <text:p>0,996438</text:p>
          </table:table-cell>
          <table:table-cell office:value-type="float" office:value="0.962972" calcext:value-type="float">
            <text:p>0,962972</text:p>
          </table:table-cell>
          <table:table-cell office:value-type="float" office:value="1.023652" calcext:value-type="float">
            <text:p>1,023652</text:p>
          </table:table-cell>
          <table:table-cell office:value-type="float" office:value="0.005742" calcext:value-type="float">
            <text:p>0,005742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0.956464" calcext:value-type="float">
            <text:p>0,956464</text:p>
          </table:table-cell>
          <table:table-cell office:value-type="float" office:value="0.931648" calcext:value-type="float">
            <text:p>0,931648</text:p>
          </table:table-cell>
          <table:table-cell office:value-type="float" office:value="1.413595" calcext:value-type="float">
            <text:p>1,413595</text:p>
          </table:table-cell>
          <table:table-cell office:value-type="float" office:value="0.023237" calcext:value-type="float">
            <text:p>0,023237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0.996339" calcext:value-type="float">
            <text:p>0,996339</text:p>
          </table:table-cell>
          <table:table-cell office:value-type="float" office:value="0.966989" calcext:value-type="float">
            <text:p>0,966989</text:p>
          </table:table-cell>
          <table:table-cell office:value-type="float" office:value="1.117614" calcext:value-type="float">
            <text:p>1,117614</text:p>
          </table:table-cell>
          <table:table-cell office:value-type="float" office:value="0.008711" calcext:value-type="float">
            <text:p>0,008711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0.975606" calcext:value-type="float">
            <text:p>0,975606</text:p>
          </table:table-cell>
          <table:table-cell office:value-type="float" office:value="0.928798" calcext:value-type="float">
            <text:p>0,928798</text:p>
          </table:table-cell>
          <table:table-cell office:value-type="float" office:value="1.015322" calcext:value-type="float">
            <text:p>1,015322</text:p>
          </table:table-cell>
          <table:table-cell office:value-type="float" office:value="0.00715" calcext:value-type="float">
            <text:p>0,00715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1.021681" calcext:value-type="float">
            <text:p>1,021681</text:p>
          </table:table-cell>
          <table:table-cell office:value-type="float" office:value="0.993712" calcext:value-type="float">
            <text:p>0,993712</text:p>
          </table:table-cell>
          <table:table-cell office:value-type="float" office:value="1.136454" calcext:value-type="float">
            <text:p>1,136454</text:p>
          </table:table-cell>
          <table:table-cell office:value-type="float" office:value="0.008638" calcext:value-type="float">
            <text:p>0,008638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.00852" calcext:value-type="float">
            <text:p>1,00852</text:p>
          </table:table-cell>
          <table:table-cell office:value-type="float" office:value="0.961349" calcext:value-type="float">
            <text:p>0,961349</text:p>
          </table:table-cell>
          <table:table-cell office:value-type="float" office:value="1.376836" calcext:value-type="float">
            <text:p>1,376836</text:p>
          </table:table-cell>
          <table:table-cell office:value-type="float" office:value="0.020042" calcext:value-type="float">
            <text:p>0,020042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1.02" calcext:value-type="float">
            <text:p>1,02</text:p>
          </table:table-cell>
          <table:table-cell office:value-type="float" office:value="0.981267" calcext:value-type="float">
            <text:p>0,981267</text:p>
          </table:table-cell>
          <table:table-cell office:value-type="float" office:value="1.193903" calcext:value-type="float">
            <text:p>1,193903</text:p>
          </table:table-cell>
          <table:table-cell office:value-type="float" office:value="0.010828" calcext:value-type="float">
            <text:p>0,010828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.025679" calcext:value-type="float">
            <text:p>1,025679</text:p>
          </table:table-cell>
          <table:table-cell office:value-type="float" office:value="0.993516" calcext:value-type="float">
            <text:p>0,993516</text:p>
          </table:table-cell>
          <table:table-cell office:value-type="float" office:value="1.115704" calcext:value-type="float">
            <text:p>1,115704</text:p>
          </table:table-cell>
          <table:table-cell office:value-type="float" office:value="0.017982" calcext:value-type="float">
            <text:p>0,017982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1.235911" calcext:value-type="float">
            <text:p>1,235911</text:p>
          </table:table-cell>
          <table:table-cell office:value-type="float" office:value="1.164489" calcext:value-type="float">
            <text:p>1,164489</text:p>
          </table:table-cell>
          <table:table-cell office:value-type="float" office:value="1.355062" calcext:value-type="float">
            <text:p>1,355062</text:p>
          </table:table-cell>
          <table:table-cell office:value-type="float" office:value="0.042693" calcext:value-type="float">
            <text:p>0,042693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1.215132" calcext:value-type="float">
            <text:p>1,215132</text:p>
          </table:table-cell>
          <table:table-cell office:value-type="float" office:value="1.159286" calcext:value-type="float">
            <text:p>1,159286</text:p>
          </table:table-cell>
          <table:table-cell office:value-type="float" office:value="1.480753" calcext:value-type="float">
            <text:p>1,480753</text:p>
          </table:table-cell>
          <table:table-cell office:value-type="float" office:value="0.036488" calcext:value-type="float">
            <text:p>0,03648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.272687" calcext:value-type="float">
            <text:p>1,272687</text:p>
          </table:table-cell>
          <table:table-cell office:value-type="float" office:value="1.217" calcext:value-type="float">
            <text:p>1,217</text:p>
          </table:table-cell>
          <table:table-cell office:value-type="float" office:value="1.38657" calcext:value-type="float">
            <text:p>1,38657</text:p>
          </table:table-cell>
          <table:table-cell office:value-type="float" office:value="0.029608" calcext:value-type="float">
            <text:p>0,029608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1.107143" calcext:value-type="float">
            <text:p>1,107143</text:p>
          </table:table-cell>
          <table:table-cell office:value-type="float" office:value="1.075426" calcext:value-type="float">
            <text:p>1,075426</text:p>
          </table:table-cell>
          <table:table-cell office:value-type="float" office:value="1.24707" calcext:value-type="float">
            <text:p>1,24707</text:p>
          </table:table-cell>
          <table:table-cell office:value-type="float" office:value="0.013662" calcext:value-type="float">
            <text:p>0,01366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1.302446" calcext:value-type="float">
            <text:p>1,302446</text:p>
          </table:table-cell>
          <table:table-cell office:value-type="float" office:value="1.243324" calcext:value-type="float">
            <text:p>1,243324</text:p>
          </table:table-cell>
          <table:table-cell office:value-type="float" office:value="2.245086" calcext:value-type="float">
            <text:p>2,245086</text:p>
          </table:table-cell>
          <table:table-cell office:value-type="float" office:value="0.054474" calcext:value-type="float">
            <text:p>0,054474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1.275378" calcext:value-type="float">
            <text:p>1,275378</text:p>
          </table:table-cell>
          <table:table-cell office:value-type="float" office:value="1.227188" calcext:value-type="float">
            <text:p>1,227188</text:p>
          </table:table-cell>
          <table:table-cell office:value-type="float" office:value="2.080056" calcext:value-type="float">
            <text:p>2,080056</text:p>
          </table:table-cell>
          <table:table-cell office:value-type="float" office:value="0.046636" calcext:value-type="float">
            <text:p>0,046636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1.339916" calcext:value-type="float">
            <text:p>1,339916</text:p>
          </table:table-cell>
          <table:table-cell office:value-type="float" office:value="1.270523" calcext:value-type="float">
            <text:p>1,270523</text:p>
          </table:table-cell>
          <table:table-cell office:value-type="float" office:value="2.285692" calcext:value-type="float">
            <text:p>2,285692</text:p>
          </table:table-cell>
          <table:table-cell office:value-type="float" office:value="0.054359" calcext:value-type="float">
            <text:p>0,05435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.179493" calcext:value-type="float">
            <text:p>1,179493</text:p>
          </table:table-cell>
          <table:table-cell office:value-type="float" office:value="1.134805" calcext:value-type="float">
            <text:p>1,134805</text:p>
          </table:table-cell>
          <table:table-cell office:value-type="float" office:value="2.073099" calcext:value-type="float">
            <text:p>2,073099</text:p>
          </table:table-cell>
          <table:table-cell office:value-type="float" office:value="0.044302" calcext:value-type="float">
            <text:p>0,04430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1.348538" calcext:value-type="float">
            <text:p>1,348538</text:p>
          </table:table-cell>
          <table:table-cell office:value-type="float" office:value="1.288882" calcext:value-type="float">
            <text:p>1,288882</text:p>
          </table:table-cell>
          <table:table-cell office:value-type="float" office:value="2.250133" calcext:value-type="float">
            <text:p>2,250133</text:p>
          </table:table-cell>
          <table:table-cell office:value-type="float" office:value="0.053001" calcext:value-type="float">
            <text:p>0,05300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1.307836" calcext:value-type="float">
            <text:p>1,307836</text:p>
          </table:table-cell>
          <table:table-cell office:value-type="float" office:value="1.254461" calcext:value-type="float">
            <text:p>1,254461</text:p>
          </table:table-cell>
          <table:table-cell office:value-type="float" office:value="2.213622" calcext:value-type="float">
            <text:p>2,213622</text:p>
          </table:table-cell>
          <table:table-cell office:value-type="float" office:value="0.051831" calcext:value-type="float">
            <text:p>0,05183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1.368577" calcext:value-type="float">
            <text:p>1,368577</text:p>
          </table:table-cell>
          <table:table-cell office:value-type="float" office:value="1.305363" calcext:value-type="float">
            <text:p>1,305363</text:p>
          </table:table-cell>
          <table:table-cell office:value-type="float" office:value="2.345586" calcext:value-type="float">
            <text:p>2,345586</text:p>
          </table:table-cell>
          <table:table-cell office:value-type="float" office:value="0.053196" calcext:value-type="float">
            <text:p>0,053196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1.223432" calcext:value-type="float">
            <text:p>1,223432</text:p>
          </table:table-cell>
          <table:table-cell office:value-type="float" office:value="1.180402" calcext:value-type="float">
            <text:p>1,180402</text:p>
          </table:table-cell>
          <table:table-cell office:value-type="float" office:value="1.362241" calcext:value-type="float">
            <text:p>1,362241</text:p>
          </table:table-cell>
          <table:table-cell office:value-type="float" office:value="0.025448" calcext:value-type="float">
            <text:p>0,025448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1.378424" calcext:value-type="float">
            <text:p>1,378424</text:p>
          </table:table-cell>
          <table:table-cell office:value-type="float" office:value="1.308726" calcext:value-type="float">
            <text:p>1,308726</text:p>
          </table:table-cell>
          <table:table-cell office:value-type="float" office:value="2.225969" calcext:value-type="float">
            <text:p>2,225969</text:p>
          </table:table-cell>
          <table:table-cell office:value-type="float" office:value="0.05048" calcext:value-type="float">
            <text:p>0,05048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1.341489" calcext:value-type="float">
            <text:p>1,341489</text:p>
          </table:table-cell>
          <table:table-cell office:value-type="float" office:value="1.280902" calcext:value-type="float">
            <text:p>1,280902</text:p>
          </table:table-cell>
          <table:table-cell office:value-type="float" office:value="2.277973" calcext:value-type="float">
            <text:p>2,277973</text:p>
          </table:table-cell>
          <table:table-cell office:value-type="float" office:value="0.058024" calcext:value-type="float">
            <text:p>0,058024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1.392341" calcext:value-type="float">
            <text:p>1,392341</text:p>
          </table:table-cell>
          <table:table-cell office:value-type="float" office:value="1.326128" calcext:value-type="float">
            <text:p>1,326128</text:p>
          </table:table-cell>
          <table:table-cell office:value-type="float" office:value="1.58201" calcext:value-type="float">
            <text:p>1,58201</text:p>
          </table:table-cell>
          <table:table-cell office:value-type="float" office:value="0.035336" calcext:value-type="float">
            <text:p>0,035336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1.245995" calcext:value-type="float">
            <text:p>1,245995</text:p>
          </table:table-cell>
          <table:table-cell office:value-type="float" office:value="1.184687" calcext:value-type="float">
            <text:p>1,184687</text:p>
          </table:table-cell>
          <table:table-cell office:value-type="float" office:value="1.636287" calcext:value-type="float">
            <text:p>1,636287</text:p>
          </table:table-cell>
          <table:table-cell office:value-type="float" office:value="0.035906" calcext:value-type="float">
            <text:p>0,035906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1.397613" calcext:value-type="float">
            <text:p>1,397613</text:p>
          </table:table-cell>
          <table:table-cell office:value-type="float" office:value="1.339886" calcext:value-type="float">
            <text:p>1,339886</text:p>
          </table:table-cell>
          <table:table-cell office:value-type="float" office:value="1.637791" calcext:value-type="float">
            <text:p>1,637791</text:p>
          </table:table-cell>
          <table:table-cell office:value-type="float" office:value="0.034855" calcext:value-type="float">
            <text:p>0,034855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.346805" calcext:value-type="float">
            <text:p>1,346805</text:p>
          </table:table-cell>
          <table:table-cell office:value-type="float" office:value="1.280545" calcext:value-type="float">
            <text:p>1,280545</text:p>
          </table:table-cell>
          <table:table-cell office:value-type="float" office:value="1.413103" calcext:value-type="float">
            <text:p>1,413103</text:p>
          </table:table-cell>
          <table:table-cell office:value-type="float" office:value="0.032192" calcext:value-type="float">
            <text:p>0,032192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1.401077" calcext:value-type="float">
            <text:p>1,401077</text:p>
          </table:table-cell>
          <table:table-cell office:value-type="float" office:value="1.327814" calcext:value-type="float">
            <text:p>1,327814</text:p>
          </table:table-cell>
          <table:table-cell office:value-type="float" office:value="1.66927" calcext:value-type="float">
            <text:p>1,66927</text:p>
          </table:table-cell>
          <table:table-cell office:value-type="float" office:value="0.037174" calcext:value-type="float">
            <text:p>0,037174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1.334308" calcext:value-type="float">
            <text:p>1,334308</text:p>
          </table:table-cell>
          <table:table-cell office:value-type="float" office:value="1.266361" calcext:value-type="float">
            <text:p>1,266361</text:p>
          </table:table-cell>
          <table:table-cell office:value-type="float" office:value="1.482536" calcext:value-type="float">
            <text:p>1,482536</text:p>
          </table:table-cell>
          <table:table-cell office:value-type="float" office:value="0.021098" calcext:value-type="float">
            <text:p>0,021098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1.413274" calcext:value-type="float">
            <text:p>1,413274</text:p>
          </table:table-cell>
          <table:table-cell office:value-type="float" office:value="1.337889" calcext:value-type="float">
            <text:p>1,337889</text:p>
          </table:table-cell>
          <table:table-cell office:value-type="float" office:value="1.669945" calcext:value-type="float">
            <text:p>1,669945</text:p>
          </table:table-cell>
          <table:table-cell office:value-type="float" office:value="0.03448" calcext:value-type="float">
            <text:p>0,03448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1.383315" calcext:value-type="float">
            <text:p>1,383315</text:p>
          </table:table-cell>
          <table:table-cell office:value-type="float" office:value="1.306283" calcext:value-type="float">
            <text:p>1,306283</text:p>
          </table:table-cell>
          <table:table-cell office:value-type="float" office:value="2.216115" calcext:value-type="float">
            <text:p>2,216115</text:p>
          </table:table-cell>
          <table:table-cell office:value-type="float" office:value="0.048193" calcext:value-type="float">
            <text:p>0,048193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1.407941" calcext:value-type="float">
            <text:p>1,407941</text:p>
          </table:table-cell>
          <table:table-cell office:value-type="float" office:value="1.348619" calcext:value-type="float">
            <text:p>1,348619</text:p>
          </table:table-cell>
          <table:table-cell office:value-type="float" office:value="2.188963" calcext:value-type="float">
            <text:p>2,188963</text:p>
          </table:table-cell>
          <table:table-cell office:value-type="float" office:value="0.049481" calcext:value-type="float">
            <text:p>0,049481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1.382989" calcext:value-type="float">
            <text:p>1,382989</text:p>
          </table:table-cell>
          <table:table-cell office:value-type="float" office:value="1.342646" calcext:value-type="float">
            <text:p>1,342646</text:p>
          </table:table-cell>
          <table:table-cell office:value-type="float" office:value="1.568583" calcext:value-type="float">
            <text:p>1,568583</text:p>
          </table:table-cell>
          <table:table-cell office:value-type="float" office:value="0.02347" calcext:value-type="float">
            <text:p>0,02347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1.41375" calcext:value-type="float">
            <text:p>1,41375</text:p>
          </table:table-cell>
          <table:table-cell office:value-type="float" office:value="1.339806" calcext:value-type="float">
            <text:p>1,339806</text:p>
          </table:table-cell>
          <table:table-cell office:value-type="float" office:value="2.29079" calcext:value-type="float">
            <text:p>2,29079</text:p>
          </table:table-cell>
          <table:table-cell office:value-type="float" office:value="0.0505" calcext:value-type="float">
            <text:p>0,0505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.404114" calcext:value-type="float">
            <text:p>1,404114</text:p>
          </table:table-cell>
          <table:table-cell office:value-type="float" office:value="1.346693" calcext:value-type="float">
            <text:p>1,346693</text:p>
          </table:table-cell>
          <table:table-cell office:value-type="float" office:value="1.785867" calcext:value-type="float">
            <text:p>1,785867</text:p>
          </table:table-cell>
          <table:table-cell office:value-type="float" office:value="0.03682" calcext:value-type="float">
            <text:p>0,03682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1.417654" calcext:value-type="float">
            <text:p>1,417654</text:p>
          </table:table-cell>
          <table:table-cell office:value-type="float" office:value="1.350697" calcext:value-type="float">
            <text:p>1,350697</text:p>
          </table:table-cell>
          <table:table-cell office:value-type="float" office:value="1.803777" calcext:value-type="float">
            <text:p>1,803777</text:p>
          </table:table-cell>
          <table:table-cell office:value-type="float" office:value="0.03886" calcext:value-type="float">
            <text:p>0,03886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.40934" calcext:value-type="float">
            <text:p>1,40934</text:p>
          </table:table-cell>
          <table:table-cell office:value-type="float" office:value="1.324982" calcext:value-type="float">
            <text:p>1,324982</text:p>
          </table:table-cell>
          <table:table-cell office:value-type="float" office:value="1.777336" calcext:value-type="float">
            <text:p>1,777336</text:p>
          </table:table-cell>
          <table:table-cell office:value-type="float" office:value="0.040049" calcext:value-type="float">
            <text:p>0,040049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.425707" calcext:value-type="float">
            <text:p>1,425707</text:p>
          </table:table-cell>
          <table:table-cell office:value-type="float" office:value="1.342736" calcext:value-type="float">
            <text:p>1,342736</text:p>
          </table:table-cell>
          <table:table-cell office:value-type="float" office:value="1.804902" calcext:value-type="float">
            <text:p>1,804902</text:p>
          </table:table-cell>
          <table:table-cell office:value-type="float" office:value="0.039475" calcext:value-type="float">
            <text:p>0,039475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.420337" calcext:value-type="float">
            <text:p>1,420337</text:p>
          </table:table-cell>
          <table:table-cell office:value-type="float" office:value="1.360884" calcext:value-type="float">
            <text:p>1,360884</text:p>
          </table:table-cell>
          <table:table-cell office:value-type="float" office:value="1.694391" calcext:value-type="float">
            <text:p>1,694391</text:p>
          </table:table-cell>
          <table:table-cell office:value-type="float" office:value="0.037845" calcext:value-type="float">
            <text:p>0,037845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.424422" calcext:value-type="float">
            <text:p>1,424422</text:p>
          </table:table-cell>
          <table:table-cell office:value-type="float" office:value="1.36431" calcext:value-type="float">
            <text:p>1,36431</text:p>
          </table:table-cell>
          <table:table-cell office:value-type="float" office:value="1.649207" calcext:value-type="float">
            <text:p>1,649207</text:p>
          </table:table-cell>
          <table:table-cell office:value-type="float" office:value="0.036579" calcext:value-type="float">
            <text:p>0,036579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.66783" calcext:value-type="float">
            <text:p>1,66783</text:p>
          </table:table-cell>
          <table:table-cell office:value-type="float" office:value="1.379877" calcext:value-type="float">
            <text:p>1,379877</text:p>
          </table:table-cell>
          <table:table-cell office:value-type="float" office:value="2.176779" calcext:value-type="float">
            <text:p>2,176779</text:p>
          </table:table-cell>
          <table:table-cell office:value-type="float" office:value="0.209946" calcext:value-type="float">
            <text:p>0,209946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LINEAR CENTRALIZED REDUCTION time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01992" calcext:value-type="float">
            <text:p>0,101992</text:p>
          </table:table-cell>
          <table:table-cell office:value-type="float" office:value="0.10188" calcext:value-type="float">
            <text:p>0,10188</text:p>
          </table:table-cell>
          <table:table-cell office:value-type="float" office:value="0.106531" calcext:value-type="float">
            <text:p>0,106531</text:p>
          </table:table-cell>
          <table:table-cell office:value-type="float" office:value="0.000448" calcext:value-type="float">
            <text:p>0,000448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214956" calcext:value-type="float">
            <text:p>0,214956</text:p>
          </table:table-cell>
          <table:table-cell office:value-type="float" office:value="0.206549" calcext:value-type="float">
            <text:p>0,206549</text:p>
          </table:table-cell>
          <table:table-cell office:value-type="float" office:value="0.222278" calcext:value-type="float">
            <text:p>0,222278</text:p>
          </table:table-cell>
          <table:table-cell office:value-type="float" office:value="0.003551" calcext:value-type="float">
            <text:p>0,003551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270822" calcext:value-type="float">
            <text:p>0,270822</text:p>
          </table:table-cell>
          <table:table-cell office:value-type="float" office:value="0.252147" calcext:value-type="float">
            <text:p>0,252147</text:p>
          </table:table-cell>
          <table:table-cell office:value-type="float" office:value="0.279333" calcext:value-type="float">
            <text:p>0,279333</text:p>
          </table:table-cell>
          <table:table-cell office:value-type="float" office:value="0.004428" calcext:value-type="float">
            <text:p>0,00442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281165" calcext:value-type="float">
            <text:p>0,281165</text:p>
          </table:table-cell>
          <table:table-cell office:value-type="float" office:value="0.277145" calcext:value-type="float">
            <text:p>0,277145</text:p>
          </table:table-cell>
          <table:table-cell office:value-type="float" office:value="0.291113" calcext:value-type="float">
            <text:p>0,291113</text:p>
          </table:table-cell>
          <table:table-cell office:value-type="float" office:value="0.002731" calcext:value-type="float">
            <text:p>0,002731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38233" calcext:value-type="float">
            <text:p>0,38233</text:p>
          </table:table-cell>
          <table:table-cell office:value-type="float" office:value="0.35604" calcext:value-type="float">
            <text:p>0,35604</text:p>
          </table:table-cell>
          <table:table-cell office:value-type="float" office:value="0.54233" calcext:value-type="float">
            <text:p>0,54233</text:p>
          </table:table-cell>
          <table:table-cell office:value-type="float" office:value="0.010798" calcext:value-type="float">
            <text:p>0,010798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388583" calcext:value-type="float">
            <text:p>0,388583</text:p>
          </table:table-cell>
          <table:table-cell office:value-type="float" office:value="0.364546" calcext:value-type="float">
            <text:p>0,364546</text:p>
          </table:table-cell>
          <table:table-cell office:value-type="float" office:value="0.45036" calcext:value-type="float">
            <text:p>0,45036</text:p>
          </table:table-cell>
          <table:table-cell office:value-type="float" office:value="0.015517" calcext:value-type="float">
            <text:p>0,015517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616442" calcext:value-type="float">
            <text:p>0,616442</text:p>
          </table:table-cell>
          <table:table-cell office:value-type="float" office:value="0.520137" calcext:value-type="float">
            <text:p>0,520137</text:p>
          </table:table-cell>
          <table:table-cell office:value-type="float" office:value="0.629646" calcext:value-type="float">
            <text:p>0,629646</text:p>
          </table:table-cell>
          <table:table-cell office:value-type="float" office:value="0.005533" calcext:value-type="float">
            <text:p>0,005533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646169" calcext:value-type="float">
            <text:p>0,646169</text:p>
          </table:table-cell>
          <table:table-cell office:value-type="float" office:value="0.630812" calcext:value-type="float">
            <text:p>0,630812</text:p>
          </table:table-cell>
          <table:table-cell office:value-type="float" office:value="0.655638" calcext:value-type="float">
            <text:p>0,655638</text:p>
          </table:table-cell>
          <table:table-cell office:value-type="float" office:value="0.00415" calcext:value-type="float">
            <text:p>0,00415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651034" calcext:value-type="float">
            <text:p>0,651034</text:p>
          </table:table-cell>
          <table:table-cell office:value-type="float" office:value="0.552806" calcext:value-type="float">
            <text:p>0,552806</text:p>
          </table:table-cell>
          <table:table-cell office:value-type="float" office:value="0.685511" calcext:value-type="float">
            <text:p>0,685511</text:p>
          </table:table-cell>
          <table:table-cell office:value-type="float" office:value="0.012921" calcext:value-type="float">
            <text:p>0,012921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676565" calcext:value-type="float">
            <text:p>0,676565</text:p>
          </table:table-cell>
          <table:table-cell office:value-type="float" office:value="0.668251" calcext:value-type="float">
            <text:p>0,668251</text:p>
          </table:table-cell>
          <table:table-cell office:value-type="float" office:value="0.879268" calcext:value-type="float">
            <text:p>0,879268</text:p>
          </table:table-cell>
          <table:table-cell office:value-type="float" office:value="0.009459" calcext:value-type="float">
            <text:p>0,00945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692644" calcext:value-type="float">
            <text:p>0,692644</text:p>
          </table:table-cell>
          <table:table-cell office:value-type="float" office:value="0.685456" calcext:value-type="float">
            <text:p>0,685456</text:p>
          </table:table-cell>
          <table:table-cell office:value-type="float" office:value="0.699095" calcext:value-type="float">
            <text:p>0,699095</text:p>
          </table:table-cell>
          <table:table-cell office:value-type="float" office:value="0.002342" calcext:value-type="float">
            <text:p>0,00234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709645" calcext:value-type="float">
            <text:p>0,709645</text:p>
          </table:table-cell>
          <table:table-cell office:value-type="float" office:value="0.701534" calcext:value-type="float">
            <text:p>0,701534</text:p>
          </table:table-cell>
          <table:table-cell office:value-type="float" office:value="0.722878" calcext:value-type="float">
            <text:p>0,722878</text:p>
          </table:table-cell>
          <table:table-cell office:value-type="float" office:value="0.002972" calcext:value-type="float">
            <text:p>0,002972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.728021" calcext:value-type="float">
            <text:p>0,728021</text:p>
          </table:table-cell>
          <table:table-cell office:value-type="float" office:value="0.719849" calcext:value-type="float">
            <text:p>0,719849</text:p>
          </table:table-cell>
          <table:table-cell office:value-type="float" office:value="0.94474" calcext:value-type="float">
            <text:p>0,94474</text:p>
          </table:table-cell>
          <table:table-cell office:value-type="float" office:value="0.009969" calcext:value-type="float">
            <text:p>0,00996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.745763" calcext:value-type="float">
            <text:p>0,745763</text:p>
          </table:table-cell>
          <table:table-cell office:value-type="float" office:value="0.728581" calcext:value-type="float">
            <text:p>0,728581</text:p>
          </table:table-cell>
          <table:table-cell office:value-type="float" office:value="0.976295" calcext:value-type="float">
            <text:p>0,976295</text:p>
          </table:table-cell>
          <table:table-cell office:value-type="float" office:value="0.01206" calcext:value-type="float">
            <text:p>0,01206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.735894" calcext:value-type="float">
            <text:p>0,735894</text:p>
          </table:table-cell>
          <table:table-cell office:value-type="float" office:value="0.710145" calcext:value-type="float">
            <text:p>0,710145</text:p>
          </table:table-cell>
          <table:table-cell office:value-type="float" office:value="0.984258" calcext:value-type="float">
            <text:p>0,984258</text:p>
          </table:table-cell>
          <table:table-cell office:value-type="float" office:value="0.017692" calcext:value-type="float">
            <text:p>0,01769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.713368" calcext:value-type="float">
            <text:p>0,713368</text:p>
          </table:table-cell>
          <table:table-cell office:value-type="float" office:value="0.702872" calcext:value-type="float">
            <text:p>0,702872</text:p>
          </table:table-cell>
          <table:table-cell office:value-type="float" office:value="0.724468" calcext:value-type="float">
            <text:p>0,724468</text:p>
          </table:table-cell>
          <table:table-cell office:value-type="float" office:value="0.003055" calcext:value-type="float">
            <text:p>0,003055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0.718134" calcext:value-type="float">
            <text:p>0,718134</text:p>
          </table:table-cell>
          <table:table-cell office:value-type="float" office:value="0.70419" calcext:value-type="float">
            <text:p>0,70419</text:p>
          </table:table-cell>
          <table:table-cell office:value-type="float" office:value="0.739028" calcext:value-type="float">
            <text:p>0,739028</text:p>
          </table:table-cell>
          <table:table-cell office:value-type="float" office:value="0.004064" calcext:value-type="float">
            <text:p>0,004064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0.732666" calcext:value-type="float">
            <text:p>0,732666</text:p>
          </table:table-cell>
          <table:table-cell office:value-type="float" office:value="0.701372" calcext:value-type="float">
            <text:p>0,701372</text:p>
          </table:table-cell>
          <table:table-cell office:value-type="float" office:value="0.918207" calcext:value-type="float">
            <text:p>0,918207</text:p>
          </table:table-cell>
          <table:table-cell office:value-type="float" office:value="0.021285" calcext:value-type="float">
            <text:p>0,021285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0.755846" calcext:value-type="float">
            <text:p>0,755846</text:p>
          </table:table-cell>
          <table:table-cell office:value-type="float" office:value="0.743522" calcext:value-type="float">
            <text:p>0,743522</text:p>
          </table:table-cell>
          <table:table-cell office:value-type="float" office:value="0.770356" calcext:value-type="float">
            <text:p>0,770356</text:p>
          </table:table-cell>
          <table:table-cell office:value-type="float" office:value="0.004756" calcext:value-type="float">
            <text:p>0,004756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.786827" calcext:value-type="float">
            <text:p>0,786827</text:p>
          </table:table-cell>
          <table:table-cell office:value-type="float" office:value="0.77261" calcext:value-type="float">
            <text:p>0,77261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017332" calcext:value-type="float">
            <text:p>0,017332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0.782232" calcext:value-type="float">
            <text:p>0,782232</text:p>
          </table:table-cell>
          <table:table-cell office:value-type="float" office:value="0.751858" calcext:value-type="float">
            <text:p>0,751858</text:p>
          </table:table-cell>
          <table:table-cell office:value-type="float" office:value="0.826551" calcext:value-type="float">
            <text:p>0,826551</text:p>
          </table:table-cell>
          <table:table-cell office:value-type="float" office:value="0.012689" calcext:value-type="float">
            <text:p>0,01268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0.827616" calcext:value-type="float">
            <text:p>0,827616</text:p>
          </table:table-cell>
          <table:table-cell office:value-type="float" office:value="0.808669" calcext:value-type="float">
            <text:p>0,808669</text:p>
          </table:table-cell>
          <table:table-cell office:value-type="float" office:value="0.867973" calcext:value-type="float">
            <text:p>0,867973</text:p>
          </table:table-cell>
          <table:table-cell office:value-type="float" office:value="0.006173" calcext:value-type="float">
            <text:p>0,006173</text:p>
          </table:table-cell>
          <table:table-cell office:value-type="float" office:value="14" calcext:value-type="float">
            <text:p>14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0.870029" calcext:value-type="float">
            <text:p>0,870029</text:p>
          </table:table-cell>
          <table:table-cell office:value-type="float" office:value="0.84893" calcext:value-type="float">
            <text:p>0,84893</text:p>
          </table:table-cell>
          <table:table-cell office:value-type="float" office:value="0.938906" calcext:value-type="float">
            <text:p>0,938906</text:p>
          </table:table-cell>
          <table:table-cell office:value-type="float" office:value="0.022013" calcext:value-type="float">
            <text:p>0,022013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0.901291" calcext:value-type="float">
            <text:p>0,901291</text:p>
          </table:table-cell>
          <table:table-cell office:value-type="float" office:value="0.838129" calcext:value-type="float">
            <text:p>0,838129</text:p>
          </table:table-cell>
          <table:table-cell office:value-type="float" office:value="1.074652" calcext:value-type="float">
            <text:p>1,074652</text:p>
          </table:table-cell>
          <table:table-cell office:value-type="float" office:value="0.018623" calcext:value-type="float">
            <text:p>0,018623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0.930374" calcext:value-type="float">
            <text:p>0,930374</text:p>
          </table:table-cell>
          <table:table-cell office:value-type="float" office:value="0.915746" calcext:value-type="float">
            <text:p>0,915746</text:p>
          </table:table-cell>
          <table:table-cell office:value-type="float" office:value="1.238956" calcext:value-type="float">
            <text:p>1,238956</text:p>
          </table:table-cell>
          <table:table-cell office:value-type="float" office:value="0.014669" calcext:value-type="float">
            <text:p>0,01466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0.948727" calcext:value-type="float">
            <text:p>0,948727</text:p>
          </table:table-cell>
          <table:table-cell office:value-type="float" office:value="0.917402" calcext:value-type="float">
            <text:p>0,917402</text:p>
          </table:table-cell>
          <table:table-cell office:value-type="float" office:value="2.041819" calcext:value-type="float">
            <text:p>2,041819</text:p>
          </table:table-cell>
          <table:table-cell office:value-type="float" office:value="0.055194" calcext:value-type="float">
            <text:p>0,05519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0.973373" calcext:value-type="float">
            <text:p>0,973373</text:p>
          </table:table-cell>
          <table:table-cell office:value-type="float" office:value="0.941369" calcext:value-type="float">
            <text:p>0,941369</text:p>
          </table:table-cell>
          <table:table-cell office:value-type="float" office:value="1.329938" calcext:value-type="float">
            <text:p>1,329938</text:p>
          </table:table-cell>
          <table:table-cell office:value-type="float" office:value="0.026161" calcext:value-type="float">
            <text:p>0,02616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1.004008" calcext:value-type="float">
            <text:p>1,004008</text:p>
          </table:table-cell>
          <table:table-cell office:value-type="float" office:value="0.966626" calcext:value-type="float">
            <text:p>0,966626</text:p>
          </table:table-cell>
          <table:table-cell office:value-type="float" office:value="1.326497" calcext:value-type="float">
            <text:p>1,326497</text:p>
          </table:table-cell>
          <table:table-cell office:value-type="float" office:value="0.030463" calcext:value-type="float">
            <text:p>0,030463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1.042184" calcext:value-type="float">
            <text:p>1,042184</text:p>
          </table:table-cell>
          <table:table-cell office:value-type="float" office:value="1.005274" calcext:value-type="float">
            <text:p>1,005274</text:p>
          </table:table-cell>
          <table:table-cell office:value-type="float" office:value="1.4068" calcext:value-type="float">
            <text:p>1,4068</text:p>
          </table:table-cell>
          <table:table-cell office:value-type="float" office:value="0.021749" calcext:value-type="float">
            <text:p>0,02174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.092709" calcext:value-type="float">
            <text:p>1,092709</text:p>
          </table:table-cell>
          <table:table-cell office:value-type="float" office:value="1.073442" calcext:value-type="float">
            <text:p>1,073442</text:p>
          </table:table-cell>
          <table:table-cell office:value-type="float" office:value="1.484726" calcext:value-type="float">
            <text:p>1,484726</text:p>
          </table:table-cell>
          <table:table-cell office:value-type="float" office:value="0.018665" calcext:value-type="float">
            <text:p>0,018665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1.122917" calcext:value-type="float">
            <text:p>1,122917</text:p>
          </table:table-cell>
          <table:table-cell office:value-type="float" office:value="1.096125" calcext:value-type="float">
            <text:p>1,096125</text:p>
          </table:table-cell>
          <table:table-cell office:value-type="float" office:value="1.545015" calcext:value-type="float">
            <text:p>1,545015</text:p>
          </table:table-cell>
          <table:table-cell office:value-type="float" office:value="0.02035" calcext:value-type="float">
            <text:p>0,02035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.14807" calcext:value-type="float">
            <text:p>1,14807</text:p>
          </table:table-cell>
          <table:table-cell office:value-type="float" office:value="1.122852" calcext:value-type="float">
            <text:p>1,122852</text:p>
          </table:table-cell>
          <table:table-cell office:value-type="float" office:value="1.550804" calcext:value-type="float">
            <text:p>1,550804</text:p>
          </table:table-cell>
          <table:table-cell office:value-type="float" office:value="0.019522" calcext:value-type="float">
            <text:p>0,01952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1.179401" calcext:value-type="float">
            <text:p>1,179401</text:p>
          </table:table-cell>
          <table:table-cell office:value-type="float" office:value="1.154977" calcext:value-type="float">
            <text:p>1,154977</text:p>
          </table:table-cell>
          <table:table-cell office:value-type="float" office:value="1.218758" calcext:value-type="float">
            <text:p>1,218758</text:p>
          </table:table-cell>
          <table:table-cell office:value-type="float" office:value="0.015324" calcext:value-type="float">
            <text:p>0,01532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1.183853" calcext:value-type="float">
            <text:p>1,183853</text:p>
          </table:table-cell>
          <table:table-cell office:value-type="float" office:value="1.159617" calcext:value-type="float">
            <text:p>1,159617</text:p>
          </table:table-cell>
          <table:table-cell office:value-type="float" office:value="1.224465" calcext:value-type="float">
            <text:p>1,224465</text:p>
          </table:table-cell>
          <table:table-cell office:value-type="float" office:value="0.006512" calcext:value-type="float">
            <text:p>0,006512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.200796" calcext:value-type="float">
            <text:p>1,200796</text:p>
          </table:table-cell>
          <table:table-cell office:value-type="float" office:value="1.174387" calcext:value-type="float">
            <text:p>1,174387</text:p>
          </table:table-cell>
          <table:table-cell office:value-type="float" office:value="1.226789" calcext:value-type="float">
            <text:p>1,226789</text:p>
          </table:table-cell>
          <table:table-cell office:value-type="float" office:value="0.007635" calcext:value-type="float">
            <text:p>0,007635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1.219485" calcext:value-type="float">
            <text:p>1,219485</text:p>
          </table:table-cell>
          <table:table-cell office:value-type="float" office:value="1.169211" calcext:value-type="float">
            <text:p>1,169211</text:p>
          </table:table-cell>
          <table:table-cell office:value-type="float" office:value="1.611741" calcext:value-type="float">
            <text:p>1,611741</text:p>
          </table:table-cell>
          <table:table-cell office:value-type="float" office:value="0.027755" calcext:value-type="float">
            <text:p>0,027755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1.257811" calcext:value-type="float">
            <text:p>1,257811</text:p>
          </table:table-cell>
          <table:table-cell office:value-type="float" office:value="1.173113" calcext:value-type="float">
            <text:p>1,173113</text:p>
          </table:table-cell>
          <table:table-cell office:value-type="float" office:value="1.799896" calcext:value-type="float">
            <text:p>1,799896</text:p>
          </table:table-cell>
          <table:table-cell office:value-type="float" office:value="0.029627" calcext:value-type="float">
            <text:p>0,02962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1.275761" calcext:value-type="float">
            <text:p>1,275761</text:p>
          </table:table-cell>
          <table:table-cell office:value-type="float" office:value="1.221098" calcext:value-type="float">
            <text:p>1,221098</text:p>
          </table:table-cell>
          <table:table-cell office:value-type="float" office:value="1.760163" calcext:value-type="float">
            <text:p>1,760163</text:p>
          </table:table-cell>
          <table:table-cell office:value-type="float" office:value="0.022839" calcext:value-type="float">
            <text:p>0,02283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1.316346" calcext:value-type="float">
            <text:p>1,316346</text:p>
          </table:table-cell>
          <table:table-cell office:value-type="float" office:value="1.215461" calcext:value-type="float">
            <text:p>1,215461</text:p>
          </table:table-cell>
          <table:table-cell office:value-type="float" office:value="1.788436" calcext:value-type="float">
            <text:p>1,788436</text:p>
          </table:table-cell>
          <table:table-cell office:value-type="float" office:value="0.027946" calcext:value-type="float">
            <text:p>0,027946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.340787" calcext:value-type="float">
            <text:p>1,340787</text:p>
          </table:table-cell>
          <table:table-cell office:value-type="float" office:value="1.320496" calcext:value-type="float">
            <text:p>1,320496</text:p>
          </table:table-cell>
          <table:table-cell office:value-type="float" office:value="1.790342" calcext:value-type="float">
            <text:p>1,790342</text:p>
          </table:table-cell>
          <table:table-cell office:value-type="float" office:value="0.021008" calcext:value-type="float">
            <text:p>0,021008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1.358347" calcext:value-type="float">
            <text:p>1,358347</text:p>
          </table:table-cell>
          <table:table-cell office:value-type="float" office:value="1.321906" calcext:value-type="float">
            <text:p>1,321906</text:p>
          </table:table-cell>
          <table:table-cell office:value-type="float" office:value="1.795252" calcext:value-type="float">
            <text:p>1,795252</text:p>
          </table:table-cell>
          <table:table-cell office:value-type="float" office:value="0.021737" calcext:value-type="float">
            <text:p>0,02173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1.373962" calcext:value-type="float">
            <text:p>1,373962</text:p>
          </table:table-cell>
          <table:table-cell office:value-type="float" office:value="1.347105" calcext:value-type="float">
            <text:p>1,347105</text:p>
          </table:table-cell>
          <table:table-cell office:value-type="float" office:value="1.866838" calcext:value-type="float">
            <text:p>1,866838</text:p>
          </table:table-cell>
          <table:table-cell office:value-type="float" office:value="0.022918" calcext:value-type="float">
            <text:p>0,022918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1.319514" calcext:value-type="float">
            <text:p>1,319514</text:p>
          </table:table-cell>
          <table:table-cell office:value-type="float" office:value="1.229816" calcext:value-type="float">
            <text:p>1,229816</text:p>
          </table:table-cell>
          <table:table-cell office:value-type="float" office:value="1.721408" calcext:value-type="float">
            <text:p>1,721408</text:p>
          </table:table-cell>
          <table:table-cell office:value-type="float" office:value="0.031878" calcext:value-type="float">
            <text:p>0,031878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1.329453" calcext:value-type="float">
            <text:p>1,329453</text:p>
          </table:table-cell>
          <table:table-cell office:value-type="float" office:value="1.285304" calcext:value-type="float">
            <text:p>1,285304</text:p>
          </table:table-cell>
          <table:table-cell office:value-type="float" office:value="1.733197" calcext:value-type="float">
            <text:p>1,733197</text:p>
          </table:table-cell>
          <table:table-cell office:value-type="float" office:value="0.020408" calcext:value-type="float">
            <text:p>0,020408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1.296888" calcext:value-type="float">
            <text:p>1,296888</text:p>
          </table:table-cell>
          <table:table-cell office:value-type="float" office:value="1.251871" calcext:value-type="float">
            <text:p>1,251871</text:p>
          </table:table-cell>
          <table:table-cell office:value-type="float" office:value="1.413937" calcext:value-type="float">
            <text:p>1,413937</text:p>
          </table:table-cell>
          <table:table-cell office:value-type="float" office:value="0.036073" calcext:value-type="float">
            <text:p>0,036073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1.283958" calcext:value-type="float">
            <text:p>1,283958</text:p>
          </table:table-cell>
          <table:table-cell office:value-type="float" office:value="1.247875" calcext:value-type="float">
            <text:p>1,247875</text:p>
          </table:table-cell>
          <table:table-cell office:value-type="float" office:value="1.31298" calcext:value-type="float">
            <text:p>1,31298</text:p>
          </table:table-cell>
          <table:table-cell office:value-type="float" office:value="0.011086" calcext:value-type="float">
            <text:p>0,011086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1.353894" calcext:value-type="float">
            <text:p>1,353894</text:p>
          </table:table-cell>
          <table:table-cell office:value-type="float" office:value="1.321937" calcext:value-type="float">
            <text:p>1,321937</text:p>
          </table:table-cell>
          <table:table-cell office:value-type="float" office:value="1.696557" calcext:value-type="float">
            <text:p>1,696557</text:p>
          </table:table-cell>
          <table:table-cell office:value-type="float" office:value="0.018517" calcext:value-type="float">
            <text:p>0,01851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1.431939" calcext:value-type="float">
            <text:p>1,431939</text:p>
          </table:table-cell>
          <table:table-cell office:value-type="float" office:value="1.38162" calcext:value-type="float">
            <text:p>1,38162</text:p>
          </table:table-cell>
          <table:table-cell office:value-type="float" office:value="1.854372" calcext:value-type="float">
            <text:p>1,854372</text:p>
          </table:table-cell>
          <table:table-cell office:value-type="float" office:value="0.027741" calcext:value-type="float">
            <text:p>0,02774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1.473453" calcext:value-type="float">
            <text:p>1,473453</text:p>
          </table:table-cell>
          <table:table-cell office:value-type="float" office:value="1.411924" calcext:value-type="float">
            <text:p>1,411924</text:p>
          </table:table-cell>
          <table:table-cell office:value-type="float" office:value="1.77108" calcext:value-type="float">
            <text:p>1,77108</text:p>
          </table:table-cell>
          <table:table-cell office:value-type="float" office:value="0.020432" calcext:value-type="float">
            <text:p>0,020432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.480469" calcext:value-type="float">
            <text:p>1,480469</text:p>
          </table:table-cell>
          <table:table-cell office:value-type="float" office:value="1.453474" calcext:value-type="float">
            <text:p>1,453474</text:p>
          </table:table-cell>
          <table:table-cell office:value-type="float" office:value="1.549973" calcext:value-type="float">
            <text:p>1,549973</text:p>
          </table:table-cell>
          <table:table-cell office:value-type="float" office:value="0.018109" calcext:value-type="float">
            <text:p>0,01810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1.505541" calcext:value-type="float">
            <text:p>1,505541</text:p>
          </table:table-cell>
          <table:table-cell office:value-type="float" office:value="1.474368" calcext:value-type="float">
            <text:p>1,474368</text:p>
          </table:table-cell>
          <table:table-cell office:value-type="float" office:value="1.556169" calcext:value-type="float">
            <text:p>1,556169</text:p>
          </table:table-cell>
          <table:table-cell office:value-type="float" office:value="0.018044" calcext:value-type="float">
            <text:p>0,01804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1.362805" calcext:value-type="float">
            <text:p>1,362805</text:p>
          </table:table-cell>
          <table:table-cell office:value-type="float" office:value="1.345428" calcext:value-type="float">
            <text:p>1,345428</text:p>
          </table:table-cell>
          <table:table-cell office:value-type="float" office:value="1.671262" calcext:value-type="float">
            <text:p>1,671262</text:p>
          </table:table-cell>
          <table:table-cell office:value-type="float" office:value="0.015944" calcext:value-type="float">
            <text:p>0,01594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1.422658" calcext:value-type="float">
            <text:p>1,422658</text:p>
          </table:table-cell>
          <table:table-cell office:value-type="float" office:value="1.380177" calcext:value-type="float">
            <text:p>1,380177</text:p>
          </table:table-cell>
          <table:table-cell office:value-type="float" office:value="1.803113" calcext:value-type="float">
            <text:p>1,803113</text:p>
          </table:table-cell>
          <table:table-cell office:value-type="float" office:value="0.03035" calcext:value-type="float">
            <text:p>0,03035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1.444475" calcext:value-type="float">
            <text:p>1,444475</text:p>
          </table:table-cell>
          <table:table-cell office:value-type="float" office:value="1.415384" calcext:value-type="float">
            <text:p>1,415384</text:p>
          </table:table-cell>
          <table:table-cell office:value-type="float" office:value="1.73673" calcext:value-type="float">
            <text:p>1,73673</text:p>
          </table:table-cell>
          <table:table-cell office:value-type="float" office:value="0.019426" calcext:value-type="float">
            <text:p>0,019426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1.490757" calcext:value-type="float">
            <text:p>1,490757</text:p>
          </table:table-cell>
          <table:table-cell office:value-type="float" office:value="1.450279" calcext:value-type="float">
            <text:p>1,450279</text:p>
          </table:table-cell>
          <table:table-cell office:value-type="float" office:value="1.834019" calcext:value-type="float">
            <text:p>1,834019</text:p>
          </table:table-cell>
          <table:table-cell office:value-type="float" office:value="0.026439" calcext:value-type="float">
            <text:p>0,02643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1.554724" calcext:value-type="float">
            <text:p>1,554724</text:p>
          </table:table-cell>
          <table:table-cell office:value-type="float" office:value="1.494329" calcext:value-type="float">
            <text:p>1,494329</text:p>
          </table:table-cell>
          <table:table-cell office:value-type="float" office:value="1.639704" calcext:value-type="float">
            <text:p>1,639704</text:p>
          </table:table-cell>
          <table:table-cell office:value-type="float" office:value="0.026057" calcext:value-type="float">
            <text:p>0,026057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1.571938" calcext:value-type="float">
            <text:p>1,571938</text:p>
          </table:table-cell>
          <table:table-cell office:value-type="float" office:value="1.499899" calcext:value-type="float">
            <text:p>1,499899</text:p>
          </table:table-cell>
          <table:table-cell office:value-type="float" office:value="1.722258" calcext:value-type="float">
            <text:p>1,722258</text:p>
          </table:table-cell>
          <table:table-cell office:value-type="float" office:value="0.027288" calcext:value-type="float">
            <text:p>0,02728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.550695" calcext:value-type="float">
            <text:p>1,550695</text:p>
          </table:table-cell>
          <table:table-cell office:value-type="float" office:value="1.514482" calcext:value-type="float">
            <text:p>1,514482</text:p>
          </table:table-cell>
          <table:table-cell office:value-type="float" office:value="1.726805" calcext:value-type="float">
            <text:p>1,726805</text:p>
          </table:table-cell>
          <table:table-cell office:value-type="float" office:value="0.029182" calcext:value-type="float">
            <text:p>0,029182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1.59555" calcext:value-type="float">
            <text:p>1,59555</text:p>
          </table:table-cell>
          <table:table-cell office:value-type="float" office:value="1.55261" calcext:value-type="float">
            <text:p>1,55261</text:p>
          </table:table-cell>
          <table:table-cell office:value-type="float" office:value="2.227817" calcext:value-type="float">
            <text:p>2,227817</text:p>
          </table:table-cell>
          <table:table-cell office:value-type="float" office:value="0.035157" calcext:value-type="float">
            <text:p>0,03515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.595852" calcext:value-type="float">
            <text:p>1,595852</text:p>
          </table:table-cell>
          <table:table-cell office:value-type="float" office:value="1.572134" calcext:value-type="float">
            <text:p>1,572134</text:p>
          </table:table-cell>
          <table:table-cell office:value-type="float" office:value="2.195795" calcext:value-type="float">
            <text:p>2,195795</text:p>
          </table:table-cell>
          <table:table-cell office:value-type="float" office:value="0.030564" calcext:value-type="float">
            <text:p>0,030564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.649598" calcext:value-type="float">
            <text:p>1,649598</text:p>
          </table:table-cell>
          <table:table-cell office:value-type="float" office:value="1.613586" calcext:value-type="float">
            <text:p>1,613586</text:p>
          </table:table-cell>
          <table:table-cell office:value-type="float" office:value="2.251443" calcext:value-type="float">
            <text:p>2,251443</text:p>
          </table:table-cell>
          <table:table-cell office:value-type="float" office:value="0.03311" calcext:value-type="float">
            <text:p>0,0331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.696706" calcext:value-type="float">
            <text:p>1,696706</text:p>
          </table:table-cell>
          <table:table-cell office:value-type="float" office:value="1.643664" calcext:value-type="float">
            <text:p>1,643664</text:p>
          </table:table-cell>
          <table:table-cell office:value-type="float" office:value="1.846538" calcext:value-type="float">
            <text:p>1,846538</text:p>
          </table:table-cell>
          <table:table-cell office:value-type="float" office:value="0.034658" calcext:value-type="float">
            <text:p>0,034658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.765081" calcext:value-type="float">
            <text:p>1,765081</text:p>
          </table:table-cell>
          <table:table-cell office:value-type="float" office:value="1.690313" calcext:value-type="float">
            <text:p>1,690313</text:p>
          </table:table-cell>
          <table:table-cell office:value-type="float" office:value="1.914436" calcext:value-type="float">
            <text:p>1,914436</text:p>
          </table:table-cell>
          <table:table-cell office:value-type="float" office:value="0.036597" calcext:value-type="float">
            <text:p>0,036597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.879757" calcext:value-type="float">
            <text:p>1,879757</text:p>
          </table:table-cell>
          <table:table-cell office:value-type="float" office:value="1.750312" calcext:value-type="float">
            <text:p>1,750312</text:p>
          </table:table-cell>
          <table:table-cell office:value-type="float" office:value="2.530301" calcext:value-type="float">
            <text:p>2,530301</text:p>
          </table:table-cell>
          <table:table-cell office:value-type="float" office:value="0.065394" calcext:value-type="float">
            <text:p>0,06539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HYBRID REDUCTION time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03208" calcext:value-type="float">
            <text:p>0,103208</text:p>
          </table:table-cell>
          <table:table-cell office:value-type="float" office:value="0.100301" calcext:value-type="float">
            <text:p>0,100301</text:p>
          </table:table-cell>
          <table:table-cell office:value-type="float" office:value="0.107499" calcext:value-type="float">
            <text:p>0,107499</text:p>
          </table:table-cell>
          <table:table-cell office:value-type="float" office:value="0.001661" calcext:value-type="float">
            <text:p>0,001661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96294" calcext:value-type="float">
            <text:p>0,196294</text:p>
          </table:table-cell>
          <table:table-cell office:value-type="float" office:value="0.190819" calcext:value-type="float">
            <text:p>0,190819</text:p>
          </table:table-cell>
          <table:table-cell office:value-type="float" office:value="0.203883" calcext:value-type="float">
            <text:p>0,203883</text:p>
          </table:table-cell>
          <table:table-cell office:value-type="float" office:value="0.003155" calcext:value-type="float">
            <text:p>0,003155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274936" calcext:value-type="float">
            <text:p>0,274936</text:p>
          </table:table-cell>
          <table:table-cell office:value-type="float" office:value="0.26439" calcext:value-type="float">
            <text:p>0,26439</text:p>
          </table:table-cell>
          <table:table-cell office:value-type="float" office:value="0.289267" calcext:value-type="float">
            <text:p>0,289267</text:p>
          </table:table-cell>
          <table:table-cell office:value-type="float" office:value="0.003401" calcext:value-type="float">
            <text:p>0,003401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289636" calcext:value-type="float">
            <text:p>0,289636</text:p>
          </table:table-cell>
          <table:table-cell office:value-type="float" office:value="0.281197" calcext:value-type="float">
            <text:p>0,281197</text:p>
          </table:table-cell>
          <table:table-cell office:value-type="float" office:value="0.299355" calcext:value-type="float">
            <text:p>0,299355</text:p>
          </table:table-cell>
          <table:table-cell office:value-type="float" office:value="0.003942" calcext:value-type="float">
            <text:p>0,003942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461343" calcext:value-type="float">
            <text:p>0,461343</text:p>
          </table:table-cell>
          <table:table-cell office:value-type="float" office:value="0.452104" calcext:value-type="float">
            <text:p>0,452104</text:p>
          </table:table-cell>
          <table:table-cell office:value-type="float" office:value="0.508922" calcext:value-type="float">
            <text:p>0,508922</text:p>
          </table:table-cell>
          <table:table-cell office:value-type="float" office:value="0.005006" calcext:value-type="float">
            <text:p>0,005006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49024" calcext:value-type="float">
            <text:p>0,49024</text:p>
          </table:table-cell>
          <table:table-cell office:value-type="float" office:value="0.48158" calcext:value-type="float">
            <text:p>0,48158</text:p>
          </table:table-cell>
          <table:table-cell office:value-type="float" office:value="0.536527" calcext:value-type="float">
            <text:p>0,536527</text:p>
          </table:table-cell>
          <table:table-cell office:value-type="float" office:value="0.003316" calcext:value-type="float">
            <text:p>0,003316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555115" calcext:value-type="float">
            <text:p>0,555115</text:p>
          </table:table-cell>
          <table:table-cell office:value-type="float" office:value="0.549018" calcext:value-type="float">
            <text:p>0,549018</text:p>
          </table:table-cell>
          <table:table-cell office:value-type="float" office:value="0.664853" calcext:value-type="float">
            <text:p>0,664853</text:p>
          </table:table-cell>
          <table:table-cell office:value-type="float" office:value="0.006571" calcext:value-type="float">
            <text:p>0,006571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508511" calcext:value-type="float">
            <text:p>0,508511</text:p>
          </table:table-cell>
          <table:table-cell office:value-type="float" office:value="0.500002" calcext:value-type="float">
            <text:p>0,500002</text:p>
          </table:table-cell>
          <table:table-cell office:value-type="float" office:value="0.564539" calcext:value-type="float">
            <text:p>0,564539</text:p>
          </table:table-cell>
          <table:table-cell office:value-type="float" office:value="0.004132" calcext:value-type="float">
            <text:p>0,004132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663439" calcext:value-type="float">
            <text:p>0,663439</text:p>
          </table:table-cell>
          <table:table-cell office:value-type="float" office:value="0.656263" calcext:value-type="float">
            <text:p>0,656263</text:p>
          </table:table-cell>
          <table:table-cell office:value-type="float" office:value="0.74212" calcext:value-type="float">
            <text:p>0,74212</text:p>
          </table:table-cell>
          <table:table-cell office:value-type="float" office:value="0.005027" calcext:value-type="float">
            <text:p>0,005027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654653" calcext:value-type="float">
            <text:p>0,654653</text:p>
          </table:table-cell>
          <table:table-cell office:value-type="float" office:value="0.638779" calcext:value-type="float">
            <text:p>0,638779</text:p>
          </table:table-cell>
          <table:table-cell office:value-type="float" office:value="0.757993" calcext:value-type="float">
            <text:p>0,757993</text:p>
          </table:table-cell>
          <table:table-cell office:value-type="float" office:value="0.010298" calcext:value-type="float">
            <text:p>0,010298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74387" calcext:value-type="float">
            <text:p>0,74387</text:p>
          </table:table-cell>
          <table:table-cell office:value-type="float" office:value="0.731218" calcext:value-type="float">
            <text:p>0,731218</text:p>
          </table:table-cell>
          <table:table-cell office:value-type="float" office:value="0.910762" calcext:value-type="float">
            <text:p>0,910762</text:p>
          </table:table-cell>
          <table:table-cell office:value-type="float" office:value="0.008975" calcext:value-type="float">
            <text:p>0,008975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673493" calcext:value-type="float">
            <text:p>0,673493</text:p>
          </table:table-cell>
          <table:table-cell office:value-type="float" office:value="0.667181" calcext:value-type="float">
            <text:p>0,667181</text:p>
          </table:table-cell>
          <table:table-cell office:value-type="float" office:value="0.880516" calcext:value-type="float">
            <text:p>0,880516</text:p>
          </table:table-cell>
          <table:table-cell office:value-type="float" office:value="0.009853" calcext:value-type="float">
            <text:p>0,009853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.760653" calcext:value-type="float">
            <text:p>0,760653</text:p>
          </table:table-cell>
          <table:table-cell office:value-type="float" office:value="0.750036" calcext:value-type="float">
            <text:p>0,750036</text:p>
          </table:table-cell>
          <table:table-cell office:value-type="float" office:value="0.839167" calcext:value-type="float">
            <text:p>0,839167</text:p>
          </table:table-cell>
          <table:table-cell office:value-type="float" office:value="0.005896" calcext:value-type="float">
            <text:p>0,005896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.744279" calcext:value-type="float">
            <text:p>0,744279</text:p>
          </table:table-cell>
          <table:table-cell office:value-type="float" office:value="0.735261" calcext:value-type="float">
            <text:p>0,735261</text:p>
          </table:table-cell>
          <table:table-cell office:value-type="float" office:value="0.831848" calcext:value-type="float">
            <text:p>0,831848</text:p>
          </table:table-cell>
          <table:table-cell office:value-type="float" office:value="0.006055" calcext:value-type="float">
            <text:p>0,006055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.79237" calcext:value-type="float">
            <text:p>0,79237</text:p>
          </table:table-cell>
          <table:table-cell office:value-type="float" office:value="0.782235" calcext:value-type="float">
            <text:p>0,782235</text:p>
          </table:table-cell>
          <table:table-cell office:value-type="float" office:value="0.847942" calcext:value-type="float">
            <text:p>0,847942</text:p>
          </table:table-cell>
          <table:table-cell office:value-type="float" office:value="0.004888" calcext:value-type="float">
            <text:p>0,00488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.816793" calcext:value-type="float">
            <text:p>0,816793</text:p>
          </table:table-cell>
          <table:table-cell office:value-type="float" office:value="0.803997" calcext:value-type="float">
            <text:p>0,803997</text:p>
          </table:table-cell>
          <table:table-cell office:value-type="float" office:value="1.270514" calcext:value-type="float">
            <text:p>1,270514</text:p>
          </table:table-cell>
          <table:table-cell office:value-type="float" office:value="0.021829" calcext:value-type="float">
            <text:p>0,021829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0.939541" calcext:value-type="float">
            <text:p>0,939541</text:p>
          </table:table-cell>
          <table:table-cell office:value-type="float" office:value="0.919406" calcext:value-type="float">
            <text:p>0,919406</text:p>
          </table:table-cell>
          <table:table-cell office:value-type="float" office:value="1.429592" calcext:value-type="float">
            <text:p>1,429592</text:p>
          </table:table-cell>
          <table:table-cell office:value-type="float" office:value="0.023619" calcext:value-type="float">
            <text:p>0,023619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0.950688" calcext:value-type="float">
            <text:p>0,950688</text:p>
          </table:table-cell>
          <table:table-cell office:value-type="float" office:value="0.930547" calcext:value-type="float">
            <text:p>0,930547</text:p>
          </table:table-cell>
          <table:table-cell office:value-type="float" office:value="1.02632" calcext:value-type="float">
            <text:p>1,02632</text:p>
          </table:table-cell>
          <table:table-cell office:value-type="float" office:value="0.008525" calcext:value-type="float">
            <text:p>0,008525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0.993693" calcext:value-type="float">
            <text:p>0,993693</text:p>
          </table:table-cell>
          <table:table-cell office:value-type="float" office:value="0.969176" calcext:value-type="float">
            <text:p>0,969176</text:p>
          </table:table-cell>
          <table:table-cell office:value-type="float" office:value="1.401334" calcext:value-type="float">
            <text:p>1,401334</text:p>
          </table:table-cell>
          <table:table-cell office:value-type="float" office:value="0.020588" calcext:value-type="float">
            <text:p>0,020588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.925879" calcext:value-type="float">
            <text:p>0,925879</text:p>
          </table:table-cell>
          <table:table-cell office:value-type="float" office:value="0.913493" calcext:value-type="float">
            <text:p>0,913493</text:p>
          </table:table-cell>
          <table:table-cell office:value-type="float" office:value="0.958934" calcext:value-type="float">
            <text:p>0,958934</text:p>
          </table:table-cell>
          <table:table-cell office:value-type="float" office:value="0.004954" calcext:value-type="float">
            <text:p>0,004954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.02292" calcext:value-type="float">
            <text:p>1,02292</text:p>
          </table:table-cell>
          <table:table-cell office:value-type="float" office:value="1.000867" calcext:value-type="float">
            <text:p>1,000867</text:p>
          </table:table-cell>
          <table:table-cell office:value-type="float" office:value="1.450943" calcext:value-type="float">
            <text:p>1,450943</text:p>
          </table:table-cell>
          <table:table-cell office:value-type="float" office:value="0.021726" calcext:value-type="float">
            <text:p>0,021726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1.020021" calcext:value-type="float">
            <text:p>1,020021</text:p>
          </table:table-cell>
          <table:table-cell office:value-type="float" office:value="0.992453" calcext:value-type="float">
            <text:p>0,992453</text:p>
          </table:table-cell>
          <table:table-cell office:value-type="float" office:value="1.410783" calcext:value-type="float">
            <text:p>1,410783</text:p>
          </table:table-cell>
          <table:table-cell office:value-type="float" office:value="0.019205" calcext:value-type="float">
            <text:p>0,019205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1.055228" calcext:value-type="float">
            <text:p>1,055228</text:p>
          </table:table-cell>
          <table:table-cell office:value-type="float" office:value="1.029621" calcext:value-type="float">
            <text:p>1,029621</text:p>
          </table:table-cell>
          <table:table-cell office:value-type="float" office:value="1.390209" calcext:value-type="float">
            <text:p>1,390209</text:p>
          </table:table-cell>
          <table:table-cell office:value-type="float" office:value="0.017195" calcext:value-type="float">
            <text:p>0,017195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0.973778" calcext:value-type="float">
            <text:p>0,973778</text:p>
          </table:table-cell>
          <table:table-cell office:value-type="float" office:value="0.959344" calcext:value-type="float">
            <text:p>0,959344</text:p>
          </table:table-cell>
          <table:table-cell office:value-type="float" office:value="1.302616" calcext:value-type="float">
            <text:p>1,302616</text:p>
          </table:table-cell>
          <table:table-cell office:value-type="float" office:value="0.015806" calcext:value-type="float">
            <text:p>0,015806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.057746" calcext:value-type="float">
            <text:p>1,057746</text:p>
          </table:table-cell>
          <table:table-cell office:value-type="float" office:value="1.029015" calcext:value-type="float">
            <text:p>1,029015</text:p>
          </table:table-cell>
          <table:table-cell office:value-type="float" office:value="1.165471" calcext:value-type="float">
            <text:p>1,165471</text:p>
          </table:table-cell>
          <table:table-cell office:value-type="float" office:value="0.009547" calcext:value-type="float">
            <text:p>0,009547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1.030923" calcext:value-type="float">
            <text:p>1,030923</text:p>
          </table:table-cell>
          <table:table-cell office:value-type="float" office:value="1.006011" calcext:value-type="float">
            <text:p>1,006011</text:p>
          </table:table-cell>
          <table:table-cell office:value-type="float" office:value="3.218291" calcext:value-type="float">
            <text:p>3,218291</text:p>
          </table:table-cell>
          <table:table-cell office:value-type="float" office:value="0.098298" calcext:value-type="float">
            <text:p>0,098298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1.068336" calcext:value-type="float">
            <text:p>1,068336</text:p>
          </table:table-cell>
          <table:table-cell office:value-type="float" office:value="1.043665" calcext:value-type="float">
            <text:p>1,043665</text:p>
          </table:table-cell>
          <table:table-cell office:value-type="float" office:value="1.263696" calcext:value-type="float">
            <text:p>1,263696</text:p>
          </table:table-cell>
          <table:table-cell office:value-type="float" office:value="0.013846" calcext:value-type="float">
            <text:p>0,013846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1.065094" calcext:value-type="float">
            <text:p>1,065094</text:p>
          </table:table-cell>
          <table:table-cell office:value-type="float" office:value="1.045497" calcext:value-type="float">
            <text:p>1,045497</text:p>
          </table:table-cell>
          <table:table-cell office:value-type="float" office:value="1.09247" calcext:value-type="float">
            <text:p>1,09247</text:p>
          </table:table-cell>
          <table:table-cell office:value-type="float" office:value="0.005119" calcext:value-type="float">
            <text:p>0,005119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1.091935" calcext:value-type="float">
            <text:p>1,091935</text:p>
          </table:table-cell>
          <table:table-cell office:value-type="float" office:value="1.077169" calcext:value-type="float">
            <text:p>1,077169</text:p>
          </table:table-cell>
          <table:table-cell office:value-type="float" office:value="1.175383" calcext:value-type="float">
            <text:p>1,175383</text:p>
          </table:table-cell>
          <table:table-cell office:value-type="float" office:value="0.006866" calcext:value-type="float">
            <text:p>0,006866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.085694" calcext:value-type="float">
            <text:p>1,085694</text:p>
          </table:table-cell>
          <table:table-cell office:value-type="float" office:value="1.070091" calcext:value-type="float">
            <text:p>1,070091</text:p>
          </table:table-cell>
          <table:table-cell office:value-type="float" office:value="1.169457" calcext:value-type="float">
            <text:p>1,169457</text:p>
          </table:table-cell>
          <table:table-cell office:value-type="float" office:value="0.007698" calcext:value-type="float">
            <text:p>0,007698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1.098981" calcext:value-type="float">
            <text:p>1,098981</text:p>
          </table:table-cell>
          <table:table-cell office:value-type="float" office:value="1.08486" calcext:value-type="float">
            <text:p>1,08486</text:p>
          </table:table-cell>
          <table:table-cell office:value-type="float" office:value="1.377656" calcext:value-type="float">
            <text:p>1,377656</text:p>
          </table:table-cell>
          <table:table-cell office:value-type="float" office:value="0.014262" calcext:value-type="float">
            <text:p>0,014262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.123284" calcext:value-type="float">
            <text:p>1,123284</text:p>
          </table:table-cell>
          <table:table-cell office:value-type="float" office:value="1.098813" calcext:value-type="float">
            <text:p>1,098813</text:p>
          </table:table-cell>
          <table:table-cell office:value-type="float" office:value="1.401851" calcext:value-type="float">
            <text:p>1,401851</text:p>
          </table:table-cell>
          <table:table-cell office:value-type="float" office:value="0.020973" calcext:value-type="float">
            <text:p>0,020973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1.291954" calcext:value-type="float">
            <text:p>1,291954</text:p>
          </table:table-cell>
          <table:table-cell office:value-type="float" office:value="1.241176" calcext:value-type="float">
            <text:p>1,241176</text:p>
          </table:table-cell>
          <table:table-cell office:value-type="float" office:value="1.595991" calcext:value-type="float">
            <text:p>1,595991</text:p>
          </table:table-cell>
          <table:table-cell office:value-type="float" office:value="0.028732" calcext:value-type="float">
            <text:p>0,028732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1.301068" calcext:value-type="float">
            <text:p>1,301068</text:p>
          </table:table-cell>
          <table:table-cell office:value-type="float" office:value="1.261918" calcext:value-type="float">
            <text:p>1,261918</text:p>
          </table:table-cell>
          <table:table-cell office:value-type="float" office:value="1.662342" calcext:value-type="float">
            <text:p>1,662342</text:p>
          </table:table-cell>
          <table:table-cell office:value-type="float" office:value="0.027771" calcext:value-type="float">
            <text:p>0,027771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.368339" calcext:value-type="float">
            <text:p>1,368339</text:p>
          </table:table-cell>
          <table:table-cell office:value-type="float" office:value="1.32373" calcext:value-type="float">
            <text:p>1,32373</text:p>
          </table:table-cell>
          <table:table-cell office:value-type="float" office:value="1.712815" calcext:value-type="float">
            <text:p>1,712815</text:p>
          </table:table-cell>
          <table:table-cell office:value-type="float" office:value="0.022472" calcext:value-type="float">
            <text:p>0,02247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1.22642" calcext:value-type="float">
            <text:p>1,22642</text:p>
          </table:table-cell>
          <table:table-cell office:value-type="float" office:value="1.201488" calcext:value-type="float">
            <text:p>1,201488</text:p>
          </table:table-cell>
          <table:table-cell office:value-type="float" office:value="1.390538" calcext:value-type="float">
            <text:p>1,390538</text:p>
          </table:table-cell>
          <table:table-cell office:value-type="float" office:value="0.01481" calcext:value-type="float">
            <text:p>0,01481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1.377531" calcext:value-type="float">
            <text:p>1,377531</text:p>
          </table:table-cell>
          <table:table-cell office:value-type="float" office:value="1.333597" calcext:value-type="float">
            <text:p>1,333597</text:p>
          </table:table-cell>
          <table:table-cell office:value-type="float" office:value="1.832338" calcext:value-type="float">
            <text:p>1,832338</text:p>
          </table:table-cell>
          <table:table-cell office:value-type="float" office:value="0.029711" calcext:value-type="float">
            <text:p>0,029711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1.366177" calcext:value-type="float">
            <text:p>1,366177</text:p>
          </table:table-cell>
          <table:table-cell office:value-type="float" office:value="1.329418" calcext:value-type="float">
            <text:p>1,329418</text:p>
          </table:table-cell>
          <table:table-cell office:value-type="float" office:value="1.550765" calcext:value-type="float">
            <text:p>1,550765</text:p>
          </table:table-cell>
          <table:table-cell office:value-type="float" office:value="0.018744" calcext:value-type="float">
            <text:p>0,018744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1.414771" calcext:value-type="float">
            <text:p>1,414771</text:p>
          </table:table-cell>
          <table:table-cell office:value-type="float" office:value="1.369109" calcext:value-type="float">
            <text:p>1,369109</text:p>
          </table:table-cell>
          <table:table-cell office:value-type="float" office:value="1.919654" calcext:value-type="float">
            <text:p>1,919654</text:p>
          </table:table-cell>
          <table:table-cell office:value-type="float" office:value="0.030534" calcext:value-type="float">
            <text:p>0,030534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.288407" calcext:value-type="float">
            <text:p>1,288407</text:p>
          </table:table-cell>
          <table:table-cell office:value-type="float" office:value="1.264184" calcext:value-type="float">
            <text:p>1,264184</text:p>
          </table:table-cell>
          <table:table-cell office:value-type="float" office:value="1.445218" calcext:value-type="float">
            <text:p>1,445218</text:p>
          </table:table-cell>
          <table:table-cell office:value-type="float" office:value="0.014831" calcext:value-type="float">
            <text:p>0,01483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1.419431" calcext:value-type="float">
            <text:p>1,419431</text:p>
          </table:table-cell>
          <table:table-cell office:value-type="float" office:value="1.380504" calcext:value-type="float">
            <text:p>1,380504</text:p>
          </table:table-cell>
          <table:table-cell office:value-type="float" office:value="1.524815" calcext:value-type="float">
            <text:p>1,524815</text:p>
          </table:table-cell>
          <table:table-cell office:value-type="float" office:value="0.020871" calcext:value-type="float">
            <text:p>0,020871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1.400245" calcext:value-type="float">
            <text:p>1,400245</text:p>
          </table:table-cell>
          <table:table-cell office:value-type="float" office:value="1.364327" calcext:value-type="float">
            <text:p>1,364327</text:p>
          </table:table-cell>
          <table:table-cell office:value-type="float" office:value="1.852052" calcext:value-type="float">
            <text:p>1,852052</text:p>
          </table:table-cell>
          <table:table-cell office:value-type="float" office:value="0.031664" calcext:value-type="float">
            <text:p>0,031664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1.435677" calcext:value-type="float">
            <text:p>1,435677</text:p>
          </table:table-cell>
          <table:table-cell office:value-type="float" office:value="1.394972" calcext:value-type="float">
            <text:p>1,394972</text:p>
          </table:table-cell>
          <table:table-cell office:value-type="float" office:value="1.497273" calcext:value-type="float">
            <text:p>1,497273</text:p>
          </table:table-cell>
          <table:table-cell office:value-type="float" office:value="0.018739" calcext:value-type="float">
            <text:p>0,018739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1.346687" calcext:value-type="float">
            <text:p>1,346687</text:p>
          </table:table-cell>
          <table:table-cell office:value-type="float" office:value="1.288499" calcext:value-type="float">
            <text:p>1,288499</text:p>
          </table:table-cell>
          <table:table-cell office:value-type="float" office:value="2.339625" calcext:value-type="float">
            <text:p>2,339625</text:p>
          </table:table-cell>
          <table:table-cell office:value-type="float" office:value="0.070945" calcext:value-type="float">
            <text:p>0,070945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1.442015" calcext:value-type="float">
            <text:p>1,442015</text:p>
          </table:table-cell>
          <table:table-cell office:value-type="float" office:value="1.391612" calcext:value-type="float">
            <text:p>1,391612</text:p>
          </table:table-cell>
          <table:table-cell office:value-type="float" office:value="2.057868" calcext:value-type="float">
            <text:p>2,057868</text:p>
          </table:table-cell>
          <table:table-cell office:value-type="float" office:value="0.036384" calcext:value-type="float">
            <text:p>0,036384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1.422038" calcext:value-type="float">
            <text:p>1,422038</text:p>
          </table:table-cell>
          <table:table-cell office:value-type="float" office:value="1.378101" calcext:value-type="float">
            <text:p>1,378101</text:p>
          </table:table-cell>
          <table:table-cell office:value-type="float" office:value="1.753037" calcext:value-type="float">
            <text:p>1,753037</text:p>
          </table:table-cell>
          <table:table-cell office:value-type="float" office:value="0.028705" calcext:value-type="float">
            <text:p>0,028705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1.458172" calcext:value-type="float">
            <text:p>1,458172</text:p>
          </table:table-cell>
          <table:table-cell office:value-type="float" office:value="1.414378" calcext:value-type="float">
            <text:p>1,414378</text:p>
          </table:table-cell>
          <table:table-cell office:value-type="float" office:value="1.516952" calcext:value-type="float">
            <text:p>1,516952</text:p>
          </table:table-cell>
          <table:table-cell office:value-type="float" office:value="0.022903" calcext:value-type="float">
            <text:p>0,022903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1.321016" calcext:value-type="float">
            <text:p>1,321016</text:p>
          </table:table-cell>
          <table:table-cell office:value-type="float" office:value="1.274472" calcext:value-type="float">
            <text:p>1,274472</text:p>
          </table:table-cell>
          <table:table-cell office:value-type="float" office:value="1.439444" calcext:value-type="float">
            <text:p>1,439444</text:p>
          </table:table-cell>
          <table:table-cell office:value-type="float" office:value="0.020255" calcext:value-type="float">
            <text:p>0,020255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1.464367" calcext:value-type="float">
            <text:p>1,464367</text:p>
          </table:table-cell>
          <table:table-cell office:value-type="float" office:value="1.424753" calcext:value-type="float">
            <text:p>1,424753</text:p>
          </table:table-cell>
          <table:table-cell office:value-type="float" office:value="1.907368" calcext:value-type="float">
            <text:p>1,907368</text:p>
          </table:table-cell>
          <table:table-cell office:value-type="float" office:value="0.029579" calcext:value-type="float">
            <text:p>0,029579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.424056" calcext:value-type="float">
            <text:p>1,424056</text:p>
          </table:table-cell>
          <table:table-cell office:value-type="float" office:value="1.382103" calcext:value-type="float">
            <text:p>1,382103</text:p>
          </table:table-cell>
          <table:table-cell office:value-type="float" office:value="1.826961" calcext:value-type="float">
            <text:p>1,826961</text:p>
          </table:table-cell>
          <table:table-cell office:value-type="float" office:value="0.028649" calcext:value-type="float">
            <text:p>0,028649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1.467768" calcext:value-type="float">
            <text:p>1,467768</text:p>
          </table:table-cell>
          <table:table-cell office:value-type="float" office:value="1.429279" calcext:value-type="float">
            <text:p>1,429279</text:p>
          </table:table-cell>
          <table:table-cell office:value-type="float" office:value="1.841254" calcext:value-type="float">
            <text:p>1,841254</text:p>
          </table:table-cell>
          <table:table-cell office:value-type="float" office:value="0.027642" calcext:value-type="float">
            <text:p>0,027642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1.427241" calcext:value-type="float">
            <text:p>1,427241</text:p>
          </table:table-cell>
          <table:table-cell office:value-type="float" office:value="1.39056" calcext:value-type="float">
            <text:p>1,39056</text:p>
          </table:table-cell>
          <table:table-cell office:value-type="float" office:value="1.786828" calcext:value-type="float">
            <text:p>1,786828</text:p>
          </table:table-cell>
          <table:table-cell office:value-type="float" office:value="0.024348" calcext:value-type="float">
            <text:p>0,024348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1.475852" calcext:value-type="float">
            <text:p>1,475852</text:p>
          </table:table-cell>
          <table:table-cell office:value-type="float" office:value="1.439591" calcext:value-type="float">
            <text:p>1,439591</text:p>
          </table:table-cell>
          <table:table-cell office:value-type="float" office:value="1.598309" calcext:value-type="float">
            <text:p>1,598309</text:p>
          </table:table-cell>
          <table:table-cell office:value-type="float" office:value="0.019832" calcext:value-type="float">
            <text:p>0,019832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1.45871" calcext:value-type="float">
            <text:p>1,45871</text:p>
          </table:table-cell>
          <table:table-cell office:value-type="float" office:value="1.420619" calcext:value-type="float">
            <text:p>1,420619</text:p>
          </table:table-cell>
          <table:table-cell office:value-type="float" office:value="1.596505" calcext:value-type="float">
            <text:p>1,596505</text:p>
          </table:table-cell>
          <table:table-cell office:value-type="float" office:value="0.02055" calcext:value-type="float">
            <text:p>0,02055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1.472848" calcext:value-type="float">
            <text:p>1,472848</text:p>
          </table:table-cell>
          <table:table-cell office:value-type="float" office:value="1.437095" calcext:value-type="float">
            <text:p>1,437095</text:p>
          </table:table-cell>
          <table:table-cell office:value-type="float" office:value="1.809339" calcext:value-type="float">
            <text:p>1,809339</text:p>
          </table:table-cell>
          <table:table-cell office:value-type="float" office:value="0.025374" calcext:value-type="float">
            <text:p>0,025374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1.459552" calcext:value-type="float">
            <text:p>1,459552</text:p>
          </table:table-cell>
          <table:table-cell office:value-type="float" office:value="1.421907" calcext:value-type="float">
            <text:p>1,421907</text:p>
          </table:table-cell>
          <table:table-cell office:value-type="float" office:value="1.761672" calcext:value-type="float">
            <text:p>1,761672</text:p>
          </table:table-cell>
          <table:table-cell office:value-type="float" office:value="0.020767" calcext:value-type="float">
            <text:p>0,020767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1.480518" calcext:value-type="float">
            <text:p>1,480518</text:p>
          </table:table-cell>
          <table:table-cell office:value-type="float" office:value="1.444861" calcext:value-type="float">
            <text:p>1,444861</text:p>
          </table:table-cell>
          <table:table-cell office:value-type="float" office:value="1.781933" calcext:value-type="float">
            <text:p>1,781933</text:p>
          </table:table-cell>
          <table:table-cell office:value-type="float" office:value="0.022293" calcext:value-type="float">
            <text:p>0,022293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1.474708" calcext:value-type="float">
            <text:p>1,474708</text:p>
          </table:table-cell>
          <table:table-cell office:value-type="float" office:value="1.43256" calcext:value-type="float">
            <text:p>1,43256</text:p>
          </table:table-cell>
          <table:table-cell office:value-type="float" office:value="1.796855" calcext:value-type="float">
            <text:p>1,796855</text:p>
          </table:table-cell>
          <table:table-cell office:value-type="float" office:value="0.026442" calcext:value-type="float">
            <text:p>0,026442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1.48263" calcext:value-type="float">
            <text:p>1,48263</text:p>
          </table:table-cell>
          <table:table-cell office:value-type="float" office:value="1.442552" calcext:value-type="float">
            <text:p>1,442552</text:p>
          </table:table-cell>
          <table:table-cell office:value-type="float" office:value="1.725051" calcext:value-type="float">
            <text:p>1,725051</text:p>
          </table:table-cell>
          <table:table-cell office:value-type="float" office:value="0.024772" calcext:value-type="float">
            <text:p>0,024772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.475969" calcext:value-type="float">
            <text:p>1,475969</text:p>
          </table:table-cell>
          <table:table-cell office:value-type="float" office:value="1.437603" calcext:value-type="float">
            <text:p>1,437603</text:p>
          </table:table-cell>
          <table:table-cell office:value-type="float" office:value="1.726523" calcext:value-type="float">
            <text:p>1,726523</text:p>
          </table:table-cell>
          <table:table-cell office:value-type="float" office:value="0.02249" calcext:value-type="float">
            <text:p>0,02249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.492305" calcext:value-type="float">
            <text:p>1,492305</text:p>
          </table:table-cell>
          <table:table-cell office:value-type="float" office:value="1.450532" calcext:value-type="float">
            <text:p>1,450532</text:p>
          </table:table-cell>
          <table:table-cell office:value-type="float" office:value="1.759562" calcext:value-type="float">
            <text:p>1,759562</text:p>
          </table:table-cell>
          <table:table-cell office:value-type="float" office:value="0.026823" calcext:value-type="float">
            <text:p>0,026823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.486164" calcext:value-type="float">
            <text:p>1,486164</text:p>
          </table:table-cell>
          <table:table-cell office:value-type="float" office:value="1.445868" calcext:value-type="float">
            <text:p>1,445868</text:p>
          </table:table-cell>
          <table:table-cell office:value-type="float" office:value="1.804836" calcext:value-type="float">
            <text:p>1,804836</text:p>
          </table:table-cell>
          <table:table-cell office:value-type="float" office:value="0.025969" calcext:value-type="float">
            <text:p>0,02596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.492638" calcext:value-type="float">
            <text:p>1,492638</text:p>
          </table:table-cell>
          <table:table-cell office:value-type="float" office:value="1.445415" calcext:value-type="float">
            <text:p>1,445415</text:p>
          </table:table-cell>
          <table:table-cell office:value-type="float" office:value="1.806211" calcext:value-type="float">
            <text:p>1,806211</text:p>
          </table:table-cell>
          <table:table-cell office:value-type="float" office:value="0.026437" calcext:value-type="float">
            <text:p>0,026437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.742008" calcext:value-type="float">
            <text:p>1,742008</text:p>
          </table:table-cell>
          <table:table-cell office:value-type="float" office:value="1.472622" calcext:value-type="float">
            <text:p>1,472622</text:p>
          </table:table-cell>
          <table:table-cell office:value-type="float" office:value="2.396934" calcext:value-type="float">
            <text:p>2,396934</text:p>
          </table:table-cell>
          <table:table-cell office:value-type="float" office:value="0.207569" calcext:value-type="float">
            <text:p>0,207569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</table:table>
      <table:table table:name="speed up" table:style-name="ta1">
        <table:shapes>
          <draw:frame draw:z-index="0" draw:style-name="gr1" draw:text-style-name="P1" svg:width="151.88mm" svg:height="99.34mm" svg:x="0mm" svg:y="96.22mm">
            <loext:p draw:notify-on-update-of-ranges="'speed up'.A2:'speed up'.A2 'speed up'.A3:'speed up'.A3 'speed up'.A4:'speed up'.A4 'speed up'.A5:'speed up'.A5 'speed up'.A6:'speed up'.A6 'speed up'.A7:'speed up'.A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49.48mm" svg:height="94.13mm" svg:x="0mm" svg:y="208.41mm">
            <loext:p draw:notify-on-update-of-ranges="'speed up'.A11:'speed up'.A11 'speed up'.A12:'speed up'.A12 'speed up'.A13:'speed up'.A1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44.69mm" svg:height="89.61mm" svg:x="183.35mm" svg:y="94.48mm">
            <loext:p draw:notify-on-update-of-ranges="'speed up'.C1:'speed up'.BM1 'speed up'.A2:'speed up'.A2 'speed up'.C2:'speed up'.BM2 'speed up'.A3:'speed up'.A3 'speed up'.C3:'speed up'.BM3 'speed up'.A4:'speed up'.A4 'speed up'.C4:'speed up'.BM4 'speed up'.A5:'speed up'.A5 'speed up'.C5:'speed up'.BM5 'speed up'.A6:'speed up'.A6 'speed up'.C6:'speed up'.BM6 'speed up'.A7:'speed up'.A7 'speed up'.C7:'speed up'.BM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44.35mm" svg:height="93.78mm" svg:x="184.03mm" svg:y="193.82mm">
            <loext:p draw:notify-on-update-of-ranges="'speed up'.C1:'speed up'.BM1 'speed up'.A2:'speed up'.A2 'speed up'.C2:'speed up'.BM2 'speed up'.A6:'speed up'.A6 'speed up'.C6:'speed up'.BM6 'speed up'.A7:'speed up'.A7 'speed up'.C7:'speed up'.BM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draw:text-style-name="P1" svg:width="149.49mm" svg:height="94.48mm" svg:x="2.05mm" svg:y="313.3mm">
            <loext:p draw:notify-on-update-of-ranges="'speed up'.C10:'speed up'.BM10 'speed up'.A11:'speed up'.A11 'speed up'.C11:'speed up'.BM11 'speed up'.A12:'speed up'.A12 'speed up'.C12:'speed up'.BM12 'speed up'.A13:'speed up'.A13 'speed up'.C13:'speed up'.BM1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draw:text-style-name="P1" svg:width="145.72mm" svg:height="89.97mm" svg:x="346.18mm" svg:y="92.39mm">
            <loext:p draw:notify-on-update-of-ranges="'speed up'.A2:'speed up'.A2 'speed up'.A5:'speed up'.A5 'speed up'.A6:'speed up'.A6 'speed up'.A7:'speed up'.A7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6" draw:style-name="gr1" draw:text-style-name="P1" svg:width="153.24mm" svg:height="88.57mm" svg:x="179.93mm" svg:y="316.44mm">
            <loext:p draw:notify-on-update-of-ranges="'speed up'.A11:'speed up'.A11 'speed up'.A12:'speed up'.A12 'speed up'.A13:'speed up'.A13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6" table:default-cell-style-name="Default"/>
        <table:table-column table:style-name="co5" table:number-columns-repeated="64" table:default-cell-style-name="Default"/>
        <table:table-row table:style-name="ro1">
          <table:table-cell table:formula="of:=[synchbench_epcc_20_08_20.A1]" office:value-type="string" office:string-value="OMP n thread" calcext:value-type="string">
            <text:p>OMP n thread</text:p>
          </table:table-cell>
          <table:table-cell table:formula="of:=[synchbench_epcc_20_08_20.B1]" office:value-type="float" office:value="1" calcext:value-type="float">
            <text:p>1</text:p>
          </table:table-cell>
          <table:table-cell table:formula="of:=[synchbench_epcc_20_08_20.C1]" office:value-type="float" office:value="2" calcext:value-type="float">
            <text:p>2</text:p>
          </table:table-cell>
          <table:table-cell table:formula="of:=[synchbench_epcc_20_08_20.D1]" office:value-type="float" office:value="3" calcext:value-type="float">
            <text:p>3</text:p>
          </table:table-cell>
          <table:table-cell table:formula="of:=[synchbench_epcc_20_08_20.E1]" office:value-type="float" office:value="4" calcext:value-type="float">
            <text:p>4</text:p>
          </table:table-cell>
          <table:table-cell table:formula="of:=[synchbench_epcc_20_08_20.F1]" office:value-type="float" office:value="5" calcext:value-type="float">
            <text:p>5</text:p>
          </table:table-cell>
          <table:table-cell table:formula="of:=[synchbench_epcc_20_08_20.G1]" office:value-type="float" office:value="6" calcext:value-type="float">
            <text:p>6</text:p>
          </table:table-cell>
          <table:table-cell table:formula="of:=[synchbench_epcc_20_08_20.H1]" office:value-type="float" office:value="7" calcext:value-type="float">
            <text:p>7</text:p>
          </table:table-cell>
          <table:table-cell table:formula="of:=[synchbench_epcc_20_08_20.I1]" office:value-type="float" office:value="8" calcext:value-type="float">
            <text:p>8</text:p>
          </table:table-cell>
          <table:table-cell table:formula="of:=[synchbench_epcc_20_08_20.J1]" office:value-type="float" office:value="9" calcext:value-type="float">
            <text:p>9</text:p>
          </table:table-cell>
          <table:table-cell table:formula="of:=[synchbench_epcc_20_08_20.K1]" office:value-type="float" office:value="10" calcext:value-type="float">
            <text:p>10</text:p>
          </table:table-cell>
          <table:table-cell table:formula="of:=[synchbench_epcc_20_08_20.L1]" office:value-type="float" office:value="11" calcext:value-type="float">
            <text:p>11</text:p>
          </table:table-cell>
          <table:table-cell table:formula="of:=[synchbench_epcc_20_08_20.M1]" office:value-type="float" office:value="12" calcext:value-type="float">
            <text:p>12</text:p>
          </table:table-cell>
          <table:table-cell table:formula="of:=[synchbench_epcc_20_08_20.N1]" office:value-type="float" office:value="13" calcext:value-type="float">
            <text:p>13</text:p>
          </table:table-cell>
          <table:table-cell table:formula="of:=[synchbench_epcc_20_08_20.O1]" office:value-type="float" office:value="14" calcext:value-type="float">
            <text:p>14</text:p>
          </table:table-cell>
          <table:table-cell table:formula="of:=[synchbench_epcc_20_08_20.P1]" office:value-type="float" office:value="15" calcext:value-type="float">
            <text:p>15</text:p>
          </table:table-cell>
          <table:table-cell table:formula="of:=[synchbench_epcc_20_08_20.Q1]" office:value-type="float" office:value="16" calcext:value-type="float">
            <text:p>16</text:p>
          </table:table-cell>
          <table:table-cell table:formula="of:=[synchbench_epcc_20_08_20.R1]" office:value-type="float" office:value="17" calcext:value-type="float">
            <text:p>17</text:p>
          </table:table-cell>
          <table:table-cell table:formula="of:=[synchbench_epcc_20_08_20.S1]" office:value-type="float" office:value="18" calcext:value-type="float">
            <text:p>18</text:p>
          </table:table-cell>
          <table:table-cell table:formula="of:=[synchbench_epcc_20_08_20.T1]" office:value-type="float" office:value="19" calcext:value-type="float">
            <text:p>19</text:p>
          </table:table-cell>
          <table:table-cell table:formula="of:=[synchbench_epcc_20_08_20.U1]" office:value-type="float" office:value="20" calcext:value-type="float">
            <text:p>20</text:p>
          </table:table-cell>
          <table:table-cell table:formula="of:=[synchbench_epcc_20_08_20.V1]" office:value-type="float" office:value="21" calcext:value-type="float">
            <text:p>21</text:p>
          </table:table-cell>
          <table:table-cell table:formula="of:=[synchbench_epcc_20_08_20.W1]" office:value-type="float" office:value="22" calcext:value-type="float">
            <text:p>22</text:p>
          </table:table-cell>
          <table:table-cell table:formula="of:=[synchbench_epcc_20_08_20.X1]" office:value-type="float" office:value="23" calcext:value-type="float">
            <text:p>23</text:p>
          </table:table-cell>
          <table:table-cell table:formula="of:=[synchbench_epcc_20_08_20.Y1]" office:value-type="float" office:value="24" calcext:value-type="float">
            <text:p>24</text:p>
          </table:table-cell>
          <table:table-cell table:formula="of:=[synchbench_epcc_20_08_20.Z1]" office:value-type="float" office:value="25" calcext:value-type="float">
            <text:p>25</text:p>
          </table:table-cell>
          <table:table-cell table:formula="of:=[synchbench_epcc_20_08_20.AA1]" office:value-type="float" office:value="26" calcext:value-type="float">
            <text:p>26</text:p>
          </table:table-cell>
          <table:table-cell table:formula="of:=[synchbench_epcc_20_08_20.AB1]" office:value-type="float" office:value="27" calcext:value-type="float">
            <text:p>27</text:p>
          </table:table-cell>
          <table:table-cell table:formula="of:=[synchbench_epcc_20_08_20.AC1]" office:value-type="float" office:value="28" calcext:value-type="float">
            <text:p>28</text:p>
          </table:table-cell>
          <table:table-cell table:formula="of:=[synchbench_epcc_20_08_20.AD1]" office:value-type="float" office:value="29" calcext:value-type="float">
            <text:p>29</text:p>
          </table:table-cell>
          <table:table-cell table:formula="of:=[synchbench_epcc_20_08_20.AE1]" office:value-type="float" office:value="30" calcext:value-type="float">
            <text:p>30</text:p>
          </table:table-cell>
          <table:table-cell table:formula="of:=[synchbench_epcc_20_08_20.AF1]" office:value-type="float" office:value="31" calcext:value-type="float">
            <text:p>31</text:p>
          </table:table-cell>
          <table:table-cell table:formula="of:=[synchbench_epcc_20_08_20.AG1]" office:value-type="float" office:value="32" calcext:value-type="float">
            <text:p>32</text:p>
          </table:table-cell>
          <table:table-cell table:formula="of:=[synchbench_epcc_20_08_20.AH1]" office:value-type="float" office:value="33" calcext:value-type="float">
            <text:p>33</text:p>
          </table:table-cell>
          <table:table-cell table:formula="of:=[synchbench_epcc_20_08_20.AI1]" office:value-type="float" office:value="34" calcext:value-type="float">
            <text:p>34</text:p>
          </table:table-cell>
          <table:table-cell table:formula="of:=[synchbench_epcc_20_08_20.AJ1]" office:value-type="float" office:value="35" calcext:value-type="float">
            <text:p>35</text:p>
          </table:table-cell>
          <table:table-cell table:formula="of:=[synchbench_epcc_20_08_20.AK1]" office:value-type="float" office:value="36" calcext:value-type="float">
            <text:p>36</text:p>
          </table:table-cell>
          <table:table-cell table:formula="of:=[synchbench_epcc_20_08_20.AL1]" office:value-type="float" office:value="37" calcext:value-type="float">
            <text:p>37</text:p>
          </table:table-cell>
          <table:table-cell table:formula="of:=[synchbench_epcc_20_08_20.AM1]" office:value-type="float" office:value="38" calcext:value-type="float">
            <text:p>38</text:p>
          </table:table-cell>
          <table:table-cell table:formula="of:=[synchbench_epcc_20_08_20.AN1]" office:value-type="float" office:value="39" calcext:value-type="float">
            <text:p>39</text:p>
          </table:table-cell>
          <table:table-cell table:formula="of:=[synchbench_epcc_20_08_20.AO1]" office:value-type="float" office:value="40" calcext:value-type="float">
            <text:p>40</text:p>
          </table:table-cell>
          <table:table-cell table:formula="of:=[synchbench_epcc_20_08_20.AP1]" office:value-type="float" office:value="41" calcext:value-type="float">
            <text:p>41</text:p>
          </table:table-cell>
          <table:table-cell table:formula="of:=[synchbench_epcc_20_08_20.AQ1]" office:value-type="float" office:value="42" calcext:value-type="float">
            <text:p>42</text:p>
          </table:table-cell>
          <table:table-cell table:formula="of:=[synchbench_epcc_20_08_20.AR1]" office:value-type="float" office:value="43" calcext:value-type="float">
            <text:p>43</text:p>
          </table:table-cell>
          <table:table-cell table:formula="of:=[synchbench_epcc_20_08_20.AS1]" office:value-type="float" office:value="44" calcext:value-type="float">
            <text:p>44</text:p>
          </table:table-cell>
          <table:table-cell table:formula="of:=[synchbench_epcc_20_08_20.AT1]" office:value-type="float" office:value="45" calcext:value-type="float">
            <text:p>45</text:p>
          </table:table-cell>
          <table:table-cell table:formula="of:=[synchbench_epcc_20_08_20.AU1]" office:value-type="float" office:value="46" calcext:value-type="float">
            <text:p>46</text:p>
          </table:table-cell>
          <table:table-cell table:formula="of:=[synchbench_epcc_20_08_20.AV1]" office:value-type="float" office:value="47" calcext:value-type="float">
            <text:p>47</text:p>
          </table:table-cell>
          <table:table-cell table:formula="of:=[synchbench_epcc_20_08_20.AW1]" office:value-type="float" office:value="48" calcext:value-type="float">
            <text:p>48</text:p>
          </table:table-cell>
          <table:table-cell table:formula="of:=[synchbench_epcc_20_08_20.AX1]" office:value-type="float" office:value="49" calcext:value-type="float">
            <text:p>49</text:p>
          </table:table-cell>
          <table:table-cell table:formula="of:=[synchbench_epcc_20_08_20.AY1]" office:value-type="float" office:value="50" calcext:value-type="float">
            <text:p>50</text:p>
          </table:table-cell>
          <table:table-cell table:formula="of:=[synchbench_epcc_20_08_20.AZ1]" office:value-type="float" office:value="51" calcext:value-type="float">
            <text:p>51</text:p>
          </table:table-cell>
          <table:table-cell table:formula="of:=[synchbench_epcc_20_08_20.BA1]" office:value-type="float" office:value="52" calcext:value-type="float">
            <text:p>52</text:p>
          </table:table-cell>
          <table:table-cell table:formula="of:=[synchbench_epcc_20_08_20.BB1]" office:value-type="float" office:value="53" calcext:value-type="float">
            <text:p>53</text:p>
          </table:table-cell>
          <table:table-cell table:formula="of:=[synchbench_epcc_20_08_20.BC1]" office:value-type="float" office:value="54" calcext:value-type="float">
            <text:p>54</text:p>
          </table:table-cell>
          <table:table-cell table:formula="of:=[synchbench_epcc_20_08_20.BD1]" office:value-type="float" office:value="55" calcext:value-type="float">
            <text:p>55</text:p>
          </table:table-cell>
          <table:table-cell table:formula="of:=[synchbench_epcc_20_08_20.BE1]" office:value-type="float" office:value="56" calcext:value-type="float">
            <text:p>56</text:p>
          </table:table-cell>
          <table:table-cell table:formula="of:=[synchbench_epcc_20_08_20.BF1]" office:value-type="float" office:value="57" calcext:value-type="float">
            <text:p>57</text:p>
          </table:table-cell>
          <table:table-cell table:formula="of:=[synchbench_epcc_20_08_20.BG1]" office:value-type="float" office:value="58" calcext:value-type="float">
            <text:p>58</text:p>
          </table:table-cell>
          <table:table-cell table:formula="of:=[synchbench_epcc_20_08_20.BH1]" office:value-type="float" office:value="59" calcext:value-type="float">
            <text:p>59</text:p>
          </table:table-cell>
          <table:table-cell table:formula="of:=[synchbench_epcc_20_08_20.BI1]" office:value-type="float" office:value="60" calcext:value-type="float">
            <text:p>60</text:p>
          </table:table-cell>
          <table:table-cell table:formula="of:=[synchbench_epcc_20_08_20.BJ1]" office:value-type="float" office:value="61" calcext:value-type="float">
            <text:p>61</text:p>
          </table:table-cell>
          <table:table-cell table:formula="of:=[synchbench_epcc_20_08_20.BK1]" office:value-type="float" office:value="62" calcext:value-type="float">
            <text:p>62</text:p>
          </table:table-cell>
          <table:table-cell table:formula="of:=[synchbench_epcc_20_08_20.BL1]" office:value-type="float" office:value="63" calcext:value-type="float">
            <text:p>63</text:p>
          </table:table-cell>
          <table:table-cell table:formula="of:=[synchbench_epcc_20_08_20.BM1]" office:value-type="float" office:value="64" calcext:value-type="float">
            <text:p>64</text:p>
          </table:table-cell>
        </table:table-row>
        <table:table-row table:style-name="ro1">
          <table:table-cell table:formula="of:=[synchbench_epcc_20_08_20.A2]" office:value-type="string" office:string-value="BARRIER overhead" calcext:value-type="string">
            <text:p>BARRIER overhead</text:p>
          </table:table-cell>
          <table:table-cell table:formula="of:=[synchbench_epcc_20_08_20.B$2]/[synchbench_epcc_20_08_20.B2]" office:value-type="float" office:value="1" calcext:value-type="float">
            <text:p>1</text:p>
          </table:table-cell>
          <table:table-cell table:formula="of:=[synchbench_epcc_20_08_20.C$2]/[synchbench_epcc_20_08_20.C2]" office:value-type="float" office:value="1" calcext:value-type="float">
            <text:p>1</text:p>
          </table:table-cell>
          <table:table-cell table:formula="of:=[synchbench_epcc_20_08_20.D$2]/[synchbench_epcc_20_08_20.D2]" office:value-type="float" office:value="1" calcext:value-type="float">
            <text:p>1</text:p>
          </table:table-cell>
          <table:table-cell table:formula="of:=[synchbench_epcc_20_08_20.E$2]/[synchbench_epcc_20_08_20.E2]" office:value-type="float" office:value="1" calcext:value-type="float">
            <text:p>1</text:p>
          </table:table-cell>
          <table:table-cell table:formula="of:=[synchbench_epcc_20_08_20.F$2]/[synchbench_epcc_20_08_20.F2]" office:value-type="float" office:value="1" calcext:value-type="float">
            <text:p>1</text:p>
          </table:table-cell>
          <table:table-cell table:formula="of:=[synchbench_epcc_20_08_20.G$2]/[synchbench_epcc_20_08_20.G2]" office:value-type="float" office:value="1" calcext:value-type="float">
            <text:p>1</text:p>
          </table:table-cell>
          <table:table-cell table:formula="of:=[synchbench_epcc_20_08_20.H$2]/[synchbench_epcc_20_08_20.H2]" office:value-type="float" office:value="1" calcext:value-type="float">
            <text:p>1</text:p>
          </table:table-cell>
          <table:table-cell table:formula="of:=[synchbench_epcc_20_08_20.I$2]/[synchbench_epcc_20_08_20.I2]" office:value-type="float" office:value="1" calcext:value-type="float">
            <text:p>1</text:p>
          </table:table-cell>
          <table:table-cell table:formula="of:=[synchbench_epcc_20_08_20.J$2]/[synchbench_epcc_20_08_20.J2]" office:value-type="float" office:value="1" calcext:value-type="float">
            <text:p>1</text:p>
          </table:table-cell>
          <table:table-cell table:formula="of:=[synchbench_epcc_20_08_20.K$2]/[synchbench_epcc_20_08_20.K2]" office:value-type="float" office:value="1" calcext:value-type="float">
            <text:p>1</text:p>
          </table:table-cell>
          <table:table-cell table:formula="of:=[synchbench_epcc_20_08_20.L$2]/[synchbench_epcc_20_08_20.L2]" office:value-type="float" office:value="1" calcext:value-type="float">
            <text:p>1</text:p>
          </table:table-cell>
          <table:table-cell table:formula="of:=[synchbench_epcc_20_08_20.M$2]/[synchbench_epcc_20_08_20.M2]" office:value-type="float" office:value="1" calcext:value-type="float">
            <text:p>1</text:p>
          </table:table-cell>
          <table:table-cell table:formula="of:=[synchbench_epcc_20_08_20.N$2]/[synchbench_epcc_20_08_20.N2]" office:value-type="float" office:value="1" calcext:value-type="float">
            <text:p>1</text:p>
          </table:table-cell>
          <table:table-cell table:formula="of:=[synchbench_epcc_20_08_20.O$2]/[synchbench_epcc_20_08_20.O2]" office:value-type="float" office:value="1" calcext:value-type="float">
            <text:p>1</text:p>
          </table:table-cell>
          <table:table-cell table:formula="of:=[synchbench_epcc_20_08_20.P$2]/[synchbench_epcc_20_08_20.P2]" office:value-type="float" office:value="1" calcext:value-type="float">
            <text:p>1</text:p>
          </table:table-cell>
          <table:table-cell table:formula="of:=[synchbench_epcc_20_08_20.Q$2]/[synchbench_epcc_20_08_20.Q2]" office:value-type="float" office:value="1" calcext:value-type="float">
            <text:p>1</text:p>
          </table:table-cell>
          <table:table-cell table:formula="of:=[synchbench_epcc_20_08_20.R$2]/[synchbench_epcc_20_08_20.R2]" office:value-type="float" office:value="1" calcext:value-type="float">
            <text:p>1</text:p>
          </table:table-cell>
          <table:table-cell table:formula="of:=[synchbench_epcc_20_08_20.S$2]/[synchbench_epcc_20_08_20.S2]" office:value-type="float" office:value="1" calcext:value-type="float">
            <text:p>1</text:p>
          </table:table-cell>
          <table:table-cell table:formula="of:=[synchbench_epcc_20_08_20.T$2]/[synchbench_epcc_20_08_20.T2]" office:value-type="float" office:value="1" calcext:value-type="float">
            <text:p>1</text:p>
          </table:table-cell>
          <table:table-cell table:formula="of:=[synchbench_epcc_20_08_20.U$2]/[synchbench_epcc_20_08_20.U2]" office:value-type="float" office:value="1" calcext:value-type="float">
            <text:p>1</text:p>
          </table:table-cell>
          <table:table-cell table:formula="of:=[synchbench_epcc_20_08_20.V$2]/[synchbench_epcc_20_08_20.V2]" office:value-type="float" office:value="1" calcext:value-type="float">
            <text:p>1</text:p>
          </table:table-cell>
          <table:table-cell table:formula="of:=[synchbench_epcc_20_08_20.W$2]/[synchbench_epcc_20_08_20.W2]" office:value-type="float" office:value="1" calcext:value-type="float">
            <text:p>1</text:p>
          </table:table-cell>
          <table:table-cell table:formula="of:=[synchbench_epcc_20_08_20.X$2]/[synchbench_epcc_20_08_20.X2]" office:value-type="float" office:value="1" calcext:value-type="float">
            <text:p>1</text:p>
          </table:table-cell>
          <table:table-cell table:formula="of:=[synchbench_epcc_20_08_20.Y$2]/[synchbench_epcc_20_08_20.Y2]" office:value-type="float" office:value="1" calcext:value-type="float">
            <text:p>1</text:p>
          </table:table-cell>
          <table:table-cell table:formula="of:=[synchbench_epcc_20_08_20.Z$2]/[synchbench_epcc_20_08_20.Z2]" office:value-type="float" office:value="1" calcext:value-type="float">
            <text:p>1</text:p>
          </table:table-cell>
          <table:table-cell table:formula="of:=[synchbench_epcc_20_08_20.AA$2]/[synchbench_epcc_20_08_20.AA2]" office:value-type="float" office:value="1" calcext:value-type="float">
            <text:p>1</text:p>
          </table:table-cell>
          <table:table-cell table:formula="of:=[synchbench_epcc_20_08_20.AB$2]/[synchbench_epcc_20_08_20.AB2]" office:value-type="float" office:value="1" calcext:value-type="float">
            <text:p>1</text:p>
          </table:table-cell>
          <table:table-cell table:formula="of:=[synchbench_epcc_20_08_20.AC$2]/[synchbench_epcc_20_08_20.AC2]" office:value-type="float" office:value="1" calcext:value-type="float">
            <text:p>1</text:p>
          </table:table-cell>
          <table:table-cell table:formula="of:=[synchbench_epcc_20_08_20.AD$2]/[synchbench_epcc_20_08_20.AD2]" office:value-type="float" office:value="1" calcext:value-type="float">
            <text:p>1</text:p>
          </table:table-cell>
          <table:table-cell table:formula="of:=[synchbench_epcc_20_08_20.AE$2]/[synchbench_epcc_20_08_20.AE2]" office:value-type="float" office:value="1" calcext:value-type="float">
            <text:p>1</text:p>
          </table:table-cell>
          <table:table-cell table:formula="of:=[synchbench_epcc_20_08_20.AF$2]/[synchbench_epcc_20_08_20.AF2]" office:value-type="float" office:value="1" calcext:value-type="float">
            <text:p>1</text:p>
          </table:table-cell>
          <table:table-cell table:formula="of:=[synchbench_epcc_20_08_20.AG$2]/[synchbench_epcc_20_08_20.AG2]" office:value-type="float" office:value="1" calcext:value-type="float">
            <text:p>1</text:p>
          </table:table-cell>
          <table:table-cell table:formula="of:=[synchbench_epcc_20_08_20.AH$2]/[synchbench_epcc_20_08_20.AH2]" office:value-type="float" office:value="1" calcext:value-type="float">
            <text:p>1</text:p>
          </table:table-cell>
          <table:table-cell table:formula="of:=[synchbench_epcc_20_08_20.AI$2]/[synchbench_epcc_20_08_20.AI2]" office:value-type="float" office:value="1" calcext:value-type="float">
            <text:p>1</text:p>
          </table:table-cell>
          <table:table-cell table:formula="of:=[synchbench_epcc_20_08_20.AJ$2]/[synchbench_epcc_20_08_20.AJ2]" office:value-type="float" office:value="1" calcext:value-type="float">
            <text:p>1</text:p>
          </table:table-cell>
          <table:table-cell table:formula="of:=[synchbench_epcc_20_08_20.AK$2]/[synchbench_epcc_20_08_20.AK2]" office:value-type="float" office:value="1" calcext:value-type="float">
            <text:p>1</text:p>
          </table:table-cell>
          <table:table-cell table:formula="of:=[synchbench_epcc_20_08_20.AL$2]/[synchbench_epcc_20_08_20.AL2]" office:value-type="float" office:value="1" calcext:value-type="float">
            <text:p>1</text:p>
          </table:table-cell>
          <table:table-cell table:formula="of:=[synchbench_epcc_20_08_20.AM$2]/[synchbench_epcc_20_08_20.AM2]" office:value-type="float" office:value="1" calcext:value-type="float">
            <text:p>1</text:p>
          </table:table-cell>
          <table:table-cell table:formula="of:=[synchbench_epcc_20_08_20.AN$2]/[synchbench_epcc_20_08_20.AN2]" office:value-type="float" office:value="1" calcext:value-type="float">
            <text:p>1</text:p>
          </table:table-cell>
          <table:table-cell table:formula="of:=[synchbench_epcc_20_08_20.AO$2]/[synchbench_epcc_20_08_20.AO2]" office:value-type="float" office:value="1" calcext:value-type="float">
            <text:p>1</text:p>
          </table:table-cell>
          <table:table-cell table:formula="of:=[synchbench_epcc_20_08_20.AP$2]/[synchbench_epcc_20_08_20.AP2]" office:value-type="float" office:value="1" calcext:value-type="float">
            <text:p>1</text:p>
          </table:table-cell>
          <table:table-cell table:formula="of:=[synchbench_epcc_20_08_20.AQ$2]/[synchbench_epcc_20_08_20.AQ2]" office:value-type="float" office:value="1" calcext:value-type="float">
            <text:p>1</text:p>
          </table:table-cell>
          <table:table-cell table:formula="of:=[synchbench_epcc_20_08_20.AR$2]/[synchbench_epcc_20_08_20.AR2]" office:value-type="float" office:value="1" calcext:value-type="float">
            <text:p>1</text:p>
          </table:table-cell>
          <table:table-cell table:formula="of:=[synchbench_epcc_20_08_20.AS$2]/[synchbench_epcc_20_08_20.AS2]" office:value-type="float" office:value="1" calcext:value-type="float">
            <text:p>1</text:p>
          </table:table-cell>
          <table:table-cell table:formula="of:=[synchbench_epcc_20_08_20.AT$2]/[synchbench_epcc_20_08_20.AT2]" office:value-type="float" office:value="1" calcext:value-type="float">
            <text:p>1</text:p>
          </table:table-cell>
          <table:table-cell table:formula="of:=[synchbench_epcc_20_08_20.AU$2]/[synchbench_epcc_20_08_20.AU2]" office:value-type="float" office:value="1" calcext:value-type="float">
            <text:p>1</text:p>
          </table:table-cell>
          <table:table-cell table:formula="of:=[synchbench_epcc_20_08_20.AV$2]/[synchbench_epcc_20_08_20.AV2]" office:value-type="float" office:value="1" calcext:value-type="float">
            <text:p>1</text:p>
          </table:table-cell>
          <table:table-cell table:formula="of:=[synchbench_epcc_20_08_20.AW$2]/[synchbench_epcc_20_08_20.AW2]" office:value-type="float" office:value="1" calcext:value-type="float">
            <text:p>1</text:p>
          </table:table-cell>
          <table:table-cell table:formula="of:=[synchbench_epcc_20_08_20.AX$2]/[synchbench_epcc_20_08_20.AX2]" office:value-type="float" office:value="1" calcext:value-type="float">
            <text:p>1</text:p>
          </table:table-cell>
          <table:table-cell table:formula="of:=[synchbench_epcc_20_08_20.AY$2]/[synchbench_epcc_20_08_20.AY2]" office:value-type="float" office:value="1" calcext:value-type="float">
            <text:p>1</text:p>
          </table:table-cell>
          <table:table-cell table:formula="of:=[synchbench_epcc_20_08_20.AZ$2]/[synchbench_epcc_20_08_20.AZ2]" office:value-type="float" office:value="1" calcext:value-type="float">
            <text:p>1</text:p>
          </table:table-cell>
          <table:table-cell table:formula="of:=[synchbench_epcc_20_08_20.BA$2]/[synchbench_epcc_20_08_20.BA2]" office:value-type="float" office:value="1" calcext:value-type="float">
            <text:p>1</text:p>
          </table:table-cell>
          <table:table-cell table:formula="of:=[synchbench_epcc_20_08_20.BB$2]/[synchbench_epcc_20_08_20.BB2]" office:value-type="float" office:value="1" calcext:value-type="float">
            <text:p>1</text:p>
          </table:table-cell>
          <table:table-cell table:formula="of:=[synchbench_epcc_20_08_20.BC$2]/[synchbench_epcc_20_08_20.BC2]" office:value-type="float" office:value="1" calcext:value-type="float">
            <text:p>1</text:p>
          </table:table-cell>
          <table:table-cell table:formula="of:=[synchbench_epcc_20_08_20.BD$2]/[synchbench_epcc_20_08_20.BD2]" office:value-type="float" office:value="1" calcext:value-type="float">
            <text:p>1</text:p>
          </table:table-cell>
          <table:table-cell table:formula="of:=[synchbench_epcc_20_08_20.BE$2]/[synchbench_epcc_20_08_20.BE2]" office:value-type="float" office:value="1" calcext:value-type="float">
            <text:p>1</text:p>
          </table:table-cell>
          <table:table-cell table:formula="of:=[synchbench_epcc_20_08_20.BF$2]/[synchbench_epcc_20_08_20.BF2]" office:value-type="float" office:value="1" calcext:value-type="float">
            <text:p>1</text:p>
          </table:table-cell>
          <table:table-cell table:formula="of:=[synchbench_epcc_20_08_20.BG$2]/[synchbench_epcc_20_08_20.BG2]" office:value-type="float" office:value="1" calcext:value-type="float">
            <text:p>1</text:p>
          </table:table-cell>
          <table:table-cell table:formula="of:=[synchbench_epcc_20_08_20.BH$2]/[synchbench_epcc_20_08_20.BH2]" office:value-type="float" office:value="1" calcext:value-type="float">
            <text:p>1</text:p>
          </table:table-cell>
          <table:table-cell table:formula="of:=[synchbench_epcc_20_08_20.BI$2]/[synchbench_epcc_20_08_20.BI2]" office:value-type="float" office:value="1" calcext:value-type="float">
            <text:p>1</text:p>
          </table:table-cell>
          <table:table-cell table:formula="of:=[synchbench_epcc_20_08_20.BJ$2]/[synchbench_epcc_20_08_20.BJ2]" office:value-type="float" office:value="1" calcext:value-type="float">
            <text:p>1</text:p>
          </table:table-cell>
          <table:table-cell table:formula="of:=[synchbench_epcc_20_08_20.BK$2]/[synchbench_epcc_20_08_20.BK2]" office:value-type="float" office:value="1" calcext:value-type="float">
            <text:p>1</text:p>
          </table:table-cell>
          <table:table-cell table:formula="of:=[synchbench_epcc_20_08_20.BL$2]/[synchbench_epcc_20_08_20.BL2]" office:value-type="float" office:value="1" calcext:value-type="float">
            <text:p>1</text:p>
          </table:table-cell>
          <table:table-cell table:formula="of:=[synchbench_epcc_20_08_20.BM$2]/[synchbench_epcc_20_08_20.BM2]" office:value-type="float" office:value="1" calcext:value-type="float">
            <text:p>1</text:p>
          </table:table-cell>
        </table:table-row>
        <table:table-row table:style-name="ro1">
          <table:table-cell table:formula="of:=[synchbench_epcc_20_08_20.A3]" office:value-type="string" office:string-value="CENTRALIZED BARRIER overhead" calcext:value-type="string">
            <text:p>CENTRALIZED BARRIER overhead</text:p>
          </table:table-cell>
          <table:table-cell table:formula="of:=[synchbench_epcc_20_08_20.B$2]/[synchbench_epcc_20_08_20.B3]" office:value-type="float" office:value="-130.143872113677" calcext:value-type="float">
            <text:p>-130,143872113677</text:p>
          </table:table-cell>
          <table:table-cell table:formula="of:=[synchbench_epcc_20_08_20.C$2]/[synchbench_epcc_20_08_20.C3]" office:value-type="float" office:value="2.57873862339614" calcext:value-type="float">
            <text:p>2,57873862339614</text:p>
          </table:table-cell>
          <table:table-cell table:formula="of:=[synchbench_epcc_20_08_20.D$2]/[synchbench_epcc_20_08_20.D3]" office:value-type="float" office:value="1.27679163901792" calcext:value-type="float">
            <text:p>1,27679163901792</text:p>
          </table:table-cell>
          <table:table-cell table:formula="of:=[synchbench_epcc_20_08_20.E$2]/[synchbench_epcc_20_08_20.E3]" office:value-type="float" office:value="1.12221642958219" calcext:value-type="float">
            <text:p>1,12221642958219</text:p>
          </table:table-cell>
          <table:table-cell table:formula="of:=[synchbench_epcc_20_08_20.F$2]/[synchbench_epcc_20_08_20.F3]" office:value-type="float" office:value="0.99540103343573" calcext:value-type="float">
            <text:p>0,99540103343573</text:p>
          </table:table-cell>
          <table:table-cell table:formula="of:=[synchbench_epcc_20_08_20.G$2]/[synchbench_epcc_20_08_20.G3]" office:value-type="float" office:value="1.07421486276818" calcext:value-type="float">
            <text:p>1,07421486276818</text:p>
          </table:table-cell>
          <table:table-cell table:formula="of:=[synchbench_epcc_20_08_20.H$2]/[synchbench_epcc_20_08_20.H3]" office:value-type="float" office:value="1.00929816951916" calcext:value-type="float">
            <text:p>1,00929816951916</text:p>
          </table:table-cell>
          <table:table-cell table:formula="of:=[synchbench_epcc_20_08_20.I$2]/[synchbench_epcc_20_08_20.I3]" office:value-type="float" office:value="0.93913724872172" calcext:value-type="float">
            <text:p>0,93913724872172</text:p>
          </table:table-cell>
          <table:table-cell table:formula="of:=[synchbench_epcc_20_08_20.J$2]/[synchbench_epcc_20_08_20.J3]" office:value-type="float" office:value="1.01710754211935" calcext:value-type="float">
            <text:p>1,01710754211935</text:p>
          </table:table-cell>
          <table:table-cell table:formula="of:=[synchbench_epcc_20_08_20.K$2]/[synchbench_epcc_20_08_20.K3]" office:value-type="float" office:value="0.995772300079953" calcext:value-type="float">
            <text:p>0,995772300079953</text:p>
          </table:table-cell>
          <table:table-cell table:formula="of:=[synchbench_epcc_20_08_20.L$2]/[synchbench_epcc_20_08_20.L3]" office:value-type="float" office:value="1.02073731870043" calcext:value-type="float">
            <text:p>1,02073731870043</text:p>
          </table:table-cell>
          <table:table-cell table:formula="of:=[synchbench_epcc_20_08_20.M$2]/[synchbench_epcc_20_08_20.M3]" office:value-type="float" office:value="1.00347959804027" calcext:value-type="float">
            <text:p>1,00347959804027</text:p>
          </table:table-cell>
          <table:table-cell table:formula="of:=[synchbench_epcc_20_08_20.N$2]/[synchbench_epcc_20_08_20.N3]" office:value-type="float" office:value="1.01662281494369" calcext:value-type="float">
            <text:p>1,01662281494369</text:p>
          </table:table-cell>
          <table:table-cell table:formula="of:=[synchbench_epcc_20_08_20.O$2]/[synchbench_epcc_20_08_20.O3]" office:value-type="float" office:value="1.01168294643661" calcext:value-type="float">
            <text:p>1,01168294643661</text:p>
          </table:table-cell>
          <table:table-cell table:formula="of:=[synchbench_epcc_20_08_20.P$2]/[synchbench_epcc_20_08_20.P3]" office:value-type="float" office:value="1.01076367245232" calcext:value-type="float">
            <text:p>1,01076367245232</text:p>
          </table:table-cell>
          <table:table-cell table:formula="of:=[synchbench_epcc_20_08_20.Q$2]/[synchbench_epcc_20_08_20.Q3]" office:value-type="float" office:value="1.00108891026932" calcext:value-type="float">
            <text:p>1,00108891026932</text:p>
          </table:table-cell>
          <table:table-cell table:formula="of:=[synchbench_epcc_20_08_20.R$2]/[synchbench_epcc_20_08_20.R3]" office:value-type="float" office:value="1.00524234197269" calcext:value-type="float">
            <text:p>1,00524234197269</text:p>
          </table:table-cell>
          <table:table-cell table:formula="of:=[synchbench_epcc_20_08_20.S$2]/[synchbench_epcc_20_08_20.S3]" office:value-type="float" office:value="1.00587074656021" calcext:value-type="float">
            <text:p>1,00587074656021</text:p>
          </table:table-cell>
          <table:table-cell table:formula="of:=[synchbench_epcc_20_08_20.T$2]/[synchbench_epcc_20_08_20.T3]" office:value-type="float" office:value="1.00080230857823" calcext:value-type="float">
            <text:p>1,00080230857823</text:p>
          </table:table-cell>
          <table:table-cell table:formula="of:=[synchbench_epcc_20_08_20.U$2]/[synchbench_epcc_20_08_20.U3]" office:value-type="float" office:value="0.997229662489353" calcext:value-type="float">
            <text:p>0,997229662489353</text:p>
          </table:table-cell>
          <table:table-cell table:formula="of:=[synchbench_epcc_20_08_20.V$2]/[synchbench_epcc_20_08_20.V3]" office:value-type="float" office:value="1.00229290690274" calcext:value-type="float">
            <text:p>1,00229290690274</text:p>
          </table:table-cell>
          <table:table-cell table:formula="of:=[synchbench_epcc_20_08_20.W$2]/[synchbench_epcc_20_08_20.W3]" office:value-type="float" office:value="0.996160642931913" calcext:value-type="float">
            <text:p>0,996160642931913</text:p>
          </table:table-cell>
          <table:table-cell table:formula="of:=[synchbench_epcc_20_08_20.X$2]/[synchbench_epcc_20_08_20.X3]" office:value-type="float" office:value="0.998006902106941" calcext:value-type="float">
            <text:p>0,998006902106941</text:p>
          </table:table-cell>
          <table:table-cell table:formula="of:=[synchbench_epcc_20_08_20.Y$2]/[synchbench_epcc_20_08_20.Y3]" office:value-type="float" office:value="1.0100934685224" calcext:value-type="float">
            <text:p>1,0100934685224</text:p>
          </table:table-cell>
          <table:table-cell table:formula="of:=[synchbench_epcc_20_08_20.Z$2]/[synchbench_epcc_20_08_20.Z3]" office:value-type="float" office:value="1.01018178270302" calcext:value-type="float">
            <text:p>1,01018178270302</text:p>
          </table:table-cell>
          <table:table-cell table:formula="of:=[synchbench_epcc_20_08_20.AA$2]/[synchbench_epcc_20_08_20.AA3]" office:value-type="float" office:value="0.9930497790358" calcext:value-type="float">
            <text:p>0,9930497790358</text:p>
          </table:table-cell>
          <table:table-cell table:formula="of:=[synchbench_epcc_20_08_20.AB$2]/[synchbench_epcc_20_08_20.AB3]" office:value-type="float" office:value="0.995312659550235" calcext:value-type="float">
            <text:p>0,995312659550235</text:p>
          </table:table-cell>
          <table:table-cell table:formula="of:=[synchbench_epcc_20_08_20.AC$2]/[synchbench_epcc_20_08_20.AC3]" office:value-type="float" office:value="0.990309602503169" calcext:value-type="float">
            <text:p>0,990309602503169</text:p>
          </table:table-cell>
          <table:table-cell table:formula="of:=[synchbench_epcc_20_08_20.AD$2]/[synchbench_epcc_20_08_20.AD3]" office:value-type="float" office:value="1.01103124099244" calcext:value-type="float">
            <text:p>1,01103124099244</text:p>
          </table:table-cell>
          <table:table-cell table:formula="of:=[synchbench_epcc_20_08_20.AE$2]/[synchbench_epcc_20_08_20.AE3]" office:value-type="float" office:value="0.991919740363344" calcext:value-type="float">
            <text:p>0,991919740363344</text:p>
          </table:table-cell>
          <table:table-cell table:formula="of:=[synchbench_epcc_20_08_20.AF$2]/[synchbench_epcc_20_08_20.AF3]" office:value-type="float" office:value="0.994948944621171" calcext:value-type="float">
            <text:p>0,994948944621171</text:p>
          </table:table-cell>
          <table:table-cell table:formula="of:=[synchbench_epcc_20_08_20.AG$2]/[synchbench_epcc_20_08_20.AG3]" office:value-type="float" office:value="1.00011396168815" calcext:value-type="float">
            <text:p>1,00011396168815</text:p>
          </table:table-cell>
          <table:table-cell table:formula="of:=[synchbench_epcc_20_08_20.AH$2]/[synchbench_epcc_20_08_20.AH3]" office:value-type="float" office:value="1.03218999045657" calcext:value-type="float">
            <text:p>1,03218999045657</text:p>
          </table:table-cell>
          <table:table-cell table:formula="of:=[synchbench_epcc_20_08_20.AI$2]/[synchbench_epcc_20_08_20.AI3]" office:value-type="float" office:value="1.00534155268734" calcext:value-type="float">
            <text:p>1,00534155268734</text:p>
          </table:table-cell>
          <table:table-cell table:formula="of:=[synchbench_epcc_20_08_20.AJ$2]/[synchbench_epcc_20_08_20.AJ3]" office:value-type="float" office:value="0.99590550174908" calcext:value-type="float">
            <text:p>0,99590550174908</text:p>
          </table:table-cell>
          <table:table-cell table:formula="of:=[synchbench_epcc_20_08_20.AK$2]/[synchbench_epcc_20_08_20.AK3]" office:value-type="float" office:value="0.993814860000301" calcext:value-type="float">
            <text:p>0,993814860000301</text:p>
          </table:table-cell>
          <table:table-cell table:formula="of:=[synchbench_epcc_20_08_20.AL$2]/[synchbench_epcc_20_08_20.AL3]" office:value-type="float" office:value="1.00560388661329" calcext:value-type="float">
            <text:p>1,00560388661329</text:p>
          </table:table-cell>
          <table:table-cell table:formula="of:=[synchbench_epcc_20_08_20.AM$2]/[synchbench_epcc_20_08_20.AM3]" office:value-type="float" office:value="0.986164688707211" calcext:value-type="float">
            <text:p>0,986164688707211</text:p>
          </table:table-cell>
          <table:table-cell table:formula="of:=[synchbench_epcc_20_08_20.AN$2]/[synchbench_epcc_20_08_20.AN3]" office:value-type="float" office:value="0.988934305165319" calcext:value-type="float">
            <text:p>0,988934305165319</text:p>
          </table:table-cell>
          <table:table-cell table:formula="of:=[synchbench_epcc_20_08_20.AO$2]/[synchbench_epcc_20_08_20.AO3]" office:value-type="float" office:value="0.978850740709057" calcext:value-type="float">
            <text:p>0,978850740709057</text:p>
          </table:table-cell>
          <table:table-cell table:formula="of:=[synchbench_epcc_20_08_20.AP$2]/[synchbench_epcc_20_08_20.AP3]" office:value-type="float" office:value="0.997130609823472" calcext:value-type="float">
            <text:p>0,997130609823472</text:p>
          </table:table-cell>
          <table:table-cell table:formula="of:=[synchbench_epcc_20_08_20.AQ$2]/[synchbench_epcc_20_08_20.AQ3]" office:value-type="float" office:value="0.977443859636986" calcext:value-type="float">
            <text:p>0,977443859636986</text:p>
          </table:table-cell>
          <table:table-cell table:formula="of:=[synchbench_epcc_20_08_20.AR$2]/[synchbench_epcc_20_08_20.AR3]" office:value-type="float" office:value="0.975424017164337" calcext:value-type="float">
            <text:p>0,975424017164337</text:p>
          </table:table-cell>
          <table:table-cell table:formula="of:=[synchbench_epcc_20_08_20.AS$2]/[synchbench_epcc_20_08_20.AS3]" office:value-type="float" office:value="0.972847013283194" calcext:value-type="float">
            <text:p>0,972847013283194</text:p>
          </table:table-cell>
          <table:table-cell table:formula="of:=[synchbench_epcc_20_08_20.AT$2]/[synchbench_epcc_20_08_20.AT3]" office:value-type="float" office:value="0.987020203208053" calcext:value-type="float">
            <text:p>0,987020203208053</text:p>
          </table:table-cell>
          <table:table-cell table:formula="of:=[synchbench_epcc_20_08_20.AU$2]/[synchbench_epcc_20_08_20.AU3]" office:value-type="float" office:value="0.971317686883196" calcext:value-type="float">
            <text:p>0,971317686883196</text:p>
          </table:table-cell>
          <table:table-cell table:formula="of:=[synchbench_epcc_20_08_20.AV$2]/[synchbench_epcc_20_08_20.AV3]" office:value-type="float" office:value="0.973075763238569" calcext:value-type="float">
            <text:p>0,973075763238569</text:p>
          </table:table-cell>
          <table:table-cell table:formula="of:=[synchbench_epcc_20_08_20.AW$2]/[synchbench_epcc_20_08_20.AW3]" office:value-type="float" office:value="0.973959909952227" calcext:value-type="float">
            <text:p>0,973959909952227</text:p>
          </table:table-cell>
          <table:table-cell table:formula="of:=[synchbench_epcc_20_08_20.AX$2]/[synchbench_epcc_20_08_20.AX3]" office:value-type="float" office:value="0.992153146364551" calcext:value-type="float">
            <text:p>0,992153146364551</text:p>
          </table:table-cell>
          <table:table-cell table:formula="of:=[synchbench_epcc_20_08_20.AY$2]/[synchbench_epcc_20_08_20.AY3]" office:value-type="float" office:value="0.971587400634852" calcext:value-type="float">
            <text:p>0,971587400634852</text:p>
          </table:table-cell>
          <table:table-cell table:formula="of:=[synchbench_epcc_20_08_20.AZ$2]/[synchbench_epcc_20_08_20.AZ3]" office:value-type="float" office:value="0.968649485153548" calcext:value-type="float">
            <text:p>0,968649485153548</text:p>
          </table:table-cell>
          <table:table-cell table:formula="of:=[synchbench_epcc_20_08_20.BA$2]/[synchbench_epcc_20_08_20.BA3]" office:value-type="float" office:value="0.968588422770636" calcext:value-type="float">
            <text:p>0,968588422770636</text:p>
          </table:table-cell>
          <table:table-cell table:formula="of:=[synchbench_epcc_20_08_20.BB$2]/[synchbench_epcc_20_08_20.BB3]" office:value-type="float" office:value="0.984129519451034" calcext:value-type="float">
            <text:p>0,984129519451034</text:p>
          </table:table-cell>
          <table:table-cell table:formula="of:=[synchbench_epcc_20_08_20.BC$2]/[synchbench_epcc_20_08_20.BC3]" office:value-type="float" office:value="0.960262011593353" calcext:value-type="float">
            <text:p>0,960262011593353</text:p>
          </table:table-cell>
          <table:table-cell table:formula="of:=[synchbench_epcc_20_08_20.BD$2]/[synchbench_epcc_20_08_20.BD3]" office:value-type="float" office:value="0.962167505573096" calcext:value-type="float">
            <text:p>0,962167505573096</text:p>
          </table:table-cell>
          <table:table-cell table:formula="of:=[synchbench_epcc_20_08_20.BE$2]/[synchbench_epcc_20_08_20.BE3]" office:value-type="float" office:value="0.959366804590882" calcext:value-type="float">
            <text:p>0,959366804590882</text:p>
          </table:table-cell>
          <table:table-cell table:formula="of:=[synchbench_epcc_20_08_20.BF$2]/[synchbench_epcc_20_08_20.BF3]" office:value-type="float" office:value="0.977009634569997" calcext:value-type="float">
            <text:p>0,977009634569997</text:p>
          </table:table-cell>
          <table:table-cell table:formula="of:=[synchbench_epcc_20_08_20.BG$2]/[synchbench_epcc_20_08_20.BG3]" office:value-type="float" office:value="0.957377442314783" calcext:value-type="float">
            <text:p>0,957377442314783</text:p>
          </table:table-cell>
          <table:table-cell table:formula="of:=[synchbench_epcc_20_08_20.BH$2]/[synchbench_epcc_20_08_20.BH3]" office:value-type="float" office:value="0.960312170035627" calcext:value-type="float">
            <text:p>0,960312170035627</text:p>
          </table:table-cell>
          <table:table-cell table:formula="of:=[synchbench_epcc_20_08_20.BI$2]/[synchbench_epcc_20_08_20.BI3]" office:value-type="float" office:value="0.965501450232496" calcext:value-type="float">
            <text:p>0,965501450232496</text:p>
          </table:table-cell>
          <table:table-cell table:formula="of:=[synchbench_epcc_20_08_20.BJ$2]/[synchbench_epcc_20_08_20.BJ3]" office:value-type="float" office:value="0.974338154789835" calcext:value-type="float">
            <text:p>0,974338154789835</text:p>
          </table:table-cell>
          <table:table-cell table:formula="of:=[synchbench_epcc_20_08_20.BK$2]/[synchbench_epcc_20_08_20.BK3]" office:value-type="float" office:value="0.957018966475555" calcext:value-type="float">
            <text:p>0,957018966475555</text:p>
          </table:table-cell>
          <table:table-cell table:formula="of:=[synchbench_epcc_20_08_20.BL$2]/[synchbench_epcc_20_08_20.BL3]" office:value-type="float" office:value="0.959008641073041" calcext:value-type="float">
            <text:p>0,959008641073041</text:p>
          </table:table-cell>
          <table:table-cell table:formula="of:=[synchbench_epcc_20_08_20.BM$2]/[synchbench_epcc_20_08_20.BM3]" office:value-type="float" office:value="0.958224529071306" calcext:value-type="float">
            <text:p>0,958224529071306</text:p>
          </table:table-cell>
        </table:table-row>
        <table:table-row table:style-name="ro1">
          <table:table-cell table:formula="of:=[synchbench_epcc_20_08_20.A4]" office:value-type="string" office:string-value="COMBINING TREE BARRIER overhead" calcext:value-type="string">
            <text:p>COMBINING TREE BARRIER overhead</text:p>
          </table:table-cell>
          <table:table-cell table:formula="of:=[synchbench_epcc_20_08_20.B$2]/[synchbench_epcc_20_08_20.B4]" office:value-type="float" office:value="-672.211009174312" calcext:value-type="float">
            <text:p>-672,211009174312</text:p>
          </table:table-cell>
          <table:table-cell table:formula="of:=[synchbench_epcc_20_08_20.C$2]/[synchbench_epcc_20_08_20.C4]" office:value-type="float" office:value="2.76555131036953" calcext:value-type="float">
            <text:p>2,76555131036953</text:p>
          </table:table-cell>
          <table:table-cell table:formula="of:=[synchbench_epcc_20_08_20.D$2]/[synchbench_epcc_20_08_20.D4]" office:value-type="float" office:value="1.52047149465782" calcext:value-type="float">
            <text:p>1,52047149465782</text:p>
          </table:table-cell>
          <table:table-cell table:formula="of:=[synchbench_epcc_20_08_20.E$2]/[synchbench_epcc_20_08_20.E4]" office:value-type="float" office:value="1.23334781486309" calcext:value-type="float">
            <text:p>1,23334781486309</text:p>
          </table:table-cell>
          <table:table-cell table:formula="of:=[synchbench_epcc_20_08_20.F$2]/[synchbench_epcc_20_08_20.F4]" office:value-type="float" office:value="0.83049299008884" calcext:value-type="float">
            <text:p>0,83049299008884</text:p>
          </table:table-cell>
          <table:table-cell table:formula="of:=[synchbench_epcc_20_08_20.G$2]/[synchbench_epcc_20_08_20.G4]" office:value-type="float" office:value="0.879446090637723" calcext:value-type="float">
            <text:p>0,879446090637723</text:p>
          </table:table-cell>
          <table:table-cell table:formula="of:=[synchbench_epcc_20_08_20.H$2]/[synchbench_epcc_20_08_20.H4]" office:value-type="float" office:value="0.651519811016201" calcext:value-type="float">
            <text:p>0,651519811016201</text:p>
          </table:table-cell>
          <table:table-cell table:formula="of:=[synchbench_epcc_20_08_20.I$2]/[synchbench_epcc_20_08_20.I4]" office:value-type="float" office:value="0.628395844653426" calcext:value-type="float">
            <text:p>0,628395844653426</text:p>
          </table:table-cell>
          <table:table-cell table:formula="of:=[synchbench_epcc_20_08_20.J$2]/[synchbench_epcc_20_08_20.J4]" office:value-type="float" office:value="0.872268527426972" calcext:value-type="float">
            <text:p>0,872268527426972</text:p>
          </table:table-cell>
          <table:table-cell table:formula="of:=[synchbench_epcc_20_08_20.K$2]/[synchbench_epcc_20_08_20.K4]" office:value-type="float" office:value="0.907717324789087" calcext:value-type="float">
            <text:p>0,907717324789087</text:p>
          </table:table-cell>
          <table:table-cell table:formula="of:=[synchbench_epcc_20_08_20.L$2]/[synchbench_epcc_20_08_20.L4]" office:value-type="float" office:value="0.795084954416453" calcext:value-type="float">
            <text:p>0,795084954416453</text:p>
          </table:table-cell>
          <table:table-cell table:formula="of:=[synchbench_epcc_20_08_20.M$2]/[synchbench_epcc_20_08_20.M4]" office:value-type="float" office:value="0.775693894447601" calcext:value-type="float">
            <text:p>0,775693894447601</text:p>
          </table:table-cell>
          <table:table-cell table:formula="of:=[synchbench_epcc_20_08_20.N$2]/[synchbench_epcc_20_08_20.N4]" office:value-type="float" office:value="0.773447394759808" calcext:value-type="float">
            <text:p>0,773447394759808</text:p>
          </table:table-cell>
          <table:table-cell table:formula="of:=[synchbench_epcc_20_08_20.O$2]/[synchbench_epcc_20_08_20.O4]" office:value-type="float" office:value="0.73880157215455" calcext:value-type="float">
            <text:p>0,73880157215455</text:p>
          </table:table-cell>
          <table:table-cell table:formula="of:=[synchbench_epcc_20_08_20.P$2]/[synchbench_epcc_20_08_20.P4]" office:value-type="float" office:value="0.687147167658224" calcext:value-type="float">
            <text:p>0,687147167658224</text:p>
          </table:table-cell>
          <table:table-cell table:formula="of:=[synchbench_epcc_20_08_20.Q$2]/[synchbench_epcc_20_08_20.Q4]" office:value-type="float" office:value="0.694143492349812" calcext:value-type="float">
            <text:p>0,694143492349812</text:p>
          </table:table-cell>
          <table:table-cell table:formula="of:=[synchbench_epcc_20_08_20.R$2]/[synchbench_epcc_20_08_20.R4]" office:value-type="float" office:value="0.902304280857984" calcext:value-type="float">
            <text:p>0,902304280857984</text:p>
          </table:table-cell>
          <table:table-cell table:formula="of:=[synchbench_epcc_20_08_20.S$2]/[synchbench_epcc_20_08_20.S4]" office:value-type="float" office:value="0.918335884788341" calcext:value-type="float">
            <text:p>0,918335884788341</text:p>
          </table:table-cell>
          <table:table-cell table:formula="of:=[synchbench_epcc_20_08_20.T$2]/[synchbench_epcc_20_08_20.T4]" office:value-type="float" office:value="0.912058455518591" calcext:value-type="float">
            <text:p>0,912058455518591</text:p>
          </table:table-cell>
          <table:table-cell table:formula="of:=[synchbench_epcc_20_08_20.U$2]/[synchbench_epcc_20_08_20.U4]" office:value-type="float" office:value="0.937541176150537" calcext:value-type="float">
            <text:p>0,937541176150537</text:p>
          </table:table-cell>
          <table:table-cell table:formula="of:=[synchbench_epcc_20_08_20.V$2]/[synchbench_epcc_20_08_20.V4]" office:value-type="float" office:value="0.921071628849067" calcext:value-type="float">
            <text:p>0,921071628849067</text:p>
          </table:table-cell>
          <table:table-cell table:formula="of:=[synchbench_epcc_20_08_20.W$2]/[synchbench_epcc_20_08_20.W4]" office:value-type="float" office:value="0.895974982080885" calcext:value-type="float">
            <text:p>0,895974982080885</text:p>
          </table:table-cell>
          <table:table-cell table:formula="of:=[synchbench_epcc_20_08_20.X$2]/[synchbench_epcc_20_08_20.X4]" office:value-type="float" office:value="0.853272850925958" calcext:value-type="float">
            <text:p>0,853272850925958</text:p>
          </table:table-cell>
          <table:table-cell table:formula="of:=[synchbench_epcc_20_08_20.Y$2]/[synchbench_epcc_20_08_20.Y4]" office:value-type="float" office:value="0.872824840851189" calcext:value-type="float">
            <text:p>0,872824840851189</text:p>
          </table:table-cell>
          <table:table-cell table:formula="of:=[synchbench_epcc_20_08_20.Z$2]/[synchbench_epcc_20_08_20.Z4]" office:value-type="float" office:value="0.878699757001155" calcext:value-type="float">
            <text:p>0,878699757001155</text:p>
          </table:table-cell>
          <table:table-cell table:formula="of:=[synchbench_epcc_20_08_20.AA$2]/[synchbench_epcc_20_08_20.AA4]" office:value-type="float" office:value="0.890132752392538" calcext:value-type="float">
            <text:p>0,890132752392538</text:p>
          </table:table-cell>
          <table:table-cell table:formula="of:=[synchbench_epcc_20_08_20.AB$2]/[synchbench_epcc_20_08_20.AB4]" office:value-type="float" office:value="0.850930915806262" calcext:value-type="float">
            <text:p>0,850930915806262</text:p>
          </table:table-cell>
          <table:table-cell table:formula="of:=[synchbench_epcc_20_08_20.AC$2]/[synchbench_epcc_20_08_20.AC4]" office:value-type="float" office:value="0.862881932133397" calcext:value-type="float">
            <text:p>0,862881932133397</text:p>
          </table:table-cell>
          <table:table-cell table:formula="of:=[synchbench_epcc_20_08_20.AD$2]/[synchbench_epcc_20_08_20.AD4]" office:value-type="float" office:value="0.881548513421238" calcext:value-type="float">
            <text:p>0,881548513421238</text:p>
          </table:table-cell>
          <table:table-cell table:formula="of:=[synchbench_epcc_20_08_20.AE$2]/[synchbench_epcc_20_08_20.AE4]" office:value-type="float" office:value="0.857632603452533" calcext:value-type="float">
            <text:p>0,857632603452533</text:p>
          </table:table-cell>
          <table:table-cell table:formula="of:=[synchbench_epcc_20_08_20.AF$2]/[synchbench_epcc_20_08_20.AF4]" office:value-type="float" office:value="0.846961102379757" calcext:value-type="float">
            <text:p>0,846961102379757</text:p>
          </table:table-cell>
          <table:table-cell table:formula="of:=[synchbench_epcc_20_08_20.AG$2]/[synchbench_epcc_20_08_20.AG4]" office:value-type="float" office:value="0.861792271056113" calcext:value-type="float">
            <text:p>0,861792271056113</text:p>
          </table:table-cell>
          <table:table-cell table:formula="of:=[synchbench_epcc_20_08_20.AH$2]/[synchbench_epcc_20_08_20.AH4]" office:value-type="float" office:value="1.02490205126184" calcext:value-type="float">
            <text:p>1,02490205126184</text:p>
          </table:table-cell>
          <table:table-cell table:formula="of:=[synchbench_epcc_20_08_20.AI$2]/[synchbench_epcc_20_08_20.AI4]" office:value-type="float" office:value="1.05594984593943" calcext:value-type="float">
            <text:p>1,05594984593943</text:p>
          </table:table-cell>
          <table:table-cell table:formula="of:=[synchbench_epcc_20_08_20.AJ$2]/[synchbench_epcc_20_08_20.AJ4]" office:value-type="float" office:value="1.01368579725943" calcext:value-type="float">
            <text:p>1,01368579725943</text:p>
          </table:table-cell>
          <table:table-cell table:formula="of:=[synchbench_epcc_20_08_20.AK$2]/[synchbench_epcc_20_08_20.AK4]" office:value-type="float" office:value="1.03722838175813" calcext:value-type="float">
            <text:p>1,03722838175813</text:p>
          </table:table-cell>
          <table:table-cell table:formula="of:=[synchbench_epcc_20_08_20.AL$2]/[synchbench_epcc_20_08_20.AL4]" office:value-type="float" office:value="1.11908983905616" calcext:value-type="float">
            <text:p>1,11908983905616</text:p>
          </table:table-cell>
          <table:table-cell table:formula="of:=[synchbench_epcc_20_08_20.AM$2]/[synchbench_epcc_20_08_20.AM4]" office:value-type="float" office:value="1.08570258963496" calcext:value-type="float">
            <text:p>1,08570258963496</text:p>
          </table:table-cell>
          <table:table-cell table:formula="of:=[synchbench_epcc_20_08_20.AN$2]/[synchbench_epcc_20_08_20.AN4]" office:value-type="float" office:value="1.06438218214458" calcext:value-type="float">
            <text:p>1,06438218214458</text:p>
          </table:table-cell>
          <table:table-cell table:formula="of:=[synchbench_epcc_20_08_20.AO$2]/[synchbench_epcc_20_08_20.AO4]" office:value-type="float" office:value="1.09724132932047" calcext:value-type="float">
            <text:p>1,09724132932047</text:p>
          </table:table-cell>
          <table:table-cell table:formula="of:=[synchbench_epcc_20_08_20.AP$2]/[synchbench_epcc_20_08_20.AP4]" office:value-type="float" office:value="1.11320339960916" calcext:value-type="float">
            <text:p>1,11320339960916</text:p>
          </table:table-cell>
          <table:table-cell table:formula="of:=[synchbench_epcc_20_08_20.AQ$2]/[synchbench_epcc_20_08_20.AQ4]" office:value-type="float" office:value="1.12204114458649" calcext:value-type="float">
            <text:p>1,12204114458649</text:p>
          </table:table-cell>
          <table:table-cell table:formula="of:=[synchbench_epcc_20_08_20.AR$2]/[synchbench_epcc_20_08_20.AR4]" office:value-type="float" office:value="1.07970097222868" calcext:value-type="float">
            <text:p>1,07970097222868</text:p>
          </table:table-cell>
          <table:table-cell table:formula="of:=[synchbench_epcc_20_08_20.AS$2]/[synchbench_epcc_20_08_20.AS4]" office:value-type="float" office:value="1.07713200990782" calcext:value-type="float">
            <text:p>1,07713200990782</text:p>
          </table:table-cell>
          <table:table-cell table:formula="of:=[synchbench_epcc_20_08_20.AT$2]/[synchbench_epcc_20_08_20.AT4]" office:value-type="float" office:value="1.11824232952691" calcext:value-type="float">
            <text:p>1,11824232952691</text:p>
          </table:table-cell>
          <table:table-cell table:formula="of:=[synchbench_epcc_20_08_20.AU$2]/[synchbench_epcc_20_08_20.AU4]" office:value-type="float" office:value="1.09964134939079" calcext:value-type="float">
            <text:p>1,09964134939079</text:p>
          </table:table-cell>
          <table:table-cell table:formula="of:=[synchbench_epcc_20_08_20.AV$2]/[synchbench_epcc_20_08_20.AV4]" office:value-type="float" office:value="1.08124103276655" calcext:value-type="float">
            <text:p>1,08124103276655</text:p>
          </table:table-cell>
          <table:table-cell table:formula="of:=[synchbench_epcc_20_08_20.AW$2]/[synchbench_epcc_20_08_20.AW4]" office:value-type="float" office:value="1.0481417248044" calcext:value-type="float">
            <text:p>1,0481417248044</text:p>
          </table:table-cell>
          <table:table-cell table:formula="of:=[synchbench_epcc_20_08_20.AX$2]/[synchbench_epcc_20_08_20.AX4]" office:value-type="float" office:value="1.06274933456932" calcext:value-type="float">
            <text:p>1,06274933456932</text:p>
          </table:table-cell>
          <table:table-cell table:formula="of:=[synchbench_epcc_20_08_20.AY$2]/[synchbench_epcc_20_08_20.AY4]" office:value-type="float" office:value="1.1022883761474" calcext:value-type="float">
            <text:p>1,1022883761474</text:p>
          </table:table-cell>
          <table:table-cell table:formula="of:=[synchbench_epcc_20_08_20.AZ$2]/[synchbench_epcc_20_08_20.AZ4]" office:value-type="float" office:value="1.0752373234337" calcext:value-type="float">
            <text:p>1,0752373234337</text:p>
          </table:table-cell>
          <table:table-cell table:formula="of:=[synchbench_epcc_20_08_20.BA$2]/[synchbench_epcc_20_08_20.BA4]" office:value-type="float" office:value="1.08925311083384" calcext:value-type="float">
            <text:p>1,08925311083384</text:p>
          </table:table-cell>
          <table:table-cell table:formula="of:=[synchbench_epcc_20_08_20.BB$2]/[synchbench_epcc_20_08_20.BB4]" office:value-type="float" office:value="1.1539835050584" calcext:value-type="float">
            <text:p>1,1539835050584</text:p>
          </table:table-cell>
          <table:table-cell table:formula="of:=[synchbench_epcc_20_08_20.BC$2]/[synchbench_epcc_20_08_20.BC4]" office:value-type="float" office:value="1.12491826690429" calcext:value-type="float">
            <text:p>1,12491826690429</text:p>
          </table:table-cell>
          <table:table-cell table:formula="of:=[synchbench_epcc_20_08_20.BD$2]/[synchbench_epcc_20_08_20.BD4]" office:value-type="float" office:value="1.09008232209211" calcext:value-type="float">
            <text:p>1,09008232209211</text:p>
          </table:table-cell>
          <table:table-cell table:formula="of:=[synchbench_epcc_20_08_20.BE$2]/[synchbench_epcc_20_08_20.BE4]" office:value-type="float" office:value="1.1050780722441" calcext:value-type="float">
            <text:p>1,1050780722441</text:p>
          </table:table-cell>
          <table:table-cell table:formula="of:=[synchbench_epcc_20_08_20.BF$2]/[synchbench_epcc_20_08_20.BF4]" office:value-type="float" office:value="1.10631629648637" calcext:value-type="float">
            <text:p>1,10631629648637</text:p>
          </table:table-cell>
          <table:table-cell table:formula="of:=[synchbench_epcc_20_08_20.BG$2]/[synchbench_epcc_20_08_20.BG4]" office:value-type="float" office:value="1.10986678651448" calcext:value-type="float">
            <text:p>1,10986678651448</text:p>
          </table:table-cell>
          <table:table-cell table:formula="of:=[synchbench_epcc_20_08_20.BH$2]/[synchbench_epcc_20_08_20.BH4]" office:value-type="float" office:value="1.07264205774795" calcext:value-type="float">
            <text:p>1,07264205774795</text:p>
          </table:table-cell>
          <table:table-cell table:formula="of:=[synchbench_epcc_20_08_20.BI$2]/[synchbench_epcc_20_08_20.BI4]" office:value-type="float" office:value="1.09271216823114" calcext:value-type="float">
            <text:p>1,09271216823114</text:p>
          </table:table-cell>
          <table:table-cell table:formula="of:=[synchbench_epcc_20_08_20.BJ$2]/[synchbench_epcc_20_08_20.BJ4]" office:value-type="float" office:value="1.12030110854065" calcext:value-type="float">
            <text:p>1,12030110854065</text:p>
          </table:table-cell>
          <table:table-cell table:formula="of:=[synchbench_epcc_20_08_20.BK$2]/[synchbench_epcc_20_08_20.BK4]" office:value-type="float" office:value="1.11044279704507" calcext:value-type="float">
            <text:p>1,11044279704507</text:p>
          </table:table-cell>
          <table:table-cell table:formula="of:=[synchbench_epcc_20_08_20.BL$2]/[synchbench_epcc_20_08_20.BL4]" office:value-type="float" office:value="1.09749104052864" calcext:value-type="float">
            <text:p>1,09749104052864</text:p>
          </table:table-cell>
          <table:table-cell table:formula="of:=[synchbench_epcc_20_08_20.BM$2]/[synchbench_epcc_20_08_20.BM4]" office:value-type="float" office:value="1.10489866711213" calcext:value-type="float">
            <text:p>1,10489866711213</text:p>
          </table:table-cell>
        </table:table-row>
        <table:table-row table:style-name="ro1">
          <table:table-cell table:formula="of:=[synchbench_epcc_20_08_20.A5]" office:value-type="string" office:string-value="DISSEMINATION BARRIER overhead" calcext:value-type="string">
            <text:p>DISSEMINATION BARRIER overhead</text:p>
          </table:table-cell>
          <table:table-cell table:formula="of:=[synchbench_epcc_20_08_20.B$2]/[synchbench_epcc_20_08_20.B5]" office:value-type="float" office:value="-678.435185185185" calcext:value-type="float">
            <text:p>-678,435185185185</text:p>
          </table:table-cell>
          <table:table-cell table:formula="of:=[synchbench_epcc_20_08_20.C$2]/[synchbench_epcc_20_08_20.C5]" office:value-type="float" office:value="3.83673934198812" calcext:value-type="float">
            <text:p>3,83673934198812</text:p>
          </table:table-cell>
          <table:table-cell table:formula="of:=[synchbench_epcc_20_08_20.D$2]/[synchbench_epcc_20_08_20.D5]" office:value-type="float" office:value="1.44900296521753" calcext:value-type="float">
            <text:p>1,44900296521753</text:p>
          </table:table-cell>
          <table:table-cell table:formula="of:=[synchbench_epcc_20_08_20.E$2]/[synchbench_epcc_20_08_20.E5]" office:value-type="float" office:value="1.47989997204657" calcext:value-type="float">
            <text:p>1,47989997204657</text:p>
          </table:table-cell>
          <table:table-cell table:formula="of:=[synchbench_epcc_20_08_20.F$2]/[synchbench_epcc_20_08_20.F5]" office:value-type="float" office:value="0.817634861328206" calcext:value-type="float">
            <text:p>0,817634861328206</text:p>
          </table:table-cell>
          <table:table-cell table:formula="of:=[synchbench_epcc_20_08_20.G$2]/[synchbench_epcc_20_08_20.G5]" office:value-type="float" office:value="0.937110279292062" calcext:value-type="float">
            <text:p>0,937110279292062</text:p>
          </table:table-cell>
          <table:table-cell table:formula="of:=[synchbench_epcc_20_08_20.H$2]/[synchbench_epcc_20_08_20.H5]" office:value-type="float" office:value="0.975122395797553" calcext:value-type="float">
            <text:p>0,975122395797553</text:p>
          </table:table-cell>
          <table:table-cell table:formula="of:=[synchbench_epcc_20_08_20.I$2]/[synchbench_epcc_20_08_20.I5]" office:value-type="float" office:value="0.985959445547467" calcext:value-type="float">
            <text:p>0,985959445547467</text:p>
          </table:table-cell>
          <table:table-cell table:formula="of:=[synchbench_epcc_20_08_20.J$2]/[synchbench_epcc_20_08_20.J5]" office:value-type="float" office:value="0.821753476501316" calcext:value-type="float">
            <text:p>0,821753476501316</text:p>
          </table:table-cell>
          <table:table-cell table:formula="of:=[synchbench_epcc_20_08_20.K$2]/[synchbench_epcc_20_08_20.K5]" office:value-type="float" office:value="0.786279455514096" calcext:value-type="float">
            <text:p>0,786279455514096</text:p>
          </table:table-cell>
          <table:table-cell table:formula="of:=[synchbench_epcc_20_08_20.L$2]/[synchbench_epcc_20_08_20.L5]" office:value-type="float" office:value="0.834124592453887" calcext:value-type="float">
            <text:p>0,834124592453887</text:p>
          </table:table-cell>
          <table:table-cell table:formula="of:=[synchbench_epcc_20_08_20.M$2]/[synchbench_epcc_20_08_20.M5]" office:value-type="float" office:value="0.842358217557848" calcext:value-type="float">
            <text:p>0,842358217557848</text:p>
          </table:table-cell>
          <table:table-cell table:formula="of:=[synchbench_epcc_20_08_20.N$2]/[synchbench_epcc_20_08_20.N5]" office:value-type="float" office:value="0.9457789783834" calcext:value-type="float">
            <text:p>0,9457789783834</text:p>
          </table:table-cell>
          <table:table-cell table:formula="of:=[synchbench_epcc_20_08_20.O$2]/[synchbench_epcc_20_08_20.O5]" office:value-type="float" office:value="0.929029407782694" calcext:value-type="float">
            <text:p>0,929029407782694</text:p>
          </table:table-cell>
          <table:table-cell table:formula="of:=[synchbench_epcc_20_08_20.P$2]/[synchbench_epcc_20_08_20.P5]" office:value-type="float" office:value="0.930411404629183" calcext:value-type="float">
            <text:p>0,930411404629183</text:p>
          </table:table-cell>
          <table:table-cell table:formula="of:=[synchbench_epcc_20_08_20.Q$2]/[synchbench_epcc_20_08_20.Q5]" office:value-type="float" office:value="0.960065289446542" calcext:value-type="float">
            <text:p>0,960065289446542</text:p>
          </table:table-cell>
          <table:table-cell table:formula="of:=[synchbench_epcc_20_08_20.R$2]/[synchbench_epcc_20_08_20.R5]" office:value-type="float" office:value="0.885160444319778" calcext:value-type="float">
            <text:p>0,885160444319778</text:p>
          </table:table-cell>
          <table:table-cell table:formula="of:=[synchbench_epcc_20_08_20.S$2]/[synchbench_epcc_20_08_20.S5]" office:value-type="float" office:value="0.836994798530323" calcext:value-type="float">
            <text:p>0,836994798530323</text:p>
          </table:table-cell>
          <table:table-cell table:formula="of:=[synchbench_epcc_20_08_20.T$2]/[synchbench_epcc_20_08_20.T5]" office:value-type="float" office:value="0.826652899628889" calcext:value-type="float">
            <text:p>0,826652899628889</text:p>
          </table:table-cell>
          <table:table-cell table:formula="of:=[synchbench_epcc_20_08_20.U$2]/[synchbench_epcc_20_08_20.U5]" office:value-type="float" office:value="0.833404654634921" calcext:value-type="float">
            <text:p>0,833404654634921</text:p>
          </table:table-cell>
          <table:table-cell table:formula="of:=[synchbench_epcc_20_08_20.V$2]/[synchbench_epcc_20_08_20.V5]" office:value-type="float" office:value="0.916322324801982" calcext:value-type="float">
            <text:p>0,916322324801982</text:p>
          </table:table-cell>
          <table:table-cell table:formula="of:=[synchbench_epcc_20_08_20.W$2]/[synchbench_epcc_20_08_20.W5]" office:value-type="float" office:value="0.89743592343667" calcext:value-type="float">
            <text:p>0,89743592343667</text:p>
          </table:table-cell>
          <table:table-cell table:formula="of:=[synchbench_epcc_20_08_20.X$2]/[synchbench_epcc_20_08_20.X5]" office:value-type="float" office:value="0.908472862919301" calcext:value-type="float">
            <text:p>0,908472862919301</text:p>
          </table:table-cell>
          <table:table-cell table:formula="of:=[synchbench_epcc_20_08_20.Y$2]/[synchbench_epcc_20_08_20.Y5]" office:value-type="float" office:value="0.959602215565829" calcext:value-type="float">
            <text:p>0,959602215565829</text:p>
          </table:table-cell>
          <table:table-cell table:formula="of:=[synchbench_epcc_20_08_20.Z$2]/[synchbench_epcc_20_08_20.Z5]" office:value-type="float" office:value="1.0288976545626" calcext:value-type="float">
            <text:p>1,0288976545626</text:p>
          </table:table-cell>
          <table:table-cell table:formula="of:=[synchbench_epcc_20_08_20.AA$2]/[synchbench_epcc_20_08_20.AA5]" office:value-type="float" office:value="1.01498310698507" calcext:value-type="float">
            <text:p>1,01498310698507</text:p>
          </table:table-cell>
          <table:table-cell table:formula="of:=[synchbench_epcc_20_08_20.AB$2]/[synchbench_epcc_20_08_20.AB5]" office:value-type="float" office:value="1.00758486128878" calcext:value-type="float">
            <text:p>1,00758486128878</text:p>
          </table:table-cell>
          <table:table-cell table:formula="of:=[synchbench_epcc_20_08_20.AC$2]/[synchbench_epcc_20_08_20.AC5]" office:value-type="float" office:value="1.04656080801458" calcext:value-type="float">
            <text:p>1,04656080801458</text:p>
          </table:table-cell>
          <table:table-cell table:formula="of:=[synchbench_epcc_20_08_20.AD$2]/[synchbench_epcc_20_08_20.AD5]" office:value-type="float" office:value="1.11664958986284" calcext:value-type="float">
            <text:p>1,11664958986284</text:p>
          </table:table-cell>
          <table:table-cell table:formula="of:=[synchbench_epcc_20_08_20.AE$2]/[synchbench_epcc_20_08_20.AE5]" office:value-type="float" office:value="1.11501004883685" calcext:value-type="float">
            <text:p>1,11501004883685</text:p>
          </table:table-cell>
          <table:table-cell table:formula="of:=[synchbench_epcc_20_08_20.AF$2]/[synchbench_epcc_20_08_20.AF5]" office:value-type="float" office:value="1.09549458895925" calcext:value-type="float">
            <text:p>1,09549458895925</text:p>
          </table:table-cell>
          <table:table-cell table:formula="of:=[synchbench_epcc_20_08_20.AG$2]/[synchbench_epcc_20_08_20.AG5]" office:value-type="float" office:value="1.1355394227885" calcext:value-type="float">
            <text:p>1,1355394227885</text:p>
          </table:table-cell>
          <table:table-cell table:formula="of:=[synchbench_epcc_20_08_20.AH$2]/[synchbench_epcc_20_08_20.AH5]" office:value-type="float" office:value="1.09701408571887" calcext:value-type="float">
            <text:p>1,09701408571887</text:p>
          </table:table-cell>
          <table:table-cell table:formula="of:=[synchbench_epcc_20_08_20.AI$2]/[synchbench_epcc_20_08_20.AI5]" office:value-type="float" office:value="1.0298606073475" calcext:value-type="float">
            <text:p>1,0298606073475</text:p>
          </table:table-cell>
          <table:table-cell table:formula="of:=[synchbench_epcc_20_08_20.AJ$2]/[synchbench_epcc_20_08_20.AJ5]" office:value-type="float" office:value="0.984591644746044" calcext:value-type="float">
            <text:p>0,984591644746044</text:p>
          </table:table-cell>
          <table:table-cell table:formula="of:=[synchbench_epcc_20_08_20.AK$2]/[synchbench_epcc_20_08_20.AK5]" office:value-type="float" office:value="0.980609939059596" calcext:value-type="float">
            <text:p>0,980609939059596</text:p>
          </table:table-cell>
          <table:table-cell table:formula="of:=[synchbench_epcc_20_08_20.AL$2]/[synchbench_epcc_20_08_20.AL5]" office:value-type="float" office:value="1.05509457688678" calcext:value-type="float">
            <text:p>1,05509457688678</text:p>
          </table:table-cell>
          <table:table-cell table:formula="of:=[synchbench_epcc_20_08_20.AM$2]/[synchbench_epcc_20_08_20.AM5]" office:value-type="float" office:value="1.02426490602283" calcext:value-type="float">
            <text:p>1,02426490602283</text:p>
          </table:table-cell>
          <table:table-cell table:formula="of:=[synchbench_epcc_20_08_20.AN$2]/[synchbench_epcc_20_08_20.AN5]" office:value-type="float" office:value="1.02204018691987" calcext:value-type="float">
            <text:p>1,02204018691987</text:p>
          </table:table-cell>
          <table:table-cell table:formula="of:=[synchbench_epcc_20_08_20.AO$2]/[synchbench_epcc_20_08_20.AO5]" office:value-type="float" office:value="1.030575591864" calcext:value-type="float">
            <text:p>1,030575591864</text:p>
          </table:table-cell>
          <table:table-cell table:formula="of:=[synchbench_epcc_20_08_20.AP$2]/[synchbench_epcc_20_08_20.AP5]" office:value-type="float" office:value="1.08052605920997" calcext:value-type="float">
            <text:p>1,08052605920997</text:p>
          </table:table-cell>
          <table:table-cell table:formula="of:=[synchbench_epcc_20_08_20.AQ$2]/[synchbench_epcc_20_08_20.AQ5]" office:value-type="float" office:value="1.05666892611732" calcext:value-type="float">
            <text:p>1,05666892611732</text:p>
          </table:table-cell>
          <table:table-cell table:formula="of:=[synchbench_epcc_20_08_20.AR$2]/[synchbench_epcc_20_08_20.AR5]" office:value-type="float" office:value="1.05340349495273" calcext:value-type="float">
            <text:p>1,05340349495273</text:p>
          </table:table-cell>
          <table:table-cell table:formula="of:=[synchbench_epcc_20_08_20.AS$2]/[synchbench_epcc_20_08_20.AS5]" office:value-type="float" office:value="1.06902220251697" calcext:value-type="float">
            <text:p>1,06902220251697</text:p>
          </table:table-cell>
          <table:table-cell table:formula="of:=[synchbench_epcc_20_08_20.AT$2]/[synchbench_epcc_20_08_20.AT5]" office:value-type="float" office:value="1.12036192873819" calcext:value-type="float">
            <text:p>1,12036192873819</text:p>
          </table:table-cell>
          <table:table-cell table:formula="of:=[synchbench_epcc_20_08_20.AU$2]/[synchbench_epcc_20_08_20.AU5]" office:value-type="float" office:value="1.09879063054711" calcext:value-type="float">
            <text:p>1,09879063054711</text:p>
          </table:table-cell>
          <table:table-cell table:formula="of:=[synchbench_epcc_20_08_20.AV$2]/[synchbench_epcc_20_08_20.AV5]" office:value-type="float" office:value="1.09605210699429" calcext:value-type="float">
            <text:p>1,09605210699429</text:p>
          </table:table-cell>
          <table:table-cell table:formula="of:=[synchbench_epcc_20_08_20.AW$2]/[synchbench_epcc_20_08_20.AW5]" office:value-type="float" office:value="1.10340518711086" calcext:value-type="float">
            <text:p>1,10340518711086</text:p>
          </table:table-cell>
          <table:table-cell table:formula="of:=[synchbench_epcc_20_08_20.AX$2]/[synchbench_epcc_20_08_20.AX5]" office:value-type="float" office:value="1.15694751234586" calcext:value-type="float">
            <text:p>1,15694751234586</text:p>
          </table:table-cell>
          <table:table-cell table:formula="of:=[synchbench_epcc_20_08_20.AY$2]/[synchbench_epcc_20_08_20.AY5]" office:value-type="float" office:value="1.13666629213412" calcext:value-type="float">
            <text:p>1,13666629213412</text:p>
          </table:table-cell>
          <table:table-cell table:formula="of:=[synchbench_epcc_20_08_20.AZ$2]/[synchbench_epcc_20_08_20.AZ5]" office:value-type="float" office:value="1.12977528726301" calcext:value-type="float">
            <text:p>1,12977528726301</text:p>
          </table:table-cell>
          <table:table-cell table:formula="of:=[synchbench_epcc_20_08_20.BA$2]/[synchbench_epcc_20_08_20.BA5]" office:value-type="float" office:value="1.14191399974117" calcext:value-type="float">
            <text:p>1,14191399974117</text:p>
          </table:table-cell>
          <table:table-cell table:formula="of:=[synchbench_epcc_20_08_20.BB$2]/[synchbench_epcc_20_08_20.BB5]" office:value-type="float" office:value="1.186529702419" calcext:value-type="float">
            <text:p>1,186529702419</text:p>
          </table:table-cell>
          <table:table-cell table:formula="of:=[synchbench_epcc_20_08_20.BC$2]/[synchbench_epcc_20_08_20.BC5]" office:value-type="float" office:value="1.16746622178207" calcext:value-type="float">
            <text:p>1,16746622178207</text:p>
          </table:table-cell>
          <table:table-cell table:formula="of:=[synchbench_epcc_20_08_20.BD$2]/[synchbench_epcc_20_08_20.BD5]" office:value-type="float" office:value="1.1664287212272" calcext:value-type="float">
            <text:p>1,1664287212272</text:p>
          </table:table-cell>
          <table:table-cell table:formula="of:=[synchbench_epcc_20_08_20.BE$2]/[synchbench_epcc_20_08_20.BE5]" office:value-type="float" office:value="1.16799915573102" calcext:value-type="float">
            <text:p>1,16799915573102</text:p>
          </table:table-cell>
          <table:table-cell table:formula="of:=[synchbench_epcc_20_08_20.BF$2]/[synchbench_epcc_20_08_20.BF5]" office:value-type="float" office:value="1.2209343764624" calcext:value-type="float">
            <text:p>1,2209343764624</text:p>
          </table:table-cell>
          <table:table-cell table:formula="of:=[synchbench_epcc_20_08_20.BG$2]/[synchbench_epcc_20_08_20.BG5]" office:value-type="float" office:value="1.19888150850946" calcext:value-type="float">
            <text:p>1,19888150850946</text:p>
          </table:table-cell>
          <table:table-cell table:formula="of:=[synchbench_epcc_20_08_20.BH$2]/[synchbench_epcc_20_08_20.BH5]" office:value-type="float" office:value="1.20845797628244" calcext:value-type="float">
            <text:p>1,20845797628244</text:p>
          </table:table-cell>
          <table:table-cell table:formula="of:=[synchbench_epcc_20_08_20.BI$2]/[synchbench_epcc_20_08_20.BI5]" office:value-type="float" office:value="1.20901538344881" calcext:value-type="float">
            <text:p>1,20901538344881</text:p>
          </table:table-cell>
          <table:table-cell table:formula="of:=[synchbench_epcc_20_08_20.BJ$2]/[synchbench_epcc_20_08_20.BJ5]" office:value-type="float" office:value="1.25638213604038" calcext:value-type="float">
            <text:p>1,25638213604038</text:p>
          </table:table-cell>
          <table:table-cell table:formula="of:=[synchbench_epcc_20_08_20.BK$2]/[synchbench_epcc_20_08_20.BK5]" office:value-type="float" office:value="1.24451366291446" calcext:value-type="float">
            <text:p>1,24451366291446</text:p>
          </table:table-cell>
          <table:table-cell table:formula="of:=[synchbench_epcc_20_08_20.BL$2]/[synchbench_epcc_20_08_20.BL5]" office:value-type="float" office:value="1.25651943553086" calcext:value-type="float">
            <text:p>1,25651943553086</text:p>
          </table:table-cell>
          <table:table-cell table:formula="of:=[synchbench_epcc_20_08_20.BM$2]/[synchbench_epcc_20_08_20.BM5]" office:value-type="float" office:value="1.24585940011662" calcext:value-type="float">
            <text:p>1,24585940011662</text:p>
          </table:table-cell>
        </table:table-row>
        <table:table-row table:style-name="ro1">
          <table:table-cell table:formula="of:=[synchbench_epcc_20_08_20.A6]" office:value-type="string" office:string-value="LINEAR CENTRALIZED BARRIER overhead" calcext:value-type="string">
            <text:p>LINEAR CENTRALIZED BARRIER overhead</text:p>
          </table:table-cell>
          <table:table-cell table:formula="of:=[synchbench_epcc_20_08_20.B$2]/[synchbench_epcc_20_08_20.B6]" office:value-type="float" office:value="823.269662921348" calcext:value-type="float">
            <text:p>823,269662921348</text:p>
          </table:table-cell>
          <table:table-cell table:formula="of:=[synchbench_epcc_20_08_20.C$2]/[synchbench_epcc_20_08_20.C6]" office:value-type="float" office:value="2.28098919224993" calcext:value-type="float">
            <text:p>2,28098919224993</text:p>
          </table:table-cell>
          <table:table-cell table:formula="of:=[synchbench_epcc_20_08_20.D$2]/[synchbench_epcc_20_08_20.D6]" office:value-type="float" office:value="1.45001530744413" calcext:value-type="float">
            <text:p>1,45001530744413</text:p>
          </table:table-cell>
          <table:table-cell table:formula="of:=[synchbench_epcc_20_08_20.E$2]/[synchbench_epcc_20_08_20.E6]" office:value-type="float" office:value="1.46806565240201" calcext:value-type="float">
            <text:p>1,46806565240201</text:p>
          </table:table-cell>
          <table:table-cell table:formula="of:=[synchbench_epcc_20_08_20.F$2]/[synchbench_epcc_20_08_20.F6]" office:value-type="float" office:value="1.29922783651302" calcext:value-type="float">
            <text:p>1,29922783651302</text:p>
          </table:table-cell>
          <table:table-cell table:formula="of:=[synchbench_epcc_20_08_20.G$2]/[synchbench_epcc_20_08_20.G6]" office:value-type="float" office:value="0.874741049742411" calcext:value-type="float">
            <text:p>0,874741049742411</text:p>
          </table:table-cell>
          <table:table-cell table:formula="of:=[synchbench_epcc_20_08_20.H$2]/[synchbench_epcc_20_08_20.H6]" office:value-type="float" office:value="0.863571469130495" calcext:value-type="float">
            <text:p>0,863571469130495</text:p>
          </table:table-cell>
          <table:table-cell table:formula="of:=[synchbench_epcc_20_08_20.I$2]/[synchbench_epcc_20_08_20.I6]" office:value-type="float" office:value="0.83825112484346" calcext:value-type="float">
            <text:p>0,83825112484346</text:p>
          </table:table-cell>
          <table:table-cell table:formula="of:=[synchbench_epcc_20_08_20.J$2]/[synchbench_epcc_20_08_20.J6]" office:value-type="float" office:value="0.94807677489662" calcext:value-type="float">
            <text:p>0,94807677489662</text:p>
          </table:table-cell>
          <table:table-cell table:formula="of:=[synchbench_epcc_20_08_20.K$2]/[synchbench_epcc_20_08_20.K6]" office:value-type="float" office:value="0.935180069137482" calcext:value-type="float">
            <text:p>0,935180069137482</text:p>
          </table:table-cell>
          <table:table-cell table:formula="of:=[synchbench_epcc_20_08_20.L$2]/[synchbench_epcc_20_08_20.L6]" office:value-type="float" office:value="0.96701148943893" calcext:value-type="float">
            <text:p>0,96701148943893</text:p>
          </table:table-cell>
          <table:table-cell table:formula="of:=[synchbench_epcc_20_08_20.M$2]/[synchbench_epcc_20_08_20.M6]" office:value-type="float" office:value="0.980010582324724" calcext:value-type="float">
            <text:p>0,980010582324724</text:p>
          </table:table-cell>
          <table:table-cell table:formula="of:=[synchbench_epcc_20_08_20.N$2]/[synchbench_epcc_20_08_20.N6]" office:value-type="float" office:value="1.12216463301248" calcext:value-type="float">
            <text:p>1,12216463301248</text:p>
          </table:table-cell>
          <table:table-cell table:formula="of:=[synchbench_epcc_20_08_20.O$2]/[synchbench_epcc_20_08_20.O6]" office:value-type="float" office:value="1.08178891470295" calcext:value-type="float">
            <text:p>1,08178891470295</text:p>
          </table:table-cell>
          <table:table-cell table:formula="of:=[synchbench_epcc_20_08_20.P$2]/[synchbench_epcc_20_08_20.P6]" office:value-type="float" office:value="1.07203307234983" calcext:value-type="float">
            <text:p>1,07203307234983</text:p>
          </table:table-cell>
          <table:table-cell table:formula="of:=[synchbench_epcc_20_08_20.Q$2]/[synchbench_epcc_20_08_20.Q6]" office:value-type="float" office:value="1.00657073779442" calcext:value-type="float">
            <text:p>1,00657073779442</text:p>
          </table:table-cell>
          <table:table-cell table:formula="of:=[synchbench_epcc_20_08_20.R$2]/[synchbench_epcc_20_08_20.R6]" office:value-type="float" office:value="1.14746214161729" calcext:value-type="float">
            <text:p>1,14746214161729</text:p>
          </table:table-cell>
          <table:table-cell table:formula="of:=[synchbench_epcc_20_08_20.S$2]/[synchbench_epcc_20_08_20.S6]" office:value-type="float" office:value="1.12988368976476" calcext:value-type="float">
            <text:p>1,12988368976476</text:p>
          </table:table-cell>
          <table:table-cell table:formula="of:=[synchbench_epcc_20_08_20.T$2]/[synchbench_epcc_20_08_20.T6]" office:value-type="float" office:value="1.10944069637168" calcext:value-type="float">
            <text:p>1,10944069637168</text:p>
          </table:table-cell>
          <table:table-cell table:formula="of:=[synchbench_epcc_20_08_20.U$2]/[synchbench_epcc_20_08_20.U6]" office:value-type="float" office:value="1.08065729952583" calcext:value-type="float">
            <text:p>1,08065729952583</text:p>
          </table:table-cell>
          <table:table-cell table:formula="of:=[synchbench_epcc_20_08_20.V$2]/[synchbench_epcc_20_08_20.V6]" office:value-type="float" office:value="1.15907292597864" calcext:value-type="float">
            <text:p>1,15907292597864</text:p>
          </table:table-cell>
          <table:table-cell table:formula="of:=[synchbench_epcc_20_08_20.W$2]/[synchbench_epcc_20_08_20.W6]" office:value-type="float" office:value="1.12190326485856" calcext:value-type="float">
            <text:p>1,12190326485856</text:p>
          </table:table-cell>
          <table:table-cell table:formula="of:=[synchbench_epcc_20_08_20.X$2]/[synchbench_epcc_20_08_20.X6]" office:value-type="float" office:value="1.09595200559444" calcext:value-type="float">
            <text:p>1,09595200559444</text:p>
          </table:table-cell>
          <table:table-cell table:formula="of:=[synchbench_epcc_20_08_20.Y$2]/[synchbench_epcc_20_08_20.Y6]" office:value-type="float" office:value="1.0974473705682" calcext:value-type="float">
            <text:p>1,0974473705682</text:p>
          </table:table-cell>
          <table:table-cell table:formula="of:=[synchbench_epcc_20_08_20.Z$2]/[synchbench_epcc_20_08_20.Z6]" office:value-type="float" office:value="1.16472138554217" calcext:value-type="float">
            <text:p>1,16472138554217</text:p>
          </table:table-cell>
          <table:table-cell table:formula="of:=[synchbench_epcc_20_08_20.AA$2]/[synchbench_epcc_20_08_20.AA6]" office:value-type="float" office:value="1.13053927690241" calcext:value-type="float">
            <text:p>1,13053927690241</text:p>
          </table:table-cell>
          <table:table-cell table:formula="of:=[synchbench_epcc_20_08_20.AB$2]/[synchbench_epcc_20_08_20.AB6]" office:value-type="float" office:value="1.1223856205532" calcext:value-type="float">
            <text:p>1,1223856205532</text:p>
          </table:table-cell>
          <table:table-cell table:formula="of:=[synchbench_epcc_20_08_20.AC$2]/[synchbench_epcc_20_08_20.AC6]" office:value-type="float" office:value="1.13568137698409" calcext:value-type="float">
            <text:p>1,13568137698409</text:p>
          </table:table-cell>
          <table:table-cell table:formula="of:=[synchbench_epcc_20_08_20.AD$2]/[synchbench_epcc_20_08_20.AD6]" office:value-type="float" office:value="1.22148359354993" calcext:value-type="float">
            <text:p>1,22148359354993</text:p>
          </table:table-cell>
          <table:table-cell table:formula="of:=[synchbench_epcc_20_08_20.AE$2]/[synchbench_epcc_20_08_20.AE6]" office:value-type="float" office:value="1.18582420952685" calcext:value-type="float">
            <text:p>1,18582420952685</text:p>
          </table:table-cell>
          <table:table-cell table:formula="of:=[synchbench_epcc_20_08_20.AF$2]/[synchbench_epcc_20_08_20.AF6]" office:value-type="float" office:value="1.1342350591144" calcext:value-type="float">
            <text:p>1,1342350591144</text:p>
          </table:table-cell>
          <table:table-cell table:formula="of:=[synchbench_epcc_20_08_20.AG$2]/[synchbench_epcc_20_08_20.AG6]" office:value-type="float" office:value="1.09054485067349" calcext:value-type="float">
            <text:p>1,09054485067349</text:p>
          </table:table-cell>
          <table:table-cell table:formula="of:=[synchbench_epcc_20_08_20.AH$2]/[synchbench_epcc_20_08_20.AH6]" office:value-type="float" office:value="1.25462154342235" calcext:value-type="float">
            <text:p>1,25462154342235</text:p>
          </table:table-cell>
          <table:table-cell table:formula="of:=[synchbench_epcc_20_08_20.AI$2]/[synchbench_epcc_20_08_20.AI6]" office:value-type="float" office:value="1.24904814650646" calcext:value-type="float">
            <text:p>1,24904814650646</text:p>
          </table:table-cell>
          <table:table-cell table:formula="of:=[synchbench_epcc_20_08_20.AJ$2]/[synchbench_epcc_20_08_20.AJ6]" office:value-type="float" office:value="1.24775261999766" calcext:value-type="float">
            <text:p>1,24775261999766</text:p>
          </table:table-cell>
          <table:table-cell table:formula="of:=[synchbench_epcc_20_08_20.AK$2]/[synchbench_epcc_20_08_20.AK6]" office:value-type="float" office:value="1.24094385859988" calcext:value-type="float">
            <text:p>1,24094385859988</text:p>
          </table:table-cell>
          <table:table-cell table:formula="of:=[synchbench_epcc_20_08_20.AL$2]/[synchbench_epcc_20_08_20.AL6]" office:value-type="float" office:value="1.36786194565275" calcext:value-type="float">
            <text:p>1,36786194565275</text:p>
          </table:table-cell>
          <table:table-cell table:formula="of:=[synchbench_epcc_20_08_20.AM$2]/[synchbench_epcc_20_08_20.AM6]" office:value-type="float" office:value="1.36617002329412" calcext:value-type="float">
            <text:p>1,36617002329412</text:p>
          </table:table-cell>
          <table:table-cell table:formula="of:=[synchbench_epcc_20_08_20.AN$2]/[synchbench_epcc_20_08_20.AN6]" office:value-type="float" office:value="1.31917537449863" calcext:value-type="float">
            <text:p>1,31917537449863</text:p>
          </table:table-cell>
          <table:table-cell table:formula="of:=[synchbench_epcc_20_08_20.AO$2]/[synchbench_epcc_20_08_20.AO6]" office:value-type="float" office:value="1.26787085313846" calcext:value-type="float">
            <text:p>1,26787085313846</text:p>
          </table:table-cell>
          <table:table-cell table:formula="of:=[synchbench_epcc_20_08_20.AP$2]/[synchbench_epcc_20_08_20.AP6]" office:value-type="float" office:value="1.37100752169551" calcext:value-type="float">
            <text:p>1,37100752169551</text:p>
          </table:table-cell>
          <table:table-cell table:formula="of:=[synchbench_epcc_20_08_20.AQ$2]/[synchbench_epcc_20_08_20.AQ6]" office:value-type="float" office:value="1.50093385198977" calcext:value-type="float">
            <text:p>1,50093385198977</text:p>
          </table:table-cell>
          <table:table-cell table:formula="of:=[synchbench_epcc_20_08_20.AR$2]/[synchbench_epcc_20_08_20.AR6]" office:value-type="float" office:value="1.48198884781369" calcext:value-type="float">
            <text:p>1,48198884781369</text:p>
          </table:table-cell>
          <table:table-cell table:formula="of:=[synchbench_epcc_20_08_20.AS$2]/[synchbench_epcc_20_08_20.AS6]" office:value-type="float" office:value="1.46251650561541" calcext:value-type="float">
            <text:p>1,46251650561541</text:p>
          </table:table-cell>
          <table:table-cell table:formula="of:=[synchbench_epcc_20_08_20.AT$2]/[synchbench_epcc_20_08_20.AT6]" office:value-type="float" office:value="1.47856160757776" calcext:value-type="float">
            <text:p>1,47856160757776</text:p>
          </table:table-cell>
          <table:table-cell table:formula="of:=[synchbench_epcc_20_08_20.AU$2]/[synchbench_epcc_20_08_20.AU6]" office:value-type="float" office:value="1.30672565332289" calcext:value-type="float">
            <text:p>1,30672565332289</text:p>
          </table:table-cell>
          <table:table-cell table:formula="of:=[synchbench_epcc_20_08_20.AV$2]/[synchbench_epcc_20_08_20.AV6]" office:value-type="float" office:value="1.17814766519824" calcext:value-type="float">
            <text:p>1,17814766519824</text:p>
          </table:table-cell>
          <table:table-cell table:formula="of:=[synchbench_epcc_20_08_20.AW$2]/[synchbench_epcc_20_08_20.AW6]" office:value-type="float" office:value="1.21200054555807" calcext:value-type="float">
            <text:p>1,21200054555807</text:p>
          </table:table-cell>
          <table:table-cell table:formula="of:=[synchbench_epcc_20_08_20.AX$2]/[synchbench_epcc_20_08_20.AX6]" office:value-type="float" office:value="1.299558145432" calcext:value-type="float">
            <text:p>1,299558145432</text:p>
          </table:table-cell>
          <table:table-cell table:formula="of:=[synchbench_epcc_20_08_20.AY$2]/[synchbench_epcc_20_08_20.AY6]" office:value-type="float" office:value="1.31288567121456" calcext:value-type="float">
            <text:p>1,31288567121456</text:p>
          </table:table-cell>
          <table:table-cell table:formula="of:=[synchbench_epcc_20_08_20.AZ$2]/[synchbench_epcc_20_08_20.AZ6]" office:value-type="float" office:value="1.28289657045258" calcext:value-type="float">
            <text:p>1,28289657045258</text:p>
          </table:table-cell>
          <table:table-cell table:formula="of:=[synchbench_epcc_20_08_20.BA$2]/[synchbench_epcc_20_08_20.BA6]" office:value-type="float" office:value="1.25360620404316" calcext:value-type="float">
            <text:p>1,25360620404316</text:p>
          </table:table-cell>
          <table:table-cell table:formula="of:=[synchbench_epcc_20_08_20.BB$2]/[synchbench_epcc_20_08_20.BB6]" office:value-type="float" office:value="1.32874986047704" calcext:value-type="float">
            <text:p>1,32874986047704</text:p>
          </table:table-cell>
          <table:table-cell table:formula="of:=[synchbench_epcc_20_08_20.BC$2]/[synchbench_epcc_20_08_20.BC6]" office:value-type="float" office:value="1.28447000810619" calcext:value-type="float">
            <text:p>1,28447000810619</text:p>
          </table:table-cell>
          <table:table-cell table:formula="of:=[synchbench_epcc_20_08_20.BD$2]/[synchbench_epcc_20_08_20.BD6]" office:value-type="float" office:value="1.22152756256419" calcext:value-type="float">
            <text:p>1,22152756256419</text:p>
          </table:table-cell>
          <table:table-cell table:formula="of:=[synchbench_epcc_20_08_20.BE$2]/[synchbench_epcc_20_08_20.BE6]" office:value-type="float" office:value="1.2263839266842" calcext:value-type="float">
            <text:p>1,2263839266842</text:p>
          </table:table-cell>
          <table:table-cell table:formula="of:=[synchbench_epcc_20_08_20.BF$2]/[synchbench_epcc_20_08_20.BF6]" office:value-type="float" office:value="1.44997652282772" calcext:value-type="float">
            <text:p>1,44997652282772</text:p>
          </table:table-cell>
          <table:table-cell table:formula="of:=[synchbench_epcc_20_08_20.BG$2]/[synchbench_epcc_20_08_20.BG6]" office:value-type="float" office:value="1.64771141336487" calcext:value-type="float">
            <text:p>1,64771141336487</text:p>
          </table:table-cell>
          <table:table-cell table:formula="of:=[synchbench_epcc_20_08_20.BH$2]/[synchbench_epcc_20_08_20.BH6]" office:value-type="float" office:value="1.83117837814349" calcext:value-type="float">
            <text:p>1,83117837814349</text:p>
          </table:table-cell>
          <table:table-cell table:formula="of:=[synchbench_epcc_20_08_20.BI$2]/[synchbench_epcc_20_08_20.BI6]" office:value-type="float" office:value="1.94831915043923" calcext:value-type="float">
            <text:p>1,94831915043923</text:p>
          </table:table-cell>
          <table:table-cell table:formula="of:=[synchbench_epcc_20_08_20.BJ$2]/[synchbench_epcc_20_08_20.BJ6]" office:value-type="float" office:value="1.84622184271609" calcext:value-type="float">
            <text:p>1,84622184271609</text:p>
          </table:table-cell>
          <table:table-cell table:formula="of:=[synchbench_epcc_20_08_20.BK$2]/[synchbench_epcc_20_08_20.BK6]" office:value-type="float" office:value="1.5144408707473" calcext:value-type="float">
            <text:p>1,5144408707473</text:p>
          </table:table-cell>
          <table:table-cell table:formula="of:=[synchbench_epcc_20_08_20.BL$2]/[synchbench_epcc_20_08_20.BL6]" office:value-type="float" office:value="1.26309382254685" calcext:value-type="float">
            <text:p>1,26309382254685</text:p>
          </table:table-cell>
          <table:table-cell table:formula="of:=[synchbench_epcc_20_08_20.BM$2]/[synchbench_epcc_20_08_20.BM6]" office:value-type="float" office:value="1.14468515608391" calcext:value-type="float">
            <text:p>1,14468515608391</text:p>
          </table:table-cell>
        </table:table-row>
        <table:table-row table:style-name="ro1">
          <table:table-cell table:formula="of:=[synchbench_epcc_20_08_20.A7]" office:value-type="string" office:string-value="HYBRID BARRIER overhead" calcext:value-type="string">
            <text:p>HYBRID BARRIER overhead</text:p>
          </table:table-cell>
          <table:table-cell table:formula="of:=[synchbench_epcc_20_08_20.B$2]/[synchbench_epcc_20_08_20.B7]" office:value-type="float" office:value="-588.522088353414" calcext:value-type="float">
            <text:p>-588,522088353414</text:p>
          </table:table-cell>
          <table:table-cell table:formula="of:=[synchbench_epcc_20_08_20.C$2]/[synchbench_epcc_20_08_20.C7]" office:value-type="float" office:value="2.81936858120959" calcext:value-type="float">
            <text:p>2,81936858120959</text:p>
          </table:table-cell>
          <table:table-cell table:formula="of:=[synchbench_epcc_20_08_20.D$2]/[synchbench_epcc_20_08_20.D7]" office:value-type="float" office:value="1.3910280064161" calcext:value-type="float">
            <text:p>1,3910280064161</text:p>
          </table:table-cell>
          <table:table-cell table:formula="of:=[synchbench_epcc_20_08_20.E$2]/[synchbench_epcc_20_08_20.E7]" office:value-type="float" office:value="1.46680145269385" calcext:value-type="float">
            <text:p>1,46680145269385</text:p>
          </table:table-cell>
          <table:table-cell table:formula="of:=[synchbench_epcc_20_08_20.F$2]/[synchbench_epcc_20_08_20.F7]" office:value-type="float" office:value="1.10570955186198" calcext:value-type="float">
            <text:p>1,10570955186198</text:p>
          </table:table-cell>
          <table:table-cell table:formula="of:=[synchbench_epcc_20_08_20.G$2]/[synchbench_epcc_20_08_20.G7]" office:value-type="float" office:value="1.18705178458464" calcext:value-type="float">
            <text:p>1,18705178458464</text:p>
          </table:table-cell>
          <table:table-cell table:formula="of:=[synchbench_epcc_20_08_20.H$2]/[synchbench_epcc_20_08_20.H7]" office:value-type="float" office:value="1.09643365664129" calcext:value-type="float">
            <text:p>1,09643365664129</text:p>
          </table:table-cell>
          <table:table-cell table:formula="of:=[synchbench_epcc_20_08_20.I$2]/[synchbench_epcc_20_08_20.I7]" office:value-type="float" office:value="1.25284479964493" calcext:value-type="float">
            <text:p>1,25284479964493</text:p>
          </table:table-cell>
          <table:table-cell table:formula="of:=[synchbench_epcc_20_08_20.J$2]/[synchbench_epcc_20_08_20.J7]" office:value-type="float" office:value="1.04182442049409" calcext:value-type="float">
            <text:p>1,04182442049409</text:p>
          </table:table-cell>
          <table:table-cell table:formula="of:=[synchbench_epcc_20_08_20.K$2]/[synchbench_epcc_20_08_20.K7]" office:value-type="float" office:value="1.08074864668502" calcext:value-type="float">
            <text:p>1,08074864668502</text:p>
          </table:table-cell>
          <table:table-cell table:formula="of:=[synchbench_epcc_20_08_20.L$2]/[synchbench_epcc_20_08_20.L7]" office:value-type="float" office:value="0.971844867923072" calcext:value-type="float">
            <text:p>0,971844867923072</text:p>
          </table:table-cell>
          <table:table-cell table:formula="of:=[synchbench_epcc_20_08_20.M$2]/[synchbench_epcc_20_08_20.M7]" office:value-type="float" office:value="1.13270603242266" calcext:value-type="float">
            <text:p>1,13270603242266</text:p>
          </table:table-cell>
          <table:table-cell table:formula="of:=[synchbench_epcc_20_08_20.N$2]/[synchbench_epcc_20_08_20.N7]" office:value-type="float" office:value="1.0866274235053" calcext:value-type="float">
            <text:p>1,0866274235053</text:p>
          </table:table-cell>
          <table:table-cell table:formula="of:=[synchbench_epcc_20_08_20.O$2]/[synchbench_epcc_20_08_20.O7]" office:value-type="float" office:value="1.13432238486006" calcext:value-type="float">
            <text:p>1,13432238486006</text:p>
          </table:table-cell>
          <table:table-cell table:formula="of:=[synchbench_epcc_20_08_20.P$2]/[synchbench_epcc_20_08_20.P7]" office:value-type="float" office:value="1.05773283777525" calcext:value-type="float">
            <text:p>1,05773283777525</text:p>
          </table:table-cell>
          <table:table-cell table:formula="of:=[synchbench_epcc_20_08_20.Q$2]/[synchbench_epcc_20_08_20.Q7]" office:value-type="float" office:value="1.08101599798978" calcext:value-type="float">
            <text:p>1,08101599798978</text:p>
          </table:table-cell>
          <table:table-cell table:formula="of:=[synchbench_epcc_20_08_20.R$2]/[synchbench_epcc_20_08_20.R7]" office:value-type="float" office:value="1.00481556074748" calcext:value-type="float">
            <text:p>1,00481556074748</text:p>
          </table:table-cell>
          <table:table-cell table:formula="of:=[synchbench_epcc_20_08_20.S$2]/[synchbench_epcc_20_08_20.S7]" office:value-type="float" office:value="1.01048091296417" calcext:value-type="float">
            <text:p>1,01048091296417</text:p>
          </table:table-cell>
          <table:table-cell table:formula="of:=[synchbench_epcc_20_08_20.T$2]/[synchbench_epcc_20_08_20.T7]" office:value-type="float" office:value="0.937242479180199" calcext:value-type="float">
            <text:p>0,937242479180199</text:p>
          </table:table-cell>
          <table:table-cell table:formula="of:=[synchbench_epcc_20_08_20.U$2]/[synchbench_epcc_20_08_20.U7]" office:value-type="float" office:value="1.10031636037042" calcext:value-type="float">
            <text:p>1,10031636037042</text:p>
          </table:table-cell>
          <table:table-cell table:formula="of:=[synchbench_epcc_20_08_20.V$2]/[synchbench_epcc_20_08_20.V7]" office:value-type="float" office:value="1.0449418464566" calcext:value-type="float">
            <text:p>1,0449418464566</text:p>
          </table:table-cell>
          <table:table-cell table:formula="of:=[synchbench_epcc_20_08_20.W$2]/[synchbench_epcc_20_08_20.W7]" office:value-type="float" office:value="1.06105681387665" calcext:value-type="float">
            <text:p>1,06105681387665</text:p>
          </table:table-cell>
          <table:table-cell table:formula="of:=[synchbench_epcc_20_08_20.X$2]/[synchbench_epcc_20_08_20.X7]" office:value-type="float" office:value="1.01239046569927" calcext:value-type="float">
            <text:p>1,01239046569927</text:p>
          </table:table-cell>
          <table:table-cell table:formula="of:=[synchbench_epcc_20_08_20.Y$2]/[synchbench_epcc_20_08_20.Y7]" office:value-type="float" office:value="1.16429167320056" calcext:value-type="float">
            <text:p>1,16429167320056</text:p>
          </table:table-cell>
          <table:table-cell table:formula="of:=[synchbench_epcc_20_08_20.Z$2]/[synchbench_epcc_20_08_20.Z7]" office:value-type="float" office:value="1.1332602895171" calcext:value-type="float">
            <text:p>1,1332602895171</text:p>
          </table:table-cell>
          <table:table-cell table:formula="of:=[synchbench_epcc_20_08_20.AA$2]/[synchbench_epcc_20_08_20.AA7]" office:value-type="float" office:value="1.17783235511062" calcext:value-type="float">
            <text:p>1,17783235511062</text:p>
          </table:table-cell>
          <table:table-cell table:formula="of:=[synchbench_epcc_20_08_20.AB$2]/[synchbench_epcc_20_08_20.AB7]" office:value-type="float" office:value="1.13226307635773" calcext:value-type="float">
            <text:p>1,13226307635773</text:p>
          </table:table-cell>
          <table:table-cell table:formula="of:=[synchbench_epcc_20_08_20.AC$2]/[synchbench_epcc_20_08_20.AC7]" office:value-type="float" office:value="1.18303964606548" calcext:value-type="float">
            <text:p>1,18303964606548</text:p>
          </table:table-cell>
          <table:table-cell table:formula="of:=[synchbench_epcc_20_08_20.AD$2]/[synchbench_epcc_20_08_20.AD7]" office:value-type="float" office:value="1.23809570355986" calcext:value-type="float">
            <text:p>1,23809570355986</text:p>
          </table:table-cell>
          <table:table-cell table:formula="of:=[synchbench_epcc_20_08_20.AE$2]/[synchbench_epcc_20_08_20.AE7]" office:value-type="float" office:value="1.24403221896556" calcext:value-type="float">
            <text:p>1,24403221896556</text:p>
          </table:table-cell>
          <table:table-cell table:formula="of:=[synchbench_epcc_20_08_20.AF$2]/[synchbench_epcc_20_08_20.AF7]" office:value-type="float" office:value="1.23217091888927" calcext:value-type="float">
            <text:p>1,23217091888927</text:p>
          </table:table-cell>
          <table:table-cell table:formula="of:=[synchbench_epcc_20_08_20.AG$2]/[synchbench_epcc_20_08_20.AG7]" office:value-type="float" office:value="1.25291593119441" calcext:value-type="float">
            <text:p>1,25291593119441</text:p>
          </table:table-cell>
          <table:table-cell table:formula="of:=[synchbench_epcc_20_08_20.AH$2]/[synchbench_epcc_20_08_20.AH7]" office:value-type="float" office:value="1.16839516572444" calcext:value-type="float">
            <text:p>1,16839516572444</text:p>
          </table:table-cell>
          <table:table-cell table:formula="of:=[synchbench_epcc_20_08_20.AI$2]/[synchbench_epcc_20_08_20.AI7]" office:value-type="float" office:value="1.17109412236743" calcext:value-type="float">
            <text:p>1,17109412236743</text:p>
          </table:table-cell>
          <table:table-cell table:formula="of:=[synchbench_epcc_20_08_20.AJ$2]/[synchbench_epcc_20_08_20.AJ7]" office:value-type="float" office:value="1.11758038028058" calcext:value-type="float">
            <text:p>1,11758038028058</text:p>
          </table:table-cell>
          <table:table-cell table:formula="of:=[synchbench_epcc_20_08_20.AK$2]/[synchbench_epcc_20_08_20.AK7]" office:value-type="float" office:value="1.31170853991643" calcext:value-type="float">
            <text:p>1,31170853991643</text:p>
          </table:table-cell>
          <table:table-cell table:formula="of:=[synchbench_epcc_20_08_20.AL$2]/[synchbench_epcc_20_08_20.AL7]" office:value-type="float" office:value="1.21246648514608" calcext:value-type="float">
            <text:p>1,21246648514608</text:p>
          </table:table-cell>
          <table:table-cell table:formula="of:=[synchbench_epcc_20_08_20.AM$2]/[synchbench_epcc_20_08_20.AM7]" office:value-type="float" office:value="1.22419989439798" calcext:value-type="float">
            <text:p>1,22419989439798</text:p>
          </table:table-cell>
          <table:table-cell table:formula="of:=[synchbench_epcc_20_08_20.AN$2]/[synchbench_epcc_20_08_20.AN7]" office:value-type="float" office:value="1.16209169109954" calcext:value-type="float">
            <text:p>1,16209169109954</text:p>
          </table:table-cell>
          <table:table-cell table:formula="of:=[synchbench_epcc_20_08_20.AO$2]/[synchbench_epcc_20_08_20.AO7]" office:value-type="float" office:value="1.34764666114573" calcext:value-type="float">
            <text:p>1,34764666114573</text:p>
          </table:table-cell>
          <table:table-cell table:formula="of:=[synchbench_epcc_20_08_20.AP$2]/[synchbench_epcc_20_08_20.AP7]" office:value-type="float" office:value="1.25446528779862" calcext:value-type="float">
            <text:p>1,25446528779862</text:p>
          </table:table-cell>
          <table:table-cell table:formula="of:=[synchbench_epcc_20_08_20.AQ$2]/[synchbench_epcc_20_08_20.AQ7]" office:value-type="float" office:value="1.28790453895714" calcext:value-type="float">
            <text:p>1,28790453895714</text:p>
          </table:table-cell>
          <table:table-cell table:formula="of:=[synchbench_epcc_20_08_20.AR$2]/[synchbench_epcc_20_08_20.AR7]" office:value-type="float" office:value="1.22817619054382" calcext:value-type="float">
            <text:p>1,22817619054382</text:p>
          </table:table-cell>
          <table:table-cell table:formula="of:=[synchbench_epcc_20_08_20.AS$2]/[synchbench_epcc_20_08_20.AS7]" office:value-type="float" office:value="1.39638403501206" calcext:value-type="float">
            <text:p>1,39638403501206</text:p>
          </table:table-cell>
          <table:table-cell table:formula="of:=[synchbench_epcc_20_08_20.AT$2]/[synchbench_epcc_20_08_20.AT7]" office:value-type="float" office:value="1.31410863612238" calcext:value-type="float">
            <text:p>1,31410863612238</text:p>
          </table:table-cell>
          <table:table-cell table:formula="of:=[synchbench_epcc_20_08_20.AU$2]/[synchbench_epcc_20_08_20.AU7]" office:value-type="float" office:value="1.34542739852369" calcext:value-type="float">
            <text:p>1,34542739852369</text:p>
          </table:table-cell>
          <table:table-cell table:formula="of:=[synchbench_epcc_20_08_20.AV$2]/[synchbench_epcc_20_08_20.AV7]" office:value-type="float" office:value="1.29447575767432" calcext:value-type="float">
            <text:p>1,29447575767432</text:p>
          </table:table-cell>
          <table:table-cell table:formula="of:=[synchbench_epcc_20_08_20.AW$2]/[synchbench_epcc_20_08_20.AW7]" office:value-type="float" office:value="1.45089376729914" calcext:value-type="float">
            <text:p>1,45089376729914</text:p>
          </table:table-cell>
          <table:table-cell table:formula="of:=[synchbench_epcc_20_08_20.AX$2]/[synchbench_epcc_20_08_20.AX7]" office:value-type="float" office:value="1.39548685891305" calcext:value-type="float">
            <text:p>1,39548685891305</text:p>
          </table:table-cell>
          <table:table-cell table:formula="of:=[synchbench_epcc_20_08_20.AY$2]/[synchbench_epcc_20_08_20.AY7]" office:value-type="float" office:value="1.43741430520992" calcext:value-type="float">
            <text:p>1,43741430520992</text:p>
          </table:table-cell>
          <table:table-cell table:formula="of:=[synchbench_epcc_20_08_20.AZ$2]/[synchbench_epcc_20_08_20.AZ7]" office:value-type="float" office:value="1.38107104033653" calcext:value-type="float">
            <text:p>1,38107104033653</text:p>
          </table:table-cell>
          <table:table-cell table:formula="of:=[synchbench_epcc_20_08_20.BA$2]/[synchbench_epcc_20_08_20.BA7]" office:value-type="float" office:value="1.46676624225411" calcext:value-type="float">
            <text:p>1,46676624225411</text:p>
          </table:table-cell>
          <table:table-cell table:formula="of:=[synchbench_epcc_20_08_20.BB$2]/[synchbench_epcc_20_08_20.BB7]" office:value-type="float" office:value="1.46974076797915" calcext:value-type="float">
            <text:p>1,46974076797915</text:p>
          </table:table-cell>
          <table:table-cell table:formula="of:=[synchbench_epcc_20_08_20.BC$2]/[synchbench_epcc_20_08_20.BC7]" office:value-type="float" office:value="1.48676765021765" calcext:value-type="float">
            <text:p>1,48676765021765</text:p>
          </table:table-cell>
          <table:table-cell table:formula="of:=[synchbench_epcc_20_08_20.BD$2]/[synchbench_epcc_20_08_20.BD7]" office:value-type="float" office:value="1.45988046863641" calcext:value-type="float">
            <text:p>1,45988046863641</text:p>
          </table:table-cell>
          <table:table-cell table:formula="of:=[synchbench_epcc_20_08_20.BE$2]/[synchbench_epcc_20_08_20.BE7]" office:value-type="float" office:value="1.49372416273411" calcext:value-type="float">
            <text:p>1,49372416273411</text:p>
          </table:table-cell>
          <table:table-cell table:formula="of:=[synchbench_epcc_20_08_20.BF$2]/[synchbench_epcc_20_08_20.BF7]" office:value-type="float" office:value="1.55041087207274" calcext:value-type="float">
            <text:p>1,55041087207274</text:p>
          </table:table-cell>
          <table:table-cell table:formula="of:=[synchbench_epcc_20_08_20.BG$2]/[synchbench_epcc_20_08_20.BG7]" office:value-type="float" office:value="1.55045326542219" calcext:value-type="float">
            <text:p>1,55045326542219</text:p>
          </table:table-cell>
          <table:table-cell table:formula="of:=[synchbench_epcc_20_08_20.BH$2]/[synchbench_epcc_20_08_20.BH7]" office:value-type="float" office:value="1.5365123110499" calcext:value-type="float">
            <text:p>1,5365123110499</text:p>
          </table:table-cell>
          <table:table-cell table:formula="of:=[synchbench_epcc_20_08_20.BI$2]/[synchbench_epcc_20_08_20.BI7]" office:value-type="float" office:value="1.56020613402381" calcext:value-type="float">
            <text:p>1,56020613402381</text:p>
          </table:table-cell>
          <table:table-cell table:formula="of:=[synchbench_epcc_20_08_20.BJ$2]/[synchbench_epcc_20_08_20.BJ7]" office:value-type="float" office:value="1.62257160976641" calcext:value-type="float">
            <text:p>1,62257160976641</text:p>
          </table:table-cell>
          <table:table-cell table:formula="of:=[synchbench_epcc_20_08_20.BK$2]/[synchbench_epcc_20_08_20.BK7]" office:value-type="float" office:value="1.61985646350144" calcext:value-type="float">
            <text:p>1,61985646350144</text:p>
          </table:table-cell>
          <table:table-cell table:formula="of:=[synchbench_epcc_20_08_20.BL$2]/[synchbench_epcc_20_08_20.BL7]" office:value-type="float" office:value="1.61830561244153" calcext:value-type="float">
            <text:p>1,61830561244153</text:p>
          </table:table-cell>
          <table:table-cell table:formula="of:=[synchbench_epcc_20_08_20.BM$2]/[synchbench_epcc_20_08_20.BM7]" office:value-type="float" office:value="1.36793397672282" calcext:value-type="float">
            <text:p>1,36793397672282</text:p>
          </table:table-cell>
        </table:table-row>
        <table:table-row table:style-name="ro1" table:number-rows-repeated="2">
          <table:table-cell table:number-columns-repeated="65"/>
        </table:table-row>
        <table:table-row table:style-name="ro1">
          <table:table-cell table:formula="of:=[synchbench_epcc_20_08_20.A10]" office:value-type="string" office:string-value="OMP n thread" calcext:value-type="string">
            <text:p>OMP n thread</text:p>
          </table:table-cell>
          <table:table-cell table:formula="of:=[synchbench_epcc_20_08_20.B10]" office:value-type="float" office:value="1" calcext:value-type="float">
            <text:p>1</text:p>
          </table:table-cell>
          <table:table-cell table:formula="of:=[synchbench_epcc_20_08_20.C10]" office:value-type="float" office:value="2" calcext:value-type="float">
            <text:p>2</text:p>
          </table:table-cell>
          <table:table-cell table:formula="of:=[synchbench_epcc_20_08_20.D10]" office:value-type="float" office:value="3" calcext:value-type="float">
            <text:p>3</text:p>
          </table:table-cell>
          <table:table-cell table:formula="of:=[synchbench_epcc_20_08_20.E10]" office:value-type="float" office:value="4" calcext:value-type="float">
            <text:p>4</text:p>
          </table:table-cell>
          <table:table-cell table:formula="of:=[synchbench_epcc_20_08_20.F10]" office:value-type="float" office:value="5" calcext:value-type="float">
            <text:p>5</text:p>
          </table:table-cell>
          <table:table-cell table:formula="of:=[synchbench_epcc_20_08_20.G10]" office:value-type="float" office:value="6" calcext:value-type="float">
            <text:p>6</text:p>
          </table:table-cell>
          <table:table-cell table:formula="of:=[synchbench_epcc_20_08_20.H10]" office:value-type="float" office:value="7" calcext:value-type="float">
            <text:p>7</text:p>
          </table:table-cell>
          <table:table-cell table:formula="of:=[synchbench_epcc_20_08_20.I10]" office:value-type="float" office:value="8" calcext:value-type="float">
            <text:p>8</text:p>
          </table:table-cell>
          <table:table-cell table:formula="of:=[synchbench_epcc_20_08_20.J10]" office:value-type="float" office:value="9" calcext:value-type="float">
            <text:p>9</text:p>
          </table:table-cell>
          <table:table-cell table:formula="of:=[synchbench_epcc_20_08_20.K10]" office:value-type="float" office:value="10" calcext:value-type="float">
            <text:p>10</text:p>
          </table:table-cell>
          <table:table-cell table:formula="of:=[synchbench_epcc_20_08_20.L10]" office:value-type="float" office:value="11" calcext:value-type="float">
            <text:p>11</text:p>
          </table:table-cell>
          <table:table-cell table:formula="of:=[synchbench_epcc_20_08_20.M10]" office:value-type="float" office:value="12" calcext:value-type="float">
            <text:p>12</text:p>
          </table:table-cell>
          <table:table-cell table:formula="of:=[synchbench_epcc_20_08_20.N10]" office:value-type="float" office:value="13" calcext:value-type="float">
            <text:p>13</text:p>
          </table:table-cell>
          <table:table-cell table:formula="of:=[synchbench_epcc_20_08_20.O10]" office:value-type="float" office:value="14" calcext:value-type="float">
            <text:p>14</text:p>
          </table:table-cell>
          <table:table-cell table:formula="of:=[synchbench_epcc_20_08_20.P10]" office:value-type="float" office:value="15" calcext:value-type="float">
            <text:p>15</text:p>
          </table:table-cell>
          <table:table-cell table:formula="of:=[synchbench_epcc_20_08_20.Q10]" office:value-type="float" office:value="16" calcext:value-type="float">
            <text:p>16</text:p>
          </table:table-cell>
          <table:table-cell table:formula="of:=[synchbench_epcc_20_08_20.R10]" office:value-type="float" office:value="17" calcext:value-type="float">
            <text:p>17</text:p>
          </table:table-cell>
          <table:table-cell table:formula="of:=[synchbench_epcc_20_08_20.S10]" office:value-type="float" office:value="18" calcext:value-type="float">
            <text:p>18</text:p>
          </table:table-cell>
          <table:table-cell table:formula="of:=[synchbench_epcc_20_08_20.T10]" office:value-type="float" office:value="19" calcext:value-type="float">
            <text:p>19</text:p>
          </table:table-cell>
          <table:table-cell table:formula="of:=[synchbench_epcc_20_08_20.U10]" office:value-type="float" office:value="20" calcext:value-type="float">
            <text:p>20</text:p>
          </table:table-cell>
          <table:table-cell table:formula="of:=[synchbench_epcc_20_08_20.V10]" office:value-type="float" office:value="21" calcext:value-type="float">
            <text:p>21</text:p>
          </table:table-cell>
          <table:table-cell table:formula="of:=[synchbench_epcc_20_08_20.W10]" office:value-type="float" office:value="22" calcext:value-type="float">
            <text:p>22</text:p>
          </table:table-cell>
          <table:table-cell table:formula="of:=[synchbench_epcc_20_08_20.X10]" office:value-type="float" office:value="23" calcext:value-type="float">
            <text:p>23</text:p>
          </table:table-cell>
          <table:table-cell table:formula="of:=[synchbench_epcc_20_08_20.Y10]" office:value-type="float" office:value="24" calcext:value-type="float">
            <text:p>24</text:p>
          </table:table-cell>
          <table:table-cell table:formula="of:=[synchbench_epcc_20_08_20.Z10]" office:value-type="float" office:value="25" calcext:value-type="float">
            <text:p>25</text:p>
          </table:table-cell>
          <table:table-cell table:formula="of:=[synchbench_epcc_20_08_20.AA10]" office:value-type="float" office:value="26" calcext:value-type="float">
            <text:p>26</text:p>
          </table:table-cell>
          <table:table-cell table:formula="of:=[synchbench_epcc_20_08_20.AB10]" office:value-type="float" office:value="27" calcext:value-type="float">
            <text:p>27</text:p>
          </table:table-cell>
          <table:table-cell table:formula="of:=[synchbench_epcc_20_08_20.AC10]" office:value-type="float" office:value="28" calcext:value-type="float">
            <text:p>28</text:p>
          </table:table-cell>
          <table:table-cell table:formula="of:=[synchbench_epcc_20_08_20.AD10]" office:value-type="float" office:value="29" calcext:value-type="float">
            <text:p>29</text:p>
          </table:table-cell>
          <table:table-cell table:formula="of:=[synchbench_epcc_20_08_20.AE10]" office:value-type="float" office:value="30" calcext:value-type="float">
            <text:p>30</text:p>
          </table:table-cell>
          <table:table-cell table:formula="of:=[synchbench_epcc_20_08_20.AF10]" office:value-type="float" office:value="31" calcext:value-type="float">
            <text:p>31</text:p>
          </table:table-cell>
          <table:table-cell table:formula="of:=[synchbench_epcc_20_08_20.AG10]" office:value-type="float" office:value="32" calcext:value-type="float">
            <text:p>32</text:p>
          </table:table-cell>
          <table:table-cell table:formula="of:=[synchbench_epcc_20_08_20.AH10]" office:value-type="float" office:value="33" calcext:value-type="float">
            <text:p>33</text:p>
          </table:table-cell>
          <table:table-cell table:formula="of:=[synchbench_epcc_20_08_20.AI10]" office:value-type="float" office:value="34" calcext:value-type="float">
            <text:p>34</text:p>
          </table:table-cell>
          <table:table-cell table:formula="of:=[synchbench_epcc_20_08_20.AJ10]" office:value-type="float" office:value="35" calcext:value-type="float">
            <text:p>35</text:p>
          </table:table-cell>
          <table:table-cell table:formula="of:=[synchbench_epcc_20_08_20.AK10]" office:value-type="float" office:value="36" calcext:value-type="float">
            <text:p>36</text:p>
          </table:table-cell>
          <table:table-cell table:formula="of:=[synchbench_epcc_20_08_20.AL10]" office:value-type="float" office:value="37" calcext:value-type="float">
            <text:p>37</text:p>
          </table:table-cell>
          <table:table-cell table:formula="of:=[synchbench_epcc_20_08_20.AM10]" office:value-type="float" office:value="38" calcext:value-type="float">
            <text:p>38</text:p>
          </table:table-cell>
          <table:table-cell table:formula="of:=[synchbench_epcc_20_08_20.AN10]" office:value-type="float" office:value="39" calcext:value-type="float">
            <text:p>39</text:p>
          </table:table-cell>
          <table:table-cell table:formula="of:=[synchbench_epcc_20_08_20.AO10]" office:value-type="float" office:value="40" calcext:value-type="float">
            <text:p>40</text:p>
          </table:table-cell>
          <table:table-cell table:formula="of:=[synchbench_epcc_20_08_20.AP10]" office:value-type="float" office:value="41" calcext:value-type="float">
            <text:p>41</text:p>
          </table:table-cell>
          <table:table-cell table:formula="of:=[synchbench_epcc_20_08_20.AQ10]" office:value-type="float" office:value="42" calcext:value-type="float">
            <text:p>42</text:p>
          </table:table-cell>
          <table:table-cell table:formula="of:=[synchbench_epcc_20_08_20.AR10]" office:value-type="float" office:value="43" calcext:value-type="float">
            <text:p>43</text:p>
          </table:table-cell>
          <table:table-cell table:formula="of:=[synchbench_epcc_20_08_20.AS10]" office:value-type="float" office:value="44" calcext:value-type="float">
            <text:p>44</text:p>
          </table:table-cell>
          <table:table-cell table:formula="of:=[synchbench_epcc_20_08_20.AT10]" office:value-type="float" office:value="45" calcext:value-type="float">
            <text:p>45</text:p>
          </table:table-cell>
          <table:table-cell table:formula="of:=[synchbench_epcc_20_08_20.AU10]" office:value-type="float" office:value="46" calcext:value-type="float">
            <text:p>46</text:p>
          </table:table-cell>
          <table:table-cell table:formula="of:=[synchbench_epcc_20_08_20.AV10]" office:value-type="float" office:value="47" calcext:value-type="float">
            <text:p>47</text:p>
          </table:table-cell>
          <table:table-cell table:formula="of:=[synchbench_epcc_20_08_20.AW10]" office:value-type="float" office:value="48" calcext:value-type="float">
            <text:p>48</text:p>
          </table:table-cell>
          <table:table-cell table:formula="of:=[synchbench_epcc_20_08_20.AX10]" office:value-type="float" office:value="49" calcext:value-type="float">
            <text:p>49</text:p>
          </table:table-cell>
          <table:table-cell table:formula="of:=[synchbench_epcc_20_08_20.AY10]" office:value-type="float" office:value="50" calcext:value-type="float">
            <text:p>50</text:p>
          </table:table-cell>
          <table:table-cell table:formula="of:=[synchbench_epcc_20_08_20.AZ10]" office:value-type="float" office:value="51" calcext:value-type="float">
            <text:p>51</text:p>
          </table:table-cell>
          <table:table-cell table:formula="of:=[synchbench_epcc_20_08_20.BA10]" office:value-type="float" office:value="52" calcext:value-type="float">
            <text:p>52</text:p>
          </table:table-cell>
          <table:table-cell table:formula="of:=[synchbench_epcc_20_08_20.BB10]" office:value-type="float" office:value="53" calcext:value-type="float">
            <text:p>53</text:p>
          </table:table-cell>
          <table:table-cell table:formula="of:=[synchbench_epcc_20_08_20.BC10]" office:value-type="float" office:value="54" calcext:value-type="float">
            <text:p>54</text:p>
          </table:table-cell>
          <table:table-cell table:formula="of:=[synchbench_epcc_20_08_20.BD10]" office:value-type="float" office:value="55" calcext:value-type="float">
            <text:p>55</text:p>
          </table:table-cell>
          <table:table-cell table:formula="of:=[synchbench_epcc_20_08_20.BE10]" office:value-type="float" office:value="56" calcext:value-type="float">
            <text:p>56</text:p>
          </table:table-cell>
          <table:table-cell table:formula="of:=[synchbench_epcc_20_08_20.BF10]" office:value-type="float" office:value="57" calcext:value-type="float">
            <text:p>57</text:p>
          </table:table-cell>
          <table:table-cell table:formula="of:=[synchbench_epcc_20_08_20.BG10]" office:value-type="float" office:value="58" calcext:value-type="float">
            <text:p>58</text:p>
          </table:table-cell>
          <table:table-cell table:formula="of:=[synchbench_epcc_20_08_20.BH10]" office:value-type="float" office:value="59" calcext:value-type="float">
            <text:p>59</text:p>
          </table:table-cell>
          <table:table-cell table:formula="of:=[synchbench_epcc_20_08_20.BI10]" office:value-type="float" office:value="60" calcext:value-type="float">
            <text:p>60</text:p>
          </table:table-cell>
          <table:table-cell table:formula="of:=[synchbench_epcc_20_08_20.BJ10]" office:value-type="float" office:value="61" calcext:value-type="float">
            <text:p>61</text:p>
          </table:table-cell>
          <table:table-cell table:formula="of:=[synchbench_epcc_20_08_20.BK10]" office:value-type="float" office:value="62" calcext:value-type="float">
            <text:p>62</text:p>
          </table:table-cell>
          <table:table-cell table:formula="of:=[synchbench_epcc_20_08_20.BL10]" office:value-type="float" office:value="63" calcext:value-type="float">
            <text:p>63</text:p>
          </table:table-cell>
          <table:table-cell table:formula="of:=[synchbench_epcc_20_08_20.BM10]" office:value-type="float" office:value="64" calcext:value-type="float">
            <text:p>64</text:p>
          </table:table-cell>
        </table:table-row>
        <table:table-row table:style-name="ro1">
          <table:table-cell table:formula="of:=[synchbench_epcc_20_08_20.A12]" office:value-type="string" office:string-value="OMP FOR REDUCTION overhead" calcext:value-type="string">
            <text:p>OMP FOR REDUCTION overhead</text:p>
          </table:table-cell>
          <table:table-cell table:formula="of:=[synchbench_epcc_20_08_20.B$12]/[synchbench_epcc_20_08_20.B12]" office:value-type="float" office:value="1" calcext:value-type="float">
            <text:p>1</text:p>
          </table:table-cell>
          <table:table-cell table:formula="of:=[synchbench_epcc_20_08_20.C$12]/[synchbench_epcc_20_08_20.C12]" office:value-type="float" office:value="1" calcext:value-type="float">
            <text:p>1</text:p>
          </table:table-cell>
          <table:table-cell table:formula="of:=[synchbench_epcc_20_08_20.D$12]/[synchbench_epcc_20_08_20.D12]" office:value-type="float" office:value="1" calcext:value-type="float">
            <text:p>1</text:p>
          </table:table-cell>
          <table:table-cell table:formula="of:=[synchbench_epcc_20_08_20.E$12]/[synchbench_epcc_20_08_20.E12]" office:value-type="float" office:value="1" calcext:value-type="float">
            <text:p>1</text:p>
          </table:table-cell>
          <table:table-cell table:formula="of:=[synchbench_epcc_20_08_20.F$12]/[synchbench_epcc_20_08_20.F12]" office:value-type="float" office:value="1" calcext:value-type="float">
            <text:p>1</text:p>
          </table:table-cell>
          <table:table-cell table:formula="of:=[synchbench_epcc_20_08_20.G$12]/[synchbench_epcc_20_08_20.G12]" office:value-type="float" office:value="1" calcext:value-type="float">
            <text:p>1</text:p>
          </table:table-cell>
          <table:table-cell table:formula="of:=[synchbench_epcc_20_08_20.H$12]/[synchbench_epcc_20_08_20.H12]" office:value-type="float" office:value="1" calcext:value-type="float">
            <text:p>1</text:p>
          </table:table-cell>
          <table:table-cell table:formula="of:=[synchbench_epcc_20_08_20.I$12]/[synchbench_epcc_20_08_20.I12]" office:value-type="float" office:value="1" calcext:value-type="float">
            <text:p>1</text:p>
          </table:table-cell>
          <table:table-cell table:formula="of:=[synchbench_epcc_20_08_20.J$12]/[synchbench_epcc_20_08_20.J12]" office:value-type="float" office:value="1" calcext:value-type="float">
            <text:p>1</text:p>
          </table:table-cell>
          <table:table-cell table:formula="of:=[synchbench_epcc_20_08_20.K$12]/[synchbench_epcc_20_08_20.K12]" office:value-type="float" office:value="1" calcext:value-type="float">
            <text:p>1</text:p>
          </table:table-cell>
          <table:table-cell table:formula="of:=[synchbench_epcc_20_08_20.L$12]/[synchbench_epcc_20_08_20.L12]" office:value-type="float" office:value="1" calcext:value-type="float">
            <text:p>1</text:p>
          </table:table-cell>
          <table:table-cell table:formula="of:=[synchbench_epcc_20_08_20.M$12]/[synchbench_epcc_20_08_20.M12]" office:value-type="float" office:value="1" calcext:value-type="float">
            <text:p>1</text:p>
          </table:table-cell>
          <table:table-cell table:formula="of:=[synchbench_epcc_20_08_20.N$12]/[synchbench_epcc_20_08_20.N12]" office:value-type="float" office:value="1" calcext:value-type="float">
            <text:p>1</text:p>
          </table:table-cell>
          <table:table-cell table:formula="of:=[synchbench_epcc_20_08_20.O$12]/[synchbench_epcc_20_08_20.O12]" office:value-type="float" office:value="1" calcext:value-type="float">
            <text:p>1</text:p>
          </table:table-cell>
          <table:table-cell table:formula="of:=[synchbench_epcc_20_08_20.P$12]/[synchbench_epcc_20_08_20.P12]" office:value-type="float" office:value="1" calcext:value-type="float">
            <text:p>1</text:p>
          </table:table-cell>
          <table:table-cell table:formula="of:=[synchbench_epcc_20_08_20.Q$12]/[synchbench_epcc_20_08_20.Q12]" office:value-type="float" office:value="1" calcext:value-type="float">
            <text:p>1</text:p>
          </table:table-cell>
          <table:table-cell table:formula="of:=[synchbench_epcc_20_08_20.R$12]/[synchbench_epcc_20_08_20.R12]" office:value-type="float" office:value="1" calcext:value-type="float">
            <text:p>1</text:p>
          </table:table-cell>
          <table:table-cell table:formula="of:=[synchbench_epcc_20_08_20.S$12]/[synchbench_epcc_20_08_20.S12]" office:value-type="float" office:value="1" calcext:value-type="float">
            <text:p>1</text:p>
          </table:table-cell>
          <table:table-cell table:formula="of:=[synchbench_epcc_20_08_20.T$12]/[synchbench_epcc_20_08_20.T12]" office:value-type="float" office:value="1" calcext:value-type="float">
            <text:p>1</text:p>
          </table:table-cell>
          <table:table-cell table:formula="of:=[synchbench_epcc_20_08_20.U$12]/[synchbench_epcc_20_08_20.U12]" office:value-type="float" office:value="1" calcext:value-type="float">
            <text:p>1</text:p>
          </table:table-cell>
          <table:table-cell table:formula="of:=[synchbench_epcc_20_08_20.V$12]/[synchbench_epcc_20_08_20.V12]" office:value-type="float" office:value="1" calcext:value-type="float">
            <text:p>1</text:p>
          </table:table-cell>
          <table:table-cell table:formula="of:=[synchbench_epcc_20_08_20.W$12]/[synchbench_epcc_20_08_20.W12]" office:value-type="float" office:value="1" calcext:value-type="float">
            <text:p>1</text:p>
          </table:table-cell>
          <table:table-cell table:formula="of:=[synchbench_epcc_20_08_20.X$12]/[synchbench_epcc_20_08_20.X12]" office:value-type="float" office:value="1" calcext:value-type="float">
            <text:p>1</text:p>
          </table:table-cell>
          <table:table-cell table:formula="of:=[synchbench_epcc_20_08_20.Y$12]/[synchbench_epcc_20_08_20.Y12]" office:value-type="float" office:value="1" calcext:value-type="float">
            <text:p>1</text:p>
          </table:table-cell>
          <table:table-cell table:formula="of:=[synchbench_epcc_20_08_20.Z$12]/[synchbench_epcc_20_08_20.Z12]" office:value-type="float" office:value="1" calcext:value-type="float">
            <text:p>1</text:p>
          </table:table-cell>
          <table:table-cell table:formula="of:=[synchbench_epcc_20_08_20.AA$12]/[synchbench_epcc_20_08_20.AA12]" office:value-type="float" office:value="1" calcext:value-type="float">
            <text:p>1</text:p>
          </table:table-cell>
          <table:table-cell table:formula="of:=[synchbench_epcc_20_08_20.AB$12]/[synchbench_epcc_20_08_20.AB12]" office:value-type="float" office:value="1" calcext:value-type="float">
            <text:p>1</text:p>
          </table:table-cell>
          <table:table-cell table:formula="of:=[synchbench_epcc_20_08_20.AC$12]/[synchbench_epcc_20_08_20.AC12]" office:value-type="float" office:value="1" calcext:value-type="float">
            <text:p>1</text:p>
          </table:table-cell>
          <table:table-cell table:formula="of:=[synchbench_epcc_20_08_20.AD$12]/[synchbench_epcc_20_08_20.AD12]" office:value-type="float" office:value="1" calcext:value-type="float">
            <text:p>1</text:p>
          </table:table-cell>
          <table:table-cell table:formula="of:=[synchbench_epcc_20_08_20.AE$12]/[synchbench_epcc_20_08_20.AE12]" office:value-type="float" office:value="1" calcext:value-type="float">
            <text:p>1</text:p>
          </table:table-cell>
          <table:table-cell table:formula="of:=[synchbench_epcc_20_08_20.AF$12]/[synchbench_epcc_20_08_20.AF12]" office:value-type="float" office:value="1" calcext:value-type="float">
            <text:p>1</text:p>
          </table:table-cell>
          <table:table-cell table:formula="of:=[synchbench_epcc_20_08_20.AG$12]/[synchbench_epcc_20_08_20.AG12]" office:value-type="float" office:value="1" calcext:value-type="float">
            <text:p>1</text:p>
          </table:table-cell>
          <table:table-cell table:formula="of:=[synchbench_epcc_20_08_20.AH$12]/[synchbench_epcc_20_08_20.AH12]" office:value-type="float" office:value="1" calcext:value-type="float">
            <text:p>1</text:p>
          </table:table-cell>
          <table:table-cell table:formula="of:=[synchbench_epcc_20_08_20.AI$12]/[synchbench_epcc_20_08_20.AI12]" office:value-type="float" office:value="1" calcext:value-type="float">
            <text:p>1</text:p>
          </table:table-cell>
          <table:table-cell table:formula="of:=[synchbench_epcc_20_08_20.AJ$12]/[synchbench_epcc_20_08_20.AJ12]" office:value-type="float" office:value="1" calcext:value-type="float">
            <text:p>1</text:p>
          </table:table-cell>
          <table:table-cell table:formula="of:=[synchbench_epcc_20_08_20.AK$12]/[synchbench_epcc_20_08_20.AK12]" office:value-type="float" office:value="1" calcext:value-type="float">
            <text:p>1</text:p>
          </table:table-cell>
          <table:table-cell table:formula="of:=[synchbench_epcc_20_08_20.AL$12]/[synchbench_epcc_20_08_20.AL12]" office:value-type="float" office:value="1" calcext:value-type="float">
            <text:p>1</text:p>
          </table:table-cell>
          <table:table-cell table:formula="of:=[synchbench_epcc_20_08_20.AM$12]/[synchbench_epcc_20_08_20.AM12]" office:value-type="float" office:value="1" calcext:value-type="float">
            <text:p>1</text:p>
          </table:table-cell>
          <table:table-cell table:formula="of:=[synchbench_epcc_20_08_20.AN$12]/[synchbench_epcc_20_08_20.AN12]" office:value-type="float" office:value="1" calcext:value-type="float">
            <text:p>1</text:p>
          </table:table-cell>
          <table:table-cell table:formula="of:=[synchbench_epcc_20_08_20.AO$12]/[synchbench_epcc_20_08_20.AO12]" office:value-type="float" office:value="1" calcext:value-type="float">
            <text:p>1</text:p>
          </table:table-cell>
          <table:table-cell table:formula="of:=[synchbench_epcc_20_08_20.AP$12]/[synchbench_epcc_20_08_20.AP12]" office:value-type="float" office:value="1" calcext:value-type="float">
            <text:p>1</text:p>
          </table:table-cell>
          <table:table-cell table:formula="of:=[synchbench_epcc_20_08_20.AQ$12]/[synchbench_epcc_20_08_20.AQ12]" office:value-type="float" office:value="1" calcext:value-type="float">
            <text:p>1</text:p>
          </table:table-cell>
          <table:table-cell table:formula="of:=[synchbench_epcc_20_08_20.AR$12]/[synchbench_epcc_20_08_20.AR12]" office:value-type="float" office:value="1" calcext:value-type="float">
            <text:p>1</text:p>
          </table:table-cell>
          <table:table-cell table:formula="of:=[synchbench_epcc_20_08_20.AS$12]/[synchbench_epcc_20_08_20.AS12]" office:value-type="float" office:value="1" calcext:value-type="float">
            <text:p>1</text:p>
          </table:table-cell>
          <table:table-cell table:formula="of:=[synchbench_epcc_20_08_20.AT$12]/[synchbench_epcc_20_08_20.AT12]" office:value-type="float" office:value="1" calcext:value-type="float">
            <text:p>1</text:p>
          </table:table-cell>
          <table:table-cell table:formula="of:=[synchbench_epcc_20_08_20.AU$12]/[synchbench_epcc_20_08_20.AU12]" office:value-type="float" office:value="1" calcext:value-type="float">
            <text:p>1</text:p>
          </table:table-cell>
          <table:table-cell table:formula="of:=[synchbench_epcc_20_08_20.AV$12]/[synchbench_epcc_20_08_20.AV12]" office:value-type="float" office:value="1" calcext:value-type="float">
            <text:p>1</text:p>
          </table:table-cell>
          <table:table-cell table:formula="of:=[synchbench_epcc_20_08_20.AW$12]/[synchbench_epcc_20_08_20.AW12]" office:value-type="float" office:value="1" calcext:value-type="float">
            <text:p>1</text:p>
          </table:table-cell>
          <table:table-cell table:formula="of:=[synchbench_epcc_20_08_20.AX$12]/[synchbench_epcc_20_08_20.AX12]" office:value-type="float" office:value="1" calcext:value-type="float">
            <text:p>1</text:p>
          </table:table-cell>
          <table:table-cell table:formula="of:=[synchbench_epcc_20_08_20.AY$12]/[synchbench_epcc_20_08_20.AY12]" office:value-type="float" office:value="1" calcext:value-type="float">
            <text:p>1</text:p>
          </table:table-cell>
          <table:table-cell table:formula="of:=[synchbench_epcc_20_08_20.AZ$12]/[synchbench_epcc_20_08_20.AZ12]" office:value-type="float" office:value="1" calcext:value-type="float">
            <text:p>1</text:p>
          </table:table-cell>
          <table:table-cell table:formula="of:=[synchbench_epcc_20_08_20.BA$12]/[synchbench_epcc_20_08_20.BA12]" office:value-type="float" office:value="1" calcext:value-type="float">
            <text:p>1</text:p>
          </table:table-cell>
          <table:table-cell table:formula="of:=[synchbench_epcc_20_08_20.BB$12]/[synchbench_epcc_20_08_20.BB12]" office:value-type="float" office:value="1" calcext:value-type="float">
            <text:p>1</text:p>
          </table:table-cell>
          <table:table-cell table:formula="of:=[synchbench_epcc_20_08_20.BC$12]/[synchbench_epcc_20_08_20.BC12]" office:value-type="float" office:value="1" calcext:value-type="float">
            <text:p>1</text:p>
          </table:table-cell>
          <table:table-cell table:formula="of:=[synchbench_epcc_20_08_20.BD$12]/[synchbench_epcc_20_08_20.BD12]" office:value-type="float" office:value="1" calcext:value-type="float">
            <text:p>1</text:p>
          </table:table-cell>
          <table:table-cell table:formula="of:=[synchbench_epcc_20_08_20.BE$12]/[synchbench_epcc_20_08_20.BE12]" office:value-type="float" office:value="1" calcext:value-type="float">
            <text:p>1</text:p>
          </table:table-cell>
          <table:table-cell table:formula="of:=[synchbench_epcc_20_08_20.BF$12]/[synchbench_epcc_20_08_20.BF12]" office:value-type="float" office:value="1" calcext:value-type="float">
            <text:p>1</text:p>
          </table:table-cell>
          <table:table-cell table:formula="of:=[synchbench_epcc_20_08_20.BG$12]/[synchbench_epcc_20_08_20.BG12]" office:value-type="float" office:value="1" calcext:value-type="float">
            <text:p>1</text:p>
          </table:table-cell>
          <table:table-cell table:formula="of:=[synchbench_epcc_20_08_20.BH$12]/[synchbench_epcc_20_08_20.BH12]" office:value-type="float" office:value="1" calcext:value-type="float">
            <text:p>1</text:p>
          </table:table-cell>
          <table:table-cell table:formula="of:=[synchbench_epcc_20_08_20.BI$12]/[synchbench_epcc_20_08_20.BI12]" office:value-type="float" office:value="1" calcext:value-type="float">
            <text:p>1</text:p>
          </table:table-cell>
          <table:table-cell table:formula="of:=[synchbench_epcc_20_08_20.BJ$12]/[synchbench_epcc_20_08_20.BJ12]" office:value-type="float" office:value="1" calcext:value-type="float">
            <text:p>1</text:p>
          </table:table-cell>
          <table:table-cell table:formula="of:=[synchbench_epcc_20_08_20.BK$12]/[synchbench_epcc_20_08_20.BK12]" office:value-type="float" office:value="1" calcext:value-type="float">
            <text:p>1</text:p>
          </table:table-cell>
          <table:table-cell table:formula="of:=[synchbench_epcc_20_08_20.BL$12]/[synchbench_epcc_20_08_20.BL12]" office:value-type="float" office:value="1" calcext:value-type="float">
            <text:p>1</text:p>
          </table:table-cell>
          <table:table-cell table:formula="of:=[synchbench_epcc_20_08_20.BM$12]/[synchbench_epcc_20_08_20.BM12]" office:value-type="float" office:value="1" calcext:value-type="float">
            <text:p>1</text:p>
          </table:table-cell>
        </table:table-row>
        <table:table-row table:style-name="ro1">
          <table:table-cell table:formula="of:=[synchbench_epcc_20_08_20.A13]" office:value-type="string" office:string-value="LINEAR CENTRALIZED REDUCTION overhead" calcext:value-type="string">
            <text:p>LINEAR CENTRALIZED REDUCTION overhead</text:p>
          </table:table-cell>
          <table:table-cell table:formula="of:=[synchbench_epcc_20_08_20.B$12]/[synchbench_epcc_20_08_20.B13]" office:value-type="float" office:value="125.488907148726" calcext:value-type="float">
            <text:p>125,488907148726</text:p>
          </table:table-cell>
          <table:table-cell table:formula="of:=[synchbench_epcc_20_08_20.C$12]/[synchbench_epcc_20_08_20.C13]" office:value-type="float" office:value="1.70070029885365" calcext:value-type="float">
            <text:p>1,70070029885365</text:p>
          </table:table-cell>
          <table:table-cell table:formula="of:=[synchbench_epcc_20_08_20.D$12]/[synchbench_epcc_20_08_20.D13]" office:value-type="float" office:value="1.22279719455413" calcext:value-type="float">
            <text:p>1,22279719455413</text:p>
          </table:table-cell>
          <table:table-cell table:formula="of:=[synchbench_epcc_20_08_20.E$12]/[synchbench_epcc_20_08_20.E13]" office:value-type="float" office:value="1.33867252757011" calcext:value-type="float">
            <text:p>1,33867252757011</text:p>
          </table:table-cell>
          <table:table-cell table:formula="of:=[synchbench_epcc_20_08_20.F$12]/[synchbench_epcc_20_08_20.F13]" office:value-type="float" office:value="1.63315102171705" calcext:value-type="float">
            <text:p>1,63315102171705</text:p>
          </table:table-cell>
          <table:table-cell table:formula="of:=[synchbench_epcc_20_08_20.G$12]/[synchbench_epcc_20_08_20.G13]" office:value-type="float" office:value="1.6961229467414" calcext:value-type="float">
            <text:p>1,6961229467414</text:p>
          </table:table-cell>
          <table:table-cell table:formula="of:=[synchbench_epcc_20_08_20.H$12]/[synchbench_epcc_20_08_20.H13]" office:value-type="float" office:value="1.00891821542591" calcext:value-type="float">
            <text:p>1,00891821542591</text:p>
          </table:table-cell>
          <table:table-cell table:formula="of:=[synchbench_epcc_20_08_20.I$12]/[synchbench_epcc_20_08_20.I13]" office:value-type="float" office:value="0.961240324293199" calcext:value-type="float">
            <text:p>0,961240324293199</text:p>
          </table:table-cell>
          <table:table-cell table:formula="of:=[synchbench_epcc_20_08_20.J$12]/[synchbench_epcc_20_08_20.J13]" office:value-type="float" office:value="1.10091564670616" calcext:value-type="float">
            <text:p>1,10091564670616</text:p>
          </table:table-cell>
          <table:table-cell table:formula="of:=[synchbench_epcc_20_08_20.K$12]/[synchbench_epcc_20_08_20.K13]" office:value-type="float" office:value="1.07508281064631" calcext:value-type="float">
            <text:p>1,07508281064631</text:p>
          </table:table-cell>
          <table:table-cell table:formula="of:=[synchbench_epcc_20_08_20.L$12]/[synchbench_epcc_20_08_20.L13]" office:value-type="float" office:value="1.07413322517133" calcext:value-type="float">
            <text:p>1,07413322517133</text:p>
          </table:table-cell>
          <table:table-cell table:formula="of:=[synchbench_epcc_20_08_20.M$12]/[synchbench_epcc_20_08_20.M13]" office:value-type="float" office:value="1.03637206293419" calcext:value-type="float">
            <text:p>1,03637206293419</text:p>
          </table:table-cell>
          <table:table-cell table:formula="of:=[synchbench_epcc_20_08_20.N$12]/[synchbench_epcc_20_08_20.N13]" office:value-type="float" office:value="1.14872942309716" calcext:value-type="float">
            <text:p>1,14872942309716</text:p>
          </table:table-cell>
          <table:table-cell table:formula="of:=[synchbench_epcc_20_08_20.O$12]/[synchbench_epcc_20_08_20.O13]" office:value-type="float" office:value="1.10248977521764" calcext:value-type="float">
            <text:p>1,10248977521764</text:p>
          </table:table-cell>
          <table:table-cell table:formula="of:=[synchbench_epcc_20_08_20.P$12]/[synchbench_epcc_20_08_20.P13]" office:value-type="float" office:value="1.1612832109248" calcext:value-type="float">
            <text:p>1,1612832109248</text:p>
          </table:table-cell>
          <table:table-cell table:formula="of:=[synchbench_epcc_20_08_20.Q$12]/[synchbench_epcc_20_08_20.Q13]" office:value-type="float" office:value="1.23267083442861" calcext:value-type="float">
            <text:p>1,23267083442861</text:p>
          </table:table-cell>
          <table:table-cell table:formula="of:=[synchbench_epcc_20_08_20.R$12]/[synchbench_epcc_20_08_20.R13]" office:value-type="float" office:value="1.39206720096446" calcext:value-type="float">
            <text:p>1,39206720096446</text:p>
          </table:table-cell>
          <table:table-cell table:formula="of:=[synchbench_epcc_20_08_20.S$12]/[synchbench_epcc_20_08_20.S13]" office:value-type="float" office:value="1.32396428627966" calcext:value-type="float">
            <text:p>1,32396428627966</text:p>
          </table:table-cell>
          <table:table-cell table:formula="of:=[synchbench_epcc_20_08_20.T$12]/[synchbench_epcc_20_08_20.T13]" office:value-type="float" office:value="1.31486034543317" calcext:value-type="float">
            <text:p>1,31486034543317</text:p>
          </table:table-cell>
          <table:table-cell table:formula="of:=[synchbench_epcc_20_08_20.U$12]/[synchbench_epcc_20_08_20.U13]" office:value-type="float" office:value="1.27625163307204" calcext:value-type="float">
            <text:p>1,27625163307204</text:p>
          </table:table-cell>
          <table:table-cell table:formula="of:=[synchbench_epcc_20_08_20.V$12]/[synchbench_epcc_20_08_20.V13]" office:value-type="float" office:value="1.42365456912889" calcext:value-type="float">
            <text:p>1,42365456912889</text:p>
          </table:table-cell>
          <table:table-cell table:formula="of:=[synchbench_epcc_20_08_20.W$12]/[synchbench_epcc_20_08_20.W13]" office:value-type="float" office:value="1.33294476290093" calcext:value-type="float">
            <text:p>1,33294476290093</text:p>
          </table:table-cell>
          <table:table-cell table:formula="of:=[synchbench_epcc_20_08_20.X$12]/[synchbench_epcc_20_08_20.X13]" office:value-type="float" office:value="1.27618607977634" calcext:value-type="float">
            <text:p>1,27618607977634</text:p>
          </table:table-cell>
          <table:table-cell table:formula="of:=[synchbench_epcc_20_08_20.Y$12]/[synchbench_epcc_20_08_20.Y13]" office:value-type="float" office:value="1.25064197805466" calcext:value-type="float">
            <text:p>1,25064197805466</text:p>
          </table:table-cell>
          <table:table-cell table:formula="of:=[synchbench_epcc_20_08_20.Z$12]/[synchbench_epcc_20_08_20.Z13]" office:value-type="float" office:value="1.34526292942326" calcext:value-type="float">
            <text:p>1,34526292942326</text:p>
          </table:table-cell>
          <table:table-cell table:formula="of:=[synchbench_epcc_20_08_20.AA$12]/[synchbench_epcc_20_08_20.AA13]" office:value-type="float" office:value="1.28709580004813" calcext:value-type="float">
            <text:p>1,28709580004813</text:p>
          </table:table-cell>
          <table:table-cell table:formula="of:=[synchbench_epcc_20_08_20.AB$12]/[synchbench_epcc_20_08_20.AB13]" office:value-type="float" office:value="1.28414965440561" calcext:value-type="float">
            <text:p>1,28414965440561</text:p>
          </table:table-cell>
          <table:table-cell table:formula="of:=[synchbench_epcc_20_08_20.AC$12]/[synchbench_epcc_20_08_20.AC13]" office:value-type="float" office:value="1.25356922129504" calcext:value-type="float">
            <text:p>1,25356922129504</text:p>
          </table:table-cell>
          <table:table-cell table:formula="of:=[synchbench_epcc_20_08_20.AD$12]/[synchbench_epcc_20_08_20.AD13]" office:value-type="float" office:value="1.31278896659012" calcext:value-type="float">
            <text:p>1,31278896659012</text:p>
          </table:table-cell>
          <table:table-cell table:formula="of:=[synchbench_epcc_20_08_20.AE$12]/[synchbench_epcc_20_08_20.AE13]" office:value-type="float" office:value="1.24106942078923" calcext:value-type="float">
            <text:p>1,24106942078923</text:p>
          </table:table-cell>
          <table:table-cell table:formula="of:=[synchbench_epcc_20_08_20.AF$12]/[synchbench_epcc_20_08_20.AF13]" office:value-type="float" office:value="1.23291830948977" calcext:value-type="float">
            <text:p>1,23291830948977</text:p>
          </table:table-cell>
          <table:table-cell table:formula="of:=[synchbench_epcc_20_08_20.AG$12]/[synchbench_epcc_20_08_20.AG13]" office:value-type="float" office:value="1.22427195963046" calcext:value-type="float">
            <text:p>1,22427195963046</text:p>
          </table:table-cell>
          <table:table-cell table:formula="of:=[synchbench_epcc_20_08_20.AH$12]/[synchbench_epcc_20_08_20.AH13]" office:value-type="float" office:value="1.37408148765145" calcext:value-type="float">
            <text:p>1,37408148765145</text:p>
          </table:table-cell>
          <table:table-cell table:formula="of:=[synchbench_epcc_20_08_20.AI$12]/[synchbench_epcc_20_08_20.AI13]" office:value-type="float" office:value="1.35109301479214" calcext:value-type="float">
            <text:p>1,35109301479214</text:p>
          </table:table-cell>
          <table:table-cell table:formula="of:=[synchbench_epcc_20_08_20.AJ$12]/[synchbench_epcc_20_08_20.AJ13]" office:value-type="float" office:value="1.37093815620871" calcext:value-type="float">
            <text:p>1,37093815620871</text:p>
          </table:table-cell>
          <table:table-cell table:formula="of:=[synchbench_epcc_20_08_20.AK$12]/[synchbench_epcc_20_08_20.AK13]" office:value-type="float" office:value="1.32041980227767" calcext:value-type="float">
            <text:p>1,32041980227767</text:p>
          </table:table-cell>
          <table:table-cell table:formula="of:=[synchbench_epcc_20_08_20.AL$12]/[synchbench_epcc_20_08_20.AL13]" office:value-type="float" office:value="1.39025008039781" calcext:value-type="float">
            <text:p>1,39025008039781</text:p>
          </table:table-cell>
          <table:table-cell table:formula="of:=[synchbench_epcc_20_08_20.AM$12]/[synchbench_epcc_20_08_20.AM13]" office:value-type="float" office:value="1.35707158850021" calcext:value-type="float">
            <text:p>1,35707158850021</text:p>
          </table:table-cell>
          <table:table-cell table:formula="of:=[synchbench_epcc_20_08_20.AN$12]/[synchbench_epcc_20_08_20.AN13]" office:value-type="float" office:value="1.3545829421054" calcext:value-type="float">
            <text:p>1,3545829421054</text:p>
          </table:table-cell>
          <table:table-cell table:formula="of:=[synchbench_epcc_20_08_20.AO$12]/[synchbench_epcc_20_08_20.AO13]" office:value-type="float" office:value="1.29585380216022" calcext:value-type="float">
            <text:p>1,29585380216022</text:p>
          </table:table-cell>
          <table:table-cell table:formula="of:=[synchbench_epcc_20_08_20.AP$12]/[synchbench_epcc_20_08_20.AP13]" office:value-type="float" office:value="1.36299140444907" calcext:value-type="float">
            <text:p>1,36299140444907</text:p>
          </table:table-cell>
          <table:table-cell table:formula="of:=[synchbench_epcc_20_08_20.AQ$12]/[synchbench_epcc_20_08_20.AQ13]" office:value-type="float" office:value="1.36144484606991" calcext:value-type="float">
            <text:p>1,36144484606991</text:p>
          </table:table-cell>
          <table:table-cell table:formula="of:=[synchbench_epcc_20_08_20.AR$12]/[synchbench_epcc_20_08_20.AR13]" office:value-type="float" office:value="1.42362873492651" calcext:value-type="float">
            <text:p>1,42362873492651</text:p>
          </table:table-cell>
          <table:table-cell table:formula="of:=[synchbench_epcc_20_08_20.AS$12]/[synchbench_epcc_20_08_20.AS13]" office:value-type="float" office:value="1.44153057070748" calcext:value-type="float">
            <text:p>1,44153057070748</text:p>
          </table:table-cell>
          <table:table-cell table:formula="of:=[synchbench_epcc_20_08_20.AT$12]/[synchbench_epcc_20_08_20.AT13]" office:value-type="float" office:value="1.53508833561679" calcext:value-type="float">
            <text:p>1,53508833561679</text:p>
          </table:table-cell>
          <table:table-cell table:formula="of:=[synchbench_epcc_20_08_20.AU$12]/[synchbench_epcc_20_08_20.AU13]" office:value-type="float" office:value="1.58292475267448" calcext:value-type="float">
            <text:p>1,58292475267448</text:p>
          </table:table-cell>
          <table:table-cell table:formula="of:=[synchbench_epcc_20_08_20.AV$12]/[synchbench_epcc_20_08_20.AV13]" office:value-type="float" office:value="1.49734210490603" calcext:value-type="float">
            <text:p>1,49734210490603</text:p>
          </table:table-cell>
          <table:table-cell table:formula="of:=[synchbench_epcc_20_08_20.AW$12]/[synchbench_epcc_20_08_20.AW13]" office:value-type="float" office:value="1.37009971030717" calcext:value-type="float">
            <text:p>1,37009971030717</text:p>
          </table:table-cell>
          <table:table-cell table:formula="of:=[synchbench_epcc_20_08_20.AX$12]/[synchbench_epcc_20_08_20.AX13]" office:value-type="float" office:value="1.44661637478721" calcext:value-type="float">
            <text:p>1,44661637478721</text:p>
          </table:table-cell>
          <table:table-cell table:formula="of:=[synchbench_epcc_20_08_20.AY$12]/[synchbench_epcc_20_08_20.AY13]" office:value-type="float" office:value="1.41455503485715" calcext:value-type="float">
            <text:p>1,41455503485715</text:p>
          </table:table-cell>
          <table:table-cell table:formula="of:=[synchbench_epcc_20_08_20.AZ$12]/[synchbench_epcc_20_08_20.AZ13]" office:value-type="float" office:value="1.39241913374753" calcext:value-type="float">
            <text:p>1,39241913374753</text:p>
          </table:table-cell>
          <table:table-cell table:formula="of:=[synchbench_epcc_20_08_20.BA$12]/[synchbench_epcc_20_08_20.BA13]" office:value-type="float" office:value="1.57552198917027" calcext:value-type="float">
            <text:p>1,57552198917027</text:p>
          </table:table-cell>
          <table:table-cell table:formula="of:=[synchbench_epcc_20_08_20.BB$12]/[synchbench_epcc_20_08_20.BB13]" office:value-type="float" office:value="1.5707405851883" calcext:value-type="float">
            <text:p>1,5707405851883</text:p>
          </table:table-cell>
          <table:table-cell table:formula="of:=[synchbench_epcc_20_08_20.BC$12]/[synchbench_epcc_20_08_20.BC13]" office:value-type="float" office:value="1.56541758295751" calcext:value-type="float">
            <text:p>1,56541758295751</text:p>
          </table:table-cell>
          <table:table-cell table:formula="of:=[synchbench_epcc_20_08_20.BD$12]/[synchbench_epcc_20_08_20.BD13]" office:value-type="float" office:value="1.52614151422728" calcext:value-type="float">
            <text:p>1,52614151422728</text:p>
          </table:table-cell>
          <table:table-cell table:formula="of:=[synchbench_epcc_20_08_20.BE$12]/[synchbench_epcc_20_08_20.BE13]" office:value-type="float" office:value="1.44072513372663" calcext:value-type="float">
            <text:p>1,44072513372663</text:p>
          </table:table-cell>
          <table:table-cell table:formula="of:=[synchbench_epcc_20_08_20.BF$12]/[synchbench_epcc_20_08_20.BF13]" office:value-type="float" office:value="1.53724461139044" calcext:value-type="float">
            <text:p>1,53724461139044</text:p>
          </table:table-cell>
          <table:table-cell table:formula="of:=[synchbench_epcc_20_08_20.BG$12]/[synchbench_epcc_20_08_20.BG13]" office:value-type="float" office:value="1.57787140567641" calcext:value-type="float">
            <text:p>1,57787140567641</text:p>
          </table:table-cell>
          <table:table-cell table:formula="of:=[synchbench_epcc_20_08_20.BH$12]/[synchbench_epcc_20_08_20.BH13]" office:value-type="float" office:value="1.50003747187936" calcext:value-type="float">
            <text:p>1,50003747187936</text:p>
          </table:table-cell>
          <table:table-cell table:formula="of:=[synchbench_epcc_20_08_20.BI$12]/[synchbench_epcc_20_08_20.BI13]" office:value-type="float" office:value="1.50065634534068" calcext:value-type="float">
            <text:p>1,50065634534068</text:p>
          </table:table-cell>
          <table:table-cell table:formula="of:=[synchbench_epcc_20_08_20.BJ$12]/[synchbench_epcc_20_08_20.BJ13]" office:value-type="float" office:value="1.53841588710813" calcext:value-type="float">
            <text:p>1,53841588710813</text:p>
          </table:table-cell>
          <table:table-cell table:formula="of:=[synchbench_epcc_20_08_20.BK$12]/[synchbench_epcc_20_08_20.BK13]" office:value-type="float" office:value="1.48774585689377" calcext:value-type="float">
            <text:p>1,48774585689377</text:p>
          </table:table-cell>
          <table:table-cell table:formula="of:=[synchbench_epcc_20_08_20.BL$12]/[synchbench_epcc_20_08_20.BL13]" office:value-type="float" office:value="1.43616753381706" calcext:value-type="float">
            <text:p>1,43616753381706</text:p>
          </table:table-cell>
          <table:table-cell table:formula="of:=[synchbench_epcc_20_08_20.BM$12]/[synchbench_epcc_20_08_20.BM13]" office:value-type="float" office:value="1.33627851351055" calcext:value-type="float">
            <text:p>1,33627851351055</text:p>
          </table:table-cell>
        </table:table-row>
        <table:table-row table:style-name="ro1">
          <table:table-cell table:formula="of:=[synchbench_epcc_20_08_20.A14]" office:value-type="string" office:string-value="HYBRID REDUCTION overhead" calcext:value-type="string">
            <text:p>HYBRID REDUCTION overhead</text:p>
          </table:table-cell>
          <table:table-cell table:formula="of:=[synchbench_epcc_20_08_20.B$12]/[synchbench_epcc_20_08_20.B14]" office:value-type="float" office:value="62.796052631579" calcext:value-type="float">
            <text:p>62,796052631579</text:p>
          </table:table-cell>
          <table:table-cell table:formula="of:=[synchbench_epcc_20_08_20.C$12]/[synchbench_epcc_20_08_20.C14]" office:value-type="float" office:value="2.04039258077981" calcext:value-type="float">
            <text:p>2,04039258077981</text:p>
          </table:table-cell>
          <table:table-cell table:formula="of:=[synchbench_epcc_20_08_20.D$12]/[synchbench_epcc_20_08_20.D14]" office:value-type="float" office:value="1.19384983657874" calcext:value-type="float">
            <text:p>1,19384983657874</text:p>
          </table:table-cell>
          <table:table-cell table:formula="of:=[synchbench_epcc_20_08_20.E$12]/[synchbench_epcc_20_08_20.E14]" office:value-type="float" office:value="1.27856112972308" calcext:value-type="float">
            <text:p>1,27856112972308</text:p>
          </table:table-cell>
          <table:table-cell table:formula="of:=[synchbench_epcc_20_08_20.F$12]/[synchbench_epcc_20_08_20.F14]" office:value-type="float" office:value="1.27437525718162" calcext:value-type="float">
            <text:p>1,27437525718162</text:p>
          </table:table-cell>
          <table:table-cell table:formula="of:=[synchbench_epcc_20_08_20.G$12]/[synchbench_epcc_20_08_20.G14]" office:value-type="float" office:value="1.2529551617339" calcext:value-type="float">
            <text:p>1,2529551617339</text:p>
          </table:table-cell>
          <table:table-cell table:formula="of:=[synchbench_epcc_20_08_20.H$12]/[synchbench_epcc_20_08_20.H14]" office:value-type="float" office:value="1.14513281349753" calcext:value-type="float">
            <text:p>1,14513281349753</text:p>
          </table:table-cell>
          <table:table-cell table:formula="of:=[synchbench_epcc_20_08_20.I$12]/[synchbench_epcc_20_08_20.I14]" office:value-type="float" office:value="1.28583764053075" calcext:value-type="float">
            <text:p>1,28583764053075</text:p>
          </table:table-cell>
          <table:table-cell table:formula="of:=[synchbench_epcc_20_08_20.J$12]/[synchbench_epcc_20_08_20.J14]" office:value-type="float" office:value="1.0766371322719" calcext:value-type="float">
            <text:p>1,0766371322719</text:p>
          </table:table-cell>
          <table:table-cell table:formula="of:=[synchbench_epcc_20_08_20.K$12]/[synchbench_epcc_20_08_20.K14]" office:value-type="float" office:value="1.11762029183874" calcext:value-type="float">
            <text:p>1,11762029183874</text:p>
          </table:table-cell>
          <table:table-cell table:formula="of:=[synchbench_epcc_20_08_20.L$12]/[synchbench_epcc_20_08_20.L14]" office:value-type="float" office:value="0.988552408504814" calcext:value-type="float">
            <text:p>0,988552408504814</text:p>
          </table:table-cell>
          <table:table-cell table:formula="of:=[synchbench_epcc_20_08_20.M$12]/[synchbench_epcc_20_08_20.M14]" office:value-type="float" office:value="1.10038974197748" calcext:value-type="float">
            <text:p>1,10038974197748</text:p>
          </table:table-cell>
          <table:table-cell table:formula="of:=[synchbench_epcc_20_08_20.N$12]/[synchbench_epcc_20_08_20.N14]" office:value-type="float" office:value="1.09190669866251" calcext:value-type="float">
            <text:p>1,09190669866251</text:p>
          </table:table-cell>
          <table:table-cell table:formula="of:=[synchbench_epcc_20_08_20.O$12]/[synchbench_epcc_20_08_20.O14]" office:value-type="float" office:value="1.10503316632285" calcext:value-type="float">
            <text:p>1,10503316632285</text:p>
          </table:table-cell>
          <table:table-cell table:formula="of:=[synchbench_epcc_20_08_20.P$12]/[synchbench_epcc_20_08_20.P14]" office:value-type="float" office:value="1.06644030148603" calcext:value-type="float">
            <text:p>1,06644030148603</text:p>
          </table:table-cell>
          <table:table-cell table:formula="of:=[synchbench_epcc_20_08_20.Q$12]/[synchbench_epcc_20_08_20.Q14]" office:value-type="float" office:value="1.05458972152691" calcext:value-type="float">
            <text:p>1,05458972152691</text:p>
          </table:table-cell>
          <table:table-cell table:formula="of:=[synchbench_epcc_20_08_20.R$12]/[synchbench_epcc_20_08_20.R14]" office:value-type="float" office:value="1.02450804432938" calcext:value-type="float">
            <text:p>1,02450804432938</text:p>
          </table:table-cell>
          <table:table-cell table:formula="of:=[synchbench_epcc_20_08_20.S$12]/[synchbench_epcc_20_08_20.S14]" office:value-type="float" office:value="0.984257018848739" calcext:value-type="float">
            <text:p>0,984257018848739</text:p>
          </table:table-cell>
          <table:table-cell table:formula="of:=[synchbench_epcc_20_08_20.T$12]/[synchbench_epcc_20_08_20.T14]" office:value-type="float" office:value="0.964526883214067" calcext:value-type="float">
            <text:p>0,964526883214067</text:p>
          </table:table-cell>
          <table:table-cell table:formula="of:=[synchbench_epcc_20_08_20.U$12]/[synchbench_epcc_20_08_20.U14]" office:value-type="float" office:value="1.06110979104738" calcext:value-type="float">
            <text:p>1,06110979104738</text:p>
          </table:table-cell>
          <table:table-cell table:formula="of:=[synchbench_epcc_20_08_20.V$12]/[synchbench_epcc_20_08_20.V14]" office:value-type="float" office:value="1.05196978851308" calcext:value-type="float">
            <text:p>1,05196978851308</text:p>
          </table:table-cell>
          <table:table-cell table:formula="of:=[synchbench_epcc_20_08_20.W$12]/[synchbench_epcc_20_08_20.W14]" office:value-type="float" office:value="1.05387486398259" calcext:value-type="float">
            <text:p>1,05387486398259</text:p>
          </table:table-cell>
          <table:table-cell table:formula="of:=[synchbench_epcc_20_08_20.X$12]/[synchbench_epcc_20_08_20.X14]" office:value-type="float" office:value="1.02849851974115" calcext:value-type="float">
            <text:p>1,02849851974115</text:p>
          </table:table-cell>
          <table:table-cell table:formula="of:=[synchbench_epcc_20_08_20.Y$12]/[synchbench_epcc_20_08_20.Y14]" office:value-type="float" office:value="1.14676728360617" calcext:value-type="float">
            <text:p>1,14676728360617</text:p>
          </table:table-cell>
          <table:table-cell table:formula="of:=[synchbench_epcc_20_08_20.Z$12]/[synchbench_epcc_20_08_20.Z14]" office:value-type="float" office:value="1.1661555250334" calcext:value-type="float">
            <text:p>1,1661555250334</text:p>
          </table:table-cell>
          <table:table-cell table:formula="of:=[synchbench_epcc_20_08_20.AA$12]/[synchbench_epcc_20_08_20.AA14]" office:value-type="float" office:value="1.17332762675539" calcext:value-type="float">
            <text:p>1,17332762675539</text:p>
          </table:table-cell>
          <table:table-cell table:formula="of:=[synchbench_epcc_20_08_20.AB$12]/[synchbench_epcc_20_08_20.AB14]" office:value-type="float" office:value="1.15809000251196" calcext:value-type="float">
            <text:p>1,15809000251196</text:p>
          </table:table-cell>
          <table:table-cell table:formula="of:=[synchbench_epcc_20_08_20.AC$12]/[synchbench_epcc_20_08_20.AC14]" office:value-type="float" office:value="1.17412941000722" calcext:value-type="float">
            <text:p>1,17412941000722</text:p>
          </table:table-cell>
          <table:table-cell table:formula="of:=[synchbench_epcc_20_08_20.AD$12]/[synchbench_epcc_20_08_20.AD14]" office:value-type="float" office:value="1.24687127833512" calcext:value-type="float">
            <text:p>1,24687127833512</text:p>
          </table:table-cell>
          <table:table-cell table:formula="of:=[synchbench_epcc_20_08_20.AE$12]/[synchbench_epcc_20_08_20.AE14]" office:value-type="float" office:value="1.24990986763999" calcext:value-type="float">
            <text:p>1,24990986763999</text:p>
          </table:table-cell>
          <table:table-cell table:formula="of:=[synchbench_epcc_20_08_20.AF$12]/[synchbench_epcc_20_08_20.AF14]" office:value-type="float" office:value="1.26249183311087" calcext:value-type="float">
            <text:p>1,26249183311087</text:p>
          </table:table-cell>
          <table:table-cell table:formula="of:=[synchbench_epcc_20_08_20.AG$12]/[synchbench_epcc_20_08_20.AG14]" office:value-type="float" office:value="1.25395244835138" calcext:value-type="float">
            <text:p>1,25395244835138</text:p>
          </table:table-cell>
          <table:table-cell table:formula="of:=[synchbench_epcc_20_08_20.AH$12]/[synchbench_epcc_20_08_20.AH14]" office:value-type="float" office:value="1.24418807783272" calcext:value-type="float">
            <text:p>1,24418807783272</text:p>
          </table:table-cell>
          <table:table-cell table:formula="of:=[synchbench_epcc_20_08_20.AI$12]/[synchbench_epcc_20_08_20.AI14]" office:value-type="float" office:value="1.21909924596834" calcext:value-type="float">
            <text:p>1,21909924596834</text:p>
          </table:table-cell>
          <table:table-cell table:formula="of:=[synchbench_epcc_20_08_20.AJ$12]/[synchbench_epcc_20_08_20.AJ14]" office:value-type="float" office:value="1.18966930963266" calcext:value-type="float">
            <text:p>1,18966930963266</text:p>
          </table:table-cell>
          <table:table-cell table:formula="of:=[synchbench_epcc_20_08_20.AK$12]/[synchbench_epcc_20_08_20.AK14]" office:value-type="float" office:value="1.31228094185228" calcext:value-type="float">
            <text:p>1,31228094185228</text:p>
          </table:table-cell>
          <table:table-cell table:formula="of:=[synchbench_epcc_20_08_20.AL$12]/[synchbench_epcc_20_08_20.AL14]" office:value-type="float" office:value="1.25985845316921" calcext:value-type="float">
            <text:p>1,25985845316921</text:p>
          </table:table-cell>
          <table:table-cell table:formula="of:=[synchbench_epcc_20_08_20.AM$12]/[synchbench_epcc_20_08_20.AM14]" office:value-type="float" office:value="1.26007729357091" calcext:value-type="float">
            <text:p>1,26007729357091</text:p>
          </table:table-cell>
          <table:table-cell table:formula="of:=[synchbench_epcc_20_08_20.AN$12]/[synchbench_epcc_20_08_20.AN14]" office:value-type="float" office:value="1.2530884215783" calcext:value-type="float">
            <text:p>1,2530884215783</text:p>
          </table:table-cell>
          <table:table-cell table:formula="of:=[synchbench_epcc_20_08_20.AO$12]/[synchbench_epcc_20_08_20.AO14]" office:value-type="float" office:value="1.35302237831737" calcext:value-type="float">
            <text:p>1,35302237831737</text:p>
          </table:table-cell>
          <table:table-cell table:formula="of:=[synchbench_epcc_20_08_20.AP$12]/[synchbench_epcc_20_08_20.AP14]" office:value-type="float" office:value="1.29983402187452" calcext:value-type="float">
            <text:p>1,29983402187452</text:p>
          </table:table-cell>
          <table:table-cell table:formula="of:=[synchbench_epcc_20_08_20.AQ$12]/[synchbench_epcc_20_08_20.AQ14]" office:value-type="float" office:value="1.33390190322099" calcext:value-type="float">
            <text:p>1,33390190322099</text:p>
          </table:table-cell>
          <table:table-cell table:formula="of:=[synchbench_epcc_20_08_20.AR$12]/[synchbench_epcc_20_08_20.AR14]" office:value-type="float" office:value="1.29970993468098" calcext:value-type="float">
            <text:p>1,29970993468098</text:p>
          </table:table-cell>
          <table:table-cell table:formula="of:=[synchbench_epcc_20_08_20.AS$12]/[synchbench_epcc_20_08_20.AS14]" office:value-type="float" office:value="1.42158577893962" calcext:value-type="float">
            <text:p>1,42158577893962</text:p>
          </table:table-cell>
          <table:table-cell table:formula="of:=[synchbench_epcc_20_08_20.AT$12]/[synchbench_epcc_20_08_20.AT14]" office:value-type="float" office:value="1.36891699069354" calcext:value-type="float">
            <text:p>1,36891699069354</text:p>
          </table:table-cell>
          <table:table-cell table:formula="of:=[synchbench_epcc_20_08_20.AU$12]/[synchbench_epcc_20_08_20.AU14]" office:value-type="float" office:value="1.41744565739954" calcext:value-type="float">
            <text:p>1,41744565739954</text:p>
          </table:table-cell>
          <table:table-cell table:formula="of:=[synchbench_epcc_20_08_20.AV$12]/[synchbench_epcc_20_08_20.AV14]" office:value-type="float" office:value="1.38227627765278" calcext:value-type="float">
            <text:p>1,38227627765278</text:p>
          </table:table-cell>
          <table:table-cell table:formula="of:=[synchbench_epcc_20_08_20.AW$12]/[synchbench_epcc_20_08_20.AW14]" office:value-type="float" office:value="1.49340076977497" calcext:value-type="float">
            <text:p>1,49340076977497</text:p>
          </table:table-cell>
          <table:table-cell table:formula="of:=[synchbench_epcc_20_08_20.AX$12]/[synchbench_epcc_20_08_20.AX14]" office:value-type="float" office:value="1.45625857376556" calcext:value-type="float">
            <text:p>1,45625857376556</text:p>
          </table:table-cell>
          <table:table-cell table:formula="of:=[synchbench_epcc_20_08_20.AY$12]/[synchbench_epcc_20_08_20.AY14]" office:value-type="float" office:value="1.47487510686498" calcext:value-type="float">
            <text:p>1,47487510686498</text:p>
          </table:table-cell>
          <table:table-cell table:formula="of:=[synchbench_epcc_20_08_20.AZ$12]/[synchbench_epcc_20_08_20.AZ14]" office:value-type="float" office:value="1.43090712976894" calcext:value-type="float">
            <text:p>1,43090712976894</text:p>
          </table:table-cell>
          <table:table-cell table:formula="of:=[synchbench_epcc_20_08_20.BA$12]/[synchbench_epcc_20_08_20.BA14]" office:value-type="float" office:value="1.49896919499181" calcext:value-type="float">
            <text:p>1,49896919499181</text:p>
          </table:table-cell>
          <table:table-cell table:formula="of:=[synchbench_epcc_20_08_20.BB$12]/[synchbench_epcc_20_08_20.BB14]" office:value-type="float" office:value="1.50995854214421" calcext:value-type="float">
            <text:p>1,50995854214421</text:p>
          </table:table-cell>
          <table:table-cell table:formula="of:=[synchbench_epcc_20_08_20.BC$12]/[synchbench_epcc_20_08_20.BC14]" office:value-type="float" office:value="1.54900133626615" calcext:value-type="float">
            <text:p>1,54900133626615</text:p>
          </table:table-cell>
          <table:table-cell table:formula="of:=[synchbench_epcc_20_08_20.BD$12]/[synchbench_epcc_20_08_20.BD14]" office:value-type="float" office:value="1.54606941945343" calcext:value-type="float">
            <text:p>1,54606941945343</text:p>
          </table:table-cell>
          <table:table-cell table:formula="of:=[synchbench_epcc_20_08_20.BE$12]/[synchbench_epcc_20_08_20.BE14]" office:value-type="float" office:value="1.54166847645641" calcext:value-type="float">
            <text:p>1,54166847645641</text:p>
          </table:table-cell>
          <table:table-cell table:formula="of:=[synchbench_epcc_20_08_20.BF$12]/[synchbench_epcc_20_08_20.BF14]" office:value-type="float" office:value="1.63914189715353" calcext:value-type="float">
            <text:p>1,63914189715353</text:p>
          </table:table-cell>
          <table:table-cell table:formula="of:=[synchbench_epcc_20_08_20.BG$12]/[synchbench_epcc_20_08_20.BG14]" office:value-type="float" office:value="1.66516465026607" calcext:value-type="float">
            <text:p>1,66516465026607</text:p>
          </table:table-cell>
          <table:table-cell table:formula="of:=[synchbench_epcc_20_08_20.BH$12]/[synchbench_epcc_20_08_20.BH14]" office:value-type="float" office:value="1.62264338047417" calcext:value-type="float">
            <text:p>1,62264338047417</text:p>
          </table:table-cell>
          <table:table-cell table:formula="of:=[synchbench_epcc_20_08_20.BI$12]/[synchbench_epcc_20_08_20.BI14]" office:value-type="float" office:value="1.63151696516769" calcext:value-type="float">
            <text:p>1,63151696516769</text:p>
          </table:table-cell>
          <table:table-cell table:formula="of:=[synchbench_epcc_20_08_20.BJ$12]/[synchbench_epcc_20_08_20.BJ14]" office:value-type="float" office:value="1.71234940516793" calcext:value-type="float">
            <text:p>1,71234940516793</text:p>
          </table:table-cell>
          <table:table-cell table:formula="of:=[synchbench_epcc_20_08_20.BK$12]/[synchbench_epcc_20_08_20.BK14]" office:value-type="float" office:value="1.71390685920578" calcext:value-type="float">
            <text:p>1,71390685920578</text:p>
          </table:table-cell>
          <table:table-cell table:formula="of:=[synchbench_epcc_20_08_20.BL$12]/[synchbench_epcc_20_08_20.BL14]" office:value-type="float" office:value="1.7173689627119" calcext:value-type="float">
            <text:p>1,7173689627119</text:p>
          </table:table-cell>
          <table:table-cell table:formula="of:=[synchbench_epcc_20_08_20.BM$12]/[synchbench_epcc_20_08_20.BM14]" office:value-type="float" office:value="1.44846564071309" calcext:value-type="float">
            <text:p>1,44846564071309</text:p>
          </table:table-cell>
        </table:table-row>
        <table:table-row table:style-name="ro1" table:number-rows-repeated="2">
          <table:table-cell table:number-columns-repeated="65"/>
        </table:table-row>
        <table:table-row table:style-name="ro1">
          <table:table-cell table:formula="of:=[synchbench_epcc_20_08_20.A10]" office:value-type="string" office:string-value="OMP n thread" calcext:value-type="string">
            <text:p>OMP n thread</text:p>
          </table:table-cell>
          <table:table-cell table:formula="of:=[synchbench_epcc_20_08_20.B10]" office:value-type="float" office:value="1" calcext:value-type="float">
            <text:p>1</text:p>
          </table:table-cell>
          <table:table-cell table:formula="of:=[synchbench_epcc_20_08_20.C10]" office:value-type="float" office:value="2" calcext:value-type="float">
            <text:p>2</text:p>
          </table:table-cell>
          <table:table-cell table:formula="of:=[synchbench_epcc_20_08_20.D10]" office:value-type="float" office:value="3" calcext:value-type="float">
            <text:p>3</text:p>
          </table:table-cell>
          <table:table-cell table:formula="of:=[synchbench_epcc_20_08_20.E10]" office:value-type="float" office:value="4" calcext:value-type="float">
            <text:p>4</text:p>
          </table:table-cell>
          <table:table-cell table:formula="of:=[synchbench_epcc_20_08_20.F10]" office:value-type="float" office:value="5" calcext:value-type="float">
            <text:p>5</text:p>
          </table:table-cell>
          <table:table-cell table:formula="of:=[synchbench_epcc_20_08_20.G10]" office:value-type="float" office:value="6" calcext:value-type="float">
            <text:p>6</text:p>
          </table:table-cell>
          <table:table-cell table:formula="of:=[synchbench_epcc_20_08_20.H10]" office:value-type="float" office:value="7" calcext:value-type="float">
            <text:p>7</text:p>
          </table:table-cell>
          <table:table-cell table:formula="of:=[synchbench_epcc_20_08_20.I10]" office:value-type="float" office:value="8" calcext:value-type="float">
            <text:p>8</text:p>
          </table:table-cell>
          <table:table-cell table:formula="of:=[synchbench_epcc_20_08_20.J10]" office:value-type="float" office:value="9" calcext:value-type="float">
            <text:p>9</text:p>
          </table:table-cell>
          <table:table-cell table:formula="of:=[synchbench_epcc_20_08_20.K10]" office:value-type="float" office:value="10" calcext:value-type="float">
            <text:p>10</text:p>
          </table:table-cell>
          <table:table-cell table:formula="of:=[synchbench_epcc_20_08_20.L10]" office:value-type="float" office:value="11" calcext:value-type="float">
            <text:p>11</text:p>
          </table:table-cell>
          <table:table-cell table:formula="of:=[synchbench_epcc_20_08_20.M10]" office:value-type="float" office:value="12" calcext:value-type="float">
            <text:p>12</text:p>
          </table:table-cell>
          <table:table-cell table:formula="of:=[synchbench_epcc_20_08_20.N10]" office:value-type="float" office:value="13" calcext:value-type="float">
            <text:p>13</text:p>
          </table:table-cell>
          <table:table-cell table:formula="of:=[synchbench_epcc_20_08_20.O10]" office:value-type="float" office:value="14" calcext:value-type="float">
            <text:p>14</text:p>
          </table:table-cell>
          <table:table-cell table:formula="of:=[synchbench_epcc_20_08_20.P10]" office:value-type="float" office:value="15" calcext:value-type="float">
            <text:p>15</text:p>
          </table:table-cell>
          <table:table-cell table:formula="of:=[synchbench_epcc_20_08_20.Q10]" office:value-type="float" office:value="16" calcext:value-type="float">
            <text:p>16</text:p>
          </table:table-cell>
          <table:table-cell table:formula="of:=[synchbench_epcc_20_08_20.R10]" office:value-type="float" office:value="17" calcext:value-type="float">
            <text:p>17</text:p>
          </table:table-cell>
          <table:table-cell table:formula="of:=[synchbench_epcc_20_08_20.S10]" office:value-type="float" office:value="18" calcext:value-type="float">
            <text:p>18</text:p>
          </table:table-cell>
          <table:table-cell table:formula="of:=[synchbench_epcc_20_08_20.T10]" office:value-type="float" office:value="19" calcext:value-type="float">
            <text:p>19</text:p>
          </table:table-cell>
          <table:table-cell table:formula="of:=[synchbench_epcc_20_08_20.U10]" office:value-type="float" office:value="20" calcext:value-type="float">
            <text:p>20</text:p>
          </table:table-cell>
          <table:table-cell table:formula="of:=[synchbench_epcc_20_08_20.V10]" office:value-type="float" office:value="21" calcext:value-type="float">
            <text:p>21</text:p>
          </table:table-cell>
          <table:table-cell table:formula="of:=[synchbench_epcc_20_08_20.W10]" office:value-type="float" office:value="22" calcext:value-type="float">
            <text:p>22</text:p>
          </table:table-cell>
          <table:table-cell table:formula="of:=[synchbench_epcc_20_08_20.X10]" office:value-type="float" office:value="23" calcext:value-type="float">
            <text:p>23</text:p>
          </table:table-cell>
          <table:table-cell table:formula="of:=[synchbench_epcc_20_08_20.Y10]" office:value-type="float" office:value="24" calcext:value-type="float">
            <text:p>24</text:p>
          </table:table-cell>
          <table:table-cell table:formula="of:=[synchbench_epcc_20_08_20.Z10]" office:value-type="float" office:value="25" calcext:value-type="float">
            <text:p>25</text:p>
          </table:table-cell>
          <table:table-cell table:formula="of:=[synchbench_epcc_20_08_20.AA10]" office:value-type="float" office:value="26" calcext:value-type="float">
            <text:p>26</text:p>
          </table:table-cell>
          <table:table-cell table:formula="of:=[synchbench_epcc_20_08_20.AB10]" office:value-type="float" office:value="27" calcext:value-type="float">
            <text:p>27</text:p>
          </table:table-cell>
          <table:table-cell table:formula="of:=[synchbench_epcc_20_08_20.AC10]" office:value-type="float" office:value="28" calcext:value-type="float">
            <text:p>28</text:p>
          </table:table-cell>
          <table:table-cell table:formula="of:=[synchbench_epcc_20_08_20.AD10]" office:value-type="float" office:value="29" calcext:value-type="float">
            <text:p>29</text:p>
          </table:table-cell>
          <table:table-cell table:formula="of:=[synchbench_epcc_20_08_20.AE10]" office:value-type="float" office:value="30" calcext:value-type="float">
            <text:p>30</text:p>
          </table:table-cell>
          <table:table-cell table:formula="of:=[synchbench_epcc_20_08_20.AF10]" office:value-type="float" office:value="31" calcext:value-type="float">
            <text:p>31</text:p>
          </table:table-cell>
          <table:table-cell table:formula="of:=[synchbench_epcc_20_08_20.AG10]" office:value-type="float" office:value="32" calcext:value-type="float">
            <text:p>32</text:p>
          </table:table-cell>
          <table:table-cell table:formula="of:=[synchbench_epcc_20_08_20.AH10]" office:value-type="float" office:value="33" calcext:value-type="float">
            <text:p>33</text:p>
          </table:table-cell>
          <table:table-cell table:formula="of:=[synchbench_epcc_20_08_20.AI10]" office:value-type="float" office:value="34" calcext:value-type="float">
            <text:p>34</text:p>
          </table:table-cell>
          <table:table-cell table:formula="of:=[synchbench_epcc_20_08_20.AJ10]" office:value-type="float" office:value="35" calcext:value-type="float">
            <text:p>35</text:p>
          </table:table-cell>
          <table:table-cell table:formula="of:=[synchbench_epcc_20_08_20.AK10]" office:value-type="float" office:value="36" calcext:value-type="float">
            <text:p>36</text:p>
          </table:table-cell>
          <table:table-cell table:formula="of:=[synchbench_epcc_20_08_20.AL10]" office:value-type="float" office:value="37" calcext:value-type="float">
            <text:p>37</text:p>
          </table:table-cell>
          <table:table-cell table:formula="of:=[synchbench_epcc_20_08_20.AM10]" office:value-type="float" office:value="38" calcext:value-type="float">
            <text:p>38</text:p>
          </table:table-cell>
          <table:table-cell table:formula="of:=[synchbench_epcc_20_08_20.AN10]" office:value-type="float" office:value="39" calcext:value-type="float">
            <text:p>39</text:p>
          </table:table-cell>
          <table:table-cell table:formula="of:=[synchbench_epcc_20_08_20.AO10]" office:value-type="float" office:value="40" calcext:value-type="float">
            <text:p>40</text:p>
          </table:table-cell>
          <table:table-cell table:formula="of:=[synchbench_epcc_20_08_20.AP10]" office:value-type="float" office:value="41" calcext:value-type="float">
            <text:p>41</text:p>
          </table:table-cell>
          <table:table-cell table:formula="of:=[synchbench_epcc_20_08_20.AQ10]" office:value-type="float" office:value="42" calcext:value-type="float">
            <text:p>42</text:p>
          </table:table-cell>
          <table:table-cell table:formula="of:=[synchbench_epcc_20_08_20.AR10]" office:value-type="float" office:value="43" calcext:value-type="float">
            <text:p>43</text:p>
          </table:table-cell>
          <table:table-cell table:formula="of:=[synchbench_epcc_20_08_20.AS10]" office:value-type="float" office:value="44" calcext:value-type="float">
            <text:p>44</text:p>
          </table:table-cell>
          <table:table-cell table:formula="of:=[synchbench_epcc_20_08_20.AT10]" office:value-type="float" office:value="45" calcext:value-type="float">
            <text:p>45</text:p>
          </table:table-cell>
          <table:table-cell table:formula="of:=[synchbench_epcc_20_08_20.AU10]" office:value-type="float" office:value="46" calcext:value-type="float">
            <text:p>46</text:p>
          </table:table-cell>
          <table:table-cell table:formula="of:=[synchbench_epcc_20_08_20.AV10]" office:value-type="float" office:value="47" calcext:value-type="float">
            <text:p>47</text:p>
          </table:table-cell>
          <table:table-cell table:formula="of:=[synchbench_epcc_20_08_20.AW10]" office:value-type="float" office:value="48" calcext:value-type="float">
            <text:p>48</text:p>
          </table:table-cell>
          <table:table-cell table:formula="of:=[synchbench_epcc_20_08_20.AX10]" office:value-type="float" office:value="49" calcext:value-type="float">
            <text:p>49</text:p>
          </table:table-cell>
          <table:table-cell table:formula="of:=[synchbench_epcc_20_08_20.AY10]" office:value-type="float" office:value="50" calcext:value-type="float">
            <text:p>50</text:p>
          </table:table-cell>
          <table:table-cell table:formula="of:=[synchbench_epcc_20_08_20.AZ10]" office:value-type="float" office:value="51" calcext:value-type="float">
            <text:p>51</text:p>
          </table:table-cell>
          <table:table-cell table:formula="of:=[synchbench_epcc_20_08_20.BA10]" office:value-type="float" office:value="52" calcext:value-type="float">
            <text:p>52</text:p>
          </table:table-cell>
          <table:table-cell table:formula="of:=[synchbench_epcc_20_08_20.BB10]" office:value-type="float" office:value="53" calcext:value-type="float">
            <text:p>53</text:p>
          </table:table-cell>
          <table:table-cell table:formula="of:=[synchbench_epcc_20_08_20.BC10]" office:value-type="float" office:value="54" calcext:value-type="float">
            <text:p>54</text:p>
          </table:table-cell>
          <table:table-cell table:formula="of:=[synchbench_epcc_20_08_20.BD10]" office:value-type="float" office:value="55" calcext:value-type="float">
            <text:p>55</text:p>
          </table:table-cell>
          <table:table-cell table:formula="of:=[synchbench_epcc_20_08_20.BE10]" office:value-type="float" office:value="56" calcext:value-type="float">
            <text:p>56</text:p>
          </table:table-cell>
          <table:table-cell table:formula="of:=[synchbench_epcc_20_08_20.BF10]" office:value-type="float" office:value="57" calcext:value-type="float">
            <text:p>57</text:p>
          </table:table-cell>
          <table:table-cell table:formula="of:=[synchbench_epcc_20_08_20.BG10]" office:value-type="float" office:value="58" calcext:value-type="float">
            <text:p>58</text:p>
          </table:table-cell>
          <table:table-cell table:formula="of:=[synchbench_epcc_20_08_20.BH10]" office:value-type="float" office:value="59" calcext:value-type="float">
            <text:p>59</text:p>
          </table:table-cell>
          <table:table-cell table:formula="of:=[synchbench_epcc_20_08_20.BI10]" office:value-type="float" office:value="60" calcext:value-type="float">
            <text:p>60</text:p>
          </table:table-cell>
          <table:table-cell table:formula="of:=[synchbench_epcc_20_08_20.BJ10]" office:value-type="float" office:value="61" calcext:value-type="float">
            <text:p>61</text:p>
          </table:table-cell>
          <table:table-cell table:formula="of:=[synchbench_epcc_20_08_20.BK10]" office:value-type="float" office:value="62" calcext:value-type="float">
            <text:p>62</text:p>
          </table:table-cell>
          <table:table-cell table:formula="of:=[synchbench_epcc_20_08_20.BL10]" office:value-type="float" office:value="63" calcext:value-type="float">
            <text:p>63</text:p>
          </table:table-cell>
          <table:table-cell table:formula="of:=[synchbench_epcc_20_08_20.BM10]" office:value-type="float" office:value="64" calcext:value-type="float">
            <text:p>64</text:p>
          </table:table-cell>
        </table:table-row>
        <table:table-row table:style-name="ro1">
          <table:table-cell table:formula="of:=[synchbench_epcc_20_08_20.A11]" office:value-type="string" office:string-value="OMP REDUCTION overhead" calcext:value-type="string">
            <text:p>OMP REDUCTION overhead</text:p>
          </table:table-cell>
          <table:table-cell table:formula="of:=[synchbench_epcc_20_08_20.B$11]/[synchbench_epcc_20_08_20.B11]" office:value-type="float" office:value="1" calcext:value-type="float">
            <text:p>1</text:p>
          </table:table-cell>
          <table:table-cell table:formula="of:=[synchbench_epcc_20_08_20.C$11]/[synchbench_epcc_20_08_20.C11]" office:value-type="float" office:value="1" calcext:value-type="float">
            <text:p>1</text:p>
          </table:table-cell>
          <table:table-cell table:formula="of:=[synchbench_epcc_20_08_20.D$11]/[synchbench_epcc_20_08_20.D11]" office:value-type="float" office:value="1" calcext:value-type="float">
            <text:p>1</text:p>
          </table:table-cell>
          <table:table-cell table:formula="of:=[synchbench_epcc_20_08_20.E$11]/[synchbench_epcc_20_08_20.E11]" office:value-type="float" office:value="1" calcext:value-type="float">
            <text:p>1</text:p>
          </table:table-cell>
          <table:table-cell table:formula="of:=[synchbench_epcc_20_08_20.F$11]/[synchbench_epcc_20_08_20.F11]" office:value-type="float" office:value="1" calcext:value-type="float">
            <text:p>1</text:p>
          </table:table-cell>
          <table:table-cell table:formula="of:=[synchbench_epcc_20_08_20.G$11]/[synchbench_epcc_20_08_20.G11]" office:value-type="float" office:value="1" calcext:value-type="float">
            <text:p>1</text:p>
          </table:table-cell>
          <table:table-cell table:formula="of:=[synchbench_epcc_20_08_20.H$11]/[synchbench_epcc_20_08_20.H11]" office:value-type="float" office:value="1" calcext:value-type="float">
            <text:p>1</text:p>
          </table:table-cell>
          <table:table-cell table:formula="of:=[synchbench_epcc_20_08_20.I$11]/[synchbench_epcc_20_08_20.I11]" office:value-type="float" office:value="1" calcext:value-type="float">
            <text:p>1</text:p>
          </table:table-cell>
          <table:table-cell table:formula="of:=[synchbench_epcc_20_08_20.J$11]/[synchbench_epcc_20_08_20.J11]" office:value-type="float" office:value="1" calcext:value-type="float">
            <text:p>1</text:p>
          </table:table-cell>
          <table:table-cell table:formula="of:=[synchbench_epcc_20_08_20.K$11]/[synchbench_epcc_20_08_20.K11]" office:value-type="float" office:value="1" calcext:value-type="float">
            <text:p>1</text:p>
          </table:table-cell>
          <table:table-cell table:formula="of:=[synchbench_epcc_20_08_20.L$11]/[synchbench_epcc_20_08_20.L11]" office:value-type="float" office:value="1" calcext:value-type="float">
            <text:p>1</text:p>
          </table:table-cell>
          <table:table-cell table:formula="of:=[synchbench_epcc_20_08_20.M$11]/[synchbench_epcc_20_08_20.M11]" office:value-type="float" office:value="1" calcext:value-type="float">
            <text:p>1</text:p>
          </table:table-cell>
          <table:table-cell table:formula="of:=[synchbench_epcc_20_08_20.N$11]/[synchbench_epcc_20_08_20.N11]" office:value-type="float" office:value="1" calcext:value-type="float">
            <text:p>1</text:p>
          </table:table-cell>
          <table:table-cell table:formula="of:=[synchbench_epcc_20_08_20.O$11]/[synchbench_epcc_20_08_20.O11]" office:value-type="float" office:value="1" calcext:value-type="float">
            <text:p>1</text:p>
          </table:table-cell>
          <table:table-cell table:formula="of:=[synchbench_epcc_20_08_20.P$11]/[synchbench_epcc_20_08_20.P11]" office:value-type="float" office:value="1" calcext:value-type="float">
            <text:p>1</text:p>
          </table:table-cell>
          <table:table-cell table:formula="of:=[synchbench_epcc_20_08_20.Q$11]/[synchbench_epcc_20_08_20.Q11]" office:value-type="float" office:value="1" calcext:value-type="float">
            <text:p>1</text:p>
          </table:table-cell>
          <table:table-cell table:formula="of:=[synchbench_epcc_20_08_20.R$11]/[synchbench_epcc_20_08_20.R11]" office:value-type="float" office:value="1" calcext:value-type="float">
            <text:p>1</text:p>
          </table:table-cell>
          <table:table-cell table:formula="of:=[synchbench_epcc_20_08_20.S$11]/[synchbench_epcc_20_08_20.S11]" office:value-type="float" office:value="1" calcext:value-type="float">
            <text:p>1</text:p>
          </table:table-cell>
          <table:table-cell table:formula="of:=[synchbench_epcc_20_08_20.T$11]/[synchbench_epcc_20_08_20.T11]" office:value-type="float" office:value="1" calcext:value-type="float">
            <text:p>1</text:p>
          </table:table-cell>
          <table:table-cell table:formula="of:=[synchbench_epcc_20_08_20.U$11]/[synchbench_epcc_20_08_20.U11]" office:value-type="float" office:value="1" calcext:value-type="float">
            <text:p>1</text:p>
          </table:table-cell>
          <table:table-cell table:formula="of:=[synchbench_epcc_20_08_20.V$11]/[synchbench_epcc_20_08_20.V11]" office:value-type="float" office:value="1" calcext:value-type="float">
            <text:p>1</text:p>
          </table:table-cell>
          <table:table-cell table:formula="of:=[synchbench_epcc_20_08_20.W$11]/[synchbench_epcc_20_08_20.W11]" office:value-type="float" office:value="1" calcext:value-type="float">
            <text:p>1</text:p>
          </table:table-cell>
          <table:table-cell table:formula="of:=[synchbench_epcc_20_08_20.X$11]/[synchbench_epcc_20_08_20.X11]" office:value-type="float" office:value="1" calcext:value-type="float">
            <text:p>1</text:p>
          </table:table-cell>
          <table:table-cell table:formula="of:=[synchbench_epcc_20_08_20.Y$11]/[synchbench_epcc_20_08_20.Y11]" office:value-type="float" office:value="1" calcext:value-type="float">
            <text:p>1</text:p>
          </table:table-cell>
          <table:table-cell table:formula="of:=[synchbench_epcc_20_08_20.Z$11]/[synchbench_epcc_20_08_20.Z11]" office:value-type="float" office:value="1" calcext:value-type="float">
            <text:p>1</text:p>
          </table:table-cell>
          <table:table-cell table:formula="of:=[synchbench_epcc_20_08_20.AA$11]/[synchbench_epcc_20_08_20.AA11]" office:value-type="float" office:value="1" calcext:value-type="float">
            <text:p>1</text:p>
          </table:table-cell>
          <table:table-cell table:formula="of:=[synchbench_epcc_20_08_20.AB$11]/[synchbench_epcc_20_08_20.AB11]" office:value-type="float" office:value="1" calcext:value-type="float">
            <text:p>1</text:p>
          </table:table-cell>
          <table:table-cell table:formula="of:=[synchbench_epcc_20_08_20.AC$11]/[synchbench_epcc_20_08_20.AC11]" office:value-type="float" office:value="1" calcext:value-type="float">
            <text:p>1</text:p>
          </table:table-cell>
          <table:table-cell table:formula="of:=[synchbench_epcc_20_08_20.AD$11]/[synchbench_epcc_20_08_20.AD11]" office:value-type="float" office:value="1" calcext:value-type="float">
            <text:p>1</text:p>
          </table:table-cell>
          <table:table-cell table:formula="of:=[synchbench_epcc_20_08_20.AE$11]/[synchbench_epcc_20_08_20.AE11]" office:value-type="float" office:value="1" calcext:value-type="float">
            <text:p>1</text:p>
          </table:table-cell>
          <table:table-cell table:formula="of:=[synchbench_epcc_20_08_20.AF$11]/[synchbench_epcc_20_08_20.AF11]" office:value-type="float" office:value="1" calcext:value-type="float">
            <text:p>1</text:p>
          </table:table-cell>
          <table:table-cell table:formula="of:=[synchbench_epcc_20_08_20.AG$11]/[synchbench_epcc_20_08_20.AG11]" office:value-type="float" office:value="1" calcext:value-type="float">
            <text:p>1</text:p>
          </table:table-cell>
          <table:table-cell table:formula="of:=[synchbench_epcc_20_08_20.AH$11]/[synchbench_epcc_20_08_20.AH11]" office:value-type="float" office:value="1" calcext:value-type="float">
            <text:p>1</text:p>
          </table:table-cell>
          <table:table-cell table:formula="of:=[synchbench_epcc_20_08_20.AI$11]/[synchbench_epcc_20_08_20.AI11]" office:value-type="float" office:value="1" calcext:value-type="float">
            <text:p>1</text:p>
          </table:table-cell>
          <table:table-cell table:formula="of:=[synchbench_epcc_20_08_20.AJ$11]/[synchbench_epcc_20_08_20.AJ11]" office:value-type="float" office:value="1" calcext:value-type="float">
            <text:p>1</text:p>
          </table:table-cell>
          <table:table-cell table:formula="of:=[synchbench_epcc_20_08_20.AK$11]/[synchbench_epcc_20_08_20.AK11]" office:value-type="float" office:value="1" calcext:value-type="float">
            <text:p>1</text:p>
          </table:table-cell>
          <table:table-cell table:formula="of:=[synchbench_epcc_20_08_20.AL$11]/[synchbench_epcc_20_08_20.AL11]" office:value-type="float" office:value="1" calcext:value-type="float">
            <text:p>1</text:p>
          </table:table-cell>
          <table:table-cell table:formula="of:=[synchbench_epcc_20_08_20.AM$11]/[synchbench_epcc_20_08_20.AM11]" office:value-type="float" office:value="1" calcext:value-type="float">
            <text:p>1</text:p>
          </table:table-cell>
          <table:table-cell table:formula="of:=[synchbench_epcc_20_08_20.AN$11]/[synchbench_epcc_20_08_20.AN11]" office:value-type="float" office:value="1" calcext:value-type="float">
            <text:p>1</text:p>
          </table:table-cell>
          <table:table-cell table:formula="of:=[synchbench_epcc_20_08_20.AO$11]/[synchbench_epcc_20_08_20.AO11]" office:value-type="float" office:value="1" calcext:value-type="float">
            <text:p>1</text:p>
          </table:table-cell>
          <table:table-cell table:formula="of:=[synchbench_epcc_20_08_20.AP$11]/[synchbench_epcc_20_08_20.AP11]" office:value-type="float" office:value="1" calcext:value-type="float">
            <text:p>1</text:p>
          </table:table-cell>
          <table:table-cell table:formula="of:=[synchbench_epcc_20_08_20.AQ$11]/[synchbench_epcc_20_08_20.AQ11]" office:value-type="float" office:value="1" calcext:value-type="float">
            <text:p>1</text:p>
          </table:table-cell>
          <table:table-cell table:formula="of:=[synchbench_epcc_20_08_20.AR$11]/[synchbench_epcc_20_08_20.AR11]" office:value-type="float" office:value="1" calcext:value-type="float">
            <text:p>1</text:p>
          </table:table-cell>
          <table:table-cell table:formula="of:=[synchbench_epcc_20_08_20.AS$11]/[synchbench_epcc_20_08_20.AS11]" office:value-type="float" office:value="1" calcext:value-type="float">
            <text:p>1</text:p>
          </table:table-cell>
          <table:table-cell table:formula="of:=[synchbench_epcc_20_08_20.AT$11]/[synchbench_epcc_20_08_20.AT11]" office:value-type="float" office:value="1" calcext:value-type="float">
            <text:p>1</text:p>
          </table:table-cell>
          <table:table-cell table:formula="of:=[synchbench_epcc_20_08_20.AU$11]/[synchbench_epcc_20_08_20.AU11]" office:value-type="float" office:value="1" calcext:value-type="float">
            <text:p>1</text:p>
          </table:table-cell>
          <table:table-cell table:formula="of:=[synchbench_epcc_20_08_20.AV$11]/[synchbench_epcc_20_08_20.AV11]" office:value-type="float" office:value="1" calcext:value-type="float">
            <text:p>1</text:p>
          </table:table-cell>
          <table:table-cell table:formula="of:=[synchbench_epcc_20_08_20.AW$11]/[synchbench_epcc_20_08_20.AW11]" office:value-type="float" office:value="1" calcext:value-type="float">
            <text:p>1</text:p>
          </table:table-cell>
          <table:table-cell table:formula="of:=[synchbench_epcc_20_08_20.AX$11]/[synchbench_epcc_20_08_20.AX11]" office:value-type="float" office:value="1" calcext:value-type="float">
            <text:p>1</text:p>
          </table:table-cell>
          <table:table-cell table:formula="of:=[synchbench_epcc_20_08_20.AY$11]/[synchbench_epcc_20_08_20.AY11]" office:value-type="float" office:value="1" calcext:value-type="float">
            <text:p>1</text:p>
          </table:table-cell>
          <table:table-cell table:formula="of:=[synchbench_epcc_20_08_20.AZ$11]/[synchbench_epcc_20_08_20.AZ11]" office:value-type="float" office:value="1" calcext:value-type="float">
            <text:p>1</text:p>
          </table:table-cell>
          <table:table-cell table:formula="of:=[synchbench_epcc_20_08_20.BA$11]/[synchbench_epcc_20_08_20.BA11]" office:value-type="float" office:value="1" calcext:value-type="float">
            <text:p>1</text:p>
          </table:table-cell>
          <table:table-cell table:formula="of:=[synchbench_epcc_20_08_20.BB$11]/[synchbench_epcc_20_08_20.BB11]" office:value-type="float" office:value="1" calcext:value-type="float">
            <text:p>1</text:p>
          </table:table-cell>
          <table:table-cell table:formula="of:=[synchbench_epcc_20_08_20.BC$11]/[synchbench_epcc_20_08_20.BC11]" office:value-type="float" office:value="1" calcext:value-type="float">
            <text:p>1</text:p>
          </table:table-cell>
          <table:table-cell table:formula="of:=[synchbench_epcc_20_08_20.BD$11]/[synchbench_epcc_20_08_20.BD11]" office:value-type="float" office:value="1" calcext:value-type="float">
            <text:p>1</text:p>
          </table:table-cell>
          <table:table-cell table:formula="of:=[synchbench_epcc_20_08_20.BE$11]/[synchbench_epcc_20_08_20.BE11]" office:value-type="float" office:value="1" calcext:value-type="float">
            <text:p>1</text:p>
          </table:table-cell>
          <table:table-cell table:formula="of:=[synchbench_epcc_20_08_20.BF$11]/[synchbench_epcc_20_08_20.BF11]" office:value-type="float" office:value="1" calcext:value-type="float">
            <text:p>1</text:p>
          </table:table-cell>
          <table:table-cell table:formula="of:=[synchbench_epcc_20_08_20.BG$11]/[synchbench_epcc_20_08_20.BG11]" office:value-type="float" office:value="1" calcext:value-type="float">
            <text:p>1</text:p>
          </table:table-cell>
          <table:table-cell table:formula="of:=[synchbench_epcc_20_08_20.BH$11]/[synchbench_epcc_20_08_20.BH11]" office:value-type="float" office:value="1" calcext:value-type="float">
            <text:p>1</text:p>
          </table:table-cell>
          <table:table-cell table:formula="of:=[synchbench_epcc_20_08_20.BI$11]/[synchbench_epcc_20_08_20.BI11]" office:value-type="float" office:value="1" calcext:value-type="float">
            <text:p>1</text:p>
          </table:table-cell>
          <table:table-cell table:formula="of:=[synchbench_epcc_20_08_20.BJ$11]/[synchbench_epcc_20_08_20.BJ11]" office:value-type="float" office:value="1" calcext:value-type="float">
            <text:p>1</text:p>
          </table:table-cell>
          <table:table-cell table:formula="of:=[synchbench_epcc_20_08_20.BK$11]/[synchbench_epcc_20_08_20.BK11]" office:value-type="float" office:value="1" calcext:value-type="float">
            <text:p>1</text:p>
          </table:table-cell>
          <table:table-cell table:formula="of:=[synchbench_epcc_20_08_20.BL$11]/[synchbench_epcc_20_08_20.BL11]" office:value-type="float" office:value="1" calcext:value-type="float">
            <text:p>1</text:p>
          </table:table-cell>
          <table:table-cell table:formula="of:=[synchbench_epcc_20_08_20.BM$11]/[synchbench_epcc_20_08_20.BM11]" office:value-type="float" office:value="1" calcext:value-type="float">
            <text:p>1</text:p>
          </table:table-cell>
        </table:table-row>
        <table:table-row table:style-name="ro1">
          <table:table-cell table:formula="of:=[synchbench_epcc_20_08_20.A13]" office:value-type="string" office:string-value="LINEAR CENTRALIZED REDUCTION overhead" calcext:value-type="string">
            <text:p>LINEAR CENTRALIZED REDUCTION overhead</text:p>
          </table:table-cell>
          <table:table-cell table:formula="of:=[synchbench_epcc_20_08_20.B$11]/[synchbench_epcc_20_08_20.B12]" office:value-type="float" office:value="1.71063383970665" calcext:value-type="float">
            <text:p>1,71063383970665</text:p>
          </table:table-cell>
          <table:table-cell table:formula="of:=[synchbench_epcc_20_08_20.C$11]/[synchbench_epcc_20_08_20.C12]" office:value-type="float" office:value="2.56119911875787" calcext:value-type="float">
            <text:p>2,56119911875787</text:p>
          </table:table-cell>
          <table:table-cell table:formula="of:=[synchbench_epcc_20_08_20.D$11]/[synchbench_epcc_20_08_20.D12]" office:value-type="float" office:value="2.53991381969615" calcext:value-type="float">
            <text:p>2,53991381969615</text:p>
          </table:table-cell>
          <table:table-cell table:formula="of:=[synchbench_epcc_20_08_20.E$11]/[synchbench_epcc_20_08_20.E12]" office:value-type="float" office:value="2.41014021675138" calcext:value-type="float">
            <text:p>2,41014021675138</text:p>
          </table:table-cell>
          <table:table-cell table:formula="of:=[synchbench_epcc_20_08_20.F$11]/[synchbench_epcc_20_08_20.F12]" office:value-type="float" office:value="2.60052317869236" calcext:value-type="float">
            <text:p>2,60052317869236</text:p>
          </table:table-cell>
          <table:table-cell table:formula="of:=[synchbench_epcc_20_08_20.G$11]/[synchbench_epcc_20_08_20.G12]" office:value-type="float" office:value="2.89559182819433" calcext:value-type="float">
            <text:p>2,89559182819433</text:p>
          </table:table-cell>
          <table:table-cell table:formula="of:=[synchbench_epcc_20_08_20.H$11]/[synchbench_epcc_20_08_20.H12]" office:value-type="float" office:value="2.99684911913752" calcext:value-type="float">
            <text:p>2,99684911913752</text:p>
          </table:table-cell>
          <table:table-cell table:formula="of:=[synchbench_epcc_20_08_20.I$11]/[synchbench_epcc_20_08_20.I12]" office:value-type="float" office:value="3.2358629689053" calcext:value-type="float">
            <text:p>3,2358629689053</text:p>
          </table:table-cell>
          <table:table-cell table:formula="of:=[synchbench_epcc_20_08_20.J$11]/[synchbench_epcc_20_08_20.J12]" office:value-type="float" office:value="3.23739921435495" calcext:value-type="float">
            <text:p>3,23739921435495</text:p>
          </table:table-cell>
          <table:table-cell table:formula="of:=[synchbench_epcc_20_08_20.K$11]/[synchbench_epcc_20_08_20.K12]" office:value-type="float" office:value="3.42320139206414" calcext:value-type="float">
            <text:p>3,42320139206414</text:p>
          </table:table-cell>
          <table:table-cell table:formula="of:=[synchbench_epcc_20_08_20.L$11]/[synchbench_epcc_20_08_20.L12]" office:value-type="float" office:value="3.54680050977862" calcext:value-type="float">
            <text:p>3,54680050977862</text:p>
          </table:table-cell>
          <table:table-cell table:formula="of:=[synchbench_epcc_20_08_20.M$11]/[synchbench_epcc_20_08_20.M12]" office:value-type="float" office:value="3.69030438826545" calcext:value-type="float">
            <text:p>3,69030438826545</text:p>
          </table:table-cell>
          <table:table-cell table:formula="of:=[synchbench_epcc_20_08_20.N$11]/[synchbench_epcc_20_08_20.N12]" office:value-type="float" office:value="3.66829099663056" calcext:value-type="float">
            <text:p>3,66829099663056</text:p>
          </table:table-cell>
          <table:table-cell table:formula="of:=[synchbench_epcc_20_08_20.O$11]/[synchbench_epcc_20_08_20.O12]" office:value-type="float" office:value="3.99001741606386" calcext:value-type="float">
            <text:p>3,99001741606386</text:p>
          </table:table-cell>
          <table:table-cell table:formula="of:=[synchbench_epcc_20_08_20.P$11]/[synchbench_epcc_20_08_20.P12]" office:value-type="float" office:value="3.99023800871108" calcext:value-type="float">
            <text:p>3,99023800871108</text:p>
          </table:table-cell>
          <table:table-cell table:formula="of:=[synchbench_epcc_20_08_20.Q$11]/[synchbench_epcc_20_08_20.Q12]" office:value-type="float" office:value="3.98499705292158" calcext:value-type="float">
            <text:p>3,98499705292158</text:p>
          </table:table-cell>
          <table:table-cell table:formula="of:=[synchbench_epcc_20_08_20.R$11]/[synchbench_epcc_20_08_20.R12]" office:value-type="float" office:value="3.86424038403337" calcext:value-type="float">
            <text:p>3,86424038403337</text:p>
          </table:table-cell>
          <table:table-cell table:formula="of:=[synchbench_epcc_20_08_20.S$11]/[synchbench_epcc_20_08_20.S12]" office:value-type="float" office:value="4.16511206633705" calcext:value-type="float">
            <text:p>4,16511206633705</text:p>
          </table:table-cell>
          <table:table-cell table:formula="of:=[synchbench_epcc_20_08_20.T$11]/[synchbench_epcc_20_08_20.T12]" office:value-type="float" office:value="4.14741292203343" calcext:value-type="float">
            <text:p>4,14741292203343</text:p>
          </table:table-cell>
          <table:table-cell table:formula="of:=[synchbench_epcc_20_08_20.U$11]/[synchbench_epcc_20_08_20.U12]" office:value-type="float" office:value="4.25474817316437" calcext:value-type="float">
            <text:p>4,25474817316437</text:p>
          </table:table-cell>
          <table:table-cell table:formula="of:=[synchbench_epcc_20_08_20.V$11]/[synchbench_epcc_20_08_20.V12]" office:value-type="float" office:value="4.32109109806849" calcext:value-type="float">
            <text:p>4,32109109806849</text:p>
          </table:table-cell>
          <table:table-cell table:formula="of:=[synchbench_epcc_20_08_20.W$11]/[synchbench_epcc_20_08_20.W12]" office:value-type="float" office:value="4.47254290348793" calcext:value-type="float">
            <text:p>4,47254290348793</text:p>
          </table:table-cell>
          <table:table-cell table:formula="of:=[synchbench_epcc_20_08_20.X$11]/[synchbench_epcc_20_08_20.X12]" office:value-type="float" office:value="4.76881841496853" calcext:value-type="float">
            <text:p>4,76881841496853</text:p>
          </table:table-cell>
          <table:table-cell table:formula="of:=[synchbench_epcc_20_08_20.Y$11]/[synchbench_epcc_20_08_20.Y12]" office:value-type="float" office:value="4.50011390432037" calcext:value-type="float">
            <text:p>4,50011390432037</text:p>
          </table:table-cell>
          <table:table-cell table:formula="of:=[synchbench_epcc_20_08_20.Z$11]/[synchbench_epcc_20_08_20.Z12]" office:value-type="float" office:value="4.59512835681761" calcext:value-type="float">
            <text:p>4,59512835681761</text:p>
          </table:table-cell>
          <table:table-cell table:formula="of:=[synchbench_epcc_20_08_20.AA$11]/[synchbench_epcc_20_08_20.AA12]" office:value-type="float" office:value="4.4770443093313" calcext:value-type="float">
            <text:p>4,4770443093313</text:p>
          </table:table-cell>
          <table:table-cell table:formula="of:=[synchbench_epcc_20_08_20.AB$11]/[synchbench_epcc_20_08_20.AB12]" office:value-type="float" office:value="4.52305131191952" calcext:value-type="float">
            <text:p>4,52305131191952</text:p>
          </table:table-cell>
          <table:table-cell table:formula="of:=[synchbench_epcc_20_08_20.AC$11]/[synchbench_epcc_20_08_20.AC12]" office:value-type="float" office:value="4.8246210665359" calcext:value-type="float">
            <text:p>4,8246210665359</text:p>
          </table:table-cell>
          <table:table-cell table:formula="of:=[synchbench_epcc_20_08_20.AD$11]/[synchbench_epcc_20_08_20.AD12]" office:value-type="float" office:value="4.37651415504786" calcext:value-type="float">
            <text:p>4,37651415504786</text:p>
          </table:table-cell>
          <table:table-cell table:formula="of:=[synchbench_epcc_20_08_20.AE$11]/[synchbench_epcc_20_08_20.AE12]" office:value-type="float" office:value="4.7849480800169" calcext:value-type="float">
            <text:p>4,7849480800169</text:p>
          </table:table-cell>
          <table:table-cell table:formula="of:=[synchbench_epcc_20_08_20.AF$11]/[synchbench_epcc_20_08_20.AF12]" office:value-type="float" office:value="4.65279101756436" calcext:value-type="float">
            <text:p>4,65279101756436</text:p>
          </table:table-cell>
          <table:table-cell table:formula="of:=[synchbench_epcc_20_08_20.AG$11]/[synchbench_epcc_20_08_20.AG12]" office:value-type="float" office:value="4.57780504490365" calcext:value-type="float">
            <text:p>4,57780504490365</text:p>
          </table:table-cell>
          <table:table-cell table:formula="of:=[synchbench_epcc_20_08_20.AH$11]/[synchbench_epcc_20_08_20.AH12]" office:value-type="float" office:value="4.20278722829756" calcext:value-type="float">
            <text:p>4,20278722829756</text:p>
          </table:table-cell>
          <table:table-cell table:formula="of:=[synchbench_epcc_20_08_20.AI$11]/[synchbench_epcc_20_08_20.AI12]" office:value-type="float" office:value="4.33568424334243" calcext:value-type="float">
            <text:p>4,33568424334243</text:p>
          </table:table-cell>
          <table:table-cell table:formula="of:=[synchbench_epcc_20_08_20.AJ$11]/[synchbench_epcc_20_08_20.AJ12]" office:value-type="float" office:value="4.38930887033541" calcext:value-type="float">
            <text:p>4,38930887033541</text:p>
          </table:table-cell>
          <table:table-cell table:formula="of:=[synchbench_epcc_20_08_20.AK$11]/[synchbench_epcc_20_08_20.AK12]" office:value-type="float" office:value="4.49225996547645" calcext:value-type="float">
            <text:p>4,49225996547645</text:p>
          </table:table-cell>
          <table:table-cell table:formula="of:=[synchbench_epcc_20_08_20.AL$11]/[synchbench_epcc_20_08_20.AL12]" office:value-type="float" office:value="4.36490816574626" calcext:value-type="float">
            <text:p>4,36490816574626</text:p>
          </table:table-cell>
          <table:table-cell table:formula="of:=[synchbench_epcc_20_08_20.AM$11]/[synchbench_epcc_20_08_20.AM12]" office:value-type="float" office:value="4.48640042357331" calcext:value-type="float">
            <text:p>4,48640042357331</text:p>
          </table:table-cell>
          <table:table-cell table:formula="of:=[synchbench_epcc_20_08_20.AN$11]/[synchbench_epcc_20_08_20.AN12]" office:value-type="float" office:value="4.59175968074397" calcext:value-type="float">
            <text:p>4,59175968074397</text:p>
          </table:table-cell>
          <table:table-cell table:formula="of:=[synchbench_epcc_20_08_20.AO$11]/[synchbench_epcc_20_08_20.AO12]" office:value-type="float" office:value="4.65170558564593" calcext:value-type="float">
            <text:p>4,65170558564593</text:p>
          </table:table-cell>
          <table:table-cell table:formula="of:=[synchbench_epcc_20_08_20.AP$11]/[synchbench_epcc_20_08_20.AP12]" office:value-type="float" office:value="4.50147563380471" calcext:value-type="float">
            <text:p>4,50147563380471</text:p>
          </table:table-cell>
          <table:table-cell table:formula="of:=[synchbench_epcc_20_08_20.AQ$11]/[synchbench_epcc_20_08_20.AQ12]" office:value-type="float" office:value="4.65589800110793" calcext:value-type="float">
            <text:p>4,65589800110793</text:p>
          </table:table-cell>
          <table:table-cell table:formula="of:=[synchbench_epcc_20_08_20.AR$11]/[synchbench_epcc_20_08_20.AR12]" office:value-type="float" office:value="4.63065105869249" calcext:value-type="float">
            <text:p>4,63065105869249</text:p>
          </table:table-cell>
          <table:table-cell table:formula="of:=[synchbench_epcc_20_08_20.AS$11]/[synchbench_epcc_20_08_20.AS12]" office:value-type="float" office:value="4.68757313772709" calcext:value-type="float">
            <text:p>4,68757313772709</text:p>
          </table:table-cell>
          <table:table-cell table:formula="of:=[synchbench_epcc_20_08_20.AT$11]/[synchbench_epcc_20_08_20.AT12]" office:value-type="float" office:value="4.68733398318841" calcext:value-type="float">
            <text:p>4,68733398318841</text:p>
          </table:table-cell>
          <table:table-cell table:formula="of:=[synchbench_epcc_20_08_20.AU$11]/[synchbench_epcc_20_08_20.AU12]" office:value-type="float" office:value="4.69587850501734" calcext:value-type="float">
            <text:p>4,69587850501734</text:p>
          </table:table-cell>
          <table:table-cell table:formula="of:=[synchbench_epcc_20_08_20.AV$11]/[synchbench_epcc_20_08_20.AV12]" office:value-type="float" office:value="4.85859534732459" calcext:value-type="float">
            <text:p>4,85859534732459</text:p>
          </table:table-cell>
          <table:table-cell table:formula="of:=[synchbench_epcc_20_08_20.AW$11]/[synchbench_epcc_20_08_20.AW12]" office:value-type="float" office:value="4.9397028768122" calcext:value-type="float">
            <text:p>4,9397028768122</text:p>
          </table:table-cell>
          <table:table-cell table:formula="of:=[synchbench_epcc_20_08_20.AX$11]/[synchbench_epcc_20_08_20.AX12]" office:value-type="float" office:value="4.69563171745097" calcext:value-type="float">
            <text:p>4,69563171745097</text:p>
          </table:table-cell>
          <table:table-cell table:formula="of:=[synchbench_epcc_20_08_20.AY$11]/[synchbench_epcc_20_08_20.AY12]" office:value-type="float" office:value="4.90127042505015" calcext:value-type="float">
            <text:p>4,90127042505015</text:p>
          </table:table-cell>
          <table:table-cell table:formula="of:=[synchbench_epcc_20_08_20.AZ$11]/[synchbench_epcc_20_08_20.AZ12]" office:value-type="float" office:value="4.97510239545793" calcext:value-type="float">
            <text:p>4,97510239545793</text:p>
          </table:table-cell>
          <table:table-cell table:formula="of:=[synchbench_epcc_20_08_20.BA$11]/[synchbench_epcc_20_08_20.BA12]" office:value-type="float" office:value="4.99763664854831" calcext:value-type="float">
            <text:p>4,99763664854831</text:p>
          </table:table-cell>
          <table:table-cell table:formula="of:=[synchbench_epcc_20_08_20.BB$11]/[synchbench_epcc_20_08_20.BB12]" office:value-type="float" office:value="4.85664628603005" calcext:value-type="float">
            <text:p>4,85664628603005</text:p>
          </table:table-cell>
          <table:table-cell table:formula="of:=[synchbench_epcc_20_08_20.BC$11]/[synchbench_epcc_20_08_20.BC12]" office:value-type="float" office:value="4.88658977520828" calcext:value-type="float">
            <text:p>4,88658977520828</text:p>
          </table:table-cell>
          <table:table-cell table:formula="of:=[synchbench_epcc_20_08_20.BD$11]/[synchbench_epcc_20_08_20.BD12]" office:value-type="float" office:value="4.9843157227099" calcext:value-type="float">
            <text:p>4,9843157227099</text:p>
          </table:table-cell>
          <table:table-cell table:formula="of:=[synchbench_epcc_20_08_20.BE$11]/[synchbench_epcc_20_08_20.BE12]" office:value-type="float" office:value="4.965152593201" calcext:value-type="float">
            <text:p>4,965152593201</text:p>
          </table:table-cell>
          <table:table-cell table:formula="of:=[synchbench_epcc_20_08_20.BF$11]/[synchbench_epcc_20_08_20.BF12]" office:value-type="float" office:value="4.70135291450562" calcext:value-type="float">
            <text:p>4,70135291450562</text:p>
          </table:table-cell>
          <table:table-cell table:formula="of:=[synchbench_epcc_20_08_20.BG$11]/[synchbench_epcc_20_08_20.BG12]" office:value-type="float" office:value="4.92142476745477" calcext:value-type="float">
            <text:p>4,92142476745477</text:p>
          </table:table-cell>
          <table:table-cell table:formula="of:=[synchbench_epcc_20_08_20.BH$11]/[synchbench_epcc_20_08_20.BH12]" office:value-type="float" office:value="5.1852260100092" calcext:value-type="float">
            <text:p>5,1852260100092</text:p>
          </table:table-cell>
          <table:table-cell table:formula="of:=[synchbench_epcc_20_08_20.BI$11]/[synchbench_epcc_20_08_20.BI12]" office:value-type="float" office:value="4.93192821389417" calcext:value-type="float">
            <text:p>4,93192821389417</text:p>
          </table:table-cell>
          <table:table-cell table:formula="of:=[synchbench_epcc_20_08_20.BJ$11]/[synchbench_epcc_20_08_20.BJ12]" office:value-type="float" office:value="4.77591228895716" calcext:value-type="float">
            <text:p>4,77591228895716</text:p>
          </table:table-cell>
          <table:table-cell table:formula="of:=[synchbench_epcc_20_08_20.BK$11]/[synchbench_epcc_20_08_20.BK12]" office:value-type="float" office:value="4.86953614959552" calcext:value-type="float">
            <text:p>4,86953614959552</text:p>
          </table:table-cell>
          <table:table-cell table:formula="of:=[synchbench_epcc_20_08_20.BL$11]/[synchbench_epcc_20_08_20.BL12]" office:value-type="float" office:value="4.96005957459986" calcext:value-type="float">
            <text:p>4,96005957459986</text:p>
          </table:table-cell>
          <table:table-cell table:formula="of:=[synchbench_epcc_20_08_20.BM$11]/[synchbench_epcc_20_08_20.BM12]" office:value-type="float" office:value="5.13187997828804" calcext:value-type="float">
            <text:p>5,13187997828804</text:p>
          </table:table-cell>
        </table:table-row>
        <table:table-row table:style-name="ro1">
          <table:table-cell table:formula="of:=[synchbench_epcc_20_08_20.A14]" office:value-type="string" office:string-value="HYBRID REDUCTION overhead" calcext:value-type="string">
            <text:p>HYBRID REDUCTION overhead</text:p>
          </table:table-cell>
          <table:table-cell table:formula="of:=[synchbench_epcc_20_08_20.B$11]/[synchbench_epcc_20_08_20.B13]" office:value-type="float" office:value="214.665571076417" calcext:value-type="float">
            <text:p>214,665571076417</text:p>
          </table:table-cell>
          <table:table-cell table:formula="of:=[synchbench_epcc_20_08_20.C$11]/[synchbench_epcc_20_08_20.C13]" office:value-type="float" office:value="4.35583210669521" calcext:value-type="float">
            <text:p>4,35583210669521</text:p>
          </table:table-cell>
          <table:table-cell table:formula="of:=[synchbench_epcc_20_08_20.D$11]/[synchbench_epcc_20_08_20.D13]" office:value-type="float" office:value="3.10579949313373" calcext:value-type="float">
            <text:p>3,10579949313373</text:p>
          </table:table-cell>
          <table:table-cell table:formula="of:=[synchbench_epcc_20_08_20.E$11]/[synchbench_epcc_20_08_20.E13]" office:value-type="float" office:value="3.22638849575695" calcext:value-type="float">
            <text:p>3,22638849575695</text:p>
          </table:table-cell>
          <table:table-cell table:formula="of:=[synchbench_epcc_20_08_20.F$11]/[synchbench_epcc_20_08_20.F13]" office:value-type="float" office:value="4.24704708628031" calcext:value-type="float">
            <text:p>4,24704708628031</text:p>
          </table:table-cell>
          <table:table-cell table:formula="of:=[synchbench_epcc_20_08_20.G$11]/[synchbench_epcc_20_08_20.G13]" office:value-type="float" office:value="4.91127974419729" calcext:value-type="float">
            <text:p>4,91127974419729</text:p>
          </table:table-cell>
          <table:table-cell table:formula="of:=[synchbench_epcc_20_08_20.H$11]/[synchbench_epcc_20_08_20.H13]" office:value-type="float" office:value="3.02357566518094" calcext:value-type="float">
            <text:p>3,02357566518094</text:p>
          </table:table-cell>
          <table:table-cell table:formula="of:=[synchbench_epcc_20_08_20.I$11]/[synchbench_epcc_20_08_20.I13]" office:value-type="float" office:value="3.11044196959889" calcext:value-type="float">
            <text:p>3,11044196959889</text:p>
          </table:table-cell>
          <table:table-cell table:formula="of:=[synchbench_epcc_20_08_20.J$11]/[synchbench_epcc_20_08_20.J13]" office:value-type="float" office:value="3.5641034497176" calcext:value-type="float">
            <text:p>3,5641034497176</text:p>
          </table:table-cell>
          <table:table-cell table:formula="of:=[synchbench_epcc_20_08_20.K$11]/[synchbench_epcc_20_08_20.K13]" office:value-type="float" office:value="3.68022497398869" calcext:value-type="float">
            <text:p>3,68022497398869</text:p>
          </table:table-cell>
          <table:table-cell table:formula="of:=[synchbench_epcc_20_08_20.L$11]/[synchbench_epcc_20_08_20.L13]" office:value-type="float" office:value="3.80973627060782" calcext:value-type="float">
            <text:p>3,80973627060782</text:p>
          </table:table-cell>
          <table:table-cell table:formula="of:=[synchbench_epcc_20_08_20.M$11]/[synchbench_epcc_20_08_20.M13]" office:value-type="float" office:value="3.82452837172178" calcext:value-type="float">
            <text:p>3,82452837172178</text:p>
          </table:table-cell>
          <table:table-cell table:formula="of:=[synchbench_epcc_20_08_20.N$11]/[synchbench_epcc_20_08_20.N13]" office:value-type="float" office:value="4.21387380031194" calcext:value-type="float">
            <text:p>4,21387380031194</text:p>
          </table:table-cell>
          <table:table-cell table:formula="of:=[synchbench_epcc_20_08_20.O$11]/[synchbench_epcc_20_08_20.O13]" office:value-type="float" office:value="4.39895340415071" calcext:value-type="float">
            <text:p>4,39895340415071</text:p>
          </table:table-cell>
          <table:table-cell table:formula="of:=[synchbench_epcc_20_08_20.P$11]/[synchbench_epcc_20_08_20.P13]" office:value-type="float" office:value="4.63379640711019" calcext:value-type="float">
            <text:p>4,63379640711019</text:p>
          </table:table-cell>
          <table:table-cell table:formula="of:=[synchbench_epcc_20_08_20.Q$11]/[synchbench_epcc_20_08_20.Q13]" office:value-type="float" office:value="4.91218964242039" calcext:value-type="float">
            <text:p>4,91218964242039</text:p>
          </table:table-cell>
          <table:table-cell table:formula="of:=[synchbench_epcc_20_08_20.R$11]/[synchbench_epcc_20_08_20.R13]" office:value-type="float" office:value="5.37928229525516" calcext:value-type="float">
            <text:p>5,37928229525516</text:p>
          </table:table-cell>
          <table:table-cell table:formula="of:=[synchbench_epcc_20_08_20.S$11]/[synchbench_epcc_20_08_20.S13]" office:value-type="float" office:value="5.51445962418275" calcext:value-type="float">
            <text:p>5,51445962418275</text:p>
          </table:table-cell>
          <table:table-cell table:formula="of:=[synchbench_epcc_20_08_20.T$11]/[synchbench_epcc_20_08_20.T13]" office:value-type="float" office:value="5.45326878731885" calcext:value-type="float">
            <text:p>5,45326878731885</text:p>
          </table:table-cell>
          <table:table-cell table:formula="of:=[synchbench_epcc_20_08_20.U$11]/[synchbench_epcc_20_08_20.U13]" office:value-type="float" office:value="5.43012930431131" calcext:value-type="float">
            <text:p>5,43012930431131</text:p>
          </table:table-cell>
          <table:table-cell table:formula="of:=[synchbench_epcc_20_08_20.V$11]/[synchbench_epcc_20_08_20.V13]" office:value-type="float" office:value="6.15174108538739" calcext:value-type="float">
            <text:p>6,15174108538739</text:p>
          </table:table-cell>
          <table:table-cell table:formula="of:=[synchbench_epcc_20_08_20.W$11]/[synchbench_epcc_20_08_20.W13]" office:value-type="float" office:value="5.96165264005395" calcext:value-type="float">
            <text:p>5,96165264005395</text:p>
          </table:table-cell>
          <table:table-cell table:formula="of:=[synchbench_epcc_20_08_20.X$11]/[synchbench_epcc_20_08_20.X13]" office:value-type="float" office:value="6.08589967816391" calcext:value-type="float">
            <text:p>6,08589967816391</text:p>
          </table:table-cell>
          <table:table-cell table:formula="of:=[synchbench_epcc_20_08_20.Y$11]/[synchbench_epcc_20_08_20.Y13]" office:value-type="float" office:value="5.62803135477051" calcext:value-type="float">
            <text:p>5,62803135477051</text:p>
          </table:table-cell>
          <table:table-cell table:formula="of:=[synchbench_epcc_20_08_20.Z$11]/[synchbench_epcc_20_08_20.Z13]" office:value-type="float" office:value="6.18165583436833" calcext:value-type="float">
            <text:p>6,18165583436833</text:p>
          </table:table-cell>
          <table:table-cell table:formula="of:=[synchbench_epcc_20_08_20.AA$11]/[synchbench_epcc_20_08_20.AA13]" office:value-type="float" office:value="5.76238492716969" calcext:value-type="float">
            <text:p>5,76238492716969</text:p>
          </table:table-cell>
          <table:table-cell table:formula="of:=[synchbench_epcc_20_08_20.AB$11]/[synchbench_epcc_20_08_20.AB13]" office:value-type="float" office:value="5.8082747790603" calcext:value-type="float">
            <text:p>5,8082747790603</text:p>
          </table:table-cell>
          <table:table-cell table:formula="of:=[synchbench_epcc_20_08_20.AC$11]/[synchbench_epcc_20_08_20.AC13]" office:value-type="float" office:value="6.04799647342107" calcext:value-type="float">
            <text:p>6,04799647342107</text:p>
          </table:table-cell>
          <table:table-cell table:formula="of:=[synchbench_epcc_20_08_20.AD$11]/[synchbench_epcc_20_08_20.AD13]" office:value-type="float" office:value="5.74543949487232" calcext:value-type="float">
            <text:p>5,74543949487232</text:p>
          </table:table-cell>
          <table:table-cell table:formula="of:=[synchbench_epcc_20_08_20.AE$11]/[synchbench_epcc_20_08_20.AE13]" office:value-type="float" office:value="5.93845274217311" calcext:value-type="float">
            <text:p>5,93845274217311</text:p>
          </table:table-cell>
          <table:table-cell table:formula="of:=[synchbench_epcc_20_08_20.AF$11]/[synchbench_epcc_20_08_20.AF13]" office:value-type="float" office:value="5.73651123578463" calcext:value-type="float">
            <text:p>5,73651123578463</text:p>
          </table:table-cell>
          <table:table-cell table:formula="of:=[synchbench_epcc_20_08_20.AG$11]/[synchbench_epcc_20_08_20.AG13]" office:value-type="float" office:value="5.60447835313038" calcext:value-type="float">
            <text:p>5,60447835313038</text:p>
          </table:table-cell>
          <table:table-cell table:formula="of:=[synchbench_epcc_20_08_20.AH$11]/[synchbench_epcc_20_08_20.AH13]" office:value-type="float" office:value="5.77497212694161" calcext:value-type="float">
            <text:p>5,77497212694161</text:p>
          </table:table-cell>
          <table:table-cell table:formula="of:=[synchbench_epcc_20_08_20.AI$11]/[synchbench_epcc_20_08_20.AI13]" office:value-type="float" office:value="5.8579126955243" calcext:value-type="float">
            <text:p>5,8579126955243</text:p>
          </table:table-cell>
          <table:table-cell table:formula="of:=[synchbench_epcc_20_08_20.AJ$11]/[synchbench_epcc_20_08_20.AJ13]" office:value-type="float" office:value="6.01747100972814" calcext:value-type="float">
            <text:p>6,01747100972814</text:p>
          </table:table-cell>
          <table:table-cell table:formula="of:=[synchbench_epcc_20_08_20.AK$11]/[synchbench_epcc_20_08_20.AK13]" office:value-type="float" office:value="5.9316690153943" calcext:value-type="float">
            <text:p>5,9316690153943</text:p>
          </table:table-cell>
          <table:table-cell table:formula="of:=[synchbench_epcc_20_08_20.AL$11]/[synchbench_epcc_20_08_20.AL13]" office:value-type="float" office:value="6.06831392835778" calcext:value-type="float">
            <text:p>6,06831392835778</text:p>
          </table:table-cell>
          <table:table-cell table:formula="of:=[synchbench_epcc_20_08_20.AM$11]/[synchbench_epcc_20_08_20.AM13]" office:value-type="float" office:value="6.08836654946664" calcext:value-type="float">
            <text:p>6,08836654946664</text:p>
          </table:table-cell>
          <table:table-cell table:formula="of:=[synchbench_epcc_20_08_20.AN$11]/[synchbench_epcc_20_08_20.AN13]" office:value-type="float" office:value="6.21991933778311" calcext:value-type="float">
            <text:p>6,21991933778311</text:p>
          </table:table-cell>
          <table:table-cell table:formula="of:=[synchbench_epcc_20_08_20.AO$11]/[synchbench_epcc_20_08_20.AO13]" office:value-type="float" office:value="6.0279303696892" calcext:value-type="float">
            <text:p>6,0279303696892</text:p>
          </table:table-cell>
          <table:table-cell table:formula="of:=[synchbench_epcc_20_08_20.AP$11]/[synchbench_epcc_20_08_20.AP13]" office:value-type="float" office:value="6.13547259621274" calcext:value-type="float">
            <text:p>6,13547259621274</text:p>
          </table:table-cell>
          <table:table-cell table:formula="of:=[synchbench_epcc_20_08_20.AQ$11]/[synchbench_epcc_20_08_20.AQ13]" office:value-type="float" office:value="6.33874833743557" calcext:value-type="float">
            <text:p>6,33874833743557</text:p>
          </table:table-cell>
          <table:table-cell table:formula="of:=[synchbench_epcc_20_08_20.AR$11]/[synchbench_epcc_20_08_20.AR13]" office:value-type="float" office:value="6.59232790857248" calcext:value-type="float">
            <text:p>6,59232790857248</text:p>
          </table:table-cell>
          <table:table-cell table:formula="of:=[synchbench_epcc_20_08_20.AS$11]/[synchbench_epcc_20_08_20.AS13]" office:value-type="float" office:value="6.7572799804608" calcext:value-type="float">
            <text:p>6,7572799804608</text:p>
          </table:table-cell>
          <table:table-cell table:formula="of:=[synchbench_epcc_20_08_20.AT$11]/[synchbench_epcc_20_08_20.AT13]" office:value-type="float" office:value="7.19547172273273" calcext:value-type="float">
            <text:p>7,19547172273273</text:p>
          </table:table-cell>
          <table:table-cell table:formula="of:=[synchbench_epcc_20_08_20.AU$11]/[synchbench_epcc_20_08_20.AU13]" office:value-type="float" office:value="7.43322232114398" calcext:value-type="float">
            <text:p>7,43322232114398</text:p>
          </table:table-cell>
          <table:table-cell table:formula="of:=[synchbench_epcc_20_08_20.AV$11]/[synchbench_epcc_20_08_20.AV13]" office:value-type="float" office:value="7.27497938424965" calcext:value-type="float">
            <text:p>7,27497938424965</text:p>
          </table:table-cell>
          <table:table-cell table:formula="of:=[synchbench_epcc_20_08_20.AW$11]/[synchbench_epcc_20_08_20.AW13]" office:value-type="float" office:value="6.76788548052389" calcext:value-type="float">
            <text:p>6,76788548052389</text:p>
          </table:table-cell>
          <table:table-cell table:formula="of:=[synchbench_epcc_20_08_20.AX$11]/[synchbench_epcc_20_08_20.AX13]" office:value-type="float" office:value="6.79277773243476" calcext:value-type="float">
            <text:p>6,79277773243476</text:p>
          </table:table-cell>
          <table:table-cell table:formula="of:=[synchbench_epcc_20_08_20.AY$11]/[synchbench_epcc_20_08_20.AY13]" office:value-type="float" office:value="6.93311675695113" calcext:value-type="float">
            <text:p>6,93311675695113</text:p>
          </table:table-cell>
          <table:table-cell table:formula="of:=[synchbench_epcc_20_08_20.AZ$11]/[synchbench_epcc_20_08_20.AZ13]" office:value-type="float" office:value="6.9274277677888" calcext:value-type="float">
            <text:p>6,9274277677888</text:p>
          </table:table-cell>
          <table:table-cell table:formula="of:=[synchbench_epcc_20_08_20.BA$11]/[synchbench_epcc_20_08_20.BA13]" office:value-type="float" office:value="7.87388643367108" calcext:value-type="float">
            <text:p>7,87388643367108</text:p>
          </table:table-cell>
          <table:table-cell table:formula="of:=[synchbench_epcc_20_08_20.BB$11]/[synchbench_epcc_20_08_20.BB13]" office:value-type="float" office:value="7.62853142937141" calcext:value-type="float">
            <text:p>7,62853142937141</text:p>
          </table:table-cell>
          <table:table-cell table:formula="of:=[synchbench_epcc_20_08_20.BC$11]/[synchbench_epcc_20_08_20.BC13]" office:value-type="float" office:value="7.64955355481144" calcext:value-type="float">
            <text:p>7,64955355481144</text:p>
          </table:table-cell>
          <table:table-cell table:formula="of:=[synchbench_epcc_20_08_20.BD$11]/[synchbench_epcc_20_08_20.BD13]" office:value-type="float" office:value="7.60677114444331" calcext:value-type="float">
            <text:p>7,60677114444331</text:p>
          </table:table-cell>
          <table:table-cell table:formula="of:=[synchbench_epcc_20_08_20.BE$11]/[synchbench_epcc_20_08_20.BE13]" office:value-type="float" office:value="7.15342013381263" calcext:value-type="float">
            <text:p>7,15342013381263</text:p>
          </table:table-cell>
          <table:table-cell table:formula="of:=[synchbench_epcc_20_08_20.BF$11]/[synchbench_epcc_20_08_20.BF13]" office:value-type="float" office:value="7.2271294340685" calcext:value-type="float">
            <text:p>7,2271294340685</text:p>
          </table:table-cell>
          <table:table-cell table:formula="of:=[synchbench_epcc_20_08_20.BG$11]/[synchbench_epcc_20_08_20.BG13]" office:value-type="float" office:value="7.76537541575455" calcext:value-type="float">
            <text:p>7,76537541575455</text:p>
          </table:table-cell>
          <table:table-cell table:formula="of:=[synchbench_epcc_20_08_20.BH$11]/[synchbench_epcc_20_08_20.BH13]" office:value-type="float" office:value="7.77803331517732" calcext:value-type="float">
            <text:p>7,77803331517732</text:p>
          </table:table-cell>
          <table:table-cell table:formula="of:=[synchbench_epcc_20_08_20.BI$11]/[synchbench_epcc_20_08_20.BI13]" office:value-type="float" office:value="7.40112936894503" calcext:value-type="float">
            <text:p>7,40112936894503</text:p>
          </table:table-cell>
          <table:table-cell table:formula="of:=[synchbench_epcc_20_08_20.BJ$11]/[synchbench_epcc_20_08_20.BJ13]" office:value-type="float" office:value="7.34733934076664" calcext:value-type="float">
            <text:p>7,34733934076664</text:p>
          </table:table-cell>
          <table:table-cell table:formula="of:=[synchbench_epcc_20_08_20.BK$11]/[synchbench_epcc_20_08_20.BK13]" office:value-type="float" office:value="7.24463223155517" calcext:value-type="float">
            <text:p>7,24463223155517</text:p>
          </table:table-cell>
          <table:table-cell table:formula="of:=[synchbench_epcc_20_08_20.BL$11]/[synchbench_epcc_20_08_20.BL13]" office:value-type="float" office:value="7.12347652683879" calcext:value-type="float">
            <text:p>7,12347652683879</text:p>
          </table:table-cell>
          <table:table-cell table:formula="of:=[synchbench_epcc_20_08_20.BM$11]/[synchbench_epcc_20_08_20.BM13]" office:value-type="float" office:value="6.85762094890129" calcext:value-type="float">
            <text:p>6,857620948901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3">00/00/0000</text:date>, <text:time style:data-style-name="N2" text:time-value="17:34:27.832497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3T21:58:01.818681828</dc:date>
    <meta:editing-duration>P9DT11H32M53S</meta:editing-duration>
    <meta:editing-cycles>9</meta:editing-cycles>
    <meta:generator>LibreOffice/5.3.6.1$Linux_X86_64 LibreOffice_project/30$Build-1</meta:generator>
    <meta:document-statistic meta:table-count="2" meta:cell-count="6445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564cm" svg:height="7.279cm" xlink:href=".." xlink:type="simple" chart:class="chart:line" chart:row-mapping="3 4 2 5" chart:style-name="ch1">
        <chart:title svg:x="4.36cm" svg:y="0.28cm" chart:style-name="ch2">
          <text:p>omp parallel reduction VS omp for reduction</text:p>
        </chart:title>
        <chart:subtitle svg:x="5.524cm" svg:y="1.179cm" chart:style-name="ch3">
          <text:p>compiler gcc9.3 and sample size 500</text:p>
        </chart:subtitle>
        <chart:legend chart:legend-position="end" svg:x="11.008cm" svg:y="2.254cm" style:legend-expansion="high" chart:style-name="ch4"/>
        <chart:plot-area chart:style-name="ch5" table:cell-range-address="synchbench_epcc_20_08_20.B10:synchbench_epcc_20_08_20.BM12 synchbench_epcc_20_08_20.A11:synchbench_epcc_20_08_20.A12 synchbench_epcc_20_08_20.A14:synchbench_epcc_20_08_20.BM16 synchbench_epcc_20_08_20.A2:synchbench_epcc_20_08_20.BM2" chart:data-source-has-labels="both" svg:x="1.31cm" svg:y="1.979cm" svg:width="9.347cm" svg:height="4.226cm">
          <chartooo:coordinate-region svg:x="1.931cm" svg:y="2.153cm" svg:width="8.726cm" svg:height="3.297cm"/>
          <chart:axis chart:dimension="x" chart:name="primary-x" chart:style-name="ch6" chartooo:axis-type="auto">
            <chartooo:date-scale/>
            <chart:title svg:x="5.476cm" svg:y="6.35cm" chart:style-name="ch7">
              <text:p># core</text:p>
            </chart:title>
            <chart:categories table:cell-range-address="synchbench_epcc_20_08_20.B10:synchbench_epcc_20_08_20.BM10"/>
          </chart:axis>
          <chart:axis chart:dimension="y" chart:name="primary-y" chart:style-name="ch6">
            <chart:title svg:x="0.451cm" svg:y="5.075cm" chart:style-name="ch8">
              <text:p>microsecond</text:p>
            </chart:title>
            <chart:grid chart:style-name="ch9" chart:class="major"/>
          </chart:axis>
          <chart:series chart:style-name="ch10" chart:values-cell-range-address="synchbench_epcc_20_08_20.B11:synchbench_epcc_20_08_20.BM11" chart:label-cell-address="synchbench_epcc_20_08_20.A11:synchbench_epcc_20_08_20.A11" chart:class="chart:line">
            <chart:data-point chart:repeated="64"/>
          </chart:series>
          <chart:series chart:style-name="ch11" chart:values-cell-range-address="synchbench_epcc_20_08_20.B12:synchbench_epcc_20_08_20.BM12" chart:label-cell-address="synchbench_epcc_20_08_20.A12:synchbench_epcc_20_08_20.A12" chart:class="chart:line">
            <chart:data-point chart:repeated="64"/>
          </chart:series>
          <chart:series chart:style-name="ch12" chart:values-cell-range-address="synchbench_epcc_20_08_20.B15:synchbench_epcc_20_08_20.BM15" chart:label-cell-address="synchbench_epcc_20_08_20.A15:synchbench_epcc_20_08_20.A15" chart:class="chart:line">
            <chart:data-point chart:repeated="64"/>
          </chart:series>
          <chart:series chart:style-name="ch13" chart:values-cell-range-address="synchbench_epcc_20_08_20.B16:synchbench_epcc_20_08_20.BM16" chart:label-cell-address="synchbench_epcc_20_08_20.A16:synchbench_epcc_20_08_20.A16" chart:class="chart:line">
            <chart:data-point chart:repeated="64"/>
          </chart:series>
          <chart:series chart:style-name="ch14" chart:values-cell-range-address="synchbench_epcc_20_08_20.B14:synchbench_epcc_20_08_20.BM14" chart:label-cell-address="synchbench_epcc_20_08_20.A14:synchbench_epcc_20_08_20.A14" chart:class="chart:line">
            <chart:data-point chart:repeated="64"/>
          </chart:series>
          <chart:series chart:style-name="ch15" chart:values-cell-range-address="synchbench_epcc_20_08_20.B2:synchbench_epcc_20_08_20.BM2" chart:label-cell-address="synchbench_epcc_20_08_20.A2:synchbench_epcc_20_08_20.A2" chart:class="chart:line">
            <chart:data-point chart:repeated="6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ynchbench_epcc_20_08_20.B10:synchbench_epcc_20_08_20.BM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OMP REDUCTION overhead</text:p>
                <draw:g>
                  <svg:desc>synchbench_epcc_20_08_20.A11:synchbench_epcc_20_08_20.A11</svg:desc>
                </draw:g>
              </table:table-cell>
              <table:table-cell office:value-type="float" office:value="0.261248">
                <text:p>0.261248</text:p>
                <draw:g>
                  <svg:desc>synchbench_epcc_20_08_20.B11:synchbench_epcc_20_08_20.BM11</svg:desc>
                </draw:g>
              </table:table-cell>
              <table:table-cell office:value-type="float" office:value="0.488267">
                <text:p>0.488267</text:p>
              </table:table-cell>
              <table:table-cell office:value-type="float" office:value="0.526961">
                <text:p>0.526961</text:p>
              </table:table-cell>
              <table:table-cell office:value-type="float" office:value="0.581321">
                <text:p>0.581321</text:p>
              </table:table-cell>
              <table:table-cell office:value-type="float" office:value="1.191955">
                <text:p>1.191955</text:p>
              </table:table-cell>
              <table:table-cell office:value-type="float" office:value="1.411546">
                <text:p>1.411546</text:p>
              </table:table-cell>
              <table:table-cell office:value-type="float" office:value="1.558877">
                <text:p>1.558877</text:p>
              </table:table-cell>
              <table:table-cell office:value-type="float" office:value="1.696152">
                <text:p>1.696152</text:p>
              </table:table-cell>
              <table:table-cell office:value-type="float" office:value="1.960624">
                <text:p>1.960624</text:p>
              </table:table-cell>
              <table:table-cell office:value-type="float" office:value="2.118746">
                <text:p>2.118746</text:p>
              </table:table-cell>
              <table:table-cell office:value-type="float" office:value="2.25424">
                <text:p>2.25424</text:p>
              </table:table-cell>
              <table:table-cell office:value-type="float" office:value="2.376604">
                <text:p>2.376604</text:p>
              </table:table-cell>
              <table:table-cell office:value-type="float" office:value="2.642259">
                <text:p>2.642259</text:p>
              </table:table-cell>
              <table:table-cell office:value-type="float" office:value="2.836256">
                <text:p>2.836256</text:p>
              </table:table-cell>
              <table:table-cell office:value-type="float" office:value="2.942609">
                <text:p>2.942609</text:p>
              </table:table-cell>
              <table:table-cell office:value-type="float" office:value="3.008613">
                <text:p>3.008613</text:p>
              </table:table-cell>
              <table:table-cell office:value-type="float" office:value="3.319738">
                <text:p>3.319738</text:p>
              </table:table-cell>
              <table:table-cell office:value-type="float" office:value="3.483429">
                <text:p>3.483429</text:p>
              </table:table-cell>
              <table:table-cell office:value-type="float" office:value="3.570964">
                <text:p>3.570964</text:p>
              </table:table-cell>
              <table:table-cell office:value-type="float" office:value="3.724113">
                <text:p>3.724113</text:p>
              </table:table-cell>
              <table:table-cell office:value-type="float" office:value="4.190646">
                <text:p>4.190646</text:p>
              </table:table-cell>
              <table:table-cell office:value-type="float" office:value="4.331707">
                <text:p>4.331707</text:p>
              </table:table-cell>
              <table:table-cell office:value-type="float" office:value="4.680209">
                <text:p>4.680209</text:p>
              </table:table-cell>
              <table:table-cell office:value-type="float" office:value="4.503894">
                <text:p>4.503894</text:p>
              </table:table-cell>
              <table:table-cell office:value-type="float" office:value="5.126509">
                <text:p>5.126509</text:p>
              </table:table-cell>
              <table:table-cell office:value-type="float" office:value="4.884912">
                <text:p>4.884912</text:p>
              </table:table-cell>
              <table:table-cell office:value-type="float" office:value="5.067197">
                <text:p>5.067197</text:p>
              </table:table-cell>
              <table:table-cell office:value-type="float" office:value="5.460482">
                <text:p>5.460482</text:p>
              </table:table-cell>
              <table:table-cell office:value-type="float" office:value="5.406855">
                <text:p>5.406855</text:p>
              </table:table-cell>
              <table:table-cell office:value-type="float" office:value="5.889027">
                <text:p>5.889027</text:p>
              </table:table-cell>
              <table:table-cell office:value-type="float" office:value="5.861963">
                <text:p>5.861963</text:p>
              </table:table-cell>
              <table:table-cell office:value-type="float" office:value="5.868595">
                <text:p>5.868595</text:p>
              </table:table-cell>
              <table:table-cell office:value-type="float" office:value="6.226009">
                <text:p>6.226009</text:p>
              </table:table-cell>
              <table:table-cell office:value-type="float" office:value="6.341788">
                <text:p>6.341788</text:p>
              </table:table-cell>
              <table:table-cell office:value-type="float" office:value="6.616769">
                <text:p>6.616769</text:p>
              </table:table-cell>
              <table:table-cell office:value-type="float" office:value="6.633599">
                <text:p>6.633599</text:p>
              </table:table-cell>
              <table:table-cell office:value-type="float" office:value="7.01951">
                <text:p>7.01951</text:p>
              </table:table-cell>
              <table:table-cell office:value-type="float" office:value="7.151578">
                <text:p>7.151578</text:p>
              </table:table-cell>
              <table:table-cell office:value-type="float" office:value="7.55839">
                <text:p>7.55839</text:p>
              </table:table-cell>
              <table:table-cell office:value-type="float" office:value="7.472765">
                <text:p>7.472765</text:p>
              </table:table-cell>
              <table:table-cell office:value-type="float" office:value="7.713283">
                <text:p>7.713283</text:p>
              </table:table-cell>
              <table:table-cell office:value-type="float" office:value="8.068485">
                <text:p>8.068485</text:p>
              </table:table-cell>
              <table:table-cell office:value-type="float" office:value="8.031855">
                <text:p>8.031855</text:p>
              </table:table-cell>
              <table:table-cell office:value-type="float" office:value="8.299967">
                <text:p>8.299967</text:p>
              </table:table-cell>
              <table:table-cell office:value-type="float" office:value="8.602575">
                <text:p>8.602575</text:p>
              </table:table-cell>
              <table:table-cell office:value-type="float" office:value="8.791666">
                <text:p>8.791666</text:p>
              </table:table-cell>
              <table:table-cell office:value-type="float" office:value="9.113243">
                <text:p>9.113243</text:p>
              </table:table-cell>
              <table:table-cell office:value-type="float" office:value="9.0926">
                <text:p>9.0926</text:p>
              </table:table-cell>
              <table:table-cell office:value-type="float" office:value="9.32143">
                <text:p>9.32143</text:p>
              </table:table-cell>
              <table:table-cell office:value-type="float" office:value="9.563153">
                <text:p>9.563153</text:p>
              </table:table-cell>
              <table:table-cell office:value-type="float" office:value="9.72836">
                <text:p>9.72836</text:p>
              </table:table-cell>
              <table:table-cell office:value-type="float" office:value="9.934577">
                <text:p>9.934577</text:p>
              </table:table-cell>
              <table:table-cell office:value-type="float" office:value="10.080761">
                <text:p>10.080761</text:p>
              </table:table-cell>
              <table:table-cell office:value-type="float" office:value="10.275477">
                <text:p>10.275477</text:p>
              </table:table-cell>
              <table:table-cell office:value-type="float" office:value="10.569715">
                <text:p>10.569715</text:p>
              </table:table-cell>
              <table:table-cell office:value-type="float" office:value="10.397675">
                <text:p>10.397675</text:p>
              </table:table-cell>
              <table:table-cell office:value-type="float" office:value="10.628231">
                <text:p>10.628231</text:p>
              </table:table-cell>
              <table:table-cell office:value-type="float" office:value="11.255702">
                <text:p>11.255702</text:p>
              </table:table-cell>
              <table:table-cell office:value-type="float" office:value="11.623913">
                <text:p>11.623913</text:p>
              </table:table-cell>
              <table:table-cell office:value-type="float" office:value="11.062024">
                <text:p>11.062024</text:p>
              </table:table-cell>
              <table:table-cell office:value-type="float" office:value="11.377546">
                <text:p>11.377546</text:p>
              </table:table-cell>
              <table:table-cell office:value-type="float" office:value="11.559115">
                <text:p>11.559115</text:p>
              </table:table-cell>
              <table:table-cell office:value-type="float" office:value="11.852603">
                <text:p>11.852603</text:p>
              </table:table-cell>
              <table:table-cell office:value-type="float" office:value="12.196272">
                <text:p>12.196272</text:p>
              </table:table-cell>
            </table:table-row>
            <table:table-row>
              <table:table-cell office:value-type="string">
                <text:p>OMP FOR REDUCTION overhead</text:p>
                <draw:g>
                  <svg:desc>synchbench_epcc_20_08_20.A12:synchbench_epcc_20_08_20.A12</svg:desc>
                </draw:g>
              </table:table-cell>
              <table:table-cell office:value-type="float" office:value="0.15272">
                <text:p>0.15272</text:p>
                <draw:g>
                  <svg:desc>synchbench_epcc_20_08_20.B12:synchbench_epcc_20_08_20.BM12</svg:desc>
                </draw:g>
              </table:table-cell>
              <table:table-cell office:value-type="float" office:value="0.19064">
                <text:p>0.19064</text:p>
              </table:table-cell>
              <table:table-cell office:value-type="float" office:value="0.207472">
                <text:p>0.207472</text:p>
              </table:table-cell>
              <table:table-cell office:value-type="float" office:value="0.241198">
                <text:p>0.241198</text:p>
              </table:table-cell>
              <table:table-cell office:value-type="float" office:value="0.458352">
                <text:p>0.458352</text:p>
              </table:table-cell>
              <table:table-cell office:value-type="float" office:value="0.487481">
                <text:p>0.487481</text:p>
              </table:table-cell>
              <table:table-cell office:value-type="float" office:value="0.520172">
                <text:p>0.520172</text:p>
              </table:table-cell>
              <table:table-cell office:value-type="float" office:value="0.524173">
                <text:p>0.524173</text:p>
              </table:table-cell>
              <table:table-cell office:value-type="float" office:value="0.605617">
                <text:p>0.605617</text:p>
              </table:table-cell>
              <table:table-cell office:value-type="float" office:value="0.618937">
                <text:p>0.618937</text:p>
              </table:table-cell>
              <table:table-cell office:value-type="float" office:value="0.63557">
                <text:p>0.63557</text:p>
              </table:table-cell>
              <table:table-cell office:value-type="float" office:value="0.644013">
                <text:p>0.644013</text:p>
              </table:table-cell>
              <table:table-cell office:value-type="float" office:value="0.720297">
                <text:p>0.720297</text:p>
              </table:table-cell>
              <table:table-cell office:value-type="float" office:value="0.710838">
                <text:p>0.710838</text:p>
              </table:table-cell>
              <table:table-cell office:value-type="float" office:value="0.737452">
                <text:p>0.737452</text:p>
              </table:table-cell>
              <table:table-cell office:value-type="float" office:value="0.754985">
                <text:p>0.754985</text:p>
              </table:table-cell>
              <table:table-cell office:value-type="float" office:value="0.859092">
                <text:p>0.859092</text:p>
              </table:table-cell>
              <table:table-cell office:value-type="float" office:value="0.836335">
                <text:p>0.836335</text:p>
              </table:table-cell>
              <table:table-cell office:value-type="float" office:value="0.86101">
                <text:p>0.86101</text:p>
              </table:table-cell>
              <table:table-cell office:value-type="float" office:value="0.875284">
                <text:p>0.875284</text:p>
              </table:table-cell>
              <table:table-cell office:value-type="float" office:value="0.969812">
                <text:p>0.969812</text:p>
              </table:table-cell>
              <table:table-cell office:value-type="float" office:value="0.968511">
                <text:p>0.968511</text:p>
              </table:table-cell>
              <table:table-cell office:value-type="float" office:value="0.981419">
                <text:p>0.981419</text:p>
              </table:table-cell>
              <table:table-cell office:value-type="float" office:value="1.00084">
                <text:p>1.00084</text:p>
              </table:table-cell>
              <table:table-cell office:value-type="float" office:value="1.11564">
                <text:p>1.11564</text:p>
              </table:table-cell>
              <table:table-cell office:value-type="float" office:value="1.091102">
                <text:p>1.091102</text:p>
              </table:table-cell>
              <table:table-cell office:value-type="float" office:value="1.120305">
                <text:p>1.120305</text:p>
              </table:table-cell>
              <table:table-cell office:value-type="float" office:value="1.131795">
                <text:p>1.131795</text:p>
              </table:table-cell>
              <table:table-cell office:value-type="float" office:value="1.235425">
                <text:p>1.235425</text:p>
              </table:table-cell>
              <table:table-cell office:value-type="float" office:value="1.23074">
                <text:p>1.23074</text:p>
              </table:table-cell>
              <table:table-cell office:value-type="float" office:value="1.259881">
                <text:p>1.259881</text:p>
              </table:table-cell>
              <table:table-cell office:value-type="float" office:value="1.281967">
                <text:p>1.281967</text:p>
              </table:table-cell>
              <table:table-cell office:value-type="float" office:value="1.4814">
                <text:p>1.4814</text:p>
              </table:table-cell>
              <table:table-cell office:value-type="float" office:value="1.462696">
                <text:p>1.462696</text:p>
              </table:table-cell>
              <table:table-cell office:value-type="float" office:value="1.507474">
                <text:p>1.507474</text:p>
              </table:table-cell>
              <table:table-cell office:value-type="float" office:value="1.476673">
                <text:p>1.476673</text:p>
              </table:table-cell>
              <table:table-cell office:value-type="float" office:value="1.608169">
                <text:p>1.608169</text:p>
              </table:table-cell>
              <table:table-cell office:value-type="float" office:value="1.594057">
                <text:p>1.594057</text:p>
              </table:table-cell>
              <table:table-cell office:value-type="float" office:value="1.646077">
                <text:p>1.646077</text:p>
              </table:table-cell>
              <table:table-cell office:value-type="float" office:value="1.606457">
                <text:p>1.606457</text:p>
              </table:table-cell>
              <table:table-cell office:value-type="float" office:value="1.713501">
                <text:p>1.713501</text:p>
              </table:table-cell>
              <table:table-cell office:value-type="float" office:value="1.73296">
                <text:p>1.73296</text:p>
              </table:table-cell>
              <table:table-cell office:value-type="float" office:value="1.734498">
                <text:p>1.734498</text:p>
              </table:table-cell>
              <table:table-cell office:value-type="float" office:value="1.770632">
                <text:p>1.770632</text:p>
              </table:table-cell>
              <table:table-cell office:value-type="float" office:value="1.835281">
                <text:p>1.835281</text:p>
              </table:table-cell>
              <table:table-cell office:value-type="float" office:value="1.872209">
                <text:p>1.872209</text:p>
              </table:table-cell>
              <table:table-cell office:value-type="float" office:value="1.875695">
                <text:p>1.875695</text:p>
              </table:table-cell>
              <table:table-cell office:value-type="float" office:value="1.840718">
                <text:p>1.840718</text:p>
              </table:table-cell>
              <table:table-cell office:value-type="float" office:value="1.985128">
                <text:p>1.985128</text:p>
              </table:table-cell>
              <table:table-cell office:value-type="float" office:value="1.951158">
                <text:p>1.951158</text:p>
              </table:table-cell>
              <table:table-cell office:value-type="float" office:value="1.955409">
                <text:p>1.955409</text:p>
              </table:table-cell>
              <table:table-cell office:value-type="float" office:value="1.987855">
                <text:p>1.987855</text:p>
              </table:table-cell>
              <table:table-cell office:value-type="float" office:value="2.075663">
                <text:p>2.075663</text:p>
              </table:table-cell>
              <table:table-cell office:value-type="float" office:value="2.102791">
                <text:p>2.102791</text:p>
              </table:table-cell>
              <table:table-cell office:value-type="float" office:value="2.120595">
                <text:p>2.120595</text:p>
              </table:table-cell>
              <table:table-cell office:value-type="float" office:value="2.09413">
                <text:p>2.09413</text:p>
              </table:table-cell>
              <table:table-cell office:value-type="float" office:value="2.260675">
                <text:p>2.260675</text:p>
              </table:table-cell>
              <table:table-cell office:value-type="float" office:value="2.287082">
                <text:p>2.287082</text:p>
              </table:table-cell>
              <table:table-cell office:value-type="float" office:value="2.241737">
                <text:p>2.241737</text:p>
              </table:table-cell>
              <table:table-cell office:value-type="float" office:value="2.242941">
                <text:p>2.242941</text:p>
              </table:table-cell>
              <table:table-cell office:value-type="float" office:value="2.382277">
                <text:p>2.382277</text:p>
              </table:table-cell>
              <table:table-cell office:value-type="float" office:value="2.373761">
                <text:p>2.373761</text:p>
              </table:table-cell>
              <table:table-cell office:value-type="float" office:value="2.389609">
                <text:p>2.389609</text:p>
              </table:table-cell>
              <table:table-cell office:value-type="float" office:value="2.37657">
                <text:p>2.37657</text:p>
              </table:table-cell>
            </table:table-row>
            <table:table-row>
              <table:table-cell office:value-type="string">
                <text:p>OMP PARALLEL overhead</text:p>
                <draw:g>
                  <svg:desc>synchbench_epcc_20_08_20.A15:synchbench_epcc_20_08_20.A15</svg:desc>
                </draw:g>
              </table:table-cell>
              <table:table-cell office:value-type="float" office:value="0.268282">
                <text:p>0.268282</text:p>
                <draw:g>
                  <svg:desc>synchbench_epcc_20_08_20.B15:synchbench_epcc_20_08_20.BM15</svg:desc>
                </draw:g>
              </table:table-cell>
              <table:table-cell office:value-type="float" office:value="0.501621">
                <text:p>0.501621</text:p>
              </table:table-cell>
              <table:table-cell office:value-type="float" office:value="0.542148">
                <text:p>0.542148</text:p>
              </table:table-cell>
              <table:table-cell office:value-type="float" office:value="0.577217">
                <text:p>0.577217</text:p>
              </table:table-cell>
              <table:table-cell office:value-type="float" office:value="1.102017">
                <text:p>1.102017</text:p>
              </table:table-cell>
              <table:table-cell office:value-type="float" office:value="1.347494">
                <text:p>1.347494</text:p>
              </table:table-cell>
              <table:table-cell office:value-type="float" office:value="1.502087">
                <text:p>1.502087</text:p>
              </table:table-cell>
              <table:table-cell office:value-type="float" office:value="1.686524">
                <text:p>1.686524</text:p>
              </table:table-cell>
              <table:table-cell office:value-type="float" office:value="1.960789">
                <text:p>1.960789</text:p>
              </table:table-cell>
              <table:table-cell office:value-type="float" office:value="2.105252">
                <text:p>2.105252</text:p>
              </table:table-cell>
              <table:table-cell office:value-type="float" office:value="2.249249">
                <text:p>2.249249</text:p>
              </table:table-cell>
              <table:table-cell office:value-type="float" office:value="2.441778">
                <text:p>2.441778</text:p>
              </table:table-cell>
              <table:table-cell office:value-type="float" office:value="2.657909">
                <text:p>2.657909</text:p>
              </table:table-cell>
              <table:table-cell office:value-type="float" office:value="2.781377">
                <text:p>2.781377</text:p>
              </table:table-cell>
              <table:table-cell office:value-type="float" office:value="2.905173">
                <text:p>2.905173</text:p>
              </table:table-cell>
              <table:table-cell office:value-type="float" office:value="3.052578">
                <text:p>3.052578</text:p>
              </table:table-cell>
              <table:table-cell office:value-type="float" office:value="3.236307">
                <text:p>3.236307</text:p>
              </table:table-cell>
              <table:table-cell office:value-type="float" office:value="3.392595">
                <text:p>3.392595</text:p>
              </table:table-cell>
              <table:table-cell office:value-type="float" office:value="3.545814">
                <text:p>3.545814</text:p>
              </table:table-cell>
              <table:table-cell office:value-type="float" office:value="3.738235">
                <text:p>3.738235</text:p>
              </table:table-cell>
              <table:table-cell office:value-type="float" office:value="4.063514">
                <text:p>4.063514</text:p>
              </table:table-cell>
              <table:table-cell office:value-type="float" office:value="4.095792">
                <text:p>4.095792</text:p>
              </table:table-cell>
              <table:table-cell office:value-type="float" office:value="4.26332">
                <text:p>4.26332</text:p>
              </table:table-cell>
              <table:table-cell office:value-type="float" office:value="4.477425">
                <text:p>4.477425</text:p>
              </table:table-cell>
              <table:table-cell office:value-type="float" office:value="4.706712">
                <text:p>4.706712</text:p>
              </table:table-cell>
              <table:table-cell office:value-type="float" office:value="4.856715">
                <text:p>4.856715</text:p>
              </table:table-cell>
              <table:table-cell office:value-type="float" office:value="5.0096">
                <text:p>5.0096</text:p>
              </table:table-cell>
              <table:table-cell office:value-type="float" office:value="5.168148">
                <text:p>5.168148</text:p>
              </table:table-cell>
              <table:table-cell office:value-type="float" office:value="5.377051">
                <text:p>5.377051</text:p>
              </table:table-cell>
              <table:table-cell office:value-type="float" office:value="5.528662">
                <text:p>5.528662</text:p>
              </table:table-cell>
              <table:table-cell office:value-type="float" office:value="5.669714">
                <text:p>5.669714</text:p>
              </table:table-cell>
              <table:table-cell office:value-type="float" office:value="5.833367">
                <text:p>5.833367</text:p>
              </table:table-cell>
              <table:table-cell office:value-type="float" office:value="6.162968">
                <text:p>6.162968</text:p>
              </table:table-cell>
              <table:table-cell office:value-type="float" office:value="6.280051">
                <text:p>6.280051</text:p>
              </table:table-cell>
              <table:table-cell office:value-type="float" office:value="6.455192">
                <text:p>6.455192</text:p>
              </table:table-cell>
              <table:table-cell office:value-type="float" office:value="6.615536">
                <text:p>6.615536</text:p>
              </table:table-cell>
              <table:table-cell office:value-type="float" office:value="6.859812">
                <text:p>6.859812</text:p>
              </table:table-cell>
              <table:table-cell office:value-type="float" office:value="7.035044">
                <text:p>7.035044</text:p>
              </table:table-cell>
              <table:table-cell office:value-type="float" office:value="7.171961">
                <text:p>7.171961</text:p>
              </table:table-cell>
              <table:table-cell office:value-type="float" office:value="7.339996">
                <text:p>7.339996</text:p>
              </table:table-cell>
              <table:table-cell office:value-type="float" office:value="7.6502">
                <text:p>7.6502</text:p>
              </table:table-cell>
              <table:table-cell office:value-type="float" office:value="7.891987">
                <text:p>7.891987</text:p>
              </table:table-cell>
              <table:table-cell office:value-type="float" office:value="8.087822">
                <text:p>8.087822</text:p>
              </table:table-cell>
              <table:table-cell office:value-type="float" office:value="8.219523">
                <text:p>8.219523</text:p>
              </table:table-cell>
              <table:table-cell office:value-type="float" office:value="8.461935">
                <text:p>8.461935</text:p>
              </table:table-cell>
              <table:table-cell office:value-type="float" office:value="8.622958">
                <text:p>8.622958</text:p>
              </table:table-cell>
              <table:table-cell office:value-type="float" office:value="8.881107">
                <text:p>8.881107</text:p>
              </table:table-cell>
              <table:table-cell office:value-type="float" office:value="8.931326">
                <text:p>8.931326</text:p>
              </table:table-cell>
              <table:table-cell office:value-type="float" office:value="9.245167">
                <text:p>9.245167</text:p>
              </table:table-cell>
              <table:table-cell office:value-type="float" office:value="9.42052">
                <text:p>9.42052</text:p>
              </table:table-cell>
              <table:table-cell office:value-type="float" office:value="9.602462">
                <text:p>9.602462</text:p>
              </table:table-cell>
              <table:table-cell office:value-type="float" office:value="9.777387">
                <text:p>9.777387</text:p>
              </table:table-cell>
              <table:table-cell office:value-type="float" office:value="10.018071">
                <text:p>10.018071</text:p>
              </table:table-cell>
              <table:table-cell office:value-type="float" office:value="10.222654">
                <text:p>10.222654</text:p>
              </table:table-cell>
              <table:table-cell office:value-type="float" office:value="10.448288">
                <text:p>10.448288</text:p>
              </table:table-cell>
              <table:table-cell office:value-type="float" office:value="10.582354">
                <text:p>10.582354</text:p>
              </table:table-cell>
              <table:table-cell office:value-type="float" office:value="10.909565">
                <text:p>10.909565</text:p>
              </table:table-cell>
              <table:table-cell office:value-type="float" office:value="10.99078">
                <text:p>10.99078</text:p>
              </table:table-cell>
              <table:table-cell office:value-type="float" office:value="11.168028">
                <text:p>11.168028</text:p>
              </table:table-cell>
              <table:table-cell office:value-type="float" office:value="11.238276">
                <text:p>11.238276</text:p>
              </table:table-cell>
              <table:table-cell office:value-type="float" office:value="11.628417">
                <text:p>11.628417</text:p>
              </table:table-cell>
              <table:table-cell office:value-type="float" office:value="11.845447">
                <text:p>11.845447</text:p>
              </table:table-cell>
              <table:table-cell office:value-type="float" office:value="11.932869">
                <text:p>11.932869</text:p>
              </table:table-cell>
              <table:table-cell office:value-type="float" office:value="12.171574">
                <text:p>12.171574</text:p>
              </table:table-cell>
            </table:table-row>
            <table:table-row>
              <table:table-cell office:value-type="string">
                <text:p>OMP FOR overhead</text:p>
                <draw:g>
                  <svg:desc>synchbench_epcc_20_08_20.A16:synchbench_epcc_20_08_20.A16</svg:desc>
                </draw:g>
              </table:table-cell>
              <table:table-cell office:value-type="float" office:value="0.147215">
                <text:p>0.147215</text:p>
                <draw:g>
                  <svg:desc>synchbench_epcc_20_08_20.B16:synchbench_epcc_20_08_20.BM16</svg:desc>
                </draw:g>
              </table:table-cell>
              <table:table-cell office:value-type="float" office:value="0.184111">
                <text:p>0.184111</text:p>
              </table:table-cell>
              <table:table-cell office:value-type="float" office:value="0.183968">
                <text:p>0.183968</text:p>
              </table:table-cell>
              <table:table-cell office:value-type="float" office:value="0.196669">
                <text:p>0.196669</text:p>
              </table:table-cell>
              <table:table-cell office:value-type="float" office:value="0.334645">
                <text:p>0.334645</text:p>
              </table:table-cell>
              <table:table-cell office:value-type="float" office:value="0.402824">
                <text:p>0.402824</text:p>
              </table:table-cell>
              <table:table-cell office:value-type="float" office:value="0.42729">
                <text:p>0.42729</text:p>
              </table:table-cell>
              <table:table-cell office:value-type="float" office:value="0.429474">
                <text:p>0.429474</text:p>
              </table:table-cell>
              <table:table-cell office:value-type="float" office:value="0.51502">
                <text:p>0.51502</text:p>
              </table:table-cell>
              <table:table-cell office:value-type="float" office:value="0.527446">
                <text:p>0.527446</text:p>
              </table:table-cell>
              <table:table-cell office:value-type="float" office:value="0.553156">
                <text:p>0.553156</text:p>
              </table:table-cell>
              <table:table-cell office:value-type="float" office:value="0.562674">
                <text:p>0.562674</text:p>
              </table:table-cell>
              <table:table-cell office:value-type="float" office:value="0.658">
                <text:p>0.658</text:p>
              </table:table-cell>
              <table:table-cell office:value-type="float" office:value="0.652056">
                <text:p>0.652056</text:p>
              </table:table-cell>
              <table:table-cell office:value-type="float" office:value="0.660016">
                <text:p>0.660016</text:p>
              </table:table-cell>
              <table:table-cell office:value-type="float" office:value="0.670382">
                <text:p>0.670382</text:p>
              </table:table-cell>
              <table:table-cell office:value-type="float" office:value="0.766867">
                <text:p>0.766867</text:p>
              </table:table-cell>
              <table:table-cell office:value-type="float" office:value="0.767215">
                <text:p>0.767215</text:p>
              </table:table-cell>
              <table:table-cell office:value-type="float" office:value="0.772609">
                <text:p>0.772609</text:p>
              </table:table-cell>
              <table:table-cell office:value-type="float" office:value="0.79203">
                <text:p>0.79203</text:p>
              </table:table-cell>
              <table:table-cell office:value-type="float" office:value="0.880791">
                <text:p>0.880791</text:p>
              </table:table-cell>
              <table:table-cell office:value-type="float" office:value="0.884898">
                <text:p>0.884898</text:p>
              </table:table-cell>
              <table:table-cell office:value-type="float" office:value="0.893911">
                <text:p>0.893911</text:p>
              </table:table-cell>
              <table:table-cell office:value-type="float" office:value="0.9136">
                <text:p>0.9136</text:p>
              </table:table-cell>
              <table:table-cell office:value-type="float" office:value="1.015432">
                <text:p>1.015432</text:p>
              </table:table-cell>
              <table:table-cell office:value-type="float" office:value="1.008949">
                <text:p>1.008949</text:p>
              </table:table-cell>
              <table:table-cell office:value-type="float" office:value="1.01439">
                <text:p>1.01439</text:p>
              </table:table-cell>
              <table:table-cell office:value-type="float" office:value="1.035566">
                <text:p>1.035566</text:p>
              </table:table-cell>
              <table:table-cell office:value-type="float" office:value="1.141839">
                <text:p>1.141839</text:p>
              </table:table-cell>
              <table:table-cell office:value-type="float" office:value="1.131229">
                <text:p>1.131229</text:p>
              </table:table-cell>
              <table:table-cell office:value-type="float" office:value="1.133905">
                <text:p>1.133905</text:p>
              </table:table-cell>
              <table:table-cell office:value-type="float" office:value="1.160271">
                <text:p>1.160271</text:p>
              </table:table-cell>
              <table:table-cell office:value-type="float" office:value="1.324545">
                <text:p>1.324545</text:p>
              </table:table-cell>
              <table:table-cell office:value-type="float" office:value="1.30589">
                <text:p>1.30589</text:p>
              </table:table-cell>
              <table:table-cell office:value-type="float" office:value="1.311794">
                <text:p>1.311794</text:p>
              </table:table-cell>
              <table:table-cell office:value-type="float" office:value="1.321942">
                <text:p>1.321942</text:p>
              </table:table-cell>
              <table:table-cell office:value-type="float" office:value="1.456363">
                <text:p>1.456363</text:p>
              </table:table-cell>
              <table:table-cell office:value-type="float" office:value="1.437899">
                <text:p>1.437899</text:p>
              </table:table-cell>
              <table:table-cell office:value-type="float" office:value="1.440693">
                <text:p>1.440693</text:p>
              </table:table-cell>
              <table:table-cell office:value-type="float" office:value="1.453345">
                <text:p>1.453345</text:p>
              </table:table-cell>
              <table:table-cell office:value-type="float" office:value="1.565617">
                <text:p>1.565617</text:p>
              </table:table-cell>
              <table:table-cell office:value-type="float" office:value="1.554656">
                <text:p>1.554656</text:p>
              </table:table-cell>
              <table:table-cell office:value-type="float" office:value="1.558101">
                <text:p>1.558101</text:p>
              </table:table-cell>
              <table:table-cell office:value-type="float" office:value="1.567952">
                <text:p>1.567952</text:p>
              </table:table-cell>
              <table:table-cell office:value-type="float" office:value="1.678993">
                <text:p>1.678993</text:p>
              </table:table-cell>
              <table:table-cell office:value-type="float" office:value="1.669728">
                <text:p>1.669728</text:p>
              </table:table-cell>
              <table:table-cell office:value-type="float" office:value="1.671399">
                <text:p>1.671399</text:p>
              </table:table-cell>
              <table:table-cell office:value-type="float" office:value="1.682154">
                <text:p>1.682154</text:p>
              </table:table-cell>
              <table:table-cell office:value-type="float" office:value="1.822342">
                <text:p>1.822342</text:p>
              </table:table-cell>
              <table:table-cell office:value-type="float" office:value="1.792349">
                <text:p>1.792349</text:p>
              </table:table-cell>
              <table:table-cell office:value-type="float" office:value="1.795009">
                <text:p>1.795009</text:p>
              </table:table-cell>
              <table:table-cell office:value-type="float" office:value="1.801751">
                <text:p>1.801751</text:p>
              </table:table-cell>
              <table:table-cell office:value-type="float" office:value="1.922183">
                <text:p>1.922183</text:p>
              </table:table-cell>
              <table:table-cell office:value-type="float" office:value="1.907035">
                <text:p>1.907035</text:p>
              </table:table-cell>
              <table:table-cell office:value-type="float" office:value="1.909668">
                <text:p>1.909668</text:p>
              </table:table-cell>
              <table:table-cell office:value-type="float" office:value="1.914363">
                <text:p>1.914363</text:p>
              </table:table-cell>
              <table:table-cell office:value-type="float" office:value="2.035518">
                <text:p>2.035518</text:p>
              </table:table-cell>
              <table:table-cell office:value-type="float" office:value="2.022834">
                <text:p>2.022834</text:p>
              </table:table-cell>
              <table:table-cell office:value-type="float" office:value="2.024894">
                <text:p>2.024894</text:p>
              </table:table-cell>
              <table:table-cell office:value-type="float" office:value="2.030175">
                <text:p>2.030175</text:p>
              </table:table-cell>
              <table:table-cell office:value-type="float" office:value="2.152435">
                <text:p>2.152435</text:p>
              </table:table-cell>
              <table:table-cell office:value-type="float" office:value="2.138417">
                <text:p>2.138417</text:p>
              </table:table-cell>
              <table:table-cell office:value-type="float" office:value="2.141265">
                <text:p>2.141265</text:p>
              </table:table-cell>
              <table:table-cell office:value-type="float" office:value="2.142169">
                <text:p>2.142169</text:p>
              </table:table-cell>
            </table:table-row>
            <table:table-row>
              <table:table-cell office:value-type="string">
                <text:p>HYBRID REDUCTION overhead</text:p>
                <draw:g>
                  <svg:desc>synchbench_epcc_20_08_20.A14:synchbench_epcc_20_08_20.A14</svg:desc>
                </draw:g>
              </table:table-cell>
              <table:table-cell office:value-type="float" office:value="0.002432">
                <text:p>0.002432</text:p>
                <draw:g>
                  <svg:desc>synchbench_epcc_20_08_20.B14:synchbench_epcc_20_08_20.BM14</svg:desc>
                </draw:g>
              </table:table-cell>
              <table:table-cell office:value-type="float" office:value="0.093433">
                <text:p>0.093433</text:p>
              </table:table-cell>
              <table:table-cell office:value-type="float" office:value="0.173784">
                <text:p>0.173784</text:p>
              </table:table-cell>
              <table:table-cell office:value-type="float" office:value="0.188648">
                <text:p>0.188648</text:p>
              </table:table-cell>
              <table:table-cell office:value-type="float" office:value="0.359668">
                <text:p>0.359668</text:p>
              </table:table-cell>
              <table:table-cell office:value-type="float" office:value="0.389065">
                <text:p>0.389065</text:p>
              </table:table-cell>
              <table:table-cell office:value-type="float" office:value="0.454246">
                <text:p>0.454246</text:p>
              </table:table-cell>
              <table:table-cell office:value-type="float" office:value="0.407651">
                <text:p>0.407651</text:p>
              </table:table-cell>
              <table:table-cell office:value-type="float" office:value="0.562508">
                <text:p>0.562508</text:p>
              </table:table-cell>
              <table:table-cell office:value-type="float" office:value="0.553799">
                <text:p>0.553799</text:p>
              </table:table-cell>
              <table:table-cell office:value-type="float" office:value="0.64293">
                <text:p>0.64293</text:p>
              </table:table-cell>
              <table:table-cell office:value-type="float" office:value="0.585259">
                <text:p>0.585259</text:p>
              </table:table-cell>
              <table:table-cell office:value-type="float" office:value="0.659669">
                <text:p>0.659669</text:p>
              </table:table-cell>
              <table:table-cell office:value-type="float" office:value="0.643273">
                <text:p>0.643273</text:p>
              </table:table-cell>
              <table:table-cell office:value-type="float" office:value="0.691508">
                <text:p>0.691508</text:p>
              </table:table-cell>
              <table:table-cell office:value-type="float" office:value="0.715904">
                <text:p>0.715904</text:p>
              </table:table-cell>
              <table:table-cell office:value-type="float" office:value="0.838541">
                <text:p>0.838541</text:p>
              </table:table-cell>
              <table:table-cell office:value-type="float" office:value="0.849712">
                <text:p>0.849712</text:p>
              </table:table-cell>
              <table:table-cell office:value-type="float" office:value="0.892676">
                <text:p>0.892676</text:p>
              </table:table-cell>
              <table:table-cell office:value-type="float" office:value="0.824876">
                <text:p>0.824876</text:p>
              </table:table-cell>
              <table:table-cell office:value-type="float" office:value="0.921901">
                <text:p>0.921901</text:p>
              </table:table-cell>
              <table:table-cell office:value-type="float" office:value="0.919">
                <text:p>0.919</text:p>
              </table:table-cell>
              <table:table-cell office:value-type="float" office:value="0.954225">
                <text:p>0.954225</text:p>
              </table:table-cell>
              <table:table-cell office:value-type="float" office:value="0.872749">
                <text:p>0.872749</text:p>
              </table:table-cell>
              <table:table-cell office:value-type="float" office:value="0.956682">
                <text:p>0.956682</text:p>
              </table:table-cell>
              <table:table-cell office:value-type="float" office:value="0.929921">
                <text:p>0.929921</text:p>
              </table:table-cell>
              <table:table-cell office:value-type="float" office:value="0.967373">
                <text:p>0.967373</text:p>
              </table:table-cell>
              <table:table-cell office:value-type="float" office:value="0.963944">
                <text:p>0.963944</text:p>
              </table:table-cell>
              <table:table-cell office:value-type="float" office:value="0.99082">
                <text:p>0.99082</text:p>
              </table:table-cell>
              <table:table-cell office:value-type="float" office:value="0.984663">
                <text:p>0.984663</text:p>
              </table:table-cell>
              <table:table-cell office:value-type="float" office:value="0.997932">
                <text:p>0.997932</text:p>
              </table:table-cell>
              <table:table-cell office:value-type="float" office:value="1.022341">
                <text:p>1.022341</text:p>
              </table:table-cell>
              <table:table-cell office:value-type="float" office:value="1.190656">
                <text:p>1.190656</text:p>
              </table:table-cell>
              <table:table-cell office:value-type="float" office:value="1.199817">
                <text:p>1.199817</text:p>
              </table:table-cell>
              <table:table-cell office:value-type="float" office:value="1.267137">
                <text:p>1.267137</text:p>
              </table:table-cell>
              <table:table-cell office:value-type="float" office:value="1.125272">
                <text:p>1.125272</text:p>
              </table:table-cell>
              <table:table-cell office:value-type="float" office:value="1.276468">
                <text:p>1.276468</text:p>
              </table:table-cell>
              <table:table-cell office:value-type="float" office:value="1.265047">
                <text:p>1.265047</text:p>
              </table:table-cell>
              <table:table-cell office:value-type="float" office:value="1.313616">
                <text:p>1.313616</text:p>
              </table:table-cell>
              <table:table-cell office:value-type="float" office:value="1.18731">
                <text:p>1.18731</text:p>
              </table:table-cell>
              <table:table-cell office:value-type="float" office:value="1.318246">
                <text:p>1.318246</text:p>
              </table:table-cell>
              <table:table-cell office:value-type="float" office:value="1.299166">
                <text:p>1.299166</text:p>
              </table:table-cell>
              <table:table-cell office:value-type="float" office:value="1.334527">
                <text:p>1.334527</text:p>
              </table:table-cell>
              <table:table-cell office:value-type="float" office:value="1.245533">
                <text:p>1.245533</text:p>
              </table:table-cell>
              <table:table-cell office:value-type="float" office:value="1.340681">
                <text:p>1.340681</text:p>
              </table:table-cell>
              <table:table-cell office:value-type="float" office:value="1.320833">
                <text:p>1.320833</text:p>
              </table:table-cell>
              <table:table-cell office:value-type="float" office:value="1.356961">
                <text:p>1.356961</text:p>
              </table:table-cell>
              <table:table-cell office:value-type="float" office:value="1.232568">
                <text:p>1.232568</text:p>
              </table:table-cell>
              <table:table-cell office:value-type="float" office:value="1.36317">
                <text:p>1.36317</text:p>
              </table:table-cell>
              <table:table-cell office:value-type="float" office:value="1.322931">
                <text:p>1.322931</text:p>
              </table:table-cell>
              <table:table-cell office:value-type="float" office:value="1.366552">
                <text:p>1.366552</text:p>
              </table:table-cell>
              <table:table-cell office:value-type="float" office:value="1.326148">
                <text:p>1.326148</text:p>
              </table:table-cell>
              <table:table-cell office:value-type="float" office:value="1.374649">
                <text:p>1.374649</text:p>
              </table:table-cell>
              <table:table-cell office:value-type="float" office:value="1.357514">
                <text:p>1.357514</text:p>
              </table:table-cell>
              <table:table-cell office:value-type="float" office:value="1.371604">
                <text:p>1.371604</text:p>
              </table:table-cell>
              <table:table-cell office:value-type="float" office:value="1.358353">
                <text:p>1.358353</text:p>
              </table:table-cell>
              <table:table-cell office:value-type="float" office:value="1.379182">
                <text:p>1.379182</text:p>
              </table:table-cell>
              <table:table-cell office:value-type="float" office:value="1.373487">
                <text:p>1.373487</text:p>
              </table:table-cell>
              <table:table-cell office:value-type="float" office:value="1.381534">
                <text:p>1.381534</text:p>
              </table:table-cell>
              <table:table-cell office:value-type="float" office:value="1.374758">
                <text:p>1.374758</text:p>
              </table:table-cell>
              <table:table-cell office:value-type="float" office:value="1.391233">
                <text:p>1.391233</text:p>
              </table:table-cell>
              <table:table-cell office:value-type="float" office:value="1.385">
                <text:p>1.385</text:p>
              </table:table-cell>
              <table:table-cell office:value-type="float" office:value="1.391436">
                <text:p>1.391436</text:p>
              </table:table-cell>
              <table:table-cell office:value-type="float" office:value="1.64075">
                <text:p>1.64075</text:p>
              </table:table-cell>
            </table:table-row>
            <table:table-row>
              <table:table-cell office:value-type="string">
                <text:p>BARRIER overhead</text:p>
                <draw:g>
                  <svg:desc>synchbench_epcc_20_08_20.A2:synchbench_epcc_20_08_20.A2</svg:desc>
                </draw:g>
              </table:table-cell>
              <table:table-cell office:value-type="float" office:value="0.146542">
                <text:p>0.146542</text:p>
                <draw:g>
                  <svg:desc>synchbench_epcc_20_08_20.B2:synchbench_epcc_20_08_20.BM2</svg:desc>
                </draw:g>
              </table:table-cell>
              <table:table-cell office:value-type="float" office:value="0.185303">
                <text:p>0.185303</text:p>
              </table:table-cell>
              <table:table-cell office:value-type="float" office:value="0.184716">
                <text:p>0.184716</text:p>
              </table:table-cell>
              <table:table-cell office:value-type="float" office:value="0.195884">
                <text:p>0.195884</text:p>
              </table:table-cell>
              <table:table-cell office:value-type="float" office:value="0.336348">
                <text:p>0.336348</text:p>
              </table:table-cell>
              <table:table-cell office:value-type="float" office:value="0.401563">
                <text:p>0.401563</text:p>
              </table:table-cell>
              <table:table-cell office:value-type="float" office:value="0.425834">
                <text:p>0.425834</text:p>
              </table:table-cell>
              <table:table-cell office:value-type="float" office:value="0.429058">
                <text:p>0.429058</text:p>
              </table:table-cell>
              <table:table-cell office:value-type="float" office:value="0.516772">
                <text:p>0.516772</text:p>
              </table:table-cell>
              <table:table-cell office:value-type="float" office:value="0.52807">
                <text:p>0.52807</text:p>
              </table:table-cell>
              <table:table-cell office:value-type="float" office:value="0.554144">
                <text:p>0.554144</text:p>
              </table:table-cell>
              <table:table-cell office:value-type="float" office:value="0.561206">
                <text:p>0.561206</text:p>
              </table:table-cell>
              <table:table-cell office:value-type="float" office:value="0.663812">
                <text:p>0.663812</text:p>
              </table:table-cell>
              <table:table-cell office:value-type="float" office:value="0.651886">
                <text:p>0.651886</text:p>
              </table:table-cell>
              <table:table-cell office:value-type="float" office:value="0.659965">
                <text:p>0.659965</text:p>
              </table:table-cell>
              <table:table-cell office:value-type="float" office:value="0.671125">
                <text:p>0.671125</text:p>
              </table:table-cell>
              <table:table-cell office:value-type="float" office:value="0.766826">
                <text:p>0.766826</text:p>
              </table:table-cell>
              <table:table-cell office:value-type="float" office:value="0.767243">
                <text:p>0.767243</text:p>
              </table:table-cell>
              <table:table-cell office:value-type="float" office:value="0.77339">
                <text:p>0.77339</text:p>
              </table:table-cell>
              <table:table-cell office:value-type="float" office:value="0.792647">
                <text:p>0.792647</text:p>
              </table:table-cell>
              <table:table-cell office:value-type="float" office:value="0.880375">
                <text:p>0.880375</text:p>
              </table:table-cell>
              <table:table-cell office:value-type="float" office:value="0.885019">
                <text:p>0.885019</text:p>
              </table:table-cell>
              <table:table-cell office:value-type="float" office:value="0.893305">
                <text:p>0.893305</text:p>
              </table:table-cell>
              <table:table-cell office:value-type="float" office:value="0.928086">
                <text:p>0.928086</text:p>
              </table:table-cell>
              <table:table-cell office:value-type="float" office:value="1.014668">
                <text:p>1.014668</text:p>
              </table:table-cell>
              <table:table-cell office:value-type="float" office:value="1.007592">
                <text:p>1.007592</text:p>
              </table:table-cell>
              <table:table-cell office:value-type="float" office:value="1.013714">
                <text:p>1.013714</text:p>
              </table:table-cell>
              <table:table-cell office:value-type="float" office:value="1.034315">
                <text:p>1.034315</text:p>
              </table:table-cell>
              <table:table-cell office:value-type="float" office:value="1.139963">
                <text:p>1.139963</text:p>
              </table:table-cell>
              <table:table-cell office:value-type="float" office:value="1.129009">
                <text:p>1.129009</text:p>
              </table:table-cell>
              <table:table-cell office:value-type="float" office:value="1.132232">
                <text:p>1.132232</text:p>
              </table:table-cell>
              <table:table-cell office:value-type="float" office:value="1.158416">
                <text:p>1.158416</text:p>
              </table:table-cell>
              <table:table-cell office:value-type="float" office:value="1.326007">
                <text:p>1.326007</text:p>
              </table:table-cell>
              <table:table-cell office:value-type="float" office:value="1.304682">
                <text:p>1.304682</text:p>
              </table:table-cell>
              <table:table-cell office:value-type="float" office:value="1.309308">
                <text:p>1.309308</text:p>
              </table:table-cell>
              <table:table-cell office:value-type="float" office:value="1.319647">
                <text:p>1.319647</text:p>
              </table:table-cell>
              <table:table-cell office:value-type="float" office:value="1.456576">
                <text:p>1.456576</text:p>
              </table:table-cell>
              <table:table-cell office:value-type="float" office:value="1.43748">
                <text:p>1.43748</text:p>
              </table:table-cell>
              <table:table-cell office:value-type="float" office:value="1.439562">
                <text:p>1.439562</text:p>
              </table:table-cell>
              <table:table-cell office:value-type="float" office:value="1.453193">
                <text:p>1.453193</text:p>
              </table:table-cell>
              <table:table-cell office:value-type="float" office:value="1.56482">
                <text:p>1.56482</text:p>
              </table:table-cell>
              <table:table-cell office:value-type="float" office:value="1.554211">
                <text:p>1.554211</text:p>
              </table:table-cell>
              <table:table-cell office:value-type="float" office:value="1.556647">
                <text:p>1.556647</text:p>
              </table:table-cell>
              <table:table-cell office:value-type="float" office:value="1.56724">
                <text:p>1.56724</text:p>
              </table:table-cell>
              <table:table-cell office:value-type="float" office:value="1.678645">
                <text:p>1.678645</text:p>
              </table:table-cell>
              <table:table-cell office:value-type="float" office:value="1.668852">
                <text:p>1.668852</text:p>
              </table:table-cell>
              <table:table-cell office:value-type="float" office:value="1.671497">
                <text:p>1.671497</text:p>
              </table:table-cell>
              <table:table-cell office:value-type="float" office:value="1.679514">
                <text:p>1.679514</text:p>
              </table:table-cell>
              <table:table-cell office:value-type="float" office:value="1.809098">
                <text:p>1.809098</text:p>
              </table:table-cell>
              <table:table-cell office:value-type="float" office:value="1.790587">
                <text:p>1.790587</text:p>
              </table:table-cell>
              <table:table-cell office:value-type="float" office:value="1.79517">
                <text:p>1.79517</text:p>
              </table:table-cell>
              <table:table-cell office:value-type="float" office:value="1.808866">
                <text:p>1.808866</text:p>
              </table:table-cell>
              <table:table-cell office:value-type="float" office:value="1.928513">
                <text:p>1.928513</text:p>
              </table:table-cell>
              <table:table-cell office:value-type="float" office:value="1.906219">
                <text:p>1.906219</text:p>
              </table:table-cell>
              <table:table-cell office:value-type="float" office:value="1.907728">
                <text:p>1.907728</text:p>
              </table:table-cell>
              <table:table-cell office:value-type="float" office:value="1.914687">
                <text:p>1.914687</text:p>
              </table:table-cell>
              <table:table-cell office:value-type="float" office:value="2.035029">
                <text:p>2.035029</text:p>
              </table:table-cell>
              <table:table-cell office:value-type="float" office:value="2.020053">
                <text:p>2.020053</text:p>
              </table:table-cell>
              <table:table-cell office:value-type="float" office:value="2.022694">
                <text:p>2.022694</text:p>
              </table:table-cell>
              <table:table-cell office:value-type="float" office:value="2.040876">
                <text:p>2.040876</text:p>
              </table:table-cell>
              <table:table-cell office:value-type="float" office:value="2.149161">
                <text:p>2.149161</text:p>
              </table:table-cell>
              <table:table-cell office:value-type="float" office:value="2.136764">
                <text:p>2.136764</text:p>
              </table:table-cell>
              <table:table-cell office:value-type="float" office:value="2.14152">
                <text:p>2.14152</text:p>
              </table:table-cell>
              <table:table-cell office:value-type="float" office:value="2.143004">
                <text:p>2.143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36cm" svg:height="9.379cm" xlink:href=".." xlink:type="simple" chart:class="chart:line" chart:style-name="ch1">
        <chart:legend chart:legend-position="end" svg:x="9.361cm" svg:y="3.627cm" style:legend-expansion="high" chart:style-name="ch2"/>
        <chart:plot-area chart:style-name="ch3" table:cell-range-address="'speed up'.C1:'speed up'.BM2 'speed up'.A2:'speed up'.A2 'speed up'.A6:'speed up'.A7 'speed up'.C6:'speed up'.BM7" chart:data-source-has-labels="both" svg:x="1.565cm" svg:y="0.187cm" svg:width="7.508cm" svg:height="8.076cm">
          <chartooo:coordinate-region svg:x="2.292cm" svg:y="0.36cm" svg:width="6.781cm" svg:height="7.148cm"/>
          <chart:axis chart:dimension="x" chart:name="primary-x" chart:style-name="ch4" chartooo:axis-type="auto">
            <chartooo:date-scale/>
            <chart:title svg:x="4.812cm" svg:y="8.45cm" chart:style-name="ch5">
              <text:p># core</text:p>
            </chart:title>
            <chart:categories table:cell-range-address="'speed up'.C1:'speed up'.BM1"/>
          </chart:axis>
          <chart:axis chart:dimension="y" chart:name="primary-y" chart:style-name="ch4">
            <chart:title svg:x="0.451cm" svg:y="5.46cm" chart:style-name="ch6">
              <text:p>speed-up
(higher is better)</text:p>
            </chart:title>
            <chart:grid chart:style-name="ch7" chart:class="major"/>
          </chart:axis>
          <chart:series chart:style-name="ch8" chart:values-cell-range-address="'speed up'.C2:'speed up'.BM2" chart:label-cell-address="'speed up'.A2:'speed up'.A2" chart:class="chart:line">
            <chart:data-point chart:repeated="63"/>
          </chart:series>
          <chart:series chart:style-name="ch9" chart:values-cell-range-address="'speed up'.C6:'speed up'.BM6" chart:label-cell-address="'speed up'.A6:'speed up'.A6" chart:class="chart:line">
            <chart:data-point chart:repeated="63"/>
          </chart:series>
          <chart:series chart:style-name="ch10" chart:values-cell-range-address="'speed up'.C7:'speed up'.BM7" chart:label-cell-address="'speed up'.A7:'speed up'.A7" chart:class="chart:line">
            <chart:data-point chart:repeated="6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3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speed up'.C1:'speed up'.BM1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BARRIER overhead</text:p>
                <draw:g>
                  <svg:desc>'speed up'.A2:'speed up'.A2</svg:desc>
                </draw:g>
              </table:table-cell>
              <table:table-cell office:value-type="float" office:value="1">
                <text:p>1</text:p>
                <draw:g>
                  <svg:desc>'speed up'.C2:'speed up'.BM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EAR CENTRALIZED BARRIER overhead</text:p>
                <draw:g>
                  <svg:desc>'speed up'.A6:'speed up'.A6</svg:desc>
                </draw:g>
              </table:table-cell>
              <table:table-cell office:value-type="float" office:value="2.28098919224993">
                <text:p>2.28098919224993</text:p>
                <draw:g>
                  <svg:desc>'speed up'.C6:'speed up'.BM6</svg:desc>
                </draw:g>
              </table:table-cell>
              <table:table-cell office:value-type="float" office:value="1.45001530744413">
                <text:p>1.45001530744413</text:p>
              </table:table-cell>
              <table:table-cell office:value-type="float" office:value="1.46806565240201">
                <text:p>1.46806565240201</text:p>
              </table:table-cell>
              <table:table-cell office:value-type="float" office:value="1.29922783651302">
                <text:p>1.29922783651302</text:p>
              </table:table-cell>
              <table:table-cell office:value-type="float" office:value="0.874741049742411">
                <text:p>0.874741049742411</text:p>
              </table:table-cell>
              <table:table-cell office:value-type="float" office:value="0.863571469130495">
                <text:p>0.863571469130495</text:p>
              </table:table-cell>
              <table:table-cell office:value-type="float" office:value="0.83825112484346">
                <text:p>0.83825112484346</text:p>
              </table:table-cell>
              <table:table-cell office:value-type="float" office:value="0.94807677489662">
                <text:p>0.94807677489662</text:p>
              </table:table-cell>
              <table:table-cell office:value-type="float" office:value="0.935180069137482">
                <text:p>0.935180069137482</text:p>
              </table:table-cell>
              <table:table-cell office:value-type="float" office:value="0.96701148943893">
                <text:p>0.96701148943893</text:p>
              </table:table-cell>
              <table:table-cell office:value-type="float" office:value="0.980010582324724">
                <text:p>0.980010582324724</text:p>
              </table:table-cell>
              <table:table-cell office:value-type="float" office:value="1.12216463301248">
                <text:p>1.12216463301248</text:p>
              </table:table-cell>
              <table:table-cell office:value-type="float" office:value="1.08178891470295">
                <text:p>1.08178891470295</text:p>
              </table:table-cell>
              <table:table-cell office:value-type="float" office:value="1.07203307234983">
                <text:p>1.07203307234983</text:p>
              </table:table-cell>
              <table:table-cell office:value-type="float" office:value="1.00657073779442">
                <text:p>1.00657073779442</text:p>
              </table:table-cell>
              <table:table-cell office:value-type="float" office:value="1.14746214161729">
                <text:p>1.14746214161729</text:p>
              </table:table-cell>
              <table:table-cell office:value-type="float" office:value="1.12988368976476">
                <text:p>1.12988368976476</text:p>
              </table:table-cell>
              <table:table-cell office:value-type="float" office:value="1.10944069637168">
                <text:p>1.10944069637168</text:p>
              </table:table-cell>
              <table:table-cell office:value-type="float" office:value="1.08065729952583">
                <text:p>1.08065729952583</text:p>
              </table:table-cell>
              <table:table-cell office:value-type="float" office:value="1.15907292597864">
                <text:p>1.15907292597864</text:p>
              </table:table-cell>
              <table:table-cell office:value-type="float" office:value="1.12190326485856">
                <text:p>1.12190326485856</text:p>
              </table:table-cell>
              <table:table-cell office:value-type="float" office:value="1.09595200559444">
                <text:p>1.09595200559444</text:p>
              </table:table-cell>
              <table:table-cell office:value-type="float" office:value="1.0974473705682">
                <text:p>1.0974473705682</text:p>
              </table:table-cell>
              <table:table-cell office:value-type="float" office:value="1.16472138554217">
                <text:p>1.16472138554217</text:p>
              </table:table-cell>
              <table:table-cell office:value-type="float" office:value="1.13053927690241">
                <text:p>1.13053927690241</text:p>
              </table:table-cell>
              <table:table-cell office:value-type="float" office:value="1.1223856205532">
                <text:p>1.1223856205532</text:p>
              </table:table-cell>
              <table:table-cell office:value-type="float" office:value="1.13568137698409">
                <text:p>1.13568137698409</text:p>
              </table:table-cell>
              <table:table-cell office:value-type="float" office:value="1.22148359354993">
                <text:p>1.22148359354993</text:p>
              </table:table-cell>
              <table:table-cell office:value-type="float" office:value="1.18582420952685">
                <text:p>1.18582420952685</text:p>
              </table:table-cell>
              <table:table-cell office:value-type="float" office:value="1.1342350591144">
                <text:p>1.1342350591144</text:p>
              </table:table-cell>
              <table:table-cell office:value-type="float" office:value="1.09054485067349">
                <text:p>1.09054485067349</text:p>
              </table:table-cell>
              <table:table-cell office:value-type="float" office:value="1.25462154342235">
                <text:p>1.25462154342235</text:p>
              </table:table-cell>
              <table:table-cell office:value-type="float" office:value="1.24904814650646">
                <text:p>1.24904814650646</text:p>
              </table:table-cell>
              <table:table-cell office:value-type="float" office:value="1.24775261999766">
                <text:p>1.24775261999766</text:p>
              </table:table-cell>
              <table:table-cell office:value-type="float" office:value="1.24094385859988">
                <text:p>1.24094385859988</text:p>
              </table:table-cell>
              <table:table-cell office:value-type="float" office:value="1.36786194565275">
                <text:p>1.36786194565275</text:p>
              </table:table-cell>
              <table:table-cell office:value-type="float" office:value="1.36617002329412">
                <text:p>1.36617002329412</text:p>
              </table:table-cell>
              <table:table-cell office:value-type="float" office:value="1.31917537449863">
                <text:p>1.31917537449863</text:p>
              </table:table-cell>
              <table:table-cell office:value-type="float" office:value="1.26787085313846">
                <text:p>1.26787085313846</text:p>
              </table:table-cell>
              <table:table-cell office:value-type="float" office:value="1.37100752169551">
                <text:p>1.37100752169551</text:p>
              </table:table-cell>
              <table:table-cell office:value-type="float" office:value="1.50093385198977">
                <text:p>1.50093385198977</text:p>
              </table:table-cell>
              <table:table-cell office:value-type="float" office:value="1.48198884781369">
                <text:p>1.48198884781369</text:p>
              </table:table-cell>
              <table:table-cell office:value-type="float" office:value="1.46251650561541">
                <text:p>1.46251650561541</text:p>
              </table:table-cell>
              <table:table-cell office:value-type="float" office:value="1.47856160757776">
                <text:p>1.47856160757776</text:p>
              </table:table-cell>
              <table:table-cell office:value-type="float" office:value="1.30672565332289">
                <text:p>1.30672565332289</text:p>
              </table:table-cell>
              <table:table-cell office:value-type="float" office:value="1.17814766519824">
                <text:p>1.17814766519824</text:p>
              </table:table-cell>
              <table:table-cell office:value-type="float" office:value="1.21200054555807">
                <text:p>1.21200054555807</text:p>
              </table:table-cell>
              <table:table-cell office:value-type="float" office:value="1.299558145432">
                <text:p>1.299558145432</text:p>
              </table:table-cell>
              <table:table-cell office:value-type="float" office:value="1.31288567121456">
                <text:p>1.31288567121456</text:p>
              </table:table-cell>
              <table:table-cell office:value-type="float" office:value="1.28289657045258">
                <text:p>1.28289657045258</text:p>
              </table:table-cell>
              <table:table-cell office:value-type="float" office:value="1.25360620404316">
                <text:p>1.25360620404316</text:p>
              </table:table-cell>
              <table:table-cell office:value-type="float" office:value="1.32874986047704">
                <text:p>1.32874986047704</text:p>
              </table:table-cell>
              <table:table-cell office:value-type="float" office:value="1.28447000810619">
                <text:p>1.28447000810619</text:p>
              </table:table-cell>
              <table:table-cell office:value-type="float" office:value="1.22152756256419">
                <text:p>1.22152756256419</text:p>
              </table:table-cell>
              <table:table-cell office:value-type="float" office:value="1.2263839266842">
                <text:p>1.2263839266842</text:p>
              </table:table-cell>
              <table:table-cell office:value-type="float" office:value="1.44997652282772">
                <text:p>1.44997652282772</text:p>
              </table:table-cell>
              <table:table-cell office:value-type="float" office:value="1.64771141336487">
                <text:p>1.64771141336487</text:p>
              </table:table-cell>
              <table:table-cell office:value-type="float" office:value="1.83117837814349">
                <text:p>1.83117837814349</text:p>
              </table:table-cell>
              <table:table-cell office:value-type="float" office:value="1.94831915043923">
                <text:p>1.94831915043923</text:p>
              </table:table-cell>
              <table:table-cell office:value-type="float" office:value="1.84622184271609">
                <text:p>1.84622184271609</text:p>
              </table:table-cell>
              <table:table-cell office:value-type="float" office:value="1.5144408707473">
                <text:p>1.5144408707473</text:p>
              </table:table-cell>
              <table:table-cell office:value-type="float" office:value="1.26309382254685">
                <text:p>1.26309382254685</text:p>
              </table:table-cell>
              <table:table-cell office:value-type="float" office:value="1.14468515608391">
                <text:p>1.14468515608391</text:p>
              </table:table-cell>
            </table:table-row>
            <table:table-row>
              <table:table-cell office:value-type="string">
                <text:p>HYBRID BARRIER overhead</text:p>
                <draw:g>
                  <svg:desc>'speed up'.A7:'speed up'.A7</svg:desc>
                </draw:g>
              </table:table-cell>
              <table:table-cell office:value-type="float" office:value="2.81936858120959">
                <text:p>2.81936858120959</text:p>
                <draw:g>
                  <svg:desc>'speed up'.C7:'speed up'.BM7</svg:desc>
                </draw:g>
              </table:table-cell>
              <table:table-cell office:value-type="float" office:value="1.3910280064161">
                <text:p>1.3910280064161</text:p>
              </table:table-cell>
              <table:table-cell office:value-type="float" office:value="1.46680145269385">
                <text:p>1.46680145269385</text:p>
              </table:table-cell>
              <table:table-cell office:value-type="float" office:value="1.10570955186198">
                <text:p>1.10570955186198</text:p>
              </table:table-cell>
              <table:table-cell office:value-type="float" office:value="1.18705178458464">
                <text:p>1.18705178458464</text:p>
              </table:table-cell>
              <table:table-cell office:value-type="float" office:value="1.09643365664129">
                <text:p>1.09643365664129</text:p>
              </table:table-cell>
              <table:table-cell office:value-type="float" office:value="1.25284479964493">
                <text:p>1.25284479964493</text:p>
              </table:table-cell>
              <table:table-cell office:value-type="float" office:value="1.04182442049409">
                <text:p>1.04182442049409</text:p>
              </table:table-cell>
              <table:table-cell office:value-type="float" office:value="1.08074864668502">
                <text:p>1.08074864668502</text:p>
              </table:table-cell>
              <table:table-cell office:value-type="float" office:value="0.971844867923072">
                <text:p>0.971844867923072</text:p>
              </table:table-cell>
              <table:table-cell office:value-type="float" office:value="1.13270603242266">
                <text:p>1.13270603242266</text:p>
              </table:table-cell>
              <table:table-cell office:value-type="float" office:value="1.0866274235053">
                <text:p>1.0866274235053</text:p>
              </table:table-cell>
              <table:table-cell office:value-type="float" office:value="1.13432238486006">
                <text:p>1.13432238486006</text:p>
              </table:table-cell>
              <table:table-cell office:value-type="float" office:value="1.05773283777525">
                <text:p>1.05773283777525</text:p>
              </table:table-cell>
              <table:table-cell office:value-type="float" office:value="1.08101599798978">
                <text:p>1.08101599798978</text:p>
              </table:table-cell>
              <table:table-cell office:value-type="float" office:value="1.00481556074748">
                <text:p>1.00481556074748</text:p>
              </table:table-cell>
              <table:table-cell office:value-type="float" office:value="1.01048091296417">
                <text:p>1.01048091296417</text:p>
              </table:table-cell>
              <table:table-cell office:value-type="float" office:value="0.937242479180199">
                <text:p>0.937242479180199</text:p>
              </table:table-cell>
              <table:table-cell office:value-type="float" office:value="1.10031636037042">
                <text:p>1.10031636037042</text:p>
              </table:table-cell>
              <table:table-cell office:value-type="float" office:value="1.0449418464566">
                <text:p>1.0449418464566</text:p>
              </table:table-cell>
              <table:table-cell office:value-type="float" office:value="1.06105681387665">
                <text:p>1.06105681387665</text:p>
              </table:table-cell>
              <table:table-cell office:value-type="float" office:value="1.01239046569927">
                <text:p>1.01239046569927</text:p>
              </table:table-cell>
              <table:table-cell office:value-type="float" office:value="1.16429167320056">
                <text:p>1.16429167320056</text:p>
              </table:table-cell>
              <table:table-cell office:value-type="float" office:value="1.1332602895171">
                <text:p>1.1332602895171</text:p>
              </table:table-cell>
              <table:table-cell office:value-type="float" office:value="1.17783235511062">
                <text:p>1.17783235511062</text:p>
              </table:table-cell>
              <table:table-cell office:value-type="float" office:value="1.13226307635773">
                <text:p>1.13226307635773</text:p>
              </table:table-cell>
              <table:table-cell office:value-type="float" office:value="1.18303964606548">
                <text:p>1.18303964606548</text:p>
              </table:table-cell>
              <table:table-cell office:value-type="float" office:value="1.23809570355986">
                <text:p>1.23809570355986</text:p>
              </table:table-cell>
              <table:table-cell office:value-type="float" office:value="1.24403221896556">
                <text:p>1.24403221896556</text:p>
              </table:table-cell>
              <table:table-cell office:value-type="float" office:value="1.23217091888927">
                <text:p>1.23217091888927</text:p>
              </table:table-cell>
              <table:table-cell office:value-type="float" office:value="1.25291593119441">
                <text:p>1.25291593119441</text:p>
              </table:table-cell>
              <table:table-cell office:value-type="float" office:value="1.16839516572444">
                <text:p>1.16839516572444</text:p>
              </table:table-cell>
              <table:table-cell office:value-type="float" office:value="1.17109412236743">
                <text:p>1.17109412236743</text:p>
              </table:table-cell>
              <table:table-cell office:value-type="float" office:value="1.11758038028058">
                <text:p>1.11758038028058</text:p>
              </table:table-cell>
              <table:table-cell office:value-type="float" office:value="1.31170853991643">
                <text:p>1.31170853991643</text:p>
              </table:table-cell>
              <table:table-cell office:value-type="float" office:value="1.21246648514608">
                <text:p>1.21246648514608</text:p>
              </table:table-cell>
              <table:table-cell office:value-type="float" office:value="1.22419989439798">
                <text:p>1.22419989439798</text:p>
              </table:table-cell>
              <table:table-cell office:value-type="float" office:value="1.16209169109954">
                <text:p>1.16209169109954</text:p>
              </table:table-cell>
              <table:table-cell office:value-type="float" office:value="1.34764666114573">
                <text:p>1.34764666114573</text:p>
              </table:table-cell>
              <table:table-cell office:value-type="float" office:value="1.25446528779862">
                <text:p>1.25446528779862</text:p>
              </table:table-cell>
              <table:table-cell office:value-type="float" office:value="1.28790453895714">
                <text:p>1.28790453895714</text:p>
              </table:table-cell>
              <table:table-cell office:value-type="float" office:value="1.22817619054382">
                <text:p>1.22817619054382</text:p>
              </table:table-cell>
              <table:table-cell office:value-type="float" office:value="1.39638403501206">
                <text:p>1.39638403501206</text:p>
              </table:table-cell>
              <table:table-cell office:value-type="float" office:value="1.31410863612238">
                <text:p>1.31410863612238</text:p>
              </table:table-cell>
              <table:table-cell office:value-type="float" office:value="1.34542739852369">
                <text:p>1.34542739852369</text:p>
              </table:table-cell>
              <table:table-cell office:value-type="float" office:value="1.29447575767432">
                <text:p>1.29447575767432</text:p>
              </table:table-cell>
              <table:table-cell office:value-type="float" office:value="1.45089376729914">
                <text:p>1.45089376729914</text:p>
              </table:table-cell>
              <table:table-cell office:value-type="float" office:value="1.39548685891305">
                <text:p>1.39548685891305</text:p>
              </table:table-cell>
              <table:table-cell office:value-type="float" office:value="1.43741430520992">
                <text:p>1.43741430520992</text:p>
              </table:table-cell>
              <table:table-cell office:value-type="float" office:value="1.38107104033653">
                <text:p>1.38107104033653</text:p>
              </table:table-cell>
              <table:table-cell office:value-type="float" office:value="1.46676624225411">
                <text:p>1.46676624225411</text:p>
              </table:table-cell>
              <table:table-cell office:value-type="float" office:value="1.46974076797915">
                <text:p>1.46974076797915</text:p>
              </table:table-cell>
              <table:table-cell office:value-type="float" office:value="1.48676765021765">
                <text:p>1.48676765021765</text:p>
              </table:table-cell>
              <table:table-cell office:value-type="float" office:value="1.45988046863641">
                <text:p>1.45988046863641</text:p>
              </table:table-cell>
              <table:table-cell office:value-type="float" office:value="1.49372416273411">
                <text:p>1.49372416273411</text:p>
              </table:table-cell>
              <table:table-cell office:value-type="float" office:value="1.55041087207274">
                <text:p>1.55041087207274</text:p>
              </table:table-cell>
              <table:table-cell office:value-type="float" office:value="1.55045326542219">
                <text:p>1.55045326542219</text:p>
              </table:table-cell>
              <table:table-cell office:value-type="float" office:value="1.5365123110499">
                <text:p>1.5365123110499</text:p>
              </table:table-cell>
              <table:table-cell office:value-type="float" office:value="1.56020613402381">
                <text:p>1.56020613402381</text:p>
              </table:table-cell>
              <table:table-cell office:value-type="float" office:value="1.62257160976641">
                <text:p>1.62257160976641</text:p>
              </table:table-cell>
              <table:table-cell office:value-type="float" office:value="1.61985646350144">
                <text:p>1.61985646350144</text:p>
              </table:table-cell>
              <table:table-cell office:value-type="float" office:value="1.61830561244153">
                <text:p>1.61830561244153</text:p>
              </table:table-cell>
              <table:table-cell office:value-type="float" office:value="1.36793397672282">
                <text:p>1.3679339767228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95cm" svg:height="9.449cm" xlink:href=".." xlink:type="simple" chart:class="chart:line" chart:style-name="ch1">
        <chart:legend chart:legend-position="end" svg:x="9.267cm" svg:y="3.662cm" style:legend-expansion="high" chart:style-name="ch2"/>
        <chart:plot-area chart:style-name="ch3" table:cell-range-address="'speed up'.C10:'speed up'.BM13 'speed up'.A11:'speed up'.A13" chart:data-source-has-labels="both" svg:x="1.576cm" svg:y="0.188cm" svg:width="7.392cm" svg:height="8.144cm">
          <chartooo:coordinate-region svg:x="2.303cm" svg:y="0.361cm" svg:width="6.665cm" svg:height="7.216cm"/>
          <chart:axis chart:dimension="x" chart:name="primary-x" chart:style-name="ch4" chartooo:axis-type="auto">
            <chartooo:date-scale/>
            <chart:title svg:x="4.765cm" svg:y="8.52cm" chart:style-name="ch5">
              <text:p># core</text:p>
            </chart:title>
            <chart:categories table:cell-range-address="'speed up'.C10:'speed up'.BM10"/>
          </chart:axis>
          <chart:axis chart:dimension="y" chart:name="primary-y" chart:style-name="ch4">
            <chart:title svg:x="0.451cm" svg:y="5.495cm" chart:style-name="ch6">
              <text:p>speed-up
(higher is better)</text:p>
            </chart:title>
            <chart:grid chart:style-name="ch7" chart:class="major"/>
          </chart:axis>
          <chart:series chart:style-name="ch8" chart:values-cell-range-address="'speed up'.C11:'speed up'.BM11" chart:label-cell-address="'speed up'.A11:'speed up'.A11" chart:class="chart:line">
            <chart:data-point chart:repeated="63"/>
          </chart:series>
          <chart:series chart:style-name="ch9" chart:values-cell-range-address="'speed up'.C12:'speed up'.BM12" chart:label-cell-address="'speed up'.A12:'speed up'.A12" chart:class="chart:line">
            <chart:data-point chart:repeated="63"/>
          </chart:series>
          <chart:series chart:style-name="ch10" chart:values-cell-range-address="'speed up'.C13:'speed up'.BM13" chart:label-cell-address="'speed up'.A13:'speed up'.A13" chart:class="chart:line">
            <chart:data-point chart:repeated="6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3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speed up'.C10:'speed up'.BM10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FOR REDUCTION overhead</text:p>
                <draw:g>
                  <svg:desc>'speed up'.A11:'speed up'.A11</svg:desc>
                </draw:g>
              </table:table-cell>
              <table:table-cell office:value-type="float" office:value="1">
                <text:p>1</text:p>
                <draw:g>
                  <svg:desc>'speed up'.C11:'speed up'.BM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EAR CENTRALIZED REDUCTION overhead</text:p>
                <draw:g>
                  <svg:desc>'speed up'.A12:'speed up'.A12</svg:desc>
                </draw:g>
              </table:table-cell>
              <table:table-cell office:value-type="float" office:value="1.70070029885365">
                <text:p>1.70070029885365</text:p>
                <draw:g>
                  <svg:desc>'speed up'.C12:'speed up'.BM12</svg:desc>
                </draw:g>
              </table:table-cell>
              <table:table-cell office:value-type="float" office:value="1.22279719455413">
                <text:p>1.22279719455413</text:p>
              </table:table-cell>
              <table:table-cell office:value-type="float" office:value="1.33867252757011">
                <text:p>1.33867252757011</text:p>
              </table:table-cell>
              <table:table-cell office:value-type="float" office:value="1.63315102171705">
                <text:p>1.63315102171705</text:p>
              </table:table-cell>
              <table:table-cell office:value-type="float" office:value="1.6961229467414">
                <text:p>1.6961229467414</text:p>
              </table:table-cell>
              <table:table-cell office:value-type="float" office:value="1.00891821542591">
                <text:p>1.00891821542591</text:p>
              </table:table-cell>
              <table:table-cell office:value-type="float" office:value="0.961240324293199">
                <text:p>0.961240324293199</text:p>
              </table:table-cell>
              <table:table-cell office:value-type="float" office:value="1.10091564670616">
                <text:p>1.10091564670616</text:p>
              </table:table-cell>
              <table:table-cell office:value-type="float" office:value="1.07508281064631">
                <text:p>1.07508281064631</text:p>
              </table:table-cell>
              <table:table-cell office:value-type="float" office:value="1.07413322517133">
                <text:p>1.07413322517133</text:p>
              </table:table-cell>
              <table:table-cell office:value-type="float" office:value="1.03637206293419">
                <text:p>1.03637206293419</text:p>
              </table:table-cell>
              <table:table-cell office:value-type="float" office:value="1.14872942309716">
                <text:p>1.14872942309716</text:p>
              </table:table-cell>
              <table:table-cell office:value-type="float" office:value="1.10248977521764">
                <text:p>1.10248977521764</text:p>
              </table:table-cell>
              <table:table-cell office:value-type="float" office:value="1.1612832109248">
                <text:p>1.1612832109248</text:p>
              </table:table-cell>
              <table:table-cell office:value-type="float" office:value="1.23267083442861">
                <text:p>1.23267083442861</text:p>
              </table:table-cell>
              <table:table-cell office:value-type="float" office:value="1.39206720096446">
                <text:p>1.39206720096446</text:p>
              </table:table-cell>
              <table:table-cell office:value-type="float" office:value="1.32396428627966">
                <text:p>1.32396428627966</text:p>
              </table:table-cell>
              <table:table-cell office:value-type="float" office:value="1.31486034543317">
                <text:p>1.31486034543317</text:p>
              </table:table-cell>
              <table:table-cell office:value-type="float" office:value="1.27625163307204">
                <text:p>1.27625163307204</text:p>
              </table:table-cell>
              <table:table-cell office:value-type="float" office:value="1.42365456912889">
                <text:p>1.42365456912889</text:p>
              </table:table-cell>
              <table:table-cell office:value-type="float" office:value="1.33294476290093">
                <text:p>1.33294476290093</text:p>
              </table:table-cell>
              <table:table-cell office:value-type="float" office:value="1.27618607977634">
                <text:p>1.27618607977634</text:p>
              </table:table-cell>
              <table:table-cell office:value-type="float" office:value="1.25064197805466">
                <text:p>1.25064197805466</text:p>
              </table:table-cell>
              <table:table-cell office:value-type="float" office:value="1.34526292942326">
                <text:p>1.34526292942326</text:p>
              </table:table-cell>
              <table:table-cell office:value-type="float" office:value="1.28709580004813">
                <text:p>1.28709580004813</text:p>
              </table:table-cell>
              <table:table-cell office:value-type="float" office:value="1.28414965440561">
                <text:p>1.28414965440561</text:p>
              </table:table-cell>
              <table:table-cell office:value-type="float" office:value="1.25356922129504">
                <text:p>1.25356922129504</text:p>
              </table:table-cell>
              <table:table-cell office:value-type="float" office:value="1.31278896659012">
                <text:p>1.31278896659012</text:p>
              </table:table-cell>
              <table:table-cell office:value-type="float" office:value="1.24106942078923">
                <text:p>1.24106942078923</text:p>
              </table:table-cell>
              <table:table-cell office:value-type="float" office:value="1.23291830948977">
                <text:p>1.23291830948977</text:p>
              </table:table-cell>
              <table:table-cell office:value-type="float" office:value="1.22427195963046">
                <text:p>1.22427195963046</text:p>
              </table:table-cell>
              <table:table-cell office:value-type="float" office:value="1.37408148765145">
                <text:p>1.37408148765145</text:p>
              </table:table-cell>
              <table:table-cell office:value-type="float" office:value="1.35109301479214">
                <text:p>1.35109301479214</text:p>
              </table:table-cell>
              <table:table-cell office:value-type="float" office:value="1.37093815620871">
                <text:p>1.37093815620871</text:p>
              </table:table-cell>
              <table:table-cell office:value-type="float" office:value="1.32041980227767">
                <text:p>1.32041980227767</text:p>
              </table:table-cell>
              <table:table-cell office:value-type="float" office:value="1.39025008039781">
                <text:p>1.39025008039781</text:p>
              </table:table-cell>
              <table:table-cell office:value-type="float" office:value="1.35707158850021">
                <text:p>1.35707158850021</text:p>
              </table:table-cell>
              <table:table-cell office:value-type="float" office:value="1.3545829421054">
                <text:p>1.3545829421054</text:p>
              </table:table-cell>
              <table:table-cell office:value-type="float" office:value="1.29585380216022">
                <text:p>1.29585380216022</text:p>
              </table:table-cell>
              <table:table-cell office:value-type="float" office:value="1.36299140444907">
                <text:p>1.36299140444907</text:p>
              </table:table-cell>
              <table:table-cell office:value-type="float" office:value="1.36144484606991">
                <text:p>1.36144484606991</text:p>
              </table:table-cell>
              <table:table-cell office:value-type="float" office:value="1.42362873492651">
                <text:p>1.42362873492651</text:p>
              </table:table-cell>
              <table:table-cell office:value-type="float" office:value="1.44153057070748">
                <text:p>1.44153057070748</text:p>
              </table:table-cell>
              <table:table-cell office:value-type="float" office:value="1.53508833561679">
                <text:p>1.53508833561679</text:p>
              </table:table-cell>
              <table:table-cell office:value-type="float" office:value="1.58292475267448">
                <text:p>1.58292475267448</text:p>
              </table:table-cell>
              <table:table-cell office:value-type="float" office:value="1.49734210490603">
                <text:p>1.49734210490603</text:p>
              </table:table-cell>
              <table:table-cell office:value-type="float" office:value="1.37009971030717">
                <text:p>1.37009971030717</text:p>
              </table:table-cell>
              <table:table-cell office:value-type="float" office:value="1.44661637478721">
                <text:p>1.44661637478721</text:p>
              </table:table-cell>
              <table:table-cell office:value-type="float" office:value="1.41455503485715">
                <text:p>1.41455503485715</text:p>
              </table:table-cell>
              <table:table-cell office:value-type="float" office:value="1.39241913374753">
                <text:p>1.39241913374753</text:p>
              </table:table-cell>
              <table:table-cell office:value-type="float" office:value="1.57552198917027">
                <text:p>1.57552198917027</text:p>
              </table:table-cell>
              <table:table-cell office:value-type="float" office:value="1.5707405851883">
                <text:p>1.5707405851883</text:p>
              </table:table-cell>
              <table:table-cell office:value-type="float" office:value="1.56541758295751">
                <text:p>1.56541758295751</text:p>
              </table:table-cell>
              <table:table-cell office:value-type="float" office:value="1.52614151422728">
                <text:p>1.52614151422728</text:p>
              </table:table-cell>
              <table:table-cell office:value-type="float" office:value="1.44072513372663">
                <text:p>1.44072513372663</text:p>
              </table:table-cell>
              <table:table-cell office:value-type="float" office:value="1.53724461139044">
                <text:p>1.53724461139044</text:p>
              </table:table-cell>
              <table:table-cell office:value-type="float" office:value="1.57787140567641">
                <text:p>1.57787140567641</text:p>
              </table:table-cell>
              <table:table-cell office:value-type="float" office:value="1.50003747187936">
                <text:p>1.50003747187936</text:p>
              </table:table-cell>
              <table:table-cell office:value-type="float" office:value="1.50065634534068">
                <text:p>1.50065634534068</text:p>
              </table:table-cell>
              <table:table-cell office:value-type="float" office:value="1.53841588710813">
                <text:p>1.53841588710813</text:p>
              </table:table-cell>
              <table:table-cell office:value-type="float" office:value="1.48774585689377">
                <text:p>1.48774585689377</text:p>
              </table:table-cell>
              <table:table-cell office:value-type="float" office:value="1.43616753381706">
                <text:p>1.43616753381706</text:p>
              </table:table-cell>
              <table:table-cell office:value-type="float" office:value="1.33627851351055">
                <text:p>1.33627851351055</text:p>
              </table:table-cell>
            </table:table-row>
            <table:table-row>
              <table:table-cell office:value-type="string">
                <text:p>HYBRID REDUCTION overhead</text:p>
                <draw:g>
                  <svg:desc>'speed up'.A13:'speed up'.A13</svg:desc>
                </draw:g>
              </table:table-cell>
              <table:table-cell office:value-type="float" office:value="2.04039258077981">
                <text:p>2.04039258077981</text:p>
                <draw:g>
                  <svg:desc>'speed up'.C13:'speed up'.BM13</svg:desc>
                </draw:g>
              </table:table-cell>
              <table:table-cell office:value-type="float" office:value="1.19384983657874">
                <text:p>1.19384983657874</text:p>
              </table:table-cell>
              <table:table-cell office:value-type="float" office:value="1.27856112972308">
                <text:p>1.27856112972308</text:p>
              </table:table-cell>
              <table:table-cell office:value-type="float" office:value="1.27437525718162">
                <text:p>1.27437525718162</text:p>
              </table:table-cell>
              <table:table-cell office:value-type="float" office:value="1.2529551617339">
                <text:p>1.2529551617339</text:p>
              </table:table-cell>
              <table:table-cell office:value-type="float" office:value="1.14513281349753">
                <text:p>1.14513281349753</text:p>
              </table:table-cell>
              <table:table-cell office:value-type="float" office:value="1.28583764053075">
                <text:p>1.28583764053075</text:p>
              </table:table-cell>
              <table:table-cell office:value-type="float" office:value="1.0766371322719">
                <text:p>1.0766371322719</text:p>
              </table:table-cell>
              <table:table-cell office:value-type="float" office:value="1.11762029183874">
                <text:p>1.11762029183874</text:p>
              </table:table-cell>
              <table:table-cell office:value-type="float" office:value="0.988552408504814">
                <text:p>0.988552408504814</text:p>
              </table:table-cell>
              <table:table-cell office:value-type="float" office:value="1.10038974197748">
                <text:p>1.10038974197748</text:p>
              </table:table-cell>
              <table:table-cell office:value-type="float" office:value="1.09190669866251">
                <text:p>1.09190669866251</text:p>
              </table:table-cell>
              <table:table-cell office:value-type="float" office:value="1.10503316632285">
                <text:p>1.10503316632285</text:p>
              </table:table-cell>
              <table:table-cell office:value-type="float" office:value="1.06644030148603">
                <text:p>1.06644030148603</text:p>
              </table:table-cell>
              <table:table-cell office:value-type="float" office:value="1.05458972152691">
                <text:p>1.05458972152691</text:p>
              </table:table-cell>
              <table:table-cell office:value-type="float" office:value="1.02450804432938">
                <text:p>1.02450804432938</text:p>
              </table:table-cell>
              <table:table-cell office:value-type="float" office:value="0.984257018848739">
                <text:p>0.984257018848739</text:p>
              </table:table-cell>
              <table:table-cell office:value-type="float" office:value="0.964526883214067">
                <text:p>0.964526883214067</text:p>
              </table:table-cell>
              <table:table-cell office:value-type="float" office:value="1.06110979104738">
                <text:p>1.06110979104738</text:p>
              </table:table-cell>
              <table:table-cell office:value-type="float" office:value="1.05196978851308">
                <text:p>1.05196978851308</text:p>
              </table:table-cell>
              <table:table-cell office:value-type="float" office:value="1.05387486398259">
                <text:p>1.05387486398259</text:p>
              </table:table-cell>
              <table:table-cell office:value-type="float" office:value="1.02849851974115">
                <text:p>1.02849851974115</text:p>
              </table:table-cell>
              <table:table-cell office:value-type="float" office:value="1.14676728360617">
                <text:p>1.14676728360617</text:p>
              </table:table-cell>
              <table:table-cell office:value-type="float" office:value="1.1661555250334">
                <text:p>1.1661555250334</text:p>
              </table:table-cell>
              <table:table-cell office:value-type="float" office:value="1.17332762675539">
                <text:p>1.17332762675539</text:p>
              </table:table-cell>
              <table:table-cell office:value-type="float" office:value="1.15809000251196">
                <text:p>1.15809000251196</text:p>
              </table:table-cell>
              <table:table-cell office:value-type="float" office:value="1.17412941000722">
                <text:p>1.17412941000722</text:p>
              </table:table-cell>
              <table:table-cell office:value-type="float" office:value="1.24687127833512">
                <text:p>1.24687127833512</text:p>
              </table:table-cell>
              <table:table-cell office:value-type="float" office:value="1.24990986763999">
                <text:p>1.24990986763999</text:p>
              </table:table-cell>
              <table:table-cell office:value-type="float" office:value="1.26249183311087">
                <text:p>1.26249183311087</text:p>
              </table:table-cell>
              <table:table-cell office:value-type="float" office:value="1.25395244835138">
                <text:p>1.25395244835138</text:p>
              </table:table-cell>
              <table:table-cell office:value-type="float" office:value="1.24418807783272">
                <text:p>1.24418807783272</text:p>
              </table:table-cell>
              <table:table-cell office:value-type="float" office:value="1.21909924596834">
                <text:p>1.21909924596834</text:p>
              </table:table-cell>
              <table:table-cell office:value-type="float" office:value="1.18966930963266">
                <text:p>1.18966930963266</text:p>
              </table:table-cell>
              <table:table-cell office:value-type="float" office:value="1.31228094185228">
                <text:p>1.31228094185228</text:p>
              </table:table-cell>
              <table:table-cell office:value-type="float" office:value="1.25985845316921">
                <text:p>1.25985845316921</text:p>
              </table:table-cell>
              <table:table-cell office:value-type="float" office:value="1.26007729357091">
                <text:p>1.26007729357091</text:p>
              </table:table-cell>
              <table:table-cell office:value-type="float" office:value="1.2530884215783">
                <text:p>1.2530884215783</text:p>
              </table:table-cell>
              <table:table-cell office:value-type="float" office:value="1.35302237831737">
                <text:p>1.35302237831737</text:p>
              </table:table-cell>
              <table:table-cell office:value-type="float" office:value="1.29983402187452">
                <text:p>1.29983402187452</text:p>
              </table:table-cell>
              <table:table-cell office:value-type="float" office:value="1.33390190322099">
                <text:p>1.33390190322099</text:p>
              </table:table-cell>
              <table:table-cell office:value-type="float" office:value="1.29970993468098">
                <text:p>1.29970993468098</text:p>
              </table:table-cell>
              <table:table-cell office:value-type="float" office:value="1.42158577893962">
                <text:p>1.42158577893962</text:p>
              </table:table-cell>
              <table:table-cell office:value-type="float" office:value="1.36891699069354">
                <text:p>1.36891699069354</text:p>
              </table:table-cell>
              <table:table-cell office:value-type="float" office:value="1.41744565739954">
                <text:p>1.41744565739954</text:p>
              </table:table-cell>
              <table:table-cell office:value-type="float" office:value="1.38227627765278">
                <text:p>1.38227627765278</text:p>
              </table:table-cell>
              <table:table-cell office:value-type="float" office:value="1.49340076977497">
                <text:p>1.49340076977497</text:p>
              </table:table-cell>
              <table:table-cell office:value-type="float" office:value="1.45625857376556">
                <text:p>1.45625857376556</text:p>
              </table:table-cell>
              <table:table-cell office:value-type="float" office:value="1.47487510686498">
                <text:p>1.47487510686498</text:p>
              </table:table-cell>
              <table:table-cell office:value-type="float" office:value="1.43090712976894">
                <text:p>1.43090712976894</text:p>
              </table:table-cell>
              <table:table-cell office:value-type="float" office:value="1.49896919499181">
                <text:p>1.49896919499181</text:p>
              </table:table-cell>
              <table:table-cell office:value-type="float" office:value="1.50995854214421">
                <text:p>1.50995854214421</text:p>
              </table:table-cell>
              <table:table-cell office:value-type="float" office:value="1.54900133626615">
                <text:p>1.54900133626615</text:p>
              </table:table-cell>
              <table:table-cell office:value-type="float" office:value="1.54606941945343">
                <text:p>1.54606941945343</text:p>
              </table:table-cell>
              <table:table-cell office:value-type="float" office:value="1.54166847645641">
                <text:p>1.54166847645641</text:p>
              </table:table-cell>
              <table:table-cell office:value-type="float" office:value="1.63914189715353">
                <text:p>1.63914189715353</text:p>
              </table:table-cell>
              <table:table-cell office:value-type="float" office:value="1.66516465026607">
                <text:p>1.66516465026607</text:p>
              </table:table-cell>
              <table:table-cell office:value-type="float" office:value="1.62264338047417">
                <text:p>1.62264338047417</text:p>
              </table:table-cell>
              <table:table-cell office:value-type="float" office:value="1.63151696516769">
                <text:p>1.63151696516769</text:p>
              </table:table-cell>
              <table:table-cell office:value-type="float" office:value="1.71234940516793">
                <text:p>1.71234940516793</text:p>
              </table:table-cell>
              <table:table-cell office:value-type="float" office:value="1.71390685920578">
                <text:p>1.71390685920578</text:p>
              </table:table-cell>
              <table:table-cell office:value-type="float" office:value="1.7173689627119">
                <text:p>1.7173689627119</text:p>
              </table:table-cell>
              <table:table-cell office:value-type="float" office:value="1.44846564071309">
                <text:p>1.4484656407130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573cm" svg:height="8.998cm" xlink:href=".." xlink:type="simple" chart:class="chart:line" chart:style-name="ch1">
        <chart:legend chart:legend-position="end" svg:x="8.863cm" svg:y="3.043cm" style:legend-expansion="high" chart:style-name="ch2"/>
        <chart:plot-area chart:style-name="ch3" table:cell-range-address="'speed up'.A1:'speed up'.A2 'speed up'.C1:'speed up'.C2 'speed up'.I1:'speed up'.I2 'speed up'.Q1:'speed up'.Q2 'speed up'.Y1:'speed up'.Y2 'speed up'.AG1:'speed up'.AG2 'speed up'.AO1:'speed up'.AO2 'speed up'.AW1:'speed up'.AW2 'speed up'.BE1:'speed up'.BE2 'speed up'.BM1:'speed up'.BM2 'speed up'.A5:'speed up'.A7 'speed up'.C5:'speed up'.C7 'speed up'.I5:'speed up'.I7 'speed up'.Q5:'speed up'.Q7 'speed up'.Y5:'speed up'.Y7 'speed up'.AG5:'speed up'.AG7 'speed up'.AO5:'speed up'.AO7 'speed up'.AW5:'speed up'.AW7 'speed up'.BE5:'speed up'.BE7 'speed up'.BM5:'speed up'.BM7" chart:data-source-has-labels="both" svg:x="1.568cm" svg:y="0.179cm" svg:width="7.004cm" svg:height="7.711cm">
          <chartooo:coordinate-region svg:x="2.295cm" svg:y="0.352cm" svg:width="6.09cm" svg:height="6.944cm"/>
          <chart:axis chart:dimension="x" chart:name="primary-x" chart:style-name="ch4" chartooo:axis-type="auto">
            <chartooo:date-scale/>
            <chart:title svg:x="4.563cm" svg:y="8.069cm" chart:style-name="ch5">
              <text:p># core</text:p>
            </chart:title>
            <chart:categories table:cell-range-address="'speed up'.C1:'speed up'.C1 'speed up'.I1:'speed up'.I1 'speed up'.Q1:'speed up'.Q1 'speed up'.Y1:'speed up'.Y1 'speed up'.AG1:'speed up'.AG1 'speed up'.AO1:'speed up'.AO1 'speed up'.AW1:'speed up'.AW1 'speed up'.BE1:'speed up'.BE1 'speed up'.BM1:'speed up'.BM1"/>
          </chart:axis>
          <chart:axis chart:dimension="y" chart:name="primary-y" chart:style-name="ch4">
            <chart:title svg:x="0.451cm" svg:y="5.269cm" chart:style-name="ch6">
              <text:p>speed-up
(higher is better)</text:p>
            </chart:title>
            <chart:grid chart:style-name="ch7" chart:class="major"/>
          </chart:axis>
          <chart:series chart:style-name="ch8" chart:values-cell-range-address="'speed up'.C2:'speed up'.C2 'speed up'.I2:'speed up'.I2 'speed up'.Q2:'speed up'.Q2 'speed up'.Y2:'speed up'.Y2 'speed up'.AG2:'speed up'.AG2 'speed up'.AO2:'speed up'.AO2 'speed up'.AW2:'speed up'.AW2 'speed up'.BE2:'speed up'.BE2 'speed up'.BM2:'speed up'.BM2" chart:label-cell-address="'speed up'.A2:'speed up'.A2" chart:class="chart:line">
            <chart:data-point chart:repeated="9"/>
          </chart:series>
          <chart:series chart:style-name="ch9" chart:values-cell-range-address="'speed up'.C5:'speed up'.C5 'speed up'.I5:'speed up'.I5 'speed up'.Q5:'speed up'.Q5 'speed up'.Y5:'speed up'.Y5 'speed up'.AG5:'speed up'.AG5 'speed up'.AO5:'speed up'.AO5 'speed up'.AW5:'speed up'.AW5 'speed up'.BE5:'speed up'.BE5 'speed up'.BM5:'speed up'.BM5" chart:label-cell-address="'speed up'.A5:'speed up'.A5" chart:class="chart:line">
            <chart:data-point chart:repeated="9"/>
          </chart:series>
          <chart:series chart:style-name="ch10" chart:values-cell-range-address="'speed up'.C6:'speed up'.C6 'speed up'.I6:'speed up'.I6 'speed up'.Q6:'speed up'.Q6 'speed up'.Y6:'speed up'.Y6 'speed up'.AG6:'speed up'.AG6 'speed up'.AO6:'speed up'.AO6 'speed up'.AW6:'speed up'.AW6 'speed up'.BE6:'speed up'.BE6 'speed up'.BM6:'speed up'.BM6" chart:label-cell-address="'speed up'.A6:'speed up'.A6" chart:class="chart:line">
            <chart:data-point chart:repeated="9"/>
          </chart:series>
          <chart:series chart:style-name="ch11" chart:values-cell-range-address="'speed up'.C7:'speed up'.C7 'speed up'.I7:'speed up'.I7 'speed up'.Q7:'speed up'.Q7 'speed up'.Y7:'speed up'.Y7 'speed up'.AG7:'speed up'.AG7 'speed up'.AO7:'speed up'.AO7 'speed up'.AW7:'speed up'.AW7 'speed up'.BE7:'speed up'.BE7 'speed up'.BM7:'speed up'.BM7" chart:label-cell-address="'speed up'.A7:'speed up'.A7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speed up'.C1:'speed up'.C1 'speed up'.I1:'speed up'.I1 'speed up'.Q1:'speed up'.Q1 'speed up'.Y1:'speed up'.Y1 'speed up'.AG1:'speed up'.AG1 'speed up'.AO1:'speed up'.AO1 'speed up'.AW1:'speed up'.AW1 'speed up'.BE1:'speed up'.BE1 'speed up'.BM1:'speed up'.BM1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64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BARRIER overhead</text:p>
                <draw:g>
                  <svg:desc>'speed up'.A2:'speed up'.A2</svg:desc>
                </draw:g>
              </table:table-cell>
              <table:table-cell office:value-type="float" office:value="1">
                <text:p>1</text:p>
                <draw:g>
                  <svg:desc>'speed up'.C2:'speed up'.C2 'speed up'.I2:'speed up'.I2 'speed up'.Q2:'speed up'.Q2 'speed up'.Y2:'speed up'.Y2 'speed up'.AG2:'speed up'.AG2 'speed up'.AO2:'speed up'.AO2 'speed up'.AW2:'speed up'.AW2 'speed up'.BE2:'speed up'.BE2 'speed up'.BM2:'speed up'.BM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SSEMINATION BARRIER overhead</text:p>
                <draw:g>
                  <svg:desc>'speed up'.A5:'speed up'.A5</svg:desc>
                </draw:g>
              </table:table-cell>
              <table:table-cell office:value-type="float" office:value="3.83673934198812">
                <text:p>3.83673934198812</text:p>
                <draw:g>
                  <svg:desc>'speed up'.C5:'speed up'.C5 'speed up'.I5:'speed up'.I5 'speed up'.Q5:'speed up'.Q5 'speed up'.Y5:'speed up'.Y5 'speed up'.AG5:'speed up'.AG5 'speed up'.AO5:'speed up'.AO5 'speed up'.AW5:'speed up'.AW5 'speed up'.BE5:'speed up'.BE5 'speed up'.BM5:'speed up'.BM5</svg:desc>
                </draw:g>
              </table:table-cell>
              <table:table-cell office:value-type="float" office:value="0.985959445547467">
                <text:p>0.985959445547467</text:p>
              </table:table-cell>
              <table:table-cell office:value-type="float" office:value="0.960065289446542">
                <text:p>0.960065289446542</text:p>
              </table:table-cell>
              <table:table-cell office:value-type="float" office:value="0.959602215565829">
                <text:p>0.959602215565829</text:p>
              </table:table-cell>
              <table:table-cell office:value-type="float" office:value="1.1355394227885">
                <text:p>1.1355394227885</text:p>
              </table:table-cell>
              <table:table-cell office:value-type="float" office:value="1.030575591864">
                <text:p>1.030575591864</text:p>
              </table:table-cell>
              <table:table-cell office:value-type="float" office:value="1.10340518711086">
                <text:p>1.10340518711086</text:p>
              </table:table-cell>
              <table:table-cell office:value-type="float" office:value="1.16799915573102">
                <text:p>1.16799915573102</text:p>
              </table:table-cell>
              <table:table-cell office:value-type="float" office:value="1.24585940011662">
                <text:p>1.24585940011662</text:p>
              </table:table-cell>
            </table:table-row>
            <table:table-row>
              <table:table-cell office:value-type="string">
                <text:p>LINEAR CENTRALIZED BARRIER overhead</text:p>
                <draw:g>
                  <svg:desc>'speed up'.A6:'speed up'.A6</svg:desc>
                </draw:g>
              </table:table-cell>
              <table:table-cell office:value-type="float" office:value="2.28098919224993">
                <text:p>2.28098919224993</text:p>
                <draw:g>
                  <svg:desc>'speed up'.C6:'speed up'.C6 'speed up'.I6:'speed up'.I6 'speed up'.Q6:'speed up'.Q6 'speed up'.Y6:'speed up'.Y6 'speed up'.AG6:'speed up'.AG6 'speed up'.AO6:'speed up'.AO6 'speed up'.AW6:'speed up'.AW6 'speed up'.BE6:'speed up'.BE6 'speed up'.BM6:'speed up'.BM6</svg:desc>
                </draw:g>
              </table:table-cell>
              <table:table-cell office:value-type="float" office:value="0.83825112484346">
                <text:p>0.83825112484346</text:p>
              </table:table-cell>
              <table:table-cell office:value-type="float" office:value="1.00657073779442">
                <text:p>1.00657073779442</text:p>
              </table:table-cell>
              <table:table-cell office:value-type="float" office:value="1.0974473705682">
                <text:p>1.0974473705682</text:p>
              </table:table-cell>
              <table:table-cell office:value-type="float" office:value="1.09054485067349">
                <text:p>1.09054485067349</text:p>
              </table:table-cell>
              <table:table-cell office:value-type="float" office:value="1.26787085313846">
                <text:p>1.26787085313846</text:p>
              </table:table-cell>
              <table:table-cell office:value-type="float" office:value="1.21200054555807">
                <text:p>1.21200054555807</text:p>
              </table:table-cell>
              <table:table-cell office:value-type="float" office:value="1.2263839266842">
                <text:p>1.2263839266842</text:p>
              </table:table-cell>
              <table:table-cell office:value-type="float" office:value="1.14468515608391">
                <text:p>1.14468515608391</text:p>
              </table:table-cell>
            </table:table-row>
            <table:table-row>
              <table:table-cell office:value-type="string">
                <text:p>HYBRID BARRIER overhead</text:p>
                <draw:g>
                  <svg:desc>'speed up'.A7:'speed up'.A7</svg:desc>
                </draw:g>
              </table:table-cell>
              <table:table-cell office:value-type="float" office:value="2.81936858120959">
                <text:p>2.81936858120959</text:p>
                <draw:g>
                  <svg:desc>'speed up'.C7:'speed up'.C7 'speed up'.I7:'speed up'.I7 'speed up'.Q7:'speed up'.Q7 'speed up'.Y7:'speed up'.Y7 'speed up'.AG7:'speed up'.AG7 'speed up'.AO7:'speed up'.AO7 'speed up'.AW7:'speed up'.AW7 'speed up'.BE7:'speed up'.BE7 'speed up'.BM7:'speed up'.BM7</svg:desc>
                </draw:g>
              </table:table-cell>
              <table:table-cell office:value-type="float" office:value="1.25284479964493">
                <text:p>1.25284479964493</text:p>
              </table:table-cell>
              <table:table-cell office:value-type="float" office:value="1.08101599798978">
                <text:p>1.08101599798978</text:p>
              </table:table-cell>
              <table:table-cell office:value-type="float" office:value="1.16429167320056">
                <text:p>1.16429167320056</text:p>
              </table:table-cell>
              <table:table-cell office:value-type="float" office:value="1.25291593119441">
                <text:p>1.25291593119441</text:p>
              </table:table-cell>
              <table:table-cell office:value-type="float" office:value="1.34764666114573">
                <text:p>1.34764666114573</text:p>
              </table:table-cell>
              <table:table-cell office:value-type="float" office:value="1.45089376729914">
                <text:p>1.45089376729914</text:p>
              </table:table-cell>
              <table:table-cell office:value-type="float" office:value="1.49372416273411">
                <text:p>1.49372416273411</text:p>
              </table:table-cell>
              <table:table-cell office:value-type="float" office:value="1.36793397672282">
                <text:p>1.3679339767228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25cm" svg:height="8.858cm" xlink:href=".." xlink:type="simple" chart:class="chart:line" chart:style-name="ch1">
        <chart:legend chart:legend-position="end" svg:x="9.562cm" svg:y="3.367cm" style:legend-expansion="high" chart:style-name="ch2"/>
        <chart:plot-area chart:style-name="ch3" table:cell-range-address="'speed up'.A10:'speed up'.A13 'speed up'.C10:'speed up'.C13 'speed up'.I10:'speed up'.I13 'speed up'.Q10:'speed up'.Q13 'speed up'.Y10:'speed up'.Y13 'speed up'.AG10:'speed up'.AG13 'speed up'.AO10:'speed up'.AO13 'speed up'.AW10:'speed up'.AW13 'speed up'.BE10:'speed up'.BE13 'speed up'.BM10:'speed up'.BM13" chart:data-source-has-labels="both" svg:x="1.583cm" svg:y="0.177cm" svg:width="7.673cm" svg:height="7.575cm">
          <chartooo:coordinate-region svg:x="2.31cm" svg:y="0.35cm" svg:width="6.759cm" svg:height="6.808cm"/>
          <chart:axis chart:dimension="x" chart:name="primary-x" chart:style-name="ch4" chartooo:axis-type="auto">
            <chartooo:date-scale/>
            <chart:title svg:x="4.912cm" svg:y="7.929cm" chart:style-name="ch5">
              <text:p># core</text:p>
            </chart:title>
            <chart:categories table:cell-range-address="'speed up'.C10:'speed up'.C10 'speed up'.I10:'speed up'.I10 'speed up'.Q10:'speed up'.Q10 'speed up'.Y10:'speed up'.Y10 'speed up'.AG10:'speed up'.AG10 'speed up'.AO10:'speed up'.AO10 'speed up'.AW10:'speed up'.AW10 'speed up'.BE10:'speed up'.BE10 'speed up'.BM10:'speed up'.BM10"/>
          </chart:axis>
          <chart:axis chart:dimension="y" chart:name="primary-y" chart:style-name="ch4">
            <chart:title svg:x="0.451cm" svg:y="5.199cm" chart:style-name="ch6">
              <text:p>speed-up
(higher is better)</text:p>
            </chart:title>
            <chart:grid chart:style-name="ch7" chart:class="major"/>
          </chart:axis>
          <chart:series chart:style-name="ch8" chart:values-cell-range-address="'speed up'.C11:'speed up'.C11 'speed up'.I11:'speed up'.I11 'speed up'.Q11:'speed up'.Q11 'speed up'.Y11:'speed up'.Y11 'speed up'.AG11:'speed up'.AG11 'speed up'.AO11:'speed up'.AO11 'speed up'.AW11:'speed up'.AW11 'speed up'.BE11:'speed up'.BE11 'speed up'.BM11:'speed up'.BM11" chart:label-cell-address="'speed up'.A11:'speed up'.A11" chart:class="chart:line">
            <chart:data-point chart:repeated="9"/>
          </chart:series>
          <chart:series chart:style-name="ch9" chart:values-cell-range-address="'speed up'.C12:'speed up'.C12 'speed up'.I12:'speed up'.I12 'speed up'.Q12:'speed up'.Q12 'speed up'.Y12:'speed up'.Y12 'speed up'.AG12:'speed up'.AG12 'speed up'.AO12:'speed up'.AO12 'speed up'.AW12:'speed up'.AW12 'speed up'.BE12:'speed up'.BE12 'speed up'.BM12:'speed up'.BM12" chart:label-cell-address="'speed up'.A12:'speed up'.A12" chart:class="chart:line">
            <chart:data-point chart:repeated="9"/>
          </chart:series>
          <chart:series chart:style-name="ch10" chart:values-cell-range-address="'speed up'.C13:'speed up'.C13 'speed up'.I13:'speed up'.I13 'speed up'.Q13:'speed up'.Q13 'speed up'.Y13:'speed up'.Y13 'speed up'.AG13:'speed up'.AG13 'speed up'.AO13:'speed up'.AO13 'speed up'.AW13:'speed up'.AW13 'speed up'.BE13:'speed up'.BE13 'speed up'.BM13:'speed up'.BM13" chart:label-cell-address="'speed up'.A13:'speed up'.A13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speed up'.C10:'speed up'.C10 'speed up'.I10:'speed up'.I10 'speed up'.Q10:'speed up'.Q10 'speed up'.Y10:'speed up'.Y10 'speed up'.AG10:'speed up'.AG10 'speed up'.AO10:'speed up'.AO10 'speed up'.AW10:'speed up'.AW10 'speed up'.BE10:'speed up'.BE10 'speed up'.BM10:'speed up'.BM10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64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FOR REDUCTION overhead</text:p>
                <draw:g>
                  <svg:desc>'speed up'.A11:'speed up'.A11</svg:desc>
                </draw:g>
              </table:table-cell>
              <table:table-cell office:value-type="float" office:value="1">
                <text:p>1</text:p>
                <draw:g>
                  <svg:desc>'speed up'.C11:'speed up'.C11 'speed up'.I11:'speed up'.I11 'speed up'.Q11:'speed up'.Q11 'speed up'.Y11:'speed up'.Y11 'speed up'.AG11:'speed up'.AG11 'speed up'.AO11:'speed up'.AO11 'speed up'.AW11:'speed up'.AW11 'speed up'.BE11:'speed up'.BE11 'speed up'.BM11:'speed up'.BM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EAR CENTRALIZED REDUCTION overhead</text:p>
                <draw:g>
                  <svg:desc>'speed up'.A12:'speed up'.A12</svg:desc>
                </draw:g>
              </table:table-cell>
              <table:table-cell office:value-type="float" office:value="1.70070029885365">
                <text:p>1.70070029885365</text:p>
                <draw:g>
                  <svg:desc>'speed up'.C12:'speed up'.C12 'speed up'.I12:'speed up'.I12 'speed up'.Q12:'speed up'.Q12 'speed up'.Y12:'speed up'.Y12 'speed up'.AG12:'speed up'.AG12 'speed up'.AO12:'speed up'.AO12 'speed up'.AW12:'speed up'.AW12 'speed up'.BE12:'speed up'.BE12 'speed up'.BM12:'speed up'.BM12</svg:desc>
                </draw:g>
              </table:table-cell>
              <table:table-cell office:value-type="float" office:value="0.961240324293199">
                <text:p>0.961240324293199</text:p>
              </table:table-cell>
              <table:table-cell office:value-type="float" office:value="1.23267083442861">
                <text:p>1.23267083442861</text:p>
              </table:table-cell>
              <table:table-cell office:value-type="float" office:value="1.25064197805466">
                <text:p>1.25064197805466</text:p>
              </table:table-cell>
              <table:table-cell office:value-type="float" office:value="1.22427195963046">
                <text:p>1.22427195963046</text:p>
              </table:table-cell>
              <table:table-cell office:value-type="float" office:value="1.29585380216022">
                <text:p>1.29585380216022</text:p>
              </table:table-cell>
              <table:table-cell office:value-type="float" office:value="1.37009971030717">
                <text:p>1.37009971030717</text:p>
              </table:table-cell>
              <table:table-cell office:value-type="float" office:value="1.44072513372663">
                <text:p>1.44072513372663</text:p>
              </table:table-cell>
              <table:table-cell office:value-type="float" office:value="1.33627851351055">
                <text:p>1.33627851351055</text:p>
              </table:table-cell>
            </table:table-row>
            <table:table-row>
              <table:table-cell office:value-type="string">
                <text:p>HYBRID REDUCTION overhead</text:p>
                <draw:g>
                  <svg:desc>'speed up'.A13:'speed up'.A13</svg:desc>
                </draw:g>
              </table:table-cell>
              <table:table-cell office:value-type="float" office:value="2.04039258077981">
                <text:p>2.04039258077981</text:p>
                <draw:g>
                  <svg:desc>'speed up'.C13:'speed up'.C13 'speed up'.I13:'speed up'.I13 'speed up'.Q13:'speed up'.Q13 'speed up'.Y13:'speed up'.Y13 'speed up'.AG13:'speed up'.AG13 'speed up'.AO13:'speed up'.AO13 'speed up'.AW13:'speed up'.AW13 'speed up'.BE13:'speed up'.BE13 'speed up'.BM13:'speed up'.BM13</svg:desc>
                </draw:g>
              </table:table-cell>
              <table:table-cell office:value-type="float" office:value="1.28583764053075">
                <text:p>1.28583764053075</text:p>
              </table:table-cell>
              <table:table-cell office:value-type="float" office:value="1.05458972152691">
                <text:p>1.05458972152691</text:p>
              </table:table-cell>
              <table:table-cell office:value-type="float" office:value="1.14676728360617">
                <text:p>1.14676728360617</text:p>
              </table:table-cell>
              <table:table-cell office:value-type="float" office:value="1.25395244835138">
                <text:p>1.25395244835138</text:p>
              </table:table-cell>
              <table:table-cell office:value-type="float" office:value="1.35302237831737">
                <text:p>1.35302237831737</text:p>
              </table:table-cell>
              <table:table-cell office:value-type="float" office:value="1.49340076977497">
                <text:p>1.49340076977497</text:p>
              </table:table-cell>
              <table:table-cell office:value-type="float" office:value="1.54166847645641">
                <text:p>1.54166847645641</text:p>
              </table:table-cell>
              <table:table-cell office:value-type="float" office:value="1.44846564071309">
                <text:p>1.4484656407130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dash" draw:stroke-dash="Dashed_20__28_var_29_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cm" xlink:href=".." xlink:type="simple" chart:class="chart:line" chart:style-name="ch1">
        <chart:title svg:x="3.58cm" svg:y="0.315cm" chart:style-name="ch2">
          <text:p>omp parallel reduction VS omp for reduction</text:p>
        </chart:title>
        <chart:legend chart:legend-position="end" svg:x="9.388cm" svg:y="3.388cm" style:legend-expansion="high" chart:style-name="ch3"/>
        <chart:plot-area chart:style-name="ch4" table:cell-range-address="synchbench_epcc_20_08_20.C10:synchbench_epcc_20_08_20.C12 synchbench_epcc_20_08_20.E10:synchbench_epcc_20_08_20.E12 synchbench_epcc_20_08_20.I10:synchbench_epcc_20_08_20.I12 synchbench_epcc_20_08_20.Q10:synchbench_epcc_20_08_20.Q12 synchbench_epcc_20_08_20.AG10:synchbench_epcc_20_08_20.AG12 synchbench_epcc_20_08_20.BM10:synchbench_epcc_20_08_20.BM12 synchbench_epcc_20_08_20.A11:synchbench_epcc_20_08_20.A12 synchbench_epcc_20_08_20.A15:synchbench_epcc_20_08_20.A16 synchbench_epcc_20_08_20.C15:synchbench_epcc_20_08_20.C16 synchbench_epcc_20_08_20.E15:synchbench_epcc_20_08_20.E16 synchbench_epcc_20_08_20.I15:synchbench_epcc_20_08_20.I16 synchbench_epcc_20_08_20.Q15:synchbench_epcc_20_08_20.Q16 synchbench_epcc_20_08_20.AG15:synchbench_epcc_20_08_20.AG16 synchbench_epcc_20_08_20.BM15:synchbench_epcc_20_08_20.BM16" chart:data-source-has-labels="both" svg:x="1.279cm" svg:y="1.248cm" svg:width="7.789cm" svg:height="6.643cm">
          <chartooo:coordinate-region svg:x="1.715cm" svg:y="1.421cm" svg:width="6.982cm" svg:height="5.876cm"/>
          <chart:axis chart:dimension="x" chart:name="primary-x" chart:style-name="ch5" chartooo:axis-type="auto">
            <chartooo:date-scale/>
            <chart:title svg:x="4.666cm" svg:y="8.071cm" chart:style-name="ch6">
              <text:p># core</text:p>
            </chart:title>
            <chart:categories table:cell-range-address="synchbench_epcc_20_08_20.C10:synchbench_epcc_20_08_20.C10 synchbench_epcc_20_08_20.E10:synchbench_epcc_20_08_20.E10 synchbench_epcc_20_08_20.I10:synchbench_epcc_20_08_20.I10 synchbench_epcc_20_08_20.Q10:synchbench_epcc_20_08_20.Q10 synchbench_epcc_20_08_20.AG10:synchbench_epcc_20_08_20.AG10 synchbench_epcc_20_08_20.BM10:synchbench_epcc_20_08_20.BM10"/>
          </chart:axis>
          <chart:axis chart:dimension="y" chart:name="primary-y" chart:style-name="ch5">
            <chart:title svg:x="0.451cm" svg:y="5.552cm" chart:style-name="ch7">
              <text:p>microsecond</text:p>
            </chart:title>
            <chart:grid chart:style-name="ch8" chart:class="major"/>
          </chart:axis>
          <chart:series chart:style-name="ch9" chart:values-cell-range-address="synchbench_epcc_20_08_20.C11:synchbench_epcc_20_08_20.C11 synchbench_epcc_20_08_20.E11:synchbench_epcc_20_08_20.E11 synchbench_epcc_20_08_20.I11:synchbench_epcc_20_08_20.I11 synchbench_epcc_20_08_20.Q11:synchbench_epcc_20_08_20.Q11 synchbench_epcc_20_08_20.AG11:synchbench_epcc_20_08_20.AG11 synchbench_epcc_20_08_20.BM11:synchbench_epcc_20_08_20.BM11" chart:label-cell-address="synchbench_epcc_20_08_20.A11:synchbench_epcc_20_08_20.A11" chart:class="chart:line">
            <chart:data-point chart:repeated="6"/>
          </chart:series>
          <chart:series chart:style-name="ch10" chart:values-cell-range-address="synchbench_epcc_20_08_20.C12:synchbench_epcc_20_08_20.C12 synchbench_epcc_20_08_20.E12:synchbench_epcc_20_08_20.E12 synchbench_epcc_20_08_20.I12:synchbench_epcc_20_08_20.I12 synchbench_epcc_20_08_20.Q12:synchbench_epcc_20_08_20.Q12 synchbench_epcc_20_08_20.AG12:synchbench_epcc_20_08_20.AG12 synchbench_epcc_20_08_20.BM12:synchbench_epcc_20_08_20.BM12" chart:label-cell-address="synchbench_epcc_20_08_20.A12:synchbench_epcc_20_08_20.A12" chart:class="chart:line">
            <chart:data-point chart:repeated="6"/>
          </chart:series>
          <chart:series chart:style-name="ch11" chart:values-cell-range-address="synchbench_epcc_20_08_20.C15:synchbench_epcc_20_08_20.C15 synchbench_epcc_20_08_20.E15:synchbench_epcc_20_08_20.E15 synchbench_epcc_20_08_20.I15:synchbench_epcc_20_08_20.I15 synchbench_epcc_20_08_20.Q15:synchbench_epcc_20_08_20.Q15 synchbench_epcc_20_08_20.AG15:synchbench_epcc_20_08_20.AG15 synchbench_epcc_20_08_20.BM15:synchbench_epcc_20_08_20.BM15" chart:label-cell-address="synchbench_epcc_20_08_20.A15:synchbench_epcc_20_08_20.A15" chart:class="chart:line">
            <chart:data-point chart:repeated="6"/>
          </chart:series>
          <chart:series chart:style-name="ch12" chart:values-cell-range-address="synchbench_epcc_20_08_20.C16:synchbench_epcc_20_08_20.C16 synchbench_epcc_20_08_20.E16:synchbench_epcc_20_08_20.E16 synchbench_epcc_20_08_20.I16:synchbench_epcc_20_08_20.I16 synchbench_epcc_20_08_20.Q16:synchbench_epcc_20_08_20.Q16 synchbench_epcc_20_08_20.AG16:synchbench_epcc_20_08_20.AG16 synchbench_epcc_20_08_20.BM16:synchbench_epcc_20_08_20.BM16" chart:label-cell-address="synchbench_epcc_20_08_20.A16:synchbench_epcc_20_08_20.A1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ynchbench_epcc_20_08_20.C10:synchbench_epcc_20_08_20.C10 synchbench_epcc_20_08_20.E10:synchbench_epcc_20_08_20.E10 synchbench_epcc_20_08_20.I10:synchbench_epcc_20_08_20.I10 synchbench_epcc_20_08_20.Q10:synchbench_epcc_20_08_20.Q10 synchbench_epcc_20_08_20.AG10:synchbench_epcc_20_08_20.AG10 synchbench_epcc_20_08_20.BM10:synchbench_epcc_20_08_20.BM1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OMP REDUCTION overhead</text:p>
                <draw:g>
                  <svg:desc>synchbench_epcc_20_08_20.A11:synchbench_epcc_20_08_20.A11</svg:desc>
                </draw:g>
              </table:table-cell>
              <table:table-cell office:value-type="float" office:value="0.488267">
                <text:p>0.488267</text:p>
                <draw:g>
                  <svg:desc>synchbench_epcc_20_08_20.C11:synchbench_epcc_20_08_20.C11 synchbench_epcc_20_08_20.E11:synchbench_epcc_20_08_20.E11 synchbench_epcc_20_08_20.I11:synchbench_epcc_20_08_20.I11 synchbench_epcc_20_08_20.Q11:synchbench_epcc_20_08_20.Q11 synchbench_epcc_20_08_20.AG11:synchbench_epcc_20_08_20.AG11 synchbench_epcc_20_08_20.BM11:synchbench_epcc_20_08_20.BM11</svg:desc>
                </draw:g>
              </table:table-cell>
              <table:table-cell office:value-type="float" office:value="0.581321">
                <text:p>0.581321</text:p>
              </table:table-cell>
              <table:table-cell office:value-type="float" office:value="1.696152">
                <text:p>1.696152</text:p>
              </table:table-cell>
              <table:table-cell office:value-type="float" office:value="3.008613">
                <text:p>3.008613</text:p>
              </table:table-cell>
              <table:table-cell office:value-type="float" office:value="5.868595">
                <text:p>5.868595</text:p>
              </table:table-cell>
              <table:table-cell office:value-type="float" office:value="12.196272">
                <text:p>12.196272</text:p>
              </table:table-cell>
            </table:table-row>
            <table:table-row>
              <table:table-cell office:value-type="string">
                <text:p>OMP FOR REDUCTION overhead</text:p>
                <draw:g>
                  <svg:desc>synchbench_epcc_20_08_20.A12:synchbench_epcc_20_08_20.A12</svg:desc>
                </draw:g>
              </table:table-cell>
              <table:table-cell office:value-type="float" office:value="0.19064">
                <text:p>0.19064</text:p>
                <draw:g>
                  <svg:desc>synchbench_epcc_20_08_20.C12:synchbench_epcc_20_08_20.C12 synchbench_epcc_20_08_20.E12:synchbench_epcc_20_08_20.E12 synchbench_epcc_20_08_20.I12:synchbench_epcc_20_08_20.I12 synchbench_epcc_20_08_20.Q12:synchbench_epcc_20_08_20.Q12 synchbench_epcc_20_08_20.AG12:synchbench_epcc_20_08_20.AG12 synchbench_epcc_20_08_20.BM12:synchbench_epcc_20_08_20.BM12</svg:desc>
                </draw:g>
              </table:table-cell>
              <table:table-cell office:value-type="float" office:value="0.241198">
                <text:p>0.241198</text:p>
              </table:table-cell>
              <table:table-cell office:value-type="float" office:value="0.524173">
                <text:p>0.524173</text:p>
              </table:table-cell>
              <table:table-cell office:value-type="float" office:value="0.754985">
                <text:p>0.754985</text:p>
              </table:table-cell>
              <table:table-cell office:value-type="float" office:value="1.281967">
                <text:p>1.281967</text:p>
              </table:table-cell>
              <table:table-cell office:value-type="float" office:value="2.37657">
                <text:p>2.37657</text:p>
              </table:table-cell>
            </table:table-row>
            <table:table-row>
              <table:table-cell office:value-type="string">
                <text:p>OMP PARALLEL overhead</text:p>
                <draw:g>
                  <svg:desc>synchbench_epcc_20_08_20.A15:synchbench_epcc_20_08_20.A15</svg:desc>
                </draw:g>
              </table:table-cell>
              <table:table-cell office:value-type="float" office:value="0.501621">
                <text:p>0.501621</text:p>
                <draw:g>
                  <svg:desc>synchbench_epcc_20_08_20.C15:synchbench_epcc_20_08_20.C15 synchbench_epcc_20_08_20.E15:synchbench_epcc_20_08_20.E15 synchbench_epcc_20_08_20.I15:synchbench_epcc_20_08_20.I15 synchbench_epcc_20_08_20.Q15:synchbench_epcc_20_08_20.Q15 synchbench_epcc_20_08_20.AG15:synchbench_epcc_20_08_20.AG15 synchbench_epcc_20_08_20.BM15:synchbench_epcc_20_08_20.BM15</svg:desc>
                </draw:g>
              </table:table-cell>
              <table:table-cell office:value-type="float" office:value="0.577217">
                <text:p>0.577217</text:p>
              </table:table-cell>
              <table:table-cell office:value-type="float" office:value="1.686524">
                <text:p>1.686524</text:p>
              </table:table-cell>
              <table:table-cell office:value-type="float" office:value="3.052578">
                <text:p>3.052578</text:p>
              </table:table-cell>
              <table:table-cell office:value-type="float" office:value="5.833367">
                <text:p>5.833367</text:p>
              </table:table-cell>
              <table:table-cell office:value-type="float" office:value="12.171574">
                <text:p>12.171574</text:p>
              </table:table-cell>
            </table:table-row>
            <table:table-row>
              <table:table-cell office:value-type="string">
                <text:p>OMP FOR overhead</text:p>
                <draw:g>
                  <svg:desc>synchbench_epcc_20_08_20.A16:synchbench_epcc_20_08_20.A16</svg:desc>
                </draw:g>
              </table:table-cell>
              <table:table-cell office:value-type="float" office:value="0.184111">
                <text:p>0.184111</text:p>
                <draw:g>
                  <svg:desc>synchbench_epcc_20_08_20.C16:synchbench_epcc_20_08_20.C16 synchbench_epcc_20_08_20.E16:synchbench_epcc_20_08_20.E16 synchbench_epcc_20_08_20.I16:synchbench_epcc_20_08_20.I16 synchbench_epcc_20_08_20.Q16:synchbench_epcc_20_08_20.Q16 synchbench_epcc_20_08_20.AG16:synchbench_epcc_20_08_20.AG16 synchbench_epcc_20_08_20.BM16:synchbench_epcc_20_08_20.BM16</svg:desc>
                </draw:g>
              </table:table-cell>
              <table:table-cell office:value-type="float" office:value="0.196669">
                <text:p>0.196669</text:p>
              </table:table-cell>
              <table:table-cell office:value-type="float" office:value="0.429474">
                <text:p>0.429474</text:p>
              </table:table-cell>
              <table:table-cell office:value-type="float" office:value="0.670382">
                <text:p>0.670382</text:p>
              </table:table-cell>
              <table:table-cell office:value-type="float" office:value="1.160271">
                <text:p>1.160271</text:p>
              </table:table-cell>
              <table:table-cell office:value-type="float" office:value="2.142169">
                <text:p>2.1421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fill="hatch" draw:fill-color="#729fcf" draw:fill-hatch-name="Blue_20_Crossed_20_45_20_Degrees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45cm" svg:height="8.016cm" xlink:href=".." xlink:type="simple" chart:class="chart:bar" chart:style-name="ch1">
        <chart:legend chart:legend-position="top" svg:x="2.18cm" svg:y="0.185cm" style:legend-expansion="wide" chart:style-name="ch2"/>
        <chart:plot-area chart:style-name="ch3" table:cell-range-address="synchbench_epcc_20_08_20.C10:synchbench_epcc_20_08_20.C11 synchbench_epcc_20_08_20.E10:synchbench_epcc_20_08_20.E11 synchbench_epcc_20_08_20.I10:synchbench_epcc_20_08_20.I11 synchbench_epcc_20_08_20.Q10:synchbench_epcc_20_08_20.Q11 synchbench_epcc_20_08_20.AG10:synchbench_epcc_20_08_20.AG11 synchbench_epcc_20_08_20.BM10:synchbench_epcc_20_08_20.BM11 synchbench_epcc_20_08_20.A11:synchbench_epcc_20_08_20.A11 synchbench_epcc_20_08_20.A15:synchbench_epcc_20_08_20.A15 synchbench_epcc_20_08_20.C15:synchbench_epcc_20_08_20.C15 synchbench_epcc_20_08_20.E15:synchbench_epcc_20_08_20.E15 synchbench_epcc_20_08_20.I15:synchbench_epcc_20_08_20.I15 synchbench_epcc_20_08_20.Q15:synchbench_epcc_20_08_20.Q15 synchbench_epcc_20_08_20.AG15:synchbench_epcc_20_08_20.AG15 synchbench_epcc_20_08_20.BM15:synchbench_epcc_20_08_20.BM15" chart:data-source-has-labels="both" svg:x="1.237cm" svg:y="0.89cm" svg:width="12.43cm" svg:height="6.037cm">
          <chartooo:coordinate-region svg:x="1.858cm" svg:y="1.063cm" svg:width="11.809cm" svg:height="5.27cm"/>
          <chart:axis chart:dimension="x" chart:name="primary-x" chart:style-name="ch4" chartooo:axis-type="auto">
            <chartooo:date-scale/>
            <chart:title svg:x="6.852cm" svg:y="7.087cm" chart:style-name="ch5">
              <text:p>nb core</text:p>
            </chart:title>
            <chart:categories table:cell-range-address="synchbench_epcc_20_08_20.C10:synchbench_epcc_20_08_20.C10 synchbench_epcc_20_08_20.E10:synchbench_epcc_20_08_20.E10 synchbench_epcc_20_08_20.I10:synchbench_epcc_20_08_20.I10 synchbench_epcc_20_08_20.Q10:synchbench_epcc_20_08_20.Q10 synchbench_epcc_20_08_20.AG10:synchbench_epcc_20_08_20.AG10 synchbench_epcc_20_08_20.BM10:synchbench_epcc_20_08_20.BM10"/>
          </chart:axis>
          <chart:axis chart:dimension="y" chart:name="primary-y" chart:style-name="ch6">
            <chart:title svg:x="0.451cm" svg:y="4.891cm" chart:style-name="ch7">
              <text:p>microsecond</text:p>
            </chart:title>
          </chart:axis>
          <chart:series chart:style-name="ch8" chart:values-cell-range-address="synchbench_epcc_20_08_20.C11:synchbench_epcc_20_08_20.C11 synchbench_epcc_20_08_20.E11:synchbench_epcc_20_08_20.E11 synchbench_epcc_20_08_20.I11:synchbench_epcc_20_08_20.I11 synchbench_epcc_20_08_20.Q11:synchbench_epcc_20_08_20.Q11 synchbench_epcc_20_08_20.AG11:synchbench_epcc_20_08_20.AG11 synchbench_epcc_20_08_20.BM11:synchbench_epcc_20_08_20.BM11" chart:label-cell-address="synchbench_epcc_20_08_20.A11:synchbench_epcc_20_08_20.A11" chart:class="chart:bar">
            <chart:data-point chart:repeated="6"/>
          </chart:series>
          <chart:series chart:style-name="ch9" chart:values-cell-range-address="synchbench_epcc_20_08_20.C15:synchbench_epcc_20_08_20.C15 synchbench_epcc_20_08_20.E15:synchbench_epcc_20_08_20.E15 synchbench_epcc_20_08_20.I15:synchbench_epcc_20_08_20.I15 synchbench_epcc_20_08_20.Q15:synchbench_epcc_20_08_20.Q15 synchbench_epcc_20_08_20.AG15:synchbench_epcc_20_08_20.AG15 synchbench_epcc_20_08_20.BM15:synchbench_epcc_20_08_20.BM15" chart:label-cell-address="synchbench_epcc_20_08_20.A15:synchbench_epcc_20_08_20.A15" chart:class="chart:bar">
            <chart:data-point chart:repeated="5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ynchbench_epcc_20_08_20.C10:synchbench_epcc_20_08_20.C10 synchbench_epcc_20_08_20.E10:synchbench_epcc_20_08_20.E10 synchbench_epcc_20_08_20.I10:synchbench_epcc_20_08_20.I10 synchbench_epcc_20_08_20.Q10:synchbench_epcc_20_08_20.Q10 synchbench_epcc_20_08_20.AG10:synchbench_epcc_20_08_20.AG10 synchbench_epcc_20_08_20.BM10:synchbench_epcc_20_08_20.BM1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OMP REDUCTION overhead</text:p>
                <draw:g>
                  <svg:desc>synchbench_epcc_20_08_20.A11:synchbench_epcc_20_08_20.A11</svg:desc>
                </draw:g>
              </table:table-cell>
              <table:table-cell office:value-type="float" office:value="0.488267">
                <text:p>0.488267</text:p>
                <draw:g>
                  <svg:desc>synchbench_epcc_20_08_20.C11:synchbench_epcc_20_08_20.C11 synchbench_epcc_20_08_20.E11:synchbench_epcc_20_08_20.E11 synchbench_epcc_20_08_20.I11:synchbench_epcc_20_08_20.I11 synchbench_epcc_20_08_20.Q11:synchbench_epcc_20_08_20.Q11 synchbench_epcc_20_08_20.AG11:synchbench_epcc_20_08_20.AG11 synchbench_epcc_20_08_20.BM11:synchbench_epcc_20_08_20.BM11</svg:desc>
                </draw:g>
              </table:table-cell>
              <table:table-cell office:value-type="float" office:value="0.581321">
                <text:p>0.581321</text:p>
              </table:table-cell>
              <table:table-cell office:value-type="float" office:value="1.696152">
                <text:p>1.696152</text:p>
              </table:table-cell>
              <table:table-cell office:value-type="float" office:value="3.008613">
                <text:p>3.008613</text:p>
              </table:table-cell>
              <table:table-cell office:value-type="float" office:value="5.868595">
                <text:p>5.868595</text:p>
              </table:table-cell>
              <table:table-cell office:value-type="float" office:value="12.196272">
                <text:p>12.196272</text:p>
              </table:table-cell>
            </table:table-row>
            <table:table-row>
              <table:table-cell office:value-type="string">
                <text:p>OMP PARALLEL overhead</text:p>
                <draw:g>
                  <svg:desc>synchbench_epcc_20_08_20.A15:synchbench_epcc_20_08_20.A15</svg:desc>
                </draw:g>
              </table:table-cell>
              <table:table-cell office:value-type="float" office:value="0.501621">
                <text:p>0.501621</text:p>
                <draw:g>
                  <svg:desc>synchbench_epcc_20_08_20.C15:synchbench_epcc_20_08_20.C15 synchbench_epcc_20_08_20.E15:synchbench_epcc_20_08_20.E15 synchbench_epcc_20_08_20.I15:synchbench_epcc_20_08_20.I15 synchbench_epcc_20_08_20.Q15:synchbench_epcc_20_08_20.Q15 synchbench_epcc_20_08_20.AG15:synchbench_epcc_20_08_20.AG15 synchbench_epcc_20_08_20.BM15:synchbench_epcc_20_08_20.BM15</svg:desc>
                </draw:g>
              </table:table-cell>
              <table:table-cell office:value-type="float" office:value="0.577217">
                <text:p>0.577217</text:p>
              </table:table-cell>
              <table:table-cell office:value-type="float" office:value="1.686524">
                <text:p>1.686524</text:p>
              </table:table-cell>
              <table:table-cell office:value-type="float" office:value="3.052578">
                <text:p>3.052578</text:p>
              </table:table-cell>
              <table:table-cell office:value-type="float" office:value="5.833367">
                <text:p>5.833367</text:p>
              </table:table-cell>
              <table:table-cell office:value-type="float" office:value="12.171574">
                <text:p>12.1715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ue_20_Crossed_20_45_20_Degrees" draw:display-name="Blue Crossed 45 Degrees" draw:style="double" draw:color="#000080" draw:distance="0.15cm" draw:rotation="45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stroke-dash="ChartDash_20_1" svg:stroke-color="#b3b3b3" draw:fill="none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="hatch" draw:fill-color="#ff420e" draw:fill-hatch-name="Red_20_Crossed_20_45_20_Degrees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31cm" svg:height="7.339cm" xlink:href=".." xlink:type="simple" chart:class="chart:bar" chart:style-name="ch1">
        <chart:title svg:x="3.701cm" svg:y="0.281cm" chart:style-name="ch2">
          <text:p>omp for reduction overheads</text:p>
        </chart:title>
        <chart:legend chart:legend-position="top" svg:x="1.916cm" svg:y="1.219cm" style:legend-expansion="wide" chart:style-name="ch3"/>
        <chart:plot-area chart:style-name="ch4" table:cell-range-address="synchbench_epcc_20_08_20.C10:synchbench_epcc_20_08_20.C10 synchbench_epcc_20_08_20.E10:synchbench_epcc_20_08_20.E10 synchbench_epcc_20_08_20.I10:synchbench_epcc_20_08_20.I10 synchbench_epcc_20_08_20.Q10:synchbench_epcc_20_08_20.Q10 synchbench_epcc_20_08_20.AG10:synchbench_epcc_20_08_20.AG10 synchbench_epcc_20_08_20.BM10:synchbench_epcc_20_08_20.BM10 synchbench_epcc_20_08_20.A12:synchbench_epcc_20_08_20.A12 synchbench_epcc_20_08_20.C12:synchbench_epcc_20_08_20.C12 synchbench_epcc_20_08_20.E12:synchbench_epcc_20_08_20.E12 synchbench_epcc_20_08_20.I12:synchbench_epcc_20_08_20.I12 synchbench_epcc_20_08_20.Q12:synchbench_epcc_20_08_20.Q12 synchbench_epcc_20_08_20.AG12:synchbench_epcc_20_08_20.AG12 synchbench_epcc_20_08_20.BM12:synchbench_epcc_20_08_20.BM12 synchbench_epcc_20_08_20.A16:synchbench_epcc_20_08_20.A16 synchbench_epcc_20_08_20.C16:synchbench_epcc_20_08_20.C16 synchbench_epcc_20_08_20.E16:synchbench_epcc_20_08_20.E16 synchbench_epcc_20_08_20.I16:synchbench_epcc_20_08_20.I16 synchbench_epcc_20_08_20.Q16:synchbench_epcc_20_08_20.Q16 synchbench_epcc_20_08_20.AG16:synchbench_epcc_20_08_20.AG16 synchbench_epcc_20_08_20.BM16:synchbench_epcc_20_08_20.BM16" chart:data-source-has-labels="both" svg:x="1.223cm" svg:y="1.91cm" svg:width="11.744cm" svg:height="4.354cm">
          <chartooo:coordinate-region svg:x="1.95cm" svg:y="2.083cm" svg:width="11.017cm" svg:height="3.587cm"/>
          <chart:axis chart:dimension="x" chart:name="primary-x" chart:style-name="ch5" chartooo:axis-type="auto">
            <chartooo:date-scale/>
            <chart:title svg:x="6.495cm" svg:y="6.41cm" chart:style-name="ch6">
              <text:p>nb core</text:p>
            </chart:title>
            <chart:categories table:cell-range-address="synchbench_epcc_20_08_20.C10:synchbench_epcc_20_08_20.C10 synchbench_epcc_20_08_20.E10:synchbench_epcc_20_08_20.E10 synchbench_epcc_20_08_20.I10:synchbench_epcc_20_08_20.I10 synchbench_epcc_20_08_20.Q10:synchbench_epcc_20_08_20.Q10 synchbench_epcc_20_08_20.AG10:synchbench_epcc_20_08_20.AG10 synchbench_epcc_20_08_20.BM10:synchbench_epcc_20_08_20.BM10"/>
          </chart:axis>
          <chart:axis chart:dimension="y" chart:name="primary-y" chart:style-name="ch7">
            <chart:title svg:x="0.451cm" svg:y="5.07cm" chart:style-name="ch8">
              <text:p>microsecond</text:p>
            </chart:title>
          </chart:axis>
          <chart:series chart:style-name="ch9" chart:values-cell-range-address="synchbench_epcc_20_08_20.C12:synchbench_epcc_20_08_20.C12 synchbench_epcc_20_08_20.E12:synchbench_epcc_20_08_20.E12 synchbench_epcc_20_08_20.I12:synchbench_epcc_20_08_20.I12 synchbench_epcc_20_08_20.Q12:synchbench_epcc_20_08_20.Q12 synchbench_epcc_20_08_20.AG12:synchbench_epcc_20_08_20.AG12 synchbench_epcc_20_08_20.BM12:synchbench_epcc_20_08_20.BM12" chart:label-cell-address="synchbench_epcc_20_08_20.A12:synchbench_epcc_20_08_20.A12" chart:class="chart:bar">
            <chart:data-point chart:repeated="6"/>
          </chart:series>
          <chart:series chart:style-name="ch10" chart:values-cell-range-address="synchbench_epcc_20_08_20.C16:synchbench_epcc_20_08_20.C16 synchbench_epcc_20_08_20.E16:synchbench_epcc_20_08_20.E16 synchbench_epcc_20_08_20.I16:synchbench_epcc_20_08_20.I16 synchbench_epcc_20_08_20.Q16:synchbench_epcc_20_08_20.Q16 synchbench_epcc_20_08_20.AG16:synchbench_epcc_20_08_20.AG16 synchbench_epcc_20_08_20.BM16:synchbench_epcc_20_08_20.BM16" chart:label-cell-address="synchbench_epcc_20_08_20.A16:synchbench_epcc_20_08_20.A1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ynchbench_epcc_20_08_20.C10:synchbench_epcc_20_08_20.C10 synchbench_epcc_20_08_20.E10:synchbench_epcc_20_08_20.E10 synchbench_epcc_20_08_20.I10:synchbench_epcc_20_08_20.I10 synchbench_epcc_20_08_20.Q10:synchbench_epcc_20_08_20.Q10 synchbench_epcc_20_08_20.AG10:synchbench_epcc_20_08_20.AG10 synchbench_epcc_20_08_20.BM10:synchbench_epcc_20_08_20.BM1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OMP FOR REDUCTION overhead</text:p>
                <draw:g>
                  <svg:desc>synchbench_epcc_20_08_20.A12:synchbench_epcc_20_08_20.A12</svg:desc>
                </draw:g>
              </table:table-cell>
              <table:table-cell office:value-type="float" office:value="0.19064">
                <text:p>0.19064</text:p>
                <draw:g>
                  <svg:desc>synchbench_epcc_20_08_20.C12:synchbench_epcc_20_08_20.C12 synchbench_epcc_20_08_20.E12:synchbench_epcc_20_08_20.E12 synchbench_epcc_20_08_20.I12:synchbench_epcc_20_08_20.I12 synchbench_epcc_20_08_20.Q12:synchbench_epcc_20_08_20.Q12 synchbench_epcc_20_08_20.AG12:synchbench_epcc_20_08_20.AG12 synchbench_epcc_20_08_20.BM12:synchbench_epcc_20_08_20.BM12</svg:desc>
                </draw:g>
              </table:table-cell>
              <table:table-cell office:value-type="float" office:value="0.241198">
                <text:p>0.241198</text:p>
              </table:table-cell>
              <table:table-cell office:value-type="float" office:value="0.524173">
                <text:p>0.524173</text:p>
              </table:table-cell>
              <table:table-cell office:value-type="float" office:value="0.754985">
                <text:p>0.754985</text:p>
              </table:table-cell>
              <table:table-cell office:value-type="float" office:value="1.281967">
                <text:p>1.281967</text:p>
              </table:table-cell>
              <table:table-cell office:value-type="float" office:value="2.37657">
                <text:p>2.37657</text:p>
              </table:table-cell>
            </table:table-row>
            <table:table-row>
              <table:table-cell office:value-type="string">
                <text:p>OMP FOR overhead</text:p>
                <draw:g>
                  <svg:desc>synchbench_epcc_20_08_20.A16:synchbench_epcc_20_08_20.A16</svg:desc>
                </draw:g>
              </table:table-cell>
              <table:table-cell office:value-type="float" office:value="0.184111">
                <text:p>0.184111</text:p>
                <draw:g>
                  <svg:desc>synchbench_epcc_20_08_20.C16:synchbench_epcc_20_08_20.C16 synchbench_epcc_20_08_20.E16:synchbench_epcc_20_08_20.E16 synchbench_epcc_20_08_20.I16:synchbench_epcc_20_08_20.I16 synchbench_epcc_20_08_20.Q16:synchbench_epcc_20_08_20.Q16 synchbench_epcc_20_08_20.AG16:synchbench_epcc_20_08_20.AG16 synchbench_epcc_20_08_20.BM16:synchbench_epcc_20_08_20.BM16</svg:desc>
                </draw:g>
              </table:table-cell>
              <table:table-cell office:value-type="float" office:value="0.196669">
                <text:p>0.196669</text:p>
              </table:table-cell>
              <table:table-cell office:value-type="float" office:value="0.429474">
                <text:p>0.429474</text:p>
              </table:table-cell>
              <table:table-cell office:value-type="float" office:value="0.670382">
                <text:p>0.670382</text:p>
              </table:table-cell>
              <table:table-cell office:value-type="float" office:value="1.160271">
                <text:p>1.160271</text:p>
              </table:table-cell>
              <table:table-cell office:value-type="float" office:value="2.142169">
                <text:p>2.1421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Red_20_Crossed_20_45_20_Degrees" draw:display-name="Red Crossed 45 Degrees" draw:style="double" draw:color="#800000" draw:distance="0.15cm" draw:rotation="450"/>
    <draw:opacity draw:name="ChartTransparencyGradient_20_1" draw:display-name="ChartTransparencyGradient 1" draw:style="linear" draw:start="100%" draw:end="0%" draw:angle="0" draw:border="0%"/>
    <draw:stroke-dash draw:name="ChartDash_20_1" draw:display-name="ChartDash 1" draw:style="rect" draw:dots1="1" draw:distance="50%"/>
    <draw:stroke-dash draw:name="ChartDash_20_2" draw:display-name="ChartDash 2" draw:style="rect" draw:dots1="1" draw:dots1-length="197%" draw:distance="197%"/>
    <draw:stroke-dash draw:name="ChartDash_20_3" draw:display-name="ChartDash 3" draw:style="rect" draw:dots1="2" draw:dots1-length="0.051cm" draw:dots2="3" draw:dots2-length="0.254cm" draw:distance="0.127cm"/>
    <draw:stroke-dash draw:name="ChartDash_20_4" draw:display-name="ChartDash 4" draw:style="rect" draw:dots1="1" draw:distance="0.457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348cm" svg:height="17.195cm" xlink:href=".." xlink:type="simple" chart:class="chart:line" chart:style-name="ch1">
        <chart:legend chart:legend-position="end" svg:x="18.125cm" svg:y="7.212cm" style:legend-expansion="high" chart:style-name="ch2"/>
        <chart:plot-area chart:style-name="ch3" table:cell-range-address="synchbench_epcc_20_08_20.C1:synchbench_epcc_20_08_20.BM7 synchbench_epcc_20_08_20.A2:synchbench_epcc_20_08_20.A7" chart:data-source-has-labels="both" svg:x="0.526cm" svg:y="0.343cm" svg:width="17.073cm" svg:height="16.509cm">
          <chartooo:coordinate-region svg:x="1.253cm" svg:y="0.516cm" svg:width="16.224cm" svg:height="15.581cm"/>
          <chart:axis chart:dimension="x" chart:name="primary-x" chart:style-name="ch4" chartooo:axis-type="auto">
            <chartooo:date-scale/>
            <chart:categories table:cell-range-address="synchbench_epcc_20_08_20.C1:synchbench_epcc_20_08_20.BM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ynchbench_epcc_20_08_20.C2:synchbench_epcc_20_08_20.BM2" chart:label-cell-address="synchbench_epcc_20_08_20.A2:synchbench_epcc_20_08_20.A2" chart:class="chart:line">
            <chart:data-point chart:repeated="63"/>
          </chart:series>
          <chart:series chart:style-name="ch7" chart:values-cell-range-address="synchbench_epcc_20_08_20.C3:synchbench_epcc_20_08_20.BM3" chart:label-cell-address="synchbench_epcc_20_08_20.A3:synchbench_epcc_20_08_20.A3" chart:class="chart:line">
            <chart:data-point chart:repeated="63"/>
          </chart:series>
          <chart:series chart:style-name="ch8" chart:values-cell-range-address="synchbench_epcc_20_08_20.C4:synchbench_epcc_20_08_20.BM4" chart:label-cell-address="synchbench_epcc_20_08_20.A4:synchbench_epcc_20_08_20.A4" chart:class="chart:line">
            <chart:data-point chart:repeated="63"/>
          </chart:series>
          <chart:series chart:style-name="ch9" chart:values-cell-range-address="synchbench_epcc_20_08_20.C5:synchbench_epcc_20_08_20.BM5" chart:label-cell-address="synchbench_epcc_20_08_20.A5:synchbench_epcc_20_08_20.A5" chart:class="chart:line">
            <chart:data-point chart:repeated="63"/>
          </chart:series>
          <chart:series chart:style-name="ch10" chart:values-cell-range-address="synchbench_epcc_20_08_20.C6:synchbench_epcc_20_08_20.BM6" chart:label-cell-address="synchbench_epcc_20_08_20.A6:synchbench_epcc_20_08_20.A6" chart:class="chart:line">
            <chart:data-point chart:repeated="63"/>
          </chart:series>
          <chart:series chart:style-name="ch11" chart:values-cell-range-address="synchbench_epcc_20_08_20.C7:synchbench_epcc_20_08_20.BM7" chart:label-cell-address="synchbench_epcc_20_08_20.A7:synchbench_epcc_20_08_20.A7" chart:class="chart:line">
            <chart:data-point chart:repeated="6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3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ynchbench_epcc_20_08_20.C1:synchbench_epcc_20_08_20.BM1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BARRIER overhead</text:p>
                <draw:g>
                  <svg:desc>synchbench_epcc_20_08_20.A2:synchbench_epcc_20_08_20.A2</svg:desc>
                </draw:g>
              </table:table-cell>
              <table:table-cell office:value-type="float" office:value="0.185303">
                <text:p>0.185303</text:p>
                <draw:g>
                  <svg:desc>synchbench_epcc_20_08_20.C2:synchbench_epcc_20_08_20.BM2</svg:desc>
                </draw:g>
              </table:table-cell>
              <table:table-cell office:value-type="float" office:value="0.184716">
                <text:p>0.184716</text:p>
              </table:table-cell>
              <table:table-cell office:value-type="float" office:value="0.195884">
                <text:p>0.195884</text:p>
              </table:table-cell>
              <table:table-cell office:value-type="float" office:value="0.336348">
                <text:p>0.336348</text:p>
              </table:table-cell>
              <table:table-cell office:value-type="float" office:value="0.401563">
                <text:p>0.401563</text:p>
              </table:table-cell>
              <table:table-cell office:value-type="float" office:value="0.425834">
                <text:p>0.425834</text:p>
              </table:table-cell>
              <table:table-cell office:value-type="float" office:value="0.429058">
                <text:p>0.429058</text:p>
              </table:table-cell>
              <table:table-cell office:value-type="float" office:value="0.516772">
                <text:p>0.516772</text:p>
              </table:table-cell>
              <table:table-cell office:value-type="float" office:value="0.52807">
                <text:p>0.52807</text:p>
              </table:table-cell>
              <table:table-cell office:value-type="float" office:value="0.554144">
                <text:p>0.554144</text:p>
              </table:table-cell>
              <table:table-cell office:value-type="float" office:value="0.561206">
                <text:p>0.561206</text:p>
              </table:table-cell>
              <table:table-cell office:value-type="float" office:value="0.663812">
                <text:p>0.663812</text:p>
              </table:table-cell>
              <table:table-cell office:value-type="float" office:value="0.651886">
                <text:p>0.651886</text:p>
              </table:table-cell>
              <table:table-cell office:value-type="float" office:value="0.659965">
                <text:p>0.659965</text:p>
              </table:table-cell>
              <table:table-cell office:value-type="float" office:value="0.671125">
                <text:p>0.671125</text:p>
              </table:table-cell>
              <table:table-cell office:value-type="float" office:value="0.766826">
                <text:p>0.766826</text:p>
              </table:table-cell>
              <table:table-cell office:value-type="float" office:value="0.767243">
                <text:p>0.767243</text:p>
              </table:table-cell>
              <table:table-cell office:value-type="float" office:value="0.77339">
                <text:p>0.77339</text:p>
              </table:table-cell>
              <table:table-cell office:value-type="float" office:value="0.792647">
                <text:p>0.792647</text:p>
              </table:table-cell>
              <table:table-cell office:value-type="float" office:value="0.880375">
                <text:p>0.880375</text:p>
              </table:table-cell>
              <table:table-cell office:value-type="float" office:value="0.885019">
                <text:p>0.885019</text:p>
              </table:table-cell>
              <table:table-cell office:value-type="float" office:value="0.893305">
                <text:p>0.893305</text:p>
              </table:table-cell>
              <table:table-cell office:value-type="float" office:value="0.928086">
                <text:p>0.928086</text:p>
              </table:table-cell>
              <table:table-cell office:value-type="float" office:value="1.014668">
                <text:p>1.014668</text:p>
              </table:table-cell>
              <table:table-cell office:value-type="float" office:value="1.007592">
                <text:p>1.007592</text:p>
              </table:table-cell>
              <table:table-cell office:value-type="float" office:value="1.013714">
                <text:p>1.013714</text:p>
              </table:table-cell>
              <table:table-cell office:value-type="float" office:value="1.034315">
                <text:p>1.034315</text:p>
              </table:table-cell>
              <table:table-cell office:value-type="float" office:value="1.139963">
                <text:p>1.139963</text:p>
              </table:table-cell>
              <table:table-cell office:value-type="float" office:value="1.129009">
                <text:p>1.129009</text:p>
              </table:table-cell>
              <table:table-cell office:value-type="float" office:value="1.132232">
                <text:p>1.132232</text:p>
              </table:table-cell>
              <table:table-cell office:value-type="float" office:value="1.158416">
                <text:p>1.158416</text:p>
              </table:table-cell>
              <table:table-cell office:value-type="float" office:value="1.326007">
                <text:p>1.326007</text:p>
              </table:table-cell>
              <table:table-cell office:value-type="float" office:value="1.304682">
                <text:p>1.304682</text:p>
              </table:table-cell>
              <table:table-cell office:value-type="float" office:value="1.309308">
                <text:p>1.309308</text:p>
              </table:table-cell>
              <table:table-cell office:value-type="float" office:value="1.319647">
                <text:p>1.319647</text:p>
              </table:table-cell>
              <table:table-cell office:value-type="float" office:value="1.456576">
                <text:p>1.456576</text:p>
              </table:table-cell>
              <table:table-cell office:value-type="float" office:value="1.43748">
                <text:p>1.43748</text:p>
              </table:table-cell>
              <table:table-cell office:value-type="float" office:value="1.439562">
                <text:p>1.439562</text:p>
              </table:table-cell>
              <table:table-cell office:value-type="float" office:value="1.453193">
                <text:p>1.453193</text:p>
              </table:table-cell>
              <table:table-cell office:value-type="float" office:value="1.56482">
                <text:p>1.56482</text:p>
              </table:table-cell>
              <table:table-cell office:value-type="float" office:value="1.554211">
                <text:p>1.554211</text:p>
              </table:table-cell>
              <table:table-cell office:value-type="float" office:value="1.556647">
                <text:p>1.556647</text:p>
              </table:table-cell>
              <table:table-cell office:value-type="float" office:value="1.56724">
                <text:p>1.56724</text:p>
              </table:table-cell>
              <table:table-cell office:value-type="float" office:value="1.678645">
                <text:p>1.678645</text:p>
              </table:table-cell>
              <table:table-cell office:value-type="float" office:value="1.668852">
                <text:p>1.668852</text:p>
              </table:table-cell>
              <table:table-cell office:value-type="float" office:value="1.671497">
                <text:p>1.671497</text:p>
              </table:table-cell>
              <table:table-cell office:value-type="float" office:value="1.679514">
                <text:p>1.679514</text:p>
              </table:table-cell>
              <table:table-cell office:value-type="float" office:value="1.809098">
                <text:p>1.809098</text:p>
              </table:table-cell>
              <table:table-cell office:value-type="float" office:value="1.790587">
                <text:p>1.790587</text:p>
              </table:table-cell>
              <table:table-cell office:value-type="float" office:value="1.79517">
                <text:p>1.79517</text:p>
              </table:table-cell>
              <table:table-cell office:value-type="float" office:value="1.808866">
                <text:p>1.808866</text:p>
              </table:table-cell>
              <table:table-cell office:value-type="float" office:value="1.928513">
                <text:p>1.928513</text:p>
              </table:table-cell>
              <table:table-cell office:value-type="float" office:value="1.906219">
                <text:p>1.906219</text:p>
              </table:table-cell>
              <table:table-cell office:value-type="float" office:value="1.907728">
                <text:p>1.907728</text:p>
              </table:table-cell>
              <table:table-cell office:value-type="float" office:value="1.914687">
                <text:p>1.914687</text:p>
              </table:table-cell>
              <table:table-cell office:value-type="float" office:value="2.035029">
                <text:p>2.035029</text:p>
              </table:table-cell>
              <table:table-cell office:value-type="float" office:value="2.020053">
                <text:p>2.020053</text:p>
              </table:table-cell>
              <table:table-cell office:value-type="float" office:value="2.022694">
                <text:p>2.022694</text:p>
              </table:table-cell>
              <table:table-cell office:value-type="float" office:value="2.040876">
                <text:p>2.040876</text:p>
              </table:table-cell>
              <table:table-cell office:value-type="float" office:value="2.149161">
                <text:p>2.149161</text:p>
              </table:table-cell>
              <table:table-cell office:value-type="float" office:value="2.136764">
                <text:p>2.136764</text:p>
              </table:table-cell>
              <table:table-cell office:value-type="float" office:value="2.14152">
                <text:p>2.14152</text:p>
              </table:table-cell>
              <table:table-cell office:value-type="float" office:value="2.143004">
                <text:p>2.143004</text:p>
              </table:table-cell>
            </table:table-row>
            <table:table-row>
              <table:table-cell office:value-type="string">
                <text:p>CENTRALIZED BARRIER overhead</text:p>
                <draw:g>
                  <svg:desc>synchbench_epcc_20_08_20.A3:synchbench_epcc_20_08_20.A3</svg:desc>
                </draw:g>
              </table:table-cell>
              <table:table-cell office:value-type="float" office:value="0.071858">
                <text:p>0.071858</text:p>
                <draw:g>
                  <svg:desc>synchbench_epcc_20_08_20.C3:synchbench_epcc_20_08_20.BM3</svg:desc>
                </draw:g>
              </table:table-cell>
              <table:table-cell office:value-type="float" office:value="0.144672">
                <text:p>0.144672</text:p>
              </table:table-cell>
              <table:table-cell office:value-type="float" office:value="0.174551">
                <text:p>0.174551</text:p>
              </table:table-cell>
              <table:table-cell office:value-type="float" office:value="0.337902">
                <text:p>0.337902</text:p>
              </table:table-cell>
              <table:table-cell office:value-type="float" office:value="0.37382">
                <text:p>0.37382</text:p>
              </table:table-cell>
              <table:table-cell office:value-type="float" office:value="0.421911">
                <text:p>0.421911</text:p>
              </table:table-cell>
              <table:table-cell office:value-type="float" office:value="0.456864">
                <text:p>0.456864</text:p>
              </table:table-cell>
              <table:table-cell office:value-type="float" office:value="0.50808">
                <text:p>0.50808</text:p>
              </table:table-cell>
              <table:table-cell office:value-type="float" office:value="0.530312">
                <text:p>0.530312</text:p>
              </table:table-cell>
              <table:table-cell office:value-type="float" office:value="0.542886">
                <text:p>0.542886</text:p>
              </table:table-cell>
              <table:table-cell office:value-type="float" office:value="0.55926">
                <text:p>0.55926</text:p>
              </table:table-cell>
              <table:table-cell office:value-type="float" office:value="0.652958">
                <text:p>0.652958</text:p>
              </table:table-cell>
              <table:table-cell office:value-type="float" office:value="0.644358">
                <text:p>0.644358</text:p>
              </table:table-cell>
              <table:table-cell office:value-type="float" office:value="0.652937">
                <text:p>0.652937</text:p>
              </table:table-cell>
              <table:table-cell office:value-type="float" office:value="0.670395">
                <text:p>0.670395</text:p>
              </table:table-cell>
              <table:table-cell office:value-type="float" office:value="0.762827">
                <text:p>0.762827</text:p>
              </table:table-cell>
              <table:table-cell office:value-type="float" office:value="0.762765">
                <text:p>0.762765</text:p>
              </table:table-cell>
              <table:table-cell office:value-type="float" office:value="0.77277">
                <text:p>0.77277</text:p>
              </table:table-cell>
              <table:table-cell office:value-type="float" office:value="0.794849">
                <text:p>0.794849</text:p>
              </table:table-cell>
              <table:table-cell office:value-type="float" office:value="0.878361">
                <text:p>0.878361</text:p>
              </table:table-cell>
              <table:table-cell office:value-type="float" office:value="0.88843">
                <text:p>0.88843</text:p>
              </table:table-cell>
              <table:table-cell office:value-type="float" office:value="0.895089">
                <text:p>0.895089</text:p>
              </table:table-cell>
              <table:table-cell office:value-type="float" office:value="0.918812">
                <text:p>0.918812</text:p>
              </table:table-cell>
              <table:table-cell office:value-type="float" office:value="1.004441">
                <text:p>1.004441</text:p>
              </table:table-cell>
              <table:table-cell office:value-type="float" office:value="1.014644">
                <text:p>1.014644</text:p>
              </table:table-cell>
              <table:table-cell office:value-type="float" office:value="1.018488">
                <text:p>1.018488</text:p>
              </table:table-cell>
              <table:table-cell office:value-type="float" office:value="1.044436">
                <text:p>1.044436</text:p>
              </table:table-cell>
              <table:table-cell office:value-type="float" office:value="1.127525">
                <text:p>1.127525</text:p>
              </table:table-cell>
              <table:table-cell office:value-type="float" office:value="1.138206">
                <text:p>1.138206</text:p>
              </table:table-cell>
              <table:table-cell office:value-type="float" office:value="1.13798">
                <text:p>1.13798</text:p>
              </table:table-cell>
              <table:table-cell office:value-type="float" office:value="1.158284">
                <text:p>1.158284</text:p>
              </table:table-cell>
              <table:table-cell office:value-type="float" office:value="1.284654">
                <text:p>1.284654</text:p>
              </table:table-cell>
              <table:table-cell office:value-type="float" office:value="1.29775">
                <text:p>1.29775</text:p>
              </table:table-cell>
              <table:table-cell office:value-type="float" office:value="1.314691">
                <text:p>1.314691</text:p>
              </table:table-cell>
              <table:table-cell office:value-type="float" office:value="1.32786">
                <text:p>1.32786</text:p>
              </table:table-cell>
              <table:table-cell office:value-type="float" office:value="1.448459">
                <text:p>1.448459</text:p>
              </table:table-cell>
              <table:table-cell office:value-type="float" office:value="1.457647">
                <text:p>1.457647</text:p>
              </table:table-cell>
              <table:table-cell office:value-type="float" office:value="1.45567">
                <text:p>1.45567</text:p>
              </table:table-cell>
              <table:table-cell office:value-type="float" office:value="1.484591">
                <text:p>1.484591</text:p>
              </table:table-cell>
              <table:table-cell office:value-type="float" office:value="1.569323">
                <text:p>1.569323</text:p>
              </table:table-cell>
              <table:table-cell office:value-type="float" office:value="1.590077">
                <text:p>1.590077</text:p>
              </table:table-cell>
              <table:table-cell office:value-type="float" office:value="1.595867">
                <text:p>1.595867</text:p>
              </table:table-cell>
              <table:table-cell office:value-type="float" office:value="1.610983">
                <text:p>1.610983</text:p>
              </table:table-cell>
              <table:table-cell office:value-type="float" office:value="1.70072">
                <text:p>1.70072</text:p>
              </table:table-cell>
              <table:table-cell office:value-type="float" office:value="1.718132">
                <text:p>1.718132</text:p>
              </table:table-cell>
              <table:table-cell office:value-type="float" office:value="1.717746">
                <text:p>1.717746</text:p>
              </table:table-cell>
              <table:table-cell office:value-type="float" office:value="1.724418">
                <text:p>1.724418</text:p>
              </table:table-cell>
              <table:table-cell office:value-type="float" office:value="1.823406">
                <text:p>1.823406</text:p>
              </table:table-cell>
              <table:table-cell office:value-type="float" office:value="1.84295">
                <text:p>1.84295</text:p>
              </table:table-cell>
              <table:table-cell office:value-type="float" office:value="1.853271">
                <text:p>1.853271</text:p>
              </table:table-cell>
              <table:table-cell office:value-type="float" office:value="1.867528">
                <text:p>1.867528</text:p>
              </table:table-cell>
              <table:table-cell office:value-type="float" office:value="1.959613">
                <text:p>1.959613</text:p>
              </table:table-cell>
              <table:table-cell office:value-type="float" office:value="1.985103">
                <text:p>1.985103</text:p>
              </table:table-cell>
              <table:table-cell office:value-type="float" office:value="1.98274">
                <text:p>1.98274</text:p>
              </table:table-cell>
              <table:table-cell office:value-type="float" office:value="1.995782">
                <text:p>1.995782</text:p>
              </table:table-cell>
              <table:table-cell office:value-type="float" office:value="2.082916">
                <text:p>2.082916</text:p>
              </table:table-cell>
              <table:table-cell office:value-type="float" office:value="2.109986">
                <text:p>2.109986</text:p>
              </table:table-cell>
              <table:table-cell office:value-type="float" office:value="2.106288">
                <text:p>2.106288</text:p>
              </table:table-cell>
              <table:table-cell office:value-type="float" office:value="2.113799">
                <text:p>2.113799</text:p>
              </table:table-cell>
              <table:table-cell office:value-type="float" office:value="2.205765">
                <text:p>2.205765</text:p>
              </table:table-cell>
              <table:table-cell office:value-type="float" office:value="2.232729">
                <text:p>2.232729</text:p>
              </table:table-cell>
              <table:table-cell office:value-type="float" office:value="2.233056">
                <text:p>2.233056</text:p>
              </table:table-cell>
              <table:table-cell office:value-type="float" office:value="2.236432">
                <text:p>2.236432</text:p>
              </table:table-cell>
            </table:table-row>
            <table:table-row>
              <table:table-cell office:value-type="string">
                <text:p>COMBINING TREE BARRIER overhead</text:p>
                <draw:g>
                  <svg:desc>synchbench_epcc_20_08_20.A4:synchbench_epcc_20_08_20.A4</svg:desc>
                </draw:g>
              </table:table-cell>
              <table:table-cell office:value-type="float" office:value="0.067004">
                <text:p>0.067004</text:p>
                <draw:g>
                  <svg:desc>synchbench_epcc_20_08_20.C4:synchbench_epcc_20_08_20.BM4</svg:desc>
                </draw:g>
              </table:table-cell>
              <table:table-cell office:value-type="float" office:value="0.121486">
                <text:p>0.121486</text:p>
              </table:table-cell>
              <table:table-cell office:value-type="float" office:value="0.158823">
                <text:p>0.158823</text:p>
              </table:table-cell>
              <table:table-cell office:value-type="float" office:value="0.404998">
                <text:p>0.404998</text:p>
              </table:table-cell>
              <table:table-cell office:value-type="float" office:value="0.456609">
                <text:p>0.456609</text:p>
              </table:table-cell>
              <table:table-cell office:value-type="float" office:value="0.653601">
                <text:p>0.653601</text:p>
              </table:table-cell>
              <table:table-cell office:value-type="float" office:value="0.682783">
                <text:p>0.682783</text:p>
              </table:table-cell>
              <table:table-cell office:value-type="float" office:value="0.592446">
                <text:p>0.592446</text:p>
              </table:table-cell>
              <table:table-cell office:value-type="float" office:value="0.581756">
                <text:p>0.581756</text:p>
              </table:table-cell>
              <table:table-cell office:value-type="float" office:value="0.696962">
                <text:p>0.696962</text:p>
              </table:table-cell>
              <table:table-cell office:value-type="float" office:value="0.723489">
                <text:p>0.723489</text:p>
              </table:table-cell>
              <table:table-cell office:value-type="float" office:value="0.858251">
                <text:p>0.858251</text:p>
              </table:table-cell>
              <table:table-cell office:value-type="float" office:value="0.882356">
                <text:p>0.882356</text:p>
              </table:table-cell>
              <table:table-cell office:value-type="float" office:value="0.960442">
                <text:p>0.960442</text:p>
              </table:table-cell>
              <table:table-cell office:value-type="float" office:value="0.966839">
                <text:p>0.966839</text:p>
              </table:table-cell>
              <table:table-cell office:value-type="float" office:value="0.849853">
                <text:p>0.849853</text:p>
              </table:table-cell>
              <table:table-cell office:value-type="float" office:value="0.835471">
                <text:p>0.835471</text:p>
              </table:table-cell>
              <table:table-cell office:value-type="float" office:value="0.847961">
                <text:p>0.847961</text:p>
              </table:table-cell>
              <table:table-cell office:value-type="float" office:value="0.845453">
                <text:p>0.845453</text:p>
              </table:table-cell>
              <table:table-cell office:value-type="float" office:value="0.955816">
                <text:p>0.955816</text:p>
              </table:table-cell>
              <table:table-cell office:value-type="float" office:value="0.987772">
                <text:p>0.987772</text:p>
              </table:table-cell>
              <table:table-cell office:value-type="float" office:value="1.046916">
                <text:p>1.046916</text:p>
              </table:table-cell>
              <table:table-cell office:value-type="float" office:value="1.063313">
                <text:p>1.063313</text:p>
              </table:table-cell>
              <table:table-cell office:value-type="float" office:value="1.154738">
                <text:p>1.154738</text:p>
              </table:table-cell>
              <table:table-cell office:value-type="float" office:value="1.131957">
                <text:p>1.131957</text:p>
              </table:table-cell>
              <table:table-cell office:value-type="float" office:value="1.1913">
                <text:p>1.1913</text:p>
              </table:table-cell>
              <table:table-cell office:value-type="float" office:value="1.198675">
                <text:p>1.198675</text:p>
              </table:table-cell>
              <table:table-cell office:value-type="float" office:value="1.293137">
                <text:p>1.293137</text:p>
              </table:table-cell>
              <table:table-cell office:value-type="float" office:value="1.316425">
                <text:p>1.316425</text:p>
              </table:table-cell>
              <table:table-cell office:value-type="float" office:value="1.336817">
                <text:p>1.336817</text:p>
              </table:table-cell>
              <table:table-cell office:value-type="float" office:value="1.344194">
                <text:p>1.344194</text:p>
              </table:table-cell>
              <table:table-cell office:value-type="float" office:value="1.293789">
                <text:p>1.293789</text:p>
              </table:table-cell>
              <table:table-cell office:value-type="float" office:value="1.235553">
                <text:p>1.235553</text:p>
              </table:table-cell>
              <table:table-cell office:value-type="float" office:value="1.291631">
                <text:p>1.291631</text:p>
              </table:table-cell>
              <table:table-cell office:value-type="float" office:value="1.272282">
                <text:p>1.272282</text:p>
              </table:table-cell>
              <table:table-cell office:value-type="float" office:value="1.301572">
                <text:p>1.301572</text:p>
              </table:table-cell>
              <table:table-cell office:value-type="float" office:value="1.324009">
                <text:p>1.324009</text:p>
              </table:table-cell>
              <table:table-cell office:value-type="float" office:value="1.352486">
                <text:p>1.352486</text:p>
              </table:table-cell>
              <table:table-cell office:value-type="float" office:value="1.324406">
                <text:p>1.324406</text:p>
              </table:table-cell>
              <table:table-cell office:value-type="float" office:value="1.405691">
                <text:p>1.405691</text:p>
              </table:table-cell>
              <table:table-cell office:value-type="float" office:value="1.385164">
                <text:p>1.385164</text:p>
              </table:table-cell>
              <table:table-cell office:value-type="float" office:value="1.441739">
                <text:p>1.441739</text:p>
              </table:table-cell>
              <table:table-cell office:value-type="float" office:value="1.455012">
                <text:p>1.455012</text:p>
              </table:table-cell>
              <table:table-cell office:value-type="float" office:value="1.501146">
                <text:p>1.501146</text:p>
              </table:table-cell>
              <table:table-cell office:value-type="float" office:value="1.517633">
                <text:p>1.517633</text:p>
              </table:table-cell>
              <table:table-cell office:value-type="float" office:value="1.545906">
                <text:p>1.545906</text:p>
              </table:table-cell>
              <table:table-cell office:value-type="float" office:value="1.602373">
                <text:p>1.602373</text:p>
              </table:table-cell>
              <table:table-cell office:value-type="float" office:value="1.702281">
                <text:p>1.702281</text:p>
              </table:table-cell>
              <table:table-cell office:value-type="float" office:value="1.624427">
                <text:p>1.624427</text:p>
              </table:table-cell>
              <table:table-cell office:value-type="float" office:value="1.669557">
                <text:p>1.669557</text:p>
              </table:table-cell>
              <table:table-cell office:value-type="float" office:value="1.660648">
                <text:p>1.660648</text:p>
              </table:table-cell>
              <table:table-cell office:value-type="float" office:value="1.671179">
                <text:p>1.671179</text:p>
              </table:table-cell>
              <table:table-cell office:value-type="float" office:value="1.69454">
                <text:p>1.69454</text:p>
              </table:table-cell>
              <table:table-cell office:value-type="float" office:value="1.750077">
                <text:p>1.750077</text:p>
              </table:table-cell>
              <table:table-cell office:value-type="float" office:value="1.732626">
                <text:p>1.732626</text:p>
              </table:table-cell>
              <table:table-cell office:value-type="float" office:value="1.839464">
                <text:p>1.839464</text:p>
              </table:table-cell>
              <table:table-cell office:value-type="float" office:value="1.820086">
                <text:p>1.820086</text:p>
              </table:table-cell>
              <table:table-cell office:value-type="float" office:value="1.885712">
                <text:p>1.885712</text:p>
              </table:table-cell>
              <table:table-cell office:value-type="float" office:value="1.867716">
                <text:p>1.867716</text:p>
              </table:table-cell>
              <table:table-cell office:value-type="float" office:value="1.918378">
                <text:p>1.918378</text:p>
              </table:table-cell>
              <table:table-cell office:value-type="float" office:value="1.924245">
                <text:p>1.924245</text:p>
              </table:table-cell>
              <table:table-cell office:value-type="float" office:value="1.951287">
                <text:p>1.951287</text:p>
              </table:table-cell>
              <table:table-cell office:value-type="float" office:value="1.939548">
                <text:p>1.939548</text:p>
              </table:table-cell>
            </table:table-row>
            <table:table-row>
              <table:table-cell office:value-type="string">
                <text:p>DISSEMINATION BARRIER overhead</text:p>
                <draw:g>
                  <svg:desc>synchbench_epcc_20_08_20.A5:synchbench_epcc_20_08_20.A5</svg:desc>
                </draw:g>
              </table:table-cell>
              <table:table-cell office:value-type="float" office:value="0.048297">
                <text:p>0.048297</text:p>
                <draw:g>
                  <svg:desc>synchbench_epcc_20_08_20.C5:synchbench_epcc_20_08_20.BM5</svg:desc>
                </draw:g>
              </table:table-cell>
              <table:table-cell office:value-type="float" office:value="0.127478">
                <text:p>0.127478</text:p>
              </table:table-cell>
              <table:table-cell office:value-type="float" office:value="0.132363">
                <text:p>0.132363</text:p>
              </table:table-cell>
              <table:table-cell office:value-type="float" office:value="0.411367">
                <text:p>0.411367</text:p>
              </table:table-cell>
              <table:table-cell office:value-type="float" office:value="0.428512">
                <text:p>0.428512</text:p>
              </table:table-cell>
              <table:table-cell office:value-type="float" office:value="0.436698">
                <text:p>0.436698</text:p>
              </table:table-cell>
              <table:table-cell office:value-type="float" office:value="0.435168">
                <text:p>0.435168</text:p>
              </table:table-cell>
              <table:table-cell office:value-type="float" office:value="0.628865">
                <text:p>0.628865</text:p>
              </table:table-cell>
              <table:table-cell office:value-type="float" office:value="0.671606">
                <text:p>0.671606</text:p>
              </table:table-cell>
              <table:table-cell office:value-type="float" office:value="0.664342">
                <text:p>0.664342</text:p>
              </table:table-cell>
              <table:table-cell office:value-type="float" office:value="0.666232">
                <text:p>0.666232</text:p>
              </table:table-cell>
              <table:table-cell office:value-type="float" office:value="0.701868">
                <text:p>0.701868</text:p>
              </table:table-cell>
              <table:table-cell office:value-type="float" office:value="0.701685">
                <text:p>0.701685</text:p>
              </table:table-cell>
              <table:table-cell office:value-type="float" office:value="0.709326">
                <text:p>0.709326</text:p>
              </table:table-cell>
              <table:table-cell office:value-type="float" office:value="0.699041">
                <text:p>0.699041</text:p>
              </table:table-cell>
              <table:table-cell office:value-type="float" office:value="0.866313">
                <text:p>0.866313</text:p>
              </table:table-cell>
              <table:table-cell office:value-type="float" office:value="0.916664">
                <text:p>0.916664</text:p>
              </table:table-cell>
              <table:table-cell office:value-type="float" office:value="0.935568">
                <text:p>0.935568</text:p>
              </table:table-cell>
              <table:table-cell office:value-type="float" office:value="0.951095">
                <text:p>0.951095</text:p>
              </table:table-cell>
              <table:table-cell office:value-type="float" office:value="0.96077">
                <text:p>0.96077</text:p>
              </table:table-cell>
              <table:table-cell office:value-type="float" office:value="0.986164">
                <text:p>0.986164</text:p>
              </table:table-cell>
              <table:table-cell office:value-type="float" office:value="0.983304">
                <text:p>0.983304</text:p>
              </table:table-cell>
              <table:table-cell office:value-type="float" office:value="0.967157">
                <text:p>0.967157</text:p>
              </table:table-cell>
              <table:table-cell office:value-type="float" office:value="0.98617">
                <text:p>0.98617</text:p>
              </table:table-cell>
              <table:table-cell office:value-type="float" office:value="0.992718">
                <text:p>0.992718</text:p>
              </table:table-cell>
              <table:table-cell office:value-type="float" office:value="1.006083">
                <text:p>1.006083</text:p>
              </table:table-cell>
              <table:table-cell office:value-type="float" office:value="0.988299">
                <text:p>0.988299</text:p>
              </table:table-cell>
              <table:table-cell office:value-type="float" office:value="1.020878">
                <text:p>1.020878</text:p>
              </table:table-cell>
              <table:table-cell office:value-type="float" office:value="1.012555">
                <text:p>1.012555</text:p>
              </table:table-cell>
              <table:table-cell office:value-type="float" office:value="1.033535">
                <text:p>1.033535</text:p>
              </table:table-cell>
              <table:table-cell office:value-type="float" office:value="1.020146">
                <text:p>1.020146</text:p>
              </table:table-cell>
              <table:table-cell office:value-type="float" office:value="1.208742">
                <text:p>1.208742</text:p>
              </table:table-cell>
              <table:table-cell office:value-type="float" office:value="1.266853">
                <text:p>1.266853</text:p>
              </table:table-cell>
              <table:table-cell office:value-type="float" office:value="1.329798">
                <text:p>1.329798</text:p>
              </table:table-cell>
              <table:table-cell office:value-type="float" office:value="1.345741">
                <text:p>1.345741</text:p>
              </table:table-cell>
              <table:table-cell office:value-type="float" office:value="1.380517">
                <text:p>1.380517</text:p>
              </table:table-cell>
              <table:table-cell office:value-type="float" office:value="1.403426">
                <text:p>1.403426</text:p>
              </table:table-cell>
              <table:table-cell office:value-type="float" office:value="1.408518">
                <text:p>1.408518</text:p>
              </table:table-cell>
              <table:table-cell office:value-type="float" office:value="1.410079">
                <text:p>1.410079</text:p>
              </table:table-cell>
              <table:table-cell office:value-type="float" office:value="1.448202">
                <text:p>1.448202</text:p>
              </table:table-cell>
              <table:table-cell office:value-type="float" office:value="1.470859">
                <text:p>1.470859</text:p>
              </table:table-cell>
              <table:table-cell office:value-type="float" office:value="1.477731">
                <text:p>1.477731</text:p>
              </table:table-cell>
              <table:table-cell office:value-type="float" office:value="1.46605">
                <text:p>1.46605</text:p>
              </table:table-cell>
              <table:table-cell office:value-type="float" office:value="1.498306">
                <text:p>1.498306</text:p>
              </table:table-cell>
              <table:table-cell office:value-type="float" office:value="1.518808">
                <text:p>1.518808</text:p>
              </table:table-cell>
              <table:table-cell office:value-type="float" office:value="1.525016">
                <text:p>1.525016</text:p>
              </table:table-cell>
              <table:table-cell office:value-type="float" office:value="1.522119">
                <text:p>1.522119</text:p>
              </table:table-cell>
              <table:table-cell office:value-type="float" office:value="1.563682">
                <text:p>1.563682</text:p>
              </table:table-cell>
              <table:table-cell office:value-type="float" office:value="1.575297">
                <text:p>1.575297</text:p>
              </table:table-cell>
              <table:table-cell office:value-type="float" office:value="1.588962">
                <text:p>1.588962</text:p>
              </table:table-cell>
              <table:table-cell office:value-type="float" office:value="1.584065">
                <text:p>1.584065</text:p>
              </table:table-cell>
              <table:table-cell office:value-type="float" office:value="1.625339">
                <text:p>1.625339</text:p>
              </table:table-cell>
              <table:table-cell office:value-type="float" office:value="1.632783">
                <text:p>1.632783</text:p>
              </table:table-cell>
              <table:table-cell office:value-type="float" office:value="1.635529">
                <text:p>1.635529</text:p>
              </table:table-cell>
              <table:table-cell office:value-type="float" office:value="1.639288">
                <text:p>1.639288</text:p>
              </table:table-cell>
              <table:table-cell office:value-type="float" office:value="1.66678">
                <text:p>1.66678</text:p>
              </table:table-cell>
              <table:table-cell office:value-type="float" office:value="1.684948">
                <text:p>1.684948</text:p>
              </table:table-cell>
              <table:table-cell office:value-type="float" office:value="1.673781">
                <text:p>1.673781</text:p>
              </table:table-cell>
              <table:table-cell office:value-type="float" office:value="1.688048">
                <text:p>1.688048</text:p>
              </table:table-cell>
              <table:table-cell office:value-type="float" office:value="1.710595">
                <text:p>1.710595</text:p>
              </table:table-cell>
              <table:table-cell office:value-type="float" office:value="1.716947">
                <text:p>1.716947</text:p>
              </table:table-cell>
              <table:table-cell office:value-type="float" office:value="1.704327">
                <text:p>1.704327</text:p>
              </table:table-cell>
              <table:table-cell office:value-type="float" office:value="1.720101">
                <text:p>1.720101</text:p>
              </table:table-cell>
            </table:table-row>
            <table:table-row>
              <table:table-cell office:value-type="string">
                <text:p>LINEAR CENTRALIZED BARRIER overhead</text:p>
                <draw:g>
                  <svg:desc>synchbench_epcc_20_08_20.A6:synchbench_epcc_20_08_20.A6</svg:desc>
                </draw:g>
              </table:table-cell>
              <table:table-cell office:value-type="float" office:value="0.081238">
                <text:p>0.081238</text:p>
                <draw:g>
                  <svg:desc>synchbench_epcc_20_08_20.C6:synchbench_epcc_20_08_20.BM6</svg:desc>
                </draw:g>
              </table:table-cell>
              <table:table-cell office:value-type="float" office:value="0.127389">
                <text:p>0.127389</text:p>
              </table:table-cell>
              <table:table-cell office:value-type="float" office:value="0.13343">
                <text:p>0.13343</text:p>
              </table:table-cell>
              <table:table-cell office:value-type="float" office:value="0.258883">
                <text:p>0.258883</text:p>
              </table:table-cell>
              <table:table-cell office:value-type="float" office:value="0.459065">
                <text:p>0.459065</text:p>
              </table:table-cell>
              <table:table-cell office:value-type="float" office:value="0.493108">
                <text:p>0.493108</text:p>
              </table:table-cell>
              <table:table-cell office:value-type="float" office:value="0.511849">
                <text:p>0.511849</text:p>
              </table:table-cell>
              <table:table-cell office:value-type="float" office:value="0.545074">
                <text:p>0.545074</text:p>
              </table:table-cell>
              <table:table-cell office:value-type="float" office:value="0.564672">
                <text:p>0.564672</text:p>
              </table:table-cell>
              <table:table-cell office:value-type="float" office:value="0.573048">
                <text:p>0.573048</text:p>
              </table:table-cell>
              <table:table-cell office:value-type="float" office:value="0.572653">
                <text:p>0.572653</text:p>
              </table:table-cell>
              <table:table-cell office:value-type="float" office:value="0.591546">
                <text:p>0.591546</text:p>
              </table:table-cell>
              <table:table-cell office:value-type="float" office:value="0.6026">
                <text:p>0.6026</text:p>
              </table:table-cell>
              <table:table-cell office:value-type="float" office:value="0.61562">
                <text:p>0.61562</text:p>
              </table:table-cell>
              <table:table-cell office:value-type="float" office:value="0.666744">
                <text:p>0.666744</text:p>
              </table:table-cell>
              <table:table-cell office:value-type="float" office:value="0.66828">
                <text:p>0.66828</text:p>
              </table:table-cell>
              <table:table-cell office:value-type="float" office:value="0.679046">
                <text:p>0.679046</text:p>
              </table:table-cell>
              <table:table-cell office:value-type="float" office:value="0.697099">
                <text:p>0.697099</text:p>
              </table:table-cell>
              <table:table-cell office:value-type="float" office:value="0.733486">
                <text:p>0.733486</text:p>
              </table:table-cell>
              <table:table-cell office:value-type="float" office:value="0.759551">
                <text:p>0.759551</text:p>
              </table:table-cell>
              <table:table-cell office:value-type="float" office:value="0.788855">
                <text:p>0.788855</text:p>
              </table:table-cell>
              <table:table-cell office:value-type="float" office:value="0.815095">
                <text:p>0.815095</text:p>
              </table:table-cell>
              <table:table-cell office:value-type="float" office:value="0.845677">
                <text:p>0.845677</text:p>
              </table:table-cell>
              <table:table-cell office:value-type="float" office:value="0.871168">
                <text:p>0.871168</text:p>
              </table:table-cell>
              <table:table-cell office:value-type="float" office:value="0.891249">
                <text:p>0.891249</text:p>
              </table:table-cell>
              <table:table-cell office:value-type="float" office:value="0.903178">
                <text:p>0.903178</text:p>
              </table:table-cell>
              <table:table-cell office:value-type="float" office:value="0.910744">
                <text:p>0.910744</text:p>
              </table:table-cell>
              <table:table-cell office:value-type="float" office:value="0.933261">
                <text:p>0.933261</text:p>
              </table:table-cell>
              <table:table-cell office:value-type="float" office:value="0.952088">
                <text:p>0.952088</text:p>
              </table:table-cell>
              <table:table-cell office:value-type="float" office:value="0.998234">
                <text:p>0.998234</text:p>
              </table:table-cell>
              <table:table-cell office:value-type="float" office:value="1.062236">
                <text:p>1.062236</text:p>
              </table:table-cell>
              <table:table-cell office:value-type="float" office:value="1.056898">
                <text:p>1.056898</text:p>
              </table:table-cell>
              <table:table-cell office:value-type="float" office:value="1.044541">
                <text:p>1.044541</text:p>
              </table:table-cell>
              <table:table-cell office:value-type="float" office:value="1.049333">
                <text:p>1.049333</text:p>
              </table:table-cell>
              <table:table-cell office:value-type="float" office:value="1.063422">
                <text:p>1.063422</text:p>
              </table:table-cell>
              <table:table-cell office:value-type="float" office:value="1.064856">
                <text:p>1.064856</text:p>
              </table:table-cell>
              <table:table-cell office:value-type="float" office:value="1.052197">
                <text:p>1.052197</text:p>
              </table:table-cell>
              <table:table-cell office:value-type="float" office:value="1.091259">
                <text:p>1.091259</text:p>
              </table:table-cell>
              <table:table-cell office:value-type="float" office:value="1.146168">
                <text:p>1.146168</text:p>
              </table:table-cell>
              <table:table-cell office:value-type="float" office:value="1.141365">
                <text:p>1.141365</text:p>
              </table:table-cell>
              <table:table-cell office:value-type="float" office:value="1.035496">
                <text:p>1.035496</text:p>
              </table:table-cell>
              <table:table-cell office:value-type="float" office:value="1.050377">
                <text:p>1.050377</text:p>
              </table:table-cell>
              <table:table-cell office:value-type="float" office:value="1.071605">
                <text:p>1.071605</text:p>
              </table:table-cell>
              <table:table-cell office:value-type="float" office:value="1.135323">
                <text:p>1.135323</text:p>
              </table:table-cell>
              <table:table-cell office:value-type="float" office:value="1.277125">
                <text:p>1.277125</text:p>
              </table:table-cell>
              <table:table-cell office:value-type="float" office:value="1.41875">
                <text:p>1.41875</text:p>
              </table:table-cell>
              <table:table-cell office:value-type="float" office:value="1.385737">
                <text:p>1.385737</text:p>
              </table:table-cell>
              <table:table-cell office:value-type="float" office:value="1.392087">
                <text:p>1.392087</text:p>
              </table:table-cell>
              <table:table-cell office:value-type="float" office:value="1.363856">
                <text:p>1.363856</text:p>
              </table:table-cell>
              <table:table-cell office:value-type="float" office:value="1.39931">
                <text:p>1.39931</text:p>
              </table:table-cell>
              <table:table-cell office:value-type="float" office:value="1.44293">
                <text:p>1.44293</text:p>
              </table:table-cell>
              <table:table-cell office:value-type="float" office:value="1.451374">
                <text:p>1.451374</text:p>
              </table:table-cell>
              <table:table-cell office:value-type="float" office:value="1.484051">
                <text:p>1.484051</text:p>
              </table:table-cell>
              <table:table-cell office:value-type="float" office:value="1.561756">
                <text:p>1.561756</text:p>
              </table:table-cell>
              <table:table-cell office:value-type="float" office:value="1.561246">
                <text:p>1.561246</text:p>
              </table:table-cell>
              <table:table-cell office:value-type="float" office:value="1.403491">
                <text:p>1.403491</text:p>
              </table:table-cell>
              <table:table-cell office:value-type="float" office:value="1.225975">
                <text:p>1.225975</text:p>
              </table:table-cell>
              <table:table-cell office:value-type="float" office:value="1.104586">
                <text:p>1.104586</text:p>
              </table:table-cell>
              <table:table-cell office:value-type="float" office:value="1.047506">
                <text:p>1.047506</text:p>
              </table:table-cell>
              <table:table-cell office:value-type="float" office:value="1.164086">
                <text:p>1.164086</text:p>
              </table:table-cell>
              <table:table-cell office:value-type="float" office:value="1.410926">
                <text:p>1.410926</text:p>
              </table:table-cell>
              <table:table-cell office:value-type="float" office:value="1.695456">
                <text:p>1.695456</text:p>
              </table:table-cell>
              <table:table-cell office:value-type="float" office:value="1.872134">
                <text:p>1.872134</text:p>
              </table:table-cell>
            </table:table-row>
            <table:table-row>
              <table:table-cell office:value-type="string">
                <text:p>HYBRID BARRIER overhead</text:p>
                <draw:g>
                  <svg:desc>synchbench_epcc_20_08_20.A7:synchbench_epcc_20_08_20.A7</svg:desc>
                </draw:g>
              </table:table-cell>
              <table:table-cell office:value-type="float" office:value="0.065725">
                <text:p>0.065725</text:p>
                <draw:g>
                  <svg:desc>synchbench_epcc_20_08_20.C7:synchbench_epcc_20_08_20.BM7</svg:desc>
                </draw:g>
              </table:table-cell>
              <table:table-cell office:value-type="float" office:value="0.132791">
                <text:p>0.132791</text:p>
              </table:table-cell>
              <table:table-cell office:value-type="float" office:value="0.133545">
                <text:p>0.133545</text:p>
              </table:table-cell>
              <table:table-cell office:value-type="float" office:value="0.304192">
                <text:p>0.304192</text:p>
              </table:table-cell>
              <table:table-cell office:value-type="float" office:value="0.338286">
                <text:p>0.338286</text:p>
              </table:table-cell>
              <table:table-cell office:value-type="float" office:value="0.388381">
                <text:p>0.388381</text:p>
              </table:table-cell>
              <table:table-cell office:value-type="float" office:value="0.342467">
                <text:p>0.342467</text:p>
              </table:table-cell>
              <table:table-cell office:value-type="float" office:value="0.496026">
                <text:p>0.496026</text:p>
              </table:table-cell>
              <table:table-cell office:value-type="float" office:value="0.488615">
                <text:p>0.488615</text:p>
              </table:table-cell>
              <table:table-cell office:value-type="float" office:value="0.570198">
                <text:p>0.570198</text:p>
              </table:table-cell>
              <table:table-cell office:value-type="float" office:value="0.495456">
                <text:p>0.495456</text:p>
              </table:table-cell>
              <table:table-cell office:value-type="float" office:value="0.610892">
                <text:p>0.610892</text:p>
              </table:table-cell>
              <table:table-cell office:value-type="float" office:value="0.574692">
                <text:p>0.574692</text:p>
              </table:table-cell>
              <table:table-cell office:value-type="float" office:value="0.623943">
                <text:p>0.623943</text:p>
              </table:table-cell>
              <table:table-cell office:value-type="float" office:value="0.620828">
                <text:p>0.620828</text:p>
              </table:table-cell>
              <table:table-cell office:value-type="float" office:value="0.763151">
                <text:p>0.763151</text:p>
              </table:table-cell>
              <table:table-cell office:value-type="float" office:value="0.759285">
                <text:p>0.759285</text:p>
              </table:table-cell>
              <table:table-cell office:value-type="float" office:value="0.825176">
                <text:p>0.825176</text:p>
              </table:table-cell>
              <table:table-cell office:value-type="float" office:value="0.720381">
                <text:p>0.720381</text:p>
              </table:table-cell>
              <table:table-cell office:value-type="float" office:value="0.842511">
                <text:p>0.842511</text:p>
              </table:table-cell>
              <table:table-cell office:value-type="float" office:value="0.834092">
                <text:p>0.834092</text:p>
              </table:table-cell>
              <table:table-cell office:value-type="float" office:value="0.882372">
                <text:p>0.882372</text:p>
              </table:table-cell>
              <table:table-cell office:value-type="float" office:value="0.797125">
                <text:p>0.797125</text:p>
              </table:table-cell>
              <table:table-cell office:value-type="float" office:value="0.895353">
                <text:p>0.895353</text:p>
              </table:table-cell>
              <table:table-cell office:value-type="float" office:value="0.855463">
                <text:p>0.855463</text:p>
              </table:table-cell>
              <table:table-cell office:value-type="float" office:value="0.895299">
                <text:p>0.895299</text:p>
              </table:table-cell>
              <table:table-cell office:value-type="float" office:value="0.874286">
                <text:p>0.874286</text:p>
              </table:table-cell>
              <table:table-cell office:value-type="float" office:value="0.920739">
                <text:p>0.920739</text:p>
              </table:table-cell>
              <table:table-cell office:value-type="float" office:value="0.90754">
                <text:p>0.90754</text:p>
              </table:table-cell>
              <table:table-cell office:value-type="float" office:value="0.918892">
                <text:p>0.918892</text:p>
              </table:table-cell>
              <table:table-cell office:value-type="float" office:value="0.924576">
                <text:p>0.924576</text:p>
              </table:table-cell>
              <table:table-cell office:value-type="float" office:value="1.134896">
                <text:p>1.134896</text:p>
              </table:table-cell>
              <table:table-cell office:value-type="float" office:value="1.114071">
                <text:p>1.114071</text:p>
              </table:table-cell>
              <table:table-cell office:value-type="float" office:value="1.171556">
                <text:p>1.171556</text:p>
              </table:table-cell>
              <table:table-cell office:value-type="float" office:value="1.006052">
                <text:p>1.006052</text:p>
              </table:table-cell>
              <table:table-cell office:value-type="float" office:value="1.201333">
                <text:p>1.201333</text:p>
              </table:table-cell>
              <table:table-cell office:value-type="float" office:value="1.17422">
                <text:p>1.17422</text:p>
              </table:table-cell>
              <table:table-cell office:value-type="float" office:value="1.238768">
                <text:p>1.238768</text:p>
              </table:table-cell>
              <table:table-cell office:value-type="float" office:value="1.078319">
                <text:p>1.078319</text:p>
              </table:table-cell>
              <table:table-cell office:value-type="float" office:value="1.2474">
                <text:p>1.2474</text:p>
              </table:table-cell>
              <table:table-cell office:value-type="float" office:value="1.206775">
                <text:p>1.206775</text:p>
              </table:table-cell>
              <table:table-cell office:value-type="float" office:value="1.267446">
                <text:p>1.267446</text:p>
              </table:table-cell>
              <table:table-cell office:value-type="float" office:value="1.122356">
                <text:p>1.122356</text:p>
              </table:table-cell>
              <table:table-cell office:value-type="float" office:value="1.277402">
                <text:p>1.277402</text:p>
              </table:table-cell>
              <table:table-cell office:value-type="float" office:value="1.240388">
                <text:p>1.240388</text:p>
              </table:table-cell>
              <table:table-cell office:value-type="float" office:value="1.291254">
                <text:p>1.291254</text:p>
              </table:table-cell>
              <table:table-cell office:value-type="float" office:value="1.157572">
                <text:p>1.157572</text:p>
              </table:table-cell>
              <table:table-cell office:value-type="float" office:value="1.296392">
                <text:p>1.296392</text:p>
              </table:table-cell>
              <table:table-cell office:value-type="float" office:value="1.2457">
                <text:p>1.2457</text:p>
              </table:table-cell>
              <table:table-cell office:value-type="float" office:value="1.299839">
                <text:p>1.299839</text:p>
              </table:table-cell>
              <table:table-cell office:value-type="float" office:value="1.233234">
                <text:p>1.233234</text:p>
              </table:table-cell>
              <table:table-cell office:value-type="float" office:value="1.312145">
                <text:p>1.312145</text:p>
              </table:table-cell>
              <table:table-cell office:value-type="float" office:value="1.282123">
                <text:p>1.282123</text:p>
              </table:table-cell>
              <table:table-cell office:value-type="float" office:value="1.30677">
                <text:p>1.30677</text:p>
              </table:table-cell>
              <table:table-cell office:value-type="float" office:value="1.281821">
                <text:p>1.281821</text:p>
              </table:table-cell>
              <table:table-cell office:value-type="float" office:value="1.312574">
                <text:p>1.312574</text:p>
              </table:table-cell>
              <table:table-cell office:value-type="float" office:value="1.302879">
                <text:p>1.302879</text:p>
              </table:table-cell>
              <table:table-cell office:value-type="float" office:value="1.316419">
                <text:p>1.316419</text:p>
              </table:table-cell>
              <table:table-cell office:value-type="float" office:value="1.308081">
                <text:p>1.308081</text:p>
              </table:table-cell>
              <table:table-cell office:value-type="float" office:value="1.32454">
                <text:p>1.32454</text:p>
              </table:table-cell>
              <table:table-cell office:value-type="float" office:value="1.319107">
                <text:p>1.319107</text:p>
              </table:table-cell>
              <table:table-cell office:value-type="float" office:value="1.32331">
                <text:p>1.32331</text:p>
              </table:table-cell>
              <table:table-cell office:value-type="float" office:value="1.566599">
                <text:p>1.5665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8.997cm" xlink:href=".." xlink:type="simple" chart:class="chart:line" chart:style-name="ch1">
        <chart:legend chart:legend-position="end" svg:x="10.185cm" svg:y="3.264cm" style:legend-expansion="high" chart:style-name="ch2"/>
        <chart:plot-area chart:style-name="ch3" table:cell-range-address="synchbench_epcc_20_08_20.B10:synchbench_epcc_20_08_20.BM10 synchbench_epcc_20_08_20.A12:synchbench_epcc_20_08_20.BM14" chart:data-source-has-labels="both" svg:x="0.32cm" svg:y="0.179cm" svg:width="9.545cm" svg:height="8.639cm">
          <chartooo:coordinate-region svg:x="1.047cm" svg:y="0.353cm" svg:width="8.818cm" svg:height="7.71cm"/>
          <chart:axis chart:dimension="x" chart:name="primary-x" chart:style-name="ch4" chartooo:axis-type="auto">
            <chartooo:date-scale/>
            <chart:categories table:cell-range-address="synchbench_epcc_20_08_20.B10:synchbench_epcc_20_08_20.BM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ynchbench_epcc_20_08_20.B12:synchbench_epcc_20_08_20.BM12" chart:label-cell-address="synchbench_epcc_20_08_20.A12:synchbench_epcc_20_08_20.A12" chart:class="chart:line">
            <chart:data-point chart:repeated="64"/>
          </chart:series>
          <chart:series chart:style-name="ch7" chart:values-cell-range-address="synchbench_epcc_20_08_20.B13:synchbench_epcc_20_08_20.BM13" chart:label-cell-address="synchbench_epcc_20_08_20.A13:synchbench_epcc_20_08_20.A13" chart:class="chart:line">
            <chart:data-point chart:repeated="64"/>
          </chart:series>
          <chart:series chart:style-name="ch8" chart:values-cell-range-address="synchbench_epcc_20_08_20.B14:synchbench_epcc_20_08_20.BM14" chart:label-cell-address="synchbench_epcc_20_08_20.A14:synchbench_epcc_20_08_20.A14" chart:class="chart:line"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ynchbench_epcc_20_08_20.B10:synchbench_epcc_20_08_20.BM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OMP FOR REDUCTION overhead</text:p>
                <draw:g>
                  <svg:desc>synchbench_epcc_20_08_20.A12:synchbench_epcc_20_08_20.A12</svg:desc>
                </draw:g>
              </table:table-cell>
              <table:table-cell office:value-type="float" office:value="0.15272">
                <text:p>0.15272</text:p>
                <draw:g>
                  <svg:desc>synchbench_epcc_20_08_20.B12:synchbench_epcc_20_08_20.BM12</svg:desc>
                </draw:g>
              </table:table-cell>
              <table:table-cell office:value-type="float" office:value="0.19064">
                <text:p>0.19064</text:p>
              </table:table-cell>
              <table:table-cell office:value-type="float" office:value="0.207472">
                <text:p>0.207472</text:p>
              </table:table-cell>
              <table:table-cell office:value-type="float" office:value="0.241198">
                <text:p>0.241198</text:p>
              </table:table-cell>
              <table:table-cell office:value-type="float" office:value="0.458352">
                <text:p>0.458352</text:p>
              </table:table-cell>
              <table:table-cell office:value-type="float" office:value="0.487481">
                <text:p>0.487481</text:p>
              </table:table-cell>
              <table:table-cell office:value-type="float" office:value="0.520172">
                <text:p>0.520172</text:p>
              </table:table-cell>
              <table:table-cell office:value-type="float" office:value="0.524173">
                <text:p>0.524173</text:p>
              </table:table-cell>
              <table:table-cell office:value-type="float" office:value="0.605617">
                <text:p>0.605617</text:p>
              </table:table-cell>
              <table:table-cell office:value-type="float" office:value="0.618937">
                <text:p>0.618937</text:p>
              </table:table-cell>
              <table:table-cell office:value-type="float" office:value="0.63557">
                <text:p>0.63557</text:p>
              </table:table-cell>
              <table:table-cell office:value-type="float" office:value="0.644013">
                <text:p>0.644013</text:p>
              </table:table-cell>
              <table:table-cell office:value-type="float" office:value="0.720297">
                <text:p>0.720297</text:p>
              </table:table-cell>
              <table:table-cell office:value-type="float" office:value="0.710838">
                <text:p>0.710838</text:p>
              </table:table-cell>
              <table:table-cell office:value-type="float" office:value="0.737452">
                <text:p>0.737452</text:p>
              </table:table-cell>
              <table:table-cell office:value-type="float" office:value="0.754985">
                <text:p>0.754985</text:p>
              </table:table-cell>
              <table:table-cell office:value-type="float" office:value="0.859092">
                <text:p>0.859092</text:p>
              </table:table-cell>
              <table:table-cell office:value-type="float" office:value="0.836335">
                <text:p>0.836335</text:p>
              </table:table-cell>
              <table:table-cell office:value-type="float" office:value="0.86101">
                <text:p>0.86101</text:p>
              </table:table-cell>
              <table:table-cell office:value-type="float" office:value="0.875284">
                <text:p>0.875284</text:p>
              </table:table-cell>
              <table:table-cell office:value-type="float" office:value="0.969812">
                <text:p>0.969812</text:p>
              </table:table-cell>
              <table:table-cell office:value-type="float" office:value="0.968511">
                <text:p>0.968511</text:p>
              </table:table-cell>
              <table:table-cell office:value-type="float" office:value="0.981419">
                <text:p>0.981419</text:p>
              </table:table-cell>
              <table:table-cell office:value-type="float" office:value="1.00084">
                <text:p>1.00084</text:p>
              </table:table-cell>
              <table:table-cell office:value-type="float" office:value="1.11564">
                <text:p>1.11564</text:p>
              </table:table-cell>
              <table:table-cell office:value-type="float" office:value="1.091102">
                <text:p>1.091102</text:p>
              </table:table-cell>
              <table:table-cell office:value-type="float" office:value="1.120305">
                <text:p>1.120305</text:p>
              </table:table-cell>
              <table:table-cell office:value-type="float" office:value="1.131795">
                <text:p>1.131795</text:p>
              </table:table-cell>
              <table:table-cell office:value-type="float" office:value="1.235425">
                <text:p>1.235425</text:p>
              </table:table-cell>
              <table:table-cell office:value-type="float" office:value="1.23074">
                <text:p>1.23074</text:p>
              </table:table-cell>
              <table:table-cell office:value-type="float" office:value="1.259881">
                <text:p>1.259881</text:p>
              </table:table-cell>
              <table:table-cell office:value-type="float" office:value="1.281967">
                <text:p>1.281967</text:p>
              </table:table-cell>
              <table:table-cell office:value-type="float" office:value="1.4814">
                <text:p>1.4814</text:p>
              </table:table-cell>
              <table:table-cell office:value-type="float" office:value="1.462696">
                <text:p>1.462696</text:p>
              </table:table-cell>
              <table:table-cell office:value-type="float" office:value="1.507474">
                <text:p>1.507474</text:p>
              </table:table-cell>
              <table:table-cell office:value-type="float" office:value="1.476673">
                <text:p>1.476673</text:p>
              </table:table-cell>
              <table:table-cell office:value-type="float" office:value="1.608169">
                <text:p>1.608169</text:p>
              </table:table-cell>
              <table:table-cell office:value-type="float" office:value="1.594057">
                <text:p>1.594057</text:p>
              </table:table-cell>
              <table:table-cell office:value-type="float" office:value="1.646077">
                <text:p>1.646077</text:p>
              </table:table-cell>
              <table:table-cell office:value-type="float" office:value="1.606457">
                <text:p>1.606457</text:p>
              </table:table-cell>
              <table:table-cell office:value-type="float" office:value="1.713501">
                <text:p>1.713501</text:p>
              </table:table-cell>
              <table:table-cell office:value-type="float" office:value="1.73296">
                <text:p>1.73296</text:p>
              </table:table-cell>
              <table:table-cell office:value-type="float" office:value="1.734498">
                <text:p>1.734498</text:p>
              </table:table-cell>
              <table:table-cell office:value-type="float" office:value="1.770632">
                <text:p>1.770632</text:p>
              </table:table-cell>
              <table:table-cell office:value-type="float" office:value="1.835281">
                <text:p>1.835281</text:p>
              </table:table-cell>
              <table:table-cell office:value-type="float" office:value="1.872209">
                <text:p>1.872209</text:p>
              </table:table-cell>
              <table:table-cell office:value-type="float" office:value="1.875695">
                <text:p>1.875695</text:p>
              </table:table-cell>
              <table:table-cell office:value-type="float" office:value="1.840718">
                <text:p>1.840718</text:p>
              </table:table-cell>
              <table:table-cell office:value-type="float" office:value="1.985128">
                <text:p>1.985128</text:p>
              </table:table-cell>
              <table:table-cell office:value-type="float" office:value="1.951158">
                <text:p>1.951158</text:p>
              </table:table-cell>
              <table:table-cell office:value-type="float" office:value="1.955409">
                <text:p>1.955409</text:p>
              </table:table-cell>
              <table:table-cell office:value-type="float" office:value="1.987855">
                <text:p>1.987855</text:p>
              </table:table-cell>
              <table:table-cell office:value-type="float" office:value="2.075663">
                <text:p>2.075663</text:p>
              </table:table-cell>
              <table:table-cell office:value-type="float" office:value="2.102791">
                <text:p>2.102791</text:p>
              </table:table-cell>
              <table:table-cell office:value-type="float" office:value="2.120595">
                <text:p>2.120595</text:p>
              </table:table-cell>
              <table:table-cell office:value-type="float" office:value="2.09413">
                <text:p>2.09413</text:p>
              </table:table-cell>
              <table:table-cell office:value-type="float" office:value="2.260675">
                <text:p>2.260675</text:p>
              </table:table-cell>
              <table:table-cell office:value-type="float" office:value="2.287082">
                <text:p>2.287082</text:p>
              </table:table-cell>
              <table:table-cell office:value-type="float" office:value="2.241737">
                <text:p>2.241737</text:p>
              </table:table-cell>
              <table:table-cell office:value-type="float" office:value="2.242941">
                <text:p>2.242941</text:p>
              </table:table-cell>
              <table:table-cell office:value-type="float" office:value="2.382277">
                <text:p>2.382277</text:p>
              </table:table-cell>
              <table:table-cell office:value-type="float" office:value="2.373761">
                <text:p>2.373761</text:p>
              </table:table-cell>
              <table:table-cell office:value-type="float" office:value="2.389609">
                <text:p>2.389609</text:p>
              </table:table-cell>
              <table:table-cell office:value-type="float" office:value="2.37657">
                <text:p>2.37657</text:p>
              </table:table-cell>
            </table:table-row>
            <table:table-row>
              <table:table-cell office:value-type="string">
                <text:p>LINEAR CENTRALIZED REDUCTION overhead</text:p>
                <draw:g>
                  <svg:desc>synchbench_epcc_20_08_20.A13:synchbench_epcc_20_08_20.A13</svg:desc>
                </draw:g>
              </table:table-cell>
              <table:table-cell office:value-type="float" office:value="0.001217">
                <text:p>0.001217</text:p>
                <draw:g>
                  <svg:desc>synchbench_epcc_20_08_20.B13:synchbench_epcc_20_08_20.BM13</svg:desc>
                </draw:g>
              </table:table-cell>
              <table:table-cell office:value-type="float" office:value="0.112095">
                <text:p>0.112095</text:p>
              </table:table-cell>
              <table:table-cell office:value-type="float" office:value="0.16967">
                <text:p>0.16967</text:p>
              </table:table-cell>
              <table:table-cell office:value-type="float" office:value="0.180177">
                <text:p>0.180177</text:p>
              </table:table-cell>
              <table:table-cell office:value-type="float" office:value="0.280655">
                <text:p>0.280655</text:p>
              </table:table-cell>
              <table:table-cell office:value-type="float" office:value="0.287409">
                <text:p>0.287409</text:p>
              </table:table-cell>
              <table:table-cell office:value-type="float" office:value="0.515574">
                <text:p>0.515574</text:p>
              </table:table-cell>
              <table:table-cell office:value-type="float" office:value="0.545309">
                <text:p>0.545309</text:p>
              </table:table-cell>
              <table:table-cell office:value-type="float" office:value="0.550103">
                <text:p>0.550103</text:p>
              </table:table-cell>
              <table:table-cell office:value-type="float" office:value="0.575711">
                <text:p>0.575711</text:p>
              </table:table-cell>
              <table:table-cell office:value-type="float" office:value="0.591705">
                <text:p>0.591705</text:p>
              </table:table-cell>
              <table:table-cell office:value-type="float" office:value="0.621411">
                <text:p>0.621411</text:p>
              </table:table-cell>
              <table:table-cell office:value-type="float" office:value="0.627038">
                <text:p>0.627038</text:p>
              </table:table-cell>
              <table:table-cell office:value-type="float" office:value="0.644757">
                <text:p>0.644757</text:p>
              </table:table-cell>
              <table:table-cell office:value-type="float" office:value="0.635032">
                <text:p>0.635032</text:p>
              </table:table-cell>
              <table:table-cell office:value-type="float" office:value="0.612479">
                <text:p>0.612479</text:p>
              </table:table-cell>
              <table:table-cell office:value-type="float" office:value="0.617134">
                <text:p>0.617134</text:p>
              </table:table-cell>
              <table:table-cell office:value-type="float" office:value="0.63169">
                <text:p>0.63169</text:p>
              </table:table-cell>
              <table:table-cell office:value-type="float" office:value="0.65483">
                <text:p>0.65483</text:p>
              </table:table-cell>
              <table:table-cell office:value-type="float" office:value="0.685824">
                <text:p>0.685824</text:p>
              </table:table-cell>
              <table:table-cell office:value-type="float" office:value="0.681213">
                <text:p>0.681213</text:p>
              </table:table-cell>
              <table:table-cell office:value-type="float" office:value="0.726595">
                <text:p>0.726595</text:p>
              </table:table-cell>
              <table:table-cell office:value-type="float" office:value="0.769025">
                <text:p>0.769025</text:p>
              </table:table-cell>
              <table:table-cell office:value-type="float" office:value="0.800261">
                <text:p>0.800261</text:p>
              </table:table-cell>
              <table:table-cell office:value-type="float" office:value="0.82931">
                <text:p>0.82931</text:p>
              </table:table-cell>
              <table:table-cell office:value-type="float" office:value="0.847724">
                <text:p>0.847724</text:p>
              </table:table-cell>
              <table:table-cell office:value-type="float" office:value="0.87241">
                <text:p>0.87241</text:p>
              </table:table-cell>
              <table:table-cell office:value-type="float" office:value="0.902858">
                <text:p>0.902858</text:p>
              </table:table-cell>
              <table:table-cell office:value-type="float" office:value="0.941069">
                <text:p>0.941069</text:p>
              </table:table-cell>
              <table:table-cell office:value-type="float" office:value="0.991677">
                <text:p>0.991677</text:p>
              </table:table-cell>
              <table:table-cell office:value-type="float" office:value="1.021869">
                <text:p>1.021869</text:p>
              </table:table-cell>
              <table:table-cell office:value-type="float" office:value="1.047126">
                <text:p>1.047126</text:p>
              </table:table-cell>
              <table:table-cell office:value-type="float" office:value="1.078102">
                <text:p>1.078102</text:p>
              </table:table-cell>
              <table:table-cell office:value-type="float" office:value="1.082602">
                <text:p>1.082602</text:p>
              </table:table-cell>
              <table:table-cell office:value-type="float" office:value="1.099593">
                <text:p>1.099593</text:p>
              </table:table-cell>
              <table:table-cell office:value-type="float" office:value="1.118336">
                <text:p>1.118336</text:p>
              </table:table-cell>
              <table:table-cell office:value-type="float" office:value="1.156748">
                <text:p>1.156748</text:p>
              </table:table-cell>
              <table:table-cell office:value-type="float" office:value="1.17463">
                <text:p>1.17463</text:p>
              </table:table-cell>
              <table:table-cell office:value-type="float" office:value="1.215191">
                <text:p>1.215191</text:p>
              </table:table-cell>
              <table:table-cell office:value-type="float" office:value="1.23969">
                <text:p>1.23969</text:p>
              </table:table-cell>
              <table:table-cell office:value-type="float" office:value="1.257162">
                <text:p>1.257162</text:p>
              </table:table-cell>
              <table:table-cell office:value-type="float" office:value="1.272883">
                <text:p>1.272883</text:p>
              </table:table-cell>
              <table:table-cell office:value-type="float" office:value="1.218364">
                <text:p>1.218364</text:p>
              </table:table-cell>
              <table:table-cell office:value-type="float" office:value="1.2283">
                <text:p>1.2283</text:p>
              </table:table-cell>
              <table:table-cell office:value-type="float" office:value="1.195554">
                <text:p>1.195554</text:p>
              </table:table-cell>
              <table:table-cell office:value-type="float" office:value="1.182753">
                <text:p>1.182753</text:p>
              </table:table-cell>
              <table:table-cell office:value-type="float" office:value="1.252683">
                <text:p>1.252683</text:p>
              </table:table-cell>
              <table:table-cell office:value-type="float" office:value="1.343492">
                <text:p>1.343492</text:p>
              </table:table-cell>
              <table:table-cell office:value-type="float" office:value="1.372256">
                <text:p>1.372256</text:p>
              </table:table-cell>
              <table:table-cell office:value-type="float" office:value="1.379344">
                <text:p>1.379344</text:p>
              </table:table-cell>
              <table:table-cell office:value-type="float" office:value="1.404325">
                <text:p>1.404325</text:p>
              </table:table-cell>
              <table:table-cell office:value-type="float" office:value="1.261712">
                <text:p>1.261712</text:p>
              </table:table-cell>
              <table:table-cell office:value-type="float" office:value="1.321455">
                <text:p>1.321455</text:p>
              </table:table-cell>
              <table:table-cell office:value-type="float" office:value="1.343278">
                <text:p>1.343278</text:p>
              </table:table-cell>
              <table:table-cell office:value-type="float" office:value="1.389514">
                <text:p>1.389514</text:p>
              </table:table-cell>
              <table:table-cell office:value-type="float" office:value="1.453525">
                <text:p>1.453525</text:p>
              </table:table-cell>
              <table:table-cell office:value-type="float" office:value="1.470602">
                <text:p>1.470602</text:p>
              </table:table-cell>
              <table:table-cell office:value-type="float" office:value="1.449473">
                <text:p>1.449473</text:p>
              </table:table-cell>
              <table:table-cell office:value-type="float" office:value="1.494454">
                <text:p>1.494454</text:p>
              </table:table-cell>
              <table:table-cell office:value-type="float" office:value="1.49464">
                <text:p>1.49464</text:p>
              </table:table-cell>
              <table:table-cell office:value-type="float" office:value="1.548526">
                <text:p>1.548526</text:p>
              </table:table-cell>
              <table:table-cell office:value-type="float" office:value="1.595542">
                <text:p>1.595542</text:p>
              </table:table-cell>
              <table:table-cell office:value-type="float" office:value="1.663879">
                <text:p>1.663879</text:p>
              </table:table-cell>
              <table:table-cell office:value-type="float" office:value="1.778499">
                <text:p>1.778499</text:p>
              </table:table-cell>
            </table:table-row>
            <table:table-row>
              <table:table-cell office:value-type="string">
                <text:p>HYBRID REDUCTION overhead</text:p>
                <draw:g>
                  <svg:desc>synchbench_epcc_20_08_20.A14:synchbench_epcc_20_08_20.A14</svg:desc>
                </draw:g>
              </table:table-cell>
              <table:table-cell office:value-type="float" office:value="0.002432">
                <text:p>0.002432</text:p>
                <draw:g>
                  <svg:desc>synchbench_epcc_20_08_20.B14:synchbench_epcc_20_08_20.BM14</svg:desc>
                </draw:g>
              </table:table-cell>
              <table:table-cell office:value-type="float" office:value="0.093433">
                <text:p>0.093433</text:p>
              </table:table-cell>
              <table:table-cell office:value-type="float" office:value="0.173784">
                <text:p>0.173784</text:p>
              </table:table-cell>
              <table:table-cell office:value-type="float" office:value="0.188648">
                <text:p>0.188648</text:p>
              </table:table-cell>
              <table:table-cell office:value-type="float" office:value="0.359668">
                <text:p>0.359668</text:p>
              </table:table-cell>
              <table:table-cell office:value-type="float" office:value="0.389065">
                <text:p>0.389065</text:p>
              </table:table-cell>
              <table:table-cell office:value-type="float" office:value="0.454246">
                <text:p>0.454246</text:p>
              </table:table-cell>
              <table:table-cell office:value-type="float" office:value="0.407651">
                <text:p>0.407651</text:p>
              </table:table-cell>
              <table:table-cell office:value-type="float" office:value="0.562508">
                <text:p>0.562508</text:p>
              </table:table-cell>
              <table:table-cell office:value-type="float" office:value="0.553799">
                <text:p>0.553799</text:p>
              </table:table-cell>
              <table:table-cell office:value-type="float" office:value="0.64293">
                <text:p>0.64293</text:p>
              </table:table-cell>
              <table:table-cell office:value-type="float" office:value="0.585259">
                <text:p>0.585259</text:p>
              </table:table-cell>
              <table:table-cell office:value-type="float" office:value="0.659669">
                <text:p>0.659669</text:p>
              </table:table-cell>
              <table:table-cell office:value-type="float" office:value="0.643273">
                <text:p>0.643273</text:p>
              </table:table-cell>
              <table:table-cell office:value-type="float" office:value="0.691508">
                <text:p>0.691508</text:p>
              </table:table-cell>
              <table:table-cell office:value-type="float" office:value="0.715904">
                <text:p>0.715904</text:p>
              </table:table-cell>
              <table:table-cell office:value-type="float" office:value="0.838541">
                <text:p>0.838541</text:p>
              </table:table-cell>
              <table:table-cell office:value-type="float" office:value="0.849712">
                <text:p>0.849712</text:p>
              </table:table-cell>
              <table:table-cell office:value-type="float" office:value="0.892676">
                <text:p>0.892676</text:p>
              </table:table-cell>
              <table:table-cell office:value-type="float" office:value="0.824876">
                <text:p>0.824876</text:p>
              </table:table-cell>
              <table:table-cell office:value-type="float" office:value="0.921901">
                <text:p>0.921901</text:p>
              </table:table-cell>
              <table:table-cell office:value-type="float" office:value="0.919">
                <text:p>0.919</text:p>
              </table:table-cell>
              <table:table-cell office:value-type="float" office:value="0.954225">
                <text:p>0.954225</text:p>
              </table:table-cell>
              <table:table-cell office:value-type="float" office:value="0.872749">
                <text:p>0.872749</text:p>
              </table:table-cell>
              <table:table-cell office:value-type="float" office:value="0.956682">
                <text:p>0.956682</text:p>
              </table:table-cell>
              <table:table-cell office:value-type="float" office:value="0.929921">
                <text:p>0.929921</text:p>
              </table:table-cell>
              <table:table-cell office:value-type="float" office:value="0.967373">
                <text:p>0.967373</text:p>
              </table:table-cell>
              <table:table-cell office:value-type="float" office:value="0.963944">
                <text:p>0.963944</text:p>
              </table:table-cell>
              <table:table-cell office:value-type="float" office:value="0.99082">
                <text:p>0.99082</text:p>
              </table:table-cell>
              <table:table-cell office:value-type="float" office:value="0.984663">
                <text:p>0.984663</text:p>
              </table:table-cell>
              <table:table-cell office:value-type="float" office:value="0.997932">
                <text:p>0.997932</text:p>
              </table:table-cell>
              <table:table-cell office:value-type="float" office:value="1.022341">
                <text:p>1.022341</text:p>
              </table:table-cell>
              <table:table-cell office:value-type="float" office:value="1.190656">
                <text:p>1.190656</text:p>
              </table:table-cell>
              <table:table-cell office:value-type="float" office:value="1.199817">
                <text:p>1.199817</text:p>
              </table:table-cell>
              <table:table-cell office:value-type="float" office:value="1.267137">
                <text:p>1.267137</text:p>
              </table:table-cell>
              <table:table-cell office:value-type="float" office:value="1.125272">
                <text:p>1.125272</text:p>
              </table:table-cell>
              <table:table-cell office:value-type="float" office:value="1.276468">
                <text:p>1.276468</text:p>
              </table:table-cell>
              <table:table-cell office:value-type="float" office:value="1.265047">
                <text:p>1.265047</text:p>
              </table:table-cell>
              <table:table-cell office:value-type="float" office:value="1.313616">
                <text:p>1.313616</text:p>
              </table:table-cell>
              <table:table-cell office:value-type="float" office:value="1.18731">
                <text:p>1.18731</text:p>
              </table:table-cell>
              <table:table-cell office:value-type="float" office:value="1.318246">
                <text:p>1.318246</text:p>
              </table:table-cell>
              <table:table-cell office:value-type="float" office:value="1.299166">
                <text:p>1.299166</text:p>
              </table:table-cell>
              <table:table-cell office:value-type="float" office:value="1.334527">
                <text:p>1.334527</text:p>
              </table:table-cell>
              <table:table-cell office:value-type="float" office:value="1.245533">
                <text:p>1.245533</text:p>
              </table:table-cell>
              <table:table-cell office:value-type="float" office:value="1.340681">
                <text:p>1.340681</text:p>
              </table:table-cell>
              <table:table-cell office:value-type="float" office:value="1.320833">
                <text:p>1.320833</text:p>
              </table:table-cell>
              <table:table-cell office:value-type="float" office:value="1.356961">
                <text:p>1.356961</text:p>
              </table:table-cell>
              <table:table-cell office:value-type="float" office:value="1.232568">
                <text:p>1.232568</text:p>
              </table:table-cell>
              <table:table-cell office:value-type="float" office:value="1.36317">
                <text:p>1.36317</text:p>
              </table:table-cell>
              <table:table-cell office:value-type="float" office:value="1.322931">
                <text:p>1.322931</text:p>
              </table:table-cell>
              <table:table-cell office:value-type="float" office:value="1.366552">
                <text:p>1.366552</text:p>
              </table:table-cell>
              <table:table-cell office:value-type="float" office:value="1.326148">
                <text:p>1.326148</text:p>
              </table:table-cell>
              <table:table-cell office:value-type="float" office:value="1.374649">
                <text:p>1.374649</text:p>
              </table:table-cell>
              <table:table-cell office:value-type="float" office:value="1.357514">
                <text:p>1.357514</text:p>
              </table:table-cell>
              <table:table-cell office:value-type="float" office:value="1.371604">
                <text:p>1.371604</text:p>
              </table:table-cell>
              <table:table-cell office:value-type="float" office:value="1.358353">
                <text:p>1.358353</text:p>
              </table:table-cell>
              <table:table-cell office:value-type="float" office:value="1.379182">
                <text:p>1.379182</text:p>
              </table:table-cell>
              <table:table-cell office:value-type="float" office:value="1.373487">
                <text:p>1.373487</text:p>
              </table:table-cell>
              <table:table-cell office:value-type="float" office:value="1.381534">
                <text:p>1.381534</text:p>
              </table:table-cell>
              <table:table-cell office:value-type="float" office:value="1.374758">
                <text:p>1.374758</text:p>
              </table:table-cell>
              <table:table-cell office:value-type="float" office:value="1.391233">
                <text:p>1.391233</text:p>
              </table:table-cell>
              <table:table-cell office:value-type="float" office:value="1.385">
                <text:p>1.385</text:p>
              </table:table-cell>
              <table:table-cell office:value-type="float" office:value="1.391436">
                <text:p>1.391436</text:p>
              </table:table-cell>
              <table:table-cell office:value-type="float" office:value="1.64075">
                <text:p>1.640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189cm" svg:height="9.935cm" xlink:href=".." xlink:type="simple" chart:class="chart:bar" chart:style-name="ch1">
        <chart:title svg:x="6.532cm" svg:y="0.333cm" chart:style-name="ch2">
          <text:p>BARRIER</text:p>
        </chart:title>
        <chart:subtitle svg:x="6.942cm" svg:y="1.285cm" chart:style-name="ch3">
          <text:p>gcc9.3</text:p>
        </chart:subtitle>
        <chart:legend chart:legend-position="end" svg:x="9.989cm" svg:y="2.894cm" style:legend-expansion="high" chart:style-name="ch4"/>
        <chart:plot-area chart:style-name="ch5" table:cell-range-address="'speed up'.C1:'speed up'.C7 'speed up'.E1:'speed up'.E7 'speed up'.I1:'speed up'.I7 'speed up'.Q1:'speed up'.Q7 'speed up'.AG1:'speed up'.AG7 'speed up'.BM1:'speed up'.BM7 'speed up'.A2:'speed up'.A7" chart:data-source-has-labels="both" svg:x="1.262cm" svg:y="2.138cm" svg:width="8.424cm" svg:height="6.67cm">
          <chartooo:coordinate-region svg:x="1.989cm" svg:y="2.311cm" svg:width="7.697cm" svg:height="5.903cm"/>
          <chart:axis chart:dimension="x" chart:name="primary-x" chart:style-name="ch6" chartooo:axis-type="auto">
            <chartooo:date-scale/>
            <chart:title svg:x="4.967cm" svg:y="9.006cm" chart:style-name="ch7">
              <text:p># core</text:p>
            </chart:title>
            <chart:categories table:cell-range-address="'speed up'.C1:'speed up'.C1 'speed up'.E1:'speed up'.E1 'speed up'.I1:'speed up'.I1 'speed up'.Q1:'speed up'.Q1 'speed up'.AG1:'speed up'.AG1 'speed up'.BM1:'speed up'.BM1"/>
          </chart:axis>
          <chart:axis chart:dimension="y" chart:name="primary-y" chart:style-name="ch8">
            <chart:title svg:x="0.451cm" svg:y="7.396cm" chart:style-name="ch9">
              <text:p>speed-up(higher is better)</text:p>
            </chart:title>
            <chart:grid chart:style-name="ch10" chart:class="major"/>
          </chart:axis>
          <chart:series chart:style-name="ch11" chart:values-cell-range-address="'speed up'.C2:'speed up'.C2 'speed up'.E2:'speed up'.E2 'speed up'.I2:'speed up'.I2 'speed up'.Q2:'speed up'.Q2 'speed up'.AG2:'speed up'.AG2 'speed up'.BM2:'speed up'.BM2" chart:label-cell-address="'speed up'.A2:'speed up'.A2" chart:class="chart:bar">
            <chart:data-point chart:repeated="6"/>
          </chart:series>
          <chart:series chart:style-name="ch12" chart:values-cell-range-address="'speed up'.C3:'speed up'.C3 'speed up'.E3:'speed up'.E3 'speed up'.I3:'speed up'.I3 'speed up'.Q3:'speed up'.Q3 'speed up'.AG3:'speed up'.AG3 'speed up'.BM3:'speed up'.BM3" chart:label-cell-address="'speed up'.A3:'speed up'.A3" chart:class="chart:bar">
            <chart:data-point chart:repeated="6"/>
          </chart:series>
          <chart:series chart:style-name="ch13" chart:values-cell-range-address="'speed up'.C4:'speed up'.C4 'speed up'.E4:'speed up'.E4 'speed up'.I4:'speed up'.I4 'speed up'.Q4:'speed up'.Q4 'speed up'.AG4:'speed up'.AG4 'speed up'.BM4:'speed up'.BM4" chart:label-cell-address="'speed up'.A4:'speed up'.A4" chart:class="chart:bar">
            <chart:data-point chart:repeated="6"/>
          </chart:series>
          <chart:series chart:style-name="ch14" chart:values-cell-range-address="'speed up'.C5:'speed up'.C5 'speed up'.E5:'speed up'.E5 'speed up'.I5:'speed up'.I5 'speed up'.Q5:'speed up'.Q5 'speed up'.AG5:'speed up'.AG5 'speed up'.BM5:'speed up'.BM5" chart:label-cell-address="'speed up'.A5:'speed up'.A5" chart:class="chart:bar">
            <chart:data-point chart:repeated="6"/>
          </chart:series>
          <chart:series chart:style-name="ch15" chart:values-cell-range-address="'speed up'.C6:'speed up'.C6 'speed up'.E6:'speed up'.E6 'speed up'.I6:'speed up'.I6 'speed up'.Q6:'speed up'.Q6 'speed up'.AG6:'speed up'.AG6 'speed up'.BM6:'speed up'.BM6" chart:label-cell-address="'speed up'.A6:'speed up'.A6" chart:class="chart:bar">
            <chart:data-point chart:repeated="6"/>
          </chart:series>
          <chart:series chart:style-name="ch16" chart:values-cell-range-address="'speed up'.C7:'speed up'.C7 'speed up'.E7:'speed up'.E7 'speed up'.I7:'speed up'.I7 'speed up'.Q7:'speed up'.Q7 'speed up'.AG7:'speed up'.AG7 'speed up'.BM7:'speed up'.BM7" chart:label-cell-address="'speed up'.A7:'speed up'.A7" chart:class="chart:ba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speed up'.C1:'speed up'.C1 'speed up'.E1:'speed up'.E1 'speed up'.I1:'speed up'.I1 'speed up'.Q1:'speed up'.Q1 'speed up'.AG1:'speed up'.AG1 'speed up'.BM1:'speed up'.BM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BARRIER overhead</text:p>
                <draw:g>
                  <svg:desc>'speed up'.A2:'speed up'.A2</svg:desc>
                </draw:g>
              </table:table-cell>
              <table:table-cell office:value-type="float" office:value="1">
                <text:p>1</text:p>
                <draw:g>
                  <svg:desc>'speed up'.C2:'speed up'.C2 'speed up'.E2:'speed up'.E2 'speed up'.I2:'speed up'.I2 'speed up'.Q2:'speed up'.Q2 'speed up'.AG2:'speed up'.AG2 'speed up'.BM2:'speed up'.BM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ENTRALIZED BARRIER overhead</text:p>
                <draw:g>
                  <svg:desc>'speed up'.A3:'speed up'.A3</svg:desc>
                </draw:g>
              </table:table-cell>
              <table:table-cell office:value-type="float" office:value="2.57873862339614">
                <text:p>2.57873862339614</text:p>
                <draw:g>
                  <svg:desc>'speed up'.C3:'speed up'.C3 'speed up'.E3:'speed up'.E3 'speed up'.I3:'speed up'.I3 'speed up'.Q3:'speed up'.Q3 'speed up'.AG3:'speed up'.AG3 'speed up'.BM3:'speed up'.BM3</svg:desc>
                </draw:g>
              </table:table-cell>
              <table:table-cell office:value-type="float" office:value="1.12221642958219">
                <text:p>1.12221642958219</text:p>
              </table:table-cell>
              <table:table-cell office:value-type="float" office:value="0.93913724872172">
                <text:p>0.93913724872172</text:p>
              </table:table-cell>
              <table:table-cell office:value-type="float" office:value="1.00108891026932">
                <text:p>1.00108891026932</text:p>
              </table:table-cell>
              <table:table-cell office:value-type="float" office:value="1.00011396168815">
                <text:p>1.00011396168815</text:p>
              </table:table-cell>
              <table:table-cell office:value-type="float" office:value="0.958224529071306">
                <text:p>0.958224529071306</text:p>
              </table:table-cell>
            </table:table-row>
            <table:table-row>
              <table:table-cell office:value-type="string">
                <text:p>COMBINING TREE BARRIER overhead</text:p>
                <draw:g>
                  <svg:desc>'speed up'.A4:'speed up'.A4</svg:desc>
                </draw:g>
              </table:table-cell>
              <table:table-cell office:value-type="float" office:value="2.76555131036953">
                <text:p>2.76555131036953</text:p>
                <draw:g>
                  <svg:desc>'speed up'.C4:'speed up'.C4 'speed up'.E4:'speed up'.E4 'speed up'.I4:'speed up'.I4 'speed up'.Q4:'speed up'.Q4 'speed up'.AG4:'speed up'.AG4 'speed up'.BM4:'speed up'.BM4</svg:desc>
                </draw:g>
              </table:table-cell>
              <table:table-cell office:value-type="float" office:value="1.23334781486309">
                <text:p>1.23334781486309</text:p>
              </table:table-cell>
              <table:table-cell office:value-type="float" office:value="0.628395844653426">
                <text:p>0.628395844653426</text:p>
              </table:table-cell>
              <table:table-cell office:value-type="float" office:value="0.694143492349812">
                <text:p>0.694143492349812</text:p>
              </table:table-cell>
              <table:table-cell office:value-type="float" office:value="0.861792271056113">
                <text:p>0.861792271056113</text:p>
              </table:table-cell>
              <table:table-cell office:value-type="float" office:value="1.10489866711213">
                <text:p>1.10489866711213</text:p>
              </table:table-cell>
            </table:table-row>
            <table:table-row>
              <table:table-cell office:value-type="string">
                <text:p>DISSEMINATION BARRIER overhead</text:p>
                <draw:g>
                  <svg:desc>'speed up'.A5:'speed up'.A5</svg:desc>
                </draw:g>
              </table:table-cell>
              <table:table-cell office:value-type="float" office:value="3.83673934198812">
                <text:p>3.83673934198812</text:p>
                <draw:g>
                  <svg:desc>'speed up'.C5:'speed up'.C5 'speed up'.E5:'speed up'.E5 'speed up'.I5:'speed up'.I5 'speed up'.Q5:'speed up'.Q5 'speed up'.AG5:'speed up'.AG5 'speed up'.BM5:'speed up'.BM5</svg:desc>
                </draw:g>
              </table:table-cell>
              <table:table-cell office:value-type="float" office:value="1.47989997204657">
                <text:p>1.47989997204657</text:p>
              </table:table-cell>
              <table:table-cell office:value-type="float" office:value="0.985959445547467">
                <text:p>0.985959445547467</text:p>
              </table:table-cell>
              <table:table-cell office:value-type="float" office:value="0.960065289446542">
                <text:p>0.960065289446542</text:p>
              </table:table-cell>
              <table:table-cell office:value-type="float" office:value="1.1355394227885">
                <text:p>1.1355394227885</text:p>
              </table:table-cell>
              <table:table-cell office:value-type="float" office:value="1.24585940011662">
                <text:p>1.24585940011662</text:p>
              </table:table-cell>
            </table:table-row>
            <table:table-row>
              <table:table-cell office:value-type="string">
                <text:p>LINEAR CENTRALIZED BARRIER overhead</text:p>
                <draw:g>
                  <svg:desc>'speed up'.A6:'speed up'.A6</svg:desc>
                </draw:g>
              </table:table-cell>
              <table:table-cell office:value-type="float" office:value="2.28098919224993">
                <text:p>2.28098919224993</text:p>
                <draw:g>
                  <svg:desc>'speed up'.C6:'speed up'.C6 'speed up'.E6:'speed up'.E6 'speed up'.I6:'speed up'.I6 'speed up'.Q6:'speed up'.Q6 'speed up'.AG6:'speed up'.AG6 'speed up'.BM6:'speed up'.BM6</svg:desc>
                </draw:g>
              </table:table-cell>
              <table:table-cell office:value-type="float" office:value="1.46806565240201">
                <text:p>1.46806565240201</text:p>
              </table:table-cell>
              <table:table-cell office:value-type="float" office:value="0.83825112484346">
                <text:p>0.83825112484346</text:p>
              </table:table-cell>
              <table:table-cell office:value-type="float" office:value="1.00657073779442">
                <text:p>1.00657073779442</text:p>
              </table:table-cell>
              <table:table-cell office:value-type="float" office:value="1.09054485067349">
                <text:p>1.09054485067349</text:p>
              </table:table-cell>
              <table:table-cell office:value-type="float" office:value="1.14468515608391">
                <text:p>1.14468515608391</text:p>
              </table:table-cell>
            </table:table-row>
            <table:table-row>
              <table:table-cell office:value-type="string">
                <text:p>HYBRID BARRIER overhead</text:p>
                <draw:g>
                  <svg:desc>'speed up'.A7:'speed up'.A7</svg:desc>
                </draw:g>
              </table:table-cell>
              <table:table-cell office:value-type="float" office:value="2.81936858120959">
                <text:p>2.81936858120959</text:p>
                <draw:g>
                  <svg:desc>'speed up'.C7:'speed up'.C7 'speed up'.E7:'speed up'.E7 'speed up'.I7:'speed up'.I7 'speed up'.Q7:'speed up'.Q7 'speed up'.AG7:'speed up'.AG7 'speed up'.BM7:'speed up'.BM7</svg:desc>
                </draw:g>
              </table:table-cell>
              <table:table-cell office:value-type="float" office:value="1.46680145269385">
                <text:p>1.46680145269385</text:p>
              </table:table-cell>
              <table:table-cell office:value-type="float" office:value="1.25284479964493">
                <text:p>1.25284479964493</text:p>
              </table:table-cell>
              <table:table-cell office:value-type="float" office:value="1.08101599798978">
                <text:p>1.08101599798978</text:p>
              </table:table-cell>
              <table:table-cell office:value-type="float" office:value="1.25291593119441">
                <text:p>1.25291593119441</text:p>
              </table:table-cell>
              <table:table-cell office:value-type="float" office:value="1.36793397672282">
                <text:p>1.367933976722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32cd32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949cm" svg:height="9.414cm" xlink:href=".." xlink:type="simple" chart:class="chart:bar" chart:style-name="ch1">
        <chart:title svg:x="6.081cm" svg:y="0.323cm" chart:style-name="ch2">
          <text:p>REDUCTION</text:p>
        </chart:title>
        <chart:subtitle svg:x="6.822cm" svg:y="1.265cm" chart:style-name="ch3">
          <text:p>gcc9.3</text:p>
        </chart:subtitle>
        <chart:legend chart:legend-position="end" svg:x="9.855cm" svg:y="3.645cm" style:legend-expansion="high" chart:style-name="ch4"/>
        <chart:plot-area chart:style-name="ch5" table:cell-range-address="'speed up'.C10:'speed up'.C13 'speed up'.E10:'speed up'.E13 'speed up'.I10:'speed up'.I13 'speed up'.Q10:'speed up'.Q13 'speed up'.AG10:'speed up'.AG13 'speed up'.BM10:'speed up'.BM13 'speed up'.A11:'speed up'.A13" chart:data-source-has-labels="both" svg:x="1.257cm" svg:y="2.108cm" svg:width="8.3cm" svg:height="6.189cm">
          <chartooo:coordinate-region svg:x="1.984cm" svg:y="2.281cm" svg:width="7.573cm" svg:height="5.422cm"/>
          <chart:axis chart:dimension="x" chart:name="primary-x" chart:style-name="ch6" chartooo:axis-type="auto">
            <chartooo:date-scale/>
            <chart:title svg:x="4.9cm" svg:y="8.485cm" chart:style-name="ch7">
              <text:p># core</text:p>
            </chart:title>
            <chart:categories table:cell-range-address="'speed up'.C10:'speed up'.C10 'speed up'.E10:'speed up'.E10 'speed up'.I10:'speed up'.I10 'speed up'.Q10:'speed up'.Q10 'speed up'.AG10:'speed up'.AG10 'speed up'.BM10:'speed up'.BM10"/>
          </chart:axis>
          <chart:axis chart:dimension="y" chart:name="primary-y" chart:style-name="ch8">
            <chart:title svg:x="0.451cm" svg:y="7.125cm" chart:style-name="ch9">
              <text:p>speed-up(higher is better)</text:p>
            </chart:title>
            <chart:grid chart:style-name="ch10" chart:class="major"/>
          </chart:axis>
          <chart:series chart:style-name="ch11" chart:values-cell-range-address="'speed up'.C11:'speed up'.C11 'speed up'.E11:'speed up'.E11 'speed up'.I11:'speed up'.I11 'speed up'.Q11:'speed up'.Q11 'speed up'.AG11:'speed up'.AG11 'speed up'.BM11:'speed up'.BM11" chart:label-cell-address="'speed up'.A11:'speed up'.A11" chart:class="chart:bar">
            <chart:data-point chart:repeated="6"/>
          </chart:series>
          <chart:series chart:style-name="ch12" chart:values-cell-range-address="'speed up'.C12:'speed up'.C12 'speed up'.E12:'speed up'.E12 'speed up'.I12:'speed up'.I12 'speed up'.Q12:'speed up'.Q12 'speed up'.AG12:'speed up'.AG12 'speed up'.BM12:'speed up'.BM12" chart:label-cell-address="'speed up'.A12:'speed up'.A12" chart:class="chart:bar">
            <chart:data-point chart:repeated="6"/>
          </chart:series>
          <chart:series chart:style-name="ch13" chart:values-cell-range-address="'speed up'.C13:'speed up'.C13 'speed up'.E13:'speed up'.E13 'speed up'.I13:'speed up'.I13 'speed up'.Q13:'speed up'.Q13 'speed up'.AG13:'speed up'.AG13 'speed up'.BM13:'speed up'.BM13" chart:label-cell-address="'speed up'.A13:'speed up'.A13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speed up'.C10:'speed up'.C10 'speed up'.E10:'speed up'.E10 'speed up'.I10:'speed up'.I10 'speed up'.Q10:'speed up'.Q10 'speed up'.AG10:'speed up'.AG10 'speed up'.BM10:'speed up'.BM1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FOR REDUCTION overhead</text:p>
                <draw:g>
                  <svg:desc>'speed up'.A11:'speed up'.A11</svg:desc>
                </draw:g>
              </table:table-cell>
              <table:table-cell office:value-type="float" office:value="1">
                <text:p>1</text:p>
                <draw:g>
                  <svg:desc>'speed up'.C11:'speed up'.C11 'speed up'.E11:'speed up'.E11 'speed up'.I11:'speed up'.I11 'speed up'.Q11:'speed up'.Q11 'speed up'.AG11:'speed up'.AG11 'speed up'.BM11:'speed up'.BM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EAR CENTRALIZED REDUCTION overhead</text:p>
                <draw:g>
                  <svg:desc>'speed up'.A12:'speed up'.A12</svg:desc>
                </draw:g>
              </table:table-cell>
              <table:table-cell office:value-type="float" office:value="1.70070029885365">
                <text:p>1.70070029885365</text:p>
                <draw:g>
                  <svg:desc>'speed up'.C12:'speed up'.C12 'speed up'.E12:'speed up'.E12 'speed up'.I12:'speed up'.I12 'speed up'.Q12:'speed up'.Q12 'speed up'.AG12:'speed up'.AG12 'speed up'.BM12:'speed up'.BM12</svg:desc>
                </draw:g>
              </table:table-cell>
              <table:table-cell office:value-type="float" office:value="1.33867252757011">
                <text:p>1.33867252757011</text:p>
              </table:table-cell>
              <table:table-cell office:value-type="float" office:value="0.961240324293199">
                <text:p>0.961240324293199</text:p>
              </table:table-cell>
              <table:table-cell office:value-type="float" office:value="1.23267083442861">
                <text:p>1.23267083442861</text:p>
              </table:table-cell>
              <table:table-cell office:value-type="float" office:value="1.22427195963046">
                <text:p>1.22427195963046</text:p>
              </table:table-cell>
              <table:table-cell office:value-type="float" office:value="1.33627851351055">
                <text:p>1.33627851351055</text:p>
              </table:table-cell>
            </table:table-row>
            <table:table-row>
              <table:table-cell office:value-type="string">
                <text:p>HYBRID REDUCTION overhead</text:p>
                <draw:g>
                  <svg:desc>'speed up'.A13:'speed up'.A13</svg:desc>
                </draw:g>
              </table:table-cell>
              <table:table-cell office:value-type="float" office:value="2.04039258077981">
                <text:p>2.04039258077981</text:p>
                <draw:g>
                  <svg:desc>'speed up'.C13:'speed up'.C13 'speed up'.E13:'speed up'.E13 'speed up'.I13:'speed up'.I13 'speed up'.Q13:'speed up'.Q13 'speed up'.AG13:'speed up'.AG13 'speed up'.BM13:'speed up'.BM13</svg:desc>
                </draw:g>
              </table:table-cell>
              <table:table-cell office:value-type="float" office:value="1.27856112972308">
                <text:p>1.27856112972308</text:p>
              </table:table-cell>
              <table:table-cell office:value-type="float" office:value="1.28583764053075">
                <text:p>1.28583764053075</text:p>
              </table:table-cell>
              <table:table-cell office:value-type="float" office:value="1.05458972152691">
                <text:p>1.05458972152691</text:p>
              </table:table-cell>
              <table:table-cell office:value-type="float" office:value="1.25395244835138">
                <text:p>1.25395244835138</text:p>
              </table:table-cell>
              <table:table-cell office:value-type="float" office:value="1.44846564071309">
                <text:p>1.448465640713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47cm" svg:height="8.962cm" xlink:href=".." xlink:type="simple" chart:class="chart:line" chart:style-name="ch1">
        <chart:legend chart:legend-position="end" svg:x="9.104cm" svg:y="2.236cm" style:legend-expansion="high" chart:style-name="ch2"/>
        <chart:plot-area chart:style-name="ch3" table:cell-range-address="'speed up'.C1:'speed up'.BM7 'speed up'.A2:'speed up'.A7" chart:data-source-has-labels="both" svg:x="1.248cm" svg:y="0.179cm" svg:width="7.567cm" svg:height="7.675cm">
          <chartooo:coordinate-region svg:x="1.975cm" svg:y="0.352cm" svg:width="6.84cm" svg:height="6.747cm"/>
          <chart:axis chart:dimension="x" chart:name="primary-x" chart:style-name="ch4" chartooo:axis-type="auto">
            <chartooo:date-scale/>
            <chart:title svg:x="4.524cm" svg:y="8.033cm" chart:style-name="ch5">
              <text:p># core</text:p>
            </chart:title>
            <chart:categories table:cell-range-address="'speed up'.C1:'speed up'.BM1"/>
          </chart:axis>
          <chart:axis chart:dimension="y" chart:name="primary-y" chart:style-name="ch4">
            <chart:title svg:x="0.451cm" svg:y="4.761cm" chart:style-name="ch6">
              <text:p>speed-up</text:p>
            </chart:title>
            <chart:grid chart:style-name="ch7" chart:class="major"/>
          </chart:axis>
          <chart:series chart:style-name="ch8" chart:values-cell-range-address="'speed up'.C2:'speed up'.BM2" chart:label-cell-address="'speed up'.A2:'speed up'.A2" chart:class="chart:line">
            <chart:data-point chart:repeated="63"/>
          </chart:series>
          <chart:series chart:style-name="ch9" chart:values-cell-range-address="'speed up'.C3:'speed up'.BM3" chart:label-cell-address="'speed up'.A3:'speed up'.A3" chart:class="chart:line">
            <chart:data-point chart:repeated="63"/>
          </chart:series>
          <chart:series chart:style-name="ch10" chart:values-cell-range-address="'speed up'.C4:'speed up'.BM4" chart:label-cell-address="'speed up'.A4:'speed up'.A4" chart:class="chart:line">
            <chart:data-point chart:repeated="63"/>
          </chart:series>
          <chart:series chart:style-name="ch11" chart:values-cell-range-address="'speed up'.C5:'speed up'.BM5" chart:label-cell-address="'speed up'.A5:'speed up'.A5" chart:class="chart:line">
            <chart:data-point chart:repeated="63"/>
          </chart:series>
          <chart:series chart:style-name="ch12" chart:values-cell-range-address="'speed up'.C6:'speed up'.BM6" chart:label-cell-address="'speed up'.A6:'speed up'.A6" chart:class="chart:line">
            <chart:data-point chart:repeated="63"/>
          </chart:series>
          <chart:series chart:style-name="ch13" chart:values-cell-range-address="'speed up'.C7:'speed up'.BM7" chart:label-cell-address="'speed up'.A7:'speed up'.A7" chart:class="chart:line">
            <chart:data-point chart:repeated="6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3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speed up'.C1:'speed up'.BM1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BARRIER overhead</text:p>
                <draw:g>
                  <svg:desc>'speed up'.A2:'speed up'.A2</svg:desc>
                </draw:g>
              </table:table-cell>
              <table:table-cell office:value-type="float" office:value="1">
                <text:p>1</text:p>
                <draw:g>
                  <svg:desc>'speed up'.C2:'speed up'.BM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ENTRALIZED BARRIER overhead</text:p>
                <draw:g>
                  <svg:desc>'speed up'.A3:'speed up'.A3</svg:desc>
                </draw:g>
              </table:table-cell>
              <table:table-cell office:value-type="float" office:value="2.57873862339614">
                <text:p>2.57873862339614</text:p>
                <draw:g>
                  <svg:desc>'speed up'.C3:'speed up'.BM3</svg:desc>
                </draw:g>
              </table:table-cell>
              <table:table-cell office:value-type="float" office:value="1.27679163901792">
                <text:p>1.27679163901792</text:p>
              </table:table-cell>
              <table:table-cell office:value-type="float" office:value="1.12221642958219">
                <text:p>1.12221642958219</text:p>
              </table:table-cell>
              <table:table-cell office:value-type="float" office:value="0.99540103343573">
                <text:p>0.99540103343573</text:p>
              </table:table-cell>
              <table:table-cell office:value-type="float" office:value="1.07421486276818">
                <text:p>1.07421486276818</text:p>
              </table:table-cell>
              <table:table-cell office:value-type="float" office:value="1.00929816951916">
                <text:p>1.00929816951916</text:p>
              </table:table-cell>
              <table:table-cell office:value-type="float" office:value="0.93913724872172">
                <text:p>0.93913724872172</text:p>
              </table:table-cell>
              <table:table-cell office:value-type="float" office:value="1.01710754211935">
                <text:p>1.01710754211935</text:p>
              </table:table-cell>
              <table:table-cell office:value-type="float" office:value="0.995772300079953">
                <text:p>0.995772300079953</text:p>
              </table:table-cell>
              <table:table-cell office:value-type="float" office:value="1.02073731870043">
                <text:p>1.02073731870043</text:p>
              </table:table-cell>
              <table:table-cell office:value-type="float" office:value="1.00347959804027">
                <text:p>1.00347959804027</text:p>
              </table:table-cell>
              <table:table-cell office:value-type="float" office:value="1.01662281494369">
                <text:p>1.01662281494369</text:p>
              </table:table-cell>
              <table:table-cell office:value-type="float" office:value="1.01168294643661">
                <text:p>1.01168294643661</text:p>
              </table:table-cell>
              <table:table-cell office:value-type="float" office:value="1.01076367245232">
                <text:p>1.01076367245232</text:p>
              </table:table-cell>
              <table:table-cell office:value-type="float" office:value="1.00108891026932">
                <text:p>1.00108891026932</text:p>
              </table:table-cell>
              <table:table-cell office:value-type="float" office:value="1.00524234197269">
                <text:p>1.00524234197269</text:p>
              </table:table-cell>
              <table:table-cell office:value-type="float" office:value="1.00587074656021">
                <text:p>1.00587074656021</text:p>
              </table:table-cell>
              <table:table-cell office:value-type="float" office:value="1.00080230857823">
                <text:p>1.00080230857823</text:p>
              </table:table-cell>
              <table:table-cell office:value-type="float" office:value="0.997229662489353">
                <text:p>0.997229662489353</text:p>
              </table:table-cell>
              <table:table-cell office:value-type="float" office:value="1.00229290690274">
                <text:p>1.00229290690274</text:p>
              </table:table-cell>
              <table:table-cell office:value-type="float" office:value="0.996160642931913">
                <text:p>0.996160642931913</text:p>
              </table:table-cell>
              <table:table-cell office:value-type="float" office:value="0.998006902106941">
                <text:p>0.998006902106941</text:p>
              </table:table-cell>
              <table:table-cell office:value-type="float" office:value="1.0100934685224">
                <text:p>1.0100934685224</text:p>
              </table:table-cell>
              <table:table-cell office:value-type="float" office:value="1.01018178270302">
                <text:p>1.01018178270302</text:p>
              </table:table-cell>
              <table:table-cell office:value-type="float" office:value="0.9930497790358">
                <text:p>0.9930497790358</text:p>
              </table:table-cell>
              <table:table-cell office:value-type="float" office:value="0.995312659550235">
                <text:p>0.995312659550235</text:p>
              </table:table-cell>
              <table:table-cell office:value-type="float" office:value="0.990309602503169">
                <text:p>0.990309602503169</text:p>
              </table:table-cell>
              <table:table-cell office:value-type="float" office:value="1.01103124099244">
                <text:p>1.01103124099244</text:p>
              </table:table-cell>
              <table:table-cell office:value-type="float" office:value="0.991919740363344">
                <text:p>0.991919740363344</text:p>
              </table:table-cell>
              <table:table-cell office:value-type="float" office:value="0.994948944621171">
                <text:p>0.994948944621171</text:p>
              </table:table-cell>
              <table:table-cell office:value-type="float" office:value="1.00011396168815">
                <text:p>1.00011396168815</text:p>
              </table:table-cell>
              <table:table-cell office:value-type="float" office:value="1.03218999045657">
                <text:p>1.03218999045657</text:p>
              </table:table-cell>
              <table:table-cell office:value-type="float" office:value="1.00534155268734">
                <text:p>1.00534155268734</text:p>
              </table:table-cell>
              <table:table-cell office:value-type="float" office:value="0.99590550174908">
                <text:p>0.99590550174908</text:p>
              </table:table-cell>
              <table:table-cell office:value-type="float" office:value="0.993814860000301">
                <text:p>0.993814860000301</text:p>
              </table:table-cell>
              <table:table-cell office:value-type="float" office:value="1.00560388661329">
                <text:p>1.00560388661329</text:p>
              </table:table-cell>
              <table:table-cell office:value-type="float" office:value="0.986164688707211">
                <text:p>0.986164688707211</text:p>
              </table:table-cell>
              <table:table-cell office:value-type="float" office:value="0.988934305165319">
                <text:p>0.988934305165319</text:p>
              </table:table-cell>
              <table:table-cell office:value-type="float" office:value="0.978850740709057">
                <text:p>0.978850740709057</text:p>
              </table:table-cell>
              <table:table-cell office:value-type="float" office:value="0.997130609823472">
                <text:p>0.997130609823472</text:p>
              </table:table-cell>
              <table:table-cell office:value-type="float" office:value="0.977443859636986">
                <text:p>0.977443859636986</text:p>
              </table:table-cell>
              <table:table-cell office:value-type="float" office:value="0.975424017164337">
                <text:p>0.975424017164337</text:p>
              </table:table-cell>
              <table:table-cell office:value-type="float" office:value="0.972847013283194">
                <text:p>0.972847013283194</text:p>
              </table:table-cell>
              <table:table-cell office:value-type="float" office:value="0.987020203208053">
                <text:p>0.987020203208053</text:p>
              </table:table-cell>
              <table:table-cell office:value-type="float" office:value="0.971317686883196">
                <text:p>0.971317686883196</text:p>
              </table:table-cell>
              <table:table-cell office:value-type="float" office:value="0.973075763238569">
                <text:p>0.973075763238569</text:p>
              </table:table-cell>
              <table:table-cell office:value-type="float" office:value="0.973959909952227">
                <text:p>0.973959909952227</text:p>
              </table:table-cell>
              <table:table-cell office:value-type="float" office:value="0.992153146364551">
                <text:p>0.992153146364551</text:p>
              </table:table-cell>
              <table:table-cell office:value-type="float" office:value="0.971587400634852">
                <text:p>0.971587400634852</text:p>
              </table:table-cell>
              <table:table-cell office:value-type="float" office:value="0.968649485153548">
                <text:p>0.968649485153548</text:p>
              </table:table-cell>
              <table:table-cell office:value-type="float" office:value="0.968588422770636">
                <text:p>0.968588422770636</text:p>
              </table:table-cell>
              <table:table-cell office:value-type="float" office:value="0.984129519451034">
                <text:p>0.984129519451034</text:p>
              </table:table-cell>
              <table:table-cell office:value-type="float" office:value="0.960262011593353">
                <text:p>0.960262011593353</text:p>
              </table:table-cell>
              <table:table-cell office:value-type="float" office:value="0.962167505573096">
                <text:p>0.962167505573096</text:p>
              </table:table-cell>
              <table:table-cell office:value-type="float" office:value="0.959366804590882">
                <text:p>0.959366804590882</text:p>
              </table:table-cell>
              <table:table-cell office:value-type="float" office:value="0.977009634569997">
                <text:p>0.977009634569997</text:p>
              </table:table-cell>
              <table:table-cell office:value-type="float" office:value="0.957377442314783">
                <text:p>0.957377442314783</text:p>
              </table:table-cell>
              <table:table-cell office:value-type="float" office:value="0.960312170035627">
                <text:p>0.960312170035627</text:p>
              </table:table-cell>
              <table:table-cell office:value-type="float" office:value="0.965501450232496">
                <text:p>0.965501450232496</text:p>
              </table:table-cell>
              <table:table-cell office:value-type="float" office:value="0.974338154789835">
                <text:p>0.974338154789835</text:p>
              </table:table-cell>
              <table:table-cell office:value-type="float" office:value="0.957018966475555">
                <text:p>0.957018966475555</text:p>
              </table:table-cell>
              <table:table-cell office:value-type="float" office:value="0.959008641073041">
                <text:p>0.959008641073041</text:p>
              </table:table-cell>
              <table:table-cell office:value-type="float" office:value="0.958224529071306">
                <text:p>0.958224529071306</text:p>
              </table:table-cell>
            </table:table-row>
            <table:table-row>
              <table:table-cell office:value-type="string">
                <text:p>COMBINING TREE BARRIER overhead</text:p>
                <draw:g>
                  <svg:desc>'speed up'.A4:'speed up'.A4</svg:desc>
                </draw:g>
              </table:table-cell>
              <table:table-cell office:value-type="float" office:value="2.76555131036953">
                <text:p>2.76555131036953</text:p>
                <draw:g>
                  <svg:desc>'speed up'.C4:'speed up'.BM4</svg:desc>
                </draw:g>
              </table:table-cell>
              <table:table-cell office:value-type="float" office:value="1.52047149465782">
                <text:p>1.52047149465782</text:p>
              </table:table-cell>
              <table:table-cell office:value-type="float" office:value="1.23334781486309">
                <text:p>1.23334781486309</text:p>
              </table:table-cell>
              <table:table-cell office:value-type="float" office:value="0.83049299008884">
                <text:p>0.83049299008884</text:p>
              </table:table-cell>
              <table:table-cell office:value-type="float" office:value="0.879446090637723">
                <text:p>0.879446090637723</text:p>
              </table:table-cell>
              <table:table-cell office:value-type="float" office:value="0.651519811016201">
                <text:p>0.651519811016201</text:p>
              </table:table-cell>
              <table:table-cell office:value-type="float" office:value="0.628395844653426">
                <text:p>0.628395844653426</text:p>
              </table:table-cell>
              <table:table-cell office:value-type="float" office:value="0.872268527426972">
                <text:p>0.872268527426972</text:p>
              </table:table-cell>
              <table:table-cell office:value-type="float" office:value="0.907717324789087">
                <text:p>0.907717324789087</text:p>
              </table:table-cell>
              <table:table-cell office:value-type="float" office:value="0.795084954416453">
                <text:p>0.795084954416453</text:p>
              </table:table-cell>
              <table:table-cell office:value-type="float" office:value="0.775693894447601">
                <text:p>0.775693894447601</text:p>
              </table:table-cell>
              <table:table-cell office:value-type="float" office:value="0.773447394759808">
                <text:p>0.773447394759808</text:p>
              </table:table-cell>
              <table:table-cell office:value-type="float" office:value="0.73880157215455">
                <text:p>0.73880157215455</text:p>
              </table:table-cell>
              <table:table-cell office:value-type="float" office:value="0.687147167658224">
                <text:p>0.687147167658224</text:p>
              </table:table-cell>
              <table:table-cell office:value-type="float" office:value="0.694143492349812">
                <text:p>0.694143492349812</text:p>
              </table:table-cell>
              <table:table-cell office:value-type="float" office:value="0.902304280857984">
                <text:p>0.902304280857984</text:p>
              </table:table-cell>
              <table:table-cell office:value-type="float" office:value="0.918335884788341">
                <text:p>0.918335884788341</text:p>
              </table:table-cell>
              <table:table-cell office:value-type="float" office:value="0.912058455518591">
                <text:p>0.912058455518591</text:p>
              </table:table-cell>
              <table:table-cell office:value-type="float" office:value="0.937541176150537">
                <text:p>0.937541176150537</text:p>
              </table:table-cell>
              <table:table-cell office:value-type="float" office:value="0.921071628849067">
                <text:p>0.921071628849067</text:p>
              </table:table-cell>
              <table:table-cell office:value-type="float" office:value="0.895974982080885">
                <text:p>0.895974982080885</text:p>
              </table:table-cell>
              <table:table-cell office:value-type="float" office:value="0.853272850925958">
                <text:p>0.853272850925958</text:p>
              </table:table-cell>
              <table:table-cell office:value-type="float" office:value="0.872824840851189">
                <text:p>0.872824840851189</text:p>
              </table:table-cell>
              <table:table-cell office:value-type="float" office:value="0.878699757001155">
                <text:p>0.878699757001155</text:p>
              </table:table-cell>
              <table:table-cell office:value-type="float" office:value="0.890132752392538">
                <text:p>0.890132752392538</text:p>
              </table:table-cell>
              <table:table-cell office:value-type="float" office:value="0.850930915806262">
                <text:p>0.850930915806262</text:p>
              </table:table-cell>
              <table:table-cell office:value-type="float" office:value="0.862881932133397">
                <text:p>0.862881932133397</text:p>
              </table:table-cell>
              <table:table-cell office:value-type="float" office:value="0.881548513421238">
                <text:p>0.881548513421238</text:p>
              </table:table-cell>
              <table:table-cell office:value-type="float" office:value="0.857632603452533">
                <text:p>0.857632603452533</text:p>
              </table:table-cell>
              <table:table-cell office:value-type="float" office:value="0.846961102379757">
                <text:p>0.846961102379757</text:p>
              </table:table-cell>
              <table:table-cell office:value-type="float" office:value="0.861792271056113">
                <text:p>0.861792271056113</text:p>
              </table:table-cell>
              <table:table-cell office:value-type="float" office:value="1.02490205126184">
                <text:p>1.02490205126184</text:p>
              </table:table-cell>
              <table:table-cell office:value-type="float" office:value="1.05594984593943">
                <text:p>1.05594984593943</text:p>
              </table:table-cell>
              <table:table-cell office:value-type="float" office:value="1.01368579725943">
                <text:p>1.01368579725943</text:p>
              </table:table-cell>
              <table:table-cell office:value-type="float" office:value="1.03722838175813">
                <text:p>1.03722838175813</text:p>
              </table:table-cell>
              <table:table-cell office:value-type="float" office:value="1.11908983905616">
                <text:p>1.11908983905616</text:p>
              </table:table-cell>
              <table:table-cell office:value-type="float" office:value="1.08570258963496">
                <text:p>1.08570258963496</text:p>
              </table:table-cell>
              <table:table-cell office:value-type="float" office:value="1.06438218214458">
                <text:p>1.06438218214458</text:p>
              </table:table-cell>
              <table:table-cell office:value-type="float" office:value="1.09724132932047">
                <text:p>1.09724132932047</text:p>
              </table:table-cell>
              <table:table-cell office:value-type="float" office:value="1.11320339960916">
                <text:p>1.11320339960916</text:p>
              </table:table-cell>
              <table:table-cell office:value-type="float" office:value="1.12204114458649">
                <text:p>1.12204114458649</text:p>
              </table:table-cell>
              <table:table-cell office:value-type="float" office:value="1.07970097222868">
                <text:p>1.07970097222868</text:p>
              </table:table-cell>
              <table:table-cell office:value-type="float" office:value="1.07713200990782">
                <text:p>1.07713200990782</text:p>
              </table:table-cell>
              <table:table-cell office:value-type="float" office:value="1.11824232952691">
                <text:p>1.11824232952691</text:p>
              </table:table-cell>
              <table:table-cell office:value-type="float" office:value="1.09964134939079">
                <text:p>1.09964134939079</text:p>
              </table:table-cell>
              <table:table-cell office:value-type="float" office:value="1.08124103276655">
                <text:p>1.08124103276655</text:p>
              </table:table-cell>
              <table:table-cell office:value-type="float" office:value="1.0481417248044">
                <text:p>1.0481417248044</text:p>
              </table:table-cell>
              <table:table-cell office:value-type="float" office:value="1.06274933456932">
                <text:p>1.06274933456932</text:p>
              </table:table-cell>
              <table:table-cell office:value-type="float" office:value="1.1022883761474">
                <text:p>1.1022883761474</text:p>
              </table:table-cell>
              <table:table-cell office:value-type="float" office:value="1.0752373234337">
                <text:p>1.0752373234337</text:p>
              </table:table-cell>
              <table:table-cell office:value-type="float" office:value="1.08925311083384">
                <text:p>1.08925311083384</text:p>
              </table:table-cell>
              <table:table-cell office:value-type="float" office:value="1.1539835050584">
                <text:p>1.1539835050584</text:p>
              </table:table-cell>
              <table:table-cell office:value-type="float" office:value="1.12491826690429">
                <text:p>1.12491826690429</text:p>
              </table:table-cell>
              <table:table-cell office:value-type="float" office:value="1.09008232209211">
                <text:p>1.09008232209211</text:p>
              </table:table-cell>
              <table:table-cell office:value-type="float" office:value="1.1050780722441">
                <text:p>1.1050780722441</text:p>
              </table:table-cell>
              <table:table-cell office:value-type="float" office:value="1.10631629648637">
                <text:p>1.10631629648637</text:p>
              </table:table-cell>
              <table:table-cell office:value-type="float" office:value="1.10986678651448">
                <text:p>1.10986678651448</text:p>
              </table:table-cell>
              <table:table-cell office:value-type="float" office:value="1.07264205774795">
                <text:p>1.07264205774795</text:p>
              </table:table-cell>
              <table:table-cell office:value-type="float" office:value="1.09271216823114">
                <text:p>1.09271216823114</text:p>
              </table:table-cell>
              <table:table-cell office:value-type="float" office:value="1.12030110854065">
                <text:p>1.12030110854065</text:p>
              </table:table-cell>
              <table:table-cell office:value-type="float" office:value="1.11044279704507">
                <text:p>1.11044279704507</text:p>
              </table:table-cell>
              <table:table-cell office:value-type="float" office:value="1.09749104052864">
                <text:p>1.09749104052864</text:p>
              </table:table-cell>
              <table:table-cell office:value-type="float" office:value="1.10489866711213">
                <text:p>1.10489866711213</text:p>
              </table:table-cell>
            </table:table-row>
            <table:table-row>
              <table:table-cell office:value-type="string">
                <text:p>DISSEMINATION BARRIER overhead</text:p>
                <draw:g>
                  <svg:desc>'speed up'.A5:'speed up'.A5</svg:desc>
                </draw:g>
              </table:table-cell>
              <table:table-cell office:value-type="float" office:value="3.83673934198812">
                <text:p>3.83673934198812</text:p>
                <draw:g>
                  <svg:desc>'speed up'.C5:'speed up'.BM5</svg:desc>
                </draw:g>
              </table:table-cell>
              <table:table-cell office:value-type="float" office:value="1.44900296521753">
                <text:p>1.44900296521753</text:p>
              </table:table-cell>
              <table:table-cell office:value-type="float" office:value="1.47989997204657">
                <text:p>1.47989997204657</text:p>
              </table:table-cell>
              <table:table-cell office:value-type="float" office:value="0.817634861328206">
                <text:p>0.817634861328206</text:p>
              </table:table-cell>
              <table:table-cell office:value-type="float" office:value="0.937110279292062">
                <text:p>0.937110279292062</text:p>
              </table:table-cell>
              <table:table-cell office:value-type="float" office:value="0.975122395797553">
                <text:p>0.975122395797553</text:p>
              </table:table-cell>
              <table:table-cell office:value-type="float" office:value="0.985959445547467">
                <text:p>0.985959445547467</text:p>
              </table:table-cell>
              <table:table-cell office:value-type="float" office:value="0.821753476501316">
                <text:p>0.821753476501316</text:p>
              </table:table-cell>
              <table:table-cell office:value-type="float" office:value="0.786279455514096">
                <text:p>0.786279455514096</text:p>
              </table:table-cell>
              <table:table-cell office:value-type="float" office:value="0.834124592453887">
                <text:p>0.834124592453887</text:p>
              </table:table-cell>
              <table:table-cell office:value-type="float" office:value="0.842358217557848">
                <text:p>0.842358217557848</text:p>
              </table:table-cell>
              <table:table-cell office:value-type="float" office:value="0.9457789783834">
                <text:p>0.9457789783834</text:p>
              </table:table-cell>
              <table:table-cell office:value-type="float" office:value="0.929029407782694">
                <text:p>0.929029407782694</text:p>
              </table:table-cell>
              <table:table-cell office:value-type="float" office:value="0.930411404629183">
                <text:p>0.930411404629183</text:p>
              </table:table-cell>
              <table:table-cell office:value-type="float" office:value="0.960065289446542">
                <text:p>0.960065289446542</text:p>
              </table:table-cell>
              <table:table-cell office:value-type="float" office:value="0.885160444319778">
                <text:p>0.885160444319778</text:p>
              </table:table-cell>
              <table:table-cell office:value-type="float" office:value="0.836994798530323">
                <text:p>0.836994798530323</text:p>
              </table:table-cell>
              <table:table-cell office:value-type="float" office:value="0.826652899628889">
                <text:p>0.826652899628889</text:p>
              </table:table-cell>
              <table:table-cell office:value-type="float" office:value="0.833404654634921">
                <text:p>0.833404654634921</text:p>
              </table:table-cell>
              <table:table-cell office:value-type="float" office:value="0.916322324801982">
                <text:p>0.916322324801982</text:p>
              </table:table-cell>
              <table:table-cell office:value-type="float" office:value="0.89743592343667">
                <text:p>0.89743592343667</text:p>
              </table:table-cell>
              <table:table-cell office:value-type="float" office:value="0.908472862919301">
                <text:p>0.908472862919301</text:p>
              </table:table-cell>
              <table:table-cell office:value-type="float" office:value="0.959602215565829">
                <text:p>0.959602215565829</text:p>
              </table:table-cell>
              <table:table-cell office:value-type="float" office:value="1.0288976545626">
                <text:p>1.0288976545626</text:p>
              </table:table-cell>
              <table:table-cell office:value-type="float" office:value="1.01498310698507">
                <text:p>1.01498310698507</text:p>
              </table:table-cell>
              <table:table-cell office:value-type="float" office:value="1.00758486128878">
                <text:p>1.00758486128878</text:p>
              </table:table-cell>
              <table:table-cell office:value-type="float" office:value="1.04656080801458">
                <text:p>1.04656080801458</text:p>
              </table:table-cell>
              <table:table-cell office:value-type="float" office:value="1.11664958986284">
                <text:p>1.11664958986284</text:p>
              </table:table-cell>
              <table:table-cell office:value-type="float" office:value="1.11501004883685">
                <text:p>1.11501004883685</text:p>
              </table:table-cell>
              <table:table-cell office:value-type="float" office:value="1.09549458895925">
                <text:p>1.09549458895925</text:p>
              </table:table-cell>
              <table:table-cell office:value-type="float" office:value="1.1355394227885">
                <text:p>1.1355394227885</text:p>
              </table:table-cell>
              <table:table-cell office:value-type="float" office:value="1.09701408571887">
                <text:p>1.09701408571887</text:p>
              </table:table-cell>
              <table:table-cell office:value-type="float" office:value="1.0298606073475">
                <text:p>1.0298606073475</text:p>
              </table:table-cell>
              <table:table-cell office:value-type="float" office:value="0.984591644746044">
                <text:p>0.984591644746044</text:p>
              </table:table-cell>
              <table:table-cell office:value-type="float" office:value="0.980609939059596">
                <text:p>0.980609939059596</text:p>
              </table:table-cell>
              <table:table-cell office:value-type="float" office:value="1.05509457688678">
                <text:p>1.05509457688678</text:p>
              </table:table-cell>
              <table:table-cell office:value-type="float" office:value="1.02426490602283">
                <text:p>1.02426490602283</text:p>
              </table:table-cell>
              <table:table-cell office:value-type="float" office:value="1.02204018691987">
                <text:p>1.02204018691987</text:p>
              </table:table-cell>
              <table:table-cell office:value-type="float" office:value="1.030575591864">
                <text:p>1.030575591864</text:p>
              </table:table-cell>
              <table:table-cell office:value-type="float" office:value="1.08052605920997">
                <text:p>1.08052605920997</text:p>
              </table:table-cell>
              <table:table-cell office:value-type="float" office:value="1.05666892611732">
                <text:p>1.05666892611732</text:p>
              </table:table-cell>
              <table:table-cell office:value-type="float" office:value="1.05340349495273">
                <text:p>1.05340349495273</text:p>
              </table:table-cell>
              <table:table-cell office:value-type="float" office:value="1.06902220251697">
                <text:p>1.06902220251697</text:p>
              </table:table-cell>
              <table:table-cell office:value-type="float" office:value="1.12036192873819">
                <text:p>1.12036192873819</text:p>
              </table:table-cell>
              <table:table-cell office:value-type="float" office:value="1.09879063054711">
                <text:p>1.09879063054711</text:p>
              </table:table-cell>
              <table:table-cell office:value-type="float" office:value="1.09605210699429">
                <text:p>1.09605210699429</text:p>
              </table:table-cell>
              <table:table-cell office:value-type="float" office:value="1.10340518711086">
                <text:p>1.10340518711086</text:p>
              </table:table-cell>
              <table:table-cell office:value-type="float" office:value="1.15694751234586">
                <text:p>1.15694751234586</text:p>
              </table:table-cell>
              <table:table-cell office:value-type="float" office:value="1.13666629213412">
                <text:p>1.13666629213412</text:p>
              </table:table-cell>
              <table:table-cell office:value-type="float" office:value="1.12977528726301">
                <text:p>1.12977528726301</text:p>
              </table:table-cell>
              <table:table-cell office:value-type="float" office:value="1.14191399974117">
                <text:p>1.14191399974117</text:p>
              </table:table-cell>
              <table:table-cell office:value-type="float" office:value="1.186529702419">
                <text:p>1.186529702419</text:p>
              </table:table-cell>
              <table:table-cell office:value-type="float" office:value="1.16746622178207">
                <text:p>1.16746622178207</text:p>
              </table:table-cell>
              <table:table-cell office:value-type="float" office:value="1.1664287212272">
                <text:p>1.1664287212272</text:p>
              </table:table-cell>
              <table:table-cell office:value-type="float" office:value="1.16799915573102">
                <text:p>1.16799915573102</text:p>
              </table:table-cell>
              <table:table-cell office:value-type="float" office:value="1.2209343764624">
                <text:p>1.2209343764624</text:p>
              </table:table-cell>
              <table:table-cell office:value-type="float" office:value="1.19888150850946">
                <text:p>1.19888150850946</text:p>
              </table:table-cell>
              <table:table-cell office:value-type="float" office:value="1.20845797628244">
                <text:p>1.20845797628244</text:p>
              </table:table-cell>
              <table:table-cell office:value-type="float" office:value="1.20901538344881">
                <text:p>1.20901538344881</text:p>
              </table:table-cell>
              <table:table-cell office:value-type="float" office:value="1.25638213604038">
                <text:p>1.25638213604038</text:p>
              </table:table-cell>
              <table:table-cell office:value-type="float" office:value="1.24451366291446">
                <text:p>1.24451366291446</text:p>
              </table:table-cell>
              <table:table-cell office:value-type="float" office:value="1.25651943553086">
                <text:p>1.25651943553086</text:p>
              </table:table-cell>
              <table:table-cell office:value-type="float" office:value="1.24585940011662">
                <text:p>1.24585940011662</text:p>
              </table:table-cell>
            </table:table-row>
            <table:table-row>
              <table:table-cell office:value-type="string">
                <text:p>LINEAR CENTRALIZED BARRIER overhead</text:p>
                <draw:g>
                  <svg:desc>'speed up'.A6:'speed up'.A6</svg:desc>
                </draw:g>
              </table:table-cell>
              <table:table-cell office:value-type="float" office:value="2.28098919224993">
                <text:p>2.28098919224993</text:p>
                <draw:g>
                  <svg:desc>'speed up'.C6:'speed up'.BM6</svg:desc>
                </draw:g>
              </table:table-cell>
              <table:table-cell office:value-type="float" office:value="1.45001530744413">
                <text:p>1.45001530744413</text:p>
              </table:table-cell>
              <table:table-cell office:value-type="float" office:value="1.46806565240201">
                <text:p>1.46806565240201</text:p>
              </table:table-cell>
              <table:table-cell office:value-type="float" office:value="1.29922783651302">
                <text:p>1.29922783651302</text:p>
              </table:table-cell>
              <table:table-cell office:value-type="float" office:value="0.874741049742411">
                <text:p>0.874741049742411</text:p>
              </table:table-cell>
              <table:table-cell office:value-type="float" office:value="0.863571469130495">
                <text:p>0.863571469130495</text:p>
              </table:table-cell>
              <table:table-cell office:value-type="float" office:value="0.83825112484346">
                <text:p>0.83825112484346</text:p>
              </table:table-cell>
              <table:table-cell office:value-type="float" office:value="0.94807677489662">
                <text:p>0.94807677489662</text:p>
              </table:table-cell>
              <table:table-cell office:value-type="float" office:value="0.935180069137482">
                <text:p>0.935180069137482</text:p>
              </table:table-cell>
              <table:table-cell office:value-type="float" office:value="0.96701148943893">
                <text:p>0.96701148943893</text:p>
              </table:table-cell>
              <table:table-cell office:value-type="float" office:value="0.980010582324724">
                <text:p>0.980010582324724</text:p>
              </table:table-cell>
              <table:table-cell office:value-type="float" office:value="1.12216463301248">
                <text:p>1.12216463301248</text:p>
              </table:table-cell>
              <table:table-cell office:value-type="float" office:value="1.08178891470295">
                <text:p>1.08178891470295</text:p>
              </table:table-cell>
              <table:table-cell office:value-type="float" office:value="1.07203307234983">
                <text:p>1.07203307234983</text:p>
              </table:table-cell>
              <table:table-cell office:value-type="float" office:value="1.00657073779442">
                <text:p>1.00657073779442</text:p>
              </table:table-cell>
              <table:table-cell office:value-type="float" office:value="1.14746214161729">
                <text:p>1.14746214161729</text:p>
              </table:table-cell>
              <table:table-cell office:value-type="float" office:value="1.12988368976476">
                <text:p>1.12988368976476</text:p>
              </table:table-cell>
              <table:table-cell office:value-type="float" office:value="1.10944069637168">
                <text:p>1.10944069637168</text:p>
              </table:table-cell>
              <table:table-cell office:value-type="float" office:value="1.08065729952583">
                <text:p>1.08065729952583</text:p>
              </table:table-cell>
              <table:table-cell office:value-type="float" office:value="1.15907292597864">
                <text:p>1.15907292597864</text:p>
              </table:table-cell>
              <table:table-cell office:value-type="float" office:value="1.12190326485856">
                <text:p>1.12190326485856</text:p>
              </table:table-cell>
              <table:table-cell office:value-type="float" office:value="1.09595200559444">
                <text:p>1.09595200559444</text:p>
              </table:table-cell>
              <table:table-cell office:value-type="float" office:value="1.0974473705682">
                <text:p>1.0974473705682</text:p>
              </table:table-cell>
              <table:table-cell office:value-type="float" office:value="1.16472138554217">
                <text:p>1.16472138554217</text:p>
              </table:table-cell>
              <table:table-cell office:value-type="float" office:value="1.13053927690241">
                <text:p>1.13053927690241</text:p>
              </table:table-cell>
              <table:table-cell office:value-type="float" office:value="1.1223856205532">
                <text:p>1.1223856205532</text:p>
              </table:table-cell>
              <table:table-cell office:value-type="float" office:value="1.13568137698409">
                <text:p>1.13568137698409</text:p>
              </table:table-cell>
              <table:table-cell office:value-type="float" office:value="1.22148359354993">
                <text:p>1.22148359354993</text:p>
              </table:table-cell>
              <table:table-cell office:value-type="float" office:value="1.18582420952685">
                <text:p>1.18582420952685</text:p>
              </table:table-cell>
              <table:table-cell office:value-type="float" office:value="1.1342350591144">
                <text:p>1.1342350591144</text:p>
              </table:table-cell>
              <table:table-cell office:value-type="float" office:value="1.09054485067349">
                <text:p>1.09054485067349</text:p>
              </table:table-cell>
              <table:table-cell office:value-type="float" office:value="1.25462154342235">
                <text:p>1.25462154342235</text:p>
              </table:table-cell>
              <table:table-cell office:value-type="float" office:value="1.24904814650646">
                <text:p>1.24904814650646</text:p>
              </table:table-cell>
              <table:table-cell office:value-type="float" office:value="1.24775261999766">
                <text:p>1.24775261999766</text:p>
              </table:table-cell>
              <table:table-cell office:value-type="float" office:value="1.24094385859988">
                <text:p>1.24094385859988</text:p>
              </table:table-cell>
              <table:table-cell office:value-type="float" office:value="1.36786194565275">
                <text:p>1.36786194565275</text:p>
              </table:table-cell>
              <table:table-cell office:value-type="float" office:value="1.36617002329412">
                <text:p>1.36617002329412</text:p>
              </table:table-cell>
              <table:table-cell office:value-type="float" office:value="1.31917537449863">
                <text:p>1.31917537449863</text:p>
              </table:table-cell>
              <table:table-cell office:value-type="float" office:value="1.26787085313846">
                <text:p>1.26787085313846</text:p>
              </table:table-cell>
              <table:table-cell office:value-type="float" office:value="1.37100752169551">
                <text:p>1.37100752169551</text:p>
              </table:table-cell>
              <table:table-cell office:value-type="float" office:value="1.50093385198977">
                <text:p>1.50093385198977</text:p>
              </table:table-cell>
              <table:table-cell office:value-type="float" office:value="1.48198884781369">
                <text:p>1.48198884781369</text:p>
              </table:table-cell>
              <table:table-cell office:value-type="float" office:value="1.46251650561541">
                <text:p>1.46251650561541</text:p>
              </table:table-cell>
              <table:table-cell office:value-type="float" office:value="1.47856160757776">
                <text:p>1.47856160757776</text:p>
              </table:table-cell>
              <table:table-cell office:value-type="float" office:value="1.30672565332289">
                <text:p>1.30672565332289</text:p>
              </table:table-cell>
              <table:table-cell office:value-type="float" office:value="1.17814766519824">
                <text:p>1.17814766519824</text:p>
              </table:table-cell>
              <table:table-cell office:value-type="float" office:value="1.21200054555807">
                <text:p>1.21200054555807</text:p>
              </table:table-cell>
              <table:table-cell office:value-type="float" office:value="1.299558145432">
                <text:p>1.299558145432</text:p>
              </table:table-cell>
              <table:table-cell office:value-type="float" office:value="1.31288567121456">
                <text:p>1.31288567121456</text:p>
              </table:table-cell>
              <table:table-cell office:value-type="float" office:value="1.28289657045258">
                <text:p>1.28289657045258</text:p>
              </table:table-cell>
              <table:table-cell office:value-type="float" office:value="1.25360620404316">
                <text:p>1.25360620404316</text:p>
              </table:table-cell>
              <table:table-cell office:value-type="float" office:value="1.32874986047704">
                <text:p>1.32874986047704</text:p>
              </table:table-cell>
              <table:table-cell office:value-type="float" office:value="1.28447000810619">
                <text:p>1.28447000810619</text:p>
              </table:table-cell>
              <table:table-cell office:value-type="float" office:value="1.22152756256419">
                <text:p>1.22152756256419</text:p>
              </table:table-cell>
              <table:table-cell office:value-type="float" office:value="1.2263839266842">
                <text:p>1.2263839266842</text:p>
              </table:table-cell>
              <table:table-cell office:value-type="float" office:value="1.44997652282772">
                <text:p>1.44997652282772</text:p>
              </table:table-cell>
              <table:table-cell office:value-type="float" office:value="1.64771141336487">
                <text:p>1.64771141336487</text:p>
              </table:table-cell>
              <table:table-cell office:value-type="float" office:value="1.83117837814349">
                <text:p>1.83117837814349</text:p>
              </table:table-cell>
              <table:table-cell office:value-type="float" office:value="1.94831915043923">
                <text:p>1.94831915043923</text:p>
              </table:table-cell>
              <table:table-cell office:value-type="float" office:value="1.84622184271609">
                <text:p>1.84622184271609</text:p>
              </table:table-cell>
              <table:table-cell office:value-type="float" office:value="1.5144408707473">
                <text:p>1.5144408707473</text:p>
              </table:table-cell>
              <table:table-cell office:value-type="float" office:value="1.26309382254685">
                <text:p>1.26309382254685</text:p>
              </table:table-cell>
              <table:table-cell office:value-type="float" office:value="1.14468515608391">
                <text:p>1.14468515608391</text:p>
              </table:table-cell>
            </table:table-row>
            <table:table-row>
              <table:table-cell office:value-type="string">
                <text:p>HYBRID BARRIER overhead</text:p>
                <draw:g>
                  <svg:desc>'speed up'.A7:'speed up'.A7</svg:desc>
                </draw:g>
              </table:table-cell>
              <table:table-cell office:value-type="float" office:value="2.81936858120959">
                <text:p>2.81936858120959</text:p>
                <draw:g>
                  <svg:desc>'speed up'.C7:'speed up'.BM7</svg:desc>
                </draw:g>
              </table:table-cell>
              <table:table-cell office:value-type="float" office:value="1.3910280064161">
                <text:p>1.3910280064161</text:p>
              </table:table-cell>
              <table:table-cell office:value-type="float" office:value="1.46680145269385">
                <text:p>1.46680145269385</text:p>
              </table:table-cell>
              <table:table-cell office:value-type="float" office:value="1.10570955186198">
                <text:p>1.10570955186198</text:p>
              </table:table-cell>
              <table:table-cell office:value-type="float" office:value="1.18705178458464">
                <text:p>1.18705178458464</text:p>
              </table:table-cell>
              <table:table-cell office:value-type="float" office:value="1.09643365664129">
                <text:p>1.09643365664129</text:p>
              </table:table-cell>
              <table:table-cell office:value-type="float" office:value="1.25284479964493">
                <text:p>1.25284479964493</text:p>
              </table:table-cell>
              <table:table-cell office:value-type="float" office:value="1.04182442049409">
                <text:p>1.04182442049409</text:p>
              </table:table-cell>
              <table:table-cell office:value-type="float" office:value="1.08074864668502">
                <text:p>1.08074864668502</text:p>
              </table:table-cell>
              <table:table-cell office:value-type="float" office:value="0.971844867923072">
                <text:p>0.971844867923072</text:p>
              </table:table-cell>
              <table:table-cell office:value-type="float" office:value="1.13270603242266">
                <text:p>1.13270603242266</text:p>
              </table:table-cell>
              <table:table-cell office:value-type="float" office:value="1.0866274235053">
                <text:p>1.0866274235053</text:p>
              </table:table-cell>
              <table:table-cell office:value-type="float" office:value="1.13432238486006">
                <text:p>1.13432238486006</text:p>
              </table:table-cell>
              <table:table-cell office:value-type="float" office:value="1.05773283777525">
                <text:p>1.05773283777525</text:p>
              </table:table-cell>
              <table:table-cell office:value-type="float" office:value="1.08101599798978">
                <text:p>1.08101599798978</text:p>
              </table:table-cell>
              <table:table-cell office:value-type="float" office:value="1.00481556074748">
                <text:p>1.00481556074748</text:p>
              </table:table-cell>
              <table:table-cell office:value-type="float" office:value="1.01048091296417">
                <text:p>1.01048091296417</text:p>
              </table:table-cell>
              <table:table-cell office:value-type="float" office:value="0.937242479180199">
                <text:p>0.937242479180199</text:p>
              </table:table-cell>
              <table:table-cell office:value-type="float" office:value="1.10031636037042">
                <text:p>1.10031636037042</text:p>
              </table:table-cell>
              <table:table-cell office:value-type="float" office:value="1.0449418464566">
                <text:p>1.0449418464566</text:p>
              </table:table-cell>
              <table:table-cell office:value-type="float" office:value="1.06105681387665">
                <text:p>1.06105681387665</text:p>
              </table:table-cell>
              <table:table-cell office:value-type="float" office:value="1.01239046569927">
                <text:p>1.01239046569927</text:p>
              </table:table-cell>
              <table:table-cell office:value-type="float" office:value="1.16429167320056">
                <text:p>1.16429167320056</text:p>
              </table:table-cell>
              <table:table-cell office:value-type="float" office:value="1.1332602895171">
                <text:p>1.1332602895171</text:p>
              </table:table-cell>
              <table:table-cell office:value-type="float" office:value="1.17783235511062">
                <text:p>1.17783235511062</text:p>
              </table:table-cell>
              <table:table-cell office:value-type="float" office:value="1.13226307635773">
                <text:p>1.13226307635773</text:p>
              </table:table-cell>
              <table:table-cell office:value-type="float" office:value="1.18303964606548">
                <text:p>1.18303964606548</text:p>
              </table:table-cell>
              <table:table-cell office:value-type="float" office:value="1.23809570355986">
                <text:p>1.23809570355986</text:p>
              </table:table-cell>
              <table:table-cell office:value-type="float" office:value="1.24403221896556">
                <text:p>1.24403221896556</text:p>
              </table:table-cell>
              <table:table-cell office:value-type="float" office:value="1.23217091888927">
                <text:p>1.23217091888927</text:p>
              </table:table-cell>
              <table:table-cell office:value-type="float" office:value="1.25291593119441">
                <text:p>1.25291593119441</text:p>
              </table:table-cell>
              <table:table-cell office:value-type="float" office:value="1.16839516572444">
                <text:p>1.16839516572444</text:p>
              </table:table-cell>
              <table:table-cell office:value-type="float" office:value="1.17109412236743">
                <text:p>1.17109412236743</text:p>
              </table:table-cell>
              <table:table-cell office:value-type="float" office:value="1.11758038028058">
                <text:p>1.11758038028058</text:p>
              </table:table-cell>
              <table:table-cell office:value-type="float" office:value="1.31170853991643">
                <text:p>1.31170853991643</text:p>
              </table:table-cell>
              <table:table-cell office:value-type="float" office:value="1.21246648514608">
                <text:p>1.21246648514608</text:p>
              </table:table-cell>
              <table:table-cell office:value-type="float" office:value="1.22419989439798">
                <text:p>1.22419989439798</text:p>
              </table:table-cell>
              <table:table-cell office:value-type="float" office:value="1.16209169109954">
                <text:p>1.16209169109954</text:p>
              </table:table-cell>
              <table:table-cell office:value-type="float" office:value="1.34764666114573">
                <text:p>1.34764666114573</text:p>
              </table:table-cell>
              <table:table-cell office:value-type="float" office:value="1.25446528779862">
                <text:p>1.25446528779862</text:p>
              </table:table-cell>
              <table:table-cell office:value-type="float" office:value="1.28790453895714">
                <text:p>1.28790453895714</text:p>
              </table:table-cell>
              <table:table-cell office:value-type="float" office:value="1.22817619054382">
                <text:p>1.22817619054382</text:p>
              </table:table-cell>
              <table:table-cell office:value-type="float" office:value="1.39638403501206">
                <text:p>1.39638403501206</text:p>
              </table:table-cell>
              <table:table-cell office:value-type="float" office:value="1.31410863612238">
                <text:p>1.31410863612238</text:p>
              </table:table-cell>
              <table:table-cell office:value-type="float" office:value="1.34542739852369">
                <text:p>1.34542739852369</text:p>
              </table:table-cell>
              <table:table-cell office:value-type="float" office:value="1.29447575767432">
                <text:p>1.29447575767432</text:p>
              </table:table-cell>
              <table:table-cell office:value-type="float" office:value="1.45089376729914">
                <text:p>1.45089376729914</text:p>
              </table:table-cell>
              <table:table-cell office:value-type="float" office:value="1.39548685891305">
                <text:p>1.39548685891305</text:p>
              </table:table-cell>
              <table:table-cell office:value-type="float" office:value="1.43741430520992">
                <text:p>1.43741430520992</text:p>
              </table:table-cell>
              <table:table-cell office:value-type="float" office:value="1.38107104033653">
                <text:p>1.38107104033653</text:p>
              </table:table-cell>
              <table:table-cell office:value-type="float" office:value="1.46676624225411">
                <text:p>1.46676624225411</text:p>
              </table:table-cell>
              <table:table-cell office:value-type="float" office:value="1.46974076797915">
                <text:p>1.46974076797915</text:p>
              </table:table-cell>
              <table:table-cell office:value-type="float" office:value="1.48676765021765">
                <text:p>1.48676765021765</text:p>
              </table:table-cell>
              <table:table-cell office:value-type="float" office:value="1.45988046863641">
                <text:p>1.45988046863641</text:p>
              </table:table-cell>
              <table:table-cell office:value-type="float" office:value="1.49372416273411">
                <text:p>1.49372416273411</text:p>
              </table:table-cell>
              <table:table-cell office:value-type="float" office:value="1.55041087207274">
                <text:p>1.55041087207274</text:p>
              </table:table-cell>
              <table:table-cell office:value-type="float" office:value="1.55045326542219">
                <text:p>1.55045326542219</text:p>
              </table:table-cell>
              <table:table-cell office:value-type="float" office:value="1.5365123110499">
                <text:p>1.5365123110499</text:p>
              </table:table-cell>
              <table:table-cell office:value-type="float" office:value="1.56020613402381">
                <text:p>1.56020613402381</text:p>
              </table:table-cell>
              <table:table-cell office:value-type="float" office:value="1.62257160976641">
                <text:p>1.62257160976641</text:p>
              </table:table-cell>
              <table:table-cell office:value-type="float" office:value="1.61985646350144">
                <text:p>1.61985646350144</text:p>
              </table:table-cell>
              <table:table-cell office:value-type="float" office:value="1.61830561244153">
                <text:p>1.61830561244153</text:p>
              </table:table-cell>
              <table:table-cell office:value-type="float" office:value="1.36793397672282">
                <text:p>1.367933976722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